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5.4mm"/>
    </style:style>
    <style:style style:name="co2" style:family="table-column">
      <style:table-column-properties fo:break-before="auto" style:column-width="66.45mm"/>
    </style:style>
    <style:style style:name="co3" style:family="table-column">
      <style:table-column-properties fo:break-before="auto" style:column-width="22.33mm"/>
    </style:style>
    <style:style style:name="co4" style:family="table-column">
      <style:table-column-properties fo:break-before="auto" style:column-width="43.29mm"/>
    </style:style>
    <style:style style:name="co5" style:family="table-column">
      <style:table-column-properties fo:break-before="auto" style:column-width="20.78mm"/>
    </style:style>
    <style:style style:name="co6" style:family="table-column">
      <style:table-column-properties fo:break-before="auto" style:column-width="19.14mm"/>
    </style:style>
    <style:style style:name="co7" style:family="table-column">
      <style:table-column-properties fo:break-before="auto" style:column-width="33.5mm"/>
    </style:style>
    <style:style style:name="co8" style:family="table-column">
      <style:table-column-properties fo:break-before="auto" style:column-width="29.4mm"/>
    </style:style>
    <style:style style:name="co9" style:family="table-column">
      <style:table-column-properties fo:break-before="auto" style:column-width="43.02mm"/>
    </style:style>
    <style:style style:name="co10" style:family="table-column">
      <style:table-column-properties fo:break-before="auto" style:column-width="78.69mm"/>
    </style:style>
    <style:style style:name="co11" style:family="table-column">
      <style:table-column-properties fo:break-before="auto" style:column-width="22.95mm"/>
    </style:style>
    <style:style style:name="co12" style:family="table-column">
      <style:table-column-properties fo:break-before="auto" style:column-width="22.58mm"/>
    </style:style>
    <style:style style:name="ro1" style:family="table-row">
      <style:table-row-properties style:row-height="9mm" fo:break-before="auto" style:use-optimal-row-height="false"/>
    </style:style>
    <style:style style:name="ro2" style:family="table-row">
      <style:table-row-properties style:row-height="30.43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office:automatic-styles>
  <office:body>
    <office:spreadsheet>
      <table:calculation-settings table:automatic-find-labels="false" table:use-regular-expressions="false" table:use-wildcards="true"/>
      <table:table table:name="1531925220"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1012" table:default-cell-style-name="ce1"/>
        <table:table-row table:style-name="ro1">
          <table:table-cell office:value-type="string" calcext:value-type="string">
            <text:p>id</text:p>
          </table:table-cell>
          <table:table-cell office:value-type="string" calcext:value-type="string">
            <text:p>title</text:p>
          </table:table-cell>
          <table:table-cell office:value-type="string" calcext:value-type="string">
            <text:p>published_at</text:p>
          </table:table-cell>
          <table:table-cell office:value-type="string" calcext:value-type="string">
            <text:p>url</text:p>
          </table:table-cell>
          <table:table-cell office:value-type="string" calcext:value-type="string">
            <text:p>description</text:p>
          </table:table-cell>
          <table:table-cell office:value-type="string" calcext:value-type="string">
            <text:p>view_count</text:p>
          </table:table-cell>
          <table:table-cell office:value-type="string" calcext:value-type="string">
            <text:p>like_count</text:p>
          </table:table-cell>
          <table:table-cell office:value-type="string" calcext:value-type="string">
            <text:p>channel_id</text:p>
          </table:table-cell>
          <table:table-cell office:value-type="string" calcext:value-type="string">
            <text:p>channel_title</text:p>
          </table:table-cell>
          <table:table-cell office:value-type="string" calcext:value-type="string">
            <text:p>channel_url</text:p>
          </table:table-cell>
          <table:table-cell office:value-type="string" calcext:value-type="string">
            <text:p>channel_description</text:p>
          </table:table-cell>
          <table:table-cell office:value-type="string" calcext:value-type="string">
            <text:p>be_excluded</text:p>
          </table:table-cell>
          <table:table-cell table:number-columns-repeated="1012"/>
        </table:table-row>
        <table:table-row table:style-name="ro2">
          <table:table-cell office:value-type="string" calcext:value-type="string">
            <text:p>W4kcreWCyTw</text:p>
          </table:table-cell>
          <table:table-cell office:value-type="string" calcext:value-type="string">
            <text:p>【ツール特集①】ツール・ド・フランス CM 2018版</text:p>
          </table:table-cell>
          <table:table-cell office:value-type="string" calcext:value-type="string">
            <text:p>2018-06-29 09:45:40 UTC</text:p>
          </table:table-cell>
          <table:table-cell office:value-type="string" calcext:value-type="string">
            <text:p>https://www.youtube.com/watch?v=W4kcreWCyTw</text:p>
          </table:table-cell>
          <table:table-cell office:value-type="string" calcext:value-type="string">
            <text:p>ツール・ド・フランス 2018の <text:s/>J sport のCMです。CMを見るとツールが始まるんだと実感します。</text:p>
          </table:table-cell>
          <table:table-cell office:value-type="float" office:value="5503" calcext:value-type="float">
            <text:p>5503</text:p>
          </table:table-cell>
          <table:table-cell office:value-type="float" office:value="54" calcext:value-type="float">
            <text:p>54</text:p>
          </table:table-cell>
          <table:table-cell office:value-type="string" calcext:value-type="string">
            <text:p>UC_11mx5WSFcSGaJW8IBR-uQ</text:p>
          </table:table-cell>
          <table:table-cell office:value-type="string" calcext:value-type="string">
            <text:p>遠藤</text:p>
          </table:table-cell>
          <table:table-cell office:value-type="string" calcext:value-type="string">
            <text:p>https://www.youtube.com/channel/UC_11mx5WSFcSGaJW8IBR-uQ</text:p>
          </table:table-cell>
          <table:table-cell office:value-type="string" calcext:value-type="string">
            <text:p>スキージャンプとロードレースと私</text:p>
          </table:table-cell>
          <table:table-cell office:value-type="float" office:value="1" calcext:value-type="float">
            <text:p>1</text:p>
          </table:table-cell>
          <table:table-cell table:number-columns-repeated="1012"/>
        </table:table-row>
        <table:table-row table:style-name="ro2">
          <table:table-cell office:value-type="string" calcext:value-type="string">
            <text:p>oPsi6fJRGm4</text:p>
          </table:table-cell>
          <table:table-cell office:value-type="string" calcext:value-type="string">
            <text:p>ロッテ EATMINT（イート・ミント）CM動画「竹内涼真：ミント3兄弟篇」</text:p>
          </table:table-cell>
          <table:table-cell office:value-type="string" calcext:value-type="string">
            <text:p>2018-06-04 23:45:28 UTC</text:p>
          </table:table-cell>
          <table:table-cell office:value-type="string" calcext:value-type="string">
            <text:p>https://www.youtube.com/watch?v=oPsi6fJRGm4</text:p>
          </table:table-cell>
          <table:table-cell office:value-type="string" calcext:value-type="string">
            <text:p>からだの奥で味わうと、ミントはうまい。</text:p>
            <text:p>噛むと口の中で溶けて広がるミントの清涼感。</text:p>
            <text:p>ガムのように噛んでタブレットのように飲みこめる第3のミント、「EATMINT」登場。</text:p>
            <text:p>今までにないミントの爽やかさが楽しめます。</text:p>
            <text:p/>
            <text:p>※「第3のミント」とはガム、タブレットに続く、新しいミント製品です。</text:p>
            <text:p/>
            <text:p>詳しくはEATMINT（イート・ミント）Webサイトへ！</text:p>
            <text:p> https://www.lotte.co.jp/products/brand/eatmint</text:p>
            <text:p/>
            <text:p/>
            <text:p>ロッテ EATMINT（イート・ミント）</text:p>
            <text:p>【公式サイト】https://www.lotte.co.jp/products/brand/eatmint</text:p>
            <text:p>【チャンネル登録】 https://goo.gl/2qgBr3</text:p>
          </table:table-cell>
          <table:table-cell office:value-type="float" office:value="1460" calcext:value-type="float">
            <text:p>1460</text:p>
          </table:table-cell>
          <table:table-cell/>
          <table:table-cell office:value-type="string" calcext:value-type="string">
            <text:p>UC_1s0vvGPkQVmEsevuIbVZQ</text:p>
          </table:table-cell>
          <table:table-cell office:value-type="string" calcext:value-type="string">
            <text:p>LOTTE EATMINT</text:p>
          </table:table-cell>
          <table:table-cell office:value-type="string" calcext:value-type="string">
            <text:p>https://www.youtube.com/channel/UC_1s0vvGPkQVmEsevuIbVZQ</text:p>
          </table:table-cell>
          <table:table-cell office:value-type="string" calcext:value-type="string">
            <text:p>からだの奥で味わうと、ミントはうまい。</text:p>
            <text:p>噛むと口の中で溶けて広がるミントの清涼感。</text:p>
            <text:p>ガムのように噛んでタブレットのように飲みこめる第3のミント、「EATMINT」登場。</text:p>
            <text:p>今までにないミントの爽やかさが楽しめます。</text:p>
            <text:p/>
            <text:p>※「第3のミント」とはガム、タブレットに続く、新しいミント製品です。</text:p>
            <text:p/>
            <text:p>EATMINT(イート・ミント)公式サイトは https://www.lotte.co.jp/products/brand/eatmint/</text:p>
            <text:p>ロッテサイトは https://www.lotte.co.jp/</text:p>
            <text:p/>
            <text:p/>
            <text:p>■株式会社ロッテ（ https://www.lotte.co.jp/ ）</text:p>
            <text:p>ロッテ(LOTTE Co., Ltd.) は、東京都新宿区に本社を置き、</text:p>
            <text:p>キャッチコピー「お口の恋人、ロッテ」で有名となったお菓子メーカーです。</text:p>
            <text:p>1948年、チューインガムの製造から始まり、およそ70年で日本有数のお菓子企業として成長しました。</text:p>
            <text:p>これまで、「Ghana」・「コアラのマーチ」・「キシリトールガム」・</text:p>
            <text:p>「トッポ」など、お菓子のジャンルを問わず数多くのヒット商品を生み出してき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CZ1OkX1bbpY</text:p>
          </table:table-cell>
          <table:table-cell office:value-type="string" calcext:value-type="string">
            <text:p>Nayee Brahmins Calls off Protest After Talks With CM Chandrababu | ABN Telugu</text:p>
          </table:table-cell>
          <table:table-cell office:value-type="string" calcext:value-type="string">
            <text:p>2018-06-19 01:45:28 UTC</text:p>
          </table:table-cell>
          <table:table-cell office:value-type="string" calcext:value-type="string">
            <text:p>https://www.youtube.com/watch?v=CZ1OkX1bbpY</text:p>
          </table:table-cell>
          <table:table-cell office:value-type="string" calcext:value-type="string">
            <text:p>Chief Minister N Chandrababu Naidu’s convoy at the Interim Government Complex in Velagapudi demanding minimum wages, members of the Nayee Brahmins Association held talks with the TDP supremo and called off their strike. Emerging from the meeting, representatives of the body said they were satisfied with Naidu’s assurances.</text:p>
            <text:p/>
            <text:p>For more latest and breaking news subscribe @  https://www.youtube.com/user/ABNtelugutv?sub_confirmation=1 </text:p>
            <text:p/>
            <text:p>Follow us @</text:p>
            <text:p>https://facebook.com/abntelugutv</text:p>
            <text:p>https://twitter.com/abntelugutv</text:p>
            <text:p>http://www.abnandhrajyothy.com/</text:p>
            <text:p>https://play.google.com/store/apps/details?id=com.abn.jyothy&amp;hl=en</text:p>
            <text:p>https://itunes.apple.com/in/app/abn-andhrajyothy/id582664798?mt=8</text:p>
            <text:p>https://plus.google.com/+abntelugutv</text:p>
            <text:p>https://dailymotion.com/abntelugutv</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4749" calcext:value-type="float">
            <text:p>14749</text:p>
          </table:table-cell>
          <table:table-cell office:value-type="float" office:value="124" calcext:value-type="float">
            <text:p>124</text:p>
          </table:table-cell>
          <table:table-cell office:value-type="string" calcext:value-type="string">
            <text:p>UC_2irx_BQR7RsBKmUV9fePQ</text:p>
          </table:table-cell>
          <table:table-cell office:value-type="string" calcext:value-type="string">
            <text:p>ABN Telugu</text:p>
          </table:table-cell>
          <table:table-cell office:value-type="string" calcext:value-type="string">
            <text:p>https://www.youtube.com/channel/UC_2irx_BQR7RsBKmUV9fePQ</text:p>
          </table:table-cell>
          <table:table-cell office:value-type="string" calcext:value-type="string">
            <text:p>Official Youtube Channel of ABN Andhrajyothy</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 calcext:value-type="float">
            <text:p>1</text:p>
          </table:table-cell>
          <table:table-cell table:number-columns-repeated="1012"/>
        </table:table-row>
        <table:table-row table:style-name="ro2">
          <table:table-cell office:value-type="string" calcext:value-type="string">
            <text:p>d8YtvZVtlvI</text:p>
          </table:table-cell>
          <table:table-cell office:value-type="string" calcext:value-type="string">
            <text:p>AP CM Chandrababu and PM Modi's Entry Visuals in Niti Aayog Meeting | ABN Telugu</text:p>
          </table:table-cell>
          <table:table-cell office:value-type="string" calcext:value-type="string">
            <text:p>2018-06-17 07:22:56 UTC</text:p>
          </table:table-cell>
          <table:table-cell office:value-type="string" calcext:value-type="string">
            <text:p>https://www.youtube.com/watch?v=d8YtvZVtlvI</text:p>
          </table:table-cell>
          <table:table-cell office:value-type="string" calcext:value-type="string">
            <text:p>AP CM Chandrababu has given a 20 minutes speech in NITI Aayog meeting in Delhi.  He has utilized the opportunity to raise division promises issue while pointing out BJP govt's follies in fulfilling their commitment, strategically. Chandrababu has read a 13-page report which includes AP Special Category Status and Bifurcation Promises. He has also claimed about the reduction in state income due to central govt's implementation of GST. He has questioned the failure of BJP govt in Niti Aayog meeting.</text:p>
            <text:p/>
            <text:p>For more latest and breaking news subscribe @  https://www.youtube.com/user/ABNtelugutv?sub_confirmation=1 </text:p>
            <text:p/>
            <text:p>Follow us @</text:p>
            <text:p>https://facebook.com/abntelugutv</text:p>
            <text:p>https://twitter.com/abntelugutv</text:p>
            <text:p>http://www.abnandhrajyothy.com/</text:p>
            <text:p>https://play.google.com/store/apps/details?id=com.abn.jyothy&amp;hl=en</text:p>
            <text:p>https://itunes.apple.com/in/app/abn-andhrajyothy/id582664798?mt=8</text:p>
            <text:p>https://plus.google.com/+abntelugutv</text:p>
            <text:p>https://dailymotion.com/abntelugutv</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22346" calcext:value-type="float">
            <text:p>22346</text:p>
          </table:table-cell>
          <table:table-cell office:value-type="float" office:value="206" calcext:value-type="float">
            <text:p>206</text:p>
          </table:table-cell>
          <table:table-cell office:value-type="string" calcext:value-type="string">
            <text:p>UC_2irx_BQR7RsBKmUV9fePQ</text:p>
          </table:table-cell>
          <table:table-cell office:value-type="string" calcext:value-type="string">
            <text:p>ABN Telugu</text:p>
          </table:table-cell>
          <table:table-cell office:value-type="string" calcext:value-type="string">
            <text:p>https://www.youtube.com/channel/UC_2irx_BQR7RsBKmUV9fePQ</text:p>
          </table:table-cell>
          <table:table-cell office:value-type="string" calcext:value-type="string">
            <text:p>Official Youtube Channel of ABN Andhrajyothy</text:p>
            <text:p/>
            <text:p>ABN is a 24/7 Telugu news television channel run by Amoda Broadcasting Network dedicated to live reports, exclusive interviews, breaking news, sport, weather, entertainment, business updates and current affairs.</text:p>
          </table:table-cell>
          <table:table-cell office:value-type="float" office:value="1" calcext:value-type="float">
            <text:p>1</text:p>
          </table:table-cell>
          <table:table-cell table:number-columns-repeated="1012"/>
        </table:table-row>
        <table:table-row table:style-name="ro2">
          <table:table-cell office:value-type="string" calcext:value-type="string">
            <text:p>ezv6QdTsePw</text:p>
          </table:table-cell>
          <table:table-cell office:value-type="string" calcext:value-type="string">
            <text:p>日清焼そばU.F.O. CM 「淋しい熱帯魚 篇」 15秒 / 内田裕也</text:p>
          </table:table-cell>
          <table:table-cell office:value-type="string" calcext:value-type="string">
            <text:p>2018-06-25 01:01:03 UTC</text:p>
          </table:table-cell>
          <table:table-cell office:value-type="string" calcext:value-type="string">
            <text:p>https://www.youtube.com/watch?v=ezv6QdTsePw</text:p>
          </table:table-cell>
          <table:table-cell office:value-type="string" calcext:value-type="string">
            <text:p>日清焼そばU.F.O.の2018年CM第2弾が公開！！！</text:p>
            <text:p>ブランドサイトで最新CMをチェック！ </text:p>
            <text:p>↓↓↓</text:p>
            <text:p>http://www.nissin-ufo.jp/</text:p>
            <text:p/>
            <text:p>日清焼そばU.F.O.の濃厚なソースの魅力をメッセージする、日本一濃厚な人生を生きる男・内田裕也。シリーズ第2弾を飾る楽曲は、Winkの淋しい熱帯魚。ロッケンロールの神様が、ついに時代までも越えた。80年代風のパステル＆肩パットな衣装を裕也流にアレンジしたスタイリングで、おなじみの激似動物エジプトハゲワシと、奇跡のDUOを結成。当時のトーンを再現した映像の中、あの懐かしい写し鏡のような振り付けを息ぴったりで完コピ。ロッケンローラー内田裕也が”踊ってみた”を披露するという、かつてない濃厚なシリーズのCM第2弾です。</text:p>
            <text:p/>
            <text:p>濃厚な日清焼そばU.F.O.公式twitterアカウントはこちら</text:p>
            <text:p>↓↓↓</text:p>
            <text:p>https://twitter.com/nissin_u_f_o</text:p>
          </table:table-cell>
          <table:table-cell office:value-type="float" office:value="4740" calcext:value-type="float">
            <text:p>4740</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bWWjUs42Jwc</text:p>
          </table:table-cell>
          <table:table-cell office:value-type="string" calcext:value-type="string">
            <text:p>日清焼そばU.F.O. CM 「淋しい熱帯魚 篇 2020」 30秒 / 内田裕也</text:p>
          </table:table-cell>
          <table:table-cell office:value-type="string" calcext:value-type="string">
            <text:p>2018-06-25 01:00:35 UTC</text:p>
          </table:table-cell>
          <table:table-cell office:value-type="string" calcext:value-type="string">
            <text:p>https://www.youtube.com/watch?v=bWWjUs42Jwc</text:p>
          </table:table-cell>
          <table:table-cell office:value-type="string" calcext:value-type="string">
            <text:p>日清焼そばU.F.O.の2018年CM第2弾が公開！！！</text:p>
            <text:p>ブランドサイトで最新CMをチェック！ </text:p>
            <text:p>↓↓↓</text:p>
            <text:p>http://www.nissin-ufo.jp/</text:p>
            <text:p/>
            <text:p>日清焼そばU.F.O.の濃厚なソースの魅力をメッセージする、日本一濃厚な人生を生きる男・内田裕也。シリーズ第2弾を飾る楽曲は、Winkの淋しい熱帯魚。ロッケンロールの神様が、ついに時代までも越えた。80年代風のパステル＆肩パットな衣装を裕也流にアレンジしたスタイリングで、おなじみの激似動物エジプトハゲワシと、奇跡のDUOを結成。当時のトーンを再現した映像の中、あの懐かしい写し鏡のような振り付けを息ぴったりで完コピ。ロッケンローラー内田裕也が”踊ってみた”を披露するという、かつてない濃厚なシリーズのCM第2弾です。</text:p>
            <text:p/>
            <text:p>濃厚な日清焼そばU.F.O.公式twitterアカウントはこちら</text:p>
            <text:p>↓↓↓</text:p>
            <text:p>https://twitter.com/nissin_u_f_o</text:p>
          </table:table-cell>
          <table:table-cell office:value-type="float" office:value="22358" calcext:value-type="float">
            <text:p>22358</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FKsgcRCA3Lk</text:p>
          </table:table-cell>
          <table:table-cell office:value-type="string" calcext:value-type="string">
            <text:p>日清麺職人CM 「通販 篇」</text:p>
          </table:table-cell>
          <table:table-cell office:value-type="string" calcext:value-type="string">
            <text:p>2018-06-11 01:00:13 UTC</text:p>
          </table:table-cell>
          <table:table-cell office:value-type="string" calcext:value-type="string">
            <text:p>https://www.youtube.com/watch?v=FKsgcRCA3Lk</text:p>
          </table:table-cell>
          <table:table-cell office:value-type="string" calcext:value-type="string">
            <text:p>誰しもが知っているであろうあの通販番組をパロディし、ものまね芸人ビューティーこくぶさんが日清麺職人をPR。</text:p>
            <text:p>お馴染みのあのかん高い声による怒涛のマシンガントークで商品特長を語ります。</text:p>
            <text:p>”通販あるある”をふんだんに詰め込んだパロディCMを是非ご覧ください。</text:p>
            <text:p/>
            <text:p>日清麺職人ブランドサイト</text:p>
            <text:p>https://store.nissin.com/jp/feature/menshokunin/</text:p>
          </table:table-cell>
          <table:table-cell office:value-type="float" office:value="5961" calcext:value-type="float">
            <text:p>5961</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py6PDlAoXps</text:p>
          </table:table-cell>
          <table:table-cell office:value-type="string" calcext:value-type="string">
            <text:p>チキンラーメンCM 「ぐで垣結衣 篇」15秒 / 新垣結衣</text:p>
          </table:table-cell>
          <table:table-cell office:value-type="string" calcext:value-type="string">
            <text:p>2018-06-08 01:20:07 UTC</text:p>
          </table:table-cell>
          <table:table-cell office:value-type="string" calcext:value-type="string">
            <text:p>https://www.youtube.com/watch?v=py6PDlAoXps</text:p>
          </table:table-cell>
          <table:table-cell office:value-type="string" calcext:value-type="string">
            <text:p>はぁ～</text:p>
            <text:p>ここ書くのめんどくさぁ～い</text:p>
            <text:p>誰か書いて～</text:p>
            <text:p/>
            <text:p>はぁ・・・誰もいない・・・</text:p>
            <text:p/>
            <text:p>笛の人誰?って思ってる人にだけお伝えしておくと、下手すぎるリコーダー奏者のマルホランドさんです。正しくはマルホランドさんのそっくりさんです。</text:p>
            <text:p/>
            <text:p>ビザ間に合わなかったから・・・Sorry・・・ってメール来たから・・・</text:p>
            <text:p/>
            <text:p>でも曲はマルホランドさんご本人です。聴いていると力が抜けちゃうんですよね。</text:p>
            <text:p/>
            <text:p>はぁ～</text:p>
            <text:p/>
            <text:p>Matt Mulholland (マット・マルホランド)</text:p>
            <text:p>https://www.youtube.com/channel/UC0KdD41_dzHdDF1b1bN4cSw</text:p>
          </table:table-cell>
          <table:table-cell office:value-type="float" office:value="21618" calcext:value-type="float">
            <text:p>21618</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ZKbxtFc-cOY</text:p>
          </table:table-cell>
          <table:table-cell office:value-type="string" calcext:value-type="string">
            <text:p>チキンラーメンCM 「ぐで垣結衣 篇」30秒 / 新垣結衣</text:p>
          </table:table-cell>
          <table:table-cell office:value-type="string" calcext:value-type="string">
            <text:p>2018-06-08 01:20:26 UTC</text:p>
          </table:table-cell>
          <table:table-cell office:value-type="string" calcext:value-type="string">
            <text:p>https://www.youtube.com/watch?v=ZKbxtFc-cOY</text:p>
          </table:table-cell>
          <table:table-cell office:value-type="string" calcext:value-type="string">
            <text:p>はぁ～</text:p>
            <text:p>ここ書くのめんどくさぁ～い</text:p>
            <text:p>誰か書いて～</text:p>
            <text:p/>
            <text:p>はぁ・・・誰もいない・・・</text:p>
            <text:p/>
            <text:p>笛の人誰?って思ってる人にだけお伝えしておくと、下手すぎるリコーダー奏者のマルホランドさんです。正しくはマルホランドさんのそっくりさんです。</text:p>
            <text:p/>
            <text:p>ビザ間に合わなかったから・・・Sorry・・・ってメール来たから・・・</text:p>
            <text:p/>
            <text:p>でも曲はマルホランドさんご本人です。聴いていると力が抜けちゃうんですよね。</text:p>
            <text:p/>
            <text:p>はぁ～</text:p>
            <text:p/>
            <text:p>Matt Mulholland (マット・マルホランド)</text:p>
            <text:p>https://www.youtube.com/channel/UC0KdD41_dzHdDF1b1bN4cSw</text:p>
          </table:table-cell>
          <table:table-cell office:value-type="float" office:value="586165" calcext:value-type="float">
            <text:p>586165</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Ig_oHEGh0zo</text:p>
          </table:table-cell>
          <table:table-cell office:value-type="string" calcext:value-type="string">
            <text:p>カップヌードルCM 「ヤバい。なんか熱い。東南審議 篇」 30秒 / EXILE TRIBE</text:p>
          </table:table-cell>
          <table:table-cell office:value-type="string" calcext:value-type="string">
            <text:p>2018-06-01 01:01:43 UTC</text:p>
          </table:table-cell>
          <table:table-cell office:value-type="string" calcext:value-type="string">
            <text:p>https://www.youtube.com/watch?v=Ig_oHEGh0zo</text:p>
          </table:table-cell>
          <table:table-cell office:value-type="string" calcext:value-type="string">
            <text:p>この時代に足りないもの、それは熱さかもしれない。</text:p>
            <text:p>熱苦しい情熱が冷笑される時代だとしても、</text:p>
            <text:p>世の中を変えてきたのは、いつだって熱い想いだったはず。</text:p>
            <text:p>気合いひとつで世界に挑む、そんなヤバいくらいに熱い人々をカップヌードルは応援したい。</text:p>
            <text:p>その熱さが、きっと世界を沸かす。</text:p>
            <text:p>ヤバい。なんか熱い。</text:p>
          </table:table-cell>
          <table:table-cell office:value-type="float" office:value="36638" calcext:value-type="float">
            <text:p>36638</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g6F0eJOqPRU</text:p>
          </table:table-cell>
          <table:table-cell office:value-type="string" calcext:value-type="string">
            <text:p>カップヌードルCM 「ヤバい。なんか熱い。東南審議 篇」 15秒 / EXILE TRIBE</text:p>
          </table:table-cell>
          <table:table-cell office:value-type="string" calcext:value-type="string">
            <text:p>2018-06-01 01:02:04 UTC</text:p>
          </table:table-cell>
          <table:table-cell office:value-type="string" calcext:value-type="string">
            <text:p>https://www.youtube.com/watch?v=g6F0eJOqPRU</text:p>
          </table:table-cell>
          <table:table-cell office:value-type="string" calcext:value-type="string">
            <text:p>この時代に足りないもの、それは熱さかもしれない。</text:p>
            <text:p>熱苦しい情熱が冷笑される時代だとしても、</text:p>
            <text:p>世の中を変えてきたのは、いつだって熱い想いだったはず。</text:p>
            <text:p>気合いひとつで世界に挑む、そんなヤバいくらいに熱い人々をカップヌードルは応援したい。</text:p>
            <text:p>その熱さが、きっと世界を沸かす。</text:p>
            <text:p>ヤバい。なんか熱い。</text:p>
          </table:table-cell>
          <table:table-cell office:value-type="float" office:value="8397" calcext:value-type="float">
            <text:p>8397</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zUSOPnOuQYw</text:p>
          </table:table-cell>
          <table:table-cell office:value-type="string" calcext:value-type="string">
            <text:p>日清焼そばU.F.O. CM 「全国統一UFO対策模試告知 篇」</text:p>
          </table:table-cell>
          <table:table-cell office:value-type="string" calcext:value-type="string">
            <text:p>2018-06-01 01:00:30 UTC</text:p>
          </table:table-cell>
          <table:table-cell office:value-type="string" calcext:value-type="string">
            <text:p>https://www.youtube.com/watch?v=zUSOPnOuQYw</text:p>
          </table:table-cell>
          <table:table-cell office:value-type="string" calcext:value-type="string">
            <text:p>2018年2月27日。日本政府は未確認飛行物体UFOについて、</text:p>
            <text:p>「存在を確認したことはなく、対応についても特段の検討を行っていない」との答弁書を閣議決定しました。</text:p>
            <text:p>しかし一方で、UFOの目撃情報は年々増え続けており、米国の研究では、30年前の4倍以上の45,000件に達するとの発表もあります。</text:p>
            <text:p>同じ名を冠する者として、この危機的状況を放っておく訳にはいかない。</text:p>
            <text:p/>
            <text:p>いつかやってくるかもしれないUFO飛来の時、</text:p>
            <text:p>国が守ってくれないなら、自分で自分を守るしかないから。</text:p>
            <text:p/>
            <text:p>UFOと同じ名前の焼そば「U.F.O.」が危機意識の薄い日本人に向け、警告を鳴らします。</text:p>
            <text:p/>
            <text:p>あなたは何問答えられるか？</text:p>
            <text:p>UFO対策力を試して、来たるその日に備えよう！</text:p>
            <text:p/>
            <text:p>＜全国統一UFO対策模試　問題監修＞</text:p>
            <text:p>月刊ムー</text:p>
            <text:p/>
            <text:p>全国統一UFO対策模試サイト</text:p>
            <text:p>http://www.nissin-ufo.jp/taisaku/</text:p>
            <text:p/>
            <text:p>日清焼そばU.F.O.公式サイト</text:p>
            <text:p>http://www.nissin-ufo.jp/</text:p>
          </table:table-cell>
          <table:table-cell office:value-type="float" office:value="4033" calcext:value-type="float">
            <text:p>4033</text:p>
          </table:table-cell>
          <table:table-cell/>
          <table:table-cell office:value-type="string" calcext:value-type="string">
            <text:p>UC_Mqb6toM3tO8aAD6Q5HXvA</text:p>
          </table:table-cell>
          <table:table-cell office:value-type="string" calcext:value-type="string">
            <text:p>日清食品グループ公式チャンネル</text:p>
          </table:table-cell>
          <table:table-cell office:value-type="string" calcext:value-type="string">
            <text:p>https://www.youtube.com/channel/UC_Mqb6toM3tO8aAD6Q5HXvA</text:p>
          </table:table-cell>
          <table:table-cell office:value-type="string" calcext:value-type="string">
            <text:p>日清食品グループ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wxaoIeZm05A</text:p>
          </table:table-cell>
          <table:table-cell office:value-type="string" calcext:value-type="string">
            <text:p>サマーチャレンジセミナー2018告知CM</text:p>
          </table:table-cell>
          <table:table-cell office:value-type="string" calcext:value-type="string">
            <text:p>2018-06-29 05:13:41 UTC</text:p>
          </table:table-cell>
          <table:table-cell office:value-type="string" calcext:value-type="string">
            <text:p>https://www.youtube.com/watch?v=wxaoIeZm05A</text:p>
          </table:table-cell>
          <table:table-cell office:value-type="string" calcext:value-type="string">
            <text:p>「サマーチャレンジセミナー2018」では、大学進学を目指す中学生・高校生らとその保護者を対象に、充実した夏を過ごせるよう、将来に向けた勉強方法などをビリギャル著者の坪田信貴氏が解説します。</text:p>
            <text:p/>
            <text:p>申込はこちら</text:p>
            <text:p>https://sokauniv.dbnet.jp/rf/scs2018/</text:p>
          </table:table-cell>
          <table:table-cell office:value-type="float" office:value="510" calcext:value-type="float">
            <text:p>510</text:p>
          </table:table-cell>
          <table:table-cell office:value-type="float" office:value="7" calcext:value-type="float">
            <text:p>7</text:p>
          </table:table-cell>
          <table:table-cell office:value-type="string" calcext:value-type="string">
            <text:p>UC-0EGRamgKCx_4STzYXzj3w</text:p>
          </table:table-cell>
          <table:table-cell office:value-type="string" calcext:value-type="string">
            <text:p>創価大学公式チャンネル -SOKA University-</text:p>
          </table:table-cell>
          <table:table-cell office:value-type="string" calcext:value-type="string">
            <text:p>https://www.youtube.com/channel/UC-0EGRamgKCx_4STzYXzj3w</text:p>
          </table:table-cell>
          <table:table-cell office:value-type="string" calcext:value-type="string">
            <text:p>創価大学動画チャンネル</text:p>
            <text:p/>
            <text:p>経済学部</text:p>
            <text:p>経営学部</text:p>
            <text:p>法学部</text:p>
            <text:p>文学部</text:p>
            <text:p>教育学部</text:p>
            <text:p>理工学部</text:p>
            <text:p>看護学部</text:p>
            <text:p>国際教養学部</text:p>
            <text:p>大学院/専門職大学院（教職大学院・法科大学院）</text:p>
            <text:p>通信教育部</text:p>
          </table:table-cell>
          <table:table-cell office:value-type="float" office:value="0" calcext:value-type="float">
            <text:p>0</text:p>
          </table:table-cell>
          <table:table-cell table:number-columns-repeated="1012"/>
        </table:table-row>
        <table:table-row table:style-name="ro2">
          <table:table-cell office:value-type="string" calcext:value-type="string">
            <text:p>4d5ELJluJ74</text:p>
          </table:table-cell>
          <table:table-cell office:value-type="string" calcext:value-type="string">
            <text:p>中田英寿がバティストゥータと対談！マニュライフ生命 新CM</text:p>
          </table:table-cell>
          <table:table-cell office:value-type="string" calcext:value-type="string">
            <text:p>2018-06-28 19:00:01 UTC</text:p>
          </table:table-cell>
          <table:table-cell office:value-type="string" calcext:value-type="string">
            <text:p>https://www.youtube.com/watch?v=4d5ELJluJ74</text:p>
          </table:table-cell>
          <table:table-cell office:value-type="string" calcext:value-type="string">
            <text:p>↓ぜひ、フィールドキャスターのチャンネル登録をお願いします！</text:p>
            <text:p>http://www.youtube.com/user/fieldcasterjapan?sub_confirmation=1</text:p>
            <text:p/>
            <text:p>マニュライフ生命保険株式会社がおくる、元サッカー日本代表の中田英寿氏と元サッカーアルゼンチン代表のガブリエル・バティストゥータ氏が出演する 新CM「再会篇」(15秒)が公開されました。</text:p>
            <text:p/>
            <text:p>今回は、イタリア・セリエ Aに移籍してから20年という節目の年を迎えたナビゲーターの中田氏が当時在籍していたロー マを訪れ、チームメイトであった元アルゼンチン代表のガブリエル・バティストゥータ氏と再会。 </text:p>
            <text:p/>
            <text:p>昨年、ロンドンで開催されたサッカーのアワード以来再会した両氏は、イタリア語で挨拶を交わしました。</text:p>
            <text:p/>
            <text:p>この動画では、生き方や働き方が多様化するなか、自ら積極的に行動し、それぞれが思い描く理想の未来を切りひらいていくことを応援するというマニュライフ生命の思いが込められています。</text:p>
            <text:p/>
            <text:p>↓芸能動画ニュースは「フィールドキャスター」</text:p>
            <text:p>http://fieldcaster.net/</text:p>
          </table:table-cell>
          <table:table-cell office:value-type="float" office:value="773" calcext:value-type="float">
            <text:p>773</text:p>
          </table:table-cell>
          <table:table-cell office:value-type="float" office:value="9" calcext:value-type="float">
            <text:p>9</text:p>
          </table:table-cell>
          <table:table-cell office:value-type="string" calcext:value-type="string">
            <text:p>UC-J0pIKmHc6_chLUCch_wNA</text:p>
          </table:table-cell>
          <table:table-cell office:value-type="string" calcext:value-type="string">
            <text:p>fieldcasterjapan</text:p>
          </table:table-cell>
          <table:table-cell office:value-type="string" calcext:value-type="string">
            <text:p>https://www.youtube.com/channel/UC-J0pIKmHc6_chLUCch_wNA</text:p>
          </table:table-cell>
          <table:table-cell office:value-type="string" calcext:value-type="string">
            <text:p>株式会社フィールドキャスターは芸能イベントなどを自ら取材し、動画を編集しています。速報性を重視したWEB専門の動画ニュースです。</text:p>
            <text:p>「LINE タイムライン」「Yahoo!映像トピックス 公式映像コーナー」「Yahoo!ネタりか」「Googleニュース」フジテレビ「ホウドウキョク」へ動画ニュースを配信しています。</text:p>
            <text:p>さらに配信先を募集しています。チャンネル登録をお願いします！</text:p>
            <text:p/>
            <text:p>▼フィールドキャスターお笑い専門チャンネルはこちら！▼</text:p>
            <text:p>https://www.youtube.com/channel/UCa61DTmyZhhgO_3Nx6BETLg</text:p>
            <text:p/>
            <text:p>info@fieldcaster.net</text:p>
            <text:p>↑動画ニュースの二次利用等の問い合わせ、お仕事のお問い合わせはこちらから。お気軽にご連絡ください。</text:p>
            <text:p/>
            <text:p>release@fieldcaster.net</text:p>
            <text:p>↑イベントなどのリリースはこちら。リリースは随時募集しております。</text:p>
            <text:p/>
            <text:p>http://fieldcaster.net/</text:p>
            <text:p/>
            <text:p>新規スタッフを募集しております。詳細はホームページをご覧ください。</text:p>
            <text:p/>
            <text:p>It is a channel which exhibits the image which we covered and edited. News and an entertainments event are in the mainstream.</text:p>
            <text:p/>
            <text:p>Please Subscribe!</text:p>
          </table:table-cell>
          <table:table-cell office:value-type="float" office:value="1" calcext:value-type="float">
            <text:p>1</text:p>
          </table:table-cell>
          <table:table-cell table:number-columns-repeated="1012"/>
        </table:table-row>
        <table:table-row table:style-name="ro2">
          <table:table-cell office:value-type="string" calcext:value-type="string">
            <text:p>VoW3rqg_mm4</text:p>
          </table:table-cell>
          <table:table-cell office:value-type="string" calcext:value-type="string">
            <text:p>元モーニング娘。田中れいなと高橋愛がキレキレのダンスを披露！「脱臭炭」新CM</text:p>
          </table:table-cell>
          <table:table-cell office:value-type="string" calcext:value-type="string">
            <text:p>2018-06-25 13:00:06 UTC</text:p>
          </table:table-cell>
          <table:table-cell office:value-type="string" calcext:value-type="string">
            <text:p>https://www.youtube.com/watch?v=VoW3rqg_mm4</text:p>
          </table:table-cell>
          <table:table-cell office:value-type="string" calcext:value-type="string">
            <text:p>↓ぜひ、フィールドキャスターのチャンネル登録をお願いします！</text:p>
            <text:p>http://www.youtube.com/user/fieldcasterjapan?sub_confirmation=1</text:p>
            <text:p/>
            <text:p>家庭のあらゆる場所のイヤなニオイ を脱臭する脱臭剤「脱臭炭」シリーズの新CMとして“愛とれいな”編が公開されました。</text:p>
            <text:p>今回の新CMに出演するのは、元モーニング娘。の第5期メンバーであり第6代リー ダーの高橋愛さんと、第6期メンバーの田中れいなさんです。</text:p>
            <text:p>CMでは、冷蔵庫や下駄箱のやんわり臭うニオイに気が付いたおふたりが、半端な いキレキレダンスでニオイを脱臭します。</text:p>
            <text:p/>
            <text:p>↓芸能動画ニュースは「フィールドキャスター」</text:p>
            <text:p>http://fieldcaster.net/</text:p>
          </table:table-cell>
          <table:table-cell office:value-type="float" office:value="139195" calcext:value-type="float">
            <text:p>139195</text:p>
          </table:table-cell>
          <table:table-cell office:value-type="float" office:value="2329" calcext:value-type="float">
            <text:p>2329</text:p>
          </table:table-cell>
          <table:table-cell office:value-type="string" calcext:value-type="string">
            <text:p>UC-J0pIKmHc6_chLUCch_wNA</text:p>
          </table:table-cell>
          <table:table-cell office:value-type="string" calcext:value-type="string">
            <text:p>fieldcasterjapan</text:p>
          </table:table-cell>
          <table:table-cell office:value-type="string" calcext:value-type="string">
            <text:p>https://www.youtube.com/channel/UC-J0pIKmHc6_chLUCch_wNA</text:p>
          </table:table-cell>
          <table:table-cell office:value-type="string" calcext:value-type="string">
            <text:p>株式会社フィールドキャスターは芸能イベントなどを自ら取材し、動画を編集しています。速報性を重視したWEB専門の動画ニュースです。</text:p>
            <text:p>「LINE タイムライン」「Yahoo!映像トピックス 公式映像コーナー」「Yahoo!ネタりか」「Googleニュース」フジテレビ「ホウドウキョク」へ動画ニュースを配信しています。</text:p>
            <text:p>さらに配信先を募集しています。チャンネル登録をお願いします！</text:p>
            <text:p/>
            <text:p>▼フィールドキャスターお笑い専門チャンネルはこちら！▼</text:p>
            <text:p>https://www.youtube.com/channel/UCa61DTmyZhhgO_3Nx6BETLg</text:p>
            <text:p/>
            <text:p>info@fieldcaster.net</text:p>
            <text:p>↑動画ニュースの二次利用等の問い合わせ、お仕事のお問い合わせはこちらから。お気軽にご連絡ください。</text:p>
            <text:p/>
            <text:p>release@fieldcaster.net</text:p>
            <text:p>↑イベントなどのリリースはこちら。リリースは随時募集しております。</text:p>
            <text:p/>
            <text:p>http://fieldcaster.net/</text:p>
            <text:p/>
            <text:p>新規スタッフを募集しております。詳細はホームページをご覧ください。</text:p>
            <text:p/>
            <text:p>It is a channel which exhibits the image which we covered and edited. News and an entertainments event are in the mainstream.</text:p>
            <text:p/>
            <text:p>Please Subscribe!</text:p>
          </table:table-cell>
          <table:table-cell office:value-type="float" office:value="1" calcext:value-type="float">
            <text:p>1</text:p>
          </table:table-cell>
          <table:table-cell table:number-columns-repeated="1012"/>
        </table:table-row>
        <table:table-row table:style-name="ro2">
          <table:table-cell office:value-type="string" calcext:value-type="string">
            <text:p>-uNO3BWjNMs</text:p>
          </table:table-cell>
          <table:table-cell office:value-type="string" calcext:value-type="string">
            <text:p>「クラフトボス ブラウン」新CMに夏木マリが登場！「新しい風・新CEO」篇</text:p>
          </table:table-cell>
          <table:table-cell office:value-type="string" calcext:value-type="string">
            <text:p>2018-06-17 19:00:02 UTC</text:p>
          </table:table-cell>
          <table:table-cell office:value-type="string" calcext:value-type="string">
            <text:p>https://www.youtube.com/watch?v=-uNO3BWjNMs</text:p>
          </table:table-cell>
          <table:table-cell office:value-type="string" calcext:value-type="string">
            <text:p>↓ぜひ、フィールドキャスターのチャンネル登録をお願いします！</text:p>
            <text:p>http://www.youtube.com/user/fieldcasterjapan?sub_confirmation=1</text:p>
            <text:p/>
            <text:p>堺雅人さん、成田凌さん、杉咲花さん、夏木マリさん、小澤慎一朗さん（ピスタチオ）、ゆりやんレトリィバァさん、トミー・リー・ジョーンズが出演する「クラフトボス ブラウン」の新CM「新しい風・新CEO」篇が公開されました。</text:p>
            <text:p>新CMでは堺雅人さんが働く、とあるIT企業のオフィスのあちこちで、従来の勤務スタイルや価値観からは想像もできない言動＝「新しい風」に遭遇する姿を、個性豊かな豪華キャストとともに表現しています。</text:p>
            <text:p>今回の最新作では、前回からのお馴染みのキャストに加え、新CEO役として夏木マリさんが加わり、常に携帯する「くまのブラウン」のぬいぐるみと、愛するブラウンカラーで統一した</text:p>
            <text:p>ゴージャスな衣装とがトレードマークの夏木さんは、社員一同を前にした就任挨拶で、ビジネス効率化のために大事なことは、「みんなが仲良くすること」だと説きます。</text:p>
            <text:p>いかにも切れ者といった外見からは想像できない、ごく普通の言葉に、「新しい風」を感じる堺さん。</text:p>
            <text:p>ところが、社内の円滑なコミュニケーションを図るために、社員たちに促したのは、とある意外な行動でした。</text:p>
            <text:p>従来の価値観からかけ離れたものでありながら、誰もが一度は経験したことのある、ビジネス効率化に最適なプランとは果たして……。</text:p>
            <text:p>ラストを締めくくる、宇宙人ジョーンズと夏木さんの息の合った決めポーズとともに、見どころ満載の新CMに仕上がっています。</text:p>
            <text:p/>
            <text:p>↓芸能動画ニュースは「フィールドキャスター」</text:p>
            <text:p>http://fieldcaster.net/</text:p>
          </table:table-cell>
          <table:table-cell office:value-type="float" office:value="2800" calcext:value-type="float">
            <text:p>2800</text:p>
          </table:table-cell>
          <table:table-cell office:value-type="float" office:value="20" calcext:value-type="float">
            <text:p>20</text:p>
          </table:table-cell>
          <table:table-cell office:value-type="string" calcext:value-type="string">
            <text:p>UC-J0pIKmHc6_chLUCch_wNA</text:p>
          </table:table-cell>
          <table:table-cell office:value-type="string" calcext:value-type="string">
            <text:p>fieldcasterjapan</text:p>
          </table:table-cell>
          <table:table-cell office:value-type="string" calcext:value-type="string">
            <text:p>https://www.youtube.com/channel/UC-J0pIKmHc6_chLUCch_wNA</text:p>
          </table:table-cell>
          <table:table-cell office:value-type="string" calcext:value-type="string">
            <text:p>株式会社フィールドキャスターは芸能イベントなどを自ら取材し、動画を編集しています。速報性を重視したWEB専門の動画ニュースです。</text:p>
            <text:p>「LINE タイムライン」「Yahoo!映像トピックス 公式映像コーナー」「Yahoo!ネタりか」「Googleニュース」フジテレビ「ホウドウキョク」へ動画ニュースを配信しています。</text:p>
            <text:p>さらに配信先を募集しています。チャンネル登録をお願いします！</text:p>
            <text:p/>
            <text:p>▼フィールドキャスターお笑い専門チャンネルはこちら！▼</text:p>
            <text:p>https://www.youtube.com/channel/UCa61DTmyZhhgO_3Nx6BETLg</text:p>
            <text:p/>
            <text:p>info@fieldcaster.net</text:p>
            <text:p>↑動画ニュースの二次利用等の問い合わせ、お仕事のお問い合わせはこちらから。お気軽にご連絡ください。</text:p>
            <text:p/>
            <text:p>release@fieldcaster.net</text:p>
            <text:p>↑イベントなどのリリースはこちら。リリースは随時募集しております。</text:p>
            <text:p/>
            <text:p>http://fieldcaster.net/</text:p>
            <text:p/>
            <text:p>新規スタッフを募集しております。詳細はホームページをご覧ください。</text:p>
            <text:p/>
            <text:p>It is a channel which exhibits the image which we covered and edited. News and an entertainments event are in the mainstream.</text:p>
            <text:p/>
            <text:p>Please Subscribe!</text:p>
          </table:table-cell>
          <table:table-cell office:value-type="float" office:value="1" calcext:value-type="float">
            <text:p>1</text:p>
          </table:table-cell>
          <table:table-cell table:number-columns-repeated="1012"/>
        </table:table-row>
        <table:table-row table:style-name="ro2">
          <table:table-cell office:value-type="string" calcext:value-type="string">
            <text:p>U9RqYdzsGug</text:p>
          </table:table-cell>
          <table:table-cell office:value-type="string" calcext:value-type="string">
            <text:p>日本電産企業CM 「私はモータ」篇（30秒）</text:p>
          </table:table-cell>
          <table:table-cell office:value-type="string" calcext:value-type="string">
            <text:p>2018-06-19 04:39:49 UTC</text:p>
          </table:table-cell>
          <table:table-cell office:value-type="string" calcext:value-type="string">
            <text:p>https://www.youtube.com/watch?v=U9RqYdzsGug</text:p>
          </table:table-cell>
          <table:table-cell office:value-type="string" calcext:value-type="string">
            <text:p>日本電産の30秒テレビCM「私はモータ」篇。</text:p>
            <text:p>日本電産はあらゆる分野のモータを通して、</text:p>
            <text:p>世界の現在と未来を動かし続けています。</text:p>
          </table:table-cell>
          <table:table-cell office:value-type="float" office:value="9977" calcext:value-type="float">
            <text:p>9977</text:p>
          </table:table-cell>
          <table:table-cell/>
          <table:table-cell office:value-type="string" calcext:value-type="string">
            <text:p>UC-zUbgGK5dGYT_Vi7GHCoFQ</text:p>
          </table:table-cell>
          <table:table-cell office:value-type="string" calcext:value-type="string">
            <text:p>日本電産株式会社Nidec</text:p>
          </table:table-cell>
          <table:table-cell office:value-type="string" calcext:value-type="string">
            <text:p>https://www.youtube.com/channel/UC-zUbgGK5dGYT_Vi7GHCoFQ</text:p>
          </table:table-cell>
          <table:table-cell office:value-type="string" calcext:value-type="string">
            <text:p>精密小型から超大型まで『回るもの、動くもの』に特化した幅広いモータ及びモータの応用製品・ソリューション事業を展開する会社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yE851arMJvU</text:p>
          </table:table-cell>
          <table:table-cell office:value-type="string" calcext:value-type="string">
            <text:p>dijual Pedang samurai asli jepang putus paku 12 cm sell rolled sword button original airtight knife</text:p>
          </table:table-cell>
          <table:table-cell office:value-type="string" calcext:value-type="string">
            <text:p>2018-06-10 07:31:03 UTC</text:p>
          </table:table-cell>
          <table:table-cell office:value-type="string" calcext:value-type="string">
            <text:p>https://www.youtube.com/watch?v=yE851arMJvU</text:p>
          </table:table-cell>
          <table:table-cell office:value-type="string" calcext:value-type="string">
            <text:p>Dijual dengan harga Rp 13.000.000,- (Tiga Belas Juta Rupiah)</text:p>
            <text:p/>
            <text:p>Dengan kriteria sebagai berikut: </text:p>
            <text:p>1. Cover perunggu anti magnit </text:p>
            <text:p>2. Kedap Udara </text:p>
            <text:p>3. Beradiasi panas </text:p>
            <text:p>4. Putus paku khusus. (Pembelian produk sudah termasuk bonus paku khususnya 2 biji)</text:p>
            <text:p/>
            <text:p>Pedang samurai asli di Indonesia lengkap dengan surat jepangnya. Apabila asli peninggalan jepang pasti harga saya tulis Trilyunan bukan sebatas jutaan saja.</text:p>
            <text:p/>
            <text:p/>
            <text:p/>
            <text:p>Jangan geser kebawah apabila diskripsi diatas belum tuntas membacanya!!! Geser kebawah untuk mengetahui contact whatsapp kami.</text:p>
            <text:p/>
            <text:p/>
            <text:p/>
            <text:p/>
            <text:p/>
            <text:p/>
            <text:p>          ===</text:p>
            <text:p>          ===</text:p>
            <text:p>          ===</text:p>
            <text:p>          ===</text:p>
            <text:p>============</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
            <text:p>Belanja di bukalapak jauh lebih murah</text:p>
            <text:p>Https://www.bukalapak.com/padagangan</text:p>
            <text:p>Whatsapp: 087888580333</text:p>
          </table:table-cell>
          <table:table-cell office:value-type="float" office:value="384" calcext:value-type="float">
            <text:p>384</text:p>
          </table:table-cell>
          <table:table-cell office:value-type="float" office:value="1" calcext:value-type="float">
            <text:p>1</text:p>
          </table:table-cell>
          <table:table-cell office:value-type="string" calcext:value-type="string">
            <text:p>UC0dxsWOXgnVKe0Gsq341tJQ</text:p>
          </table:table-cell>
          <table:table-cell office:value-type="string" calcext:value-type="string">
            <text:p>PumkinHead Osama Store</text:p>
          </table:table-cell>
          <table:table-cell office:value-type="string" calcext:value-type="string">
            <text:p>https://www.youtube.com/channel/UC0dxsWOXgnVKe0Gsq341tJQ</text:p>
          </table:table-cell>
          <table:table-cell office:value-type="string" calcext:value-type="string">
            <text:p>Kami adalah perusahaan penyedia pedang samurai asli di Indonesia lengkap dengan surat jepangnya. Apabila koleksi kami yang terposting adalah pedang samurai asli peninggalan jepang pastinya harga yang saya tulis adalah Trilyunan bukan sebatas juta saja.</text:p>
            <text:p/>
            <text:p>Tersedia angka tahun 1211, 1213, 1413, 1418, 1511, 1518, 1616, 1618, 1718, 1722, 1723 lengkap dengan surat jepang</text:p>
            <text:p/>
            <text:p>Tag: Pedang tertajam di dunia, samurai putus paku asli, samurai tertajam di dunia, katana tertajam di dunia, samurai putus paku 12 cm, samurai asli jepang putus paku, pedang samurai asli jepang, how to connect</text:p>
          </table:table-cell>
          <table:table-cell office:value-type="float" office:value="1" calcext:value-type="float">
            <text:p>1</text:p>
          </table:table-cell>
          <table:table-cell table:number-columns-repeated="1012"/>
        </table:table-row>
        <table:table-row table:style-name="ro2">
          <table:table-cell office:value-type="string" calcext:value-type="string">
            <text:p>k_QwY19N380</text:p>
          </table:table-cell>
          <table:table-cell office:value-type="string" calcext:value-type="string">
            <text:p>杉咲花：堺雅人とフォークダンス　「クラフトボス」新CM公開</text:p>
          </table:table-cell>
          <table:table-cell office:value-type="string" calcext:value-type="string">
            <text:p>2018-06-17 19:42:28 UTC</text:p>
          </table:table-cell>
          <table:table-cell office:value-type="string" calcext:value-type="string">
            <text:p>https://www.youtube.com/watch?v=k_QwY19N380</text:p>
          </table:table-cell>
          <table:table-cell office:value-type="string" calcext:value-type="string">
            <text:p>俳優の堺雅人さんや女優の杉咲花さんらが出演しているサントリーのコーヒー飲料「クラフトボス」シリーズの新商品「クラフトボス ブラウン」のCMが18日、公開された。新CMでは、女優の夏木マリさん演じる新CEOの指示のもと、堺さんと杉咲さん、成田凌さんとゆりやんレトリィバァさんのペアでフォークダンスを踊っている。19日から放送。 　新CM「新しい風・新CEO」編は、新CEOに就任した夏木さんが、堺さん、杉咲さんら社員たちに「ビジネスを効率化するために一番大事なことは？」と質問。ブラウンカラーで統一されたゴージャスな衣装を身に着け、「くまのブラウン」のぬいぐるみを手放さないと、一見取っつきづらそうな夏木さんだが、就任あいさつでは社員らにビジネス効率化のために大事なことは「みんなが仲良くなること」だとごく普通の言葉を口にする……という展開。 　堺さんや杉咲さんらによるフォークダンスの撮影では、ダンスの先生の指導で練習を開始したが、不慣れな動きに照れもあり、両手両足の位置が左右逆だったり、前後の人とぶつかったりと“グズグズの状態”に。堺さんらは練習を重ねて撮影したという。 　夏木さんもトミー・リー・ジョーンズさんと息の合ったダンスを披露。夏木さんとジョーンズさんのダンスの撮影は、「へたなダンサーとしてのキャリアは長いんだよ」とジョークを飛ばしたジョーンズさんが最初のカットからキレのあるアクションを披露し、ダンス経験が豊富な夏木さんをリードしていたという。</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UC0k7byEODfe8uFfwZld1uwQ</text:p>
          </table:table-cell>
          <table:table-cell office:value-type="string" calcext:value-type="string">
            <text:p>Bibi Vgan</text:p>
          </table:table-cell>
          <table:table-cell office:value-type="string" calcext:value-type="string">
            <text:p>https://www.youtube.com/channel/UC0k7byEODfe8uFfwZld1uw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jYSefYRh5pQ</text:p>
          </table:table-cell>
          <table:table-cell office:value-type="string" calcext:value-type="string">
            <text:p>チャリロトCM</text:p>
          </table:table-cell>
          <table:table-cell office:value-type="string" calcext:value-type="string">
            <text:p>2018-06-18 06:27:43 UTC</text:p>
          </table:table-cell>
          <table:table-cell office:value-type="string" calcext:value-type="string">
            <text:p>https://www.youtube.com/watch?v=jYSefYRh5pQ</text:p>
          </table:table-cell>
          <table:table-cell/>
          <table:table-cell office:value-type="float" office:value="274" calcext:value-type="float">
            <text:p>274</text:p>
          </table:table-cell>
          <table:table-cell office:value-type="float" office:value="0" calcext:value-type="float">
            <text:p>0</text:p>
          </table:table-cell>
          <table:table-cell office:value-type="string" calcext:value-type="string">
            <text:p>UC0LCP7GMhx04w5EG-X0qY1A</text:p>
          </table:table-cell>
          <table:table-cell office:value-type="string" calcext:value-type="string">
            <text:p>株式会社チャリ・ロト</text:p>
          </table:table-cell>
          <table:table-cell office:value-type="string" calcext:value-type="string">
            <text:p>https://www.youtube.com/channel/UC0LCP7GMhx04w5EG-X0qY1A</text:p>
          </table:table-cell>
          <table:table-cell office:value-type="string" calcext:value-type="string">
            <text:p>最大12億円競輪くじ・競輪車券・オートレース車券発売サイト チャリロトの公式アカウント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rnXWSLGnc2Q</text:p>
          </table:table-cell>
          <table:table-cell office:value-type="string" calcext:value-type="string">
            <text:p>「新しいアイスクリーム」の新CMに登場したゆり子ゆり子！ 屋上の大きな声は「非常にリフレッシュ」 | ニュース</text:p>
          </table:table-cell>
          <table:table-cell office:value-type="string" calcext:value-type="string">
            <text:p>2018-06-01 00:09:10 UTC</text:p>
          </table:table-cell>
          <table:table-cell office:value-type="string" calcext:value-type="string">
            <text:p>https://www.youtube.com/watch?v=rnXWSLGnc2Q</text:p>
          </table:table-cell>
          <table:table-cell office:value-type="string" calcext:value-type="string">
            <text:p>「新しいアイスクリーム」の新CMに登場したゆり子ゆり子！ 屋上の大きな声は「非常にリフレッシュ」 | ニュース </text:p>
            <text:p>グリコは、「アイスの実」のイメージキャラクターに女優の吉高由里子を起用し、新テレビCM「プチリセット... </text:p>
            <text:p>Soucre : https://abematimes.com/posts/4295542?categoryIds=70274 </text:p>
            <text:p>#「 #新 #し #い #ア #イ #ス #ク #リ #ー #ム #」 #の #新 #C #M #に #登 #場 #し #た #ゆ #り #子 #ゆ #り #子 #！ #屋 #上 #の #大 #き #な #声 #は #「 #非 #常 #に #リ #フ #レ #ッ #シ #ュ #」 #ニ #ュ #ー #ス  </text:p>
            <text:p>----------------------------- </text:p>
            <text:p>Thanks for watching☻Please Like ►Share</text:p>
          </table:table-cell>
          <table:table-cell table:number-columns-repeated="2" office:value-type="float" office:value="0" calcext:value-type="float">
            <text:p>0</text:p>
          </table:table-cell>
          <table:table-cell office:value-type="string" calcext:value-type="string">
            <text:p>UC0ngxMgTpSWSw7K3KA6-IjQ</text:p>
          </table:table-cell>
          <table:table-cell office:value-type="string" calcext:value-type="string">
            <text:p>24h New</text:p>
          </table:table-cell>
          <table:table-cell office:value-type="string" calcext:value-type="string">
            <text:p>https://www.youtube.com/channel/UC0ngxMgTpSWSw7K3KA6-IjQ</text:p>
          </table:table-cell>
          <table:table-cell office:value-type="string" calcext:value-type="string">
            <text:p>news.sanook.com, thail new,thailan</text:p>
          </table:table-cell>
          <table:table-cell office:value-type="float" office:value="1" calcext:value-type="float">
            <text:p>1</text:p>
          </table:table-cell>
          <table:table-cell table:number-columns-repeated="1012"/>
        </table:table-row>
        <table:table-row table:style-name="ro2">
          <table:table-cell office:value-type="string" calcext:value-type="string">
            <text:p>fjSEeLYiTZQ</text:p>
          </table:table-cell>
          <table:table-cell office:value-type="string" calcext:value-type="string">
            <text:p>じっくりこちゃんCM #VTuberCM提供</text:p>
          </table:table-cell>
          <table:table-cell office:value-type="string" calcext:value-type="string">
            <text:p>2018-06-09 10:28:15 UTC</text:p>
          </table:table-cell>
          <table:table-cell office:value-type="string" calcext:value-type="string">
            <text:p>https://www.youtube.com/watch?v=fjSEeLYiTZQ</text:p>
          </table:table-cell>
          <table:table-cell office:value-type="string" calcext:value-type="string">
            <text:p>今和間田せぃが様提案のCM企画15秒</text:p>
            <text:p>この動画をご自由に紹介や利用してください</text:p>
          </table:table-cell>
          <table:table-cell office:value-type="float" office:value="103" calcext:value-type="float">
            <text:p>103</text:p>
          </table:table-cell>
          <table:table-cell office:value-type="float" office:value="9" calcext:value-type="float">
            <text:p>9</text:p>
          </table:table-cell>
          <table:table-cell office:value-type="string" calcext:value-type="string">
            <text:p>UC0O6HGqg5CbntAYXr5dbzfA</text:p>
          </table:table-cell>
          <table:table-cell office:value-type="string" calcext:value-type="string">
            <text:p>JikkuriProject</text:p>
          </table:table-cell>
          <table:table-cell office:value-type="string" calcext:value-type="string">
            <text:p>https://www.youtube.com/channel/UC0O6HGqg5CbntAYXr5dbzfA</text:p>
          </table:table-cell>
          <table:table-cell office:value-type="string" calcext:value-type="string">
            <text:p>じっくりこちゃん育成計画</text:p>
            <text:p>VTuberじっぴーが創作情報などを公開</text:p>
            <text:p>ブログ: https://jikkuriko.blogspot.com</text:p>
            <text:p>ツイッター: https://twitter.com/jikkuriko</text:p>
          </table:table-cell>
          <table:table-cell office:value-type="float" office:value="1" calcext:value-type="float">
            <text:p>1</text:p>
          </table:table-cell>
          <table:table-cell table:number-columns-repeated="1012"/>
        </table:table-row>
        <table:table-row table:style-name="ro2">
          <table:table-cell office:value-type="string" calcext:value-type="string">
            <text:p>bRbRmrXVluc</text:p>
          </table:table-cell>
          <table:table-cell office:value-type="string" calcext:value-type="string">
            <text:p>愛川レッドカーペット ムービー部門募集CM「あいちゃんと愛の言葉」</text:p>
          </table:table-cell>
          <table:table-cell office:value-type="string" calcext:value-type="string">
            <text:p>2018-06-19 05:09:00 UTC</text:p>
          </table:table-cell>
          <table:table-cell office:value-type="string" calcext:value-type="string">
            <text:p>https://www.youtube.com/watch?v=bRbRmrXVluc</text:p>
          </table:table-cell>
          <table:table-cell office:value-type="string" calcext:value-type="string">
            <text:p>愛川町が主催する動画コンテスト「愛川レッドカーペット」は、第1回となった昨年、大好評を博し大きな盛り上がりをみせましたが、今年はさらに「フォト部門」を新設し、さらに注目を集めています。</text:p>
            <text:p/>
            <text:p>そんな中、コンテストの特別審査員をお引き受けいただいている、映像ディレクターの山本憲司さんが、「それじゃ、去年よりもっとたくさん応募してもらえるように、PVつくりましょうよ！」ということに急遽あいなり、・・・というのは、山本さんが多忙なスケジュールの合間を縫ってひねり出してくれた撮影日が、なんと事務局にコンテが届いた翌日！！！</text:p>
            <text:p/>
            <text:p>事務局が大慌てでロケハンを行い、資料映像を共有しながらの香盤編成作業の結果、無事に愛川町内でロケを敢行！</text:p>
            <text:p/>
            <text:p>なかなかの力作に仕上がったのかな、と、ちょっと自信作だったり。</text:p>
            <text:p/>
            <text:p>企画・撮影・編集　山本憲司</text:p>
            <text:p/>
            <text:p>愛川レッドカーペット</text:p>
            <text:p>https://aikawaredcarpet.com/</text:p>
          </table:table-cell>
          <table:table-cell office:value-type="float" office:value="274" calcext:value-type="float">
            <text:p>274</text:p>
          </table:table-cell>
          <table:table-cell office:value-type="float" office:value="3" calcext:value-type="float">
            <text:p>3</text:p>
          </table:table-cell>
          <table:table-cell office:value-type="string" calcext:value-type="string">
            <text:p>UC0PXLax1t68vCASFi6lrMdA</text:p>
          </table:table-cell>
          <table:table-cell office:value-type="string" calcext:value-type="string">
            <text:p>愛川町チャンネル</text:p>
          </table:table-cell>
          <table:table-cell office:value-type="string" calcext:value-type="string">
            <text:p>https://www.youtube.com/channel/UC0PXLax1t68vCASFi6lrMdA</text:p>
          </table:table-cell>
          <table:table-cell office:value-type="string" calcext:value-type="string">
            <text:p>神奈川県愛川町の公式チャンネルです。</text:p>
            <text:p>愛川町に関する動画を発信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4D3DRCWjJVM</text:p>
          </table:table-cell>
          <table:table-cell office:value-type="string" calcext:value-type="string">
            <text:p>愛川レッドカーペット フォト部門募集CM「進撃のあいちゃん」</text:p>
          </table:table-cell>
          <table:table-cell office:value-type="string" calcext:value-type="string">
            <text:p>2018-06-19 04:59:52 UTC</text:p>
          </table:table-cell>
          <table:table-cell office:value-type="string" calcext:value-type="string">
            <text:p>https://www.youtube.com/watch?v=4D3DRCWjJVM</text:p>
          </table:table-cell>
          <table:table-cell office:value-type="string" calcext:value-type="string">
            <text:p>愛川町が主催する動画コンテスト「愛川レッドカーペット」は、第1回となった昨年、大好評を博し大きな盛り上がりをみせましたが、今年はさらに「フォト部門」を新設し、さらに注目を集めています。</text:p>
            <text:p/>
            <text:p>そんな中、コンテストの特別審査員をお引き受けいただいている、映像ディレクターの山本憲司さんが、「それじゃ、去年よりもっとたくさん応募してもらえるように、PVつくりましょうよ！」ということに急遽あいなり、・・・というのは、山本さんが多忙なスケジュールの合間を縫ってひねり出してくれた撮影日が、なんと事務局にコンテが届いた翌日！！！</text:p>
            <text:p/>
            <text:p>事務局が大慌てでロケハンを行い、資料映像を共有しながらの香盤編成作業の結果、無事に愛川町内でロケを敢行！</text:p>
            <text:p/>
            <text:p>なかなかの力作に仕上がったのかな、と、ちょっと自信作だったり。</text:p>
            <text:p/>
            <text:p>企画・撮影・編集　山本憲司</text:p>
            <text:p/>
            <text:p>愛川レッドカーペット</text:p>
            <text:p>https://aikawaredcarpet.com/</text:p>
          </table:table-cell>
          <table:table-cell office:value-type="float" office:value="225" calcext:value-type="float">
            <text:p>225</text:p>
          </table:table-cell>
          <table:table-cell office:value-type="float" office:value="4" calcext:value-type="float">
            <text:p>4</text:p>
          </table:table-cell>
          <table:table-cell office:value-type="string" calcext:value-type="string">
            <text:p>UC0PXLax1t68vCASFi6lrMdA</text:p>
          </table:table-cell>
          <table:table-cell office:value-type="string" calcext:value-type="string">
            <text:p>愛川町チャンネル</text:p>
          </table:table-cell>
          <table:table-cell office:value-type="string" calcext:value-type="string">
            <text:p>https://www.youtube.com/channel/UC0PXLax1t68vCASFi6lrMdA</text:p>
          </table:table-cell>
          <table:table-cell office:value-type="string" calcext:value-type="string">
            <text:p>神奈川県愛川町の公式チャンネルです。</text:p>
            <text:p>愛川町に関する動画を発信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5_R6vBoC3PE</text:p>
          </table:table-cell>
          <table:table-cell office:value-type="string" calcext:value-type="string">
            <text:p>【キヨ レトルト 牛沢 ガッチマン フジ】LEVEL.4大発表特番 CM振りまとめ</text:p>
          </table:table-cell>
          <table:table-cell office:value-type="string" calcext:value-type="string">
            <text:p>2018-06-02 16:04:33 UTC</text:p>
          </table:table-cell>
          <table:table-cell office:value-type="string" calcext:value-type="string">
            <text:p>https://www.youtube.com/watch?v=5_R6vBoC3PE</text:p>
          </table:table-cell>
          <table:table-cell/>
          <table:table-cell office:value-type="float" office:value="37739" calcext:value-type="float">
            <text:p>37739</text:p>
          </table:table-cell>
          <table:table-cell office:value-type="float" office:value="514" calcext:value-type="float">
            <text:p>514</text:p>
          </table:table-cell>
          <table:table-cell office:value-type="string" calcext:value-type="string">
            <text:p>UC0qzjpPWZ3ycIRfKsnSrbpw</text:p>
          </table:table-cell>
          <table:table-cell office:value-type="string" calcext:value-type="string">
            <text:p>fu ru</text:p>
          </table:table-cell>
          <table:table-cell office:value-type="string" calcext:value-type="string">
            <text:p>https://www.youtube.com/channel/UC0qzjpPWZ3ycIRfKsnSrbp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ayyVfyJdbNs</text:p>
          </table:table-cell>
          <table:table-cell office:value-type="string" calcext:value-type="string">
            <text:p>エン転職CM「総合満足度No.1」篇</text:p>
          </table:table-cell>
          <table:table-cell office:value-type="string" calcext:value-type="string">
            <text:p>2018-06-01 00:33:45 UTC</text:p>
          </table:table-cell>
          <table:table-cell office:value-type="string" calcext:value-type="string">
            <text:p>https://www.youtube.com/watch?v=ayyVfyJdbNs</text:p>
          </table:table-cell>
          <table:table-cell office:value-type="string" calcext:value-type="string">
            <text:p>「総合満足度No.1」獲得記念！松岡茉優さん＆バカリズムさん出演の「エン転職」CM最新作です。</text:p>
            <text:p/>
            <text:p>「エン転職」は2018年オリコン顧客満足度ランキング 転職サイト第1位を獲得！エン担当者の独自取材に基づく正直・詳細な求人情報、社員や元社員のクチコミなどを通じ、活躍できる会社や仕事との出会いをサポートします。</text:p>
          </table:table-cell>
          <table:table-cell office:value-type="float" office:value="405706" calcext:value-type="float">
            <text:p>405706</text:p>
          </table:table-cell>
          <table:table-cell/>
          <table:table-cell office:value-type="string" calcext:value-type="string">
            <text:p>UC0WGQ1JXOeEMozYrwubCEkw</text:p>
          </table:table-cell>
          <table:table-cell office:value-type="string" calcext:value-type="string">
            <text:p>エン転職</text:p>
          </table:table-cell>
          <table:table-cell office:value-type="string" calcext:value-type="string">
            <text:p>https://www.youtube.com/channel/UC0WGQ1JXOeEMozYrwubCEk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0gSJ8mat6-s</text:p>
          </table:table-cell>
          <table:table-cell office:value-type="string" calcext:value-type="string">
            <text:p>野沢雅子さんナレーションによる【はま寿司大とろ祭りＣＭ】（6/14～6/24）</text:p>
          </table:table-cell>
          <table:table-cell office:value-type="string" calcext:value-type="string">
            <text:p>2018-06-13 23:28:31 UTC</text:p>
          </table:table-cell>
          <table:table-cell office:value-type="string" calcext:value-type="string">
            <text:p>https://www.youtube.com/watch?v=0gSJ8mat6-s</text:p>
          </table:table-cell>
          <table:table-cell office:value-type="string" calcext:value-type="string">
            <text:p>いつも有難うございます♪</text:p>
            <text:p>2018年6月14日（木）～6月24日（日）の期間中、大とろがなんと一皿100円+税！平日は驚愕の90円+税！！</text:p>
            <text:p>皆さまのご来店、こころよりお待ちしております。</text:p>
            <text:p/>
            <text:p>※一部店舗では平日90円キャンペーンは実施しておりません。</text:p>
          </table:table-cell>
          <table:table-cell office:value-type="float" office:value="22504" calcext:value-type="float">
            <text:p>22504</text:p>
          </table:table-cell>
          <table:table-cell office:value-type="float" office:value="109" calcext:value-type="float">
            <text:p>109</text:p>
          </table:table-cell>
          <table:table-cell office:value-type="string" calcext:value-type="string">
            <text:p>UC0WQ_s5ngQiBj475No1ZpmQ</text:p>
          </table:table-cell>
          <table:table-cell office:value-type="string" calcext:value-type="string">
            <text:p>【公式】はま寿司</text:p>
          </table:table-cell>
          <table:table-cell office:value-type="string" calcext:value-type="string">
            <text:p>https://www.youtube.com/channel/UC0WQ_s5ngQiBj475No1Zpm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TW0gnmWaIA4</text:p>
          </table:table-cell>
          <table:table-cell office:value-type="string" calcext:value-type="string">
            <text:p>「紅の空に」篇</text:p>
          </table:table-cell>
          <table:table-cell office:value-type="string" calcext:value-type="string">
            <text:p>2018-06-26 01:00:02 UTC</text:p>
          </table:table-cell>
          <table:table-cell office:value-type="string" calcext:value-type="string">
            <text:p>https://www.youtube.com/watch?v=TW0gnmWaIA4</text:p>
          </table:table-cell>
          <table:table-cell office:value-type="string" calcext:value-type="string">
            <text:p>夕暮れの港で熱唱する高畑記者。</text:p>
            <text:p>紅色の空に向かい、叫び歌うのはあの名曲・・・</text:p>
            <text:p/>
            <text:p>高畑記者の歌唱力は必聴です。</text:p>
          </table:table-cell>
          <table:table-cell office:value-type="float" office:value="2711909" calcext:value-type="float">
            <text:p>2711909</text:p>
          </table:table-cell>
          <table:table-cell/>
          <table:table-cell office:value-type="string" calcext:value-type="string">
            <text:p>UC1MZ9XvYFOU8s9ORxWoZ8Gw</text:p>
          </table:table-cell>
          <table:table-cell office:value-type="string" calcext:value-type="string">
            <text:p>docomoOfficial</text:p>
          </table:table-cell>
          <table:table-cell office:value-type="string" calcext:value-type="string">
            <text:p>https://www.youtube.com/channel/UC1MZ9XvYFOU8s9ORxWoZ8Gw</text:p>
          </table:table-cell>
          <table:table-cell office:value-type="string" calcext:value-type="string">
            <text:p>NTTドコモ 公式YouTubeチャンネルです。</text:p>
            <text:p/>
            <text:p>発表会の映像やテレビCMを中心にご紹介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fZ0YNSalQMM</text:p>
          </table:table-cell>
          <table:table-cell office:value-type="string" calcext:value-type="string">
            <text:p>MAGIAGIA CM</text:p>
          </table:table-cell>
          <table:table-cell office:value-type="string" calcext:value-type="string">
            <text:p>2018-06-28 02:30:31 UTC</text:p>
          </table:table-cell>
          <table:table-cell office:value-type="string" calcext:value-type="string">
            <text:p>https://www.youtube.com/watch?v=fZ0YNSalQMM</text:p>
          </table:table-cell>
          <table:table-cell office:value-type="string" calcext:value-type="string">
            <text:p>【マギアギア】＠新宿シアターモリエール</text:p>
            <text:p>https://www.confetti-web.com/magiagia/</text:p>
            <text:p/>
            <text:p>巨大な世界樹が聳える幻想世界･･･</text:p>
            <text:p>突如現れた魔王の炎が世界樹を焼き人々は絶望し恐怖した</text:p>
            <text:p>伝説の黒と白の魔法使いは魔王討伐に立ち上がる―はずだった!?</text:p>
            <text:p/>
            <text:p>萬腹企画の新作は現実世界に現れた魔法使いたちが巻き起こす魔法と科学の物語!!</text:p>
            <text:p/>
            <text:p>『教えてやるよ･･･これが魔法の正体さ！』</text:p>
            <text:p/>
            <text:p>＊タイムテーブル(一部Wキャスト)</text:p>
            <text:p>M『MOON』 S『SUN』</text:p>
            <text:p>7月</text:p>
            <text:p>4日(水)19:00M</text:p>
            <text:p>5日(木)19:00S</text:p>
            <text:p>6日(金)13:00S/18:30M</text:p>
            <text:p>7日(土)13:00M/18:30S</text:p>
            <text:p>8日(日)12:00S/15:30M</text:p>
            <text:p/>
            <text:p>＊Wキャスト詳細</text:p>
            <text:p>※シングル(両チーム出演)</text:p>
            <text:p>伊藤佳織</text:p>
            <text:p>若松春奈</text:p>
            <text:p>平塚千瑛</text:p>
            <text:p>谷松香苗</text:p>
            <text:p>谷沢龍馬</text:p>
            <text:p>財前優一</text:p>
            <text:p>原彩弓</text:p>
            <text:p>松久みのり</text:p>
            <text:p>環みほ</text:p>
            <text:p>西部さやか</text:p>
            <text:p>渡邊晴樹</text:p>
            <text:p>市川大貴</text:p>
            <text:p>藤田由美子</text:p>
            <text:p>ヲサダコージ</text:p>
            <text:p>平康臣</text:p>
            <text:p/>
            <text:p>『MOON』キャスト</text:p>
            <text:p>大橋頼</text:p>
            <text:p>田中りょう</text:p>
            <text:p>小川晴康</text:p>
            <text:p>折笠秀幸</text:p>
            <text:p>平野晋助</text:p>
            <text:p>城市遼</text:p>
            <text:p>谷田川マリコ</text:p>
            <text:p>伊織ジュンヤ</text:p>
            <text:p/>
            <text:p>『SUN』キャスト</text:p>
            <text:p>さとうしのぶ</text:p>
            <text:p>丸山彩智恵</text:p>
            <text:p>深野賢一</text:p>
            <text:p>イシケン</text:p>
            <text:p>近藤大稀</text:p>
            <text:p>相蘇晃</text:p>
            <text:p>宮河里奈</text:p>
            <text:p>神田寛太</text:p>
          </table:table-cell>
          <table:table-cell office:value-type="float" office:value="96" calcext:value-type="float">
            <text:p>96</text:p>
          </table:table-cell>
          <table:table-cell office:value-type="float" office:value="4" calcext:value-type="float">
            <text:p>4</text:p>
          </table:table-cell>
          <table:table-cell office:value-type="string" calcext:value-type="string">
            <text:p>UC1w6C2l57ljhrgbHnEdWqEQ</text:p>
          </table:table-cell>
          <table:table-cell office:value-type="string" calcext:value-type="string">
            <text:p>萬腹企画</text:p>
          </table:table-cell>
          <table:table-cell office:value-type="string" calcext:value-type="string">
            <text:p>https://www.youtube.com/channel/UC1w6C2l57ljhrgbHnEdWqE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H8uGkr9LZlY</text:p>
          </table:table-cell>
          <table:table-cell office:value-type="string" calcext:value-type="string">
            <text:p>Entrada de CM Punk en UFC 225</text:p>
          </table:table-cell>
          <table:table-cell office:value-type="string" calcext:value-type="string">
            <text:p>2018-06-10 03:08:10 UTC</text:p>
          </table:table-cell>
          <table:table-cell office:value-type="string" calcext:value-type="string">
            <text:p>https://www.youtube.com/watch?v=H8uGkr9LZlY</text:p>
          </table:table-cell>
          <table:table-cell office:value-type="string" calcext:value-type="string">
            <text:p>Mira la entrada de cm punk ex luchador de WWE en su segunda pelea en la UFC ¡¡</text:p>
          </table:table-cell>
          <table:table-cell office:value-type="float" office:value="683139" calcext:value-type="float">
            <text:p>683139</text:p>
          </table:table-cell>
          <table:table-cell office:value-type="float" office:value="4978" calcext:value-type="float">
            <text:p>4978</text:p>
          </table:table-cell>
          <table:table-cell office:value-type="string" calcext:value-type="string">
            <text:p>UC26WBVdaO34uYgSY1f2xKxw</text:p>
          </table:table-cell>
          <table:table-cell office:value-type="string" calcext:value-type="string">
            <text:p>ReverieLW</text:p>
          </table:table-cell>
          <table:table-cell office:value-type="string" calcext:value-type="string">
            <text:p>https://www.youtube.com/channel/UC26WBVdaO34uYgSY1f2xKxw</text:p>
          </table:table-cell>
          <table:table-cell office:value-type="string" calcext:value-type="string">
            <text:p>NOTICIAS,PRIMICIAS,VIDEOS Y MUCHO MAS SOBRE LO QUE NOS APASIONA..</text:p>
            <text:p>EL MUNDO DE LA WWE</text:p>
          </table:table-cell>
          <table:table-cell office:value-type="float" office:value="1" calcext:value-type="float">
            <text:p>1</text:p>
          </table:table-cell>
          <table:table-cell table:number-columns-repeated="1012"/>
        </table:table-row>
        <table:table-row table:style-name="ro2">
          <table:table-cell office:value-type="string" calcext:value-type="string">
            <text:p>PA6R8q9rHIU</text:p>
          </table:table-cell>
          <table:table-cell office:value-type="string" calcext:value-type="string">
            <text:p>プライムリッチCM曲「ラスト・ダンスは私に」15秒と30秒の曲を繋げてみた（寺尾聰）Primerich</text:p>
          </table:table-cell>
          <table:table-cell office:value-type="string" calcext:value-type="string">
            <text:p>2018-06-10 11:21:06 UTC</text:p>
          </table:table-cell>
          <table:table-cell office:value-type="string" calcext:value-type="string">
            <text:p>https://www.youtube.com/watch?v=PA6R8q9rHIU</text:p>
          </table:table-cell>
          <table:table-cell office:value-type="string" calcext:value-type="string">
            <text:p>ビールが大好きで、松下奈緒さんが美味しそうにプライムリッチを飲んでいる姿を見ると喉が乾きます。</text:p>
            <text:p>CM曲では、寺尾聰さんが「ラスト・ダンスは私に」を歌っています。CDが欲しくて探したのですが、まだ無いようですね。</text:p>
            <text:p>１５秒verと３０秒verの曲を繋げて１フレーズにして見ました。</text:p>
            <text:p/>
            <text:p>ダンディーな歌に聞き惚れてしまいます。音源化希望しています。</text:p>
            <text:p/>
            <text:p>追記</text:p>
            <text:p>アサヒグループ公式チャンネル様から動画が追加されていました！！</text:p>
            <text:p>「ラスト・ダンスは私に」のワンフレーズが聞けます！！</text:p>
            <text:p>やはり寺尾聰さんの歌声は素敵です！</text:p>
            <text:p/>
            <text:p>プライムリッチ WEB用特別ムービー 松下奈緒https://www.youtube.com/watch?v=5TEgUtSyPrk&amp;t=6s</text:p>
          </table:table-cell>
          <table:table-cell office:value-type="float" office:value="5402" calcext:value-type="float">
            <text:p>5402</text:p>
          </table:table-cell>
          <table:table-cell office:value-type="float" office:value="48" calcext:value-type="float">
            <text:p>48</text:p>
          </table:table-cell>
          <table:table-cell office:value-type="string" calcext:value-type="string">
            <text:p>UC29IAACEGkGOVpE2sROXkwA</text:p>
          </table:table-cell>
          <table:table-cell office:value-type="string" calcext:value-type="string">
            <text:p>tikai ch</text:p>
          </table:table-cell>
          <table:table-cell office:value-type="string" calcext:value-type="string">
            <text:p>https://www.youtube.com/channel/UC29IAACEGkGOVpE2sROXkw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SOkC-x4eUOA</text:p>
          </table:table-cell>
          <table:table-cell office:value-type="string" calcext:value-type="string">
            <text:p>CM：栄光ゼミナール のびしろガール 15秒／田中芽衣、？</text:p>
          </table:table-cell>
          <table:table-cell office:value-type="string" calcext:value-type="string">
            <text:p>2018-06-02 15:27:03 UTC</text:p>
          </table:table-cell>
          <table:table-cell office:value-type="string" calcext:value-type="string">
            <text:p>https://www.youtube.com/watch?v=SOkC-x4eUOA</text:p>
          </table:table-cell>
          <table:table-cell office:value-type="string" calcext:value-type="string">
            <text:p>20180530</text:p>
            <text:p>「待って、全然わかんない。♪のびしろがあるのびしろがあるのびしろガール。せんせい、OK任せて、♪のびしろがあるのびしろがあるのびしろガール。こうだ、そうだ、栄光の個別ー、ビサビ、授業体験来てね。」</text:p>
          </table:table-cell>
          <table:table-cell office:value-type="float" office:value="53831" calcext:value-type="float">
            <text:p>53831</text:p>
          </table:table-cell>
          <table:table-cell office:value-type="float" office:value="292" calcext:value-type="float">
            <text:p>292</text:p>
          </table:table-cell>
          <table:table-cell office:value-type="string" calcext:value-type="string">
            <text:p>UC2kBhvPpCmg8fSe2QAcZv_g</text:p>
          </table:table-cell>
          <table:table-cell office:value-type="string" calcext:value-type="string">
            <text:p>雨宮徹也</text:p>
          </table:table-cell>
          <table:table-cell office:value-type="string" calcext:value-type="string">
            <text:p>https://www.youtube.com/channel/UC2kBhvPpCmg8fSe2QAcZv_g</text:p>
          </table:table-cell>
          <table:table-cell office:value-type="string" calcext:value-type="string">
            <text:p>・好きなCM。</text:p>
            <text:p>・なかなか参考になる「テレビ寺子屋」。本家がアップしてくれないので。</text:p>
            <text:p>・その他。</text:p>
          </table:table-cell>
          <table:table-cell office:value-type="float" office:value="1" calcext:value-type="float">
            <text:p>1</text:p>
          </table:table-cell>
          <table:table-cell table:number-columns-repeated="1012"/>
        </table:table-row>
        <table:table-row table:style-name="ro2">
          <table:table-cell office:value-type="string" calcext:value-type="string">
            <text:p>M6z5mILcsgc</text:p>
          </table:table-cell>
          <table:table-cell office:value-type="string" calcext:value-type="string">
            <text:p>『STEINS;GATE ELITE』×『LOST SONG』コラボCM</text:p>
          </table:table-cell>
          <table:table-cell office:value-type="string" calcext:value-type="string">
            <text:p>2018-06-28 02:30:42 UTC</text:p>
          </table:table-cell>
          <table:table-cell office:value-type="string" calcext:value-type="string">
            <text:p>https://www.youtube.com/watch?v=M6z5mILcsgc</text:p>
          </table:table-cell>
          <table:table-cell office:value-type="string" calcext:value-type="string">
            <text:p>TVアニメ『LOST SONG』が早くも再放送決定！今回のコラボCMでは、志倉千代丸（MAGES.）原作のゲーム『STEINS;GATE ELITE』のキャラクターで、“スーパーハカー”の異名を持つダル（橋田至／CV.関智一）が、ヌーナシア文字の解読に挑戦し…？</text:p>
            <text:p/>
            <text:p>既に物語をご覧になった方も、初見の方も、この再放送の機会を是非お見逃しなく！</text:p>
            <text:p/>
            <text:p>【TVアニメ『LOST SONG』】</text:p>
            <text:p>TOKYO MX：2018年7月6日（金）より毎週金曜26:10～再放送</text:p>
            <text:p>Netflix：全12話配信中</text:p>
          </table:table-cell>
          <table:table-cell office:value-type="float" office:value="161769" calcext:value-type="float">
            <text:p>161769</text:p>
          </table:table-cell>
          <table:table-cell office:value-type="float" office:value="96" calcext:value-type="float">
            <text:p>96</text:p>
          </table:table-cell>
          <table:table-cell office:value-type="string" calcext:value-type="string">
            <text:p>UC2kux3ZcA0BCncbE9P_xW9A</text:p>
          </table:table-cell>
          <table:table-cell office:value-type="string" calcext:value-type="string">
            <text:p>MAGES.ANIME</text:p>
          </table:table-cell>
          <table:table-cell office:value-type="string" calcext:value-type="string">
            <text:p>https://www.youtube.com/channel/UC2kux3ZcA0BCncbE9P_xW9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7joPCIDnNgw</text:p>
          </table:table-cell>
          <table:table-cell office:value-type="string" calcext:value-type="string">
            <text:p>【2019/2/11開催】イベント『LOST SONG～星歌祭～』告知CM</text:p>
          </table:table-cell>
          <table:table-cell office:value-type="string" calcext:value-type="string">
            <text:p>2018-06-27 13:00:01 UTC</text:p>
          </table:table-cell>
          <table:table-cell office:value-type="string" calcext:value-type="string">
            <text:p>https://www.youtube.com/watch?v=7joPCIDnNgw</text:p>
          </table:table-cell>
          <table:table-cell office:value-type="string" calcext:value-type="string">
            <text:p>＜イベント『LOST SONG～星歌祭～』詳細＞</text:p>
            <text:p>【日時】2019年2月11日（月・祝）</text:p>
            <text:p>【会場】パシフィコ横浜 国立大ホール </text:p>
            <text:p>【出演】鈴木このみ、田村ゆかり、久野美咲、たかはし智秋、山下誠一郎、瀬戸麻沙美、芹澤優、茅野愛衣、鈴木裕斗</text:p>
            <text:p>【作・演出】森田と純平監督（MAGES.）</text:p>
            <text:p>【内容】TVアニメ『LOST SONG』に登場する歌や世界観をお楽しみいただけるイベント</text:p>
            <text:p>【チケット】Blu-ray BOXに封入の「イベントチケット優先販売申込券（初回生産限定封入特典）」にてお申込いただけます。</text:p>
            <text:p>※出演者は都合により変更となる可能性があります。</text:p>
            <text:p/>
            <text:p>＜「LOST SONG Blu-ray BOX ～Full Orchestra～」＞</text:p>
            <text:p>http://lost-song.com/bd/</text:p>
          </table:table-cell>
          <table:table-cell office:value-type="float" office:value="7626" calcext:value-type="float">
            <text:p>7626</text:p>
          </table:table-cell>
          <table:table-cell office:value-type="float" office:value="181" calcext:value-type="float">
            <text:p>181</text:p>
          </table:table-cell>
          <table:table-cell office:value-type="string" calcext:value-type="string">
            <text:p>UC2kux3ZcA0BCncbE9P_xW9A</text:p>
          </table:table-cell>
          <table:table-cell office:value-type="string" calcext:value-type="string">
            <text:p>MAGES.ANIME</text:p>
          </table:table-cell>
          <table:table-cell office:value-type="string" calcext:value-type="string">
            <text:p>https://www.youtube.com/channel/UC2kux3ZcA0BCncbE9P_xW9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MxsDH6RL_kw</text:p>
          </table:table-cell>
          <table:table-cell office:value-type="string" calcext:value-type="string">
            <text:p>【政宗くんのリベンジ】"アメイジング"一迅社ＣＭエボリューション</text:p>
          </table:table-cell>
          <table:table-cell office:value-type="string" calcext:value-type="string">
            <text:p>2018-06-27 11:53:06 UTC</text:p>
          </table:table-cell>
          <table:table-cell office:value-type="string" calcext:value-type="string">
            <text:p>https://www.youtube.com/watch?v=MxsDH6RL_kw</text:p>
          </table:table-cell>
          <table:table-cell office:value-type="string" calcext:value-type="string">
            <text:p>『政宗くんのリベンジ』完結を記念して…Tiv先生のドローイング動画PVの新作を作りました!!!!!!!!!!</text:p>
            <text:p>　</text:p>
            <text:p>そして2018年6月27日、遂に最終回を迎える『政宗くんのリベンジ』をよろしくお願いいたします！</text:p>
          </table:table-cell>
          <table:table-cell office:value-type="float" office:value="77636" calcext:value-type="float">
            <text:p>77636</text:p>
          </table:table-cell>
          <table:table-cell office:value-type="float" office:value="2102" calcext:value-type="float">
            <text:p>2102</text:p>
          </table:table-cell>
          <table:table-cell office:value-type="string" calcext:value-type="string">
            <text:p>UC2QDgMJWRQHEJYyVX3Rt08w</text:p>
          </table:table-cell>
          <table:table-cell office:value-type="string" calcext:value-type="string">
            <text:p>ichijinshaPV</text:p>
          </table:table-cell>
          <table:table-cell office:value-type="string" calcext:value-type="string">
            <text:p>https://www.youtube.com/channel/UC2QDgMJWRQHEJYyVX3Rt08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H1_p1W5XWeo</text:p>
          </table:table-cell>
          <table:table-cell office:value-type="string" calcext:value-type="string">
            <text:p>【ヲタクに恋は難しい】一迅社ＣＭ劇場／第9回ディレクターズカットver.【～7/21限定配信】</text:p>
          </table:table-cell>
          <table:table-cell office:value-type="string" calcext:value-type="string">
            <text:p>2018-06-21 16:45:00 UTC</text:p>
          </table:table-cell>
          <table:table-cell office:value-type="string" calcext:value-type="string">
            <text:p>https://www.youtube.com/watch?v=H1_p1W5XWeo</text:p>
          </table:table-cell>
          <table:table-cell office:value-type="string" calcext:value-type="string">
            <text:p>一迅社ＣＭ劇場の最後は…これです。</text:p>
            <text:p>　</text:p>
            <text:p>このガヤっぽいのはテレビ版に実はありません。</text:p>
            <text:p>ソレもコレも敢えて全部のせで…お届けします。</text:p>
            <text:p>　</text:p>
            <text:p>画はすべて、ふじた先生の描きおろしです！</text:p>
            <text:p>弊社のＣＭのためにここまで協力いただき、誠にありがとうございます！</text:p>
            <text:p>また、楽曲提供いただきましたsumikaさんに感謝いたします。</text:p>
            <text:p>　</text:p>
            <text:p>そして、全てのファンの応援が、本作をココまで導いてくれた事にスタッフ一同感謝申し上げます。</text:p>
            <text:p>　</text:p>
            <text:p>桃瀬成海（Cv:伊達朱里紗）</text:p>
            <text:p>二藤宏嵩（Cv:伊東健人）</text:p>
            <text:p>小柳花子（Cv:沢城みゆき）</text:p>
            <text:p>樺倉太郎（Cv:杉田智和）</text:p>
            <text:p>二藤尚哉（Cv:梶裕貴）</text:p>
            <text:p>桜城光　（Cv:悠木碧）</text:p>
          </table:table-cell>
          <table:table-cell office:value-type="float" office:value="67644" calcext:value-type="float">
            <text:p>67644</text:p>
          </table:table-cell>
          <table:table-cell office:value-type="float" office:value="2987" calcext:value-type="float">
            <text:p>2987</text:p>
          </table:table-cell>
          <table:table-cell office:value-type="string" calcext:value-type="string">
            <text:p>UC2QDgMJWRQHEJYyVX3Rt08w</text:p>
          </table:table-cell>
          <table:table-cell office:value-type="string" calcext:value-type="string">
            <text:p>ichijinshaPV</text:p>
          </table:table-cell>
          <table:table-cell office:value-type="string" calcext:value-type="string">
            <text:p>https://www.youtube.com/channel/UC2QDgMJWRQHEJYyVX3Rt08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1yT8yhZ_BjA</text:p>
          </table:table-cell>
          <table:table-cell office:value-type="string" calcext:value-type="string">
            <text:p>ヨーロッパ企画20周年ツアー「サマータイムマシン・ブルース」「サマータイムマシン・ワンスモア」ＣＭ</text:p>
          </table:table-cell>
          <table:table-cell office:value-type="string" calcext:value-type="string">
            <text:p>2018-06-15 00:55:18 UTC</text:p>
          </table:table-cell>
          <table:table-cell office:value-type="string" calcext:value-type="string">
            <text:p>https://www.youtube.com/watch?v=1yT8yhZ_BjA</text:p>
          </table:table-cell>
          <table:table-cell office:value-type="string" calcext:value-type="string">
            <text:p>http://www.europe-kikaku.com</text:p>
            <text:p/>
            <text:p>第37回公演「サマータイムマシン・ブルース」</text:p>
            <text:p>出演：石田剛太　酒井善史　角田貴志　諏訪雅　土佐和成　中川晴樹　永野宗典　西村直子　本多力 ／ 早織</text:p>
            <text:p>第38回公演「サマータイムマシン・ワンスモア」</text:p>
            <text:p>出演：石田剛太　酒井善史　角田貴志　諏訪雅　土佐和成　中川晴樹　永野宗典　西村直子　本多力 ／ 藤谷理子　城築創　岡嶋秀昭　早織</text:p>
            <text:p> </text:p>
            <text:p>栗東プレビュー公演　７/28(土)　栗東芸術文化会館さきら中ホール ●</text:p>
            <text:p>京都公演　8/9(木)～8/12(日)　京都府立文化芸術会館</text:p>
            <text:p>東京公演　8/17(金)～9/9(日)　本多劇場</text:p>
            <text:p>大阪公演　9/12(水)～9/28(金)　ABCホール</text:p>
            <text:p>愛媛公演　9/30(日)　西条市丹原文化会館 大ホール●</text:p>
            <text:p>高知公演　10/2(火)　高知県立県民文化ホールグリーンホール ●</text:p>
            <text:p>名古屋公演　10/4(木)　ウインクあいち 2階大ホール ●</text:p>
            <text:p>広島公演　10/25(木)　アステールプラザ中ホール ●</text:p>
            <text:p>福岡公演　10/27(土),10/28(日)　西鉄ホール</text:p>
            <text:p>札幌公演　11/3(土)　道新ホール</text:p>
            <text:p>横浜公演　11/10(土)　関内ホール</text:p>
            <text:p>●印は「サマータイムマシン・ワンスモア」のみの上演</text:p>
          </table:table-cell>
          <table:table-cell office:value-type="float" office:value="2827" calcext:value-type="float">
            <text:p>2827</text:p>
          </table:table-cell>
          <table:table-cell office:value-type="float" office:value="46" calcext:value-type="float">
            <text:p>46</text:p>
          </table:table-cell>
          <table:table-cell office:value-type="string" calcext:value-type="string">
            <text:p>UC2TbJKsHgrYCbLxKBI8fpXQ</text:p>
          </table:table-cell>
          <table:table-cell office:value-type="string" calcext:value-type="string">
            <text:p>europekikakumovie</text:p>
          </table:table-cell>
          <table:table-cell office:value-type="string" calcext:value-type="string">
            <text:p>https://www.youtube.com/channel/UC2TbJKsHgrYCbLxKBI8fpX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cFmY2Vjpacw</text:p>
          </table:table-cell>
          <table:table-cell office:value-type="string" calcext:value-type="string">
            <text:p>Meeting held to discuss sidewalk requirement at C.M. Russell High School</text:p>
          </table:table-cell>
          <table:table-cell office:value-type="string" calcext:value-type="string">
            <text:p>2018-06-19 04:52:45 UTC</text:p>
          </table:table-cell>
          <table:table-cell office:value-type="string" calcext:value-type="string">
            <text:p>https://www.youtube.com/watch?v=cFmY2Vjpacw</text:p>
          </table:table-cell>
          <table:table-cell office:value-type="string" calcext:value-type="string">
            <text:p>The city of Great Falls is looking at requiring a sidewalk near C.M. Russell High School, but Great Falls Public Schools went before the Board of Adjustments this afternoon to request a change to that requirement.</text:p>
          </table:table-cell>
          <table:table-cell office:value-type="float" office:value="91" calcext:value-type="float">
            <text:p>91</text:p>
          </table:table-cell>
          <table:table-cell office:value-type="float" office:value="0" calcext:value-type="float">
            <text:p>0</text:p>
          </table:table-cell>
          <table:table-cell office:value-type="string" calcext:value-type="string">
            <text:p>UC2ULCjBeItodhpq9RTW2LjQ</text:p>
          </table:table-cell>
          <table:table-cell office:value-type="string" calcext:value-type="string">
            <text:p>KRTV NEWS</text:p>
          </table:table-cell>
          <table:table-cell office:value-type="string" calcext:value-type="string">
            <text:p>https://www.youtube.com/channel/UC2ULCjBeItodhpq9RTW2LjQ</text:p>
          </table:table-cell>
          <table:table-cell office:value-type="string" calcext:value-type="string">
            <text:p>Providing news and information for Great Falls and north-central Montana.</text:p>
          </table:table-cell>
          <table:table-cell office:value-type="float" office:value="1" calcext:value-type="float">
            <text:p>1</text:p>
          </table:table-cell>
          <table:table-cell table:number-columns-repeated="1012"/>
        </table:table-row>
        <table:table-row table:style-name="ro2">
          <table:table-cell office:value-type="string" calcext:value-type="string">
            <text:p>nGaEVPMuU0c</text:p>
          </table:table-cell>
          <table:table-cell office:value-type="string" calcext:value-type="string">
            <text:p>【高畑充希】cmで歌う紅が激ウマなのは理由があった！それは...</text:p>
          </table:table-cell>
          <table:table-cell office:value-type="string" calcext:value-type="string">
            <text:p>2018-06-26 13:02:37 UTC</text:p>
          </table:table-cell>
          <table:table-cell office:value-type="string" calcext:value-type="string">
            <text:p>https://www.youtube.com/watch?v=nGaEVPMuU0c</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7729" calcext:value-type="float">
            <text:p>7729</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2wpBevqdJUc</text:p>
          </table:table-cell>
          <table:table-cell office:value-type="string" calcext:value-type="string">
            <text:p>【小池栄子】プロレスやcmのようにはいかない！バイトは今まで生きてきた中で●時間が限界と...</text:p>
          </table:table-cell>
          <table:table-cell office:value-type="string" calcext:value-type="string">
            <text:p>2018-06-24 13:28:41 UTC</text:p>
          </table:table-cell>
          <table:table-cell office:value-type="string" calcext:value-type="string">
            <text:p>https://www.youtube.com/watch?v=2wpBevqdJUc</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8WOPNYwTZNM</text:p>
          </table:table-cell>
          <table:table-cell office:value-type="string" calcext:value-type="string">
            <text:p>【玉木宏】木南晴夏キスドラマ歌ウォーターボーイズcm</text:p>
          </table:table-cell>
          <table:table-cell office:value-type="string" calcext:value-type="string">
            <text:p>2018-06-21 13:50:38 UTC</text:p>
          </table:table-cell>
          <table:table-cell office:value-type="string" calcext:value-type="string">
            <text:p>https://www.youtube.com/watch?v=8WOPNYwTZNM</text:p>
          </table:table-cell>
          <table:table-cell office:value-type="string" calcext:value-type="string">
            <text:p>★チャンネル登録してね♪</text:p>
            <text:p>https://www.youtube.com/channel/UC2ZEQa20KW5_uI5JQyoLjPA/videos?disable_polymer=1</text:p>
            <text:p/>
            <text:p>★オススメ動画</text:p>
            <text:p>「紅の空に」篇</text:p>
            <text:p>https://youtu.be/TW0gnmWaIA4</text:p>
            <text:p>高畑充希、X JAPAN「紅」熱唱CMが話題「歌唱力半端ない」「上手すぎる」</text:p>
            <text:p>https://youtu.be/qb5NUCmnWEk</text:p>
            <text:p>高畑充希「紅」熱唱に「まじ歌うま...」　ドコモCMで絶唱シャウト披露</text:p>
            <text:p>https://youtu.be/dnxUAAK-SF0</text:p>
            <text:p/>
            <text:p>映画『娼年』松坂桃季の裸にRaMu大興奮！</text:p>
            <text:p>https://youtu.be/1EowpX8qzZA</text:p>
            <text:p/>
            <text:p>夫婦の●ックス　どうやって始めてる？</text:p>
            <text:p>https://youtu.be/Z0BhF4k_wk8</text:p>
            <text:p/>
            <text:p>三浦大知 / Hang In There</text:p>
            <text:p>https://youtu.be/HgRQW7B06G4</text:p>
            <text:p>DIVE! / 三浦大知　2018.03.17</text:p>
            <text:p>https://youtu.be/8FD6yb6hVag</text:p>
            <text:p/>
            <text:p>辻希美　最新instagram story　20180106</text:p>
            <text:p>https://youtu.be/Cc3bdKNYlEM</text:p>
            <text:p>【炎上】辻希美、ブログにヤバイ現場が写りこむｗｗｗｗｗｗ（画像あり）</text:p>
            <text:p>https://youtu.be/IzaP1-aKiEU</text:p>
            <text:p/>
            <text:p>ダウンタウンDX 健太郎出演！</text:p>
            <text:p>https://youtu.be/KUzcoYzHWF4</text:p>
            <text:p>アシガール PV 若君様と唯</text:p>
            <text:p>https://youtu.be/2Eb4SX8I9Qc</text:p>
            <text:p>健太郎の若君様集め 番外編小平太集め by ashigirl アシガール</text:p>
            <text:p>https://youtu.be/0NaEzJ32wgM</text:p>
            <text:p>健太郎の若君様集め 若君様平成にキター!SP編by ashigirlアシガール</text:p>
            <text:p>https://youtu.be/tqLUn5Fdiqs</text:p>
            <text:p>健太郎の若君様集め！ もう一度 ㉘ by ashigirl アシガール</text:p>
            <text:p>https://youtu.be/gzhWW7nO7Ps</text:p>
            <text:p/>
            <text:p>”娼夫”松坂桃李をとりまくキャスト一斉発表＜娼年＞</text:p>
            <text:p>https://youtu.be/l0KVS8vWgJY</text:p>
            <text:p>松坂桃李、再び”娼夫”に　主演舞台「娼年」を映画化-モデルプレス-今日のニュース</text:p>
            <text:p>https://youtu.be/dmy3Z2iTej8</text:p>
            <text:p>松坂桃李と高岡早紀の舞台『娼年』。一糸まとわぬベッドシーンがヤバい!評論家まで興奮!! 裏情報スキャンダルTV芸能ゴシップ</text:p>
            <text:p>https://youtu.be/WMA-0ITGTuQ</text:p>
            <text:p>松坂桃李が“童貞”から1日半で“娼夫”へ、「娼年」の過酷な撮影を振り返る......</text:p>
            <text:p>https://youtu.be/RJzCxcWrPf0</text:p>
            <text:p/>
            <text:p>【衝撃】認知症の発症に年齢は関係ない！若年性認知症の真実。危ない１０の前兆と対処法</text:p>
            <text:p>https://youtu.be/HVkB8lVF9XI</text:p>
            <text:p>【衝撃】認知症には実は前兆があった！この症状が出たら要注意！！必ず見るべき７つのチェックポイント</text:p>
            <text:p>https://youtu.be/sXgPIP_tq74</text:p>
            <text:p>5-9. 糖尿病と足の病気【糖尿病3分間ラーニング】</text:p>
            <text:p>https://youtu.be/wvVuZ5zq6Vs</text:p>
            <text:p>【認知症テスト】もしかしたら認知症？ADHD？注意力が心配な人だけが挑戦する前頭葉機能テスト（TMT)</text:p>
            <text:p>https://youtu.be/3FQ6M8baslM</text:p>
            <text:p>認知症の妻との暮らしは宇宙人と暮らしているよう｜老老介護の夫と妻</text:p>
            <text:p> https://youtu.be/CgkNStwnHrs</text:p>
            <text:p>【皇室ニュース】高円宮絢子さまご婚約 申し分のないお相手</text:p>
            <text:p>https://youtu.be/qjhB75oHaU4</text:p>
            <text:p>小室圭さん3年.米国留学!!【留学費用は…税金？】眞子さまとの結婚は…破談？　弁護士資格取得を目指す…【ネットの反応】</text:p>
            <text:p>https://youtu.be/zjR3GPQa6LQ</text:p>
            <text:p>【高円宮】三女・絢子さま結婚相手“守谷慧さん”実は両親の「経歴」もヤバイ！？『どこかのけいさんの親とは格が違う』</text:p>
            <text:p>https://youtu.be/SmM0j0Wbivs</text:p>
            <text:p/>
            <text:p>AmazonPrimeDay2018で買ったもの全部晒す【アマゾンプライムデー】</text:p>
            <text:p>https://www.youtube.com/watch?v=ebzEMojomjs</text:p>
            <text:p>Amazon プライムデー 年に一度のビッグセール！ｷﾀ━━━━(ﾟ∀ﾟ)━━━━!!</text:p>
            <text:p>https://www.youtube.com/watch?v=fYlD7TDEGL8</text:p>
            <text:p>【おすすめ紹介】Amazonプライムデー2018でこれ買いました！</text:p>
            <text:p>https://www.youtube.com/watch?v=KDNT2k_LKcQ</text:p>
            <text:p>Amazonプライムビデオが最強な５つの理由／そしてアップルは動画配信をどうするのか</text:p>
            <text:p>https://www.youtube.com/watch?v=9VtE_7yCzmM</text:p>
            <text:p>♯709 アマゾンプライムデー今日夜まで！【Dead by Daylight】</text:p>
            <text:p>https://www.youtube.com/watch?v=a08ARrelr3k</text:p>
            <text:p>7月16日からのAmazonプライムデーで僕が狙ってるもの！</text:p>
            <text:p>https://www.youtube.com/watch?v=_l35fB60I_g</text:p>
            <text:p>2018年アマゾンプライム初見攻略！🎒</text:p>
            <text:p>https://www.youtube.com/watch?v=FCyhYTzTwsc</text:p>
            <text:p>【速報】ECHO dotが2,980円！【Amazonプライムデー】※7月17日まで</text:p>
            <text:p>https://www.youtube.com/watch?v=GWp1BogCORw</text:p>
            <text:p>【速報】fireタブレット全モデル大幅値下げ！【Amazonプライムデー】</text:p>
            <text:p>https://www.youtube.com/watch?v=MHYWJitqbJY</text:p>
            <text:p>ポチる。アマゾンプライムDayがキター！</text:p>
            <text:p>https://www.youtube.com/watch?v=dlzajxw3cNc</text:p>
            <text:p>Amazonプライム・ビデオ　〜実質無料で映画見放題だけど、どの端末で観るのがいいのか?</text:p>
            <text:p>https://www.youtube.com/watch?v=R0ZnwWYS5r0</text:p>
            <text:p>『ドキュメンタル・シーズン３』 番組説明 | Amazon プライム・ビデオ （5min）</text:p>
            <text:p>https://www.youtube.com/watch?v=2EQ047uppP8</text:p>
            <text:p>【速報！】プライムデーは激安スマホが狙い目！</text:p>
            <text:p>https://www.youtube.com/watch?v=P5Rs3HuhUew</text:p>
            <text:p>【セール情報】いよいよ明日からAmazonプライムデー!</text:p>
            <text:p>https://www.youtube.com/watch?v=yTnONuvpWP0</text:p>
            <text:p>♯707 アマゾンプライムデーだよ！【Dead by Daylight】</text:p>
            <text:p>https://www.youtube.com/watch?v=2OF3iQToUT4</text:p>
            <text:p>新しくなったよ！アマゾンプライム会員ならFire TV Stickがオススメ</text:p>
            <text:p>https://www.youtube.com/watch?v=hw2jlCr-pw0</text:p>
            <text:p>Amazon Prime Day 散策ライブ</text:p>
            <text:p>https://www.youtube.com/watch?v=DDMdxidoDtY</text:p>
            <text:p>Amazonプライム会員の特典すべてを紹介 AmazonPrimeのメリット</text:p>
            <text:p>https://www.youtube.com/watch?v=f0TI5thVkR4</text:p>
            <text:p>【セール情報】いよいよ始まりましたAmazonプライムデー!Amazonデバイスの価格チェック</text:p>
            <text:p>https://www.youtube.com/watch?v=NJToh7G2xcw</text:p>
            <text:p>【購入】Amazonプライムデーで買ったもの！ドンキPCと底辺対決？？1台2役Windowsとandroidが両方使えるタブレットPC～Hi10 Plus</text:p>
            <text:p>https://www.youtube.com/watch?v=H-PiTFVOCTQ</text:p>
            <text:p/>
            <text:p>【祝  柴崎岳と真野恵里菜 今日にも婚姻届 交際はスペイン移籍後からスタート】</text:p>
            <text:p>https://www.youtube.com/watch?v=gBOjuPHHJt8</text:p>
            <text:p>【ライブ配信】柴崎岳選手ふるさと野辺地町帰郷</text:p>
            <text:p>https://www.youtube.com/watch?v=oYonwXCucRY</text:p>
            <text:p>サッカー日本代表の柴崎岳選手が女優の真野恵里菜と結婚！</text:p>
            <text:p>https://www.youtube.com/watch?v=Vd4VJMofn3k</text:p>
            <text:p>柴崎岳＆真野恵里菜　結婚発表 喜びの報告</text:p>
            <text:p>https://www.youtube.com/watch?v=xo8UZFx6DyI</text:p>
            <text:p>明石家さんま、柴崎岳・真野恵里菜の秒読み報道を受け芸能人の結婚離婚を語る。</text:p>
            <text:p>https://www.youtube.com/watch?v=-V18nfiRAok</text:p>
            <text:p>サッカー日本代表 これが柴崎岳の神対応！非公開での表敬訪問に地元民100人以上が殺到した結果…</text:p>
            <text:p>https://www.youtube.com/watch?v=oqHpSbIhEDQ</text:p>
            <text:p>サッカー選手の柴崎岳が女優の真野恵里菜との結婚報道を受けて何を語るのか？</text:p>
            <text:p>https://www.youtube.com/watch?v=UBU9f4INs9w</text:p>
            <text:p>真野恵里菜、柴崎岳との結婚秒読み。ハロプロの後輩つばきファクトリーの取材に突撃した話も少し</text:p>
            <text:p>https://www.youtube.com/watch?v=8vvNSN-dMZE</text:p>
            <text:p>”日本チームの頭脳”柴崎岳を世界中が注目！</text:p>
            <text:p>https://www.youtube.com/watch?v=OMGkySPPD8U</text:p>
            <text:p>ヘタフェ 柴崎岳 (25) スペイン挑戦から1年</text:p>
            <text:p>https://www.youtube.com/watch?v=-V8tq6azzeo</text:p>
            <text:p>柴崎岳「最高の選手だった」アラベス戦タッチ集 Gaku Shibasaki 07/04/2018</text:p>
            <text:p>https://www.youtube.com/watch?v=l7EGYPhMZQQ</text:p>
            <text:p>【TOP10 PLAYS】鹿島時代もやはり凄かった！柴崎岳Ｊリーグ時代のプレー編</text:p>
            <text:p>https://www.youtube.com/watch?v=BCIF2TtkGTs</text:p>
            <text:p>柴崎岳と結婚の真野恵里菜の“ある決意”に涙が止まらない…とんねるずの木梨憲武からコメントも！</text:p>
            <text:p>https://www.youtube.com/watch?v=g_6WVbHkE4Q</text:p>
            <text:p>柴崎岳 真の司令塔へ 西野ジャパンで際立つプレー集 Gaku Skills in Nishino Japan</text:p>
            <text:p>https://www.youtube.com/watch?v=EGdBZZIsd64</text:p>
            <text:p>真野恵里菜＆柴崎岳　今夏結婚か？各紙躍起になっている　ハロプロの子は見る目ある</text:p>
            <text:p>https://www.youtube.com/watch?v=nIPdXoopC60</text:p>
            <text:p>【柴崎岳 世界に通用しないといった6年前 あれから成長し初めてのW杯に臨む】</text:p>
            <text:p>https://www.youtube.com/watch?v=ZreZp-cEjBA</text:p>
            <text:p>【スーパーゴール】ヘタフェ 柴崎岳 バルセロナ相手にスーパーボレー</text:p>
            <text:p>https://www.youtube.com/watch?v=Ac8Hj15esU8</text:p>
            <text:p>柴崎岳選手が地元・野辺地町に凱旋／青森(2018/07/13)</text:p>
            <text:p>https://www.youtube.com/watch?v=FR2LQfCDRPk</text:p>
            <text:p>レアルマドリードＶＳ鹿島アントラーズ ハイライト柴崎岳特集！</text:p>
            <text:p>https://www.youtube.com/watch?v=JRBxvpIVgog</text:p>
          </table:table-cell>
          <table:table-cell office:value-type="float" office:value="29" calcext:value-type="float">
            <text:p>29</text:p>
          </table:table-cell>
          <table:table-cell office:value-type="float" office:value="0" calcext:value-type="float">
            <text:p>0</text:p>
          </table:table-cell>
          <table:table-cell office:value-type="string" calcext:value-type="string">
            <text:p>UC2ZEQa20KW5_uI5JQyoLjPA</text:p>
          </table:table-cell>
          <table:table-cell office:value-type="string" calcext:value-type="string">
            <text:p>これ、気になるよね</text:p>
          </table:table-cell>
          <table:table-cell office:value-type="string" calcext:value-type="string">
            <text:p>https://www.youtube.com/channel/UC2ZEQa20KW5_uI5JQyoLjP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2PM4SBU7BlY</text:p>
          </table:table-cell>
          <table:table-cell office:value-type="string" calcext:value-type="string">
            <text:p>【最新CM】チキンラーメン・ぐで垣結衣が可愛すぎる…30＆15秒ver【NISSIN】2018/6/8</text:p>
          </table:table-cell>
          <table:table-cell office:value-type="string" calcext:value-type="string">
            <text:p>2018-06-08 04:00:01 UTC</text:p>
          </table:table-cell>
          <table:table-cell office:value-type="string" calcext:value-type="string">
            <text:p>https://www.youtube.com/watch?v=2PM4SBU7BlY</text:p>
          </table:table-cell>
          <table:table-cell office:value-type="string" calcext:value-type="string">
            <text:p>ぐでたまではなく、ぐで垣結衣です。ｗｗ</text:p>
            <text:p>可愛すぎる…ｗ</text:p>
          </table:table-cell>
          <table:table-cell office:value-type="float" office:value="20228" calcext:value-type="float">
            <text:p>20228</text:p>
          </table:table-cell>
          <table:table-cell office:value-type="float" office:value="68" calcext:value-type="float">
            <text:p>68</text:p>
          </table:table-cell>
          <table:table-cell office:value-type="string" calcext:value-type="string">
            <text:p>UC3bFuv2XRiBNo5WJ0ws24Tg</text:p>
          </table:table-cell>
          <table:table-cell office:value-type="string" calcext:value-type="string">
            <text:p>Stephen・M Culture.TV</text:p>
          </table:table-cell>
          <table:table-cell office:value-type="string" calcext:value-type="string">
            <text:p>https://www.youtube.com/channel/UC3bFuv2XRiBNo5WJ0ws24Tg</text:p>
          </table:table-cell>
          <table:table-cell office:value-type="string" calcext:value-type="string">
            <text:p>2018/01/26     登録者2000Over</text:p>
            <text:p>2017/12/19　登録者1000 Over</text:p>
          </table:table-cell>
          <table:table-cell office:value-type="float" office:value="1" calcext:value-type="float">
            <text:p>1</text:p>
          </table:table-cell>
          <table:table-cell table:number-columns-repeated="1012"/>
        </table:table-row>
        <table:table-row table:style-name="ro2">
          <table:table-cell office:value-type="string" calcext:value-type="string">
            <text:p>NUfvOsr6-U0</text:p>
          </table:table-cell>
          <table:table-cell office:value-type="string" calcext:value-type="string">
            <text:p>CM KCR SUPER Words about Farmers | Rhythu Bandhu Scheme | HICC | TRS Party | News Today</text:p>
          </table:table-cell>
          <table:table-cell office:value-type="string" calcext:value-type="string">
            <text:p>2018-06-04 13:23:14 UTC</text:p>
          </table:table-cell>
          <table:table-cell office:value-type="string" calcext:value-type="string">
            <text:p>https://www.youtube.com/watch?v=NUfvOsr6-U0</text:p>
          </table:table-cell>
          <table:table-cell office:value-type="string" calcext:value-type="string">
            <text:p>CM KCR SUPER Words about Farmers. News Today is First Youtube channel which shows clean News without any controversies . News Today Upload all type of contents Related to Telugu Politics</text:p>
            <text:p/>
            <text:p>Plz Hit Subscribe Button For More Interesting News.</text:p>
          </table:table-cell>
          <table:table-cell office:value-type="float" office:value="298797" calcext:value-type="float">
            <text:p>298797</text:p>
          </table:table-cell>
          <table:table-cell office:value-type="float" office:value="5295" calcext:value-type="float">
            <text:p>5295</text:p>
          </table:table-cell>
          <table:table-cell office:value-type="string" calcext:value-type="string">
            <text:p>UC3IHRoPoCPb7OggSrZdCX-Q</text:p>
          </table:table-cell>
          <table:table-cell office:value-type="string" calcext:value-type="string">
            <text:p>News Today</text:p>
          </table:table-cell>
          <table:table-cell office:value-type="string" calcext:value-type="string">
            <text:p>https://www.youtube.com/channel/UC3IHRoPoCPb7OggSrZdCX-Q</text:p>
          </table:table-cell>
          <table:table-cell office:value-type="string" calcext:value-type="string">
            <text:p>NEWSTODAY The first-ever YouTube News channel dedicated to presenting a unique insight on the political world through candid encounters with political leaders, exclusive celebrity interviews, breaking news stories, entertainment, Bollywood Movie Reviews, Parliament Sessions, viral videos, and Bollywood events.</text:p>
            <text:p>NEWSTODAY, the One Stop for All National, International, Sports, Entertainment, Latest Updates, Breaking News, Headlines, Filmy Content,Top Stories, Funny Compilations and many more. Stay Tuned to watch your favorite Politician Speeches, Press Meets, Debates  happening across the Globe.</text:p>
          </table:table-cell>
          <table:table-cell office:value-type="float" office:value="1" calcext:value-type="float">
            <text:p>1</text:p>
          </table:table-cell>
          <table:table-cell table:number-columns-repeated="1012"/>
        </table:table-row>
        <table:table-row table:style-name="ro2">
          <table:table-cell office:value-type="string" calcext:value-type="string">
            <text:p>0FSTGqymaUg</text:p>
          </table:table-cell>
          <table:table-cell office:value-type="string" calcext:value-type="string">
            <text:p>CM | わたしの見たい！！が、あるTV。（テレビドラマ）</text:p>
          </table:table-cell>
          <table:table-cell office:value-type="string" calcext:value-type="string">
            <text:p>2018-06-19 03:17:29 UTC</text:p>
          </table:table-cell>
          <table:table-cell office:value-type="string" calcext:value-type="string">
            <text:p>https://www.youtube.com/watch?v=0FSTGqymaUg</text:p>
          </table:table-cell>
          <table:table-cell office:value-type="string" calcext:value-type="string">
            <text:p>J:COMなら、あなたの「見たい」がある！</text:p>
            <text:p>■スペシャルサイト公開中</text:p>
            <text:p>https://www.jcom.co.jp/promo/adlp/tv_special/</text:p>
          </table:table-cell>
          <table:table-cell office:value-type="float" office:value="489911" calcext:value-type="float">
            <text:p>489911</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k4ubXUwH4o0</text:p>
          </table:table-cell>
          <table:table-cell office:value-type="string" calcext:value-type="string">
            <text:p>CM | わたしの見たい！！が、あるTV。（音楽）</text:p>
          </table:table-cell>
          <table:table-cell office:value-type="string" calcext:value-type="string">
            <text:p>2018-06-19 03:18:02 UTC</text:p>
          </table:table-cell>
          <table:table-cell office:value-type="string" calcext:value-type="string">
            <text:p>https://www.youtube.com/watch?v=k4ubXUwH4o0</text:p>
          </table:table-cell>
          <table:table-cell office:value-type="string" calcext:value-type="string">
            <text:p>J:COMなら、あなたの「見たい」がある！</text:p>
            <text:p>■スペシャルサイト公開中</text:p>
            <text:p>https://www.jcom.co.jp/promo/adlp/tv_special/</text:p>
          </table:table-cell>
          <table:table-cell office:value-type="float" office:value="229713" calcext:value-type="float">
            <text:p>229713</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YDLJVcLp81I</text:p>
          </table:table-cell>
          <table:table-cell office:value-type="string" calcext:value-type="string">
            <text:p>CM | わたしの見たい！！が、あるTV。音楽短尺篇</text:p>
          </table:table-cell>
          <table:table-cell office:value-type="string" calcext:value-type="string">
            <text:p>2018-06-18 10:22:27 UTC</text:p>
          </table:table-cell>
          <table:table-cell office:value-type="string" calcext:value-type="string">
            <text:p>https://www.youtube.com/watch?v=YDLJVcLp81I</text:p>
          </table:table-cell>
          <table:table-cell office:value-type="string" calcext:value-type="string">
            <text:p>J:COMなら、あなたの「見たい」がある！</text:p>
            <text:p>■スペシャルサイト公開中</text:p>
            <text:p>https://www.jcom.co.jp/promo/adlp/tv_special/</text:p>
          </table:table-cell>
          <table:table-cell office:value-type="float" office:value="3608" calcext:value-type="float">
            <text:p>3608</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yx8kpXUYcrg</text:p>
          </table:table-cell>
          <table:table-cell office:value-type="string" calcext:value-type="string">
            <text:p>CM | わたしの見たい！！が、あるTV。海外ドラマ短尺篇</text:p>
          </table:table-cell>
          <table:table-cell office:value-type="string" calcext:value-type="string">
            <text:p>2018-06-18 10:20:59 UTC</text:p>
          </table:table-cell>
          <table:table-cell office:value-type="string" calcext:value-type="string">
            <text:p>https://www.youtube.com/watch?v=yx8kpXUYcrg</text:p>
          </table:table-cell>
          <table:table-cell office:value-type="string" calcext:value-type="string">
            <text:p>J:COMなら、あなたの「見たい」がある！</text:p>
            <text:p>■スペシャルサイト公開中</text:p>
            <text:p>https://www.jcom.co.jp/promo/adlp/tv_special/</text:p>
          </table:table-cell>
          <table:table-cell office:value-type="float" office:value="2688" calcext:value-type="float">
            <text:p>2688</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3Cg_aCKf3EQ</text:p>
          </table:table-cell>
          <table:table-cell office:value-type="string" calcext:value-type="string">
            <text:p>CM | わたしの見たい！！が、あるTV。映画短尺篇</text:p>
          </table:table-cell>
          <table:table-cell office:value-type="string" calcext:value-type="string">
            <text:p>2018-06-18 10:19:59 UTC</text:p>
          </table:table-cell>
          <table:table-cell office:value-type="string" calcext:value-type="string">
            <text:p>https://www.youtube.com/watch?v=3Cg_aCKf3EQ</text:p>
          </table:table-cell>
          <table:table-cell office:value-type="string" calcext:value-type="string">
            <text:p>J:COMなら、あなたの「見たい」がある！</text:p>
            <text:p>■スペシャルサイト公開中</text:p>
            <text:p>https://www.jcom.co.jp/promo/adlp/tv_special/</text:p>
          </table:table-cell>
          <table:table-cell office:value-type="float" office:value="1503" calcext:value-type="float">
            <text:p>1503</text:p>
          </table:table-cell>
          <table:table-cell/>
          <table:table-cell office:value-type="string" calcext:value-type="string">
            <text:p>UC3tA6zzfa1uyL0Qx0jpFZTQ</text:p>
          </table:table-cell>
          <table:table-cell office:value-type="string" calcext:value-type="string">
            <text:p>J:COM</text:p>
          </table:table-cell>
          <table:table-cell office:value-type="string" calcext:value-type="string">
            <text:p>https://www.youtube.com/channel/UC3tA6zzfa1uyL0Qx0jpFZTQ</text:p>
          </table:table-cell>
          <table:table-cell office:value-type="string" calcext:value-type="string">
            <text:p>「ケーブルテレビのJ:COM」公式YouTubeチャンネルです。</text:p>
            <text:p>テレビCMをはじめとするサービスのご紹介、Smart J:COM Box withタブレットの操作ガイドなどをお届け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x1a_9jN2hAo</text:p>
          </table:table-cell>
          <table:table-cell office:value-type="string" calcext:value-type="string">
            <text:p>Sony 59.9cm (24 inch) HD Ready LED TV</text:p>
          </table:table-cell>
          <table:table-cell office:value-type="string" calcext:value-type="string">
            <text:p>2018-06-18 16:26:44 UTC</text:p>
          </table:table-cell>
          <table:table-cell office:value-type="string" calcext:value-type="string">
            <text:p>https://www.youtube.com/watch?v=x1a_9jN2hAo</text:p>
          </table:table-cell>
          <table:table-cell office:value-type="string" calcext:value-type="string">
            <text:p>sony 59.9cm 24 inch hd ready led tv,sony 59.9cm tv price,sony 59.9cm tv features,sony 59.9cm tv review,sony 24 inch tv price,sony 24 inch tv review</text:p>
          </table:table-cell>
          <table:table-cell office:value-type="float" office:value="58" calcext:value-type="float">
            <text:p>58</text:p>
          </table:table-cell>
          <table:table-cell office:value-type="float" office:value="0" calcext:value-type="float">
            <text:p>0</text:p>
          </table:table-cell>
          <table:table-cell office:value-type="string" calcext:value-type="string">
            <text:p>UC3WPh0m7dVCtNdht3BXFZuA</text:p>
          </table:table-cell>
          <table:table-cell office:value-type="string" calcext:value-type="string">
            <text:p>Dream View</text:p>
          </table:table-cell>
          <table:table-cell office:value-type="string" calcext:value-type="string">
            <text:p>https://www.youtube.com/channel/UC3WPh0m7dVCtNdht3BXFZuA</text:p>
          </table:table-cell>
          <table:table-cell office:value-type="string" calcext:value-type="string">
            <text:p>Wordpress Tutorials,Seo Tutorials,Technology Videos,Funny Videos,Short Films,Movies,News,Html,Css,Java Script,PhpTutorials,Pictures,Trailers,Teasers,Comedy Videos are find from Dream View Channel.</text:p>
          </table:table-cell>
          <table:table-cell office:value-type="float" office:value="1" calcext:value-type="float">
            <text:p>1</text:p>
          </table:table-cell>
          <table:table-cell table:number-columns-repeated="1012"/>
        </table:table-row>
        <table:table-row table:style-name="ro2">
          <table:table-cell office:value-type="string" calcext:value-type="string">
            <text:p>Uwlhg16rfz8</text:p>
          </table:table-cell>
          <table:table-cell office:value-type="string" calcext:value-type="string">
            <text:p>UFC 225 Weigh-Ins: CM Punk vs. Mike Jackson Staredown - MMA Fighting</text:p>
          </table:table-cell>
          <table:table-cell office:value-type="string" calcext:value-type="string">
            <text:p>2018-06-08 23:56:43 UTC</text:p>
          </table:table-cell>
          <table:table-cell office:value-type="string" calcext:value-type="string">
            <text:p>https://www.youtube.com/watch?v=Uwlhg16rfz8</text:p>
          </table:table-cell>
          <table:table-cell office:value-type="string" calcext:value-type="string">
            <text:p>At UFC 225 weigh-ins, CM Punk and Mike Jackson squared off for the final time Friday evening in Chicago.</text:p>
            <text:p/>
            <text:p>Subscribe: http://goo.gl/dYpsgH</text:p>
            <text:p/>
            <text:p>Check out our full video catalog: http://goo.gl/u8VvLi</text:p>
            <text:p>Visit our playlists: http://goo.gl/eFhsvM</text:p>
            <text:p>Like MMAF on Facebook: http://goo.gl/uhdg7Z</text:p>
            <text:p>Follow on Twitter: http://goo.gl/nOATUI</text:p>
            <text:p>Read More: http://www.mmafighting.com</text:p>
            <text:p/>
            <text:p>MMA Fighting is your home for exclusive interviews, live shows, and more for one of the world's fastest-growing sports. Get latest news and more here: http://www.mmafighting.com</text:p>
          </table:table-cell>
          <table:table-cell office:value-type="float" office:value="175129" calcext:value-type="float">
            <text:p>175129</text:p>
          </table:table-cell>
          <table:table-cell office:value-type="float" office:value="1582" calcext:value-type="float">
            <text:p>1582</text:p>
          </table:table-cell>
          <table:table-cell office:value-type="string" calcext:value-type="string">
            <text:p>UC4f1JueVgo5t9HSmobCRPug</text:p>
          </table:table-cell>
          <table:table-cell office:value-type="string" calcext:value-type="string">
            <text:p>MMAFightingonSBN</text:p>
          </table:table-cell>
          <table:table-cell office:value-type="string" calcext:value-type="string">
            <text:p>https://www.youtube.com/channel/UC4f1JueVgo5t9HSmobCRPug</text:p>
          </table:table-cell>
          <table:table-cell office:value-type="string" calcext:value-type="string">
            <text:p>A channel dedicated to the greatest sport on the planet - mixed martial arts. </text:p>
            <text:p/>
            <text:p>From our live weekly shows (The MMA Hour on Mondays at 1 p.m. ET, Promotional Malpractice live chat on Wednesdays at 1 p.m. ET, The MMA Beat on Thursdays at 12 p.m. ET) to extensive coverage of the biggest events across the globe, MMA Fighting's YouTube channel has it all for the casual and hardcore fans of MMA.</text:p>
            <text:p/>
            <text:p>Subscribe now: http://goo.gl/dYpsgH</text:p>
            <text:p/>
            <text:p>For more great MMA content, visit our website at http://www.mmafighting.com/.</text:p>
            <text:p/>
            <text:p>Watch THE MMA HOUR: http://bit.ly/2nCZM5B</text:p>
            <text:p>Watch THE MMA BEAT: http://bit.ly/2n7Tfws</text:p>
            <text:p>Watch FOCUS: http://bit.ly/1ShjoTZ</text:p>
            <text:p>Watch MONDAY MORNING ANALYST: http://bit.ly/2nXzfR9</text:p>
            <text:p>Watch PROMOTIONAL MALPRACTICE LIVE CHAT: http://bit.ly/2n81QPE</text:p>
          </table:table-cell>
          <table:table-cell office:value-type="float" office:value="1" calcext:value-type="float">
            <text:p>1</text:p>
          </table:table-cell>
          <table:table-cell table:number-columns-repeated="1012"/>
        </table:table-row>
        <table:table-row table:style-name="ro2">
          <table:table-cell office:value-type="string" calcext:value-type="string">
            <text:p>NGZwsK6xCcA</text:p>
          </table:table-cell>
          <table:table-cell office:value-type="string" calcext:value-type="string">
            <text:p>"Cult of Personality!" CM Punk walks out in front of his home crowd at UFC 225 in Chicago</text:p>
          </table:table-cell>
          <table:table-cell office:value-type="string" calcext:value-type="string">
            <text:p>2018-06-10 15:06:40 UTC</text:p>
          </table:table-cell>
          <table:table-cell office:value-type="string" calcext:value-type="string">
            <text:p>https://www.youtube.com/watch?v=NGZwsK6xCcA</text:p>
          </table:table-cell>
          <table:table-cell office:value-type="string" calcext:value-type="string">
            <text:p>CM Punk enters the Octagon for the second time. This time in front of his hometown crowd of Chicago...</text:p>
            <text:p/>
            <text:p>Subscribe: http://bit.ly/17YTeL5</text:p>
            <text:p/>
            <text:p>Twitter: http://twitter.com/btsportufc</text:p>
            <text:p>Facebook: http://www.facebook.com/btsport</text:p>
            <text:p>Instagram:http://instagram.com/btsport</text:p>
            <text:p>Website: http://sport.bt.com</text:p>
          </table:table-cell>
          <table:table-cell office:value-type="float" office:value="429593" calcext:value-type="float">
            <text:p>429593</text:p>
          </table:table-cell>
          <table:table-cell office:value-type="float" office:value="5303" calcext:value-type="float">
            <text:p>5303</text:p>
          </table:table-cell>
          <table:table-cell office:value-type="string" calcext:value-type="string">
            <text:p>UC4i_9WvfPRTuRWEaWyfKuFw</text:p>
          </table:table-cell>
          <table:table-cell office:value-type="string" calcext:value-type="string">
            <text:p>BT Sport</text:p>
          </table:table-cell>
          <table:table-cell office:value-type="string" calcext:value-type="string">
            <text:p>https://www.youtube.com/channel/UC4i_9WvfPRTuRWEaWyfKuFw</text:p>
          </table:table-cell>
          <table:table-cell office:value-type="string" calcext:value-type="string">
            <text:p>At the heart of sport... </text:p>
            <text:p/>
            <text:p>Subscribe to BT Sport's free YouTube channel and get closer to the biggest names in the world of sport.</text:p>
            <text:p/>
            <text:p>We'll bring you goals, tries, 'How To' tutorials, amazing pieces of skill and unmissable moments from, Premier League, UFC, MotoGP, Premiership Rugby, European Football and more. </text:p>
            <text:p/>
            <text:p>We'll also bring you the best bits and highlights from our shows and documentaries including, Fletch and Sav, Rugby Tonight, Clare Balding Show, UFC, Football Tonight, MotoGP and BT Sport Films.</text:p>
            <text:p> </text:p>
            <text:p>Subscribe now: http://po.st/btsport.</text:p>
          </table:table-cell>
          <table:table-cell office:value-type="float" office:value="1" calcext:value-type="float">
            <text:p>1</text:p>
          </table:table-cell>
          <table:table-cell table:number-columns-repeated="1012"/>
        </table:table-row>
        <table:table-row table:style-name="ro2">
          <table:table-cell office:value-type="string" calcext:value-type="string">
            <text:p>coG83pZJHWw</text:p>
          </table:table-cell>
          <table:table-cell office:value-type="string" calcext:value-type="string">
            <text:p>北海商科大学 2018 TV CM 0624オープンキャンパス [公式]</text:p>
          </table:table-cell>
          <table:table-cell office:value-type="string" calcext:value-type="string">
            <text:p>2018-06-11 08:30:34 UTC</text:p>
          </table:table-cell>
          <table:table-cell office:value-type="string" calcext:value-type="string">
            <text:p>https://www.youtube.com/watch?v=coG83pZJHWw</text:p>
          </table:table-cell>
          <table:table-cell office:value-type="string" calcext:value-type="string">
            <text:p>北海商科大学 2018年度 第1回オープンキャンパスのCMです。</text:p>
          </table:table-cell>
          <table:table-cell office:value-type="float" office:value="282" calcext:value-type="float">
            <text:p>282</text:p>
          </table:table-cell>
          <table:table-cell office:value-type="float" office:value="1" calcext:value-type="float">
            <text:p>1</text:p>
          </table:table-cell>
          <table:table-cell office:value-type="string" calcext:value-type="string">
            <text:p>UC59lL8Jqc0ShqOkOH24yaEA</text:p>
          </table:table-cell>
          <table:table-cell office:value-type="string" calcext:value-type="string">
            <text:p>学校法人北海学園北海商科大学</text:p>
          </table:table-cell>
          <table:table-cell office:value-type="string" calcext:value-type="string">
            <text:p>https://www.youtube.com/channel/UC59lL8Jqc0ShqOkOH24yaEA</text:p>
          </table:table-cell>
          <table:table-cell office:value-type="string" calcext:value-type="string">
            <text:p>北海商科大学の公式チャンネルです。サブパンフ「Motive」メイキング映像、本学紹介MOVIEや現在放映されているCM、さらには過去のCMなど様々な動画を公開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X2gjdJw5JCQ</text:p>
          </table:table-cell>
          <table:table-cell office:value-type="string" calcext:value-type="string">
            <text:p>ラクマ　CM　川栄李奈　連続CM 2</text:p>
          </table:table-cell>
          <table:table-cell office:value-type="string" calcext:value-type="string">
            <text:p>2018-06-05 11:16:56 UTC</text:p>
          </table:table-cell>
          <table:table-cell office:value-type="string" calcext:value-type="string">
            <text:p>https://www.youtube.com/watch?v=X2gjdJw5JCQ</text:p>
          </table:table-cell>
          <table:table-cell office:value-type="string" calcext:value-type="string">
            <text:p>しつこいくらいの　川栄李奈のダンスです　のCMです</text:p>
          </table:table-cell>
          <table:table-cell office:value-type="float" office:value="7811" calcext:value-type="float">
            <text:p>7811</text:p>
          </table:table-cell>
          <table:table-cell office:value-type="float" office:value="20" calcext:value-type="float">
            <text:p>20</text:p>
          </table:table-cell>
          <table:table-cell office:value-type="string" calcext:value-type="string">
            <text:p>UC5D65oO-SJIB9mb0ufWy-sA</text:p>
          </table:table-cell>
          <table:table-cell office:value-type="string" calcext:value-type="string">
            <text:p>nago hikan</text:p>
          </table:table-cell>
          <table:table-cell office:value-type="string" calcext:value-type="string">
            <text:p>https://www.youtube.com/channel/UC5D65oO-SJIB9mb0ufWy-s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gPr5ba3VT4Q</text:p>
          </table:table-cell>
          <table:table-cell office:value-type="string" calcext:value-type="string">
            <text:p>「カルピスウォーター」CM 「大・告白」編 30秒 永野芽郁2018年</text:p>
          </table:table-cell>
          <table:table-cell office:value-type="string" calcext:value-type="string">
            <text:p>2018-06-04 00:50:21 UTC</text:p>
          </table:table-cell>
          <table:table-cell office:value-type="string" calcext:value-type="string">
            <text:p>https://www.youtube.com/watch?v=gPr5ba3VT4Q</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text:p>
            <text:p>テーマ曲はSHISHAMOの書き下ろしソング！　</text:p>
            <text:p>出演者：永野芽郁（ながの めい）</text:p>
            <text:p>曲名：ねぇ、</text:p>
          </table:table-cell>
          <table:table-cell office:value-type="float" office:value="23425" calcext:value-type="float">
            <text:p>23425</text:p>
          </table:table-cell>
          <table:table-cell/>
          <table:table-cell office:value-type="string" calcext:value-type="string">
            <text:p>UC5pQiWa6KBGcIN9zgMLUKsQ</text:p>
          </table:table-cell>
          <table:table-cell office:value-type="string" calcext:value-type="string">
            <text:p>calpiswatercm</text:p>
          </table:table-cell>
          <table:table-cell office:value-type="string" calcext:value-type="string">
            <text:p>https://www.youtube.com/channel/UC5pQiWa6KBGcIN9zgMLUKsQ</text:p>
          </table:table-cell>
          <table:table-cell office:value-type="string" calcext:value-type="string">
            <text:p>"キュン飲みしてる？"「カルピスウォーター」の公式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MpJdJlBOpj0</text:p>
          </table:table-cell>
          <table:table-cell office:value-type="string" calcext:value-type="string">
            <text:p>「カルピスウォーター」CM 「大・告白」編 15秒 永野芽郁2018年</text:p>
          </table:table-cell>
          <table:table-cell office:value-type="string" calcext:value-type="string">
            <text:p>2018-06-04 00:50:45 UTC</text:p>
          </table:table-cell>
          <table:table-cell office:value-type="string" calcext:value-type="string">
            <text:p>https://www.youtube.com/watch?v=MpJdJlBOpj0</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text:p>
            <text:p>テーマ曲はSHISHAMOの書き下ろしソング！　</text:p>
            <text:p>出演者：永野芽郁（ながの めい）</text:p>
            <text:p>曲名：ねぇ、</text:p>
          </table:table-cell>
          <table:table-cell office:value-type="float" office:value="2826" calcext:value-type="float">
            <text:p>2826</text:p>
          </table:table-cell>
          <table:table-cell/>
          <table:table-cell office:value-type="string" calcext:value-type="string">
            <text:p>UC5pQiWa6KBGcIN9zgMLUKsQ</text:p>
          </table:table-cell>
          <table:table-cell office:value-type="string" calcext:value-type="string">
            <text:p>calpiswatercm</text:p>
          </table:table-cell>
          <table:table-cell office:value-type="string" calcext:value-type="string">
            <text:p>https://www.youtube.com/channel/UC5pQiWa6KBGcIN9zgMLUKsQ</text:p>
          </table:table-cell>
          <table:table-cell office:value-type="string" calcext:value-type="string">
            <text:p>"キュン飲みしてる？"「カルピスウォーター」の公式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nqNHfMOMZ8I</text:p>
          </table:table-cell>
          <table:table-cell office:value-type="string" calcext:value-type="string">
            <text:p>「カルピスウォーター」CM 「大・告白」編メイキング 永野芽郁2018年</text:p>
          </table:table-cell>
          <table:table-cell office:value-type="string" calcext:value-type="string">
            <text:p>2018-06-04 00:49:51 UTC</text:p>
          </table:table-cell>
          <table:table-cell office:value-type="string" calcext:value-type="string">
            <text:p>https://www.youtube.com/watch?v=nqNHfMOMZ8I</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text:p>
            <text:p>テーマ曲はSHISHAMOの書き下ろしソング！　</text:p>
            <text:p>出演者：永野芽郁（ながの めい）</text:p>
            <text:p>曲名：ねぇ、</text:p>
          </table:table-cell>
          <table:table-cell office:value-type="float" office:value="9568" calcext:value-type="float">
            <text:p>9568</text:p>
          </table:table-cell>
          <table:table-cell/>
          <table:table-cell office:value-type="string" calcext:value-type="string">
            <text:p>UC5pQiWa6KBGcIN9zgMLUKsQ</text:p>
          </table:table-cell>
          <table:table-cell office:value-type="string" calcext:value-type="string">
            <text:p>calpiswatercm</text:p>
          </table:table-cell>
          <table:table-cell office:value-type="string" calcext:value-type="string">
            <text:p>https://www.youtube.com/channel/UC5pQiWa6KBGcIN9zgMLUKsQ</text:p>
          </table:table-cell>
          <table:table-cell office:value-type="string" calcext:value-type="string">
            <text:p>"キュン飲みしてる？"「カルピスウォーター」の公式チャンネル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Z4ZFJbWboyw</text:p>
          </table:table-cell>
          <table:table-cell office:value-type="string" calcext:value-type="string">
            <text:p>ゼロマリッジCM 貯金がなくても篇</text:p>
          </table:table-cell>
          <table:table-cell office:value-type="string" calcext:value-type="string">
            <text:p>2018-06-18 07:52:09 UTC</text:p>
          </table:table-cell>
          <table:table-cell office:value-type="string" calcext:value-type="string">
            <text:p>https://www.youtube.com/watch?v=Z4ZFJbWboyw</text:p>
          </table:table-cell>
          <table:table-cell office:value-type="string" calcext:value-type="string">
            <text:p>ゼロマリッジCM 貯金がなくても篇</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UC6c7rHxuL3IJhnJJ7NDFkAw</text:p>
          </table:table-cell>
          <table:table-cell office:value-type="string" calcext:value-type="string">
            <text:p>ゼロマリッジ</text:p>
          </table:table-cell>
          <table:table-cell office:value-type="string" calcext:value-type="string">
            <text:p>https://www.youtube.com/channel/UC6c7rHxuL3IJhnJJ7NDFkA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qhh0qwQ3sO0</text:p>
          </table:table-cell>
          <table:table-cell office:value-type="string" calcext:value-type="string">
            <text:p>X JAPAN YOSHIKI 「Japanese BEER： KIRIN CM "YOSHIKIRIN ?!!" 」</text:p>
          </table:table-cell>
          <table:table-cell office:value-type="string" calcext:value-type="string">
            <text:p>2018-06-08 14:10:33 UTC</text:p>
          </table:table-cell>
          <table:table-cell office:value-type="string" calcext:value-type="string">
            <text:p>https://www.youtube.com/watch?v=qhh0qwQ3sO0</text:p>
          </table:table-cell>
          <table:table-cell office:value-type="string" calcext:value-type="string">
            <text:p>X JAPAN YOSHIKI 「Japanese BEER： KIRIN CM "YOSHIKIRIN ?!!" 」</text:p>
            <text:p/>
            <text:p/>
            <text:p/>
            <text:p>X JAPAN / </text:p>
            <text:p>YOSHIKI:Drums,Piano</text:p>
            <text:p>Toshl:Vocal</text:p>
            <text:p>SUGIZO:Guitar</text:p>
            <text:p>PATA:Guitar</text:p>
            <text:p>HEATH:Bass</text:p>
            <text:p/>
            <text:p>HIDE:Guitar</text:p>
            <text:p>TAIJI:Bass</text:p>
            <text:p/>
            <text:p/>
            <text:p/>
            <text:p>■X JAPAN Official</text:p>
            <text:p>http://www.xjapan.com/</text:p>
            <text:p/>
            <text:p>■TOKYO 2020 パラリンピック 1000days to go 特設サイト</text:p>
            <text:p>https://tokyo2020.jp/jp/special/1000daystogo/</text:p>
            <text:p/>
            <text:p/>
            <text:p>YOSHIKI / X JAPAN / Toshl / hide / Sugizo / Taiji / Pata / Heath</text:p>
            <text:p>XDAY / TEAMYOSHIKI / #XJAPANNEWALBUM / #XJAPAN / #XJAPANWEMBLEY / 楽天 / Rakuten Music / CM / VIOLET UK</text:p>
            <text:p>Visual Japan Summit / YoshikiClassical / X / xjapan / #YOSHIKICHANNEL / cool Japan / #YOSHIKI #Toshl #X</text:p>
            <text:p>hyde&amp;Yoshiki #WEAREX /  / #visualjapansummit / 無敵バンド / #無敵バンド / Extasy Summit /</text:p>
            <text:p>#Extasysummit / エクスタシーサミット / Lady's X / レディースエックス / 放送事故 /La Venus / Kiss The Sky / 新経済サミット / グラミー /#VOGUE / VOGUE / sundance / Tokyo Dome / 東京ドーム /</text:p>
            <text:p>drum solo / ドラムソロ / cochella</text:p>
          </table:table-cell>
          <table:table-cell office:value-type="float" office:value="4908" calcext:value-type="float">
            <text:p>4908</text:p>
          </table:table-cell>
          <table:table-cell office:value-type="float" office:value="115" calcext:value-type="float">
            <text:p>115</text:p>
          </table:table-cell>
          <table:table-cell office:value-type="string" calcext:value-type="string">
            <text:p>UC6cDZY8iVkV2sglBWQvx-AQ</text:p>
          </table:table-cell>
          <table:table-cell office:value-type="string" calcext:value-type="string">
            <text:p>enterthecathedral</text:p>
          </table:table-cell>
          <table:table-cell office:value-type="string" calcext:value-type="string">
            <text:p>https://www.youtube.com/channel/UC6cDZY8iVkV2sglBWQvx-A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qTR5plpJi9w</text:p>
          </table:table-cell>
          <table:table-cell office:value-type="string" calcext:value-type="string">
            <text:p>TDK歴史みらい館ＣＭコンテスト 映像素材</text:p>
          </table:table-cell>
          <table:table-cell office:value-type="string" calcext:value-type="string">
            <text:p>2018-06-19 04:30:13 UTC</text:p>
          </table:table-cell>
          <table:table-cell office:value-type="string" calcext:value-type="string">
            <text:p>https://www.youtube.com/watch?v=qTR5plpJi9w</text:p>
          </table:table-cell>
          <table:table-cell office:value-type="string" calcext:value-type="string">
            <text:p>TDK歴史みらい館ＣＭコンテストの映像素材です。</text:p>
            <text:p/>
            <text:p>秋田県にかほ市「TDK歴史みらい館」の魅力が</text:p>
            <text:p>より多くの人に伝わる30秒の動画作品を大募集！</text:p>
            <text:p>大賞に選ばれた作品は、AKT秋田テレビにてCM放映されます！</text:p>
            <text:p>思わず「TDK歴史みらい館」に行ってみたくなる、</text:p>
            <text:p>あなたからの力作をお待ちしています！</text:p>
            <text:p/>
            <text:p>https://site.tdk.com/cm_contest</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UC6Ecfr48QaHtEOPsRJvFGTA</text:p>
          </table:table-cell>
          <table:table-cell office:value-type="string" calcext:value-type="string">
            <text:p>TDK Official Channel</text:p>
          </table:table-cell>
          <table:table-cell office:value-type="string" calcext:value-type="string">
            <text:p>https://www.youtube.com/channel/UC6Ecfr48QaHtEOPsRJvFGTA</text:p>
          </table:table-cell>
          <table:table-cell office:value-type="string" calcext:value-type="string">
            <text:p>TDK Corporationの公式サイト</text:p>
          </table:table-cell>
          <table:table-cell office:value-type="float" office:value="1" calcext:value-type="float">
            <text:p>1</text:p>
          </table:table-cell>
          <table:table-cell table:number-columns-repeated="1012"/>
        </table:table-row>
        <table:table-row table:style-name="ro2">
          <table:table-cell office:value-type="string" calcext:value-type="string">
            <text:p>pBiIA3m9KU4</text:p>
          </table:table-cell>
          <table:table-cell office:value-type="string" calcext:value-type="string">
            <text:p>TDK歴史みらい館ＣＭコンテスト 映像素材</text:p>
          </table:table-cell>
          <table:table-cell office:value-type="string" calcext:value-type="string">
            <text:p>2018-06-19 04:30:01 UTC</text:p>
          </table:table-cell>
          <table:table-cell office:value-type="string" calcext:value-type="string">
            <text:p>https://www.youtube.com/watch?v=pBiIA3m9KU4</text:p>
          </table:table-cell>
          <table:table-cell office:value-type="string" calcext:value-type="string">
            <text:p>TDK歴史みらい館ＣＭコンテストの映像素材です。</text:p>
            <text:p/>
            <text:p>秋田県にかほ市「TDK歴史みらい館」の魅力が</text:p>
            <text:p>より多くの人に伝わる30秒の動画作品を大募集！</text:p>
            <text:p>大賞に選ばれた作品は、AKT秋田テレビにてCM放映されます！</text:p>
            <text:p>思わず「TDK歴史みらい館」に行ってみたくなる、</text:p>
            <text:p>あなたからの力作をお待ちしています！</text:p>
            <text:p/>
            <text:p>https://site.tdk.com/cm_contest</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UC6Ecfr48QaHtEOPsRJvFGTA</text:p>
          </table:table-cell>
          <table:table-cell office:value-type="string" calcext:value-type="string">
            <text:p>TDK Official Channel</text:p>
          </table:table-cell>
          <table:table-cell office:value-type="string" calcext:value-type="string">
            <text:p>https://www.youtube.com/channel/UC6Ecfr48QaHtEOPsRJvFGTA</text:p>
          </table:table-cell>
          <table:table-cell office:value-type="string" calcext:value-type="string">
            <text:p>TDK Corporationの公式サイト</text:p>
          </table:table-cell>
          <table:table-cell office:value-type="float" office:value="1" calcext:value-type="float">
            <text:p>1</text:p>
          </table:table-cell>
          <table:table-cell table:number-columns-repeated="1012"/>
        </table:table-row>
        <table:table-row table:style-name="ro2">
          <table:table-cell office:value-type="string" calcext:value-type="string">
            <text:p>J2u9Lv8Kf9A</text:p>
          </table:table-cell>
          <table:table-cell office:value-type="string" calcext:value-type="string">
            <text:p>TDK歴史みらい館ＣＭコンテスト 映像素材</text:p>
          </table:table-cell>
          <table:table-cell office:value-type="string" calcext:value-type="string">
            <text:p>2018-06-19 04:29:47 UTC</text:p>
          </table:table-cell>
          <table:table-cell office:value-type="string" calcext:value-type="string">
            <text:p>https://www.youtube.com/watch?v=J2u9Lv8Kf9A</text:p>
          </table:table-cell>
          <table:table-cell office:value-type="string" calcext:value-type="string">
            <text:p>TDK歴史みらい館ＣＭコンテストの映像素材です。</text:p>
            <text:p/>
            <text:p>秋田県にかほ市「TDK歴史みらい館」の魅力が</text:p>
            <text:p>より多くの人に伝わる30秒の動画作品を大募集！</text:p>
            <text:p>大賞に選ばれた作品は、AKT秋田テレビにてCM放映されます！</text:p>
            <text:p>思わず「TDK歴史みらい館」に行ってみたくなる、</text:p>
            <text:p>あなたからの力作をお待ちしています！</text:p>
            <text:p/>
            <text:p>https://site.tdk.com/cm_contest</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UC6Ecfr48QaHtEOPsRJvFGTA</text:p>
          </table:table-cell>
          <table:table-cell office:value-type="string" calcext:value-type="string">
            <text:p>TDK Official Channel</text:p>
          </table:table-cell>
          <table:table-cell office:value-type="string" calcext:value-type="string">
            <text:p>https://www.youtube.com/channel/UC6Ecfr48QaHtEOPsRJvFGTA</text:p>
          </table:table-cell>
          <table:table-cell office:value-type="string" calcext:value-type="string">
            <text:p>TDK Corporationの公式サイト</text:p>
          </table:table-cell>
          <table:table-cell office:value-type="float" office:value="1" calcext:value-type="float">
            <text:p>1</text:p>
          </table:table-cell>
          <table:table-cell table:number-columns-repeated="1012"/>
        </table:table-row>
        <table:table-row table:style-name="ro2">
          <table:table-cell office:value-type="string" calcext:value-type="string">
            <text:p>5XBuofaz7lA</text:p>
          </table:table-cell>
          <table:table-cell office:value-type="string" calcext:value-type="string">
            <text:p>【メイキング映像】サントリー「伊右衛門ジャスミン」Web CM</text:p>
          </table:table-cell>
          <table:table-cell office:value-type="string" calcext:value-type="string">
            <text:p>2018-06-01 12:44:07 UTC</text:p>
          </table:table-cell>
          <table:table-cell office:value-type="string" calcext:value-type="string">
            <text:p>https://www.youtube.com/watch?v=5XBuofaz7lA</text:p>
          </table:table-cell>
          <table:table-cell office:value-type="string" calcext:value-type="string">
            <text:p>DNA・上野勇希が飯伏幸太とともに出演した、サントリー「伊右衛門ジャスミン」Web CM。そのメイキング映像です。</text:p>
            <text:p/>
            <text:p>CM本編はこちら▷https://youtu.be/gtngB_r-IQY</text:p>
            <text:p/>
            <text:p>商品URL▷http://www.suntory.co.jp/softdrink/iyemon/green_tea/jasmine</text:p>
          </table:table-cell>
          <table:table-cell office:value-type="float" office:value="2597" calcext:value-type="float">
            <text:p>2597</text:p>
          </table:table-cell>
          <table:table-cell office:value-type="float" office:value="71" calcext:value-type="float">
            <text:p>71</text:p>
          </table:table-cell>
          <table:table-cell office:value-type="string" calcext:value-type="string">
            <text:p>UC6oCIQ4TRcIWgljXqlDFUyA</text:p>
          </table:table-cell>
          <table:table-cell office:value-type="string" calcext:value-type="string">
            <text:p>ddtofficial</text:p>
          </table:table-cell>
          <table:table-cell office:value-type="string" calcext:value-type="string">
            <text:p>https://www.youtube.com/channel/UC6oCIQ4TRcIWgljXqlDFUyA</text:p>
          </table:table-cell>
          <table:table-cell office:value-type="string" calcext:value-type="string">
            <text:p>DDTプロレス＆ユニオンプロレス、各ブランドのYouTube公式チャンネルです。試合、記者会見、煽り映像、選手インタビュー、Youtubeだけのオリジナルコンテンツ　etc　を世界中に配信していきたいと思い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REHA0jAOMcU</text:p>
          </table:table-cell>
          <table:table-cell office:value-type="string" calcext:value-type="string">
            <text:p>Woman Jailed For Arguing With Uttarakhand CM - Full Video Footage</text:p>
          </table:table-cell>
          <table:table-cell office:value-type="string" calcext:value-type="string">
            <text:p>2018-06-29 09:16:15 UTC</text:p>
          </table:table-cell>
          <table:table-cell office:value-type="string" calcext:value-type="string">
            <text:p>https://www.youtube.com/watch?v=REHA0jAOMcU</text:p>
          </table:table-cell>
          <table:table-cell office:value-type="string" calcext:value-type="string">
            <text:p>Subscribe to Times Now | Click Here ► http://goo.gl/U9ibPb</text:p>
            <text:p/>
            <text:p>‘Download the official TIMES NOW mobile app – Give a missed call on 1800 4190 300. Stay updated, stay ahead.’</text:p>
            <text:p/>
            <text:p>Subscribe Now To Our Network Channels :-</text:p>
            <text:p>The NewsHour Debate : http://goo.gl/LfNgFF</text:p>
            <text:p>ET Now : http://goo.gl/5XreUq</text:p>
            <text:p/>
            <text:p>To Stay Updated Download the Times Now App :-</text:p>
            <text:p>Android Google Play :  https://goo.gl/zJhWjC</text:p>
            <text:p>Apple App Store :  https://goo.gl/d7QBQZ</text:p>
            <text:p/>
            <text:p>Social Media Links :-</text:p>
            <text:p>Facebook - http://goo.gl/CC7rGc</text:p>
            <text:p>G+ -  http://goo.gl/O1iEp5</text:p>
            <text:p>Twitter - http://goo.gl/uHYsqP</text:p>
            <text:p>Also visit our website - http://www.timesnownews.com</text:p>
          </table:table-cell>
          <table:table-cell office:value-type="float" office:value="783" calcext:value-type="float">
            <text:p>783</text:p>
          </table:table-cell>
          <table:table-cell office:value-type="float" office:value="5" calcext:value-type="float">
            <text:p>5</text:p>
          </table:table-cell>
          <table:table-cell office:value-type="string" calcext:value-type="string">
            <text:p>UC6RJ7-PaXg6TIH2BzZfTV7w</text:p>
          </table:table-cell>
          <table:table-cell office:value-type="string" calcext:value-type="string">
            <text:p>TIMES NOW</text:p>
          </table:table-cell>
          <table:table-cell office:value-type="string" calcext:value-type="string">
            <text:p>https://www.youtube.com/channel/UC6RJ7-PaXg6TIH2BzZfTV7w</text:p>
          </table:table-cell>
          <table:table-cell office:value-type="string" calcext:value-type="string">
            <text:p>TIMES NOW, is India's most watched general English News Channel that is devoted to providing pure and relevant news to its viewers around the clock. Always being where the news is, TIMES NOW dominates the leadership position by successfully delivering news to its viewers in a vivid and insightful manner since its launch in January, 2006. Today, TIMES NOW boasts of over 33 million urban and affluent Indian viewers every month and an ever-increasing following in 100+ countries across 5 continents.</text:p>
            <text:p/>
            <text:p>TIMES NOW is available across all platforms in India - Analog, Digital Cable and DTH.</text:p>
            <text:p/>
            <text:p>You can stay connected with Times Now on facebook at http://www.facebook.com/Timesnow and also follow us on twitter at http://www.twitter.com/timesnow. You can also watch our videos at http://www.youtube.com/timesnowonline.</text:p>
          </table:table-cell>
          <table:table-cell office:value-type="float" office:value="1" calcext:value-type="float">
            <text:p>1</text:p>
          </table:table-cell>
          <table:table-cell table:number-columns-repeated="1012"/>
        </table:table-row>
        <table:table-row table:style-name="ro2">
          <table:table-cell office:value-type="string" calcext:value-type="string">
            <text:p>7i_ULE5iuIw</text:p>
          </table:table-cell>
          <table:table-cell office:value-type="string" calcext:value-type="string">
            <text:p>'Mughal Emperor Akbar Was Not Great', Says UP CM Yogi Adityanath</text:p>
          </table:table-cell>
          <table:table-cell office:value-type="string" calcext:value-type="string">
            <text:p>2018-06-15 04:42:14 UTC</text:p>
          </table:table-cell>
          <table:table-cell office:value-type="string" calcext:value-type="string">
            <text:p>https://www.youtube.com/watch?v=7i_ULE5iuIw</text:p>
          </table:table-cell>
          <table:table-cell office:value-type="string" calcext:value-type="string">
            <text:p>WATCH | Subramanian Swamy Vs Prakash Raj - Karnataka Elections 2018►http://bit.ly/2HWxWMX </text:p>
            <text:p/>
            <text:p>Subscribe to Times Now | Click Here ► http://goo.gl/U9ibPb</text:p>
            <text:p/>
            <text:p>‘Download the official TIMES NOW mobile app – Give a missed call on 1800 4190 300. Stay updated, stay ahead.’</text:p>
            <text:p/>
            <text:p>Subscribe Now To Our Network Channels :-</text:p>
            <text:p>The NewsHour Debate : http://goo.gl/LfNgFF</text:p>
            <text:p>ET Now : http://goo.gl/5XreUq</text:p>
            <text:p/>
            <text:p>To Stay Updated Download the Times Now App :-</text:p>
            <text:p>Android Google Play :  https://goo.gl/zJhWjC</text:p>
            <text:p>Apple App Store :  https://goo.gl/d7QBQZ</text:p>
            <text:p/>
            <text:p>Social Media Links :-</text:p>
            <text:p>Facebook - http://goo.gl/CC7rGc</text:p>
            <text:p>G+ -  http://goo.gl/O1iEp5</text:p>
            <text:p>Twitter - http://goo.gl/uHYsqP</text:p>
            <text:p>Also visit our website - http://www.timesnownews.com</text:p>
          </table:table-cell>
          <table:table-cell office:value-type="float" office:value="4990" calcext:value-type="float">
            <text:p>4990</text:p>
          </table:table-cell>
          <table:table-cell office:value-type="float" office:value="163" calcext:value-type="float">
            <text:p>163</text:p>
          </table:table-cell>
          <table:table-cell office:value-type="string" calcext:value-type="string">
            <text:p>UC6RJ7-PaXg6TIH2BzZfTV7w</text:p>
          </table:table-cell>
          <table:table-cell office:value-type="string" calcext:value-type="string">
            <text:p>TIMES NOW</text:p>
          </table:table-cell>
          <table:table-cell office:value-type="string" calcext:value-type="string">
            <text:p>https://www.youtube.com/channel/UC6RJ7-PaXg6TIH2BzZfTV7w</text:p>
          </table:table-cell>
          <table:table-cell office:value-type="string" calcext:value-type="string">
            <text:p>TIMES NOW, is India's most watched general English News Channel that is devoted to providing pure and relevant news to its viewers around the clock. Always being where the news is, TIMES NOW dominates the leadership position by successfully delivering news to its viewers in a vivid and insightful manner since its launch in January, 2006. Today, TIMES NOW boasts of over 33 million urban and affluent Indian viewers every month and an ever-increasing following in 100+ countries across 5 continents.</text:p>
            <text:p/>
            <text:p>TIMES NOW is available across all platforms in India - Analog, Digital Cable and DTH.</text:p>
            <text:p/>
            <text:p>You can stay connected with Times Now on facebook at http://www.facebook.com/Timesnow and also follow us on twitter at http://www.twitter.com/timesnow. You can also watch our videos at http://www.youtube.com/timesnowonline.</text:p>
          </table:table-cell>
          <table:table-cell office:value-type="float" office:value="1" calcext:value-type="float">
            <text:p>1</text:p>
          </table:table-cell>
          <table:table-cell table:number-columns-repeated="1012"/>
        </table:table-row>
        <table:table-row table:style-name="ro2">
          <table:table-cell office:value-type="string" calcext:value-type="string">
            <text:p>TcJY7sD-M6g</text:p>
          </table:table-cell>
          <table:table-cell office:value-type="string" calcext:value-type="string">
            <text:p>【公式】上越市立水族博物館うみがたり 2018年 夏CM</text:p>
          </table:table-cell>
          <table:table-cell office:value-type="string" calcext:value-type="string">
            <text:p>2018-06-28 02:02:17 UTC</text:p>
          </table:table-cell>
          <table:table-cell office:value-type="string" calcext:value-type="string">
            <text:p>https://www.youtube.com/watch?v=TcJY7sD-M6g</text:p>
          </table:table-cell>
          <table:table-cell office:value-type="string" calcext:value-type="string">
            <text:p>海と人との新しい物語がはじまります。あなたはきっと、海の不思議に夢中になる。きっと、見たことのない美しさに心をうばわれる。きっと、上越の海とまちをもっと好きになる。訪れる人の数だけ物語が生まれる場所。それが、うみがたり。</text:p>
            <text:p/>
            <text:p>■公式サイト</text:p>
            <text:p>http://www.umigatari.jp/joetsu/</text:p>
          </table:table-cell>
          <table:table-cell office:value-type="float" office:value="9763" calcext:value-type="float">
            <text:p>9763</text:p>
          </table:table-cell>
          <table:table-cell office:value-type="float" office:value="9" calcext:value-type="float">
            <text:p>9</text:p>
          </table:table-cell>
          <table:table-cell office:value-type="string" calcext:value-type="string">
            <text:p>UC6RTXxOopfCFOiJ6_YQnfYg</text:p>
          </table:table-cell>
          <table:table-cell office:value-type="string" calcext:value-type="string">
            <text:p>うみがたり上越市立水族博物館</text:p>
          </table:table-cell>
          <table:table-cell office:value-type="string" calcext:value-type="string">
            <text:p>https://www.youtube.com/channel/UC6RTXxOopfCFOiJ6_YQnfY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513G7jyApeE</text:p>
          </table:table-cell>
          <table:table-cell office:value-type="string" calcext:value-type="string">
            <text:p>『OCTOPATH TRAVELER(オクトパストラベラー)』TV CM Vol.1</text:p>
          </table:table-cell>
          <table:table-cell office:value-type="string" calcext:value-type="string">
            <text:p>2018-06-29 01:59:27 UTC</text:p>
          </table:table-cell>
          <table:table-cell office:value-type="string" calcext:value-type="string">
            <text:p>https://www.youtube.com/watch?v=513G7jyApeE</text:p>
          </table:table-cell>
          <table:table-cell office:value-type="string" calcext:value-type="string">
            <text:p>2018年7月13日発売！スクウェア・エニックスが贈るNintendo Switch用完全新規RPG『OCTOPATH TRAVELER』のTV CM Vol.1です。</text:p>
            <text:p/>
            <text:p>製品版にデータ引き継ぎ可能な体験版「プロローグ・デモ」も配信中！</text:p>
            <text:p>公式サイトhttp://www.jp.square-enix.com/octopathtraveler/</text:p>
          </table:table-cell>
          <table:table-cell office:value-type="float" office:value="94474" calcext:value-type="float">
            <text:p>94474</text:p>
          </table:table-cell>
          <table:table-cell/>
          <table:table-cell office:value-type="string" calcext:value-type="string">
            <text:p>UC6SmH9mR82nj28_NNg_rZvA</text:p>
          </table:table-cell>
          <table:table-cell office:value-type="string" calcext:value-type="string">
            <text:p>スクウェア・エニックス</text:p>
          </table:table-cell>
          <table:table-cell office:value-type="string" calcext:value-type="string">
            <text:p>https://www.youtube.com/channel/UC6SmH9mR82nj28_NNg_rZvA</text:p>
          </table:table-cell>
          <table:table-cell office:value-type="string" calcext:value-type="string">
            <text:p>スクウェア・エニックス チャンネルは株式会社スクウェア・エニックスのYouTube内 公式サイトです。</text:p>
            <text:p>Square Enix Channel is the official YouTube site for Square Enix Co., Ltd.</text:p>
          </table:table-cell>
          <table:table-cell office:value-type="float" office:value="0" calcext:value-type="float">
            <text:p>0</text:p>
          </table:table-cell>
          <table:table-cell table:number-columns-repeated="1012"/>
        </table:table-row>
        <table:table-row table:style-name="ro2">
          <table:table-cell office:value-type="string" calcext:value-type="string">
            <text:p>XYc2PvO2Yfw</text:p>
          </table:table-cell>
          <table:table-cell office:value-type="string" calcext:value-type="string">
            <text:p>『ドラゴンクエスト　どこでもモンスターパレード』Web限定CM「モンスターガンガンつまめる篇」</text:p>
          </table:table-cell>
          <table:table-cell office:value-type="string" calcext:value-type="string">
            <text:p>2018-06-22 15:10:50 UTC</text:p>
          </table:table-cell>
          <table:table-cell office:value-type="string" calcext:value-type="string">
            <text:p>https://www.youtube.com/watch?v=XYc2PvO2Yfw</text:p>
          </table:table-cell>
          <table:table-cell office:value-type="string" calcext:value-type="string">
            <text:p>つまめるドラゴンクエスト　どこでもモンスターパレード！</text:p>
            <text:p>今ゲームをはじめると10,000ジェム＆魔王もらえる！</text:p>
            <text:p>2018/7/8まで！</text:p>
            <text:p/>
            <text:p>★スマホで好評配信中！ダウンロードはこちらから★</text:p>
            <text:p>《GooglePlay》</text:p>
            <text:p>http://sqex.to/dqmp_G</text:p>
            <text:p/>
            <text:p>《App Store》</text:p>
            <text:p>http://sqex.to/dqmp_A</text:p>
            <text:p/>
            <text:p>《公式サイト》</text:p>
            <text:p>http://www.dokodemo-dqmp.jp/</text:p>
            <text:p/>
            <text:p>＝＝＝</text:p>
            <text:p>この動画は株式会社スクウェア・エニックスを代表とする共同著作者が権利を所有する著作物を利用しております。また、動画に使用されている楽曲は有限会社スギヤマ工房が権利を所有する著作物です。権利者の許諾を得ることなく当該動画および楽曲を二次利用することを禁止いたします。</text:p>
            <text:p>＝＝＝</text:p>
          </table:table-cell>
          <table:table-cell office:value-type="float" office:value="9714" calcext:value-type="float">
            <text:p>9714</text:p>
          </table:table-cell>
          <table:table-cell/>
          <table:table-cell office:value-type="string" calcext:value-type="string">
            <text:p>UC6SmH9mR82nj28_NNg_rZvA</text:p>
          </table:table-cell>
          <table:table-cell office:value-type="string" calcext:value-type="string">
            <text:p>スクウェア・エニックス</text:p>
          </table:table-cell>
          <table:table-cell office:value-type="string" calcext:value-type="string">
            <text:p>https://www.youtube.com/channel/UC6SmH9mR82nj28_NNg_rZvA</text:p>
          </table:table-cell>
          <table:table-cell office:value-type="string" calcext:value-type="string">
            <text:p>スクウェア・エニックス チャンネルは株式会社スクウェア・エニックスのYouTube内 公式サイトです。</text:p>
            <text:p>Square Enix Channel is the official YouTube site for Square Enix Co., Ltd.</text:p>
          </table:table-cell>
          <table:table-cell office:value-type="float" office:value="0" calcext:value-type="float">
            <text:p>0</text:p>
          </table:table-cell>
          <table:table-cell table:number-columns-repeated="1012"/>
        </table:table-row>
        <table:table-row table:style-name="ro2">
          <table:table-cell office:value-type="string" calcext:value-type="string">
            <text:p>bf7ewtkFHUA</text:p>
          </table:table-cell>
          <table:table-cell office:value-type="string" calcext:value-type="string">
            <text:p>Vtuber春野たんぽぽCM（日清紡cmパロディ）</text:p>
          </table:table-cell>
          <table:table-cell office:value-type="string" calcext:value-type="string">
            <text:p>2018-06-11 06:07:35 UTC</text:p>
          </table:table-cell>
          <table:table-cell office:value-type="string" calcext:value-type="string">
            <text:p>https://www.youtube.com/watch?v=bf7ewtkFHUA</text:p>
          </table:table-cell>
          <table:table-cell office:value-type="string" calcext:value-type="string">
            <text:p>たんぽっぽ〜みんなも歌ってみてね！</text:p>
            <text:p/>
            <text:p>日清紡及び、CMに携わる全ての人に敬意を込めて。制作いたしました。</text:p>
            <text:p/>
            <text:p>リコーダー：ニコニ・コモンズ時報の音；唯一神たしけ様より</text:p>
            <text:p/>
            <text:p>＿＿＿＿＿＿＿＿＿＿＿＿＿＿＿＿＿＿＿＿＿＿＿＿＿</text:p>
            <text:p/>
            <text:p>見てるといいことあるかも( *´艸｀) </text:p>
            <text:p/>
            <text:p>【twitter】 https://twitter.com/tanpopoVTuber </text:p>
            <text:p/>
            <text:p>【instagram】 https://www.instagram.com/tanpopo.vtuber </text:p>
            <text:p/>
            <text:p>たんぽぽの歴史(#^.^#)</text:p>
            <text:p/>
            <text:p> 2018.03.03 チャンネル開設</text:p>
            <text:p/>
            <text:p> 2018.03.17 予告動画投稿 </text:p>
            <text:p/>
            <text:p>2018.03.19自己紹介動画投稿</text:p>
            <text:p/>
            <text:p> まだまだ歴史は増えていくよ。 </text:p>
            <text:p>これからみんなよろしくね(*´ω｀*)</text:p>
          </table:table-cell>
          <table:table-cell office:value-type="float" office:value="50" calcext:value-type="float">
            <text:p>50</text:p>
          </table:table-cell>
          <table:table-cell office:value-type="float" office:value="8" calcext:value-type="float">
            <text:p>8</text:p>
          </table:table-cell>
          <table:table-cell office:value-type="string" calcext:value-type="string">
            <text:p>UC6ui7MRCqzYPHR48OrKD3_w</text:p>
          </table:table-cell>
          <table:table-cell office:value-type="string" calcext:value-type="string">
            <text:p>たんぽぽ [植物系vtuber]春野</text:p>
          </table:table-cell>
          <table:table-cell office:value-type="string" calcext:value-type="string">
            <text:p>https://www.youtube.com/channel/UC6ui7MRCqzYPHR48OrKD3_w</text:p>
          </table:table-cell>
          <table:table-cell office:value-type="string" calcext:value-type="string">
            <text:p>おはぽぽ！バーチャルユーチューバーの春野たんぽぽです。たんぽぽのことを気に入ってくれたらチャンネル登録してくれたら嬉しいな。</text:p>
            <text:p/>
            <text:p>見てるといいことあるかも( *´艸｀)</text:p>
            <text:p/>
            <text:p>【twitter】</text:p>
            <text:p>https://twitter.com/tanpopoVTuber</text:p>
            <text:p/>
            <text:p>【instagram】</text:p>
            <text:p>https://www.instagram.com/tanpopo.vtuber</text:p>
            <text:p/>
            <text:p/>
            <text:p/>
            <text:p>【？】</text:p>
            <text:p>何が追加されるかな～</text:p>
            <text:p/>
            <text:p/>
            <text:p>たんぽぽの歴史(#^.^#)</text:p>
            <text:p>2018.03.03 チャンネル開設</text:p>
            <text:p>2018.03.17 予告動画投稿</text:p>
            <text:p>2018.03.19自己紹介動画投稿</text:p>
            <text:p/>
            <text:p>まだまだ歴史は増えていくよ。</text:p>
            <text:p>これからみんなよろしくね(*´ω｀*)</text:p>
          </table:table-cell>
          <table:table-cell office:value-type="float" office:value="1" calcext:value-type="float">
            <text:p>1</text:p>
          </table:table-cell>
          <table:table-cell table:number-columns-repeated="1012"/>
        </table:table-row>
        <table:table-row table:style-name="ro2">
          <table:table-cell office:value-type="string" calcext:value-type="string">
            <text:p>Z0rHq2WVrno</text:p>
          </table:table-cell>
          <table:table-cell office:value-type="string" calcext:value-type="string">
            <text:p>谷村 新司　 幸福 「住友生命 CM」</text:p>
          </table:table-cell>
          <table:table-cell office:value-type="string" calcext:value-type="string">
            <text:p>2018-06-18 12:40:11 UTC</text:p>
          </table:table-cell>
          <table:table-cell office:value-type="string" calcext:value-type="string">
            <text:p>https://www.youtube.com/watch?v=Z0rHq2WVrno</text:p>
          </table:table-cell>
          <table:table-cell/>
          <table:table-cell office:value-type="float" office:value="15" calcext:value-type="float">
            <text:p>15</text:p>
          </table:table-cell>
          <table:table-cell office:value-type="float" office:value="1" calcext:value-type="float">
            <text:p>1</text:p>
          </table:table-cell>
          <table:table-cell office:value-type="string" calcext:value-type="string">
            <text:p>UC6uwGPD4RsCLFh9d0ufaQng</text:p>
          </table:table-cell>
          <table:table-cell office:value-type="string" calcext:value-type="string">
            <text:p>startic 413</text:p>
          </table:table-cell>
          <table:table-cell office:value-type="string" calcext:value-type="string">
            <text:p>https://www.youtube.com/channel/UC6uwGPD4RsCLFh9d0ufaQn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lCZYsRGd8W4</text:p>
          </table:table-cell>
          <table:table-cell office:value-type="string" calcext:value-type="string">
            <text:p>札幌学院大学2018年度テレビCM「6/18オープンキャンパス」</text:p>
          </table:table-cell>
          <table:table-cell office:value-type="string" calcext:value-type="string">
            <text:p>2018-06-06 07:05:10 UTC</text:p>
          </table:table-cell>
          <table:table-cell office:value-type="string" calcext:value-type="string">
            <text:p>https://www.youtube.com/watch?v=lCZYsRGd8W4</text:p>
          </table:table-cell>
          <table:table-cell office:value-type="string" calcext:value-type="string">
            <text:p>札幌学院大学「6/16オープンキャンパス」のテレビCMの映像です。</text:p>
          </table:table-cell>
          <table:table-cell office:value-type="float" office:value="800" calcext:value-type="float">
            <text:p>800</text:p>
          </table:table-cell>
          <table:table-cell/>
          <table:table-cell office:value-type="string" calcext:value-type="string">
            <text:p>UC76lCAOrl-_g-5Xlop-y0yQ</text:p>
          </table:table-cell>
          <table:table-cell office:value-type="string" calcext:value-type="string">
            <text:p>sgukouhou</text:p>
          </table:table-cell>
          <table:table-cell office:value-type="string" calcext:value-type="string">
            <text:p>https://www.youtube.com/channel/UC76lCAOrl-_g-5Xlop-y0yQ</text:p>
          </table:table-cell>
          <table:table-cell office:value-type="string" calcext:value-type="string">
            <text:p>札幌学院大学の公式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lucmpnj7yds</text:p>
          </table:table-cell>
          <table:table-cell office:value-type="string" calcext:value-type="string">
            <text:p>Dana White Says CM Punk and Mike Jackson are Both Done with the UFC</text:p>
          </table:table-cell>
          <table:table-cell office:value-type="string" calcext:value-type="string">
            <text:p>2018-06-10 08:11:21 UTC</text:p>
          </table:table-cell>
          <table:table-cell office:value-type="string" calcext:value-type="string">
            <text:p>https://www.youtube.com/watch?v=lucmpnj7yds</text:p>
          </table:table-cell>
          <table:table-cell office:value-type="string" calcext:value-type="string">
            <text:p>UFC president Dana White says CM Punk should call it a career after his loss at UFC 225 but then adds he has no intention of retaining his opponent MIke Jackson after his performance on Saturday night.</text:p>
          </table:table-cell>
          <table:table-cell office:value-type="float" office:value="116388" calcext:value-type="float">
            <text:p>116388</text:p>
          </table:table-cell>
          <table:table-cell office:value-type="float" office:value="512" calcext:value-type="float">
            <text:p>512</text:p>
          </table:table-cell>
          <table:table-cell office:value-type="string" calcext:value-type="string">
            <text:p>UC7tdFNggH_jwjJTDWqYelmA</text:p>
          </table:table-cell>
          <table:table-cell office:value-type="string" calcext:value-type="string">
            <text:p>MMAWeekly.com</text:p>
          </table:table-cell>
          <table:table-cell office:value-type="string" calcext:value-type="string">
            <text:p>https://www.youtube.com/channel/UC7tdFNggH_jwjJTDWqYelmA</text:p>
          </table:table-cell>
          <table:table-cell office:value-type="string" calcext:value-type="string">
            <text:p>http://www.MMAWeekly.com is the industry leader in mixed martial arts interviews with all the biggest names from the UFC, Bellator, Invicta FC, and other MMA organizations around the world.</text:p>
          </table:table-cell>
          <table:table-cell office:value-type="float" office:value="1" calcext:value-type="float">
            <text:p>1</text:p>
          </table:table-cell>
          <table:table-cell table:number-columns-repeated="1012"/>
        </table:table-row>
        <table:table-row table:style-name="ro2">
          <table:table-cell office:value-type="string" calcext:value-type="string">
            <text:p>MT93_GlKVUY</text:p>
          </table:table-cell>
          <table:table-cell office:value-type="string" calcext:value-type="string">
            <text:p>15分で見られる「風と共に去りぬ」CM</text:p>
          </table:table-cell>
          <table:table-cell office:value-type="string" calcext:value-type="string">
            <text:p>2018-06-28 08:25:55 UTC</text:p>
          </table:table-cell>
          <table:table-cell office:value-type="string" calcext:value-type="string">
            <text:p>https://www.youtube.com/watch?v=MT93_GlKVUY</text:p>
          </table:table-cell>
          <table:table-cell office:value-type="string" calcext:value-type="string">
            <text:p>名作映画を15分鑑賞！</text:p>
            <text:p>https://15min-cinema.tumblr.com/ で公開中</text:p>
            <text:p/>
            <text:p>全編をご覧になりたい方は下記リンクよりご購入の上、ご覧ください。</text:p>
            <text:p>Amazonプライムビデオ：https://amzn.to/2IgVoQ3</text:p>
            <text:p>Blu-rayディスク：https://amzn.to/2lreXME</text:p>
          </table:table-cell>
          <table:table-cell office:value-type="float" office:value="3" calcext:value-type="float">
            <text:p>3</text:p>
          </table:table-cell>
          <table:table-cell/>
          <table:table-cell office:value-type="string" calcext:value-type="string">
            <text:p>UC7V1ojX-KzJ1StbWeDybv0w</text:p>
          </table:table-cell>
          <table:table-cell office:value-type="string" calcext:value-type="string">
            <text:p>名作 短縮映画!</text:p>
          </table:table-cell>
          <table:table-cell office:value-type="string" calcext:value-type="string">
            <text:p>https://www.youtube.com/channel/UC7V1ojX-KzJ1StbWeDybv0w</text:p>
          </table:table-cell>
          <table:table-cell office:value-type="string" calcext:value-type="string">
            <text:p>映画が創られるようになって100年以上が経ちました。</text:p>
            <text:p>これまで数々の名作が生まれ、多くの人を魅了してきました。</text:p>
            <text:p/>
            <text:p>しかし、忙しい現代人には、なかなかゆっくりと見る時間が作れません。</text:p>
            <text:p>そこで、厳選した名画を再編集し、短時間見ていただけるようにしました。</text:p>
            <text:p/>
            <text:p>名シーンを出来るだけ残し、内容を理解していただけるようになっています。</text:p>
            <text:p>もし、各映画に興味をもたれたら、ぜひ全編をご覧いただき、</text:p>
            <text:p>名画の名画たる所以をご堪能いただければと思い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Hy60SyoIvYk</text:p>
          </table:table-cell>
          <table:table-cell office:value-type="string" calcext:value-type="string">
            <text:p>岡山大学のCM【学食編】</text:p>
          </table:table-cell>
          <table:table-cell office:value-type="string" calcext:value-type="string">
            <text:p>2018-06-02 11:21:36 UTC</text:p>
          </table:table-cell>
          <table:table-cell office:value-type="string" calcext:value-type="string">
            <text:p>https://www.youtube.com/watch?v=Hy60SyoIvYk</text:p>
          </table:table-cell>
          <table:table-cell office:value-type="string" calcext:value-type="string">
            <text:p>最近、食堂のおばちゃんが美人に見えてきました。</text:p>
            <text:p>Twitter      http://twitter.com/GamerYuRaRi</text:p>
          </table:table-cell>
          <table:table-cell office:value-type="float" office:value="30276" calcext:value-type="float">
            <text:p>30276</text:p>
          </table:table-cell>
          <table:table-cell office:value-type="float" office:value="546" calcext:value-type="float">
            <text:p>546</text:p>
          </table:table-cell>
          <table:table-cell office:value-type="string" calcext:value-type="string">
            <text:p>UC8i702PRk-GvL1bJu5_6dAQ</text:p>
          </table:table-cell>
          <table:table-cell office:value-type="string" calcext:value-type="string">
            <text:p>ゆらり〜。</text:p>
          </table:table-cell>
          <table:table-cell office:value-type="string" calcext:value-type="string">
            <text:p>https://www.youtube.com/channel/UC8i702PRk-GvL1bJu5_6dAQ</text:p>
          </table:table-cell>
          <table:table-cell office:value-type="string" calcext:value-type="string">
            <text:p>内定を取り、卒業するまでを見届けてくだ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HukplJhbOXE</text:p>
          </table:table-cell>
          <table:table-cell office:value-type="string" calcext:value-type="string">
            <text:p>【公式】小っちゃな手のりモンキー ハグミン 新CM「サル語でお世話講座篇」＜ハピネット＞</text:p>
          </table:table-cell>
          <table:table-cell office:value-type="string" calcext:value-type="string">
            <text:p>2018-06-18 01:36:51 UTC</text:p>
          </table:table-cell>
          <table:table-cell office:value-type="string" calcext:value-type="string">
            <text:p>https://www.youtube.com/watch?v=HukplJhbOXE</text:p>
          </table:table-cell>
          <table:table-cell office:value-type="string" calcext:value-type="string">
            <text:p>■新CMキャラクターに出川哲朗さんを起用！</text:p>
            <text:p>現在あらゆる世代に人気急上昇中で数多くのテレビ番組に出演する出川哲朗さんが、ハグミンの新イメージキャラクターとして登場しています。ここでしか見られない出川ハグミン“通称 デガミン”のコミカルで可愛らしい演技にご期待ください。</text:p>
            <text:p/>
            <text:p>■CMストーリー：サル語でお世話講座篇</text:p>
            <text:p>今回新しく登場する「なかよしルームセット」はハグミンのお世話遊びが出来る新コンセプトの商品になります。</text:p>
            <text:p>ブラシでハグミンの髪をとかしたり、バナナを食べさせたりといろんなお世話の方法を、出川さんがオリジナルの「サル語」？！で面白おかしく解説してくれています。最後は勢いあまって・・・？！な部分も必見です。</text:p>
            <text:p/>
            <text:p>◆ ハグミン公式サイト：http://hugmin.com/</text:p>
            <text:p>◆ ハグミン公式インスタグラム：https://www.instagram.com/hugmin_official/</text:p>
            <text:p>◆ おもちゃ屋さんへ行こう！：http://www.happinettoys.com/</text:p>
          </table:table-cell>
          <table:table-cell office:value-type="float" office:value="731" calcext:value-type="float">
            <text:p>731</text:p>
          </table:table-cell>
          <table:table-cell office:value-type="float" office:value="2" calcext:value-type="float">
            <text:p>2</text:p>
          </table:table-cell>
          <table:table-cell office:value-type="string" calcext:value-type="string">
            <text:p>UC8iFgN_uXv3iNWdKOwEf_rw</text:p>
          </table:table-cell>
          <table:table-cell office:value-type="string" calcext:value-type="string">
            <text:p>ハピネット・トイズ チャンネル</text:p>
          </table:table-cell>
          <table:table-cell office:value-type="string" calcext:value-type="string">
            <text:p>https://www.youtube.com/channel/UC8iFgN_uXv3iNWdKOwEf_rw</text:p>
          </table:table-cell>
          <table:table-cell office:value-type="string" calcext:value-type="string">
            <text:p>株式会社ハピネットから発売されているおもちゃを紹介するチャンネルです。</text:p>
            <text:p/>
            <text:p>【公式サイト：おもちゃ屋さんへ行こう！】</text:p>
            <text:p>http://www.happinettoys.com/</text:p>
          </table:table-cell>
          <table:table-cell office:value-type="float" office:value="0" calcext:value-type="float">
            <text:p>0</text:p>
          </table:table-cell>
          <table:table-cell table:number-columns-repeated="1012"/>
        </table:table-row>
        <table:table-row table:style-name="ro2">
          <table:table-cell office:value-type="string" calcext:value-type="string">
            <text:p>5wZV3qiWQBY</text:p>
          </table:table-cell>
          <table:table-cell office:value-type="string" calcext:value-type="string">
            <text:p>進路に悩むあなたの背中を押すＣＭ～ゆきやくんの場合　★北日本カレッジ</text:p>
          </table:table-cell>
          <table:table-cell office:value-type="string" calcext:value-type="string">
            <text:p>2018-06-01 00:58:57 UTC</text:p>
          </table:table-cell>
          <table:table-cell office:value-type="string" calcext:value-type="string">
            <text:p>https://www.youtube.com/watch?v=5wZV3qiWQBY</text:p>
          </table:table-cell>
          <table:table-cell office:value-type="string" calcext:value-type="string">
            <text:p>[アニメ]　小野ハナ</text:p>
            <text:p>[ディレクション]　UchuPeople</text:p>
            <text:p>[製作]　マエサク</text:p>
            <text:p>[音楽]　牧田慎</text:p>
            <text:p>[声優]　小谷野萌</text:p>
            <text:p/>
            <text:p>----</text:p>
            <text:p>北日本カレッジ</text:p>
            <text:p>美容/調理/製菓/介護/保育/医薬販売を学べる専門学校</text:p>
            <text:p>★盛岡駅西口徒歩１分</text:p>
            <text:p/>
            <text:p>https://www.kitakita.ac.jp</text:p>
          </table:table-cell>
          <table:table-cell office:value-type="float" office:value="190" calcext:value-type="float">
            <text:p>190</text:p>
          </table:table-cell>
          <table:table-cell office:value-type="float" office:value="2" calcext:value-type="float">
            <text:p>2</text:p>
          </table:table-cell>
          <table:table-cell office:value-type="string" calcext:value-type="string">
            <text:p>UC8Iy0z8O5lLc9S-bCjQb8UQ</text:p>
          </table:table-cell>
          <table:table-cell office:value-type="string" calcext:value-type="string">
            <text:p>北日本カレッジ</text:p>
          </table:table-cell>
          <table:table-cell office:value-type="string" calcext:value-type="string">
            <text:p>https://www.youtube.com/channel/UC8Iy0z8O5lLc9S-bCjQb8UQ</text:p>
          </table:table-cell>
          <table:table-cell office:value-type="string" calcext:value-type="string">
            <text:p>岩手・盛岡・専門学校</text:p>
          </table:table-cell>
          <table:table-cell office:value-type="float" office:value="0" calcext:value-type="float">
            <text:p>0</text:p>
          </table:table-cell>
          <table:table-cell table:number-columns-repeated="1012"/>
        </table:table-row>
        <table:table-row table:style-name="ro2">
          <table:table-cell office:value-type="string" calcext:value-type="string">
            <text:p>tmZP3KEgmCo</text:p>
          </table:table-cell>
          <table:table-cell office:value-type="string" calcext:value-type="string">
            <text:p>進路に悩むあなたの背中を押すＣＭ～あきなさんの場合　★北日本カレッジ</text:p>
          </table:table-cell>
          <table:table-cell office:value-type="string" calcext:value-type="string">
            <text:p>2018-06-01 00:49:14 UTC</text:p>
          </table:table-cell>
          <table:table-cell office:value-type="string" calcext:value-type="string">
            <text:p>https://www.youtube.com/watch?v=tmZP3KEgmCo</text:p>
          </table:table-cell>
          <table:table-cell office:value-type="string" calcext:value-type="string">
            <text:p>[アニメ]　小野ハナ</text:p>
            <text:p>[ディレクション]　UchuPeople</text:p>
            <text:p>[製作]　マエサク</text:p>
            <text:p>[音楽]　牧田慎</text:p>
            <text:p>[声優]　小谷野萌</text:p>
            <text:p/>
            <text:p>----</text:p>
            <text:p>北日本カレッジ</text:p>
            <text:p>美容/調理/製菓/介護/保育/医薬販売を学べる専門学校</text:p>
            <text:p>★盛岡駅西口徒歩１分</text:p>
            <text:p/>
            <text:p>https://www.kitakita.ac.jp</text:p>
          </table:table-cell>
          <table:table-cell office:value-type="float" office:value="140" calcext:value-type="float">
            <text:p>140</text:p>
          </table:table-cell>
          <table:table-cell office:value-type="float" office:value="2" calcext:value-type="float">
            <text:p>2</text:p>
          </table:table-cell>
          <table:table-cell office:value-type="string" calcext:value-type="string">
            <text:p>UC8Iy0z8O5lLc9S-bCjQb8UQ</text:p>
          </table:table-cell>
          <table:table-cell office:value-type="string" calcext:value-type="string">
            <text:p>北日本カレッジ</text:p>
          </table:table-cell>
          <table:table-cell office:value-type="string" calcext:value-type="string">
            <text:p>https://www.youtube.com/channel/UC8Iy0z8O5lLc9S-bCjQb8UQ</text:p>
          </table:table-cell>
          <table:table-cell office:value-type="string" calcext:value-type="string">
            <text:p>岩手・盛岡・専門学校</text:p>
          </table:table-cell>
          <table:table-cell office:value-type="float" office:value="0" calcext:value-type="float">
            <text:p>0</text:p>
          </table:table-cell>
          <table:table-cell table:number-columns-repeated="1012"/>
        </table:table-row>
        <table:table-row table:style-name="ro2">
          <table:table-cell office:value-type="string" calcext:value-type="string">
            <text:p>LvKoOYXFvrI</text:p>
          </table:table-cell>
          <table:table-cell office:value-type="string" calcext:value-type="string">
            <text:p>花王 カビハイター 排水口の汚れ篇　先行発売　30秒 CM 中村獅童</text:p>
          </table:table-cell>
          <table:table-cell office:value-type="string" calcext:value-type="string">
            <text:p>2018-06-30 15:00:22 UTC</text:p>
          </table:table-cell>
          <table:table-cell office:value-type="string" calcext:value-type="string">
            <text:p>https://www.youtube.com/watch?v=LvKoOYXFvrI</text:p>
          </table:table-cell>
          <table:table-cell office:value-type="string" calcext:value-type="string">
            <text:p>花王 カビハイター 排水口の汚れ篇　先行発売　30秒 CM 中村獅童</text:p>
          </table:table-cell>
          <table:table-cell office:value-type="float" office:value="5174" calcext:value-type="float">
            <text:p>5174</text:p>
          </table:table-cell>
          <table:table-cell office:value-type="float" office:value="9" calcext:value-type="float">
            <text:p>9</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RVQY2T2cDPM</text:p>
          </table:table-cell>
          <table:table-cell office:value-type="string" calcext:value-type="string">
            <text:p>花王 カビハイター 排水口の汚れ篇　先行発売　15秒 CM 中村獅童</text:p>
          </table:table-cell>
          <table:table-cell office:value-type="string" calcext:value-type="string">
            <text:p>2018-06-30 15:00:18 UTC</text:p>
          </table:table-cell>
          <table:table-cell office:value-type="string" calcext:value-type="string">
            <text:p>https://www.youtube.com/watch?v=RVQY2T2cDPM</text:p>
          </table:table-cell>
          <table:table-cell office:value-type="string" calcext:value-type="string">
            <text:p>花王 カビハイター 排水口の汚れ篇　先行発売　15秒 CM 中村獅童</text:p>
          </table:table-cell>
          <table:table-cell office:value-type="float" office:value="6283" calcext:value-type="float">
            <text:p>6283</text:p>
          </table:table-cell>
          <table:table-cell office:value-type="float" office:value="5" calcext:value-type="float">
            <text:p>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Q9MINfhMJvA</text:p>
          </table:table-cell>
          <table:table-cell office:value-type="string" calcext:value-type="string">
            <text:p>花王 オーブ １８年６月アイシャドウ１５秒 CM 石原さとみ</text:p>
          </table:table-cell>
          <table:table-cell office:value-type="string" calcext:value-type="string">
            <text:p>2018-06-18 15:00:15 UTC</text:p>
          </table:table-cell>
          <table:table-cell office:value-type="string" calcext:value-type="string">
            <text:p>https://www.youtube.com/watch?v=Q9MINfhMJvA</text:p>
          </table:table-cell>
          <table:table-cell office:value-type="string" calcext:value-type="string">
            <text:p>花王 オーブ １８年６月アイシャドウ１５秒 CM 石原さとみ</text:p>
            <text:p/>
            <text:p>WEBサイトはこちら＞</text:p>
            <text:p>https://www.sofina.co.jp/aube/?cid=jp_aube_YT_622C0004-D81A-4964-A62E-2B7EC35D7DAC</text:p>
          </table:table-cell>
          <table:table-cell office:value-type="float" office:value="17800" calcext:value-type="float">
            <text:p>17800</text:p>
          </table:table-cell>
          <table:table-cell office:value-type="float" office:value="67" calcext:value-type="float">
            <text:p>6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b2b-wTP0oSQ</text:p>
          </table:table-cell>
          <table:table-cell office:value-type="string" calcext:value-type="string">
            <text:p>花王 オーブ 石原さとみさん10秒チャレンジ CM</text:p>
          </table:table-cell>
          <table:table-cell office:value-type="string" calcext:value-type="string">
            <text:p>2018-06-18 15:00:17 UTC</text:p>
          </table:table-cell>
          <table:table-cell office:value-type="string" calcext:value-type="string">
            <text:p>https://www.youtube.com/watch?v=b2b-wTP0oSQ</text:p>
          </table:table-cell>
          <table:table-cell office:value-type="string" calcext:value-type="string">
            <text:p>花王 オーブ 石原さとみさん10秒チャレンジ CM</text:p>
            <text:p/>
            <text:p>WEBサイトはこちら＞</text:p>
            <text:p>https://www.sofina.co.jp/aube/?cid=</text:p>
          </table:table-cell>
          <table:table-cell office:value-type="float" office:value="104675" calcext:value-type="float">
            <text:p>104675</text:p>
          </table:table-cell>
          <table:table-cell office:value-type="float" office:value="98" calcext:value-type="float">
            <text:p>98</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I895XFJS9_Y</text:p>
          </table:table-cell>
          <table:table-cell office:value-type="string" calcext:value-type="string">
            <text:p>花王 メリット つめかえ篇 CM</text:p>
          </table:table-cell>
          <table:table-cell office:value-type="string" calcext:value-type="string">
            <text:p>2018-06-14 00:00:18 UTC</text:p>
          </table:table-cell>
          <table:table-cell office:value-type="string" calcext:value-type="string">
            <text:p>https://www.youtube.com/watch?v=I895XFJS9_Y</text:p>
          </table:table-cell>
          <table:table-cell office:value-type="string" calcext:value-type="string">
            <text:p>花王 メリット つめかえ篇 CM</text:p>
          </table:table-cell>
          <table:table-cell office:value-type="float" office:value="355035" calcext:value-type="float">
            <text:p>355035</text:p>
          </table:table-cell>
          <table:table-cell office:value-type="float" office:value="14" calcext:value-type="float">
            <text:p>14</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FEwZjqtdP0I</text:p>
          </table:table-cell>
          <table:table-cell office:value-type="string" calcext:value-type="string">
            <text:p>花王 メリット お手ごろ篇 CM</text:p>
          </table:table-cell>
          <table:table-cell office:value-type="string" calcext:value-type="string">
            <text:p>2018-06-14 00:00:14 UTC</text:p>
          </table:table-cell>
          <table:table-cell office:value-type="string" calcext:value-type="string">
            <text:p>https://www.youtube.com/watch?v=FEwZjqtdP0I</text:p>
          </table:table-cell>
          <table:table-cell office:value-type="string" calcext:value-type="string">
            <text:p>花王 メリット お手ごろ篇 CM</text:p>
          </table:table-cell>
          <table:table-cell office:value-type="float" office:value="314623" calcext:value-type="float">
            <text:p>314623</text:p>
          </table:table-cell>
          <table:table-cell office:value-type="float" office:value="8" calcext:value-type="float">
            <text:p>8</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oiCUvm_Ki4M</text:p>
          </table:table-cell>
          <table:table-cell office:value-type="string" calcext:value-type="string">
            <text:p>花王 メリット 一人ひとりに気持ちいい篇 CM 妻夫木聡</text:p>
          </table:table-cell>
          <table:table-cell office:value-type="string" calcext:value-type="string">
            <text:p>2018-06-13 15:00:18 UTC</text:p>
          </table:table-cell>
          <table:table-cell office:value-type="string" calcext:value-type="string">
            <text:p>https://www.youtube.com/watch?v=oiCUvm_Ki4M</text:p>
          </table:table-cell>
          <table:table-cell office:value-type="string" calcext:value-type="string">
            <text:p>花王 メリット 一人ひとりに気持ちいい篇 CM 妻夫木聡</text:p>
          </table:table-cell>
          <table:table-cell office:value-type="float" office:value="346411" calcext:value-type="float">
            <text:p>346411</text:p>
          </table:table-cell>
          <table:table-cell office:value-type="float" office:value="42" calcext:value-type="float">
            <text:p>42</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npuZ7xLvvXU</text:p>
          </table:table-cell>
          <table:table-cell office:value-type="string" calcext:value-type="string">
            <text:p>花王 アタック プロEX石けん 新発売篇 CM</text:p>
          </table:table-cell>
          <table:table-cell office:value-type="string" calcext:value-type="string">
            <text:p>2018-06-09 15:00:18 UTC</text:p>
          </table:table-cell>
          <table:table-cell office:value-type="string" calcext:value-type="string">
            <text:p>https://www.youtube.com/watch?v=npuZ7xLvvXU</text:p>
          </table:table-cell>
          <table:table-cell office:value-type="string" calcext:value-type="string">
            <text:p>花王 アタック プロEX石けん 新発売篇 CM</text:p>
            <text:p/>
            <text:p>WEBサイトはこちら＞</text:p>
            <text:p>http://www.kao.co.jp/attack/products/proex/?cid=jp_attack_YT_4911CC22-5135-47D8-B7B2-275F73DF7C74</text:p>
          </table:table-cell>
          <table:table-cell office:value-type="float" office:value="4725" calcext:value-type="float">
            <text:p>4725</text:p>
          </table:table-cell>
          <table:table-cell office:value-type="float" office:value="15" calcext:value-type="float">
            <text:p>1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xl2vDiYa0q8</text:p>
          </table:table-cell>
          <table:table-cell office:value-type="string" calcext:value-type="string">
            <text:p>花王 ビオレ　マシュマロホイップ 「泡体験」篇　３０秒 CM 波瑠</text:p>
          </table:table-cell>
          <table:table-cell office:value-type="string" calcext:value-type="string">
            <text:p>2018-06-07 15:00:37 UTC</text:p>
          </table:table-cell>
          <table:table-cell office:value-type="string" calcext:value-type="string">
            <text:p>https://www.youtube.com/watch?v=xl2vDiYa0q8</text:p>
          </table:table-cell>
          <table:table-cell office:value-type="string" calcext:value-type="string">
            <text:p>花王 ビオレ　マシュマロホイップ 「泡体験」篇　３０秒 CM 波瑠</text:p>
          </table:table-cell>
          <table:table-cell office:value-type="float" office:value="5884" calcext:value-type="float">
            <text:p>5884</text:p>
          </table:table-cell>
          <table:table-cell office:value-type="float" office:value="35" calcext:value-type="float">
            <text:p>3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_7lnbMepC5Y</text:p>
          </table:table-cell>
          <table:table-cell office:value-type="string" calcext:value-type="string">
            <text:p>花王 ワイドハイター あるとないとじゃ・マッセ篇 CM スピードワゴン小沢一敬</text:p>
          </table:table-cell>
          <table:table-cell office:value-type="string" calcext:value-type="string">
            <text:p>2018-06-07 15:00:49 UTC</text:p>
          </table:table-cell>
          <table:table-cell office:value-type="string" calcext:value-type="string">
            <text:p>https://www.youtube.com/watch?v=_7lnbMepC5Y</text:p>
          </table:table-cell>
          <table:table-cell office:value-type="string" calcext:value-type="string">
            <text:p>花王 ワイドハイター あるとないとじゃ・マッセ篇 CM スピードワゴン小沢一敬</text:p>
          </table:table-cell>
          <table:table-cell office:value-type="float" office:value="286686" calcext:value-type="float">
            <text:p>286686</text:p>
          </table:table-cell>
          <table:table-cell office:value-type="float" office:value="15" calcext:value-type="float">
            <text:p>1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9bHntbRCe2I</text:p>
          </table:table-cell>
          <table:table-cell office:value-type="string" calcext:value-type="string">
            <text:p>花王 ワイドハイター あるとないとじゃ・バラ篇 CM スピードワゴン小沢一敬</text:p>
          </table:table-cell>
          <table:table-cell office:value-type="string" calcext:value-type="string">
            <text:p>2018-06-07 15:00:34 UTC</text:p>
          </table:table-cell>
          <table:table-cell office:value-type="string" calcext:value-type="string">
            <text:p>https://www.youtube.com/watch?v=9bHntbRCe2I</text:p>
          </table:table-cell>
          <table:table-cell office:value-type="string" calcext:value-type="string">
            <text:p>花王 ワイドハイター あるとないとじゃ・バラ篇 CM スピードワゴン小沢一敬</text:p>
          </table:table-cell>
          <table:table-cell office:value-type="float" office:value="138672" calcext:value-type="float">
            <text:p>138672</text:p>
          </table:table-cell>
          <table:table-cell office:value-type="float" office:value="17" calcext:value-type="float">
            <text:p>1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WYT7Z3M8OQo</text:p>
          </table:table-cell>
          <table:table-cell office:value-type="string" calcext:value-type="string">
            <text:p>花王 ワイドハイター あるとないとじゃ・ファール篇 CM スピードワゴン小沢一敬</text:p>
          </table:table-cell>
          <table:table-cell office:value-type="string" calcext:value-type="string">
            <text:p>2018-06-07 15:00:32 UTC</text:p>
          </table:table-cell>
          <table:table-cell office:value-type="string" calcext:value-type="string">
            <text:p>https://www.youtube.com/watch?v=WYT7Z3M8OQo</text:p>
          </table:table-cell>
          <table:table-cell office:value-type="string" calcext:value-type="string">
            <text:p>花王 ワイドハイター あるとないとじゃ・ファール篇 CM スピードワゴン小沢一敬</text:p>
          </table:table-cell>
          <table:table-cell office:value-type="float" office:value="255560" calcext:value-type="float">
            <text:p>255560</text:p>
          </table:table-cell>
          <table:table-cell office:value-type="float" office:value="17" calcext:value-type="float">
            <text:p>1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SbT4uUojMD0</text:p>
          </table:table-cell>
          <table:table-cell office:value-type="string" calcext:value-type="string">
            <text:p>花王 ワイドハイター あるとないとじゃ・アジサイ篇 CM スピードワゴン小沢一敬</text:p>
          </table:table-cell>
          <table:table-cell office:value-type="string" calcext:value-type="string">
            <text:p>2018-06-07 15:00:28 UTC</text:p>
          </table:table-cell>
          <table:table-cell office:value-type="string" calcext:value-type="string">
            <text:p>https://www.youtube.com/watch?v=SbT4uUojMD0</text:p>
          </table:table-cell>
          <table:table-cell office:value-type="string" calcext:value-type="string">
            <text:p>花王 ワイドハイター あるとないとじゃ・アジサイ篇 CM スピードワゴン小沢一敬</text:p>
          </table:table-cell>
          <table:table-cell office:value-type="float" office:value="184111" calcext:value-type="float">
            <text:p>184111</text:p>
          </table:table-cell>
          <table:table-cell office:value-type="float" office:value="14" calcext:value-type="float">
            <text:p>14</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LwRd6PLhjjU</text:p>
          </table:table-cell>
          <table:table-cell office:value-type="string" calcext:value-type="string">
            <text:p>花王 アタック 抗菌水に変えようTrv　我慢の限界 CM</text:p>
          </table:table-cell>
          <table:table-cell office:value-type="string" calcext:value-type="string">
            <text:p>2018-06-06 15:00:39 UTC</text:p>
          </table:table-cell>
          <table:table-cell office:value-type="string" calcext:value-type="string">
            <text:p>https://www.youtube.com/watch?v=LwRd6PLhjjU</text:p>
          </table:table-cell>
          <table:table-cell office:value-type="string" calcext:value-type="string">
            <text:p>花王 アタック 抗菌水に変えようTrv　我慢の限界 CM</text:p>
          </table:table-cell>
          <table:table-cell office:value-type="float" office:value="234017" calcext:value-type="float">
            <text:p>234017</text:p>
          </table:table-cell>
          <table:table-cell office:value-type="float" office:value="10" calcext:value-type="float">
            <text:p>10</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KDeQykqgKxo</text:p>
          </table:table-cell>
          <table:table-cell office:value-type="string" calcext:value-type="string">
            <text:p>花王 アタック だって女の子だもん・絶望を乗り越えて CM</text:p>
          </table:table-cell>
          <table:table-cell office:value-type="string" calcext:value-type="string">
            <text:p>2018-06-06 15:00:29 UTC</text:p>
          </table:table-cell>
          <table:table-cell office:value-type="string" calcext:value-type="string">
            <text:p>https://www.youtube.com/watch?v=KDeQykqgKxo</text:p>
          </table:table-cell>
          <table:table-cell office:value-type="string" calcext:value-type="string">
            <text:p>花王 アタック だって女の子だもん・絶望を乗り越えて CM</text:p>
          </table:table-cell>
          <table:table-cell office:value-type="float" office:value="361701" calcext:value-type="float">
            <text:p>361701</text:p>
          </table:table-cell>
          <table:table-cell office:value-type="float" office:value="129" calcext:value-type="float">
            <text:p>129</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K_gOvZBwO-Y</text:p>
          </table:table-cell>
          <table:table-cell office:value-type="string" calcext:value-type="string">
            <text:p>花王 アタック スポーツバック放置事件、靴下生乾き事件 CM</text:p>
          </table:table-cell>
          <table:table-cell office:value-type="string" calcext:value-type="string">
            <text:p>2018-06-06 15:00:27 UTC</text:p>
          </table:table-cell>
          <table:table-cell office:value-type="string" calcext:value-type="string">
            <text:p>https://www.youtube.com/watch?v=K_gOvZBwO-Y</text:p>
          </table:table-cell>
          <table:table-cell office:value-type="string" calcext:value-type="string">
            <text:p>花王 アタック スポーツバック放置事件、靴下生乾き事件 CM</text:p>
          </table:table-cell>
          <table:table-cell office:value-type="float" office:value="305265" calcext:value-type="float">
            <text:p>305265</text:p>
          </table:table-cell>
          <table:table-cell office:value-type="float" office:value="7" calcext:value-type="float">
            <text:p>7</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JbUlwibCiNQ</text:p>
          </table:table-cell>
          <table:table-cell office:value-type="string" calcext:value-type="string">
            <text:p>花王 アタック 生きる気力、止まない雨 CM</text:p>
          </table:table-cell>
          <table:table-cell office:value-type="string" calcext:value-type="string">
            <text:p>2018-06-06 15:00:20 UTC</text:p>
          </table:table-cell>
          <table:table-cell office:value-type="string" calcext:value-type="string">
            <text:p>https://www.youtube.com/watch?v=JbUlwibCiNQ</text:p>
          </table:table-cell>
          <table:table-cell office:value-type="string" calcext:value-type="string">
            <text:p>花王 アタック 生きる気力、止まない雨 CM</text:p>
          </table:table-cell>
          <table:table-cell office:value-type="float" office:value="222785" calcext:value-type="float">
            <text:p>222785</text:p>
          </table:table-cell>
          <table:table-cell office:value-type="float" office:value="5" calcext:value-type="float">
            <text:p>5</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fctFePSHzdU</text:p>
          </table:table-cell>
          <table:table-cell office:value-type="string" calcext:value-type="string">
            <text:p>花王 アタック 悪臭菌ジュニア 15秒 CM 豊川悦司</text:p>
          </table:table-cell>
          <table:table-cell office:value-type="string" calcext:value-type="string">
            <text:p>2018-06-06 15:00:36 UTC</text:p>
          </table:table-cell>
          <table:table-cell office:value-type="string" calcext:value-type="string">
            <text:p>https://www.youtube.com/watch?v=fctFePSHzdU</text:p>
          </table:table-cell>
          <table:table-cell office:value-type="string" calcext:value-type="string">
            <text:p>花王 アタック 悪臭菌ジュニア 15秒 CM 豊川悦司</text:p>
          </table:table-cell>
          <table:table-cell office:value-type="float" office:value="273471" calcext:value-type="float">
            <text:p>273471</text:p>
          </table:table-cell>
          <table:table-cell office:value-type="float" office:value="16" calcext:value-type="float">
            <text:p>16</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lzyPNNAXFv0</text:p>
          </table:table-cell>
          <table:table-cell office:value-type="string" calcext:value-type="string">
            <text:p>花王 アタック ご挨拶 CM 豊川悦司</text:p>
          </table:table-cell>
          <table:table-cell office:value-type="string" calcext:value-type="string">
            <text:p>2018-06-06 15:00:33 UTC</text:p>
          </table:table-cell>
          <table:table-cell office:value-type="string" calcext:value-type="string">
            <text:p>https://www.youtube.com/watch?v=lzyPNNAXFv0</text:p>
          </table:table-cell>
          <table:table-cell office:value-type="string" calcext:value-type="string">
            <text:p>花王 アタック ご挨拶 CM 豊川悦司</text:p>
          </table:table-cell>
          <table:table-cell office:value-type="float" office:value="222921" calcext:value-type="float">
            <text:p>222921</text:p>
          </table:table-cell>
          <table:table-cell office:value-type="float" office:value="19" calcext:value-type="float">
            <text:p>19</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8MJWeRAHJJ4</text:p>
          </table:table-cell>
          <table:table-cell office:value-type="string" calcext:value-type="string">
            <text:p>花王 ビオレ　マシュマロホイップ 「どっち？」篇　15秒 CM 波瑠</text:p>
          </table:table-cell>
          <table:table-cell office:value-type="string" calcext:value-type="string">
            <text:p>2018-06-03 15:00:15 UTC</text:p>
          </table:table-cell>
          <table:table-cell office:value-type="string" calcext:value-type="string">
            <text:p>https://www.youtube.com/watch?v=8MJWeRAHJJ4</text:p>
          </table:table-cell>
          <table:table-cell office:value-type="string" calcext:value-type="string">
            <text:p>花王 ビオレ　マシュマロホイップ 「どっち？」篇　15秒 CM 波瑠</text:p>
          </table:table-cell>
          <table:table-cell office:value-type="float" office:value="837566" calcext:value-type="float">
            <text:p>837566</text:p>
          </table:table-cell>
          <table:table-cell office:value-type="float" office:value="52" calcext:value-type="float">
            <text:p>52</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2m2UyidTKQc</text:p>
          </table:table-cell>
          <table:table-cell office:value-type="string" calcext:value-type="string">
            <text:p>花王 ビオレ　マシュマロホイップ 「泡体験」篇　15秒 CM 波瑠</text:p>
          </table:table-cell>
          <table:table-cell office:value-type="string" calcext:value-type="string">
            <text:p>2018-06-03 15:00:17 UTC</text:p>
          </table:table-cell>
          <table:table-cell office:value-type="string" calcext:value-type="string">
            <text:p>https://www.youtube.com/watch?v=2m2UyidTKQc</text:p>
          </table:table-cell>
          <table:table-cell office:value-type="string" calcext:value-type="string">
            <text:p>花王 ビオレ　マシュマロホイップ 「泡体験」篇　15秒 CM 波瑠</text:p>
          </table:table-cell>
          <table:table-cell office:value-type="float" office:value="862821" calcext:value-type="float">
            <text:p>862821</text:p>
          </table:table-cell>
          <table:table-cell office:value-type="float" office:value="60" calcext:value-type="float">
            <text:p>60</text:p>
          </table:table-cell>
          <table:table-cell office:value-type="string" calcext:value-type="string">
            <text:p>UC8meHqoXa7z6I6-jiGgfL0w</text:p>
          </table:table-cell>
          <table:table-cell office:value-type="string" calcext:value-type="string">
            <text:p>KaoJapan</text:p>
          </table:table-cell>
          <table:table-cell office:value-type="string" calcext:value-type="string">
            <text:p>https://www.youtube.com/channel/UC8meHqoXa7z6I6-jiGgfL0w</text:p>
          </table:table-cell>
          <table:table-cell office:value-type="string" calcext:value-type="string">
            <text:p>花王製品のコマーシャルや、動画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_7RFr6URRng</text:p>
          </table:table-cell>
          <table:table-cell office:value-type="string" calcext:value-type="string">
            <text:p>祈りの老舗CM　30秒編</text:p>
          </table:table-cell>
          <table:table-cell office:value-type="string" calcext:value-type="string">
            <text:p>2018-06-08 08:16:53 UTC</text:p>
          </table:table-cell>
          <table:table-cell office:value-type="string" calcext:value-type="string">
            <text:p>https://www.youtube.com/watch?v=_7RFr6URRng</text:p>
          </table:table-cell>
          <table:table-cell office:value-type="string" calcext:value-type="string">
            <text:p>説明</text:p>
          </table:table-cell>
          <table:table-cell office:value-type="float" office:value="717" calcext:value-type="float">
            <text:p>717</text:p>
          </table:table-cell>
          <table:table-cell office:value-type="float" office:value="2" calcext:value-type="float">
            <text:p>2</text:p>
          </table:table-cell>
          <table:table-cell office:value-type="string" calcext:value-type="string">
            <text:p>UC8n5iz2oyQa83T6yD1T2jmA</text:p>
          </table:table-cell>
          <table:table-cell office:value-type="string" calcext:value-type="string">
            <text:p>はせがわお仏壇・お墓</text:p>
          </table:table-cell>
          <table:table-cell office:value-type="string" calcext:value-type="string">
            <text:p>https://www.youtube.com/channel/UC8n5iz2oyQa83T6yD1T2jm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cDLjT84SaLg</text:p>
          </table:table-cell>
          <table:table-cell office:value-type="string" calcext:value-type="string">
            <text:p>[CM]B'z B’z LIVE-GYM 2017 2018 “LIVE DINOSAUR” -赤い河ver-</text:p>
          </table:table-cell>
          <table:table-cell office:value-type="string" calcext:value-type="string">
            <text:p>2018-06-16 16:51:54 UTC</text:p>
          </table:table-cell>
          <table:table-cell office:value-type="string" calcext:value-type="string">
            <text:p>https://www.youtube.com/watch?v=cDLjT84SaLg</text:p>
          </table:table-cell>
          <table:table-cell office:value-type="string" calcext:value-type="string">
            <text:p>2018/07/4リリース予定です</text:p>
          </table:table-cell>
          <table:table-cell office:value-type="float" office:value="75196" calcext:value-type="float">
            <text:p>75196</text:p>
          </table:table-cell>
          <table:table-cell office:value-type="float" office:value="458" calcext:value-type="float">
            <text:p>458</text:p>
          </table:table-cell>
          <table:table-cell office:value-type="string" calcext:value-type="string">
            <text:p>UC8PZn6v34TdgD405nRD02nA</text:p>
          </table:table-cell>
          <table:table-cell office:value-type="string" calcext:value-type="string">
            <text:p>zebra</text:p>
          </table:table-cell>
          <table:table-cell office:value-type="string" calcext:value-type="string">
            <text:p>https://www.youtube.com/channel/UC8PZn6v34TdgD405nRD02n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V_OeAynwXgA</text:p>
          </table:table-cell>
          <table:table-cell office:value-type="string" calcext:value-type="string">
            <text:p>【公式】ブルボン フェットチーネグミ「ハジケまして」篇 CMメイキング 乃木坂46</text:p>
          </table:table-cell>
          <table:table-cell office:value-type="string" calcext:value-type="string">
            <text:p>2018-06-19 01:03:17 UTC</text:p>
          </table:table-cell>
          <table:table-cell office:value-type="string" calcext:value-type="string">
            <text:p>https://www.youtube.com/watch?v=V_OeAynwXgA</text:p>
          </table:table-cell>
          <table:table-cell office:value-type="string" calcext:value-type="string">
            <text:p>乃木坂46の白石麻衣さん、生田絵梨花さん、衛藤美彩さんが、フェットチーネグミのCMに初登場！CMではクールな表情をみせてくれた3人のメイキングをお楽しみください！</text:p>
            <text:p/>
            <text:p>＜ブルボン公式サイト＞</text:p>
            <text:p>https://www.bourbon.co.jp/fettuccine/</text:p>
          </table:table-cell>
          <table:table-cell office:value-type="float" office:value="34249" calcext:value-type="float">
            <text:p>34249</text:p>
          </table:table-cell>
          <table:table-cell office:value-type="float" office:value="561" calcext:value-type="float">
            <text:p>561</text:p>
          </table:table-cell>
          <table:table-cell office:value-type="string" calcext:value-type="string">
            <text:p>UC8UW0OHgo_FtkF4orKd2S4Q</text:p>
          </table:table-cell>
          <table:table-cell office:value-type="string" calcext:value-type="string">
            <text:p>ブルボン</text:p>
          </table:table-cell>
          <table:table-cell office:value-type="string" calcext:value-type="string">
            <text:p>https://www.youtube.com/channel/UC8UW0OHgo_FtkF4orKd2S4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fxssoeXKePk</text:p>
          </table:table-cell>
          <table:table-cell office:value-type="string" calcext:value-type="string">
            <text:p>Malabars CM i CS1</text:p>
          </table:table-cell>
          <table:table-cell office:value-type="string" calcext:value-type="string">
            <text:p>2018-06-19 10:02:14 UTC</text:p>
          </table:table-cell>
          <table:table-cell office:value-type="string" calcext:value-type="string">
            <text:p>https://www.youtube.com/watch?v=fxssoeXKePk</text:p>
          </table:table-cell>
          <table:table-cell/>
          <table:table-cell office:value-type="float" office:value="18" calcext:value-type="float">
            <text:p>18</text:p>
          </table:table-cell>
          <table:table-cell office:value-type="float" office:value="0" calcext:value-type="float">
            <text:p>0</text:p>
          </table:table-cell>
          <table:table-cell office:value-type="string" calcext:value-type="string">
            <text:p>UC8XmnmyqsKhF04cRHwhJ1xw</text:p>
          </table:table-cell>
          <table:table-cell office:value-type="string" calcext:value-type="string">
            <text:p>CEIP SANTA EULÀLIA. Berga</text:p>
          </table:table-cell>
          <table:table-cell office:value-type="string" calcext:value-type="string">
            <text:p>https://www.youtube.com/channel/UC8XmnmyqsKhF04cRHwhJ1x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pZRNQZ5JbOM</text:p>
          </table:table-cell>
          <table:table-cell office:value-type="string" calcext:value-type="string">
            <text:p>Malabars CM i CS4</text:p>
          </table:table-cell>
          <table:table-cell office:value-type="string" calcext:value-type="string">
            <text:p>2018-06-19 10:02:14 UTC</text:p>
          </table:table-cell>
          <table:table-cell office:value-type="string" calcext:value-type="string">
            <text:p>https://www.youtube.com/watch?v=pZRNQZ5JbOM</text:p>
          </table:table-cell>
          <table:table-cell/>
          <table:table-cell office:value-type="float" office:value="21" calcext:value-type="float">
            <text:p>21</text:p>
          </table:table-cell>
          <table:table-cell office:value-type="float" office:value="1" calcext:value-type="float">
            <text:p>1</text:p>
          </table:table-cell>
          <table:table-cell office:value-type="string" calcext:value-type="string">
            <text:p>UC8XmnmyqsKhF04cRHwhJ1xw</text:p>
          </table:table-cell>
          <table:table-cell office:value-type="string" calcext:value-type="string">
            <text:p>CEIP SANTA EULÀLIA. Berga</text:p>
          </table:table-cell>
          <table:table-cell office:value-type="string" calcext:value-type="string">
            <text:p>https://www.youtube.com/channel/UC8XmnmyqsKhF04cRHwhJ1x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OYLPfRTN4kA</text:p>
          </table:table-cell>
          <table:table-cell office:value-type="string" calcext:value-type="string">
            <text:p>「アクアソリタ®」 こんな時に 夏篇 60秒 AGB CM</text:p>
          </table:table-cell>
          <table:table-cell office:value-type="string" calcext:value-type="string">
            <text:p>2018-06-01 00:01:08 UTC</text:p>
          </table:table-cell>
          <table:table-cell office:value-type="string" calcext:value-type="string">
            <text:p>https://www.youtube.com/watch?v=OYLPfRTN4kA</text:p>
          </table:table-cell>
          <table:table-cell office:value-type="string" calcext:value-type="string">
            <text:p>味の素の公式YouTubeチャンネルでは、商品CM、お料理が楽しくなる動画や、簡単レシピをアップしています。</text:p>
            <text:p>■チャンネル登録をよろしくお願いします⇒　https://www.youtube.com/user/ajinomoto</text:p>
          </table:table-cell>
          <table:table-cell office:value-type="float" office:value="1395" calcext:value-type="float">
            <text:p>1395</text:p>
          </table:table-cell>
          <table:table-cell office:value-type="float" office:value="18" calcext:value-type="float">
            <text:p>18</text:p>
          </table:table-cell>
          <table:table-cell office:value-type="string" calcext:value-type="string">
            <text:p>UC9SbRHt9LLyHwAmxmiz5sRw</text:p>
          </table:table-cell>
          <table:table-cell office:value-type="string" calcext:value-type="string">
            <text:p>味の素KK公式チャンネル（AJINOMOTO OFFICIAL）</text:p>
          </table:table-cell>
          <table:table-cell office:value-type="string" calcext:value-type="string">
            <text:p>https://www.youtube.com/channel/UC9SbRHt9LLyHwAmxmiz5sRw</text:p>
          </table:table-cell>
          <table:table-cell office:value-type="string" calcext:value-type="string">
            <text:p>味の素KKが運営するオフィシャルチャンネルです。</text:p>
            <text:p>テレビ等でご覧いただいているCMや、</text:p>
            <text:p>企業活動をお伝えするような動画をアップします。</text:p>
            <text:p>ぜひチャンネル登録をお願い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X1qxn-f88f8</text:p>
          </table:table-cell>
          <table:table-cell office:value-type="string" calcext:value-type="string">
            <text:p>【ラジオCM】KINCHO 殺虫剤占い　ゴキブリがうごかなくなるスプレー</text:p>
          </table:table-cell>
          <table:table-cell office:value-type="string" calcext:value-type="string">
            <text:p>2018-06-10 03:03:01 UTC</text:p>
          </table:table-cell>
          <table:table-cell office:value-type="string" calcext:value-type="string">
            <text:p>https://www.youtube.com/watch?v=X1qxn-f88f8</text:p>
          </table:table-cell>
          <table:table-cell/>
          <table:table-cell office:value-type="float" office:value="9270" calcext:value-type="float">
            <text:p>9270</text:p>
          </table:table-cell>
          <table:table-cell/>
          <table:table-cell office:value-type="string" calcext:value-type="string">
            <text:p>UCa4neKZHlc0Z-RynyZ-A05Q</text:p>
          </table:table-cell>
          <table:table-cell office:value-type="string" calcext:value-type="string">
            <text:p>100 bpm</text:p>
          </table:table-cell>
          <table:table-cell office:value-type="string" calcext:value-type="string">
            <text:p>https://www.youtube.com/channel/UCa4neKZHlc0Z-RynyZ-A05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qsdkY0zuIKo</text:p>
          </table:table-cell>
          <table:table-cell office:value-type="string" calcext:value-type="string">
            <text:p>【ラジオCM】KINCHO 殺虫剤占い　キンチョール</text:p>
          </table:table-cell>
          <table:table-cell office:value-type="string" calcext:value-type="string">
            <text:p>2018-06-10 02:52:13 UTC</text:p>
          </table:table-cell>
          <table:table-cell office:value-type="string" calcext:value-type="string">
            <text:p>https://www.youtube.com/watch?v=qsdkY0zuIKo</text:p>
          </table:table-cell>
          <table:table-cell/>
          <table:table-cell office:value-type="float" office:value="15025" calcext:value-type="float">
            <text:p>15025</text:p>
          </table:table-cell>
          <table:table-cell/>
          <table:table-cell office:value-type="string" calcext:value-type="string">
            <text:p>UCa4neKZHlc0Z-RynyZ-A05Q</text:p>
          </table:table-cell>
          <table:table-cell office:value-type="string" calcext:value-type="string">
            <text:p>100 bpm</text:p>
          </table:table-cell>
          <table:table-cell office:value-type="string" calcext:value-type="string">
            <text:p>https://www.youtube.com/channel/UCa4neKZHlc0Z-RynyZ-A05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31Yx5vbURKM</text:p>
          </table:table-cell>
          <table:table-cell office:value-type="string" calcext:value-type="string">
            <text:p>太賀さんコメント「吉野家」麦とろ牛皿御膳CM</text:p>
          </table:table-cell>
          <table:table-cell office:value-type="string" calcext:value-type="string">
            <text:p>2018-06-22 01:02:52 UTC</text:p>
          </table:table-cell>
          <table:table-cell office:value-type="string" calcext:value-type="string">
            <text:p>https://www.youtube.com/watch?v=31Yx5vbURKM</text:p>
          </table:table-cell>
          <table:table-cell/>
          <table:table-cell office:value-type="float" office:value="14668" calcext:value-type="float">
            <text:p>14668</text:p>
          </table:table-cell>
          <table:table-cell/>
          <table:table-cell office:value-type="string" calcext:value-type="string">
            <text:p>UCAExaIueIx3R2dLz6p_v3gQ</text:p>
          </table:table-cell>
          <table:table-cell office:value-type="string" calcext:value-type="string">
            <text:p>yoshinoyaofficial</text:p>
          </table:table-cell>
          <table:table-cell office:value-type="string" calcext:value-type="string">
            <text:p>https://www.youtube.com/channel/UCAExaIueIx3R2dLz6p_v3gQ</text:p>
          </table:table-cell>
          <table:table-cell office:value-type="string" calcext:value-type="string">
            <text:p>株式会社 吉野家の公式YouTubeチャンネルです。</text:p>
            <text:p>TVCMやメイキング映像など動画コンテンツを配信していきますのでお楽しみに！</text:p>
            <text:p/>
            <text:p>お問合せに関しましては、吉野家公式サイトよりお願いします。http://www.yoshinoya.com</text:p>
            <text:p/>
            <text:p>【吉野家公式twitter】https://twitter.com/yoshinoyagyudon</text:p>
            <text:p/>
            <text:p>【吉野家オフィシャルショップ】　http://e-shop.yoshinoya.com</text:p>
          </table:table-cell>
          <table:table-cell office:value-type="float" office:value="0" calcext:value-type="float">
            <text:p>0</text:p>
          </table:table-cell>
          <table:table-cell table:number-columns-repeated="1012"/>
        </table:table-row>
        <table:table-row table:style-name="ro2">
          <table:table-cell office:value-type="string" calcext:value-type="string">
            <text:p>aoP36XB46kk</text:p>
          </table:table-cell>
          <table:table-cell office:value-type="string" calcext:value-type="string">
            <text:p>戸塚純貴さんコメント「吉野家」麦とろ牛皿御膳CM</text:p>
          </table:table-cell>
          <table:table-cell office:value-type="string" calcext:value-type="string">
            <text:p>2018-06-22 01:02:52 UTC</text:p>
          </table:table-cell>
          <table:table-cell office:value-type="string" calcext:value-type="string">
            <text:p>https://www.youtube.com/watch?v=aoP36XB46kk</text:p>
          </table:table-cell>
          <table:table-cell/>
          <table:table-cell office:value-type="float" office:value="15764" calcext:value-type="float">
            <text:p>15764</text:p>
          </table:table-cell>
          <table:table-cell/>
          <table:table-cell office:value-type="string" calcext:value-type="string">
            <text:p>UCAExaIueIx3R2dLz6p_v3gQ</text:p>
          </table:table-cell>
          <table:table-cell office:value-type="string" calcext:value-type="string">
            <text:p>yoshinoyaofficial</text:p>
          </table:table-cell>
          <table:table-cell office:value-type="string" calcext:value-type="string">
            <text:p>https://www.youtube.com/channel/UCAExaIueIx3R2dLz6p_v3gQ</text:p>
          </table:table-cell>
          <table:table-cell office:value-type="string" calcext:value-type="string">
            <text:p>株式会社 吉野家の公式YouTubeチャンネルです。</text:p>
            <text:p>TVCMやメイキング映像など動画コンテンツを配信していきますのでお楽しみに！</text:p>
            <text:p/>
            <text:p>お問合せに関しましては、吉野家公式サイトよりお願いします。http://www.yoshinoya.com</text:p>
            <text:p/>
            <text:p>【吉野家公式twitter】https://twitter.com/yoshinoyagyudon</text:p>
            <text:p/>
            <text:p>【吉野家オフィシャルショップ】　http://e-shop.yoshinoya.com</text:p>
          </table:table-cell>
          <table:table-cell office:value-type="float" office:value="0" calcext:value-type="float">
            <text:p>0</text:p>
          </table:table-cell>
          <table:table-cell table:number-columns-repeated="1012"/>
        </table:table-row>
        <table:table-row table:style-name="ro2">
          <table:table-cell office:value-type="string" calcext:value-type="string">
            <text:p>7Wr1itjHsbE</text:p>
          </table:table-cell>
          <table:table-cell office:value-type="string" calcext:value-type="string">
            <text:p>福田雄一監督「吉野家」麦とろ牛皿御膳CMの”誕生秘話”</text:p>
          </table:table-cell>
          <table:table-cell office:value-type="string" calcext:value-type="string">
            <text:p>2018-06-22 01:02:52 UTC</text:p>
          </table:table-cell>
          <table:table-cell office:value-type="string" calcext:value-type="string">
            <text:p>https://www.youtube.com/watch?v=7Wr1itjHsbE</text:p>
          </table:table-cell>
          <table:table-cell/>
          <table:table-cell office:value-type="float" office:value="17426" calcext:value-type="float">
            <text:p>17426</text:p>
          </table:table-cell>
          <table:table-cell office:value-type="float" office:value="128" calcext:value-type="float">
            <text:p>128</text:p>
          </table:table-cell>
          <table:table-cell office:value-type="string" calcext:value-type="string">
            <text:p>UCAExaIueIx3R2dLz6p_v3gQ</text:p>
          </table:table-cell>
          <table:table-cell office:value-type="string" calcext:value-type="string">
            <text:p>yoshinoyaofficial</text:p>
          </table:table-cell>
          <table:table-cell office:value-type="string" calcext:value-type="string">
            <text:p>https://www.youtube.com/channel/UCAExaIueIx3R2dLz6p_v3gQ</text:p>
          </table:table-cell>
          <table:table-cell office:value-type="string" calcext:value-type="string">
            <text:p>株式会社 吉野家の公式YouTubeチャンネルです。</text:p>
            <text:p>TVCMやメイキング映像など動画コンテンツを配信していきますのでお楽しみに！</text:p>
            <text:p/>
            <text:p>お問合せに関しましては、吉野家公式サイトよりお願いします。http://www.yoshinoya.com</text:p>
            <text:p/>
            <text:p>【吉野家公式twitter】https://twitter.com/yoshinoyagyudon</text:p>
            <text:p/>
            <text:p>【吉野家オフィシャルショップ】　http://e-shop.yoshinoya.com</text:p>
          </table:table-cell>
          <table:table-cell office:value-type="float" office:value="0" calcext:value-type="float">
            <text:p>0</text:p>
          </table:table-cell>
          <table:table-cell table:number-columns-repeated="1012"/>
        </table:table-row>
        <table:table-row table:style-name="ro2">
          <table:table-cell office:value-type="string" calcext:value-type="string">
            <text:p>Al3e1fy0FQI</text:p>
          </table:table-cell>
          <table:table-cell office:value-type="string" calcext:value-type="string">
            <text:p>『ザンキゼロ』 CM映像「テレフォンショッピング篇」</text:p>
          </table:table-cell>
          <table:table-cell office:value-type="string" calcext:value-type="string">
            <text:p>2018-06-22 09:30:09 UTC</text:p>
          </table:table-cell>
          <table:table-cell office:value-type="string" calcext:value-type="string">
            <text:p>https://www.youtube.com/watch?v=Al3e1fy0FQI</text:p>
          </table:table-cell>
          <table:table-cell/>
          <table:table-cell office:value-type="float" office:value="6561" calcext:value-type="float">
            <text:p>6561</text:p>
          </table:table-cell>
          <table:table-cell office:value-type="float" office:value="89" calcext:value-type="float">
            <text:p>89</text:p>
          </table:table-cell>
          <table:table-cell office:value-type="string" calcext:value-type="string">
            <text:p>UCaghC0OZwAdidMrbvxkcrPg</text:p>
          </table:table-cell>
          <table:table-cell office:value-type="string" calcext:value-type="string">
            <text:p>PlayStation Japan</text:p>
          </table:table-cell>
          <table:table-cell office:value-type="string" calcext:value-type="string">
            <text:p>https://www.youtube.com/channel/UCaghC0OZwAdidMrbvxkcrPg</text:p>
          </table:table-cell>
          <table:table-cell office:value-type="string" calcext:value-type="string">
            <text:p>ソニー・インタラクティブエンタテインメントジャパンがお届けする、PlayStation® 公式チャンネルへようこそ！</text:p>
            <text:p/>
            <text:p>最新のタイトルのプロモーションムービーはもちろん、『プレイステーション』がもっと楽しくなるあらゆる動画をご覧いただけ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eKXgcT7LQs</text:p>
          </table:table-cell>
          <table:table-cell office:value-type="string" calcext:value-type="string">
            <text:p>妖怪ウォッチ新CM BUMP OF CHICKEN(望遠のマーチ) ZIP</text:p>
          </table:table-cell>
          <table:table-cell office:value-type="string" calcext:value-type="string">
            <text:p>2018-06-28 00:55:30 UTC</text:p>
          </table:table-cell>
          <table:table-cell office:value-type="string" calcext:value-type="string">
            <text:p>https://www.youtube.com/watch?v=-eKXgcT7LQs</text:p>
          </table:table-cell>
          <table:table-cell office:value-type="string" calcext:value-type="string">
            <text:p>妖怪ウォッチの新CM BUMP OF CHICKEN新曲(望遠のマーチ)</text:p>
          </table:table-cell>
          <table:table-cell office:value-type="float" office:value="12188" calcext:value-type="float">
            <text:p>12188</text:p>
          </table:table-cell>
          <table:table-cell office:value-type="float" office:value="58" calcext:value-type="float">
            <text:p>58</text:p>
          </table:table-cell>
          <table:table-cell office:value-type="string" calcext:value-type="string">
            <text:p>UCAhH9ffvCeVFlum2AbVhuAA</text:p>
          </table:table-cell>
          <table:table-cell office:value-type="string" calcext:value-type="string">
            <text:p>さんくん</text:p>
          </table:table-cell>
          <table:table-cell office:value-type="string" calcext:value-type="string">
            <text:p>https://www.youtube.com/channel/UCAhH9ffvCeVFlum2AbVhuA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q2XJEKvKhmc</text:p>
          </table:table-cell>
          <table:table-cell office:value-type="string" calcext:value-type="string">
            <text:p>【コメリ テレビCM】快適冷感寝具シリーズ</text:p>
          </table:table-cell>
          <table:table-cell office:value-type="string" calcext:value-type="string">
            <text:p>2018-06-08 01:41:02 UTC</text:p>
          </table:table-cell>
          <table:table-cell office:value-type="string" calcext:value-type="string">
            <text:p>https://www.youtube.com/watch?v=q2XJEKvKhmc</text:p>
          </table:table-cell>
          <table:table-cell office:value-type="string" calcext:value-type="string">
            <text:p>コメリドットコムでは様々な暮らしの便利情報や各種ホームセンター商材約13万点を取り揃え、皆様のご来店をお待ちしています。</text:p>
            <text:p/>
            <text:p>インターネットショッピングサイト　コメリドットコムへはこちらから</text:p>
            <text:p/>
            <text:p>http://www.komeri.com/top/CSfTop.jsp</text:p>
          </table:table-cell>
          <table:table-cell office:value-type="float" office:value="1043" calcext:value-type="float">
            <text:p>1043</text:p>
          </table:table-cell>
          <table:table-cell/>
          <table:table-cell office:value-type="string" calcext:value-type="string">
            <text:p>UCaiHSqdVK99hoFO2Y7MTSQw</text:p>
          </table:table-cell>
          <table:table-cell office:value-type="string" calcext:value-type="string">
            <text:p>コメリHow toなび</text:p>
          </table:table-cell>
          <table:table-cell office:value-type="string" calcext:value-type="string">
            <text:p>https://www.youtube.com/channel/UCaiHSqdVK99hoFO2Y7MTSQw</text:p>
          </table:table-cell>
          <table:table-cell office:value-type="string" calcext:value-type="string">
            <text:p>ガーデニングやDIY、暮らしに関するHowto情報をコメリがご提供！</text:p>
            <text:p>「水道の水漏れはどうやって直すの？」「障子を張り替えたい！」そんな暮らしのHowtoを動画で紹介するチャンネルです！</text:p>
            <text:p/>
            <text:p>コメリHowtoなびチャンネルは、ホームセンターショッピングサイト、コメリドットコムの動画チャンネルです。</text:p>
            <text:p>コメリドットコムでは動画内で紹介した商品はもちろん、各種ホームセンター商材約13万点を取り揃え、皆さまのご来店をお待ちしています！</text:p>
            <text:p/>
            <text:p/>
            <text:p>コメリドットコムへはこちらから</text:p>
            <text:p>http://www.komeri.com/top/CSfTop.jsp</text:p>
          </table:table-cell>
          <table:table-cell office:value-type="float" office:value="0" calcext:value-type="float">
            <text:p>0</text:p>
          </table:table-cell>
          <table:table-cell table:number-columns-repeated="1012"/>
        </table:table-row>
        <table:table-row table:style-name="ro2">
          <table:table-cell office:value-type="string" calcext:value-type="string">
            <text:p>kyCpI5Ne9DE</text:p>
          </table:table-cell>
          <table:table-cell office:value-type="string" calcext:value-type="string">
            <text:p>群馬大学　オープンキャンパス　GU'DAY（グッデイ）2018 CM ＜学生広報大使編＞</text:p>
          </table:table-cell>
          <table:table-cell office:value-type="string" calcext:value-type="string">
            <text:p>2018-06-14 23:31:04 UTC</text:p>
          </table:table-cell>
          <table:table-cell office:value-type="string" calcext:value-type="string">
            <text:p>https://www.youtube.com/watch?v=kyCpI5Ne9DE</text:p>
          </table:table-cell>
          <table:table-cell office:value-type="string" calcext:value-type="string">
            <text:p>群馬大学では、大学への進学を希望している高校生、中学生を対象に、群馬大学オープンキャンパス「GU’DAY（グッデイ） 2018」を開催します。</text:p>
            <text:p/>
            <text:p>「群馬大学では何を学べるの？」 「大学生はどんな学園生活を送っているの？」そんな疑問をお持ちの方は、一日で全学部のことがわかる「GU'DAY 2018」で解決してください！ もちろん、保護者の方のみの参加も歓迎いたします。</text:p>
            <text:p>　</text:p>
            <text:p>開催日は、以下2日間で、事前申込みが必要です。詳細は特設サイトをご覧ください。</text:p>
            <text:p/>
            <text:p>◆GU'DAY2018特設サイト ⇒ http://www.gunma-u.ac.jp/oc2018/</text:p>
            <text:p>【第1回】2018年7月8日（日）【第2回】2018年8月17日（金）</text:p>
            <text:p>群馬大学SNS随時更新中です！</text:p>
            <text:p>Instagram⇒https://www.instagram.com/gunma_univ/</text:p>
            <text:p>LINE⇒http://lineat.jp/gunma_uni_ad</text:p>
            <text:p>Twitter⇒http://twitter.com/gunma_uni_ad</text:p>
          </table:table-cell>
          <table:table-cell office:value-type="float" office:value="535284" calcext:value-type="float">
            <text:p>535284</text:p>
          </table:table-cell>
          <table:table-cell office:value-type="float" office:value="13" calcext:value-type="float">
            <text:p>13</text:p>
          </table:table-cell>
          <table:table-cell office:value-type="string" calcext:value-type="string">
            <text:p>UCAKSpLrDqBX6Qk8yuI22H4g</text:p>
          </table:table-cell>
          <table:table-cell office:value-type="string" calcext:value-type="string">
            <text:p>群馬大学公式チャンネル</text:p>
          </table:table-cell>
          <table:table-cell office:value-type="string" calcext:value-type="string">
            <text:p>https://www.youtube.com/channel/UCAKSpLrDqBX6Qk8yuI22H4g</text:p>
          </table:table-cell>
          <table:table-cell office:value-type="string" calcext:value-type="string">
            <text:p>国立大学法人群馬大学の公式チャンネルです。群馬大学は教育学部、社会情報学部、医学部医学科、医学部保健学科、理工学部とそれぞれの研究科、理工学府の大学院からなる総合大学です。東京から100㎞ほどの場所に荒牧、昭和、桐生の３キャンパスがあります。</text:p>
            <text:p>HP : http://www.gunma-u.ac.jp/</text:p>
            <text:p>LINE : http://accountpage.line.me/gunma_uni_ad</text:p>
            <text:p>Twitter : https://twitter.com/gunma_uni_ad</text:p>
            <text:p>本動画に掲載されているコンテンツ（文章・情報・資料・画像等）の著作権は群馬大学に帰属します。</text:p>
            <text:p>本動画のデータ、画像などの無断転用を禁止します。</text:p>
            <text:p>(c) 国立大学法人群馬大学</text:p>
          </table:table-cell>
          <table:table-cell office:value-type="float" office:value="0" calcext:value-type="float">
            <text:p>0</text:p>
          </table:table-cell>
          <table:table-cell table:number-columns-repeated="1012"/>
        </table:table-row>
        <table:table-row table:style-name="ro2">
          <table:table-cell office:value-type="string" calcext:value-type="string">
            <text:p>C6bQBVjL24E</text:p>
          </table:table-cell>
          <table:table-cell office:value-type="string" calcext:value-type="string">
            <text:p>【公式】『万引き家族』大ヒット上映中！/15秒CM（ストーリー編）</text:p>
          </table:table-cell>
          <table:table-cell office:value-type="string" calcext:value-type="string">
            <text:p>2018-06-08 07:57:41 UTC</text:p>
          </table:table-cell>
          <table:table-cell office:value-type="string" calcext:value-type="string">
            <text:p>https://www.youtube.com/watch?v=C6bQBVjL24E</text:p>
          </table:table-cell>
          <table:table-cell office:value-type="string" calcext:value-type="string">
            <text:p>《第71回カンヌ国際映画祭　最高賞 パルムドール 受賞》</text:p>
            <text:p/>
            <text:p>6/8（金）TOHOシネマズ日比谷ほか全国ロードショー</text:p>
            <text:p/>
            <text:p/>
            <text:p>日本アカデミー賞最優秀作品賞ほか全6冠</text:p>
            <text:p>『三度目の殺人』是枝裕和監督最新作！</text:p>
            <text:p>家族を描き続けた名匠が、“家族を超えた絆”を描いた衝撃の感動作。</text:p>
            <text:p/>
            <text:p>STORY</text:p>
            <text:p>高層マンションの谷間にポツンと取り残された今にも壊れそうな平屋に、治と信代の夫婦、息子の祥太、信代の妹の亜紀の4人が転がり込んで暮らしている。彼らの目当ては、この家の持ち主である初枝の年金だ。足りない生活費は、万引きで稼いでいた。社会という海の底を這うような家族だが、なぜかいつも笑いが絶えず、互いに口は悪いが仲よく暮らしていた。</text:p>
            <text:p>冬のある日、近隣の団地の廊下で震えていた幼い女の子を、見かねた治が家に連れ帰る。体中傷だらけの彼女の境遇を思いやり、信代は娘として育てることにする。だが、ある事件をきっかけに家族はバラバラに引き裂かれ、それぞれが抱える秘密と切なる願いが次々と明らかになっていく──。</text:p>
            <text:p/>
            <text:p>監督・脚本・編集：是枝裕和　　　</text:p>
            <text:p>音楽：細野晴臣（ビクターエンタテインメント）</text:p>
            <text:p>出演：リリー・フランキー　安藤サクラ　／　</text:p>
            <text:p>松岡茉優　池松壮亮　城桧吏　佐々木みゆ　／</text:p>
            <text:p>緒形直人　森口瑤子　山田裕貴　片山萌美 ・ 柄本明　／　</text:p>
            <text:p>高良健吾　池脇千鶴 ・ 樹木希林</text:p>
            <text:p>製作:フジテレビ、ギャガ、AOI Pro.       配給:ギャガ　</text:p>
            <text:p/>
            <text:p>gaga.ne.jp/manbiki-kazoku</text:p>
            <text:p/>
            <text:p>6月8日（金）　TOHOシネマズ日比谷ほか全国ロードショー</text:p>
          </table:table-cell>
          <table:table-cell office:value-type="float" office:value="973392" calcext:value-type="float">
            <text:p>973392</text:p>
          </table:table-cell>
          <table:table-cell office:value-type="float" office:value="9" calcext:value-type="float">
            <text:p>9</text:p>
          </table:table-cell>
          <table:table-cell office:value-type="string" calcext:value-type="string">
            <text:p>UCaPosffCG5qIORTZUcx-IKg</text:p>
          </table:table-cell>
          <table:table-cell office:value-type="string" calcext:value-type="string">
            <text:p>ギャガ公式チャンネル</text:p>
          </table:table-cell>
          <table:table-cell office:value-type="string" calcext:value-type="string">
            <text:p>https://www.youtube.com/channel/UCaPosffCG5qIORTZUcx-IKg</text:p>
          </table:table-cell>
          <table:table-cell office:value-type="string" calcext:value-type="string">
            <text:p>映画配給会社ギャガ（GAGA★）が贈る、最新映画ムービーチャネル！</text:p>
            <text:p>最新映画の予告編、プロモーション映像やお宝映像なども随時アップ予定！</text:p>
          </table:table-cell>
          <table:table-cell office:value-type="float" office:value="0" calcext:value-type="float">
            <text:p>0</text:p>
          </table:table-cell>
          <table:table-cell table:number-columns-repeated="1012"/>
        </table:table-row>
        <table:table-row table:style-name="ro2">
          <table:table-cell office:value-type="string" calcext:value-type="string">
            <text:p>429COx-QmqI</text:p>
          </table:table-cell>
          <table:table-cell office:value-type="string" calcext:value-type="string">
            <text:p>【公式】『万引き家族』大ヒット上映中！／15秒CM（ノーマル編）</text:p>
          </table:table-cell>
          <table:table-cell office:value-type="string" calcext:value-type="string">
            <text:p>2018-06-04 06:41:16 UTC</text:p>
          </table:table-cell>
          <table:table-cell office:value-type="string" calcext:value-type="string">
            <text:p>https://www.youtube.com/watch?v=429COx-QmqI</text:p>
          </table:table-cell>
          <table:table-cell office:value-type="string" calcext:value-type="string">
            <text:p>《第71回カンヌ国際映画祭　最高賞 パルムドール 受賞》</text:p>
            <text:p/>
            <text:p>6/8（金）TOHOシネマズ日比谷ほか全国ロードショー</text:p>
            <text:p/>
            <text:p/>
            <text:p>日本アカデミー賞最優秀作品賞ほか全6冠</text:p>
            <text:p>『三度目の殺人』是枝裕和監督最新作！</text:p>
            <text:p>家族を描き続けた名匠が、“家族を超えた絆”を描いた衝撃の感動作。</text:p>
            <text:p/>
            <text:p>STORY</text:p>
            <text:p>高層マンションの谷間にポツンと取り残された今にも壊れそうな平屋に、治と信代の夫婦、息子の祥太、信代の妹の亜紀の4人が転がり込んで暮らしている。彼らの目当ては、この家の持ち主である初枝の年金だ。足りない生活費は、万引きで稼いでいた。社会という海の底を這うような家族だが、なぜかいつも笑いが絶えず、互いに口は悪いが仲よく暮らしていた。</text:p>
            <text:p>冬のある日、近隣の団地の廊下で震えていた幼い女の子を、見かねた治が家に連れ帰る。体中傷だらけの彼女の境遇を思いやり、信代は娘として育てることにする。だが、ある事件をきっかけに家族はバラバラに引き裂かれ、それぞれが抱える秘密と切なる願いが次々と明らかになっていく──。</text:p>
            <text:p/>
            <text:p>監督・脚本・編集：是枝裕和　　　</text:p>
            <text:p>音楽：細野晴臣（ビクターエンタテインメント）</text:p>
            <text:p>出演：リリー・フランキー　安藤サクラ　／　</text:p>
            <text:p>松岡茉優　池松壮亮　城桧吏　佐々木みゆ　／</text:p>
            <text:p>緒形直人　森口瑤子　山田裕貴　片山萌美 ・ 柄本明　／　</text:p>
            <text:p>高良健吾　池脇千鶴 ・ 樹木希林</text:p>
            <text:p>製作:フジテレビ、ギャガ、AOI Pro.       配給:ギャガ　</text:p>
            <text:p/>
            <text:p>gaga.ne.jp/manbiki-kazoku</text:p>
            <text:p/>
            <text:p>6月8日（金）　TOHOシネマズ日比谷ほか全国ロードショー</text:p>
          </table:table-cell>
          <table:table-cell office:value-type="float" office:value="96554" calcext:value-type="float">
            <text:p>96554</text:p>
          </table:table-cell>
          <table:table-cell office:value-type="float" office:value="13" calcext:value-type="float">
            <text:p>13</text:p>
          </table:table-cell>
          <table:table-cell office:value-type="string" calcext:value-type="string">
            <text:p>UCaPosffCG5qIORTZUcx-IKg</text:p>
          </table:table-cell>
          <table:table-cell office:value-type="string" calcext:value-type="string">
            <text:p>ギャガ公式チャンネル</text:p>
          </table:table-cell>
          <table:table-cell office:value-type="string" calcext:value-type="string">
            <text:p>https://www.youtube.com/channel/UCaPosffCG5qIORTZUcx-IKg</text:p>
          </table:table-cell>
          <table:table-cell office:value-type="string" calcext:value-type="string">
            <text:p>映画配給会社ギャガ（GAGA★）が贈る、最新映画ムービーチャネル！</text:p>
            <text:p>最新映画の予告編、プロモーション映像やお宝映像なども随時アップ予定！</text:p>
          </table:table-cell>
          <table:table-cell office:value-type="float" office:value="0" calcext:value-type="float">
            <text:p>0</text:p>
          </table:table-cell>
          <table:table-cell table:number-columns-repeated="1012"/>
        </table:table-row>
        <table:table-row table:style-name="ro2">
          <table:table-cell office:value-type="string" calcext:value-type="string">
            <text:p>YAaYwH-dk8c</text:p>
          </table:table-cell>
          <table:table-cell office:value-type="string" calcext:value-type="string">
            <text:p>【公式】『万引き家族』大ヒット上映中！／15秒CM（カンヌ編）</text:p>
          </table:table-cell>
          <table:table-cell office:value-type="string" calcext:value-type="string">
            <text:p>2018-06-04 06:38:44 UTC</text:p>
          </table:table-cell>
          <table:table-cell office:value-type="string" calcext:value-type="string">
            <text:p>https://www.youtube.com/watch?v=YAaYwH-dk8c</text:p>
          </table:table-cell>
          <table:table-cell office:value-type="string" calcext:value-type="string">
            <text:p>《第71回カンヌ国際映画祭　最高賞 パルムドール 受賞》</text:p>
            <text:p/>
            <text:p>6/8（金）TOHOシネマズ日比谷ほか全国ロードショー</text:p>
            <text:p/>
            <text:p/>
            <text:p>日本アカデミー賞最優秀作品賞ほか全6冠</text:p>
            <text:p>『三度目の殺人』是枝裕和監督最新作！</text:p>
            <text:p>家族を描き続けた名匠が、“家族を超えた絆”を描いた衝撃の感動作。</text:p>
            <text:p/>
            <text:p>STORY</text:p>
            <text:p>高層マンションの谷間にポツンと取り残された今にも壊れそうな平屋に、治と信代の夫婦、息子の祥太、信代の妹の亜紀の4人が転がり込んで暮らしている。彼らの目当ては、この家の持ち主である初枝の年金だ。足りない生活費は、万引きで稼いでいた。社会という海の底を這うような家族だが、なぜかいつも笑いが絶えず、互いに口は悪いが仲よく暮らしていた。</text:p>
            <text:p>冬のある日、近隣の団地の廊下で震えていた幼い女の子を、見かねた治が家に連れ帰る。体中傷だらけの彼女の境遇を思いやり、信代は娘として育てることにする。だが、ある事件をきっかけに家族はバラバラに引き裂かれ、それぞれが抱える秘密と切なる願いが次々と明らかになっていく──。</text:p>
            <text:p/>
            <text:p>監督・脚本・編集：是枝裕和　　　</text:p>
            <text:p>音楽：細野晴臣（ビクターエンタテインメント）</text:p>
            <text:p>出演：リリー・フランキー　安藤サクラ　／　</text:p>
            <text:p>松岡茉優　池松壮亮　城桧吏　佐々木みゆ　／</text:p>
            <text:p>緒形直人　森口瑤子　山田裕貴　片山萌美 ・ 柄本明　／　</text:p>
            <text:p>高良健吾　池脇千鶴 ・ 樹木希林</text:p>
            <text:p>製作:フジテレビ、ギャガ、AOI Pro.       配給:ギャガ　</text:p>
            <text:p/>
            <text:p>gaga.ne.jp/manbiki-kazoku</text:p>
            <text:p/>
            <text:p>6月8日（金）　TOHOシネマズ日比谷ほか全国ロードショー</text:p>
          </table:table-cell>
          <table:table-cell office:value-type="float" office:value="359263" calcext:value-type="float">
            <text:p>359263</text:p>
          </table:table-cell>
          <table:table-cell office:value-type="float" office:value="9" calcext:value-type="float">
            <text:p>9</text:p>
          </table:table-cell>
          <table:table-cell office:value-type="string" calcext:value-type="string">
            <text:p>UCaPosffCG5qIORTZUcx-IKg</text:p>
          </table:table-cell>
          <table:table-cell office:value-type="string" calcext:value-type="string">
            <text:p>ギャガ公式チャンネル</text:p>
          </table:table-cell>
          <table:table-cell office:value-type="string" calcext:value-type="string">
            <text:p>https://www.youtube.com/channel/UCaPosffCG5qIORTZUcx-IKg</text:p>
          </table:table-cell>
          <table:table-cell office:value-type="string" calcext:value-type="string">
            <text:p>映画配給会社ギャガ（GAGA★）が贈る、最新映画ムービーチャネル！</text:p>
            <text:p>最新映画の予告編、プロモーション映像やお宝映像なども随時アップ予定！</text:p>
          </table:table-cell>
          <table:table-cell office:value-type="float" office:value="0" calcext:value-type="float">
            <text:p>0</text:p>
          </table:table-cell>
          <table:table-cell table:number-columns-repeated="1012"/>
        </table:table-row>
        <table:table-row table:style-name="ro2">
          <table:table-cell office:value-type="string" calcext:value-type="string">
            <text:p>AFa1oM1sQdE</text:p>
          </table:table-cell>
          <table:table-cell office:value-type="string" calcext:value-type="string">
            <text:p>CM Chandrababu Fires on Durga Temple Barbers Issue | TV5 News</text:p>
          </table:table-cell>
          <table:table-cell office:value-type="string" calcext:value-type="string">
            <text:p>2018-06-18 13:58:35 UTC</text:p>
          </table:table-cell>
          <table:table-cell office:value-type="string" calcext:value-type="string">
            <text:p>https://www.youtube.com/watch?v=AFa1oM1sQdE</text:p>
          </table:table-cell>
          <table:table-cell office:value-type="string" calcext:value-type="string">
            <text:p>CM Chandrababu Fires on Durga Temple Barbers Issue</text:p>
            <text:p/>
            <text:p>'TV5 News' is 'Telugu Live news' which gives 24 Hours 'Live News' covering 'politics news', 'sports news', 'entertainment news'. 'TV5 News Live' is 'Telugu live Streaming' on YouTube giving 'hourly news' updates. This is our 'Telugu Live TV' 'Live Streaming' on YouTube which can be accessed from anywhere across the Globe. 'News Update', 'Telangana News', 'Andhra News' along with 'popular celebrities' 'live' with 'Chit Chat' on their 'latest film reviews' and 'Latest movie updates'.</text:p>
            <text:p/>
            <text:p>Here you can find 'Telugu Live Breaking News' 'Telugu YouTube Live News'. We are one of the leading 'Telugu Live News Channel'. You can watch 'Telugu Live News Updates' 'Telugu Live News TV5'. We have 'Telugu Live News Website' http://www.tv5news.in. You can watch 'TV5 Live Streaming' from our website. On YouTube Watch 'TV5 Telugu News Online HD'.</text:p>
            <text:p/>
            <text:p/>
            <text:p>For More Updates</text:p>
            <text:p>► TV5 News Live : https://goo.gl/UPacax</text:p>
            <text:p>► Subscribe to TV5 News Channel: http://goo.gl/NHJD9</text:p>
            <text:p>►  Download TV5 Android App: http://goo.gl/8mMEOX</text:p>
            <text:p>►Our Website : http://www.tv5news.in</text:p>
            <text:p>► Like us on Facebook: http://www.facebook.com/tv5newschannel</text:p>
            <text:p>► Follow us on Twitter: https://twitter.com/tv5newsnow</text:p>
            <text:p>► Circle us on TV5 News Channel G+: https://plus.google.com/+tv5newschannel</text:p>
            <text:p>► Follow us on Pinterest: https://www.pinterest.com/tv5newschannel</text:p>
          </table:table-cell>
          <table:table-cell office:value-type="float" office:value="904" calcext:value-type="float">
            <text:p>904</text:p>
          </table:table-cell>
          <table:table-cell office:value-type="float" office:value="11" calcext:value-type="float">
            <text:p>11</text:p>
          </table:table-cell>
          <table:table-cell office:value-type="string" calcext:value-type="string">
            <text:p>UCAR3h_9fLV82N2FH4cE4RKw</text:p>
          </table:table-cell>
          <table:table-cell office:value-type="string" calcext:value-type="string">
            <text:p>TV5 News</text:p>
          </table:table-cell>
          <table:table-cell office:value-type="string" calcext:value-type="string">
            <text:p>https://www.youtube.com/channel/UCAR3h_9fLV82N2FH4cE4RKw</text:p>
          </table:table-cell>
          <table:table-cell office:value-type="string" calcext:value-type="string">
            <text:p>TV5 news is a 24 hours Telugu News Channel covering politics, sports, health and entertainment. TV5 news has 24 hours of news updates including Telugu news live, hourly news reports, Telangana news, Andhra Pradesh news updates, exclusive interviews with filmstars, politicians and social activists, weather reports and all important news updates from around the World.</text:p>
            <text:p/>
            <text:p>TV5 is one of the leading media companies and Satellite Telugu News Channel being telecasted in India. The "5" in "TV5" is derived from the 5 viz.,basic amenities HEALTH, FOOD, EDUCATION, CLOTHING AND HOUSING which are the most important basic requirements for any human being.</text:p>
            <text:p/>
            <text:p>Subscribe to TV5 news channel for regular updates on Youtube, Facebook and Twitter</text:p>
          </table:table-cell>
          <table:table-cell office:value-type="float" office:value="1" calcext:value-type="float">
            <text:p>1</text:p>
          </table:table-cell>
          <table:table-cell table:number-columns-repeated="1012"/>
        </table:table-row>
        <table:table-row table:style-name="ro2">
          <table:table-cell office:value-type="string" calcext:value-type="string">
            <text:p>3h411ZkA8zk</text:p>
          </table:table-cell>
          <table:table-cell office:value-type="string" calcext:value-type="string">
            <text:p>テレビせとうち「なんか好きじゃわ」キャンペーンCM　第5弾</text:p>
          </table:table-cell>
          <table:table-cell office:value-type="string" calcext:value-type="string">
            <text:p>2018-06-02 04:00:00 UTC</text:p>
          </table:table-cell>
          <table:table-cell office:value-type="string" calcext:value-type="string">
            <text:p>https://www.youtube.com/watch?v=3h411ZkA8zk</text:p>
          </table:table-cell>
          <table:table-cell/>
          <table:table-cell office:value-type="float" office:value="822" calcext:value-type="float">
            <text:p>822</text:p>
          </table:table-cell>
          <table:table-cell office:value-type="float" office:value="9" calcext:value-type="float">
            <text:p>9</text:p>
          </table:table-cell>
          <table:table-cell office:value-type="string" calcext:value-type="string">
            <text:p>UCAzaZfwgfjYVRGn4S60xM6Q</text:p>
          </table:table-cell>
          <table:table-cell office:value-type="string" calcext:value-type="string">
            <text:p>TSCテレビせとうち</text:p>
          </table:table-cell>
          <table:table-cell office:value-type="string" calcext:value-type="string">
            <text:p>https://www.youtube.com/channel/UCAzaZfwgfjYVRGn4S60xM6Q</text:p>
          </table:table-cell>
          <table:table-cell office:value-type="string" calcext:value-type="string">
            <text:p>テレビせとうちのYouTube公式チャンネルです。 TSCの動画を公開していきます！どうぞよろしくお願いいた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UHrFh_cmevY</text:p>
          </table:table-cell>
          <table:table-cell office:value-type="string" calcext:value-type="string">
            <text:p>TVアニメ『ハッピーシュガーライフ』予告CM第2弾-甘い篇・B-／2018年7月より、MBS・TBS・BS-TBS”アニメイズム”枠にて放送開始</text:p>
          </table:table-cell>
          <table:table-cell office:value-type="string" calcext:value-type="string">
            <text:p>2018-06-08 17:30:00 UTC</text:p>
          </table:table-cell>
          <table:table-cell office:value-type="string" calcext:value-type="string">
            <text:p>https://www.youtube.com/watch?v=UHrFh_cmevY</text:p>
          </table:table-cell>
          <table:table-cell office:value-type="string" calcext:value-type="string">
            <text:p>貴方しかいらない。ずっと一緒にいたい。</text:p>
            <text:p>–彼女の愛は、甘くて痛い。-</text:p>
            <text:p>戦慄の純愛サイコホラー。</text:p>
            <text:p/>
            <text:p>TVアニメ『ハッピーシュガーライフ』</text:p>
            <text:p>2018年7月13日（金）より、MBS・TBS・BS-TBS”アニメイズム”枠で放送開始！</text:p>
            <text:p>MBS：7月13日より毎週（金）深夜25:55～</text:p>
            <text:p>TBS：7月13日より毎週（金)深夜25:55～</text:p>
            <text:p>BS-TBS：7月14日より毎週(土)深夜24:00～</text:p>
            <text:p>AT-X：7月18日より毎週(水)深夜24:00～</text:p>
            <text:p>リピート放送：毎週(金)16:00～／毎週(火)8:00～</text:p>
            <text:p>※放送日時は予告なく変更になる場合がございます。</text:p>
            <text:p>Amazon Prime Videoにて日本・海外独占配信決定！</text:p>
            <text:p/>
            <text:p>【CAST】</text:p>
            <text:p>松坂さとう：花澤香菜</text:p>
            <text:p>神戸しお：久野美咲</text:p>
            <text:p>神戸あさひ：花守ゆみり</text:p>
            <text:p>三星太陽：花江夏樹</text:p>
            <text:p>飛騨しょうこ：洲崎綾</text:p>
            <text:p>北埋川大地：石川界人</text:p>
            <text:p/>
            <text:p>【STAFF】</text:p>
            <text:p>原作：鍵空とみやき（掲載 月刊「ガンガンJOKER」スクウェア・エニックス刊）</text:p>
            <text:p>総監督：草川啓造</text:p>
            <text:p>監督：長山延好</text:p>
            <text:p>シリーズ構成：待田堂子</text:p>
            <text:p>キャラクターデザイン：安田祥子</text:p>
            <text:p>美術監督：谷地清隆</text:p>
            <text:p>色彩設計：松原陽子</text:p>
            <text:p>撮影監督：伊藤康行</text:p>
            <text:p>編集：岡祐司</text:p>
            <text:p>音響監督：立石弥生</text:p>
            <text:p>音楽：亀山耕一郎</text:p>
            <text:p>アニメーション制作：Ezo’la</text:p>
            <text:p>製作：ハッピーシュガーライフ製作委員会</text:p>
            <text:p/>
            <text:p>オープニングテーマ：「ワンルームシュガーライフ」ナナヲアカリ（ソニー・ミュージック アソシエイテッドレコーズ）</text:p>
            <text:p>エンディングテーマ：「SWEET HURT」ReoNa（SACRA MUSIC）</text:p>
            <text:p/>
            <text:p>＜公式HP＞http://happysugarlife.tv/</text:p>
            <text:p>＜公式Twitter＞@happysugarlifeA</text:p>
          </table:table-cell>
          <table:table-cell office:value-type="float" office:value="7077" calcext:value-type="float">
            <text:p>7077</text:p>
          </table:table-cell>
          <table:table-cell office:value-type="float" office:value="104" calcext:value-type="float">
            <text:p>104</text:p>
          </table:table-cell>
          <table:table-cell office:value-type="string" calcext:value-type="string">
            <text:p>UCazjJ6udlwl6cP_om1zqTQQ</text:p>
          </table:table-cell>
          <table:table-cell office:value-type="string" calcext:value-type="string">
            <text:p>vap official</text:p>
          </table:table-cell>
          <table:table-cell office:value-type="string" calcext:value-type="string">
            <text:p>https://www.youtube.com/channel/UCazjJ6udlwl6cP_om1zqTQQ</text:p>
          </table:table-cell>
          <table:table-cell office:value-type="string" calcext:value-type="string">
            <text:p>VAPのオフィシャルチャンネルへようこそ！</text:p>
          </table:table-cell>
          <table:table-cell office:value-type="float" office:value="0" calcext:value-type="float">
            <text:p>0</text:p>
          </table:table-cell>
          <table:table-cell table:number-columns-repeated="1012"/>
        </table:table-row>
        <table:table-row table:style-name="ro2">
          <table:table-cell office:value-type="string" calcext:value-type="string">
            <text:p>ISSusr4JxNI</text:p>
          </table:table-cell>
          <table:table-cell office:value-type="string" calcext:value-type="string">
            <text:p>TVアニメ『ハッピーシュガーライフ』予告CM第1弾-甘い篇・A-／2018年7月より、MBS・TBS・BS-TBS”アニメイズム”枠にて放送開始</text:p>
          </table:table-cell>
          <table:table-cell office:value-type="string" calcext:value-type="string">
            <text:p>2018-06-01 17:30:00 UTC</text:p>
          </table:table-cell>
          <table:table-cell office:value-type="string" calcext:value-type="string">
            <text:p>https://www.youtube.com/watch?v=ISSusr4JxNI</text:p>
          </table:table-cell>
          <table:table-cell office:value-type="string" calcext:value-type="string">
            <text:p>貴方しかいらない。ずっと一緒にいたい。</text:p>
            <text:p>–彼女の愛は、甘くて痛い。-</text:p>
            <text:p>戦慄の純愛サイコホラー。</text:p>
            <text:p/>
            <text:p>TVアニメ『ハッピーシュガーライフ』</text:p>
            <text:p>2018年7月13日（金）より、MBS・TBS・BS-TBS”アニメイズム”枠で放送開始！</text:p>
            <text:p>MBS：7月13日より毎週（金）深夜25:55～</text:p>
            <text:p>TBS：7月13日より毎週（金)深夜25:55～</text:p>
            <text:p>BS-TBS：7月14日より毎週(土)深夜24:00～</text:p>
            <text:p>AT-X：7月18日より毎週(水)深夜24:00～</text:p>
            <text:p>リピート放送：毎週(金)16:00～／毎週(火)8:00～</text:p>
            <text:p>※放送日時は予告なく変更になる場合がございます。</text:p>
            <text:p>Amazon Prime Videoにて日本・海外独占配信決定！</text:p>
            <text:p/>
            <text:p>【CAST】</text:p>
            <text:p>松坂さとう：花澤香菜</text:p>
            <text:p>神戸しお：久野美咲</text:p>
            <text:p>神戸あさひ：花守ゆみり</text:p>
            <text:p>三星太陽：花江夏樹</text:p>
            <text:p>飛騨しょうこ：洲崎綾</text:p>
            <text:p>北埋川大地：石川界人</text:p>
            <text:p/>
            <text:p>【STAFF】</text:p>
            <text:p>原作：鍵空とみやき（掲載 月刊「ガンガンJOKER」スクウェア・エニックス刊）</text:p>
            <text:p>総監督：草川啓造</text:p>
            <text:p>監督：長山延好</text:p>
            <text:p>シリーズ構成：待田堂子</text:p>
            <text:p>キャラクターデザイン：安田祥子</text:p>
            <text:p>美術監督：谷地清隆</text:p>
            <text:p>色彩設計：松原陽子</text:p>
            <text:p>撮影監督：伊藤康行</text:p>
            <text:p>編集：岡祐司</text:p>
            <text:p>音響監督：立石弥生</text:p>
            <text:p>音楽：亀山耕一郎</text:p>
            <text:p>アニメーション制作：Ezo’la</text:p>
            <text:p>製作：ハッピーシュガーライフ製作委員会</text:p>
            <text:p/>
            <text:p>オープニングテーマ：「ワンルームシュガーライフ」ナナヲアカリ（ソニー・ミュージック アソシエイテッドレコーズ）</text:p>
            <text:p>エンディングテーマ：「SWEET HURT」ReoNa（SACRA MUSIC）</text:p>
            <text:p/>
            <text:p>＜公式HP＞http://happysugarlife.tv/</text:p>
            <text:p>＜公式Twitter＞@happysugarlifeA</text:p>
          </table:table-cell>
          <table:table-cell office:value-type="float" office:value="37420" calcext:value-type="float">
            <text:p>37420</text:p>
          </table:table-cell>
          <table:table-cell office:value-type="float" office:value="570" calcext:value-type="float">
            <text:p>570</text:p>
          </table:table-cell>
          <table:table-cell office:value-type="string" calcext:value-type="string">
            <text:p>UCazjJ6udlwl6cP_om1zqTQQ</text:p>
          </table:table-cell>
          <table:table-cell office:value-type="string" calcext:value-type="string">
            <text:p>vap official</text:p>
          </table:table-cell>
          <table:table-cell office:value-type="string" calcext:value-type="string">
            <text:p>https://www.youtube.com/channel/UCazjJ6udlwl6cP_om1zqTQQ</text:p>
          </table:table-cell>
          <table:table-cell office:value-type="string" calcext:value-type="string">
            <text:p>VAPのオフィシャルチャンネルへようこそ！</text:p>
          </table:table-cell>
          <table:table-cell office:value-type="float" office:value="0" calcext:value-type="float">
            <text:p>0</text:p>
          </table:table-cell>
          <table:table-cell table:number-columns-repeated="1012"/>
        </table:table-row>
        <table:table-row table:style-name="ro2">
          <table:table-cell office:value-type="string" calcext:value-type="string">
            <text:p>O6ceMlW-vKM</text:p>
          </table:table-cell>
          <table:table-cell office:value-type="string" calcext:value-type="string">
            <text:p>テレビＣＭ　ルームエアコン『新・２８℃』篇【ダイキン】</text:p>
          </table:table-cell>
          <table:table-cell office:value-type="string" calcext:value-type="string">
            <text:p>2018-06-05 23:56:02 UTC</text:p>
          </table:table-cell>
          <table:table-cell office:value-type="string" calcext:value-type="string">
            <text:p>https://www.youtube.com/watch?v=O6ceMlW-vKM</text:p>
          </table:table-cell>
          <table:table-cell office:value-type="string" calcext:value-type="string">
            <text:p>ダイキン【公式】うるさら７の「新・２８℃」</text:p>
            <text:p>同じ２８℃でもダイキンだけ(※)の冷房なら温度はそのままに湿度を快適なレベルでキープ。</text:p>
            <text:p>だから２８℃でも涼しい。それがダイキンの「新・２８℃」</text:p>
            <text:p/>
            <text:p>※注釈：家庭用エアコンにおいて温度と湿度を同時制御するプレミアム冷房を採用</text:p>
          </table:table-cell>
          <table:table-cell office:value-type="float" office:value="892703" calcext:value-type="float">
            <text:p>892703</text:p>
          </table:table-cell>
          <table:table-cell office:value-type="float" office:value="48" calcext:value-type="float">
            <text:p>48</text:p>
          </table:table-cell>
          <table:table-cell office:value-type="string" calcext:value-type="string">
            <text:p>UCB6KPIruwgszMkPCVYhas4A</text:p>
          </table:table-cell>
          <table:table-cell office:value-type="string" calcext:value-type="string">
            <text:p>ダイキン工業【公式】</text:p>
          </table:table-cell>
          <table:table-cell office:value-type="string" calcext:value-type="string">
            <text:p>https://www.youtube.com/channel/UCB6KPIruwgszMkPCVYhas4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800PEoH_0JE</text:p>
          </table:table-cell>
          <table:table-cell office:value-type="string" calcext:value-type="string">
            <text:p>東京メトロ【ＣＭ】Find my Tokyo.「和光市_みずみずしい街」篇（60秒）</text:p>
          </table:table-cell>
          <table:table-cell office:value-type="string" calcext:value-type="string">
            <text:p>2018-06-29 02:24:30 UTC</text:p>
          </table:table-cell>
          <table:table-cell office:value-type="string" calcext:value-type="string">
            <text:p>https://www.youtube.com/watch?v=800PEoH_0JE</text:p>
          </table:table-cell>
          <table:table-cell office:value-type="string" calcext:value-type="string">
            <text:p>◆あなたもチャレンジ！Find my Tokyo. 詳しくはこちらへ http://www.findmy.tokyo</text:p>
            <text:p>和光市といえば都心に近く、通勤に便利なベッドタウン”というイメージをお持ちの方が多いはず。</text:p>
            <text:p>しかし実は、“水の郷”散策ができる、湧き水から生まれたみずみずしい街なのです。</text:p>
            <text:p>和光市の街の魅力をお楽しみください。</text:p>
            <text:p/>
            <text:p/>
            <text:p>【出演者】石原さとみ・安田聖愛</text:p>
            <text:p>【音楽】「それでいいんだよ」／ 安藤裕子 feat. TOKU</text:p>
          </table:table-cell>
          <table:table-cell office:value-type="float" office:value="26482" calcext:value-type="float">
            <text:p>26482</text:p>
          </table:table-cell>
          <table:table-cell office:value-type="float" office:value="298" calcext:value-type="float">
            <text:p>298</text:p>
          </table:table-cell>
          <table:table-cell office:value-type="string" calcext:value-type="string">
            <text:p>UCbh_3plSaSLBtbYUhTZLGzw</text:p>
          </table:table-cell>
          <table:table-cell office:value-type="string" calcext:value-type="string">
            <text:p>東京メトロ公式チャンネル</text:p>
          </table:table-cell>
          <table:table-cell office:value-type="string" calcext:value-type="string">
            <text:p>https://www.youtube.com/channel/UCbh_3plSaSLBtbYUhTZLGzw</text:p>
          </table:table-cell>
          <table:table-cell office:value-type="string" calcext:value-type="string">
            <text:p>東京メトロ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2Jdgs2Q_qbE</text:p>
          </table:table-cell>
          <table:table-cell office:value-type="string" calcext:value-type="string">
            <text:p>東京メトロ【ＣＭ】Find my Tokyo.「Find my Tokyo.2018. コンセプト」篇</text:p>
          </table:table-cell>
          <table:table-cell office:value-type="string" calcext:value-type="string">
            <text:p>2018-06-29 02:24:30 UTC</text:p>
          </table:table-cell>
          <table:table-cell office:value-type="string" calcext:value-type="string">
            <text:p>https://www.youtube.com/watch?v=2Jdgs2Q_qbE</text:p>
          </table:table-cell>
          <table:table-cell office:value-type="string" calcext:value-type="string">
            <text:p>◆あなたもチャレンジ！Find my Tokyo. 詳しくはこちらへ http://www.findmy.tokyo</text:p>
            <text:p>聞いてみませんか？東京のいろんな街で暮らしている人やその街に一緒に行った人に、その人が好きなところを。その答えは人によって違います。実際にいろんな街に行ってみると、街には人が集まっているだけでなく、みんなの「好き」が集まっているんだと気づくはずです。ひとりひとりが、そのひとつひとつの「好き」を分かち合うことで、きっとその街はもっと輝いていきます。もっと多くの方に石原さんとともに、さまざまな街の魅力に触れ、東京を好きになってもらいたい。そんなFind my Tokyo.キャンペーンにこめた想いをお届けします。</text:p>
            <text:p/>
            <text:p/>
            <text:p>【出演者】石原さとみ・安田聖愛</text:p>
            <text:p>【音楽】「ハートアップ」／絢香＆三浦大知</text:p>
          </table:table-cell>
          <table:table-cell office:value-type="float" office:value="7576" calcext:value-type="float">
            <text:p>7576</text:p>
          </table:table-cell>
          <table:table-cell office:value-type="float" office:value="127" calcext:value-type="float">
            <text:p>127</text:p>
          </table:table-cell>
          <table:table-cell office:value-type="string" calcext:value-type="string">
            <text:p>UCbh_3plSaSLBtbYUhTZLGzw</text:p>
          </table:table-cell>
          <table:table-cell office:value-type="string" calcext:value-type="string">
            <text:p>東京メトロ公式チャンネル</text:p>
          </table:table-cell>
          <table:table-cell office:value-type="string" calcext:value-type="string">
            <text:p>https://www.youtube.com/channel/UCbh_3plSaSLBtbYUhTZLGzw</text:p>
          </table:table-cell>
          <table:table-cell office:value-type="string" calcext:value-type="string">
            <text:p>東京メトロ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ax9QymhW9Yc</text:p>
          </table:table-cell>
          <table:table-cell office:value-type="string" calcext:value-type="string">
            <text:p>UR賃貸住宅　お部屋探しキャンペーンCM 「URであーる。リノベーション」篇</text:p>
          </table:table-cell>
          <table:table-cell office:value-type="string" calcext:value-type="string">
            <text:p>2018-06-01 02:05:30 UTC</text:p>
          </table:table-cell>
          <table:table-cell office:value-type="string" calcext:value-type="string">
            <text:p>https://www.youtube.com/watch?v=ax9QymhW9Yc</text:p>
          </table:table-cell>
          <table:table-cell office:value-type="string" calcext:value-type="string">
            <text:p>UR賃貸住宅の「お部屋探しキャンペーン」は2018年9月30日（日）まで実施中。</text:p>
            <text:p>リノベーションしたお部屋をいっぱい揃えているUR賃貸住宅。CMでは、そんなお部屋を、URであーるガールの吉岡里帆さんが、「自撮り」で紹介してくれます！</text:p>
            <text:p/>
            <text:p>キャンペーン期間中なら最大2か月家賃が無料になるお部屋や、5年間家賃がおトクになるお部屋も！</text:p>
            <text:p>UR賃貸住宅はいつでも「礼金ナシ、仲介手数料ナシ、更新料ナシ、保証人ナシ」。だから初期費用がおさえられる！</text:p>
            <text:p>更に、月々の家賃でPontaポイントもたまります！</text:p>
            <text:p/>
            <text:p>UR賃貸住宅で、あなたにピッタリのお部屋探しを。</text:p>
            <text:p>https://www.ur-net.go.jp/chintai/campaign/2018/summer/</text:p>
          </table:table-cell>
          <table:table-cell office:value-type="float" office:value="5539" calcext:value-type="float">
            <text:p>5539</text:p>
          </table:table-cell>
          <table:table-cell/>
          <table:table-cell office:value-type="string" calcext:value-type="string">
            <text:p>UCbicoFyA-LyWQYskUUs7Esg</text:p>
          </table:table-cell>
          <table:table-cell office:value-type="string" calcext:value-type="string">
            <text:p>URTOSHIKIKO</text:p>
          </table:table-cell>
          <table:table-cell office:value-type="string" calcext:value-type="string">
            <text:p>https://www.youtube.com/channel/UCbicoFyA-LyWQYskUUs7Esg</text:p>
          </table:table-cell>
          <table:table-cell office:value-type="string" calcext:value-type="string">
            <text:p>ＵＲ都市機構（独立行政法人都市再生機構）が運営する公式チャンネルです。</text:p>
            <text:p>ＵＲ賃貸住宅・ＵＲ宅地分譲・都市の再生・震災復興など、ＵＲのいろいろな面を、動画を通じてみなさまにお伝えしていきます。</text:p>
            <text:p>（top画像：岩手県大槌（おおつち）町大ケ口（おがくち）地区の復興住宅（災害公営住宅）【平成25年8月完成】）</text:p>
          </table:table-cell>
          <table:table-cell office:value-type="float" office:value="0" calcext:value-type="float">
            <text:p>0</text:p>
          </table:table-cell>
          <table:table-cell table:number-columns-repeated="1012"/>
        </table:table-row>
        <table:table-row table:style-name="ro2">
          <table:table-cell office:value-type="string" calcext:value-type="string">
            <text:p>1A7ATzQQGh4</text:p>
          </table:table-cell>
          <table:table-cell office:value-type="string" calcext:value-type="string">
            <text:p>星野幸子リラックススタイル「好き」「札幌小麦リラックス」新CM登場</text:p>
          </table:table-cell>
          <table:table-cell office:value-type="string" calcext:value-type="string">
            <text:p>2018-06-27 13:44:51 UTC</text:p>
          </table:table-cell>
          <table:table-cell office:value-type="string" calcext:value-type="string">
            <text:p>https://www.youtube.com/watch?v=1A7ATzQQGh4</text:p>
          </table:table-cell>
          <table:table-cell office:value-type="string" calcext:value-type="string">
            <text:p>星野幸子リラックススタイル「好き」「札幌小麦リラックス」新CM登場</text:p>
            <text:p>#星 #野 #幸 #子 #リ #ラ #ッ #ク #ス #ス #タ #イ #ル #「 #好 #き #」 #「 #札 #幌 #小 #麦 #リ #ラ #ッ #ク #ス #」 #新 #C #M #登 #場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table:number-columns-repeated="2" office:value-type="float" office:value="2" calcext:value-type="float">
            <text:p>2</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2"/>
        </table:table-row>
        <table:table-row table:style-name="ro2">
          <table:table-cell office:value-type="string" calcext:value-type="string">
            <text:p>TOsewV7YXps</text:p>
          </table:table-cell>
          <table:table-cell office:value-type="string" calcext:value-type="string">
            <text:p>北村匠「私の両親に気持ちを伝えたい」JT新CMに登場「私は思った」</text:p>
          </table:table-cell>
          <table:table-cell office:value-type="string" calcext:value-type="string">
            <text:p>2018-06-16 02:30:25 UTC</text:p>
          </table:table-cell>
          <table:table-cell office:value-type="string" calcext:value-type="string">
            <text:p>https://www.youtube.com/watch?v=TOsewV7YXps</text:p>
          </table:table-cell>
          <table:table-cell office:value-type="string" calcext:value-type="string">
            <text:p>北村匠「私の両親に気持ちを伝えたい」JT新CMに登場「私は思った」</text:p>
            <text:p>#北 #村 #匠 #「 #私 #の #両 #親 #に #気 #持 #ち #を #伝 #え #た #い #」 #J #T #新 #C #M #に #登 #場 #「 #私 #は #思 #っ #た #」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2"/>
        </table:table-row>
        <table:table-row table:style-name="ro2">
          <table:table-cell office:value-type="string" calcext:value-type="string">
            <text:p>bs-GWKePIZ4</text:p>
          </table:table-cell>
          <table:table-cell office:value-type="string" calcext:value-type="string">
            <text:p>バンコク最古の寺院でこんにちは！ Majpuri 'Thai Enjoyment' CM第10回年次大気</text:p>
          </table:table-cell>
          <table:table-cell office:value-type="string" calcext:value-type="string">
            <text:p>2018-06-10 22:03:07 UTC</text:p>
          </table:table-cell>
          <table:table-cell office:value-type="string" calcext:value-type="string">
            <text:p>https://www.youtube.com/watch?v=bs-GWKePIZ4</text:p>
          </table:table-cell>
          <table:table-cell office:value-type="string" calcext:value-type="string">
            <text:p>バンコク最古の寺院でこんにちは！ Majpuri 'Thai Enjoyment' CM第10回年次大気</text:p>
            <text:p>#バ #ン #コ #ク #最 #古 #の #寺 #院 #で #こ #ん #に #ち #は #！ #M #a #j #p #u #r #i #T #h #a #i #E #n #j #o #y #m #e #n #t #C #M #第 #1 #0 #回 #年 #次 #大 #気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2"/>
        </table:table-row>
        <table:table-row table:style-name="ro2">
          <table:table-cell office:value-type="string" calcext:value-type="string">
            <text:p>IFxxbjV00L4</text:p>
          </table:table-cell>
          <table:table-cell office:value-type="string" calcext:value-type="string">
            <text:p>中西彩美、JR西日本CMの声優への初めての挑戦CM「別の難しさがあった」</text:p>
          </table:table-cell>
          <table:table-cell office:value-type="string" calcext:value-type="string">
            <text:p>2018-06-09 06:59:20 UTC</text:p>
          </table:table-cell>
          <table:table-cell office:value-type="string" calcext:value-type="string">
            <text:p>https://www.youtube.com/watch?v=IFxxbjV00L4</text:p>
          </table:table-cell>
          <table:table-cell office:value-type="string" calcext:value-type="string">
            <text:p>中西彩美、JR西日本CMの声優への初めての挑戦CM「別の難しさがあった」</text:p>
            <text:p>#中 #西 #彩 #美 #、 #J #R #西 #日 #本 #C #M #の #声 #優 #へ #の #初 #め #て #の #挑 #戦 #C #M #「 #別 #の #難 #し #さ #が #あ #っ #た #」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2"/>
        </table:table-row>
        <table:table-row table:style-name="ro2">
          <table:table-cell office:value-type="string" calcext:value-type="string">
            <text:p>oUfTZ4kKFDQ</text:p>
          </table:table-cell>
          <table:table-cell office:value-type="string" calcext:value-type="string">
            <text:p>横山カンジャニ、村上、錦戸「宝塚記念館」新CM登場「あなたとの関係を期待したい」</text:p>
          </table:table-cell>
          <table:table-cell office:value-type="string" calcext:value-type="string">
            <text:p>2018-06-08 05:54:39 UTC</text:p>
          </table:table-cell>
          <table:table-cell office:value-type="string" calcext:value-type="string">
            <text:p>https://www.youtube.com/watch?v=oUfTZ4kKFDQ</text:p>
          </table:table-cell>
          <table:table-cell office:value-type="string" calcext:value-type="string">
            <text:p>横山カンジャニ、村上、錦戸「宝塚記念館」新CM登場「あなたとの関係を期待したい」</text:p>
            <text:p>#横 #山 #カ #ン #ジ #ャ #ニ #、 #村 #上 #、 #錦 #戸 #「 #宝 #塚 #記 #念 #館 #」 #新 #C #M #登 #場 #「 #あ #な #た #と #の #関 #係 #を #期 #待 #し #た #い #」 </text:p>
            <text:p>このチャンネルを登録してください！→https://goo.gl/W8m5ff</text:p>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UCbInAjQwa8_kYRzletwZAiA</text:p>
          </table:table-cell>
          <table:table-cell office:value-type="string" calcext:value-type="string">
            <text:p>RuimbTV</text:p>
          </table:table-cell>
          <table:table-cell office:value-type="string" calcext:value-type="string">
            <text:p>https://www.youtube.com/channel/UCbInAjQwa8_kYRzletwZAiA</text:p>
          </table:table-cell>
          <table:table-cell office:value-type="string" calcext:value-type="string">
            <text:p>►すべてのニュース、スキャンダル、アイドル、事実、ヒラリー、チェス、事故、歌など すばらしいニュースの世界を理解して、お互いに登録し、愛し、分かち合い、助け合うことを忘れないでください。</text:p>
            <text:p>-------------------------------------------------- --------------------</text:p>
            <text:p>►このチャンネルの写真や写真があなたが所有または管理している著作権に違反していると思われる場合は、メールに書面で通知してすぐに削除します。</text:p>
            <text:p>-------------------------------------------------- --------------------</text:p>
            <text:p>►著作権免責事項 - 米国著作権法第17条（「著作権法1976」の107-118条）：「批評、解説、報告、教育、奨学金、研究」の承認を受けました。 このケースを使用して、使用されているすべての画像と画像にコメントしコメントを付ける</text:p>
          </table:table-cell>
          <table:table-cell office:value-type="float" office:value="1" calcext:value-type="float">
            <text:p>1</text:p>
          </table:table-cell>
          <table:table-cell table:number-columns-repeated="1012"/>
        </table:table-row>
        <table:table-row table:style-name="ro2">
          <table:table-cell office:value-type="string" calcext:value-type="string">
            <text:p>RexHVhGhYjA</text:p>
          </table:table-cell>
          <table:table-cell office:value-type="string" calcext:value-type="string">
            <text:p>キラチャレ2018 / CM</text:p>
          </table:table-cell>
          <table:table-cell office:value-type="string" calcext:value-type="string">
            <text:p>2018-06-08 00:57:30 UTC</text:p>
          </table:table-cell>
          <table:table-cell office:value-type="string" calcext:value-type="string">
            <text:p>https://www.youtube.com/watch?v=RexHVhGhYjA</text:p>
          </table:table-cell>
          <table:table-cell office:value-type="string" calcext:value-type="string">
            <text:p>キラチャレ2018オフィシャルサイトHP:http://avex.jp/kiratto/</text:p>
            <text:p/>
            <text:p>キラチャレのWebCMを公開！</text:p>
            <text:p>挿入歌にlol「hello!」を起用。</text:p>
            <text:p>ナレーションはlol mocaが担当！</text:p>
          </table:table-cell>
          <table:table-cell office:value-type="float" office:value="2422" calcext:value-type="float">
            <text:p>2422</text:p>
          </table:table-cell>
          <table:table-cell office:value-type="float" office:value="7" calcext:value-type="float">
            <text:p>7</text:p>
          </table:table-cell>
          <table:table-cell office:value-type="string" calcext:value-type="string">
            <text:p>UCbNAou-2eTgQkZlwX55Y6-g</text:p>
          </table:table-cell>
          <table:table-cell office:value-type="string" calcext:value-type="string">
            <text:p>avex other</text:p>
          </table:table-cell>
          <table:table-cell office:value-type="string" calcext:value-type="string">
            <text:p>https://www.youtube.com/channel/UCbNAou-2eTgQkZlwX55Y6-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EyE-P77Xagk</text:p>
          </table:table-cell>
          <table:table-cell office:value-type="string" calcext:value-type="string">
            <text:p>つ[CM : HⅡ region for HⅠ region電離水素領域対中性水素領域]</text:p>
          </table:table-cell>
          <table:table-cell office:value-type="string" calcext:value-type="string">
            <text:p>2018-06-01 00:01:05 UTC</text:p>
          </table:table-cell>
          <table:table-cell office:value-type="string" calcext:value-type="string">
            <text:p>https://www.youtube.com/watch?v=EyE-P77Xagk</text:p>
          </table:table-cell>
          <table:table-cell/>
          <table:table-cell office:value-type="float" office:value="2" calcext:value-type="float">
            <text:p>2</text:p>
          </table:table-cell>
          <table:table-cell office:value-type="float" office:value="0" calcext:value-type="float">
            <text:p>0</text:p>
          </table:table-cell>
          <table:table-cell office:value-type="string" calcext:value-type="string">
            <text:p>UCbNSuLFgZB6cdXsaRNcargg</text:p>
          </table:table-cell>
          <table:table-cell office:value-type="string" calcext:value-type="string">
            <text:p>_20110311 ORION</text:p>
          </table:table-cell>
          <table:table-cell office:value-type="string" calcext:value-type="string">
            <text:p>https://www.youtube.com/channel/UCbNSuLFgZB6cdXsaRNcarg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RyXAVDTYbAA</text:p>
          </table:table-cell>
          <table:table-cell office:value-type="string" calcext:value-type="string">
            <text:p>DUEL GP CM 中国語</text:p>
          </table:table-cell>
          <table:table-cell office:value-type="string" calcext:value-type="string">
            <text:p>2018-06-19 10:37:52 UTC</text:p>
          </table:table-cell>
          <table:table-cell office:value-type="string" calcext:value-type="string">
            <text:p>https://www.youtube.com/watch?v=RyXAVDTYbAA</text:p>
          </table:table-cell>
          <table:table-cell/>
          <table:table-cell office:value-type="float" office:value="545" calcext:value-type="float">
            <text:p>545</text:p>
          </table:table-cell>
          <table:table-cell office:value-type="float" office:value="1" calcext:value-type="float">
            <text:p>1</text:p>
          </table:table-cell>
          <table:table-cell office:value-type="string" calcext:value-type="string">
            <text:p>UCbVkZ41otxc8rCAu7_gsO6Q</text:p>
          </table:table-cell>
          <table:table-cell office:value-type="string" calcext:value-type="string">
            <text:p>鈴鹿サーキット</text:p>
          </table:table-cell>
          <table:table-cell office:value-type="string" calcext:value-type="string">
            <text:p>https://www.youtube.com/channel/UCbVkZ41otxc8rCAu7_gsO6Q</text:p>
          </table:table-cell>
          <table:table-cell office:value-type="string" calcext:value-type="string">
            <text:p>Creation of Mobility Resort</text:p>
            <text:p/>
            <text:p>Since its birth as Japan’s first full-fledged racing course in 1962, Suzuka Circuit has been the center of Japanese motorsports.</text:p>
            <text:p>Suzuka Circuit offers a racing arena, along with other motorsports and entertainment. From children to adults, there is something here to excite the hearts of people from all over the world.</text:p>
          </table:table-cell>
          <table:table-cell office:value-type="float" office:value="0" calcext:value-type="float">
            <text:p>0</text:p>
          </table:table-cell>
          <table:table-cell table:number-columns-repeated="1012"/>
        </table:table-row>
        <table:table-row table:style-name="ro2">
          <table:table-cell office:value-type="string" calcext:value-type="string">
            <text:p>3haftbFAOA8</text:p>
          </table:table-cell>
          <table:table-cell office:value-type="string" calcext:value-type="string">
            <text:p>石原さとみ、生とうもろこしをガブリ！　CMソングは「安藤裕子 feat. TOKU」が歌う　東京メトロ『Find my Tokyo.』CM「和光市 みずみずしい街」篇</text:p>
          </table:table-cell>
          <table:table-cell office:value-type="string" calcext:value-type="string">
            <text:p>2018-06-29 01:00:02 UTC</text:p>
          </table:table-cell>
          <table:table-cell office:value-type="string" calcext:value-type="string">
            <text:p>https://www.youtube.com/watch?v=3haftbFAOA8</text:p>
          </table:table-cell>
          <table:table-cell office:value-type="string" calcext:value-type="string">
            <text:p>★チャンネル登録：https://goo.gl/U4Waal</text:p>
            <text:p/>
            <text:p>　女優の石原さとみが7月2日よりメトロ駅構内・車内ディスプレイにて公開される、東京メトロの新CMに出演することがわかった。今回は和光市を訪れ、手押し井戸を押したり、和光市産の野菜かき揚げと一緒にうどんを味わったり、散策を堪能する。</text:p>
            <text:p/>
            <text:p>【関連動画】</text:p>
            <text:p>石原さとみ、駅員＆かわいいラテアート体験に感激「日本ってすごい」</text:p>
            <text:p>https://www.youtube.com/watch?v=VQLMFg_XLtE</text:p>
            <text:p/>
            <text:p>石原さとみ、サブカルの聖地・中野を散策</text:p>
            <text:p>https://www.youtube.com/watch?v=T1ik8M6euIg?youtube</text:p>
            <text:p/>
            <text:p>石原さとみ、江戸のファーストフードを堪能</text:p>
            <text:p>https://www.youtube.com/watch?v=2JMu3vonqao</text:p>
            <text:p/>
            <text:p>石原さとみ、始球式で“サブマリン投法”披露</text:p>
            <text:p>https://www.youtube.com/watch?v=qcaCrvMnORM</text:p>
          </table:table-cell>
          <table:table-cell office:value-type="float" office:value="11295" calcext:value-type="float">
            <text:p>11295</text:p>
          </table:table-cell>
          <table:table-cell office:value-type="float" office:value="119" calcext:value-type="float">
            <text:p>119</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_dWKLytb86c</text:p>
          </table:table-cell>
          <table:table-cell office:value-type="string" calcext:value-type="string">
            <text:p>中条あやみ＆菅田将暉、ドライブしながらアカペラデュエット　トヨタ新型『カローラ スポーツ』新CM「気持ちいい日」篇＆メイキング映像</text:p>
          </table:table-cell>
          <table:table-cell office:value-type="string" calcext:value-type="string">
            <text:p>2018-06-28 15:00:06 UTC</text:p>
          </table:table-cell>
          <table:table-cell office:value-type="string" calcext:value-type="string">
            <text:p>https://www.youtube.com/watch?v=_dWKLytb86c</text:p>
          </table:table-cell>
          <table:table-cell office:value-type="string" calcext:value-type="string">
            <text:p>★チャンネル登録：https://goo.gl/U4Waal</text:p>
            <text:p/>
            <text:p>　女優の中条あやみと俳優の菅田将暉が29日より全国オンエアされる、トヨタ新型『カローラ スポーツ』の新CMに出演。ドライブ中、走る気持ち良さから2人がアカペラを歌いだす。</text:p>
            <text:p/>
            <text:p>【関連動画】</text:p>
            <text:p>西野カナのラブソング「Bedtime Story」が主題歌に決定　『3D彼女　リアルガール』本予告</text:p>
            <text:p>https://www.youtube.com/watch?v=Xpw-xCVy_K8</text:p>
            <text:p/>
            <text:p>中条あやみ、照れながら弱点を告白「お仕事で朝早い時に…」</text:p>
            <text:p>https://www.youtube.com/watch?v=LOSRmIgM3eM</text:p>
            <text:p/>
            <text:p>菅田将暉、「銀魂」神楽役・橋本環奈の“鼻ほじ演技”絶賛</text:p>
            <text:p>https://www.youtube.com/watch?v=ett1Zy3AkA0</text:p>
          </table:table-cell>
          <table:table-cell office:value-type="float" office:value="75546" calcext:value-type="float">
            <text:p>75546</text:p>
          </table:table-cell>
          <table:table-cell office:value-type="float" office:value="575" calcext:value-type="float">
            <text:p>575</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s5--t07CWf0</text:p>
          </table:table-cell>
          <table:table-cell office:value-type="string" calcext:value-type="string">
            <text:p>綾野剛、命がけで“炎上CM”出演　象印マホービン『圧力IH炊飯ジャー“炎舞炊き”』新CM＆メイキング映像</text:p>
          </table:table-cell>
          <table:table-cell office:value-type="string" calcext:value-type="string">
            <text:p>2018-06-26 05:15:21 UTC</text:p>
          </table:table-cell>
          <table:table-cell office:value-type="string" calcext:value-type="string">
            <text:p>https://www.youtube.com/watch?v=s5--t07CWf0</text:p>
          </table:table-cell>
          <table:table-cell office:value-type="string" calcext:value-type="string">
            <text:p>★チャンネル登録：https://goo.gl/U4Waal</text:p>
            <text:p/>
            <text:p>　俳優の綾野剛が26日より全国オンエアされる、象印マホービン『圧力IH炊飯ジャー“炎舞炊き”』の新CMに出演。究極のごはんを求める冒険者になり、謎のコメ族と激しく炎の舞を演じる。</text:p>
            <text:p/>
            <text:p>【関連動画】</text:p>
            <text:p>綾野剛、アドリブ連発で舞台挨拶が終わらない!?</text:p>
            <text:p>https://www.youtube.com/watch?v=NxWrJTAre4w</text:p>
            <text:p/>
            <text:p>綾野剛、汗だく初声優、苦労の舞台裏明かす</text:p>
            <text:p>https://www.youtube.com/watch?v=OL5uQ4oddu8</text:p>
            <text:p/>
            <text:p>綾野剛＆高畑充希、緊張しないコツ明かす</text:p>
            <text:p>https://www.youtube.com/watch?v=Z-vQS1bi2gQ</text:p>
          </table:table-cell>
          <table:table-cell office:value-type="float" office:value="5916" calcext:value-type="float">
            <text:p>5916</text:p>
          </table:table-cell>
          <table:table-cell office:value-type="float" office:value="66" calcext:value-type="float">
            <text:p>6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w0IehQ2JZnk</text:p>
          </table:table-cell>
          <table:table-cell office:value-type="string" calcext:value-type="string">
            <text:p>波瑠、凛とした美しいメガネ姿披露　パリミキ新CM「美しい国の美しいめがね」篇</text:p>
          </table:table-cell>
          <table:table-cell office:value-type="string" calcext:value-type="string">
            <text:p>2018-06-21 03:00:05 UTC</text:p>
          </table:table-cell>
          <table:table-cell office:value-type="string" calcext:value-type="string">
            <text:p>https://www.youtube.com/watch?v=w0IehQ2JZnk</text:p>
          </table:table-cell>
          <table:table-cell office:value-type="string" calcext:value-type="string">
            <text:p>★チャンネル登録：https://goo.gl/U4Waal</text:p>
            <text:p/>
            <text:p>　女優の波留が22日より全国オンエアされる、パリミキの新CMに出演。凛とした美しいメガネ姿を披露している。</text:p>
            <text:p/>
            <text:p>【関連動画】</text:p>
            <text:p>波瑠、ウエディングドレス姿の撮影風景を独占公開　日本テレビ系連続ドラマ『サバイバル・ウェディング』</text:p>
            <text:p>https://www.youtube.com/watch?v=-vhz2qY__gQ</text:p>
            <text:p/>
            <text:p>波瑠がグレて不良に！衝撃のビジュアル公開</text:p>
            <text:p>https://www.youtube.com/watch?v=QU4ng0gBVUk</text:p>
            <text:p/>
            <text:p>波瑠が鼻歌でノリノリ！</text:p>
            <text:p>https://www.youtube.com/watch?v=LlKUYigdxSU</text:p>
          </table:table-cell>
          <table:table-cell office:value-type="float" office:value="3831" calcext:value-type="float">
            <text:p>3831</text:p>
          </table:table-cell>
          <table:table-cell office:value-type="float" office:value="88" calcext:value-type="float">
            <text:p>88</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A6J86SxhwIM</text:p>
          </table:table-cell>
          <table:table-cell office:value-type="string" calcext:value-type="string">
            <text:p>スピードスケート・高木菜那選手、CM初挑戦で初々しい演技披露　日本電産TVCM「私はモータ」篇</text:p>
          </table:table-cell>
          <table:table-cell office:value-type="string" calcext:value-type="string">
            <text:p>2018-06-18 09:52:11 UTC</text:p>
          </table:table-cell>
          <table:table-cell office:value-type="string" calcext:value-type="string">
            <text:p>https://www.youtube.com/watch?v=A6J86SxhwIM</text:p>
          </table:table-cell>
          <table:table-cell office:value-type="string" calcext:value-type="string">
            <text:p>★チャンネル登録：https://goo.gl/U4Waal</text:p>
            <text:p/>
            <text:p>　平昌冬季五輪・スピードスケート女子金メダリストの高木菜那選手が15日より全国オンエアされる、日本電産の新CMに出演。CM初挑戦となる高木は俳優の佐々木蔵之介と共演を果たし、初々しい演技を披露している。</text:p>
            <text:p/>
            <text:p>【関連動画】</text:p>
            <text:p>平昌五輪・スピードスケート、小平奈緒・高木菜那・高木美帆らが成果生報告</text:p>
            <text:p>https://www.youtube.com/watch?v=D4PISqsCc50</text:p>
            <text:p/>
            <text:p>佐々木蔵之介、”超高速”餅つきに挑戦　浴衣姿の深田恭子からご褒美のあ～ん</text:p>
            <text:p>https://www.youtube.com/watch?v=Air-I8mepmM</text:p>
            <text:p/>
            <text:p>佐々木蔵之介お殿様のために本当の参勤交代!?</text:p>
            <text:p>https://www.youtube.com/watch?v=Zwd-hrln5kQ</text:p>
          </table:table-cell>
          <table:table-cell office:value-type="float" office:value="14081" calcext:value-type="float">
            <text:p>14081</text:p>
          </table:table-cell>
          <table:table-cell office:value-type="float" office:value="80" calcext:value-type="float">
            <text:p>80</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ikgQbbSxXdo</text:p>
          </table:table-cell>
          <table:table-cell office:value-type="string" calcext:value-type="string">
            <text:p>北村匠海、慣れない都会で働く新入社員演じる　CMソングはMONGOL800・キヨサクが歌う　JT新CM「想うた 親を想う」篇</text:p>
          </table:table-cell>
          <table:table-cell office:value-type="string" calcext:value-type="string">
            <text:p>2018-06-14 15:00:06 UTC</text:p>
          </table:table-cell>
          <table:table-cell office:value-type="string" calcext:value-type="string">
            <text:p>https://www.youtube.com/watch?v=ikgQbbSxXdo</text:p>
          </table:table-cell>
          <table:table-cell office:value-type="string" calcext:value-type="string">
            <text:p>★チャンネル登録：https://goo.gl/U4Waal</text:p>
            <text:p/>
            <text:p>　俳優の北村匠海が15日より全国オンエアされる、JTの新CMに出演。慣れない都会で働く新入社員を演じ、初めての社会人生活をおくる中、故郷の家族への想いを馳せていく。</text:p>
            <text:p/>
            <text:p>【関連動画】</text:p>
            <text:p>新田真剣佑＆北村匠海のイチャイチャに黄色い悲鳴</text:p>
            <text:p>https://www.youtube.com/watch?v=Auhl5nF8dXE</text:p>
            <text:p/>
            <text:p>新田真剣佑のストイックさに北村匠海が脱帽</text:p>
            <text:p>https://www.youtube.com/watch?v=hAiudUNVRVQ</text:p>
            <text:p/>
            <text:p>映画『君の膵臓をたべたい』浜辺美波＆北村匠海インタビュー</text:p>
            <text:p>https://www.youtube.com/watch?v=qnu3DNVz8wE</text:p>
          </table:table-cell>
          <table:table-cell office:value-type="float" office:value="57683" calcext:value-type="float">
            <text:p>57683</text:p>
          </table:table-cell>
          <table:table-cell office:value-type="float" office:value="1091" calcext:value-type="float">
            <text:p>1091</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qCakAH34hWg</text:p>
          </table:table-cell>
          <table:table-cell office:value-type="string" calcext:value-type="string">
            <text:p>千鳥ワールド全開、台本なしのアドリブCM11本公開　求人サイト『Indeed』新CM「旅館篇」＆「寿司屋篇」＆「タクシー篇」</text:p>
          </table:table-cell>
          <table:table-cell office:value-type="string" calcext:value-type="string">
            <text:p>2018-06-11 04:33:41 UTC</text:p>
          </table:table-cell>
          <table:table-cell office:value-type="string" calcext:value-type="string">
            <text:p>https://www.youtube.com/watch?v=qCakAH34hWg</text:p>
          </table:table-cell>
          <table:table-cell office:value-type="string" calcext:value-type="string">
            <text:p>★チャンネル登録：https://goo.gl/U4Waal</text:p>
            <text:p/>
            <text:p>　お笑い芸人の千鳥が12日より全国オンエアされる、求人サイト『Indeed』の新CMに出演。台本なしのアドリブ撮影で行われたという、11作品が公開された。</text:p>
            <text:p/>
            <text:p>【関連動画】</text:p>
            <text:p>千鳥、CMで台本なしのアドリブ撮影　求人サイト『Indeed』新CMメイキング映像</text:p>
            <text:p>https://www.youtube.com/watch?v=IsCUKCgYygY</text:p>
            <text:p/>
            <text:p>千鳥・大悟、七三分けの商社マンに　斎藤工の同僚役演じる</text:p>
            <text:p>https://www.youtube.com/watch?v=SvOw9NI7p14</text:p>
            <text:p/>
            <text:p>斎藤工、千鳥・ノブと漫才に初挑戦</text:p>
            <text:p>https://www.youtube.com/watch?v=0x9Ej5jsm3c</text:p>
          </table:table-cell>
          <table:table-cell office:value-type="float" office:value="1203823" calcext:value-type="float">
            <text:p>1203823</text:p>
          </table:table-cell>
          <table:table-cell office:value-type="float" office:value="15153" calcext:value-type="float">
            <text:p>15153</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F0jIuIz_eFE</text:p>
          </table:table-cell>
          <table:table-cell office:value-type="string" calcext:value-type="string">
            <text:p>瀬戸康史、『浅漬けの素』シリーズの新CMキャラクターに抜擢「モミモミ楽しい」</text:p>
          </table:table-cell>
          <table:table-cell office:value-type="string" calcext:value-type="string">
            <text:p>2018-06-10 15:00:01 UTC</text:p>
          </table:table-cell>
          <table:table-cell office:value-type="string" calcext:value-type="string">
            <text:p>https://www.youtube.com/watch?v=F0jIuIz_eFE</text:p>
          </table:table-cell>
          <table:table-cell office:value-type="string" calcext:value-type="string">
            <text:p>★チャンネル登録：https://goo.gl/U4Waal</text:p>
            <text:p/>
            <text:p>　俳優の瀬戸康史が、エバラ食品「浅漬けの素」シリーズの新CMキャラクター起用されることが決定。『浅漬けの素 おいしい朝』篇、『浅漬けの素 うちの子がやさいを』篇（各15秒）の2篇が6月11日（月）から全国で順次放送される。</text:p>
            <text:p/>
            <text:p>【関連動画】</text:p>
            <text:p>瀬戸康史、小芝風花とキス寸前演技 Dステ17th「夕陽伝」公開稽古</text:p>
            <text:p>https://www.youtube.com/watch?v=EUCb-xmI1NI</text:p>
            <text:p/>
            <text:p>北乃きい、瀬戸康史に「人見知りがひどい」</text:p>
            <text:p>https://www.youtube.com/watch?v=ejE3K3xs1QE</text:p>
          </table:table-cell>
          <table:table-cell office:value-type="float" office:value="8703" calcext:value-type="float">
            <text:p>8703</text:p>
          </table:table-cell>
          <table:table-cell office:value-type="float" office:value="105" calcext:value-type="float">
            <text:p>105</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7MqQJSUqveo</text:p>
          </table:table-cell>
          <table:table-cell office:value-type="string" calcext:value-type="string">
            <text:p>撮影はほぼ布団の上。新垣結衣、脱力系CMに「大丈夫か？」　チキンラーメン新CM「ぐで垣結衣」篇</text:p>
          </table:table-cell>
          <table:table-cell office:value-type="string" calcext:value-type="string">
            <text:p>2018-06-08 01:00:01 UTC</text:p>
          </table:table-cell>
          <table:table-cell office:value-type="string" calcext:value-type="string">
            <text:p>https://www.youtube.com/watch?v=7MqQJSUqveo</text:p>
          </table:table-cell>
          <table:table-cell office:value-type="string" calcext:value-type="string">
            <text:p>女優の新垣結衣が出演する日清チキンラーメン新CM「ぐで垣結衣」篇が放映開始。</text:p>
          </table:table-cell>
          <table:table-cell office:value-type="float" office:value="32748" calcext:value-type="float">
            <text:p>32748</text:p>
          </table:table-cell>
          <table:table-cell office:value-type="float" office:value="385" calcext:value-type="float">
            <text:p>385</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Vq9OuBDaJ0U</text:p>
          </table:table-cell>
          <table:table-cell office:value-type="string" calcext:value-type="string">
            <text:p>吉田羊＆鈴木梨央、砂山からジャンプ　CMソングは井上陽水“8年振り”書き下ろし曲「care」　『ポカリスエット』新CM「気をつけてお嬢さん」篇</text:p>
          </table:table-cell>
          <table:table-cell office:value-type="string" calcext:value-type="string">
            <text:p>2018-06-07 19:00:04 UTC</text:p>
          </table:table-cell>
          <table:table-cell office:value-type="string" calcext:value-type="string">
            <text:p>https://www.youtube.com/watch?v=Vq9OuBDaJ0U</text:p>
          </table:table-cell>
          <table:table-cell office:value-type="string" calcext:value-type="string">
            <text:p>★チャンネル登録：https://goo.gl/U4Waal</text:p>
            <text:p/>
            <text:p>　女優の吉田羊と子役の鈴木梨央が9日より公開される、『ポカリスエット』の新CMに出演。本作で第9弾となる、母娘シリーズ。元気に揃って砂山から飛び降りたり、海辺でくつろぐ姿が描かれている。</text:p>
            <text:p/>
            <text:p>【関連動画】</text:p>
            <text:p>天才子役・鈴木梨央「追い込まれるのが大好き」。『僕だけがいない街』メイキング映像</text:p>
            <text:p>https://www.youtube.com/watch?v=7WCpX8-Htmg</text:p>
            <text:p/>
            <text:p>吉田羊、オアシズ大久保に“誕生日キス”　理想のキス願望も告白</text:p>
            <text:p>https://www.youtube.com/watch?v=SNOPAclDpXI</text:p>
            <text:p/>
            <text:p>吉田羊、古川雄輝の流暢な英語に驚き</text:p>
            <text:p>https://www.youtube.com/watch?v=ruEhUQxAwDQ</text:p>
          </table:table-cell>
          <table:table-cell office:value-type="float" office:value="13603" calcext:value-type="float">
            <text:p>13603</text:p>
          </table:table-cell>
          <table:table-cell office:value-type="float" office:value="106" calcext:value-type="float">
            <text:p>10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7YMhbYUsQNQ</text:p>
          </table:table-cell>
          <table:table-cell office:value-type="string" calcext:value-type="string">
            <text:p>YOSHIKI、CMで冗談　お茶目な表情をみせる　キリンビール『本麒麟』新CM「本麒麟 YOSHIKI」篇</text:p>
          </table:table-cell>
          <table:table-cell office:value-type="string" calcext:value-type="string">
            <text:p>2018-06-07 05:46:35 UTC</text:p>
          </table:table-cell>
          <table:table-cell office:value-type="string" calcext:value-type="string">
            <text:p>https://www.youtube.com/watch?v=7YMhbYUsQNQ</text:p>
          </table:table-cell>
          <table:table-cell office:value-type="string" calcext:value-type="string">
            <text:p>★チャンネル登録：https://goo.gl/U4Waal</text:p>
            <text:p/>
            <text:p>　X JAPANのYOSHIKIが7日より公開される、『本麒麟』の新CMに出演。手紙を読みながら冗談をいい、お茶目な表情をみせている。</text:p>
            <text:p/>
            <text:p>【関連動画】</text:p>
            <text:p>YOSHIKI「手術前に遺書を書かされ、人生について考えた」</text:p>
            <text:p>https://www.youtube.com/watch?v=rQgsS-dNS9A</text:p>
            <text:p/>
            <text:p>YOSHIKI ずぶ濡れになりながらドラム叩き、ファッションショー</text:p>
            <text:p>https://www.youtube.com/watch?v=XrGUaLjnbMg</text:p>
            <text:p/>
            <text:p>YOSHIKI ｘジーン・シモンズ対談「KISSに出会ってなければ、今の僕はない」</text:p>
            <text:p>https://www.youtube.com/watch?v=eHOen3EwCQk</text:p>
          </table:table-cell>
          <table:table-cell office:value-type="float" office:value="3503" calcext:value-type="float">
            <text:p>3503</text:p>
          </table:table-cell>
          <table:table-cell office:value-type="float" office:value="46" calcext:value-type="float">
            <text:p>46</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qJYCqGx--xU</text:p>
          </table:table-cell>
          <table:table-cell office:value-type="string" calcext:value-type="string">
            <text:p>やくみつるもテレビで公言し愛用中　スヴェンソン新CM『喫茶店再会』篇</text:p>
          </table:table-cell>
          <table:table-cell office:value-type="string" calcext:value-type="string">
            <text:p>2018-06-01 08:47:14 UTC</text:p>
          </table:table-cell>
          <table:table-cell office:value-type="string" calcext:value-type="string">
            <text:p>https://www.youtube.com/watch?v=qJYCqGx--xU</text:p>
          </table:table-cell>
          <table:table-cell office:value-type="string" calcext:value-type="string">
            <text:p>★チャンネル登録：https://goo.gl/U4Waal</text:p>
            <text:p/>
            <text:p>　漫画家やテレビコメンテーターなどで活躍するやくみつるが1日より全国オンエアされるスヴェンソン新CM『喫茶店再会』篇に出演。 今回、 主人公の男性役には、 実際にスヴェンソン式増毛法を利用している方を起用。 自分の髪を活かしたかっこいい髪型になったことで、 自信を持ってイキイキとした生活をしている男性を描いている。</text:p>
            <text:p/>
            <text:p>【関連動画】</text:p>
            <text:p/>
            <text:p>GACKT、初めての白衣姿を公開　意外な共演者に「初体験だった」　『AGAスキンクリニック』新CM「AGAじゃない？立ち上がり」篇＆「前か上か」篇＆メイキング</text:p>
            <text:p>https://www.youtube.com/watch?v=p7WKbn5f3uI</text:p>
            <text:p/>
            <text:p>GACKT、白衣姿が似合う医師役に　『AGAスキンクリニック』新CM</text:p>
            <text:p>https://www.youtube.com/watch?v=PeeV1h8w1fA</text:p>
          </table:table-cell>
          <table:table-cell office:value-type="float" office:value="808" calcext:value-type="float">
            <text:p>808</text:p>
          </table:table-cell>
          <table:table-cell office:value-type="float" office:value="4" calcext:value-type="float">
            <text:p>4</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Tec4iouGtOk</text:p>
          </table:table-cell>
          <table:table-cell office:value-type="string" calcext:value-type="string">
            <text:p>“UQ三姉妹”深田恭子＆多部未華子＆永野芽郁、ゴー☆ジャス渾身のギャグに無反応　『UQ mobile』WEB CM「UQクリニック」回らない篇</text:p>
          </table:table-cell>
          <table:table-cell office:value-type="string" calcext:value-type="string">
            <text:p>2018-06-01 01:00:01 UTC</text:p>
          </table:table-cell>
          <table:table-cell office:value-type="string" calcext:value-type="string">
            <text:p>https://www.youtube.com/watch?v=Tec4iouGtOk</text:p>
          </table:table-cell>
          <table:table-cell office:value-type="string" calcext:value-type="string">
            <text:p>★チャンネル登録：https://goo.gl/U4Waal</text:p>
            <text:p/>
            <text:p>　深田恭子、多部未華子、永野芽郁が3姉妹として出演する、スマートフォン『UQ mobile』WEB CM「UQクリニック」シリーズが1日よりオンエアされる。医者・ナー スとして登場する三姉妹のもとに、顔色の悪いゴー☆ジャスがやって来る。</text:p>
            <text:p/>
            <text:p>【関連動画】</text:p>
            <text:p>深田恭子、美脚を惜しげもなく披露　多部未華子・永野芽郁"UQ三姉妹”も美の秘訣明かす</text:p>
            <text:p>https://www.youtube.com/watch?v=_56z7LZdq_g</text:p>
            <text:p/>
            <text:p>永野芽郁、『UQモバイル』三姉妹CM撮影の裏側を語る！</text:p>
            <text:p>https://www.youtube.com/watch?v=TFO7lFDr9-I</text:p>
            <text:p/>
            <text:p>スマートフォン『UQ mobile』第2弾CM「のりかえる長女」篇メイキング映像配信！</text:p>
            <text:p>https://www.youtube.com/watch?v=e497xmWlxZw</text:p>
          </table:table-cell>
          <table:table-cell office:value-type="float" office:value="27834" calcext:value-type="float">
            <text:p>27834</text:p>
          </table:table-cell>
          <table:table-cell office:value-type="float" office:value="133" calcext:value-type="float">
            <text:p>133</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Tec4iouGtOk</text:p>
          </table:table-cell>
          <table:table-cell office:value-type="string" calcext:value-type="string">
            <text:p>“UQ三姉妹”深田恭子＆多部未華子＆永野芽郁、ゴー☆ジャス渾身のギャグに無反応　『UQ mobile』WEB CM「UQクリニック」回らない篇</text:p>
          </table:table-cell>
          <table:table-cell office:value-type="string" calcext:value-type="string">
            <text:p>2018-06-01 01:00:01 UTC</text:p>
          </table:table-cell>
          <table:table-cell office:value-type="string" calcext:value-type="string">
            <text:p>https://www.youtube.com/watch?v=Tec4iouGtOk</text:p>
          </table:table-cell>
          <table:table-cell office:value-type="string" calcext:value-type="string">
            <text:p>★チャンネル登録：https://goo.gl/U4Waal</text:p>
            <text:p/>
            <text:p>　深田恭子、多部未華子、永野芽郁が3姉妹として出演する、スマートフォン『UQ mobile』WEB CM「UQクリニック」シリーズが1日よりオンエアされる。医者・ナー スとして登場する三姉妹のもとに、顔色の悪いゴー☆ジャスがやって来る。</text:p>
            <text:p/>
            <text:p>【関連動画】</text:p>
            <text:p>深田恭子、美脚を惜しげもなく披露　多部未華子・永野芽郁"UQ三姉妹”も美の秘訣明かす</text:p>
            <text:p>https://www.youtube.com/watch?v=_56z7LZdq_g</text:p>
            <text:p/>
            <text:p>永野芽郁、『UQモバイル』三姉妹CM撮影の裏側を語る！</text:p>
            <text:p>https://www.youtube.com/watch?v=TFO7lFDr9-I</text:p>
            <text:p/>
            <text:p>スマートフォン『UQ mobile』第2弾CM「のりかえる長女」篇メイキング映像配信！</text:p>
            <text:p>https://www.youtube.com/watch?v=e497xmWlxZw</text:p>
          </table:table-cell>
          <table:table-cell office:value-type="float" office:value="27834" calcext:value-type="float">
            <text:p>27834</text:p>
          </table:table-cell>
          <table:table-cell office:value-type="float" office:value="133" calcext:value-type="float">
            <text:p>133</text:p>
          </table:table-cell>
          <table:table-cell office:value-type="string" calcext:value-type="string">
            <text:p>UCbZvkG2uAgr6Oiva4FytscQ</text:p>
          </table:table-cell>
          <table:table-cell office:value-type="string" calcext:value-type="string">
            <text:p>oricon</text:p>
          </table:table-cell>
          <table:table-cell office:value-type="string" calcext:value-type="string">
            <text:p>https://www.youtube.com/channel/UCbZvkG2uAgr6Oiva4FytscQ</text:p>
          </table:table-cell>
          <table:table-cell office:value-type="string" calcext:value-type="string">
            <text:p>オリコンが運営する、YouTube公式チャンネルです。記者会見や映画・CM・出版イベント、ライブの模様など、最新の"芸能ニュース動画"を見ることができます。</text:p>
            <text:p/>
            <text:p>掲載動画に関するご質問はこちらの</text:p>
            <text:p>・ORICON NEWS「記事に関するお問い合わせ」ページ</text:p>
            <text:p>よりお問い合わせください。</text:p>
            <text:p>https://secure.oricon.co.jp/contact/article/</text:p>
          </table:table-cell>
          <table:table-cell office:value-type="float" office:value="1" calcext:value-type="float">
            <text:p>1</text:p>
          </table:table-cell>
          <table:table-cell table:number-columns-repeated="1012"/>
        </table:table-row>
        <table:table-row table:style-name="ro2">
          <table:table-cell office:value-type="string" calcext:value-type="string">
            <text:p>QD05Z1pVR9A</text:p>
          </table:table-cell>
          <table:table-cell office:value-type="string" calcext:value-type="string">
            <text:p>Uttarakhand CM orders arrest of woman teacher over transfer argument</text:p>
          </table:table-cell>
          <table:table-cell office:value-type="string" calcext:value-type="string">
            <text:p>2018-06-29 08:19:31 UTC</text:p>
          </table:table-cell>
          <table:table-cell office:value-type="string" calcext:value-type="string">
            <text:p>https://www.youtube.com/watch?v=QD05Z1pVR9A</text:p>
          </table:table-cell>
          <table:table-cell office:value-type="string" calcext:value-type="string">
            <text:p>The Chief Minister on Thursday also ordered her suspension, after she allegedly used abusive language and showed indecency while seeking her transfer from a remote location.</text:p>
            <text:p>Uttara Bahuguna claimed she had been posted in such locations for the past 25 years.</text:p>
            <text:p>The video of the incident, which has been doing the rounds, shows when Rawat dismissed her request, Bahuguna began arguing with him. Rawat lost his cool and shouted, “Suspend karo ise abhi (Suspend her immediately). Take her into police custody.”</text:p>
          </table:table-cell>
          <table:table-cell office:value-type="float" office:value="1850" calcext:value-type="float">
            <text:p>1850</text:p>
          </table:table-cell>
          <table:table-cell office:value-type="float" office:value="19" calcext:value-type="float">
            <text:p>19</text:p>
          </table:table-cell>
          <table:table-cell office:value-type="string" calcext:value-type="string">
            <text:p>UCc8J8UvzwMZHnO0MX1NTmSw</text:p>
          </table:table-cell>
          <table:table-cell office:value-type="string" calcext:value-type="string">
            <text:p>The Tribune</text:p>
          </table:table-cell>
          <table:table-cell office:value-type="string" calcext:value-type="string">
            <text:p>https://www.youtube.com/channel/UCc8J8UvzwMZHnO0MX1NTmSw</text:p>
          </table:table-cell>
          <table:table-cell office:value-type="string" calcext:value-type="string">
            <text:p>Official YouTube Channel of The Tribune, North India’s oldest and most trusted newspaper, published from Chandigarh, India. Follow us on Twitter at @thetribunechd | Facebook at www.facebook.com/TheTribuneChd</text:p>
          </table:table-cell>
          <table:table-cell office:value-type="float" office:value="1" calcext:value-type="float">
            <text:p>1</text:p>
          </table:table-cell>
          <table:table-cell table:number-columns-repeated="1012"/>
        </table:table-row>
        <table:table-row table:style-name="ro2">
          <table:table-cell office:value-type="string" calcext:value-type="string">
            <text:p>umbJiElgI5M</text:p>
          </table:table-cell>
          <table:table-cell office:value-type="string" calcext:value-type="string">
            <text:p>NTT docomo iPhone X NTTドコモアイフォーンX CM 篇30秒 2018.06.26 高畑充希 堤真一 X JAPAN</text:p>
          </table:table-cell>
          <table:table-cell office:value-type="string" calcext:value-type="string">
            <text:p>2018-06-26 09:36:15 UTC</text:p>
          </table:table-cell>
          <table:table-cell office:value-type="string" calcext:value-type="string">
            <text:p>https://www.youtube.com/watch?v=umbJiElgI5M</text:p>
          </table:table-cell>
          <table:table-cell/>
          <table:table-cell office:value-type="float" office:value="11940" calcext:value-type="float">
            <text:p>11940</text:p>
          </table:table-cell>
          <table:table-cell office:value-type="float" office:value="114" calcext:value-type="float">
            <text:p>114</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2"/>
        </table:table-row>
        <table:table-row table:style-name="ro2">
          <table:table-cell office:value-type="string" calcext:value-type="string">
            <text:p>SB4glPPZkSY</text:p>
          </table:table-cell>
          <table:table-cell office:value-type="string" calcext:value-type="string">
            <text:p>SUZUKI SPACIA スズキスペーシア CM 篇15秒 2018.06.08 平山浩行 本上まなみ 大西利空 <text:s/>Billy Joel</text:p>
          </table:table-cell>
          <table:table-cell office:value-type="string" calcext:value-type="string">
            <text:p>2018-06-20 07:36:24 UTC</text:p>
          </table:table-cell>
          <table:table-cell office:value-type="string" calcext:value-type="string">
            <text:p>https://www.youtube.com/watch?v=SB4glPPZkSY</text:p>
          </table:table-cell>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2"/>
        </table:table-row>
        <table:table-row table:style-name="ro2">
          <table:table-cell office:value-type="string" calcext:value-type="string">
            <text:p>zdj2d39QKh4</text:p>
          </table:table-cell>
          <table:table-cell office:value-type="string" calcext:value-type="string">
            <text:p>LG docomo optimus it LGドコモオプティマスit <text:s/>CM 篇15秒 2012.09.16 向井理</text:p>
          </table:table-cell>
          <table:table-cell office:value-type="string" calcext:value-type="string">
            <text:p>2018-06-18 15:52:18 UTC</text:p>
          </table:table-cell>
          <table:table-cell office:value-type="string" calcext:value-type="string">
            <text:p>https://www.youtube.com/watch?v=zdj2d39QKh4</text:p>
          </table:table-cell>
          <table:table-cell/>
          <table:table-cell office:value-type="float" office:value="17" calcext:value-type="float">
            <text:p>17</text:p>
          </table:table-cell>
          <table:table-cell office:value-type="float" office:value="0" calcext:value-type="float">
            <text:p>0</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2"/>
        </table:table-row>
        <table:table-row table:style-name="ro2">
          <table:table-cell office:value-type="string" calcext:value-type="string">
            <text:p>I-BFUgsozs0</text:p>
          </table:table-cell>
          <table:table-cell office:value-type="string" calcext:value-type="string">
            <text:p>P&amp;G SK-II CM 篇15秒 2016.03.27</text:p>
          </table:table-cell>
          <table:table-cell office:value-type="string" calcext:value-type="string">
            <text:p>2018-06-05 11:27:03 UTC</text:p>
          </table:table-cell>
          <table:table-cell office:value-type="string" calcext:value-type="string">
            <text:p>https://www.youtube.com/watch?v=I-BFUgsozs0</text:p>
          </table:table-cell>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CCAaFnHQ8C7T-XTcEasw4ew</text:p>
          </table:table-cell>
          <table:table-cell office:value-type="string" calcext:value-type="string">
            <text:p>Magnani Laurent</text:p>
          </table:table-cell>
          <table:table-cell office:value-type="string" calcext:value-type="string">
            <text:p>https://www.youtube.com/channel/UCCAaFnHQ8C7T-XTcEasw4ew</text:p>
          </table:table-cell>
          <table:table-cell office:value-type="string" calcext:value-type="string">
            <text:p>Full HD TV-CM from JAPAN and FRANCE.</text:p>
            <text:p/>
            <text:p>ENJOY CM!</text:p>
          </table:table-cell>
          <table:table-cell office:value-type="float" office:value="1" calcext:value-type="float">
            <text:p>1</text:p>
          </table:table-cell>
          <table:table-cell table:number-columns-repeated="1012"/>
        </table:table-row>
        <table:table-row table:style-name="ro2">
          <table:table-cell office:value-type="string" calcext:value-type="string">
            <text:p>NT7j39nzJsY</text:p>
          </table:table-cell>
          <table:table-cell office:value-type="string" calcext:value-type="string">
            <text:p>2018年　パリミキ・メガネの三城CM　60秒</text:p>
          </table:table-cell>
          <table:table-cell office:value-type="string" calcext:value-type="string">
            <text:p>2018-06-21 03:57:18 UTC</text:p>
          </table:table-cell>
          <table:table-cell office:value-type="string" calcext:value-type="string">
            <text:p>https://www.youtube.com/watch?v=NT7j39nzJsY</text:p>
          </table:table-cell>
          <table:table-cell office:value-type="string" calcext:value-type="string">
            <text:p>美しい国の、美しいめがね。</text:p>
            <text:p/>
            <text:p>情緒豊かな自然や暮らしの風景の中に、文化や技術が息づく国、日本。</text:p>
            <text:p>繊細な日本の美しさは、日本でデザインされ、ネジひとつひとつにまで日本の技術が生きるめがねでこそ、きっと、もっと、楽しめる。</text:p>
            <text:p/>
            <text:p>そんな想いから、MADE IN JAPANのめがねと波瑠さんが、美しい日本の景色や人を旅するCMが、できました。</text:p>
          </table:table-cell>
          <table:table-cell office:value-type="float" office:value="387965" calcext:value-type="float">
            <text:p>387965</text:p>
          </table:table-cell>
          <table:table-cell office:value-type="float" office:value="97" calcext:value-type="float">
            <text:p>97</text:p>
          </table:table-cell>
          <table:table-cell office:value-type="string" calcext:value-type="string">
            <text:p>UCCak-vuojSPmvq3kqH3WoRA</text:p>
          </table:table-cell>
          <table:table-cell office:value-type="string" calcext:value-type="string">
            <text:p>ParisMikiproject</text:p>
          </table:table-cell>
          <table:table-cell office:value-type="string" calcext:value-type="string">
            <text:p>https://www.youtube.com/channel/UCCak-vuojSPmvq3kqH3WoRA</text:p>
          </table:table-cell>
          <table:table-cell office:value-type="string" calcext:value-type="string">
            <text:p>パリミキ・メガネの三城の情報をぎっしりと集めたチャンネルです。</text:p>
            <text:p>商品情報からイベント報告まで色んなものがひとつに。たまにはまじめにたまにはかっこよく。ちょっと違ったパリミキ・メガネの三城のイメージがあるかもしれません。</text:p>
          </table:table-cell>
          <table:table-cell office:value-type="float" office:value="0" calcext:value-type="float">
            <text:p>0</text:p>
          </table:table-cell>
          <table:table-cell table:number-columns-repeated="1012"/>
        </table:table-row>
        <table:table-row table:style-name="ro2">
          <table:table-cell office:value-type="string" calcext:value-type="string">
            <text:p>Hh3LoAq91L4</text:p>
          </table:table-cell>
          <table:table-cell office:value-type="string" calcext:value-type="string">
            <text:p>リポビタンＤ　ＣＭ　「チャレンジカップ２０１８」篇　30秒</text:p>
          </table:table-cell>
          <table:table-cell office:value-type="string" calcext:value-type="string">
            <text:p>2018-06-07 08:11:53 UTC</text:p>
          </table:table-cell>
          <table:table-cell office:value-type="string" calcext:value-type="string">
            <text:p>https://www.youtube.com/watch?v=Hh3LoAq91L4</text:p>
          </table:table-cell>
          <table:table-cell office:value-type="string" calcext:value-type="string">
            <text:p>世界の強豪チームを相手に、</text:p>
            <text:p>恐れることなく、挑みつづける、</text:p>
            <text:p>ラグビー日本代表の選手たち。</text:p>
            <text:p/>
            <text:p>そのひたむきな姿勢を、</text:p>
            <text:p>サポートしつづけるリポビタンD。</text:p>
            <text:p/>
            <text:p>自らの目標に向かって</text:p>
            <text:p>本気で挑みつづけるすべて人を</text:p>
            <text:p>応援する存在でありたいという</text:p>
            <text:p>リポビタンDの願いを込めました。</text:p>
            <text:p/>
            <text:p>リポビタンＤの情報はこちら</text:p>
            <text:p>http://www.taisho.co.jp/lipovitan/lipod/</text:p>
            <text:p/>
            <text:p>大正製薬　CMギャラリー</text:p>
            <text:p>http://www.taisho.co.jp/cm/</text:p>
          </table:table-cell>
          <table:table-cell office:value-type="float" office:value="1558" calcext:value-type="float">
            <text:p>1558</text:p>
          </table:table-cell>
          <table:table-cell/>
          <table:table-cell office:value-type="string" calcext:value-type="string">
            <text:p>UCCbO8WOHy3PtLpFQvvvQOrw</text:p>
          </table:table-cell>
          <table:table-cell office:value-type="string" calcext:value-type="string">
            <text:p>taishomovie</text:p>
          </table:table-cell>
          <table:table-cell office:value-type="string" calcext:value-type="string">
            <text:p>https://www.youtube.com/channel/UCCbO8WOHy3PtLpFQvvvQOrw</text:p>
          </table:table-cell>
          <table:table-cell office:value-type="string" calcext:value-type="string">
            <text:p>大正製薬株式会社が運営する動画チャンネルです。</text:p>
            <text:p/>
            <text:p>現在放映中の最新テレビCMやプロモーション動画をご紹介します。</text:p>
            <text:p>また大正製薬ブランドサイトでも動画を掲載しています。</text:p>
            <text:p/>
            <text:p>ぜひ、チャンネル登録をお願いします。</text:p>
            <text:p/>
            <text:p>◆大正製薬　ＣＭギャラリー</text:p>
            <text:p>http://www.taisho.co.jp/cm/</text:p>
            <text:p/>
            <text:p>◆大正製薬　トップページ</text:p>
            <text:p>http://www.taisho.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ExIotHa8d1s</text:p>
          </table:table-cell>
          <table:table-cell office:value-type="string" calcext:value-type="string">
            <text:p>CM <text:s/>B.R.P.W.</text:p>
          </table:table-cell>
          <table:table-cell office:value-type="string" calcext:value-type="string">
            <text:p>2018-06-27 18:23:23 UTC</text:p>
          </table:table-cell>
          <table:table-cell office:value-type="string" calcext:value-type="string">
            <text:p>https://www.youtube.com/watch?v=ExIotHa8d1s</text:p>
          </table:table-cell>
          <table:table-cell/>
          <table:table-cell office:value-type="float" office:value="79" calcext:value-type="float">
            <text:p>79</text:p>
          </table:table-cell>
          <table:table-cell office:value-type="float" office:value="3" calcext:value-type="float">
            <text:p>3</text:p>
          </table:table-cell>
          <table:table-cell office:value-type="string" calcext:value-type="string">
            <text:p>UCcBYolna1Rqe6rFlWHjkvkQ</text:p>
          </table:table-cell>
          <table:table-cell office:value-type="string" calcext:value-type="string">
            <text:p>Gábor Péter Szendrei</text:p>
          </table:table-cell>
          <table:table-cell office:value-type="string" calcext:value-type="string">
            <text:p>https://www.youtube.com/channel/UCcBYolna1Rqe6rFlWHjkvk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eOwSV7Llf-4</text:p>
          </table:table-cell>
          <table:table-cell office:value-type="string" calcext:value-type="string">
            <text:p>TVアニメ『ハイスコアガール』番宣CM</text:p>
          </table:table-cell>
          <table:table-cell office:value-type="string" calcext:value-type="string">
            <text:p>2018-06-15 15:30:01 UTC</text:p>
          </table:table-cell>
          <table:table-cell office:value-type="string" calcext:value-type="string">
            <text:p>https://www.youtube.com/watch?v=eOwSV7Llf-4</text:p>
          </table:table-cell>
          <table:table-cell office:value-type="string" calcext:value-type="string">
            <text:p>俺より強いGIRLに会いに行く──。</text:p>
            <text:p>TVアニメ『ハイスコアガール』　2018年7月13日（金）24：30～TOKYO MXほかにて放送開始予定！！</text:p>
            <text:p/>
            <text:p>TOKYO MX：7/13（金）24：30～</text:p>
            <text:p>MBS：7/13（金）26：55～</text:p>
            <text:p>BS11：7/13（金）24：30～</text:p>
            <text:p>※放送日時は変更になる場合がございます。</text:p>
            <text:p/>
            <text:p>▼公式サイトURL</text:p>
            <text:p>http://hi-score-girl.com/</text:p>
            <text:p/>
            <text:p>「ポリゴン」って何？食えんの？そんな2D全盛期だった古き良き格ゲーブーム到来の1991年。</text:p>
            <text:p>ヤンキーとオタクとリーマンが蔓延る場末のゲーセンに、彼女は凛として座していた──。</text:p>
            <text:p>主人公ハルオを通して描かれる’90年代アーケードラブコメディー！</text:p>
            <text:p/>
            <text:p>(C)押切蓮介/SQUARE ENIX・ハイスコアガール製作委員会</text:p>
            <text:p>(C)CAPCOM U.S.A., INC. ALL RIGHTS RESERVED.</text:p>
          </table:table-cell>
          <table:table-cell office:value-type="float" office:value="17462" calcext:value-type="float">
            <text:p>17462</text:p>
          </table:table-cell>
          <table:table-cell/>
          <table:table-cell office:value-type="string" calcext:value-type="string">
            <text:p>UCcjqSFXBg2cGQg5r0YooMiA</text:p>
          </table:table-cell>
          <table:table-cell office:value-type="string" calcext:value-type="string">
            <text:p>warnerbrosanime</text:p>
          </table:table-cell>
          <table:table-cell office:value-type="string" calcext:value-type="string">
            <text:p>https://www.youtube.com/channel/UCcjqSFXBg2cGQg5r0YooMiA</text:p>
          </table:table-cell>
          <table:table-cell office:value-type="string" calcext:value-type="string">
            <text:p>ワーナー ブラザース ジャパンによるアニメ用のYOUTUBE公式チャンネルです。</text:p>
            <text:p/>
            <text:p>ワーナーの映画については別のチャンネルがありますので、そちらをご覧ください。</text:p>
            <text:p>https://www.youtube.com/user/WBondemand</text:p>
          </table:table-cell>
          <table:table-cell office:value-type="float" office:value="0" calcext:value-type="float">
            <text:p>0</text:p>
          </table:table-cell>
          <table:table-cell table:number-columns-repeated="1012"/>
        </table:table-row>
        <table:table-row table:style-name="ro2">
          <table:table-cell office:value-type="string" calcext:value-type="string">
            <text:p>bSS6qVleVvs</text:p>
          </table:table-cell>
          <table:table-cell office:value-type="string" calcext:value-type="string">
            <text:p>Lostorage conflated WIXOSS Blu-ray&amp;DVD・Blu-ray BOX CM</text:p>
          </table:table-cell>
          <table:table-cell office:value-type="string" calcext:value-type="string">
            <text:p>2018-06-04 03:00:04 UTC</text:p>
          </table:table-cell>
          <table:table-cell office:value-type="string" calcext:value-type="string">
            <text:p>https://www.youtube.com/watch?v=bSS6qVleVvs</text:p>
          </table:table-cell>
          <table:table-cell office:value-type="string" calcext:value-type="string">
            <text:p>Lostorage conflated WIXOSS Blu-ray&amp;DVDとBlu-ray BOXが発売決定！！</text:p>
            <text:p>Blu-ray/DVD 第1巻＜カード付初回生産限定版＞は8月30日（水）</text:p>
            <text:p>Blu-ray BOX＜初回仕様版＞は12月20日（木）に発売！！</text:p>
          </table:table-cell>
          <table:table-cell office:value-type="float" office:value="1792" calcext:value-type="float">
            <text:p>1792</text:p>
          </table:table-cell>
          <table:table-cell office:value-type="float" office:value="45" calcext:value-type="float">
            <text:p>45</text:p>
          </table:table-cell>
          <table:table-cell office:value-type="string" calcext:value-type="string">
            <text:p>UCcjqSFXBg2cGQg5r0YooMiA</text:p>
          </table:table-cell>
          <table:table-cell office:value-type="string" calcext:value-type="string">
            <text:p>warnerbrosanime</text:p>
          </table:table-cell>
          <table:table-cell office:value-type="string" calcext:value-type="string">
            <text:p>https://www.youtube.com/channel/UCcjqSFXBg2cGQg5r0YooMiA</text:p>
          </table:table-cell>
          <table:table-cell office:value-type="string" calcext:value-type="string">
            <text:p>ワーナー ブラザース ジャパンによるアニメ用のYOUTUBE公式チャンネルです。</text:p>
            <text:p/>
            <text:p>ワーナーの映画については別のチャンネルがありますので、そちらをご覧ください。</text:p>
            <text:p>https://www.youtube.com/user/WBondemand</text:p>
          </table:table-cell>
          <table:table-cell office:value-type="float" office:value="0" calcext:value-type="float">
            <text:p>0</text:p>
          </table:table-cell>
          <table:table-cell table:number-columns-repeated="1012"/>
        </table:table-row>
        <table:table-row table:style-name="ro2">
          <table:table-cell office:value-type="string" calcext:value-type="string">
            <text:p>3VkgUTKH4Pg</text:p>
          </table:table-cell>
          <table:table-cell office:value-type="string" calcext:value-type="string">
            <text:p>CM Raje receives ‘Person of the Year’ award</text:p>
          </table:table-cell>
          <table:table-cell office:value-type="string" calcext:value-type="string">
            <text:p>2018-06-12 14:22:17 UTC</text:p>
          </table:table-cell>
          <table:table-cell office:value-type="string" calcext:value-type="string">
            <text:p>https://www.youtube.com/watch?v=3VkgUTKH4Pg</text:p>
          </table:table-cell>
          <table:table-cell office:value-type="string" calcext:value-type="string">
            <text:p>Principal Secretary of Information Technology, Akhil Arora handed over the ‘Person of the Year’ award trophy to the Chief Minister Vasundhara Raje at her residence in Jaipur. CM Raje was honored with this national level award in the BW Business World Fourth Digital India summit organised in Delhi. Rajasthan Industry Minister Rajpal Singh received this award on behalf of the Chief Minister. Award was given to CM Raje for significant work in the field of Information and Technology and implementation of E-Governance and innovations in the state. Total of 10 awards in Information Technology sector including Best State for IT infrastructure award was bagged by Rajasthan.Rajasthan is honored for successful implementation of Abhay command centre, <text:s/>Bhamashah scheme, Women Security App, Electronic Health Record, I-Start, Rajasthan Sampark, CM Helpline, Rajkaj, Rajasthan Payment Platform and E-Mitra Project for the benefit of the citizens.</text:p>
          </table:table-cell>
          <table:table-cell office:value-type="float" office:value="117" calcext:value-type="float">
            <text:p>117</text:p>
          </table:table-cell>
          <table:table-cell office:value-type="float" office:value="3" calcext:value-type="float">
            <text:p>3</text:p>
          </table:table-cell>
          <table:table-cell office:value-type="string" calcext:value-type="string">
            <text:p>UCckHqySbfy5FcPP6MD_S-Yg</text:p>
          </table:table-cell>
          <table:table-cell office:value-type="string" calcext:value-type="string">
            <text:p>The Times of India</text:p>
          </table:table-cell>
          <table:table-cell office:value-type="string" calcext:value-type="string">
            <text:p>https://www.youtube.com/channel/UCckHqySbfy5FcPP6MD_S-Yg</text:p>
          </table:table-cell>
          <table:table-cell office:value-type="string" calcext:value-type="string">
            <text:p>The official YouTube channel for The Times Of India , world's largest selling English daily, with over 7.6 million readers and 37 editions.</text:p>
            <text:p/>
            <text:p>SUBSCRIBE to TOI Now - https://www.youtube.com/TimesOfIndiaChannel</text:p>
            <text:p/>
            <text:p>Follow Us:</text:p>
            <text:p>Facebook - https://www.facebook.com/TimesofIndia</text:p>
            <text:p>Twitter -  https://twitter.com/timesofindia</text:p>
          </table:table-cell>
          <table:table-cell office:value-type="float" office:value="1" calcext:value-type="float">
            <text:p>1</text:p>
          </table:table-cell>
          <table:table-cell table:number-columns-repeated="1012"/>
        </table:table-row>
        <table:table-row table:style-name="ro2">
          <table:table-cell office:value-type="string" calcext:value-type="string">
            <text:p>eDd4QtbMkOc</text:p>
          </table:table-cell>
          <table:table-cell office:value-type="string" calcext:value-type="string">
            <text:p>ソフトバンク CM【ついにほぼ同じ顔!!のあの2人が出演】「白戸家ほぼ？ショッピング」篇（30秒）</text:p>
          </table:table-cell>
          <table:table-cell office:value-type="string" calcext:value-type="string">
            <text:p>2018-06-22 08:21:05 UTC</text:p>
          </table:table-cell>
          <table:table-cell office:value-type="string" calcext:value-type="string">
            <text:p>https://www.youtube.com/watch?v=eDd4QtbMkOc</text:p>
          </table:table-cell>
          <table:table-cell office:value-type="string" calcext:value-type="string">
            <text:p>【制作エピソード】</text:p>
            <text:p>みんなでショッピングを楽しむ白戸家メンバー。</text:p>
            <text:p>それぞれお気に入りの服を試着している中、ショップ店員役として 登場するのは、アンタッチャブル山崎さんとバービーさん！ほぼデータ使い放題ということを伝えるために、ほぼ顔が同じ？と話題のお二人を起用しました。 </text:p>
            <text:p>休憩時間中も終始、会話に花を咲かせていた山崎さんとバービーさん。 撮影でも見事なコンビネーションでコミカルな演技とアドリブを披露し、現場を笑いに包んでくれました。 </text:p>
            <text:p>ほぼ見ることのできない豪華共演の本作品をぜひ、お楽しみください。</text:p>
            <text:p/>
            <text:p>▼ほぼデータ使い放題 50GB「ウルトラギガモンスター」</text:p>
            <text:p>https://www.softbank.jp/mobile/special/giga-monster/</text:p>
            <text:p>※データ定額 50GB加入者の88%が「データ量を気にせず使用」と回答（当社調べ）</text:p>
          </table:table-cell>
          <table:table-cell office:value-type="float" office:value="53625" calcext:value-type="float">
            <text:p>53625</text:p>
          </table:table-cell>
          <table:table-cell office:value-type="float" office:value="118" calcext:value-type="float">
            <text:p>118</text:p>
          </table:table-cell>
          <table:table-cell office:value-type="string" calcext:value-type="string">
            <text:p>UCcMKfz1n6L6erIlyyowlOOA</text:p>
          </table:table-cell>
          <table:table-cell office:value-type="string" calcext:value-type="string">
            <text:p>ソフトバンク（SoftBank）</text:p>
          </table:table-cell>
          <table:table-cell office:value-type="string" calcext:value-type="string">
            <text:p>https://www.youtube.com/channel/UCcMKfz1n6L6erIlyyowlOOA</text:p>
          </table:table-cell>
          <table:table-cell office:value-type="string" calcext:value-type="string">
            <text:p>ソフトバンクのYouTube公式チャンネルです。最新の動画をUPしていき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psGHmcKbFbc</text:p>
          </table:table-cell>
          <table:table-cell office:value-type="string" calcext:value-type="string">
            <text:p>Caretaker CM Sindh oath taking ceremony | 24 News HD</text:p>
          </table:table-cell>
          <table:table-cell office:value-type="string" calcext:value-type="string">
            <text:p>2018-06-02 06:44:07 UTC</text:p>
          </table:table-cell>
          <table:table-cell office:value-type="string" calcext:value-type="string">
            <text:p>https://www.youtube.com/watch?v=psGHmcKbFbc</text:p>
          </table:table-cell>
          <table:table-cell office:value-type="string" calcext:value-type="string">
            <text:p>Caretaker CM Sindh oath taking ceremony</text:p>
            <text:p/>
            <text:p>24 News HD is one of the leading news channels of Pakistan bringing you the latest current affairs from Pakistan and around the world. </text:p>
            <text:p/>
            <text:p>Subscribe to the Official 24 News YouTube Channel:</text:p>
            <text:p>https://www.youtube.com/c/24NewsHD</text:p>
            <text:p/>
            <text:p>Like us on Facebook:</text:p>
            <text:p>https://facebook.com/24NewsHD.tv</text:p>
            <text:p/>
            <text:p>Visit our website: </text:p>
            <text:p>https://www.24NewsHD.tv</text:p>
          </table:table-cell>
          <table:table-cell office:value-type="float" office:value="1307" calcext:value-type="float">
            <text:p>1307</text:p>
          </table:table-cell>
          <table:table-cell office:value-type="float" office:value="12" calcext:value-type="float">
            <text:p>12</text:p>
          </table:table-cell>
          <table:table-cell office:value-type="string" calcext:value-type="string">
            <text:p>UCcmpeVbSSQlZRvHfdC-CRwg</text:p>
          </table:table-cell>
          <table:table-cell office:value-type="string" calcext:value-type="string">
            <text:p>24 News HD</text:p>
          </table:table-cell>
          <table:table-cell office:value-type="string" calcext:value-type="string">
            <text:p>https://www.youtube.com/channel/UCcmpeVbSSQlZRvHfdC-CRwg</text:p>
          </table:table-cell>
          <table:table-cell office:value-type="string" calcext:value-type="string">
            <text:p>This is the Official 24 News HD YouTube channel.</text:p>
            <text:p/>
            <text:p>24 News HD seeks to enlighten its viewers with quality analysis from renowned journalists and anchors across Pakistan and the globe. Stemming away from the traditional news channel, 24 News HD is a unique channel offering invigorating scrutiny, mentally stimulating analysis along with an acute focus on news reports.</text:p>
          </table:table-cell>
          <table:table-cell office:value-type="float" office:value="1" calcext:value-type="float">
            <text:p>1</text:p>
          </table:table-cell>
          <table:table-cell table:number-columns-repeated="1012"/>
        </table:table-row>
        <table:table-row table:style-name="ro2">
          <table:table-cell office:value-type="string" calcext:value-type="string">
            <text:p>mcF-FEsXSZQ</text:p>
          </table:table-cell>
          <table:table-cell office:value-type="string" calcext:value-type="string">
            <text:p>AP CM Chandrababu key speech at Niti Aayog meeting||CBN Vs Modi||AP Special Statusl|#ChetanaMedia</text:p>
          </table:table-cell>
          <table:table-cell office:value-type="string" calcext:value-type="string">
            <text:p>2018-06-17 12:21:40 UTC</text:p>
          </table:table-cell>
          <table:table-cell office:value-type="string" calcext:value-type="string">
            <text:p>https://www.youtube.com/watch?v=mcF-FEsXSZQ</text:p>
          </table:table-cell>
          <table:table-cell office:value-type="string" calcext:value-type="string">
            <text:p>For more updates and Interesting Video Please Subscribe us @https://www.youtube.com/channel/UCCPyLKVwq7HMcKSqm_LHDYw?sub_confirmation=1</text:p>
          </table:table-cell>
          <table:table-cell office:value-type="float" office:value="31804" calcext:value-type="float">
            <text:p>31804</text:p>
          </table:table-cell>
          <table:table-cell office:value-type="float" office:value="894" calcext:value-type="float">
            <text:p>894</text:p>
          </table:table-cell>
          <table:table-cell office:value-type="string" calcext:value-type="string">
            <text:p>UCCPyLKVwq7HMcKSqm_LHDYw</text:p>
          </table:table-cell>
          <table:table-cell office:value-type="string" calcext:value-type="string">
            <text:p>Chetana</text:p>
          </table:table-cell>
          <table:table-cell office:value-type="string" calcext:value-type="string">
            <text:p>https://www.youtube.com/channel/UCCPyLKVwq7HMcKSqm_LHDYw</text:p>
          </table:table-cell>
          <table:table-cell office:value-type="string" calcext:value-type="string">
            <text:p>Chetana's logo speaks everything about the channel. Three words in the tagline "Entertainment, Education, and Analysis" <text:s/>explains volumes about the content this channel would be publishing. Yes, spanning multiple subjects that include Indian Politics, Global Politics, Education, Health, Diet, Fitness, Career, Economy, Sports, Self-Help, the channel would regularly produce and upload videos into the channel. If you want to in depth about a current happening you could search in Chetana. Similarly, you could find rare information on various subjects about which the videos themselves would talk.</text:p>
          </table:table-cell>
          <table:table-cell office:value-type="float" office:value="1" calcext:value-type="float">
            <text:p>1</text:p>
          </table:table-cell>
          <table:table-cell table:number-columns-repeated="1012"/>
        </table:table-row>
        <table:table-row table:style-name="ro2">
          <table:table-cell office:value-type="string" calcext:value-type="string">
            <text:p>YqRXAuOOcPs</text:p>
          </table:table-cell>
          <table:table-cell office:value-type="string" calcext:value-type="string">
            <text:p>Public Opinion on CM KCR// 4 Years TRS Government Ruling // telangana one tv</text:p>
          </table:table-cell>
          <table:table-cell office:value-type="string" calcext:value-type="string">
            <text:p>2018-06-14 18:01:08 UTC</text:p>
          </table:table-cell>
          <table:table-cell office:value-type="string" calcext:value-type="string">
            <text:p>https://www.youtube.com/watch?v=YqRXAuOOcPs</text:p>
          </table:table-cell>
          <table:table-cell office:value-type="string" calcext:value-type="string">
            <text:p>Public Opinion on CM KCR// 4 Years TRS Government Ruling // telangana one tv</text:p>
            <text:p>Plz Subscribe</text:p>
          </table:table-cell>
          <table:table-cell office:value-type="float" office:value="168" calcext:value-type="float">
            <text:p>168</text:p>
          </table:table-cell>
          <table:table-cell office:value-type="float" office:value="1" calcext:value-type="float">
            <text:p>1</text:p>
          </table:table-cell>
          <table:table-cell office:value-type="string" calcext:value-type="string">
            <text:p>UCcqAb8BrT2t4-4_2-9wxl7g</text:p>
          </table:table-cell>
          <table:table-cell office:value-type="string" calcext:value-type="string">
            <text:p>telangana one tv</text:p>
          </table:table-cell>
          <table:table-cell office:value-type="string" calcext:value-type="string">
            <text:p>https://www.youtube.com/channel/UCcqAb8BrT2t4-4_2-9wxl7g</text:p>
          </table:table-cell>
          <table:table-cell office:value-type="string" calcext:value-type="string">
            <text:p>telangana one tv is a Telugu You Tube Channel. It deals with Cultural Activities, Folk Songs, Motivational Speeches, Public Art, Politics, Entertainment,news And Etc.</text:p>
          </table:table-cell>
          <table:table-cell office:value-type="float" office:value="1" calcext:value-type="float">
            <text:p>1</text:p>
          </table:table-cell>
          <table:table-cell table:number-columns-repeated="1012"/>
        </table:table-row>
        <table:table-row table:style-name="ro2">
          <table:table-cell office:value-type="string" calcext:value-type="string">
            <text:p>cZgsTqSp_QQ</text:p>
          </table:table-cell>
          <table:table-cell office:value-type="string" calcext:value-type="string">
            <text:p>BUMP OF CHICKEN『 望遠のマーチ 』（ゲーム「妖怪ウォッチ ワールド」CMソング）（NEWS VIDEO）</text:p>
          </table:table-cell>
          <table:table-cell office:value-type="string" calcext:value-type="string">
            <text:p>2018-06-27 06:44:38 UTC</text:p>
          </table:table-cell>
          <table:table-cell office:value-type="string" calcext:value-type="string">
            <text:p>https://www.youtube.com/watch?v=cZgsTqSp_QQ</text:p>
          </table:table-cell>
          <table:table-cell office:value-type="string" calcext:value-type="string">
            <text:p>BUMP OF CHICKEN／望遠のマーチ／ゲームアプリ／妖怪ウォッチ ワールド／バンプオブチキン／</text:p>
            <text:p/>
            <text:p>6月27日、ガンホー・オンライン・エンターテイメントとレベルファイブによる新作スマートフォン向けゲームアプリ「妖怪ウォッチ ワールド」がリリース。このゲームのCMソングとして、BUMP OF CHICKENが新曲「望遠のマーチ」を提供した。</text:p>
            <text:p/>
            <text:p>「妖怪ウォッチ ワールド」は今年5周年を迎える人気コンテンツ「妖怪ウォッチ」をモチーフにした位置情報ゲーム。AR技術によって現実世界に現れる妖怪たちの探索を、スマートフォンの画面を通じて楽しめる。</text:p>
            <text:p/>
            <text:p>CMソングの「望遠のマーチ」は壮大かつさわやかな音像と疾走感あふれるビートが印象的な楽曲。本日6月27日に行われた「妖怪ウォッチ ワールド」発表会ではこの曲を用いた、俳優の坂口健太郎出演のプロモーションビデオも公開された。CMは7月より全国で放送予定。</text:p>
            <text:p/>
            <text:p>引用：https://natalie.mu/music/news/288598</text:p>
            <text:p/>
            <text:p>#BUMPOFCHICKEN #望遠のマーチ #ゲーム #アプリ #妖怪ウォッチワールド #バンプオブチキン #妖怪ウォッチ</text:p>
          </table:table-cell>
          <table:table-cell office:value-type="float" office:value="5822" calcext:value-type="float">
            <text:p>5822</text:p>
          </table:table-cell>
          <table:table-cell/>
          <table:table-cell office:value-type="string" calcext:value-type="string">
            <text:p>UCD_0R0zgUQAXCizv7cSQgpg</text:p>
          </table:table-cell>
          <table:table-cell office:value-type="string" calcext:value-type="string">
            <text:p>Release Shift</text:p>
          </table:table-cell>
          <table:table-cell office:value-type="string" calcext:value-type="string">
            <text:p>https://www.youtube.com/channel/UCD_0R0zgUQAXCizv7cSQgpg</text:p>
          </table:table-cell>
          <table:table-cell office:value-type="string" calcext:value-type="string">
            <text:p>このチャンネルは音楽情報をまとめて、オリジナルミュージックビデオで紹介します、歌手の歌が提供しておりません！</text:p>
            <text:p>人気や話題の曲 歌詞動画をつくります。＊（音源は入っ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IY3MjI2IoKs</text:p>
          </table:table-cell>
          <table:table-cell office:value-type="string" calcext:value-type="string">
            <text:p>【眼鏡市場CM】度付サングラス2018篇（15秒）</text:p>
          </table:table-cell>
          <table:table-cell office:value-type="string" calcext:value-type="string">
            <text:p>2018-06-22 00:49:14 UTC</text:p>
          </table:table-cell>
          <table:table-cell office:value-type="string" calcext:value-type="string">
            <text:p>https://www.youtube.com/watch?v=IY3MjI2IoKs</text:p>
          </table:table-cell>
          <table:table-cell office:value-type="string" calcext:value-type="string">
            <text:p>眼鏡市場CM「度付サングラス2018篇」（15秒）</text:p>
          </table:table-cell>
          <table:table-cell office:value-type="float" office:value="6581" calcext:value-type="float">
            <text:p>6581</text:p>
          </table:table-cell>
          <table:table-cell office:value-type="float" office:value="12" calcext:value-type="float">
            <text:p>12</text:p>
          </table:table-cell>
          <table:table-cell office:value-type="string" calcext:value-type="string">
            <text:p>UCD14u-e_ibXCMWHdffatQKA</text:p>
          </table:table-cell>
          <table:table-cell office:value-type="string" calcext:value-type="string">
            <text:p>眼鏡市場CMチャンネル</text:p>
          </table:table-cell>
          <table:table-cell office:value-type="string" calcext:value-type="string">
            <text:p>https://www.youtube.com/channel/UCD14u-e_ibXCMWHdffatQKA</text:p>
          </table:table-cell>
          <table:table-cell office:value-type="string" calcext:value-type="string">
            <text:p>眼鏡市場YouTube公式CMチャンネル</text:p>
            <text:p/>
            <text:p>眼鏡市場のCM一覧です。現在OA中～過去のものまで公開中。</text:p>
            <text:p/>
            <text:p>眼鏡市場HP：http://www.meganeichiba.jp/</text:p>
            <text:p>眼鏡市場店舗：http://www.meganeichiba.jp/shopinfo/</text:p>
          </table:table-cell>
          <table:table-cell office:value-type="float" office:value="0" calcext:value-type="float">
            <text:p>0</text:p>
          </table:table-cell>
          <table:table-cell table:number-columns-repeated="1012"/>
        </table:table-row>
        <table:table-row table:style-name="ro2">
          <table:table-cell office:value-type="string" calcext:value-type="string">
            <text:p>X3wj13uV0aM</text:p>
          </table:table-cell>
          <table:table-cell office:value-type="string" calcext:value-type="string">
            <text:p>眼鏡市場 CM撮影メイキング</text:p>
          </table:table-cell>
          <table:table-cell office:value-type="string" calcext:value-type="string">
            <text:p>2018-06-22 00:49:14 UTC</text:p>
          </table:table-cell>
          <table:table-cell office:value-type="string" calcext:value-type="string">
            <text:p>https://www.youtube.com/watch?v=X3wj13uV0aM</text:p>
          </table:table-cell>
          <table:table-cell office:value-type="string" calcext:value-type="string">
            <text:p>木村佳乃さん出演のCM撮影メイキング</text:p>
          </table:table-cell>
          <table:table-cell office:value-type="float" office:value="2425" calcext:value-type="float">
            <text:p>2425</text:p>
          </table:table-cell>
          <table:table-cell office:value-type="float" office:value="7" calcext:value-type="float">
            <text:p>7</text:p>
          </table:table-cell>
          <table:table-cell office:value-type="string" calcext:value-type="string">
            <text:p>UCD14u-e_ibXCMWHdffatQKA</text:p>
          </table:table-cell>
          <table:table-cell office:value-type="string" calcext:value-type="string">
            <text:p>眼鏡市場CMチャンネル</text:p>
          </table:table-cell>
          <table:table-cell office:value-type="string" calcext:value-type="string">
            <text:p>https://www.youtube.com/channel/UCD14u-e_ibXCMWHdffatQKA</text:p>
          </table:table-cell>
          <table:table-cell office:value-type="string" calcext:value-type="string">
            <text:p>眼鏡市場YouTube公式CMチャンネル</text:p>
            <text:p/>
            <text:p>眼鏡市場のCM一覧です。現在OA中～過去のものまで公開中。</text:p>
            <text:p/>
            <text:p>眼鏡市場HP：http://www.meganeichiba.jp/</text:p>
            <text:p>眼鏡市場店舗：http://www.meganeichiba.jp/shopinfo/</text:p>
          </table:table-cell>
          <table:table-cell office:value-type="float" office:value="1" calcext:value-type="float">
            <text:p>1</text:p>
          </table:table-cell>
          <table:table-cell table:number-columns-repeated="1012"/>
        </table:table-row>
        <table:table-row table:style-name="ro2">
          <table:table-cell office:value-type="string" calcext:value-type="string">
            <text:p>RnhQNdD0lHU</text:p>
          </table:table-cell>
          <table:table-cell office:value-type="string" calcext:value-type="string">
            <text:p>ほけんの窓口WEB-CM『もしものための備え』篇　30秒</text:p>
          </table:table-cell>
          <table:table-cell office:value-type="string" calcext:value-type="string">
            <text:p>2018-06-01 00:29:10 UTC</text:p>
          </table:table-cell>
          <table:table-cell office:value-type="string" calcext:value-type="string">
            <text:p>https://www.youtube.com/watch?v=RnhQNdD0lHU</text:p>
          </table:table-cell>
          <table:table-cell office:value-type="string" calcext:value-type="string">
            <text:p>★ほけんの窓口グループ株式会社　http://www.hokennomadoguchi.com/</text:p>
          </table:table-cell>
          <table:table-cell office:value-type="float" office:value="347111" calcext:value-type="float">
            <text:p>347111</text:p>
          </table:table-cell>
          <table:table-cell/>
          <table:table-cell office:value-type="string" calcext:value-type="string">
            <text:p>UCD6h9pv2nq2-Furm_NpwnSQ</text:p>
          </table:table-cell>
          <table:table-cell office:value-type="string" calcext:value-type="string">
            <text:p>ほけんの窓口</text:p>
          </table:table-cell>
          <table:table-cell office:value-type="string" calcext:value-type="string">
            <text:p>https://www.youtube.com/channel/UCD6h9pv2nq2-Furm_NpwnSQ</text:p>
          </table:table-cell>
          <table:table-cell office:value-type="string" calcext:value-type="string">
            <text:p>ほけんの窓口グループ株式会社のYouTubeチャンネルです。</text:p>
            <text:p>ＴＶで放映中の当社ＣＭ映像などをお届け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9hn3xJOdSho</text:p>
          </table:table-cell>
          <table:table-cell office:value-type="string" calcext:value-type="string">
            <text:p>ほけんの窓口WEB-CM『将来のお金の不安』篇　30秒</text:p>
          </table:table-cell>
          <table:table-cell office:value-type="string" calcext:value-type="string">
            <text:p>2018-06-01 00:28:45 UTC</text:p>
          </table:table-cell>
          <table:table-cell office:value-type="string" calcext:value-type="string">
            <text:p>https://www.youtube.com/watch?v=9hn3xJOdSho</text:p>
          </table:table-cell>
          <table:table-cell office:value-type="string" calcext:value-type="string">
            <text:p>★ほけんの窓口グループ株式会社　http://www.hokennomadoguchi.com/</text:p>
          </table:table-cell>
          <table:table-cell office:value-type="float" office:value="220146" calcext:value-type="float">
            <text:p>220146</text:p>
          </table:table-cell>
          <table:table-cell/>
          <table:table-cell office:value-type="string" calcext:value-type="string">
            <text:p>UCD6h9pv2nq2-Furm_NpwnSQ</text:p>
          </table:table-cell>
          <table:table-cell office:value-type="string" calcext:value-type="string">
            <text:p>ほけんの窓口</text:p>
          </table:table-cell>
          <table:table-cell office:value-type="string" calcext:value-type="string">
            <text:p>https://www.youtube.com/channel/UCD6h9pv2nq2-Furm_NpwnSQ</text:p>
          </table:table-cell>
          <table:table-cell office:value-type="string" calcext:value-type="string">
            <text:p>ほけんの窓口グループ株式会社のYouTubeチャンネルです。</text:p>
            <text:p>ＴＶで放映中の当社ＣＭ映像などをお届け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K0kttT6OsUg</text:p>
          </table:table-cell>
          <table:table-cell office:value-type="string" calcext:value-type="string">
            <text:p>井上陽水 ／「 care 」（「ポカリスエット」CMソング）（Music Info）</text:p>
          </table:table-cell>
          <table:table-cell office:value-type="string" calcext:value-type="string">
            <text:p>2018-06-08 03:25:51 UTC</text:p>
          </table:table-cell>
          <table:table-cell office:value-type="string" calcext:value-type="string">
            <text:p>https://www.youtube.com/watch?v=K0kttT6OsUg</text:p>
          </table:table-cell>
          <table:table-cell office:value-type="string" calcext:value-type="string">
            <text:p>井上陽水／care／ポカリスエット／ケア／吉田羊／鈴木梨央</text:p>
            <text:p/>
            <text:p>井上陽水のニューシングル「care」が、7月25日（水）にリリースされることが決定した。</text:p>
            <text:p/>
            <text:p>表題曲の「care」は、明日6月9日（土）より全国で放映開始となる「ポカリスエット」の新CMのために書き下ろされたという新曲だ。井上陽水にとって、シングルのリリースは2017年にリマスターバージョンで再発売された「夢の中へ」以来約1年半ぶり。書き下ろし作品としては、2009年発表の「Love Rainbow」以来およそ9年ぶりの新作となる。</text:p>
            <text:p/>
            <text:p>引用：https://natalie.mu/music/news/285744</text:p>
            <text:p/>
            <text:p>#井上陽水 #care #ポカリスエット #ケア #吉田羊 #鈴木梨央</text:p>
          </table:table-cell>
          <table:table-cell office:value-type="float" office:value="7889" calcext:value-type="float">
            <text:p>7889</text:p>
          </table:table-cell>
          <table:table-cell/>
          <table:table-cell office:value-type="string" calcext:value-type="string">
            <text:p>UCD9hSvKFzBVnHj2Hlmx9onA</text:p>
          </table:table-cell>
          <table:table-cell office:value-type="string" calcext:value-type="string">
            <text:p>Billboard JMusic</text:p>
          </table:table-cell>
          <table:table-cell office:value-type="string" calcext:value-type="string">
            <text:p>https://www.youtube.com/channel/UCD9hSvKFzBVnHj2Hlmx9onA</text:p>
          </table:table-cell>
          <table:table-cell office:value-type="string" calcext:value-type="string">
            <text:p>最新JPOPニュースまとめ　リリック動画、ニュース動画／歌とかPVとかいません～＊（音源は入っ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npaWnxcx2bA</text:p>
          </table:table-cell>
          <table:table-cell office:value-type="string" calcext:value-type="string">
            <text:p>Cinta de seguridad infantil multiusos 24 cm - distribuido por CABLEMATIC ®</text:p>
          </table:table-cell>
          <table:table-cell office:value-type="string" calcext:value-type="string">
            <text:p>2018-06-27 14:45:38 UTC</text:p>
          </table:table-cell>
          <table:table-cell office:value-type="string" calcext:value-type="string">
            <text:p>https://www.youtube.com/watch?v=npaWnxcx2bA</text:p>
          </table:table-cell>
          <table:table-cell office:value-type="string" calcext:value-type="string">
            <text:p>Puede comprarlo en: https://www.cablematic.es/buscador/sn18/Cinta-de-seguridad-infantil-multiusos-24-cm/SN18/?pag=1</text:p>
            <text:p/>
            <text:p>Seguridad infantil para niños y bebés. Protección para el hogar y cualquier espacio para minimizar al máximo los riesgos cuando los niños no están a la vista. Convierte tu casa en un espacio seguro con seguridad para esquinas, puertas, ventanas, cajones, enchufes, etc.</text:p>
          </table:table-cell>
          <table:table-cell office:value-type="float" office:value="30" calcext:value-type="float">
            <text:p>30</text:p>
          </table:table-cell>
          <table:table-cell office:value-type="float" office:value="1" calcext:value-type="float">
            <text:p>1</text:p>
          </table:table-cell>
          <table:table-cell office:value-type="string" calcext:value-type="string">
            <text:p>UCdAIo9532oMSI7AYX0FmBgg</text:p>
          </table:table-cell>
          <table:table-cell office:value-type="string" calcext:value-type="string">
            <text:p>Cablematic España</text:p>
          </table:table-cell>
          <table:table-cell office:value-type="string" calcext:value-type="string">
            <text:p>https://www.youtube.com/channel/UCdAIo9532oMSI7AYX0FmBgg</text:p>
          </table:table-cell>
          <table:table-cell office:value-type="string" calcext:value-type="string">
            <text:p>Cablematic es un mayorista especializado en productos informáticos de conectividad, redes, interfaces de E/S, cableado y otros productos relacionados, que aunque de baja rotación en algunos casos, se hacen imprescindibles para cubrir las actuales necesidades del mercado. <text:s/>Además distribuimos periféricos de ordenador muy concretos para satisfacer las necesidades del cliente más exigente. Nuestra misión es la de ser su suministrador único y global para este tipo de periféricos de difícil localización, accesorios relacionados con la conectividad y en definitiva, aquella otra informática alternativa, olvidada por los grandes distribuidores. Especialización en armarios rack, cables y conectores de datos, pantallas de proyección, accesorios de fotografía, fibra óptica, SAI, sistemas de conexión de audio y vídeo (VGA, HDMI, DVI, DisplayPort, etc.) y mucho más.</text:p>
          </table:table-cell>
          <table:table-cell office:value-type="float" office:value="1" calcext:value-type="float">
            <text:p>1</text:p>
          </table:table-cell>
          <table:table-cell table:number-columns-repeated="1012"/>
        </table:table-row>
        <table:table-row table:style-name="ro2">
          <table:table-cell office:value-type="string" calcext:value-type="string">
            <text:p>cuODIkQXDUk</text:p>
          </table:table-cell>
          <table:table-cell office:value-type="string" calcext:value-type="string">
            <text:p>NITI Aayog Meet : CM KCR And CM Chandrababu CM's Raises Issues Of Telugu States | V6 News</text:p>
          </table:table-cell>
          <table:table-cell office:value-type="string" calcext:value-type="string">
            <text:p>2018-06-18 03:10:53 UTC</text:p>
          </table:table-cell>
          <table:table-cell office:value-type="string" calcext:value-type="string">
            <text:p>https://www.youtube.com/watch?v=cuODIkQXDUk</text:p>
          </table:table-cell>
          <table:table-cell office:value-type="string" calcext:value-type="string">
            <text:p>V6 IOS App ► https://goo.gl/EfEqlJ</text:p>
            <text:p>Download V6 Android App ► https://goo.gl/Dm5C6n</text:p>
            <text:p>Subscribe Youtube at http://goo.gl/t2pFrq</text:p>
            <text:p>Visit our Website ► http://V6news.tv</text:p>
            <text:p>Twitter ► https://twitter.com/V6News</text:p>
            <text:p>Facebook ► http://www.facebook.com/V6News.tv</text:p>
            <text:p>Google+ ► https://plus.google.com/+V6newsTv</text:p>
            <text:p/>
            <text:p>V6 News, Official YouTube V6 News Channel owned by VIL Media Pvt Ltd. V6 News, a 24 hour Telugu News Broadcaster, dedicated to report news across Telangana and other parts of the world through live reports, breaking news, sports updates, weather reports, entertainment, business trends, exclusive interviews,  and current affairs.</text:p>
            <text:p/>
            <text:p>The channel airs programs like Teenmaar News, Telangana Yatra, Telangana Shakam, Top News, Taara, Cinema Talkies, Bithiri Sathi Satires etc'. Sports, Movies,  Current Affairs, Technology.. you name it and you find it at the click of a button.</text:p>
          </table:table-cell>
          <table:table-cell office:value-type="float" office:value="1264" calcext:value-type="float">
            <text:p>1264</text:p>
          </table:table-cell>
          <table:table-cell office:value-type="float" office:value="7" calcext:value-type="float">
            <text:p>7</text:p>
          </table:table-cell>
          <table:table-cell office:value-type="string" calcext:value-type="string">
            <text:p>UCDCMjD1XIAsCZsYHNMGVcog</text:p>
          </table:table-cell>
          <table:table-cell office:value-type="string" calcext:value-type="string">
            <text:p>V6 News Telugu</text:p>
          </table:table-cell>
          <table:table-cell office:value-type="string" calcext:value-type="string">
            <text:p>https://www.youtube.com/channel/UCDCMjD1XIAsCZsYHNMGVcog</text:p>
          </table:table-cell>
          <table:table-cell office:value-type="string" calcext:value-type="string">
            <text:p>V6 News, Official YouTube V6 News Channel owned by VIL Media Pvt Ltd. V6 News, a 24 hour Telugu News Broadcaster, dedicated to report news across Telangana and other parts of the world through live reports, breaking news, sports updates, weather reports, entertainment, business trends, exclusive interviews,  and current affairs.</text:p>
            <text:p/>
            <text:p>"V6 News Channel" brings innovation and the best of the news content that serves the interests of the viewers in the most receptive formats. It's equipped with the state of the art technology and infrastructure.</text:p>
          </table:table-cell>
          <table:table-cell office:value-type="float" office:value="1" calcext:value-type="float">
            <text:p>1</text:p>
          </table:table-cell>
          <table:table-cell table:number-columns-repeated="1012"/>
        </table:table-row>
        <table:table-row table:style-name="ro2">
          <table:table-cell office:value-type="string" calcext:value-type="string">
            <text:p>0P9gtA9Q2pg</text:p>
          </table:table-cell>
          <table:table-cell office:value-type="string" calcext:value-type="string">
            <text:p>浦ちゃんの衝撃告白！「家族も作っちゃったよ…」　桃ちゃん＆金ちゃんは…　　au三太郎シリーズ新CMが公開</text:p>
          </table:table-cell>
          <table:table-cell office:value-type="string" calcext:value-type="string">
            <text:p>2018-06-28 15:00:01 UTC</text:p>
          </table:table-cell>
          <table:table-cell office:value-type="string" calcext:value-type="string">
            <text:p>https://www.youtube.com/watch?v=0P9gtA9Q2pg</text:p>
          </table:table-cell>
          <table:table-cell office:value-type="string" calcext:value-type="string">
            <text:p>★高画質★エンタメニュースを毎日掲載！「MAiDiGiTV」登録はこちら↓</text:p>
            <text:p>http://www.youtube.com/subscription_center?add_user=maidigitv</text:p>
            <text:p/>
            <text:p>　auの人気CM「三太郎」シリーズの新作「希望的観測」編が6月29日、公開された。家づくりのための木材を運び終え、休憩中の浦島太郎（桐谷健太さん）、桃太郎（松田翔太さん）、金太郎（濱田岳さん）が家の間取り図を見ながら話していると、浦島太郎が「（結婚）したよ……」「家族も作っちゃったよ……」と衝撃の告白をするも「妄想の中でね」と補足を入れて、桃太郎や金太郎に突っ込まれる……という展開。同日から放送。</text:p>
            <text:p/>
            <text:p>　「希望的観測」編は、家づくりの休憩中に間取り図を見ながら「ここが奥さんの部屋で～隣が子供部屋！」と話す浦島太郎に、金太郎がすかさず「まだ結婚もしてないぞ！」とツッコミを入れると浦島太郎は「したよ……」「家族も作っちゃったよ……」と告白。驚く桃太郎と金太郎に、浦島太郎が「あ、妄想の中でね」と補足を入れる……という内容。</text:p>
            <text:p/>
            <text:p>　「三太郎」シリーズは、桃太郎、浦島太郎、金太郎の“三太郎”らが登場し、毎回コミカルなストーリーを繰り広げ、人気を集めている。</text:p>
          </table:table-cell>
          <table:table-cell office:value-type="float" office:value="48950" calcext:value-type="float">
            <text:p>48950</text:p>
          </table:table-cell>
          <table:table-cell office:value-type="float" office:value="151" calcext:value-type="float">
            <text:p>151</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NrYL9oyKBqs</text:p>
          </table:table-cell>
          <table:table-cell office:value-type="string" calcext:value-type="string">
            <text:p>広瀬アリスが預言者に？　阿部寛とのシュールCM新作が公開　 「ホットペッパービューティー」新テレビCM</text:p>
          </table:table-cell>
          <table:table-cell office:value-type="string" calcext:value-type="string">
            <text:p>2018-06-27 15:00:04 UTC</text:p>
          </table:table-cell>
          <table:table-cell office:value-type="string" calcext:value-type="string">
            <text:p>https://www.youtube.com/watch?v=NrYL9oyKBqs</text:p>
          </table:table-cell>
          <table:table-cell office:value-type="string" calcext:value-type="string">
            <text:p>★高画質★エンタメニュースを毎日掲載！「MAiDiGiTV」登録はこちら↓</text:p>
            <text:p>http://www.youtube.com/subscription_center?add_user=maidigitv</text:p>
            <text:p/>
            <text:p>　俳優の阿部寛さんと女優の広瀬アリスさんが出演する 「ホットペッパービューティー」の新テレビCM 「空き状況」編と「24時間予約」編が6月28日、公開された。CMは同日から放送。</text:p>
          </table:table-cell>
          <table:table-cell office:value-type="float" office:value="1559" calcext:value-type="float">
            <text:p>1559</text:p>
          </table:table-cell>
          <table:table-cell office:value-type="float" office:value="28" calcext:value-type="float">
            <text:p>28</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xVkcL7OY8SE</text:p>
          </table:table-cell>
          <table:table-cell office:value-type="string" calcext:value-type="string">
            <text:p>浅田真央、渡辺直美を“接客” 「エアウィーヴ」新CMが公開</text:p>
          </table:table-cell>
          <table:table-cell office:value-type="string" calcext:value-type="string">
            <text:p>2018-06-20 03:06:03 UTC</text:p>
          </table:table-cell>
          <table:table-cell office:value-type="string" calcext:value-type="string">
            <text:p>https://www.youtube.com/watch?v=xVkcL7OY8SE</text:p>
          </table:table-cell>
          <table:table-cell office:value-type="string" calcext:value-type="string">
            <text:p>★高画質★エンタメニュースを毎日掲載！「MAiDiGiTV」登録はこちら↓</text:p>
            <text:p>http://www.youtube.com/subscription_center?add_user=maidigitv</text:p>
            <text:p/>
            <text:p>　フィギュアスケーターの浅田真央さんとお笑いタレントの渡辺直美さんが出演する「エアウィーヴ」の新CMとメーキング映像が6月20日、公開された。CMは30日から放送。</text:p>
          </table:table-cell>
          <table:table-cell office:value-type="float" office:value="5119" calcext:value-type="float">
            <text:p>5119</text:p>
          </table:table-cell>
          <table:table-cell office:value-type="float" office:value="64" calcext:value-type="float">
            <text:p>64</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Cb4rVk6mcOk</text:p>
          </table:table-cell>
          <table:table-cell office:value-type="string" calcext:value-type="string">
            <text:p>欅坂46菅井友香が横っ飛び！「LINE Pay」新CMメーキング映像が公開</text:p>
          </table:table-cell>
          <table:table-cell office:value-type="string" calcext:value-type="string">
            <text:p>2018-06-18 03:07:04 UTC</text:p>
          </table:table-cell>
          <table:table-cell office:value-type="string" calcext:value-type="string">
            <text:p>https://www.youtube.com/watch?v=Cb4rVk6mcOk</text:p>
          </table:table-cell>
          <table:table-cell office:value-type="string" calcext:value-type="string">
            <text:p>★高画質★エンタメニュースを毎日掲載！「MAiDiGiTV」登録はこちら↓</text:p>
            <text:p>http://www.youtube.com/subscription_center?add_user=maidigitv</text:p>
            <text:p/>
            <text:p>　アイドルグループ「欅坂46」の長濱ねるさんや菅井友香さんらが出演する「LINE Pay」の新CM「LINE Pay 10円ピンポン篇」が6月18日、公開された。</text:p>
          </table:table-cell>
          <table:table-cell office:value-type="float" office:value="174531" calcext:value-type="float">
            <text:p>174531</text:p>
          </table:table-cell>
          <table:table-cell office:value-type="float" office:value="2759" calcext:value-type="float">
            <text:p>2759</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OMkXC6-vPf4</text:p>
          </table:table-cell>
          <table:table-cell office:value-type="string" calcext:value-type="string">
            <text:p>杉咲花、堺雅人とフォークダンス　「クラフトボス」新CM公開</text:p>
          </table:table-cell>
          <table:table-cell office:value-type="string" calcext:value-type="string">
            <text:p>2018-06-17 19:00:00 UTC</text:p>
          </table:table-cell>
          <table:table-cell office:value-type="string" calcext:value-type="string">
            <text:p>https://www.youtube.com/watch?v=OMkXC6-vPf4</text:p>
          </table:table-cell>
          <table:table-cell office:value-type="string" calcext:value-type="string">
            <text:p>★高画質★エンタメニュースを毎日掲載！「MAiDiGiTV」登録はこちら↓</text:p>
            <text:p>http://www.youtube.com/subscription_center?add_user=maidigitv</text:p>
            <text:p/>
            <text:p>　俳優の堺雅人さんや女優の杉咲花さんらが出演しているサントリーのコーヒー飲料「クラフトボス」シリーズの新商品「クラフトボス ブラウン」のCMが6月18日、公開された。新CMでは、女優の夏木マリさん演じる新CEOの指示のもと、堺さんと杉咲さん、成田凌さんとゆりやんレトリィバァさんのペアでフォークダンスを踊っている。19日から放送。</text:p>
            <text:p/>
            <text:p>　新CM「新しい風・新CEO」編は、新CEOに就任した夏木さんが、堺さん、杉咲さんら社員たちに「ビジネスを効率化するために一番大事なことは？」と質問。ブラウンカラーで統一されたゴージャスな衣装を身に着け、「くまのブラウン」のぬいぐるみを手放さないと、一見取っつきづらそうな夏木さんだが、就任あいさつでは社員らにビジネス効率化のために大事なことは「みんなが仲良くなること」だとごく普通の言葉を口にする……という展開。</text:p>
            <text:p/>
            <text:p>　堺さんや杉咲さんらによるフォークダンスの撮影では、ダンスの先生の指導で練習を開始したが、不慣れな動きに照れもあり、両手両足の位置が左右逆だったり、前後の人とぶつかったりと“グズグズの状態”に。堺さんらは練習を重ねて撮影したという。</text:p>
            <text:p/>
            <text:p>　夏木さんもトミー・リー・ジョーンズさんと息の合ったダンスを披露。夏木さんとジョーンズさんのダンスの撮影は、「へたなダンサーとしてのキャリアは長いんだよ」とジョークを飛ばしたジョーンズさんが最初のカットからキレのあるアクションを披露し、ダンス経験が豊富な夏木さんをリードしていたという。</text:p>
          </table:table-cell>
          <table:table-cell office:value-type="float" office:value="7623" calcext:value-type="float">
            <text:p>7623</text:p>
          </table:table-cell>
          <table:table-cell office:value-type="float" office:value="60" calcext:value-type="float">
            <text:p>60</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Gt5YqqpePSg</text:p>
          </table:table-cell>
          <table:table-cell office:value-type="string" calcext:value-type="string">
            <text:p>＜メーキング映像＞高木菜那選手、CMに初挑戦　共演の佐々木蔵之介は“モーターの化身”に</text:p>
          </table:table-cell>
          <table:table-cell office:value-type="string" calcext:value-type="string">
            <text:p>2018-06-14 15:00:01 UTC</text:p>
          </table:table-cell>
          <table:table-cell office:value-type="string" calcext:value-type="string">
            <text:p>https://www.youtube.com/watch?v=Gt5YqqpePSg</text:p>
          </table:table-cell>
          <table:table-cell office:value-type="string" calcext:value-type="string">
            <text:p>★高画質★エンタメニュースを毎日掲載！「MAiDiGiTV」登録はこちら↓</text:p>
            <text:p>http://www.youtube.com/subscription_center?add_user=maidigitv</text:p>
            <text:p/>
            <text:p>　2月に開催された平昌（ピョンチャン）五輪で金メダルを獲得したスケート女子団体パシュート日本代表の高木菜那選手が、日本電産の新CMに出演することが6月15日、明らかになった。高木選手は同社グループの日本電産サンキョースケート部に所属。高木選手がCMに出演するのは、今回が初めてとなる。CMには、俳優の佐々木蔵之介さんも出演する。同日から全国放送。</text:p>
            <text:p/>
            <text:p>　新CM「私はモータ」編は、佐々木さんが“モーターの化身”として登場。佐々木さんがスケートリンクに立つ姿が映し出される中、「君を思うと心が動く」「君を見てると体が動く」というナレーションが流れ、高木選手のトレーニング風景などの映像が収録されている。また、CMのメーキング映像も公開。高木選手がスタッフと談笑する姿や、トレーニング風景を撮影している様子などが収められている。</text:p>
            <text:p/>
            <text:p>　高木選手と佐々木さんは、今回の撮影が初対面。お互いが約30秒間見つめ合うシーンの撮影では、カットがかかると佐々木さんが「長いですよね」と声をかけ、高木選手が照れ笑いを浮かべる場面もあったという。</text:p>
          </table:table-cell>
          <table:table-cell office:value-type="float" office:value="72236" calcext:value-type="float">
            <text:p>72236</text:p>
          </table:table-cell>
          <table:table-cell office:value-type="float" office:value="126" calcext:value-type="float">
            <text:p>126</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O2EbKwsHPJE</text:p>
          </table:table-cell>
          <table:table-cell office:value-type="string" calcext:value-type="string">
            <text:p>岩田剛典、“びしょ濡れ”CMのメーキング映像が公開</text:p>
          </table:table-cell>
          <table:table-cell office:value-type="string" calcext:value-type="string">
            <text:p>2018-06-14 07:50:43 UTC</text:p>
          </table:table-cell>
          <table:table-cell office:value-type="string" calcext:value-type="string">
            <text:p>https://www.youtube.com/watch?v=O2EbKwsHPJE</text:p>
          </table:table-cell>
          <table:table-cell office:value-type="string" calcext:value-type="string">
            <text:p>★高画質★エンタメニュースを毎日掲載！「MAiDiGiTV」登録はこちら↓</text:p>
            <text:p>http://www.youtube.com/subscription_center?add_user=maidigitv</text:p>
            <text:p/>
            <text:p>　ダンス・ボーカルグループ「EXILE」「三代目 J Soul Brothers from EXILE TRIBE（三代目JSB）」の岩田剛典さんが出演する、ディップの求人情報サイト「バイトルNEXT」新CMのメーキング映像が6月14日、公開された。</text:p>
            <text:p/>
            <text:p>　新CMは「どしゃぶり」編と「車内」編の2種類。「どしゃぶり」編では、激しい雨が降り注ぐ中、岩田さんが恋人に向けて「一緒に暮らそう！　俺、正社員になる！」と力強く叫ぶ姿が収められている。「車内」編では、車の中で母親に電話をかける岩田さんが、「好きになれそうな仕事を見つけたんだ。正社員になる」と報告する様子が映し出される。いずれも、CM曲には三代目JSBの「恋と愛」が使用されている。</text:p>
          </table:table-cell>
          <table:table-cell office:value-type="float" office:value="11565" calcext:value-type="float">
            <text:p>11565</text:p>
          </table:table-cell>
          <table:table-cell office:value-type="float" office:value="174" calcext:value-type="float">
            <text:p>174</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yD2LIwBtVmk</text:p>
          </table:table-cell>
          <table:table-cell office:value-type="string" calcext:value-type="string">
            <text:p>松田翔太、有村架純ら三太郎メンバーがサッカー日本代表を“全力で応援”「アイーダ」口ずさむ「au BLUE CHALLENGE」新CMが公開</text:p>
          </table:table-cell>
          <table:table-cell office:value-type="string" calcext:value-type="string">
            <text:p>2018-06-11 15:00:10 UTC</text:p>
          </table:table-cell>
          <table:table-cell office:value-type="string" calcext:value-type="string">
            <text:p>https://www.youtube.com/watch?v=yD2LIwBtVmk</text:p>
          </table:table-cell>
          <table:table-cell office:value-type="string" calcext:value-type="string">
            <text:p>★高画質★エンタメニュースを毎日掲載！「MAiDiGiTV」登録はこちら↓</text:p>
            <text:p>http://www.youtube.com/subscription_center?add_user=maidigitv</text:p>
            <text:p/>
            <text:p>　KDDIがサッカー日本代表チームを応援するプロジェクト「au BLUE CHALLENGE」の新CM「全力アイーダ」編が6月12日、公開された。CMにはauの人気CM「三太郎」シリーズに出演する松田翔太さんや桐谷健太さん、濱田岳さん、有村架純さん、菜々緒さん、川栄李奈さん、菅田将暉さんが登場し、サッカー応援歌「アイーダ」を口ずさむという内容。CMは同日から放送。</text:p>
          </table:table-cell>
          <table:table-cell office:value-type="float" office:value="45765" calcext:value-type="float">
            <text:p>45765</text:p>
          </table:table-cell>
          <table:table-cell office:value-type="float" office:value="536" calcext:value-type="float">
            <text:p>536</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D4E0HPvnR50</text:p>
          </table:table-cell>
          <table:table-cell office:value-type="string" calcext:value-type="string">
            <text:p>井上陽水、吉田羊＆鈴木梨央のポカリCMに新曲提供　9年ぶり書き下ろしシングルに</text:p>
          </table:table-cell>
          <table:table-cell office:value-type="string" calcext:value-type="string">
            <text:p>2018-06-07 19:00:04 UTC</text:p>
          </table:table-cell>
          <table:table-cell office:value-type="string" calcext:value-type="string">
            <text:p>https://www.youtube.com/watch?v=D4E0HPvnR50</text:p>
          </table:table-cell>
          <table:table-cell office:value-type="string" calcext:value-type="string">
            <text:p>★高画質★エンタメニュースを毎日掲載！「MAiDiGiTV」登録はこちら↓</text:p>
            <text:p>http://www.youtube.com/subscription_center?add_user=maidigitv</text:p>
            <text:p/>
            <text:p>　シンガー・ソングライターの井上陽水さんの4年ぶりの新曲「care」が、6月9日から全国で放送される健康飲料「ポカリスエット」（大塚製薬）の新CMに使用されることが8日、分かった。井上さんがCMのために制作した楽曲で、9年ぶりの書き下ろしシングルとなる。</text:p>
            <text:p/>
            <text:p>　新CMは、女優の吉田羊さんと子役の鈴木梨央さんが出演する「ポカリ、のまなきゃ。」シリーズの第9弾「気をつけてお嬢さん」編。BGMに「care」が流れる中、白い砂浜で吉田さんと鈴木さんが扮（ふん）する母娘が「ポカリスエット」と「ポカリスエット イオンウォーター」を飲むという内容。夏の暑さにも、母と娘のこれからについても、「気をつけて、お嬢さんたち」というメッセージが込められている。</text:p>
            <text:p/>
            <text:p>　井上さんの新曲「care」は、真夏の暑い日差しの下で楽しむ母娘に「気をつけて お嬢さん」と呼びかけるCMのメッセージを体現。7月25日に9年ぶりにニューシングルとしてリリースされる。配信は8日スタート。</text:p>
          </table:table-cell>
          <table:table-cell office:value-type="float" office:value="10848" calcext:value-type="float">
            <text:p>10848</text:p>
          </table:table-cell>
          <table:table-cell office:value-type="float" office:value="77" calcext:value-type="float">
            <text:p>77</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3VXT_EUTMu4</text:p>
          </table:table-cell>
          <table:table-cell office:value-type="string" calcext:value-type="string">
            <text:p>YOSHIKIがCMでお茶目なコメント「YOSHIKIRINと呼びませんか」 「本麒麟」新CMが公開</text:p>
          </table:table-cell>
          <table:table-cell office:value-type="string" calcext:value-type="string">
            <text:p>2018-06-06 09:15:21 UTC</text:p>
          </table:table-cell>
          <table:table-cell office:value-type="string" calcext:value-type="string">
            <text:p>https://www.youtube.com/watch?v=3VXT_EUTMu4</text:p>
          </table:table-cell>
          <table:table-cell office:value-type="string" calcext:value-type="string">
            <text:p>★高画質★エンタメニュースを毎日掲載！「MAiDiGiTV」登録はこちら↓</text:p>
            <text:p>http://www.youtube.com/subscription_center?add_user=maidigitv</text:p>
            <text:p/>
            <text:p>　ロックバンド「X JAPAN」リーダー・YOSHIKIさんが出演する 「本麒麟」の新CM「本麒麟 YOSHIKI」編が6月6日、公開された。CMは7日から放送。</text:p>
          </table:table-cell>
          <table:table-cell office:value-type="float" office:value="5864" calcext:value-type="float">
            <text:p>5864</text:p>
          </table:table-cell>
          <table:table-cell office:value-type="float" office:value="95" calcext:value-type="float">
            <text:p>95</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Qr6qbPPxusk</text:p>
          </table:table-cell>
          <table:table-cell office:value-type="string" calcext:value-type="string">
            <text:p>夏帆「満たされない、私は…」　 「Dual Face」新CMが公開　メーキング映像も</text:p>
          </table:table-cell>
          <table:table-cell office:value-type="string" calcext:value-type="string">
            <text:p>2018-06-06 03:00:01 UTC</text:p>
          </table:table-cell>
          <table:table-cell office:value-type="string" calcext:value-type="string">
            <text:p>https://www.youtube.com/watch?v=Qr6qbPPxusk</text:p>
          </table:table-cell>
          <table:table-cell office:value-type="string" calcext:value-type="string">
            <text:p>★高画質★エンタメニュースを毎日掲載！「MAiDiGiTV」登録はこちら↓</text:p>
            <text:p>http://www.youtube.com/subscription_center?add_user=maidigitv</text:p>
            <text:p/>
            <text:p>　女優の夏帆さんが出演するスキンケアブランド「Dual Face（デュアルフェイス）」の新CM「攻めのオーガニック」編が6月6日、公開された。</text:p>
          </table:table-cell>
          <table:table-cell office:value-type="float" office:value="2089" calcext:value-type="float">
            <text:p>2089</text:p>
          </table:table-cell>
          <table:table-cell office:value-type="float" office:value="39" calcext:value-type="float">
            <text:p>39</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ntkZ6JHHCcE</text:p>
          </table:table-cell>
          <table:table-cell office:value-type="string" calcext:value-type="string">
            <text:p>満島ひかり、“一人焼肉”で「幸せ」 「キリン一番搾り」新CMが公開</text:p>
          </table:table-cell>
          <table:table-cell office:value-type="string" calcext:value-type="string">
            <text:p>2018-06-04 15:00:04 UTC</text:p>
          </table:table-cell>
          <table:table-cell office:value-type="string" calcext:value-type="string">
            <text:p>https://www.youtube.com/watch?v=ntkZ6JHHCcE</text:p>
          </table:table-cell>
          <table:table-cell office:value-type="string" calcext:value-type="string">
            <text:p>★高画質★エンタメニュースを毎日掲載！「MAiDiGiTV」登録はこちら↓</text:p>
            <text:p>http://www.youtube.com/subscription_center?add_user=maidigitv</text:p>
            <text:p/>
            <text:p> 　女優の満島ひかりさんが出演する 「キリン一番搾り」の新CM「満島ひかり 一人焼肉」編が6月5日、公開された。</text:p>
          </table:table-cell>
          <table:table-cell office:value-type="float" office:value="22198" calcext:value-type="float">
            <text:p>22198</text:p>
          </table:table-cell>
          <table:table-cell office:value-type="float" office:value="184" calcext:value-type="float">
            <text:p>184</text:p>
          </table:table-cell>
          <table:table-cell office:value-type="string" calcext:value-type="string">
            <text:p>UCDE_gujqIP9wEBZy0lVH_8Q</text:p>
          </table:table-cell>
          <table:table-cell office:value-type="string" calcext:value-type="string">
            <text:p>maidigitv</text:p>
          </table:table-cell>
          <table:table-cell office:value-type="string" calcext:value-type="string">
            <text:p>https://www.youtube.com/channel/UCDE_gujqIP9wEBZy0lVH_8Q</text:p>
          </table:table-cell>
          <table:table-cell office:value-type="string" calcext:value-type="string">
            <text:p>MAiDiGiTVは株式会社MANTAN（旧称　毎日新聞デジタル）が運営する動画ニュースです。</text:p>
            <text:p>映画会見・予告編や芸能会見、インタビューなどエンタメ動画、最新アニメやゲームPVなどを続々掲載！</text:p>
            <text:p/>
            <text:p>掲載動画・取材リリース・掲載PV・掲載希望PV等に</text:p>
            <text:p>関するお問い合わせは下記のメールアドレスまでお問い合わせ下さい。　</text:p>
            <text:p>maidigitv@maidigi.jp</text:p>
            <text:p>（全てのお問い合わせに対して返信対応はしてい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zTZWDvyH4SQ</text:p>
          </table:table-cell>
          <table:table-cell office:value-type="string" calcext:value-type="string">
            <text:p>「夏売場」CM</text:p>
          </table:table-cell>
          <table:table-cell office:value-type="string" calcext:value-type="string">
            <text:p>2018-06-01 00:30:05 UTC</text:p>
          </table:table-cell>
          <table:table-cell office:value-type="string" calcext:value-type="string">
            <text:p>https://www.youtube.com/watch?v=zTZWDvyH4SQ</text:p>
          </table:table-cell>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UCdGO7t7NrPAdbaw3KqE-7GA</text:p>
          </table:table-cell>
          <table:table-cell office:value-type="string" calcext:value-type="string">
            <text:p>sakodamovie</text:p>
          </table:table-cell>
          <table:table-cell office:value-type="string" calcext:value-type="string">
            <text:p>https://www.youtube.com/channel/UCdGO7t7NrPAdbaw3KqE-7GA</text:p>
          </table:table-cell>
          <table:table-cell office:value-type="string" calcext:value-type="string">
            <text:p>※各動画でご紹介しているイベントや商品は公開時点のものであり、現在の店舗イベントとしては既に終了、または販売状況と異なる場合がございます。</text:p>
            <text:p>※最新および現在のイベントや販売商品等については、下記のSAKODAオンラインよりご確認ください。</text:p>
            <text:p>http://www.sakoda.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w_Y5LhLKYic</text:p>
          </table:table-cell>
          <table:table-cell office:value-type="string" calcext:value-type="string">
            <text:p>波瑠の表情にスタッフ一同感動／パリミキCMメイキング</text:p>
          </table:table-cell>
          <table:table-cell office:value-type="string" calcext:value-type="string">
            <text:p>2018-06-21 03:21:51 UTC</text:p>
          </table:table-cell>
          <table:table-cell office:value-type="string" calcext:value-type="string">
            <text:p>https://www.youtube.com/watch?v=w_Y5LhLKYic</text:p>
          </table:table-cell>
          <table:table-cell office:value-type="string" calcext:value-type="string">
            <text:p>▶▶ムビコレのチャンネル登録はこちら▶▶http://goo.gl/ruQ5N7</text:p>
            <text:p/>
            <text:p>「パリミキ」「メガネの三城」を展開している株式会社三城は、「MADE IN JAPAN project」のスタートに伴い、新CMキャラクターとして、外見はもちろんのこと内側にも凛とした美しさを兼ね備えた女優の波瑠を起用。そして、TVCM「美しい国の美しいめがね（京都）」篇を地上波にてオンエアを開始。</text:p>
            <text:p/>
            <text:p>CMの舞台は日本の美しい街を代表する京都。東福寺や妙心寺、貴船神社など京都の名所を波瑠が巡る。和菓子や染色の職人による繊細で緻密な日本の技術に触れて行く。そして、波瑠がメガネ職人の技を間近で見て、出来上がったメガネを覗くと、京都の様々な風景が現れる。</text:p>
            <text:p/>
            <text:p>音楽は日本を代表する楽曲「恋はやさし野辺の花よ」を軽やかなトーンにアレンジし、いま注目のアーティスト「ハンバートハンバート」が歌う爽やかなCMに仕上げている。</text:p>
          </table:table-cell>
          <table:table-cell office:value-type="float" office:value="8454" calcext:value-type="float">
            <text:p>8454</text:p>
          </table:table-cell>
          <table:table-cell office:value-type="float" office:value="87" calcext:value-type="float">
            <text:p>87</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FnMROCcd4t8</text:p>
          </table:table-cell>
          <table:table-cell office:value-type="string" calcext:value-type="string">
            <text:p>髙木菜那選手＆佐々木蔵之介、見つめ合うシーンに照れまくり!?／日本電産CMメイキング</text:p>
          </table:table-cell>
          <table:table-cell office:value-type="string" calcext:value-type="string">
            <text:p>2018-06-14 15:00:03 UTC</text:p>
          </table:table-cell>
          <table:table-cell office:value-type="string" calcext:value-type="string">
            <text:p>https://www.youtube.com/watch?v=FnMROCcd4t8</text:p>
          </table:table-cell>
          <table:table-cell office:value-type="string" calcext:value-type="string">
            <text:p>▶▶ムビコレのチャンネル登録はこちら▶▶http://goo.gl/ruQ5N7</text:p>
            <text:p/>
            <text:p>日本電産株式会社は、2018年度の企業広告に、俳優の佐々木蔵之介をこれまで同様に起用し、当社グループ・日本電産サンキョースケート部の髙木菜那選手と共演した新TV-CM「私はモータ」篇（15秒・30秒）を全国で放映開始。</text:p>
            <text:p/>
            <text:p>CM初挑戦となる髙木選手の初々しい芝居や、普段のさまざまな練習メニューを、臨場感たっぷりに捉えたトレーニング風景、佐々木の圧倒的な存在感と感情表現豊かなナレーションなど、見どころ満載。</text:p>
            <text:p/>
            <text:p>休憩中は仲良く椅子を並べて、談笑していた2人。さっそく髙木選手が初体験となるCM撮影の流れや、お芝居に関する疑問点を訊ねると、佐々木が丁寧に答えていた。</text:p>
          </table:table-cell>
          <table:table-cell office:value-type="float" office:value="8742" calcext:value-type="float">
            <text:p>8742</text:p>
          </table:table-cell>
          <table:table-cell office:value-type="float" office:value="66" calcext:value-type="float">
            <text:p>66</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Qms8w8DcC6g</text:p>
          </table:table-cell>
          <table:table-cell office:value-type="string" calcext:value-type="string">
            <text:p>AGCの広告キャラクターとして高橋一生／AGC CMコメント</text:p>
          </table:table-cell>
          <table:table-cell office:value-type="string" calcext:value-type="string">
            <text:p>2018-06-13 19:00:01 UTC</text:p>
          </table:table-cell>
          <table:table-cell office:value-type="string" calcext:value-type="string">
            <text:p>https://www.youtube.com/watch?v=Qms8w8DcC6g</text:p>
          </table:table-cell>
          <table:table-cell office:value-type="string" calcext:value-type="string">
            <text:p>▶▶ムビコレのチャンネル登録はこちら▶▶http://goo.gl/ruQ5N7</text:p>
            <text:p/>
            <text:p>AGC旭硝子は、社名変更を周知する一連のコミュニケーション活動の広告キャラクターとして、俳優の高橋一生を起用。高橋一生が出演する新CM（旭硝子は、「ＡＧＣ」へ／夜明け篇）を全国にて放映開始。</text:p>
            <text:p/>
            <text:p>夜明けの青い世界の中で、「きらきら星」(ABCの歌)にのせて「旭硝子は、AGC～♪」と口ずさむ高橋一生。飾らず自然体の表情で歌い上げる今回のCMは、旭硝子からAGCへの社名変更を、シンプルに堂々とした印象で伝える構成となっている。</text:p>
            <text:p/>
            <text:p>高橋一生の未来を見据える優しい眼差し、そしてAGCのコーポレートカラーである「青」を基調とした明け方の空と広い海のロケーションが、新しい社名での歴史のはじまりを予感させる。</text:p>
          </table:table-cell>
          <table:table-cell office:value-type="float" office:value="3101" calcext:value-type="float">
            <text:p>3101</text:p>
          </table:table-cell>
          <table:table-cell office:value-type="float" office:value="35" calcext:value-type="float">
            <text:p>35</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3gkpqARRvWI</text:p>
          </table:table-cell>
          <table:table-cell office:value-type="string" calcext:value-type="string">
            <text:p>高橋一生、楽しませていただきました／AGC CMインタビュー</text:p>
          </table:table-cell>
          <table:table-cell office:value-type="string" calcext:value-type="string">
            <text:p>2018-06-13 19:00:00 UTC</text:p>
          </table:table-cell>
          <table:table-cell office:value-type="string" calcext:value-type="string">
            <text:p>https://www.youtube.com/watch?v=3gkpqARRvWI</text:p>
          </table:table-cell>
          <table:table-cell office:value-type="string" calcext:value-type="string">
            <text:p>▶▶ムビコレのチャンネル登録はこちら▶▶http://goo.gl/ruQ5N7</text:p>
            <text:p/>
            <text:p>AGC旭硝子は、社名変更を周知する一連のコミュニケーション活動の広告キャラクターとして、俳優の高橋一生を起用。高橋一生が出演する新CM（旭硝子は、「ＡＧＣ」へ／夜明け篇）を全国にて放映開始。</text:p>
            <text:p/>
            <text:p>夜明けの青い世界の中で、「きらきら星」(ABCの歌)にのせて「旭硝子は、AGC～♪」と口ずさむ高橋一生。飾らず自然体の表情で歌い上げる今回のCMは、旭硝子からAGCへの社名変更を、シンプルに堂々とした印象で伝える構成となっている。</text:p>
            <text:p/>
            <text:p>高橋一生の未来を見据える優しい眼差し、そしてAGCのコーポレートカラーである「青」を基調とした明け方の空と広い海のロケーションが、新しい社名での歴史のはじまりを予感させる。</text:p>
          </table:table-cell>
          <table:table-cell office:value-type="float" office:value="3104" calcext:value-type="float">
            <text:p>3104</text:p>
          </table:table-cell>
          <table:table-cell office:value-type="float" office:value="47" calcext:value-type="float">
            <text:p>47</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9g2qOFC01Qk</text:p>
          </table:table-cell>
          <table:table-cell office:value-type="string" calcext:value-type="string">
            <text:p>高橋一生in梅雨の晴れ間の沖縄／AGC CMメイキング</text:p>
          </table:table-cell>
          <table:table-cell office:value-type="string" calcext:value-type="string">
            <text:p>2018-06-13 19:00:02 UTC</text:p>
          </table:table-cell>
          <table:table-cell office:value-type="string" calcext:value-type="string">
            <text:p>https://www.youtube.com/watch?v=9g2qOFC01Qk</text:p>
          </table:table-cell>
          <table:table-cell office:value-type="string" calcext:value-type="string">
            <text:p>▶▶ムビコレのチャンネル登録はこちら▶▶http://goo.gl/ruQ5N7</text:p>
            <text:p/>
            <text:p>AGC旭硝子は、社名変更を周知する一連のコミュニケーション活動の広告キャラクターとして、俳優の高橋一生を起用。高橋一生が出演する新CM（旭硝子は、「ＡＧＣ」へ／夜明け篇）を全国にて放映開始。</text:p>
            <text:p/>
            <text:p>夜明けの青い世界の中で、「きらきら星」(ABCの歌)にのせて「旭硝子は、AGC～♪」と口ずさむ高橋一生。飾らず自然体の表情で歌い上げる今回のCMは、旭硝子からAGCへの社名変更を、シンプルに堂々とした印象で伝える構成となっている。</text:p>
            <text:p/>
            <text:p>高橋一生の未来を見据える優しい眼差し、そしてAGCのコーポレートカラーである「青」を基調とした明け方の空と広い海のロケーションが、新しい社名での歴史のはじまりを予感させる。</text:p>
          </table:table-cell>
          <table:table-cell office:value-type="float" office:value="4474" calcext:value-type="float">
            <text:p>4474</text:p>
          </table:table-cell>
          <table:table-cell office:value-type="float" office:value="61" calcext:value-type="float">
            <text:p>61</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T_RQL2uvzAs</text:p>
          </table:table-cell>
          <table:table-cell office:value-type="string" calcext:value-type="string">
            <text:p>千鳥の代表ネタをCMで再現。ワールド全開・奇想天外なボケが印象的／千鳥 indeed「タクシー編」CM</text:p>
          </table:table-cell>
          <table:table-cell office:value-type="string" calcext:value-type="string">
            <text:p>2018-06-11 05:23:25 UTC</text:p>
          </table:table-cell>
          <table:table-cell office:value-type="string" calcext:value-type="string">
            <text:p>https://www.youtube.com/watch?v=T_RQL2uvzAs</text:p>
          </table:table-cell>
          <table:table-cell office:value-type="string" calcext:value-type="string">
            <text:p>“台本なしの完全アドリブ撮影”は、まるで千鳥の単独ライブ!? 大悟「CM を考えるのは全部こっち。</text:p>
            <text:p>Indeed からギャラもらわないと。笑」 バリエーション豊かな全9篇のCMは、千鳥ワールド全開の内容に!</text:p>
            <text:p> </text:p>
            <text:p>6月12日(火)から「旅館篇」、「寿司屋篇」、「タクシー篇」3本同時にオンエアスタート!! Indeed でキーワード「よだれだこ」と検索すると、千鳥に係る求人募集にたどり着ける?</text:p>
            <text:p>「仕事さがしは Indeed♪」というお馴染みのメロディに合わせて、斎藤工さん、泉里香さんが、様々な職業に扮して登場する、人気CMシリーズの新CM“千鳥”バージョン「旅館篇」、「寿司屋篇」、「タクシー篇」が2018 年6月12日(火)から全国でオンエア。</text:p>
            <text:p>今回の新CM は、今までメインキャストとして起用されてきた斎藤工さん、泉里香さんとは別に、初めて千鳥のお二人が “単独”で出演する作品となっております。</text:p>
            <text:p/>
            <text:p>「タクシー」篇 検索</text:p>
            <text:p>「タクシー篇」では、黄色のタクシーの車体に映える真っ青のスーツに身を包み、一風変わった形のひげを生やした大悟さんがドライバーを担当。お馴染みのメロディに合わせて、ノブさんがタクシーへと乗り込んできます。ノブさんが行き先を告げる前に、ドライバーの大悟さんからは、「安全交通の“ププッピドゥ”です。」とひとボケ。もはや理解の範疇を越えた、 大悟さんの奇想天外な声掛けに、ノブさんの独特なツッコミがより際立つ、千鳥ワールド全開の内容です。</text:p>
            <text:p/>
            <text:p>撮影現場レポート</text:p>
            <text:p>◆「千鳥にとって、この CM とは?」の問いに、大悟さんが衝撃発言!漫才はもう引退!?</text:p>
            <text:p/>
            <text:p>「タクシー篇」では、本物のタクシーの中に、二人だけ密室状態で撮影が進行していきました。スタッフたちも外にセットされたモニターで、車内の様子を見守ることしかできません。ドライバーの大悟さんは、撮影スタートと同時に次々とネタを披露し、その都度バックミラーを覗きながらノブさんの反応を確認。</text:p>
            <text:p/>
            <text:p>ノブさんも、そんな大悟さんの奇想天外なボケにツッコみながら、自然な笑みを見せます。その調子で、次々と笑いをとる千鳥の様子を見ていたスタッフからは、「普段、こういった会話からネタが生まれているのか。このまま永遠に撮影を見ていたいな...。」と思わず仕事を忘れたつぶやきも聞こえてきました。</text:p>
            <text:p/>
            <text:p>今回、初めて千鳥のみで行った撮影だったということもあり、撮影終了後にスタッフから「おふたりにとって、この CMとは?」と質問が。それに対し大悟さんは「“すべて”ですね。いまの僕の“すべて”です。『Indeed と共に。』じゃ。」と断言し、 ノブさんが「すべて!?(笑)漫才はどこ?」とツッコみを入れるなどして、最後の最後まで “千鳥ワールド”全開の現場となりました。</text:p>
          </table:table-cell>
          <table:table-cell office:value-type="float" office:value="11285" calcext:value-type="float">
            <text:p>11285</text:p>
          </table:table-cell>
          <table:table-cell office:value-type="float" office:value="47" calcext:value-type="float">
            <text:p>47</text:p>
          </table:table-cell>
          <table:table-cell office:value-type="string" calcext:value-type="string">
            <text:p>UCDHBN6c7uHLyjZcxGdChZWA</text:p>
          </table:table-cell>
          <table:table-cell office:value-type="string" calcext:value-type="string">
            <text:p>moviecollectionjp</text:p>
          </table:table-cell>
          <table:table-cell office:value-type="string" calcext:value-type="string">
            <text:p>https://www.youtube.com/channel/UCDHBN6c7uHLyjZcxGdChZWA</text:p>
          </table:table-cell>
          <table:table-cell office:value-type="string" calcext:value-type="string">
            <text:p>■■■■■■　MOVIE Collection [ムビコレ]って？</text:p>
            <text:p>映画、DVD、海外ドラマ、ショートムービーなどの紹介から、インタビューや記者会見まで、最新ニュースを動画もまじえてレポートする、こだわり映画ファンのためのエンターテインメント・サイト</text:p>
            <text:p/>
            <text:p>■■■■■■　ムビコレ動画チャンネルでは</text:p>
            <text:p>制作発表や舞台挨拶・記者会見など映画関係の動画NEWS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CYYg93jLZAA</text:p>
          </table:table-cell>
          <table:table-cell office:value-type="string" calcext:value-type="string">
            <text:p>ＣＭ　ＬＡＷＳＯＮ「新潟のコシヒカリおにぎり」　２０１１年</text:p>
          </table:table-cell>
          <table:table-cell office:value-type="string" calcext:value-type="string">
            <text:p>2018-06-17 10:47:19 UTC</text:p>
          </table:table-cell>
          <table:table-cell office:value-type="string" calcext:value-type="string">
            <text:p>https://www.youtube.com/watch?v=CYYg93jLZAA</text:p>
          </table:table-cell>
          <table:table-cell/>
          <table:table-cell office:value-type="float" office:value="183" calcext:value-type="float">
            <text:p>183</text:p>
          </table:table-cell>
          <table:table-cell office:value-type="float" office:value="1" calcext:value-type="float">
            <text:p>1</text:p>
          </table:table-cell>
          <table:table-cell office:value-type="string" calcext:value-type="string">
            <text:p>UCdHLY_JGCZHu-ekFGLNm4ig</text:p>
          </table:table-cell>
          <table:table-cell office:value-type="string" calcext:value-type="string">
            <text:p>caeru2011</text:p>
          </table:table-cell>
          <table:table-cell office:value-type="string" calcext:value-type="string">
            <text:p>https://www.youtube.com/channel/UCdHLY_JGCZHu-ekFGLNm4i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0CEVq0Z9WTY</text:p>
          </table:table-cell>
          <table:table-cell office:value-type="string" calcext:value-type="string">
            <text:p>【初挑戦】カップルでスタバのCM作ってみた【ふくれな】【M君】</text:p>
          </table:table-cell>
          <table:table-cell office:value-type="string" calcext:value-type="string">
            <text:p>2018-06-09 09:30:00 UTC</text:p>
          </table:table-cell>
          <table:table-cell office:value-type="string" calcext:value-type="string">
            <text:p>https://www.youtube.com/watch?v=0CEVq0Z9WTY</text:p>
          </table:table-cell>
          <table:table-cell office:value-type="string" calcext:value-type="string">
            <text:p>ご視聴ありがとうございます</text:p>
            <text:p/>
            <text:p>ふくれなチャンネル</text:p>
            <text:p>https://www.youtube.com/channel/UCCuizDTLsr-mNm_PEGdChVg</text:p>
            <text:p/>
            <text:p>えむれなのサブチャンネル</text:p>
            <text:p>https://www.youtube.com/channel/UCfDraCf7NoQwHpOBRSwhmuQ</text:p>
            <text:p/>
            <text:p>【お仕事ご依頼】</text:p>
            <text:p>emurena.info@candee.co.jp</text:p>
            <text:p>【お手紙などこちら】</text:p>
            <text:p>〒107-0062『ふくれな宛』『M君宛』</text:p>
            <text:p>東京都港区南青山3-2-2　南青山MRビル2F</text:p>
            <text:p/>
            <text:p>【Twitter】</text:p>
            <text:p>えむれな公式→https://twitter.com/emurenaofficial</text:p>
            <text:p>ふくれな→https://twitter.com/fukurena0924</text:p>
            <text:p>M君→https://twitter.com/mkun__</text:p>
            <text:p>【Instagram】</text:p>
            <text:p>ふくれな→https://www.instagram.com/fukurena/?h...</text:p>
            <text:p>M君→https://www.instagram.com/mkun__/?hl=ja</text:p>
          </table:table-cell>
          <table:table-cell office:value-type="float" office:value="547969" calcext:value-type="float">
            <text:p>547969</text:p>
          </table:table-cell>
          <table:table-cell office:value-type="float" office:value="10925" calcext:value-type="float">
            <text:p>10925</text:p>
          </table:table-cell>
          <table:table-cell office:value-type="string" calcext:value-type="string">
            <text:p>UCdK3LnMrq1-4MZteb-v5i5g</text:p>
          </table:table-cell>
          <table:table-cell office:value-type="string" calcext:value-type="string">
            <text:p>えむれなチャンネル</text:p>
          </table:table-cell>
          <table:table-cell office:value-type="string" calcext:value-type="string">
            <text:p>https://www.youtube.com/channel/UCdK3LnMrq1-4MZteb-v5i5g</text:p>
          </table:table-cell>
          <table:table-cell office:value-type="string" calcext:value-type="string">
            <text:p>多分一週間に３回のペースで投稿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G-45sHXEiYk</text:p>
          </table:table-cell>
          <table:table-cell office:value-type="string" calcext:value-type="string">
            <text:p>スターキャット・ケーブルネットワーク 大島 優 花占い篇 CM</text:p>
          </table:table-cell>
          <table:table-cell office:value-type="string" calcext:value-type="string">
            <text:p>2018-06-15 15:22:05 UTC</text:p>
          </table:table-cell>
          <table:table-cell office:value-type="string" calcext:value-type="string">
            <text:p>https://www.youtube.com/watch?v=G-45sHXEiYk</text:p>
          </table:table-cell>
          <table:table-cell/>
          <table:table-cell office:value-type="float" office:value="574" calcext:value-type="float">
            <text:p>574</text:p>
          </table:table-cell>
          <table:table-cell office:value-type="float" office:value="3" calcext:value-type="float">
            <text:p>3</text:p>
          </table:table-cell>
          <table:table-cell office:value-type="string" calcext:value-type="string">
            <text:p>UCdM-ILnhmGLqQg83mFELf_Q</text:p>
          </table:table-cell>
          <table:table-cell office:value-type="string" calcext:value-type="string">
            <text:p>けーぶるGirls2018公式チャンネル</text:p>
          </table:table-cell>
          <table:table-cell office:value-type="string" calcext:value-type="string">
            <text:p>https://www.youtube.com/channel/UCdM-ILnhmGLqQg83mFELf_Q</text:p>
          </table:table-cell>
          <table:table-cell office:value-type="string" calcext:value-type="string">
            <text:p>わたしたち「けーぶるGiRLS（ケーブルガールズ）」は東海地区ケーブルテレビ各局から集まったアナウンサー集団です。（実はアナウンサーじゃないコもいるケド・・）“街をゲンキに”を合い言葉に、東海地区のあちらこちらで日々活動を続けています。どこかで見かけたら、気軽に声をかけてください！</text:p>
          </table:table-cell>
          <table:table-cell office:value-type="float" office:value="0" calcext:value-type="float">
            <text:p>0</text:p>
          </table:table-cell>
          <table:table-cell table:number-columns-repeated="1012"/>
        </table:table-row>
        <table:table-row table:style-name="ro2">
          <table:table-cell office:value-type="string" calcext:value-type="string">
            <text:p>B20c6-YyjSA</text:p>
          </table:table-cell>
          <table:table-cell office:value-type="string" calcext:value-type="string">
            <text:p>❉かつてはCM出演多数も…狩野英孝、100%復帰できない致命的理由</text:p>
          </table:table-cell>
          <table:table-cell office:value-type="string" calcext:value-type="string">
            <text:p>2018-06-17 13:01:06 UTC</text:p>
          </table:table-cell>
          <table:table-cell office:value-type="string" calcext:value-type="string">
            <text:p>https://www.youtube.com/watch?v=B20c6-YyjSA</text:p>
          </table:table-cell>
          <table:table-cell office:value-type="string" calcext:value-type="string">
            <text:p>ミキ 漫才 2018: https://goo.gl/Mk9Tua </text:p>
            <text:p>❉かつてはCM出演多数も…狩野英孝、100%復帰できない致命的理由 </text:p>
            <text:p>一時期は飛ぶ鳥を落とす勢いだった人気芸人、狩野英孝。ナルシストキャラで一世を風靡し、CMにも多数出演していたが、一時期より露出が少ないのは気のせいだろうか。　「ドッキリに引っかかりやすい純粋な性格から、『ロンドンハーツ』(テレビ朝日系、現・『金曜☆ロンドンハーツ』)の常連となり、アーティスト・50TA名義でCDデビューも果たしライブも開催。私生活では、2012年に他界した父の代わりに、実家の神社の再興にも尽力。芸能活動のかたわらではありますが、神職の資格を取って跡を継ぐ狩野は高い好感度を誇っていました」(芸能ライター)　だが、そんな人気に水を差したのが例の事件だった。　「去年1月、17歳の女子高生との淫行疑惑が報道されました。ただその後開かれた謝罪会見では、女性が当時22歳と年齢を偽っていたこと、2人の間には肉体関係がなかったこと、また“野生の勘”で『ウソついていることない？』と追及したところ、未成年であることが発覚したことなどが狩野本人の口から語られています」(芸能ライター)　その後狩野は芸能活動を自粛するも、昨年7月にAbemaTVで放送された『必殺！バカリズム地獄』で半年ぶりに生...</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UCDpdeUYp-jEbphU84sbPokw</text:p>
          </table:table-cell>
          <table:table-cell office:value-type="string" calcext:value-type="string">
            <text:p>Dego costa</text:p>
          </table:table-cell>
          <table:table-cell office:value-type="string" calcext:value-type="string">
            <text:p>https://www.youtube.com/channel/UCDpdeUYp-jEbphU84sbPok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PgkU1faz0fo</text:p>
          </table:table-cell>
          <table:table-cell office:value-type="string" calcext:value-type="string">
            <text:p>銀魂×白十字キズ処置シリーズキャンペーンCM「THE LAST MISSION」</text:p>
          </table:table-cell>
          <table:table-cell office:value-type="string" calcext:value-type="string">
            <text:p>2018-06-01 00:57:19 UTC</text:p>
          </table:table-cell>
          <table:table-cell office:value-type="string" calcext:value-type="string">
            <text:p>https://www.youtube.com/watch?v=PgkU1faz0fo</text:p>
          </table:table-cell>
          <table:table-cell office:value-type="string" calcext:value-type="string">
            <text:p>キャンペーンサイト：https://www.hakujuji.co.jp/special/gintama2018/</text:p>
            <text:p>キャンペーン限定ムービー公開中</text:p>
            <text:p>【第1話】https://youtu.be/AIob394b8JM</text:p>
            <text:p>抽選でオリジナル銀魂グッズなど豪華賞品を890名様へプレゼント！Twitterから簡単に応募できるプレゼントも！</text:p>
          </table:table-cell>
          <table:table-cell office:value-type="float" office:value="1383" calcext:value-type="float">
            <text:p>1383</text:p>
          </table:table-cell>
          <table:table-cell office:value-type="float" office:value="26" calcext:value-type="float">
            <text:p>26</text:p>
          </table:table-cell>
          <table:table-cell office:value-type="string" calcext:value-type="string">
            <text:p>UCdxfDx8cKvpWwk5v-e_hA4Q</text:p>
          </table:table-cell>
          <table:table-cell office:value-type="string" calcext:value-type="string">
            <text:p>HakujujiChannel</text:p>
          </table:table-cell>
          <table:table-cell office:value-type="string" calcext:value-type="string">
            <text:p>https://www.youtube.com/channel/UCdxfDx8cKvpWwk5v-e_hA4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UQ3J_8EQxzQ</text:p>
          </table:table-cell>
          <table:table-cell office:value-type="string" calcext:value-type="string">
            <text:p>【日本CM】現役大學生女優眞嶋優廣告中示範神級挑球技術你必驚訝</text:p>
          </table:table-cell>
          <table:table-cell office:value-type="string" calcext:value-type="string">
            <text:p>2018-06-14 16:59:35 UTC</text:p>
          </table:table-cell>
          <table:table-cell office:value-type="string" calcext:value-type="string">
            <text:p>https://www.youtube.com/watch?v=UQ3J_8EQxzQ</text:p>
          </table:table-cell>
          <table:table-cell office:value-type="string" calcext:value-type="string">
            <text:p>真嶋優 隊長小翼 奮戰夢幻隊「足球女子」「足球女高中生的一天」篇</text:p>
            <text:p/>
            <text:p>【日本廣告】大家知道「挑球」嗎？就是用腳不斷踢足球不讓其落地的華麗技巧，多數玩的都是男性，但今次有現役大學生女優示範！街上遇上滾來的球時，穿裙的她立即就地展示高超挑球技巧，讓男生嚇呆！另外她更示範由起床到上學放學全程挑球運球，連廁紙和網球都可以挑，超級強大！</text:p>
            <text:p/>
            <text:p>這位真嶋優今年20歲，因家人關係3歲就開始踢足球，6歲演出NHK晨間劇童星出道，之後夢想成為「能踢足球的女優」，中1已經可以挑球100下，2016年正式參與職業活動，現為日本花式足球協會的大使。來看看她的「特技」吧，能讓你完全忘記到底這廣告是賣什麼......</text:p>
            <text:p/>
            <text:p>官方網站：https://www.tsubasa-dreamteam.com/</text:p>
            <text:p>上週排行（小栗旬山田孝之、石原里美、櫻井翔、瀧澤秀明）：http://bit.ly/jpcm-2018wk23</text:p>
          </table:table-cell>
          <table:table-cell office:value-type="float" office:value="31287" calcext:value-type="float">
            <text:p>31287</text:p>
          </table:table-cell>
          <table:table-cell office:value-type="float" office:value="536" calcext:value-type="float">
            <text:p>536</text:p>
          </table:table-cell>
          <table:table-cell office:value-type="string" calcext:value-type="string">
            <text:p>UCe2TUbC0Q49y9mxNw4lGAtQ</text:p>
          </table:table-cell>
          <table:table-cell office:value-type="string" calcext:value-type="string">
            <text:p>劍心放送 KenshinTV</text:p>
          </table:table-cell>
          <table:table-cell office:value-type="string" calcext:value-type="string">
            <text:p>https://www.youtube.com/channel/UCe2TUbC0Q49y9mxNw4lGAtQ</text:p>
          </table:table-cell>
          <table:table-cell office:value-type="string" calcext:value-type="string">
            <text:p>劍心的YouTube頻道，主打日本廣告、電影、劇集、藝能等影片，重點為影片進行中文化，讓大家更能投入，歡迎愛好者訂閱。</text:p>
            <text:p/>
            <text:p>「劍心日劇廣告娛樂情報」Facebook 專頁：https://www.facebook.com/KenshinFB</text:p>
            <text:p>「劍心‧回憶」日系博客：http://kenshin.hk</text:p>
          </table:table-cell>
          <table:table-cell office:value-type="float" office:value="1" calcext:value-type="float">
            <text:p>1</text:p>
          </table:table-cell>
          <table:table-cell table:number-columns-repeated="1012"/>
        </table:table-row>
        <table:table-row table:style-name="ro2">
          <table:table-cell office:value-type="string" calcext:value-type="string">
            <text:p>9PFtvIZJVUc</text:p>
          </table:table-cell>
          <table:table-cell office:value-type="string" calcext:value-type="string">
            <text:p>UFC's Mickey Gall Says CM Punk's A Liar, 'He Don't Want a Rematch!' | TMZ Sports</text:p>
          </table:table-cell>
          <table:table-cell office:value-type="string" calcext:value-type="string">
            <text:p>2018-06-07 21:44:19 UTC</text:p>
          </table:table-cell>
          <table:table-cell office:value-type="string" calcext:value-type="string">
            <text:p>https://www.youtube.com/watch?v=9PFtvIZJVUc</text:p>
          </table:table-cell>
          <table:table-cell office:value-type="string" calcext:value-type="string">
            <text:p>CM Punk says he would LOVE to get back in the cage with Mickey Gall ever since he got destroyed in their tilt two years ago .. but Gall says Punk's a liar -- telling TMZ Sports: "HE DON'T WANT THAT!!"</text:p>
            <text:p/>
            <text:p>SUBSCRIBE -- http://po.st/TMZSportsSubscribe</text:p>
            <text:p/>
            <text:p>About TMZ Sports:</text:p>
            <text:p>Some of the best stories in sports have been off the field and we’re reporting on athletes from NFL, NBA, UFC, WWE, MLB and more!  </text:p>
            <text:p/>
            <text:p>Subscribe to TMZ Sports on YouTube for the latest news, exclusive interviews, clips from TMZ Sports on FS1 and videos of your favorite athletes and celebs. </text:p>
            <text:p/>
            <text:p>Need More TMZ?</text:p>
            <text:p>TMZ Sports Website: http://po.st/TMZSportsWebsite</text:p>
            <text:p>LIKE TMZ Sports on Facebook!http://po.st/TMZSportsLike</text:p>
            <text:p>FOLLOW TMZ on Twitter! http://po.st/TMZFollow</text:p>
            <text:p>FOLLOW TMZ on Instagram! http://po.st/TMZInsta</text:p>
            <text:p>TMZ on TV &amp; TMZ Sports on FS1 Tune In Info: http://po.st/TMZOnAir</text:p>
            <text:p>TMZ is on iOS! http://po.st/TMZiOS</text:p>
            <text:p>TMZ is on Android! http://po.st/TMZonAndroid</text:p>
            <text:p/>
            <text:p>Got a Tip?</text:p>
            <text:p>Contact TMZ: http://po.st/TMZTip</text:p>
            <text:p/>
            <text:p>Check out TMZ, TMZ Live, and toofab!</text:p>
            <text:p>TMZ: http://po.st/TMZWebsite</text:p>
            <text:p>Subscribe! TMZ: http://po.st/TMZSubscribe</text:p>
            <text:p>TMZ Live: http://po.st/TMZLiveWebsite</text:p>
            <text:p>Subscribe! TMZ Live: http://po.st/TMZLiveSubscribe</text:p>
            <text:p>Toofab: http://po.st/toofabWebsite</text:p>
            <text:p>Subscribe! toofab: http://po.st/toofabSubscribe</text:p>
            <text:p/>
            <text:p>https://www.youtube.com/c/tmzsports</text:p>
          </table:table-cell>
          <table:table-cell office:value-type="float" office:value="69223" calcext:value-type="float">
            <text:p>69223</text:p>
          </table:table-cell>
          <table:table-cell office:value-type="float" office:value="454" calcext:value-type="float">
            <text:p>454</text:p>
          </table:table-cell>
          <table:table-cell office:value-type="string" calcext:value-type="string">
            <text:p>UCE3yf1AcIlXdps2EYbq3lzw</text:p>
          </table:table-cell>
          <table:table-cell office:value-type="string" calcext:value-type="string">
            <text:p>TMZSports</text:p>
          </table:table-cell>
          <table:table-cell office:value-type="string" calcext:value-type="string">
            <text:p>https://www.youtube.com/channel/UCE3yf1AcIlXdps2EYbq3lzw</text:p>
          </table:table-cell>
          <table:table-cell office:value-type="string" calcext:value-type="string">
            <text:p>The best stories in sports have been off the field! It's the sports world you've never seen ... until now! If an athlete has bought it, wore it, said it, or did it, TMZ Sports has the story and something to say about it! Reporting on athletes from the NBA, NFL, NCAA, PGA and more! </text:p>
            <text:p/>
            <text:p>Subscribe to TMZ Sports: http://www.youtube.com/user/tmzsports?sub_confirmation=1</text:p>
            <text:p/>
            <text:p>Watch TMZ Sports on FS1: http://www.foxsports.com/watch/tmz-sports/video</text:p>
            <text:p/>
            <text:p>Watch TMZ Sports' BIGGEST videos: https://www.youtube.com/watch?v=0TiiMyZZPcA&amp;list=PLNljeYqZrE_oHOS49mkVOKNWoTa39V_nw</text:p>
          </table:table-cell>
          <table:table-cell office:value-type="float" office:value="1" calcext:value-type="float">
            <text:p>1</text:p>
          </table:table-cell>
          <table:table-cell table:number-columns-repeated="1012"/>
        </table:table-row>
        <table:table-row table:style-name="ro2">
          <table:table-cell office:value-type="string" calcext:value-type="string">
            <text:p>LgM1V5ZQWv8</text:p>
          </table:table-cell>
          <table:table-cell office:value-type="string" calcext:value-type="string">
            <text:p>【TWICE】ミサモがお送りする懐かしいCM集</text:p>
          </table:table-cell>
          <table:table-cell office:value-type="string" calcext:value-type="string">
            <text:p>2018-06-12 15:11:01 UTC</text:p>
          </table:table-cell>
          <table:table-cell office:value-type="string" calcext:value-type="string">
            <text:p>https://www.youtube.com/watch?v=LgM1V5ZQWv8</text:p>
          </table:table-cell>
          <table:table-cell office:value-type="string" calcext:value-type="string">
            <text:p>高校生〜社会人ONCEにとってはたまらない内容ですね</text:p>
          </table:table-cell>
          <table:table-cell office:value-type="float" office:value="49725" calcext:value-type="float">
            <text:p>49725</text:p>
          </table:table-cell>
          <table:table-cell office:value-type="float" office:value="524" calcext:value-type="float">
            <text:p>524</text:p>
          </table:table-cell>
          <table:table-cell office:value-type="string" calcext:value-type="string">
            <text:p>UCe4j-RGoB1BA2PsSpclCEfw</text:p>
          </table:table-cell>
          <table:table-cell office:value-type="string" calcext:value-type="string">
            <text:p>ナチュラルシーフ</text:p>
          </table:table-cell>
          <table:table-cell office:value-type="string" calcext:value-type="string">
            <text:p>https://www.youtube.com/channel/UCe4j-RGoB1BA2PsSpclCEfw</text:p>
          </table:table-cell>
          <table:table-cell office:value-type="string" calcext:value-type="string">
            <text:p>ナチュラルにシーフすな。</text:p>
          </table:table-cell>
          <table:table-cell office:value-type="float" office:value="1" calcext:value-type="float">
            <text:p>1</text:p>
          </table:table-cell>
          <table:table-cell table:number-columns-repeated="1012"/>
        </table:table-row>
        <table:table-row table:style-name="ro2">
          <table:table-cell office:value-type="string" calcext:value-type="string">
            <text:p>zeOqCF340oE</text:p>
          </table:table-cell>
          <table:table-cell office:value-type="string" calcext:value-type="string">
            <text:p>Fate/Grand Order - GudaGuda Tales of the Imperial City Holy Grail CM English Sub</text:p>
          </table:table-cell>
          <table:table-cell office:value-type="string" calcext:value-type="string">
            <text:p>2018-06-06 15:26:43 UTC</text:p>
          </table:table-cell>
          <table:table-cell office:value-type="string" calcext:value-type="string">
            <text:p>https://www.youtube.com/watch?v=zeOqCF340oE</text:p>
          </table:table-cell>
          <table:table-cell office:value-type="string" calcext:value-type="string">
            <text:p>Majin Saber is here!!! Okita Alter vs Okita!!</text:p>
            <text:p/>
            <text:p>GudaGuda Teitou Seihai Kitan TV CM English Subbed</text:p>
            <text:p>ぐだぐだ帝都聖杯奇譚 告知CM</text:p>
            <text:p/>
            <text:p>Please Subscribe if you enjoy this video, and your like is very helpful for me to make another video</text:p>
            <text:p/>
            <text:p>Follow me on </text:p>
            <text:p>Twitter: https://twitter.com/fanycipta</text:p>
            <text:p>Instagram: https://www.instagram.com/fnycipta</text:p>
            <text:p>Facebook: https://www.facebook.com/fany.pratamayudha</text:p>
            <text:p/>
            <text:p>Translator &amp; Timing: Fany Cipta</text:p>
            <text:p>Dictionary: Jisho.org</text:p>
            <text:p>Application: Aegis Sub</text:p>
          </table:table-cell>
          <table:table-cell office:value-type="float" office:value="1876" calcext:value-type="float">
            <text:p>1876</text:p>
          </table:table-cell>
          <table:table-cell office:value-type="float" office:value="97" calcext:value-type="float">
            <text:p>97</text:p>
          </table:table-cell>
          <table:table-cell office:value-type="string" calcext:value-type="string">
            <text:p>UCe6scYAeQ8OLSQFdVsU9dQQ</text:p>
          </table:table-cell>
          <table:table-cell office:value-type="string" calcext:value-type="string">
            <text:p>FnY Channel</text:p>
          </table:table-cell>
          <table:table-cell office:value-type="string" calcext:value-type="string">
            <text:p>https://www.youtube.com/channel/UCe6scYAeQ8OLSQFdVsU9dQQ</text:p>
          </table:table-cell>
          <table:table-cell office:value-type="string" calcext:value-type="string">
            <text:p>I'm translating Japanese Games and Visual Novel and some F2P only gacha videos.</text:p>
            <text:p/>
            <text:p>I have one project running and three future projects.</text:p>
            <text:p/>
            <text:p>Running:</text:p>
            <text:p>#1 Fate/Grand Order Epic of Remnants </text:p>
            <text:p/>
            <text:p>Future Project:</text:p>
            <text:p>#1 Fate/Extra CCC English Translation</text:p>
            <text:p>#2 Mental Noise: ESP Detective Case Files English Translation</text:p>
            <text:p>#3 Iwaihime</text:p>
            <text:p/>
            <text:p>Transferred to 2nd Channel:</text:p>
            <text:p>#1 Schwarzesmarken Visual Novel English Translation (Constant takedowns from ixtl)</text:p>
          </table:table-cell>
          <table:table-cell office:value-type="float" office:value="1" calcext:value-type="float">
            <text:p>1</text:p>
          </table:table-cell>
          <table:table-cell table:number-columns-repeated="1012"/>
        </table:table-row>
        <table:table-row table:style-name="ro2">
          <table:table-cell office:value-type="string" calcext:value-type="string">
            <text:p>ZIv5RESaq1k</text:p>
          </table:table-cell>
          <table:table-cell office:value-type="string" calcext:value-type="string">
            <text:p>薬用 ビューネ CM 「DAY篇（30秒）」 #24時間ビューネくん</text:p>
          </table:table-cell>
          <table:table-cell office:value-type="string" calcext:value-type="string">
            <text:p>2018-06-10 14:58:30 UTC</text:p>
          </table:table-cell>
          <table:table-cell office:value-type="string" calcext:value-type="string">
            <text:p>https://www.youtube.com/watch?v=ZIv5RESaq1k</text:p>
          </table:table-cell>
          <table:table-cell office:value-type="string" calcext:value-type="string">
            <text:p>24時間ビューネくんサイトはこちら！</text:p>
            <text:p>https://www.menard.co.jp/beauness/cp/</text:p>
            <text:p>見る時間帯によって変わる、ビューネくん動画公開中！</text:p>
            <text:p/>
            <text:p>今年のビューネくんは、「24時間ビューネくん」</text:p>
            <text:p>竹内涼真さん演じる“ビューネくん”が、朝から夜まで、がんばる女性の肌と気持ちを1日中前向きにします。</text:p>
            <text:p/>
            <text:p>薬用ビューネブランドサイト：https://www.menard.co.jp/beauness/ </text:p>
            <text:p>日本メナード化粧品 公式サイト：https://www.menard.co.jp/</text:p>
          </table:table-cell>
          <table:table-cell office:value-type="float" office:value="71106" calcext:value-type="float">
            <text:p>71106</text:p>
          </table:table-cell>
          <table:table-cell/>
          <table:table-cell office:value-type="string" calcext:value-type="string">
            <text:p>UCeAwYXTYIWPUyeB1g0xfcOQ</text:p>
          </table:table-cell>
          <table:table-cell office:value-type="string" calcext:value-type="string">
            <text:p>Beauness</text:p>
          </table:table-cell>
          <table:table-cell office:value-type="string" calcext:value-type="string">
            <text:p>https://www.youtube.com/channel/UCeAwYXTYIWPUyeB1g0xfcOQ</text:p>
          </table:table-cell>
          <table:table-cell office:value-type="string" calcext:value-type="string">
            <text:p>メナード 薬用 ビューネの期間限定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7IqTw07zzog</text:p>
          </table:table-cell>
          <table:table-cell office:value-type="string" calcext:value-type="string">
            <text:p>薬用 ビューネ CM 「NIGHT篇（30秒）」 #24時間ビューネくん</text:p>
          </table:table-cell>
          <table:table-cell office:value-type="string" calcext:value-type="string">
            <text:p>2018-06-10 14:58:49 UTC</text:p>
          </table:table-cell>
          <table:table-cell office:value-type="string" calcext:value-type="string">
            <text:p>https://www.youtube.com/watch?v=7IqTw07zzog</text:p>
          </table:table-cell>
          <table:table-cell office:value-type="string" calcext:value-type="string">
            <text:p>24時間ビューネくんサイトはこちら！</text:p>
            <text:p>https://www.menard.co.jp/beauness/cp/</text:p>
            <text:p>見る時間帯によって変わる、ビューネくん動画公開中！</text:p>
            <text:p/>
            <text:p>今年のビューネくんは、「24時間ビューネくん」</text:p>
            <text:p>竹内涼真さん演じる“ビューネくん”が、朝から夜まで、がんばる女性の肌と気持ちを1日中前向きにします。</text:p>
            <text:p/>
            <text:p>薬用ビューネブランドサイト：https://www.menard.co.jp/beauness/ </text:p>
            <text:p>日本メナード化粧品 公式サイト：https://www.menard.co.jp/</text:p>
          </table:table-cell>
          <table:table-cell office:value-type="float" office:value="55377" calcext:value-type="float">
            <text:p>55377</text:p>
          </table:table-cell>
          <table:table-cell/>
          <table:table-cell office:value-type="string" calcext:value-type="string">
            <text:p>UCeAwYXTYIWPUyeB1g0xfcOQ</text:p>
          </table:table-cell>
          <table:table-cell office:value-type="string" calcext:value-type="string">
            <text:p>Beauness</text:p>
          </table:table-cell>
          <table:table-cell office:value-type="string" calcext:value-type="string">
            <text:p>https://www.youtube.com/channel/UCeAwYXTYIWPUyeB1g0xfcOQ</text:p>
          </table:table-cell>
          <table:table-cell office:value-type="string" calcext:value-type="string">
            <text:p>メナード 薬用 ビューネの期間限定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_Wg3okSHeOA</text:p>
          </table:table-cell>
          <table:table-cell office:value-type="string" calcext:value-type="string">
            <text:p>大五郎のCMロケ地だった浜</text:p>
          </table:table-cell>
          <table:table-cell office:value-type="string" calcext:value-type="string">
            <text:p>2018-06-25 11:15:10 UTC</text:p>
          </table:table-cell>
          <table:table-cell office:value-type="string" calcext:value-type="string">
            <text:p>https://www.youtube.com/watch?v=_Wg3okSHeOA</text:p>
          </table:table-cell>
          <table:table-cell office:value-type="string" calcext:value-type="string">
            <text:p>宮城県石巻市雄勝町荒浜の現在の様子です。</text:p>
            <text:p>焼酎の大五郎のCMロケ地でもあり、景観のすばらしい所です。近く海水浴場も最新設備でりュニアル予定です。</text:p>
          </table:table-cell>
          <table:table-cell office:value-type="float" office:value="86" calcext:value-type="float">
            <text:p>86</text:p>
          </table:table-cell>
          <table:table-cell office:value-type="float" office:value="1" calcext:value-type="float">
            <text:p>1</text:p>
          </table:table-cell>
          <table:table-cell office:value-type="string" calcext:value-type="string">
            <text:p>UCecDBwCKPyRH6Stx168SWGw</text:p>
          </table:table-cell>
          <table:table-cell office:value-type="string" calcext:value-type="string">
            <text:p>あきちゃん千葉</text:p>
          </table:table-cell>
          <table:table-cell office:value-type="string" calcext:value-type="string">
            <text:p>https://www.youtube.com/channel/UCecDBwCKPyRH6Stx168SWG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l4UZXuThihA</text:p>
          </table:table-cell>
          <table:table-cell office:value-type="string" calcext:value-type="string">
            <text:p>自動車保険CM「僕が選んだアクサダイレクト」篇（15秒）｜アクサダイレクト</text:p>
          </table:table-cell>
          <table:table-cell office:value-type="string" calcext:value-type="string">
            <text:p>2018-06-01 00:56:18 UTC</text:p>
          </table:table-cell>
          <table:table-cell office:value-type="string" calcext:value-type="string">
            <text:p>https://www.youtube.com/watch?v=l4UZXuThihA</text:p>
          </table:table-cell>
          <table:table-cell office:value-type="string" calcext:value-type="string">
            <text:p>「もう、保険料に悩まない。」をコンセプトに、岡田将生さんが、アクサダイレクトを選んだお客さま役として、自分に合った自動車保険を、自分で選べたことの達成感を、さわやかな魅力いっぱいに演じています。</text:p>
            <text:p/>
            <text:p>アクサダイレクトなら、あなたが必要な分だけ補償を選べる。だから、保険料は必要な分だけ。</text:p>
            <text:p/>
            <text:p>※保険料例算出条件について</text:p>
            <text:p>http://www.axa-direct.co.jp/company/about_us/cm_example_201712.html</text:p>
          </table:table-cell>
          <table:table-cell office:value-type="float" office:value="1146" calcext:value-type="float">
            <text:p>1146</text:p>
          </table:table-cell>
          <table:table-cell office:value-type="float" office:value="6" calcext:value-type="float">
            <text:p>6</text:p>
          </table:table-cell>
          <table:table-cell office:value-type="string" calcext:value-type="string">
            <text:p>UCeCGmB_mhtKor48xxLEIQ-Q</text:p>
          </table:table-cell>
          <table:table-cell office:value-type="string" calcext:value-type="string">
            <text:p>AXA〈アクサ〉公式チャンネル</text:p>
          </table:table-cell>
          <table:table-cell office:value-type="string" calcext:value-type="string">
            <text:p>https://www.youtube.com/channel/UCeCGmB_mhtKor48xxLEIQ-Q</text:p>
          </table:table-cell>
          <table:table-cell office:value-type="string" calcext:value-type="string">
            <text:p>AXA(アクサ)は、フランス・パリに本社を置く、世界最大級の保険・資産運用グループです。</text:p>
            <text:p>世界 64 の国と地域で約 1 億 700 万人のお客さまから信頼をいただき、9年連続で世界 NO.1</text:p>
            <text:p>の保険ブランド*に選定されました。</text:p>
            <text:p>*インターブランド社 「BEST GLOBAL BRANDS 2017」より</text:p>
            <text:p/>
            <text:p>日本で事業展開するアクサ生命、アクサ損害保険、アクサダイレクト生命のアクサジャパ</text:p>
            <text:p>ン 3 社は、お客さまの様々なライフイベントに生涯を通じて寄り添い、死亡・医療保障、資</text:p>
            <text:p>産形成、自動車保険、ペット保険など、事業分野を越えてお客さまのその時々のニーズにあっ</text:p>
            <text:p>たソリューションをご提供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LI1Ne7DULXE</text:p>
          </table:table-cell>
          <table:table-cell office:value-type="string" calcext:value-type="string">
            <text:p>自動車保険CM「僕が選んだアクサダイレクト」篇（30秒）｜アクサダイレクト</text:p>
          </table:table-cell>
          <table:table-cell office:value-type="string" calcext:value-type="string">
            <text:p>2018-06-01 00:54:39 UTC</text:p>
          </table:table-cell>
          <table:table-cell office:value-type="string" calcext:value-type="string">
            <text:p>https://www.youtube.com/watch?v=LI1Ne7DULXE</text:p>
          </table:table-cell>
          <table:table-cell office:value-type="string" calcext:value-type="string">
            <text:p>「もう、保険料に悩まない。」をコンセプトに、岡田将生さんが、アクサダイレクトを選んだお客さま役として、自分に合った自動車保険を、自分で選べたことの達成感を、さわやかな魅力たっぷりに演じています。</text:p>
            <text:p/>
            <text:p>アクサダイレクトなら、あなたが必要な分だけ補償を選べる。だから、保険料は必要な分だけ。</text:p>
            <text:p/>
            <text:p>※保険料例算出条件について</text:p>
            <text:p>https://www.axa-direct.co.jp/company/about_us/cm_example_201712.html</text:p>
          </table:table-cell>
          <table:table-cell office:value-type="float" office:value="14524687" calcext:value-type="float">
            <text:p>14524687</text:p>
          </table:table-cell>
          <table:table-cell office:value-type="float" office:value="33" calcext:value-type="float">
            <text:p>33</text:p>
          </table:table-cell>
          <table:table-cell office:value-type="string" calcext:value-type="string">
            <text:p>UCeCGmB_mhtKor48xxLEIQ-Q</text:p>
          </table:table-cell>
          <table:table-cell office:value-type="string" calcext:value-type="string">
            <text:p>AXA〈アクサ〉公式チャンネル</text:p>
          </table:table-cell>
          <table:table-cell office:value-type="string" calcext:value-type="string">
            <text:p>https://www.youtube.com/channel/UCeCGmB_mhtKor48xxLEIQ-Q</text:p>
          </table:table-cell>
          <table:table-cell office:value-type="string" calcext:value-type="string">
            <text:p>AXA(アクサ)は、フランス・パリに本社を置く、世界最大級の保険・資産運用グループです。</text:p>
            <text:p>世界 64 の国と地域で約 1 億 700 万人のお客さまから信頼をいただき、9年連続で世界 NO.1</text:p>
            <text:p>の保険ブランド*に選定されました。</text:p>
            <text:p>*インターブランド社 「BEST GLOBAL BRANDS 2017」より</text:p>
            <text:p/>
            <text:p>日本で事業展開するアクサ生命、アクサ損害保険、アクサダイレクト生命のアクサジャパ</text:p>
            <text:p>ン 3 社は、お客さまの様々なライフイベントに生涯を通じて寄り添い、死亡・医療保障、資</text:p>
            <text:p>産形成、自動車保険、ペット保険など、事業分野を越えてお客さまのその時々のニーズにあっ</text:p>
            <text:p>たソリューションをご提供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2c8hreBkkIs</text:p>
          </table:table-cell>
          <table:table-cell office:value-type="string" calcext:value-type="string">
            <text:p>cm　ske48　2018パッションフォーユー　type-b　1分</text:p>
          </table:table-cell>
          <table:table-cell office:value-type="string" calcext:value-type="string">
            <text:p>2018-06-13 11:16:24 UTC</text:p>
          </table:table-cell>
          <table:table-cell office:value-type="string" calcext:value-type="string">
            <text:p>https://www.youtube.com/watch?v=2c8hreBkkIs</text:p>
          </table:table-cell>
          <table:table-cell office:value-type="string" calcext:value-type="string">
            <text:p>cm　ske48　2018パッションフォーユー　type-b　1分　です</text:p>
          </table:table-cell>
          <table:table-cell office:value-type="float" office:value="2933" calcext:value-type="float">
            <text:p>2933</text:p>
          </table:table-cell>
          <table:table-cell office:value-type="float" office:value="25" calcext:value-type="float">
            <text:p>25</text:p>
          </table:table-cell>
          <table:table-cell office:value-type="string" calcext:value-type="string">
            <text:p>UCeDwfXhfr3GEu_zl0FmjogQ</text:p>
          </table:table-cell>
          <table:table-cell office:value-type="string" calcext:value-type="string">
            <text:p>シイナチャンドラー3rd</text:p>
          </table:table-cell>
          <table:table-cell office:value-type="string" calcext:value-type="string">
            <text:p>https://www.youtube.com/channel/UCeDwfXhfr3GEu_zl0Fmjog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X4u4SWzhIzQ</text:p>
          </table:table-cell>
          <table:table-cell office:value-type="string" calcext:value-type="string">
            <text:p>チェーンリングメーカー CM</text:p>
          </table:table-cell>
          <table:table-cell office:value-type="string" calcext:value-type="string">
            <text:p>2018-06-11 09:20:31 UTC</text:p>
          </table:table-cell>
          <table:table-cell office:value-type="string" calcext:value-type="string">
            <text:p>https://www.youtube.com/watch?v=X4u4SWzhIzQ</text:p>
          </table:table-cell>
          <table:table-cell/>
          <table:table-cell office:value-type="float" office:value="821" calcext:value-type="float">
            <text:p>821</text:p>
          </table:table-cell>
          <table:table-cell office:value-type="float" office:value="5" calcext:value-type="float">
            <text:p>5</text:p>
          </table:table-cell>
          <table:table-cell office:value-type="string" calcext:value-type="string">
            <text:p>UCeH-lqHw1snoyJ0wpBkrI1g</text:p>
          </table:table-cell>
          <table:table-cell office:value-type="string" calcext:value-type="string">
            <text:p>PinocchioCM</text:p>
          </table:table-cell>
          <table:table-cell office:value-type="string" calcext:value-type="string">
            <text:p>https://www.youtube.com/channel/UCeH-lqHw1snoyJ0wpBkrI1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wbAitEuvTM</text:p>
          </table:table-cell>
          <table:table-cell office:value-type="string" calcext:value-type="string">
            <text:p>YCP MLA Roja Serious Comments On Chandrababu lokesh and CM Ramesh| Netivaartalu</text:p>
          </table:table-cell>
          <table:table-cell office:value-type="string" calcext:value-type="string">
            <text:p>2018-06-18 05:32:03 UTC</text:p>
          </table:table-cell>
          <table:table-cell office:value-type="string" calcext:value-type="string">
            <text:p>https://www.youtube.com/watch?v=-wbAitEuvTM</text:p>
          </table:table-cell>
          <table:table-cell office:value-type="string" calcext:value-type="string">
            <text:p>YCP MLA Roja Serious Comments On Chandrababu lokesh and CM Ramesh</text:p>
            <text:p/>
            <text:p>Follow Our News Website : https://www.netivaartalu.com</text:p>
            <text:p/>
            <text:p>Subscribe on Youtube : https://www.youtube.com/netivaartalu</text:p>
            <text:p/>
            <text:p>Like us on  Facebook https://www.facebook.com/Netivaartalu/</text:p>
            <text:p/>
            <text:p>Follow us on  Twitter https://twitter.com/netivaartalu</text:p>
            <text:p/>
            <text:p>Watch our all Videos at one Place : http://www.netivaartalu.com/videos/</text:p>
          </table:table-cell>
          <table:table-cell office:value-type="float" office:value="24" calcext:value-type="float">
            <text:p>24</text:p>
          </table:table-cell>
          <table:table-cell office:value-type="float" office:value="1" calcext:value-type="float">
            <text:p>1</text:p>
          </table:table-cell>
          <table:table-cell office:value-type="string" calcext:value-type="string">
            <text:p>UCei5IG9LK8HSCGt3RVLv-KQ</text:p>
          </table:table-cell>
          <table:table-cell office:value-type="string" calcext:value-type="string">
            <text:p>Neti Vaartalu</text:p>
          </table:table-cell>
          <table:table-cell office:value-type="string" calcext:value-type="string">
            <text:p>https://www.youtube.com/channel/UCei5IG9LK8HSCGt3RVLv-KQ</text:p>
          </table:table-cell>
          <table:table-cell office:value-type="string" calcext:value-type="string">
            <text:p>Online Best Telugu News, Online Telugu News, Latest Telugu News, Political News in Telugu, AP News, Telangana News, Telugu Cinema News, Tollywood News, Sports, Viral Videos, Gossips, Tollywood,</text:p>
            <text:p>Netivaartalu News</text:p>
          </table:table-cell>
          <table:table-cell office:value-type="float" office:value="1" calcext:value-type="float">
            <text:p>1</text:p>
          </table:table-cell>
          <table:table-cell table:number-columns-repeated="1012"/>
        </table:table-row>
        <table:table-row table:style-name="ro2">
          <table:table-cell office:value-type="string" calcext:value-type="string">
            <text:p>z28L_EHrAi4</text:p>
          </table:table-cell>
          <table:table-cell office:value-type="string" calcext:value-type="string">
            <text:p>Kaala banned? 'People of Karnataka want it,' says CM HD Kumaraswamy</text:p>
          </table:table-cell>
          <table:table-cell office:value-type="string" calcext:value-type="string">
            <text:p>2018-06-01 08:51:01 UTC</text:p>
          </table:table-cell>
          <table:table-cell office:value-type="string" calcext:value-type="string">
            <text:p>https://www.youtube.com/watch?v=z28L_EHrAi4</text:p>
          </table:table-cell>
          <table:table-cell office:value-type="string" calcext:value-type="string">
            <text:p>Superstar Rajinikanth's film Kaala may be banned, according to a statement made by Karnataka Chief Minister HD Kumaraswamy. He said that the people of the state want the ban and that he will consider the people's demand. Watch the video on Asianet Newsable to know more.</text:p>
            <text:p/>
            <text:p>https://www.youtube.com/channel/UCekbhIcWL_x4bYVZPZZi0iw</text:p>
            <text:p/>
            <text:p>Follow us on</text:p>
            <text:p>https://www.facebook.com/AsianetNewsable/</text:p>
            <text:p>https://twitter.com/ANN_Newsable</text:p>
            <text:p>https://www.instagram.com/ann.newsable/</text:p>
          </table:table-cell>
          <table:table-cell office:value-type="float" office:value="246353" calcext:value-type="float">
            <text:p>246353</text:p>
          </table:table-cell>
          <table:table-cell office:value-type="float" office:value="1079" calcext:value-type="float">
            <text:p>1079</text:p>
          </table:table-cell>
          <table:table-cell office:value-type="string" calcext:value-type="string">
            <text:p>UCekbhIcWL_x4bYVZPZZi0iw</text:p>
          </table:table-cell>
          <table:table-cell office:value-type="string" calcext:value-type="string">
            <text:p>Asianet Newsable</text:p>
          </table:table-cell>
          <table:table-cell office:value-type="string" calcext:value-type="string">
            <text:p>https://www.youtube.com/channel/UCekbhIcWL_x4bYVZPZZi0iw</text:p>
          </table:table-cell>
          <table:table-cell office:value-type="string" calcext:value-type="string">
            <text:p>Asianet Newsable</text:p>
            <text:p>Breaking News, Latest News, Top Stories &amp; Live Videos on Business, Entertainment, Technology and Sports. Stay Updated with Asianet Newsable Online</text:p>
          </table:table-cell>
          <table:table-cell office:value-type="float" office:value="1" calcext:value-type="float">
            <text:p>1</text:p>
          </table:table-cell>
          <table:table-cell table:number-columns-repeated="1012"/>
        </table:table-row>
        <table:table-row table:style-name="ro2">
          <table:table-cell office:value-type="string" calcext:value-type="string">
            <text:p>Ly1Vty3Qtac</text:p>
          </table:table-cell>
          <table:table-cell office:value-type="string" calcext:value-type="string">
            <text:p>伊藤ゆみ×Spa treatment i MICRO PATCH <text:s/>CM 30秒 | Wave corporation Co.,Ltd.</text:p>
          </table:table-cell>
          <table:table-cell office:value-type="string" calcext:value-type="string">
            <text:p>2018-06-01 05:04:19 UTC</text:p>
          </table:table-cell>
          <table:table-cell office:value-type="string" calcext:value-type="string">
            <text:p>https://www.youtube.com/watch?v=Ly1Vty3Qtac</text:p>
          </table:table-cell>
          <table:table-cell office:value-type="string" calcext:value-type="string">
            <text:p>女性の美をトータルコーディネートする、 </text:p>
            <text:p>株式会社ウェーブコーポレーションの主力ブランド</text:p>
            <text:p>Spa treatmentではイメージキャラクターに「伊藤ゆみ」を起用し、 </text:p>
            <text:p>日本、中国及び韓国で露出展開をスタート</text:p>
          </table:table-cell>
          <table:table-cell office:value-type="float" office:value="1596" calcext:value-type="float">
            <text:p>1596</text:p>
          </table:table-cell>
          <table:table-cell office:value-type="float" office:value="11" calcext:value-type="float">
            <text:p>11</text:p>
          </table:table-cell>
          <table:table-cell office:value-type="string" calcext:value-type="string">
            <text:p>UCeLHerM8OayoSlGmU_w-G_g</text:p>
          </table:table-cell>
          <table:table-cell office:value-type="string" calcext:value-type="string">
            <text:p>WAVE.CORPORATION</text:p>
          </table:table-cell>
          <table:table-cell office:value-type="string" calcext:value-type="string">
            <text:p>https://www.youtube.com/channel/UCeLHerM8OayoSlGmU_w-G_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Eri2AM3wOj0</text:p>
          </table:table-cell>
          <table:table-cell office:value-type="string" calcext:value-type="string">
            <text:p>【Fate⁄Grand Order】FGO ぐだぐだ帝都聖杯奇譚 告知CM</text:p>
          </table:table-cell>
          <table:table-cell office:value-type="string" calcext:value-type="string">
            <text:p>2018-06-06 13:29:58 UTC</text:p>
          </table:table-cell>
          <table:table-cell office:value-type="string" calcext:value-type="string">
            <text:p>https://www.youtube.com/watch?v=Eri2AM3wOj0</text:p>
          </table:table-cell>
          <table:table-cell office:value-type="string" calcext:value-type="string">
            <text:p>【Fate⁄Grand Order】FGO ぐだぐだ帝都聖杯奇譚 告知CM</text:p>
            <text:p/>
            <text:p>喜歡歡迎訂閱我的ＹＯＵＴＵＢＥ頻道喔! ＹＯＵＴＵＢＥチャンネル登録お願いします。</text:p>
          </table:table-cell>
          <table:table-cell office:value-type="float" office:value="83159" calcext:value-type="float">
            <text:p>83159</text:p>
          </table:table-cell>
          <table:table-cell office:value-type="float" office:value="437" calcext:value-type="float">
            <text:p>437</text:p>
          </table:table-cell>
          <table:table-cell office:value-type="string" calcext:value-type="string">
            <text:p>UCem13b__oesvhKSWbTc0NfA</text:p>
          </table:table-cell>
          <table:table-cell office:value-type="string" calcext:value-type="string">
            <text:p>藍澤奏</text:p>
          </table:table-cell>
          <table:table-cell office:value-type="string" calcext:value-type="string">
            <text:p>https://www.youtube.com/channel/UCem13b__oesvhKSWbTc0NfA</text:p>
          </table:table-cell>
          <table:table-cell office:value-type="string" calcext:value-type="string">
            <text:p>喜歡歡迎訂閱我的ＹＯＵＴＵＢＥ頻道喔! ＹＯＵＴＵＢＥチャンネル登録お願いします。</text:p>
            <text:p>いろんな聖地巡礼のことを紹介します！MADや音楽なども作ります！</text:p>
            <text:p/>
            <text:p>大家好喔，我是藍澤奏。經歷過高中生1人的日本聖地旅行! !(目前剛高中畢業)FB也可以找到我來加好友唷!</text:p>
            <text:p>我常常會去日本聖地巡禮，如有想要知道的東西或資訊都可以問我唷~</text:p>
            <text:p>FACEBOOKページ：https://www.facebook.com/AizawaSou</text:p>
            <text:p>巴哈姆特ページ：https://home.gamer.com.tw/homeindex.php?owner=tt951753852</text:p>
            <text:p>こんにちは、藍澤奏(あいざわそう)です、台湾出身の台湾人、今時々日本に行きます、アニメ聖地巡礼の舞台探訪が大好きなので、よろしくお願い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TutiswTeFWw</text:p>
          </table:table-cell>
          <table:table-cell office:value-type="string" calcext:value-type="string">
            <text:p>明光義塾2018年テレビCM 夏期講習篇メイキング</text:p>
          </table:table-cell>
          <table:table-cell office:value-type="string" calcext:value-type="string">
            <text:p>2018-06-15 00:48:22 UTC</text:p>
          </table:table-cell>
          <table:table-cell office:value-type="string" calcext:value-type="string">
            <text:p>https://www.youtube.com/watch?v=TutiswTeFWw</text:p>
          </table:table-cell>
          <table:table-cell office:value-type="string" calcext:value-type="string">
            <text:p>明光義塾2018年テレビCM「夏期講習篇」のメイキング映像です。</text:p>
            <text:p>教室内に本物の体操器具が用意され、撮影は行われました。撮影中、内村航平さんは終始にこやかでしたが、体操のシーンでは真剣な表情を見せ、監督からの難易度の高い要望にもピタリと応える圧巻の演技を披露しました。</text:p>
            <text:p>そして、内村さんは生徒と一緒に「分かる話す身につく」ポーズも実演！内村さんの出演するテレビCMにぜひご注目ください。</text:p>
            <text:p/>
            <text:p>明光義塾Webサイト CMギャラリー</text:p>
            <text:p>https://www.meikogijuku.jp/cm/</text:p>
          </table:table-cell>
          <table:table-cell office:value-type="float" office:value="2138" calcext:value-type="float">
            <text:p>2138</text:p>
          </table:table-cell>
          <table:table-cell office:value-type="float" office:value="12" calcext:value-type="float">
            <text:p>12</text:p>
          </table:table-cell>
          <table:table-cell office:value-type="string" calcext:value-type="string">
            <text:p>UCeMZgnJ2GCK43a6slhHFgbw</text:p>
          </table:table-cell>
          <table:table-cell office:value-type="string" calcext:value-type="string">
            <text:p>個別指導の明光義塾</text:p>
          </table:table-cell>
          <table:table-cell office:value-type="string" calcext:value-type="string">
            <text:p>https://www.youtube.com/channel/UCeMZgnJ2GCK43a6slhHFgbw</text:p>
          </table:table-cell>
          <table:table-cell office:value-type="string" calcext:value-type="string">
            <text:p>明光義塾は、全国2100教室以上展開し、生徒数140,000人の生徒が学ぶ、日本最大規模の個別指導専門塾です。</text:p>
            <text:p>「明光式！自立学習」を通じて、生徒の成績アップ・志望校合格をサポート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DgZcGpq7o9c</text:p>
          </table:table-cell>
          <table:table-cell office:value-type="string" calcext:value-type="string">
            <text:p>スヴェンソン新CM「喫茶店再会篇」字幕版</text:p>
          </table:table-cell>
          <table:table-cell office:value-type="string" calcext:value-type="string">
            <text:p>2018-06-04 03:04:12 UTC</text:p>
          </table:table-cell>
          <table:table-cell office:value-type="string" calcext:value-type="string">
            <text:p>https://www.youtube.com/watch?v=DgZcGpq7o9c</text:p>
          </table:table-cell>
          <table:table-cell office:value-type="string" calcext:value-type="string">
            <text:p>久しぶりに再会した男女二人が、喫茶店で懐かしい会話をしている。</text:p>
            <text:p>そんな中、女性は男性の雰囲気が昔と違うことに気がつく。</text:p>
            <text:p>「なんか少し変わった？」女性は男性に聞いてみると、</text:p>
            <text:p>「何も変わっていないよ、君も」と男性はさりげなく答える。</text:p>
            <text:p>喫茶店にいる他の客も、男性のどこが変わったのかどんどん気になっていく。</text:p>
            <text:p>さらに問い詰める女性に対して、男性は自信のある表情でこう答える「スヴェンソンにしたんだ」。</text:p>
            <text:p>この男性のかっこいい雰囲気は、“スヴェンソン”によって生み出されたことがわかる。</text:p>
            <text:p/>
            <text:p>実は喫茶店には、ずっとスヴェンソンユーザーの漫画家やくみつるさんが。</text:p>
            <text:p>やくみつるさんもおすすめする“スヴェンソン”。ぜひお気軽にお試しください。</text:p>
          </table:table-cell>
          <table:table-cell office:value-type="float" office:value="4180" calcext:value-type="float">
            <text:p>4180</text:p>
          </table:table-cell>
          <table:table-cell/>
          <table:table-cell office:value-type="string" calcext:value-type="string">
            <text:p>UCEwmWhZVeWlbws3k_mLVs7Q</text:p>
          </table:table-cell>
          <table:table-cell office:value-type="string" calcext:value-type="string">
            <text:p>スヴェンソン【公式】</text:p>
          </table:table-cell>
          <table:table-cell office:value-type="string" calcext:value-type="string">
            <text:p>https://www.youtube.com/channel/UCEwmWhZVeWlbws3k_mLVs7Q</text:p>
          </table:table-cell>
          <table:table-cell office:value-type="string" calcext:value-type="string">
            <text:p>ヘアケアメーカー株式会社スヴェンソンの公式You Tubeチャンネルです。</text:p>
            <text:p/>
            <text:p>各ブランドのＴＶＣＭやサービス紹介、ヘアケアに纏わるお役立ち情報などを紹介しています。</text:p>
            <text:p/>
            <text:p/>
            <text:p/>
            <text:p>■メンズ事業部</text:p>
            <text:p>　「スヴェンソン式増毛をメインとした独自の増毛サービス」と「薄毛専門ヘアサロン」の2つのサービスで、</text:p>
            <text:p>　薄毛で悩むお客様おひとりお一人の個性を尊重したサービスを提供しております。</text:p>
            <text:p/>
            <text:p/>
            <text:p>■レディス事業部</text:p>
            <text:p>　ファッション用ウィッグだけではなく、がん化学療法による脱毛患者様向けに医療用ウィッグを提供をしています。</text:p>
            <text:p>　近年は、ヘアケア関連に留まらず、患者様の生活に必要となる商品やサービス、コミニティ活動などに取り組んでいます。</text:p>
            <text:p/>
            <text:p/>
            <text:p>■ヘアケアマーケティング事業部 （レフィーネ）</text:p>
            <text:p>　ヘアケアブランドの「レフィーネ」を展開。</text:p>
            <text:p>　健やかな頭皮から美しい髪が育まれるという考えのもと、日本人女性の髪と頭皮に安心な処方を追及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bpy802lFJ30</text:p>
          </table:table-cell>
          <table:table-cell office:value-type="string" calcext:value-type="string">
            <text:p>美作大学CM　宇宙篇 30秒Ver.（2018）</text:p>
          </table:table-cell>
          <table:table-cell office:value-type="string" calcext:value-type="string">
            <text:p>2018-06-01 09:04:31 UTC</text:p>
          </table:table-cell>
          <table:table-cell office:value-type="string" calcext:value-type="string">
            <text:p>https://www.youtube.com/watch?v=bpy802lFJ30</text:p>
          </table:table-cell>
          <table:table-cell office:value-type="string" calcext:value-type="string">
            <text:p>美作大学、ついに宇宙へ。</text:p>
            <text:p>■美作大学ホームページ→http://mimasaka.jp/</text:p>
            <text:p/>
            <text:p>2018年度の美作大学CMは、公式キャラクター・ミマッパちゃんを宇宙に向けて打ち上げる企画にチャレンジしました。</text:p>
            <text:p/>
            <text:p>さらに、2017年度CMに引き続き、人気VOCALOIDプロデューサー・40mPさんがコマーシャルソングのアレンジを担当。遥か宇宙を目指して突き進むミマッパちゃんの勇姿、そして成層圏から地球を望む壮大な映像をお楽しみください。</text:p>
            <text:p/>
            <text:p>■宇宙篇スペシャルバージョンもチェック！</text:p>
            <text:p>　https://youtu.be/WVuqbonsK5Y</text:p>
          </table:table-cell>
          <table:table-cell office:value-type="float" office:value="3928" calcext:value-type="float">
            <text:p>3928</text:p>
          </table:table-cell>
          <table:table-cell office:value-type="float" office:value="28" calcext:value-type="float">
            <text:p>28</text:p>
          </table:table-cell>
          <table:table-cell office:value-type="string" calcext:value-type="string">
            <text:p>UCeXXsGxsyRhcXDBeNEzG4_w</text:p>
          </table:table-cell>
          <table:table-cell office:value-type="string" calcext:value-type="string">
            <text:p>美作大学</text:p>
          </table:table-cell>
          <table:table-cell office:value-type="string" calcext:value-type="string">
            <text:p>https://www.youtube.com/channel/UCeXXsGxsyRhcXDBeNEzG4_w</text:p>
          </table:table-cell>
          <table:table-cell office:value-type="string" calcext:value-type="string">
            <text:p>美作大学のページ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j5pwIbk8M-E</text:p>
          </table:table-cell>
          <table:table-cell office:value-type="string" calcext:value-type="string">
            <text:p>美作大学CM　宇宙篇 15秒Ver.（2018）</text:p>
          </table:table-cell>
          <table:table-cell office:value-type="string" calcext:value-type="string">
            <text:p>2018-06-01 09:04:35 UTC</text:p>
          </table:table-cell>
          <table:table-cell office:value-type="string" calcext:value-type="string">
            <text:p>https://www.youtube.com/watch?v=j5pwIbk8M-E</text:p>
          </table:table-cell>
          <table:table-cell office:value-type="string" calcext:value-type="string">
            <text:p>美作大学、ついに宇宙へ。</text:p>
            <text:p>■美作大学ホームページ→http://mimasaka.jp/</text:p>
            <text:p/>
            <text:p>2018年度の美作大学CMは、公式キャラクター・ミマッパちゃんを宇宙に向けて打ち上げる企画にチャレンジしました。</text:p>
            <text:p/>
            <text:p>さらに、2017年度CMに引き続き、人気VOCALOIDプロデューサー・40mPさんがコマーシャルソングのアレンジを担当。遥か宇宙を目指して突き進むミマッパちゃんの勇姿、そして成層圏から地球を望む壮大な映像をお楽しみください。</text:p>
            <text:p/>
            <text:p>■宇宙篇スペシャルバージョンもチェック！</text:p>
            <text:p>　https://youtu.be/WVuqbonsK5Y</text:p>
          </table:table-cell>
          <table:table-cell office:value-type="float" office:value="1261" calcext:value-type="float">
            <text:p>1261</text:p>
          </table:table-cell>
          <table:table-cell office:value-type="float" office:value="9" calcext:value-type="float">
            <text:p>9</text:p>
          </table:table-cell>
          <table:table-cell office:value-type="string" calcext:value-type="string">
            <text:p>UCeXXsGxsyRhcXDBeNEzG4_w</text:p>
          </table:table-cell>
          <table:table-cell office:value-type="string" calcext:value-type="string">
            <text:p>美作大学</text:p>
          </table:table-cell>
          <table:table-cell office:value-type="string" calcext:value-type="string">
            <text:p>https://www.youtube.com/channel/UCeXXsGxsyRhcXDBeNEzG4_w</text:p>
          </table:table-cell>
          <table:table-cell office:value-type="string" calcext:value-type="string">
            <text:p>美作大学のページ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imENc5jwPrs</text:p>
          </table:table-cell>
          <table:table-cell office:value-type="string" calcext:value-type="string">
            <text:p>キャンメイクCM　「波乗り」15秒　河北麻友子　(2018.7)</text:p>
          </table:table-cell>
          <table:table-cell office:value-type="string" calcext:value-type="string">
            <text:p>2018-06-22 00:18:56 UTC</text:p>
          </table:table-cell>
          <table:table-cell office:value-type="string" calcext:value-type="string">
            <text:p>https://www.youtube.com/watch?v=imENc5jwPrs</text:p>
          </table:table-cell>
          <table:table-cell office:value-type="string" calcext:value-type="string">
            <text:p>大人気「クイックラッシュカーラー」でカールバッチリ！</text:p>
            <text:p>まつげをあげて気分もあがるーーーーー！！！</text:p>
          </table:table-cell>
          <table:table-cell office:value-type="float" office:value="872851" calcext:value-type="float">
            <text:p>872851</text:p>
          </table:table-cell>
          <table:table-cell office:value-type="float" office:value="16" calcext:value-type="float">
            <text:p>16</text:p>
          </table:table-cell>
          <table:table-cell office:value-type="string" calcext:value-type="string">
            <text:p>UCEZiJVcL_4woHJv7LebGsoQ</text:p>
          </table:table-cell>
          <table:table-cell office:value-type="string" calcext:value-type="string">
            <text:p>キャンメイクCANMAKE</text:p>
          </table:table-cell>
          <table:table-cell office:value-type="string" calcext:value-type="string">
            <text:p>https://www.youtube.com/channel/UCEZiJVcL_4woHJv7LebGso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h9cXmaMcqo</text:p>
          </table:table-cell>
          <table:table-cell office:value-type="string" calcext:value-type="string">
            <text:p>キャンメイクCM　「波乗り」30秒　河北麻友子　(2018.7)</text:p>
          </table:table-cell>
          <table:table-cell office:value-type="string" calcext:value-type="string">
            <text:p>2018-06-22 00:17:43 UTC</text:p>
          </table:table-cell>
          <table:table-cell office:value-type="string" calcext:value-type="string">
            <text:p>https://www.youtube.com/watch?v=-h9cXmaMcqo</text:p>
          </table:table-cell>
          <table:table-cell office:value-type="string" calcext:value-type="string">
            <text:p>大人気「クイックラッシュカーラー」でカールバッチリ！</text:p>
            <text:p>まつげをあげて気分もあがるーーーーー！！！</text:p>
          </table:table-cell>
          <table:table-cell office:value-type="float" office:value="4347" calcext:value-type="float">
            <text:p>4347</text:p>
          </table:table-cell>
          <table:table-cell office:value-type="float" office:value="29" calcext:value-type="float">
            <text:p>29</text:p>
          </table:table-cell>
          <table:table-cell office:value-type="string" calcext:value-type="string">
            <text:p>UCEZiJVcL_4woHJv7LebGsoQ</text:p>
          </table:table-cell>
          <table:table-cell office:value-type="string" calcext:value-type="string">
            <text:p>キャンメイクCANMAKE</text:p>
          </table:table-cell>
          <table:table-cell office:value-type="string" calcext:value-type="string">
            <text:p>https://www.youtube.com/channel/UCEZiJVcL_4woHJv7LebGso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apuXiBODjMQ</text:p>
          </table:table-cell>
          <table:table-cell office:value-type="string" calcext:value-type="string">
            <text:p>放送禁止になった伝説のCM　6選</text:p>
          </table:table-cell>
          <table:table-cell office:value-type="string" calcext:value-type="string">
            <text:p>2018-06-10 13:43:49 UTC</text:p>
          </table:table-cell>
          <table:table-cell office:value-type="string" calcext:value-type="string">
            <text:p>https://www.youtube.com/watch?v=apuXiBODjMQ</text:p>
          </table:table-cell>
          <table:table-cell office:value-type="string" calcext:value-type="string">
            <text:p>引用 http://www.dailymail.co.uk/</text:p>
            <text:p/>
            <text:p>音楽引用元様（フリー：甘茶の音楽工房 ）：http://amachamusic.chagasi.com/</text:p>
            <text:p/>
            <text:p>動画に関して問題がございましたら</text:p>
            <text:p>mut1cafe@gmail.comまでご連絡ください。</text:p>
          </table:table-cell>
          <table:table-cell office:value-type="float" office:value="38983" calcext:value-type="float">
            <text:p>38983</text:p>
          </table:table-cell>
          <table:table-cell/>
          <table:table-cell office:value-type="string" calcext:value-type="string">
            <text:p>UCf0QK7F2lNQaBuQxieYhbSA</text:p>
          </table:table-cell>
          <table:table-cell office:value-type="string" calcext:value-type="string">
            <text:p>マイランク</text:p>
          </table:table-cell>
          <table:table-cell office:value-type="string" calcext:value-type="string">
            <text:p>https://www.youtube.com/channel/UCf0QK7F2lNQaBuQxieYhbS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0xOkfLiCVC0</text:p>
          </table:table-cell>
          <table:table-cell office:value-type="string" calcext:value-type="string">
            <text:p>放送禁止になったCM　6選　パート2</text:p>
          </table:table-cell>
          <table:table-cell office:value-type="string" calcext:value-type="string">
            <text:p>2018-06-08 13:26:34 UTC</text:p>
          </table:table-cell>
          <table:table-cell office:value-type="string" calcext:value-type="string">
            <text:p>https://www.youtube.com/watch?v=0xOkfLiCVC0</text:p>
          </table:table-cell>
          <table:table-cell office:value-type="string" calcext:value-type="string">
            <text:p>引用 http://www.dailymail.co.uk/</text:p>
            <text:p/>
            <text:p>音楽引用元様（フリー：甘茶の音楽工房 ）：http://amachamusic.chagasi.com/</text:p>
            <text:p/>
            <text:p>動画に関して問題がございましたら</text:p>
            <text:p>mut1cafe@gmail.comまでご連絡ください。</text:p>
          </table:table-cell>
          <table:table-cell office:value-type="float" office:value="1252232" calcext:value-type="float">
            <text:p>1252232</text:p>
          </table:table-cell>
          <table:table-cell/>
          <table:table-cell office:value-type="string" calcext:value-type="string">
            <text:p>UCf0QK7F2lNQaBuQxieYhbSA</text:p>
          </table:table-cell>
          <table:table-cell office:value-type="string" calcext:value-type="string">
            <text:p>マイランク</text:p>
          </table:table-cell>
          <table:table-cell office:value-type="string" calcext:value-type="string">
            <text:p>https://www.youtube.com/channel/UCf0QK7F2lNQaBuQxieYhbS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EuKxkkgi1Q0</text:p>
          </table:table-cell>
          <table:table-cell office:value-type="string" calcext:value-type="string">
            <text:p>ガンゲイル・オンライン × デリケアM's コラボ CM <text:s/>GGO SAO</text:p>
          </table:table-cell>
          <table:table-cell office:value-type="string" calcext:value-type="string">
            <text:p>2018-06-22 09:30:47 UTC</text:p>
          </table:table-cell>
          <table:table-cell office:value-type="string" calcext:value-type="string">
            <text:p>https://www.youtube.com/watch?v=EuKxkkgi1Q0</text:p>
          </table:table-cell>
          <table:table-cell office:value-type="string" calcext:value-type="string">
            <text:p>※こちらのCMはフィクション(MAD)です。</text:p>
            <text:p/>
            <text:p>TVアニメ 「ソードアート・オンライン オルタナティブ ガンゲイル・オンライン」PV</text:p>
            <text:p>https://youtu.be/ORQJRAn6SAk</text:p>
            <text:p/>
            <text:p/>
            <text:p>【放送情報】</text:p>
            <text:p/>
            <text:p>■TOKYO MX / BS11 / とちぎテレビ / 群馬テレビ / AbemaTV：毎週土曜日24:00～</text:p>
            <text:p>■MBS：毎週土曜27:08～</text:p>
            <text:p>■テレビ愛知：毎週月曜26:05～</text:p>
            <text:p/>
            <text:p/>
            <text:p>【配信情報】</text:p>
            <text:p/>
            <text:p>AbemaTV</text:p>
            <text:p>ニコニコ生放送</text:p>
            <text:p>ニコニコチャンネル</text:p>
            <text:p>dアニメストア</text:p>
            <text:p>GYAO!</text:p>
            <text:p>FOD</text:p>
            <text:p>バンダイチャンネル</text:p>
            <text:p>ひかりTV</text:p>
            <text:p>J:COMオンデマンド</text:p>
            <text:p>ビデオパス</text:p>
            <text:p>アニメ放題</text:p>
            <text:p>U-NEXT</text:p>
            <text:p>Amazonプライム・ビデオ</text:p>
            <text:p>NETFLIX</text:p>
            <text:p>あにてれ</text:p>
            <text:p>Rakuten TV</text:p>
            <text:p>DMM.com</text:p>
            <text:p>ビデオマーケット</text:p>
            <text:p>HAPPY!動画</text:p>
            <text:p>ムービーフルPlus</text:p>
            <text:p>PlayStation Video</text:p>
            <text:p>Hulu</text:p>
            <text:p/>
            <text:p/>
            <text:p>【キャスト】</text:p>
            <text:p/>
            <text:p>レン：楠木ともり</text:p>
            <text:p>ピトフーイ：日笠陽子</text:p>
            <text:p>エム：興津和幸</text:p>
            <text:p>フカ次郎：赤﨑千夏 </text:p>
            <text:p/>
            <text:p/>
            <text:p/>
            <text:p>音源提供： https://youtu.be/Obk0wT5Z_sk</text:p>
          </table:table-cell>
          <table:table-cell office:value-type="float" office:value="38647" calcext:value-type="float">
            <text:p>38647</text:p>
          </table:table-cell>
          <table:table-cell office:value-type="float" office:value="1010" calcext:value-type="float">
            <text:p>1010</text:p>
          </table:table-cell>
          <table:table-cell office:value-type="string" calcext:value-type="string">
            <text:p>UCF5pnIRerFkaIjeLofX6edw</text:p>
          </table:table-cell>
          <table:table-cell office:value-type="string" calcext:value-type="string">
            <text:p>動画クリエイターくわくわ</text:p>
          </table:table-cell>
          <table:table-cell office:value-type="string" calcext:value-type="string">
            <text:p>https://www.youtube.com/channel/UCF5pnIRerFkaIjeLofX6edw</text:p>
          </table:table-cell>
          <table:table-cell office:value-type="string" calcext:value-type="string">
            <text:p>チャンネルをご覧いただき、ありがとうございます。</text:p>
            <text:p>このチャンネルでは、アニメに関する情報を発信し、</text:p>
            <text:p>作品を宣伝し応援していきます。</text:p>
            <text:p/>
            <text:p>このチャンネルが、新たなアニメ作品を知る、1つのきっかけとなれるように、応援していきます。</text:p>
            <text:p/>
            <text:p>お問い合わせ、ご依頼などは、ツイッターDM（下のリンク）からお願い致します。</text:p>
            <text:p/>
            <text:p/>
            <text:p>【経歴】</text:p>
            <text:p>2017/06/14　毎日投稿開始！</text:p>
            <text:p>2017/06/17　登録者数2000人突破</text:p>
            <text:p>2017/06/24　登録者数3000人突破</text:p>
            <text:p>2017/06/30　登録者数4000人突破</text:p>
            <text:p>2017/07/09　登録者数5000人突破</text:p>
            <text:p>2017/07/19　登録者数6000人突破</text:p>
            <text:p>2017/07/30　登録者数7000人突破</text:p>
            <text:p>2017/08/06　登録者数8000人突破</text:p>
            <text:p>2017/08/15　登録者数9000人突破</text:p>
            <text:p>2017/08/24　登録者数10000人突破</text:p>
            <text:p>2017/09/01　登録者数11000人突破</text:p>
            <text:p>2017/09/12　登録者数12000人突破</text:p>
            <text:p>2017/10/05　登録者数13000人突破</text:p>
            <text:p>2017/10/15　登録者数14000人突破</text:p>
            <text:p>2017/10/24　登録者数15000人突破</text:p>
            <text:p>2017/11/09　登録者数16000人突破</text:p>
            <text:p>2017/11/19　登録者数17000人突破</text:p>
            <text:p>2017/11/26　登録者数18000人突破</text:p>
            <text:p>2017/12/03　登録者数19000人突破</text:p>
            <text:p>2017/12/10　登録者数20000人突破</text:p>
            <text:p>2017/12/17　登録者数21000人突破</text:p>
            <text:p>2017/12/27　登録者数22000人突破</text:p>
            <text:p>2018/01/07　登録者数23000人突破</text:p>
            <text:p>2018/01/18　登録者数24000人突破</text:p>
            <text:p>2018/01/28　登録者数25000人突破</text:p>
            <text:p>2018/02/02　登録者数26000人突破</text:p>
            <text:p>2018/02/06　登録者数27000人突破</text:p>
            <text:p>2018/02/15　登録者数28000人突破</text:p>
            <text:p>2018/02/26　登録者数29000人突破</text:p>
            <text:p>2018/03/16　登録者数30000人突破</text:p>
            <text:p>2018/04/16　登録者数31000人突破</text:p>
            <text:p>2018/05/26　登録者数32000人突破</text:p>
            <text:p>2018/06/08　登録者数33000人突破</text:p>
            <text:p>2018/07/01　登録者数34000人突破</text:p>
          </table:table-cell>
          <table:table-cell office:value-type="float" office:value="1" calcext:value-type="float">
            <text:p>1</text:p>
          </table:table-cell>
          <table:table-cell table:number-columns-repeated="1012"/>
        </table:table-row>
        <table:table-row table:style-name="ro2">
          <table:table-cell office:value-type="string" calcext:value-type="string">
            <text:p>TCFrh9ZfoHc</text:p>
          </table:table-cell>
          <table:table-cell office:value-type="string" calcext:value-type="string">
            <text:p>スズキ クロスビー CMメイキング</text:p>
          </table:table-cell>
          <table:table-cell office:value-type="string" calcext:value-type="string">
            <text:p>2018-06-08 10:33:24 UTC</text:p>
          </table:table-cell>
          <table:table-cell office:value-type="string" calcext:value-type="string">
            <text:p>https://www.youtube.com/watch?v=TCFrh9ZfoHc</text:p>
          </table:table-cell>
          <table:table-cell office:value-type="string" calcext:value-type="string">
            <text:p>明るい雰囲気のコマーシャルの撮影風景です。</text:p>
            <text:p>スズキハスラーと同じく明るい雰囲気を見事に普通車に昇華させていて素晴らしいと思います。</text:p>
          </table:table-cell>
          <table:table-cell office:value-type="float" office:value="2548" calcext:value-type="float">
            <text:p>2548</text:p>
          </table:table-cell>
          <table:table-cell office:value-type="float" office:value="17" calcext:value-type="float">
            <text:p>17</text:p>
          </table:table-cell>
          <table:table-cell office:value-type="string" calcext:value-type="string">
            <text:p>UCFCjq0ZEUa-7IIioQ4cYhcQ</text:p>
          </table:table-cell>
          <table:table-cell office:value-type="string" calcext:value-type="string">
            <text:p>SUZUKI SAMURAI</text:p>
          </table:table-cell>
          <table:table-cell office:value-type="string" calcext:value-type="string">
            <text:p>https://www.youtube.com/channel/UCFCjq0ZEUa-7IIioQ4cYhcQ</text:p>
          </table:table-cell>
          <table:table-cell office:value-type="string" calcext:value-type="string">
            <text:p>スズキの4WDSUVに魅せられた1人の車好きのチャンネル。スズキのクルマやバイクの良さをもっと多くの人に知ってもらいたい。</text:p>
          </table:table-cell>
          <table:table-cell office:value-type="float" office:value="1" calcext:value-type="float">
            <text:p>1</text:p>
          </table:table-cell>
          <table:table-cell table:number-columns-repeated="1012"/>
        </table:table-row>
        <table:table-row table:style-name="ro2">
          <table:table-cell office:value-type="string" calcext:value-type="string">
            <text:p>onNb6j7y89k</text:p>
          </table:table-cell>
          <table:table-cell office:value-type="string" calcext:value-type="string">
            <text:p>【ピッコマ】2018 TV CM - 「DAYS」篇</text:p>
          </table:table-cell>
          <table:table-cell office:value-type="string" calcext:value-type="string">
            <text:p>2018-06-01 01:05:15 UTC</text:p>
          </table:table-cell>
          <table:table-cell office:value-type="string" calcext:value-type="string">
            <text:p>https://www.youtube.com/watch?v=onNb6j7y89k</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DAYS」篇です。</text:p>
            <text:p/>
            <text:p>「DAYS」</text:p>
            <text:p>何のとりえもない、特技もない、けれど人知れず、熱い心を秘めた少年・柄本つくし。孤独なサッカーの天才・風間陣。ふたりが出会ったとき、高校サッカーに旋風を巻き起こす!!</text:p>
            <text:p>©Tsuyoshi Yasuda/講談社</text:p>
            <text:p/>
            <text:p>■タイアップ楽曲</text:p>
            <text:p>Maison book girl「タイトル未定」</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2424741" calcext:value-type="float">
            <text:p>2424741</text:p>
          </table:table-cell>
          <table:table-cell office:value-type="float" office:value="27" calcext:value-type="float">
            <text:p>27</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2"/>
        </table:table-row>
        <table:table-row table:style-name="ro2">
          <table:table-cell office:value-type="string" calcext:value-type="string">
            <text:p>vKVzbmHoOJo</text:p>
          </table:table-cell>
          <table:table-cell office:value-type="string" calcext:value-type="string">
            <text:p>【ピッコマ】2018 TV CM - 「夢みる太陽」篇</text:p>
          </table:table-cell>
          <table:table-cell office:value-type="string" calcext:value-type="string">
            <text:p>2018-06-01 01:04:28 UTC</text:p>
          </table:table-cell>
          <table:table-cell office:value-type="string" calcext:value-type="string">
            <text:p>https://www.youtube.com/watch?v=vKVzbmHoOJo</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夢みる太陽」篇です。</text:p>
            <text:p/>
            <text:p>「夢みる太陽」</text:p>
            <text:p>家出をした女子高生の亀戸しま奈。公園で出会った着物姿の男から住む所を紹介してやると言われ、入居を決めたしま奈だったが、それには「３つの条件」をクリアしなくてはいけなくて…!?</text:p>
            <text:p>©高野苺／双葉社</text:p>
            <text:p/>
            <text:p>■タイアップ楽曲</text:p>
            <text:p>iKON 「LOVE SCENARIO」</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1158452" calcext:value-type="float">
            <text:p>1158452</text:p>
          </table:table-cell>
          <table:table-cell office:value-type="float" office:value="366" calcext:value-type="float">
            <text:p>366</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2"/>
        </table:table-row>
        <table:table-row table:style-name="ro2">
          <table:table-cell office:value-type="string" calcext:value-type="string">
            <text:p>OhdG6E121vQ</text:p>
          </table:table-cell>
          <table:table-cell office:value-type="string" calcext:value-type="string">
            <text:p>【ピッコマ】2018 TV CM - 「春待つ僕ら」篇</text:p>
          </table:table-cell>
          <table:table-cell office:value-type="string" calcext:value-type="string">
            <text:p>2018-06-01 01:04:44 UTC</text:p>
          </table:table-cell>
          <table:table-cell office:value-type="string" calcext:value-type="string">
            <text:p>https://www.youtube.com/watch?v=OhdG6E121vQ</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春待つ僕ら」篇です。</text:p>
            <text:p/>
            <text:p>「春待つ僕ら」</text:p>
            <text:p>本当の友達が欲しかっただけなのに…高校こそ脱ぼっちを目指して意気込んでいた美月。だけど、突然出会ったバスケ部イケメン四天王にかまわれ振り回され、新生活は思わぬ方向に……!?</text:p>
            <text:p>©Anashin/講談社</text:p>
            <text:p/>
            <text:p>■タイアップ楽曲</text:p>
            <text:p>WINNER 「LA LA」</text:p>
            <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11193" calcext:value-type="float">
            <text:p>11193</text:p>
          </table:table-cell>
          <table:table-cell office:value-type="float" office:value="138" calcext:value-type="float">
            <text:p>138</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2"/>
        </table:table-row>
        <table:table-row table:style-name="ro2">
          <table:table-cell office:value-type="string" calcext:value-type="string">
            <text:p>AzxnRhzHgDQ</text:p>
          </table:table-cell>
          <table:table-cell office:value-type="string" calcext:value-type="string">
            <text:p>【ピッコマ】2018 TV CM - 「クジラの子らは砂上に歌う」篇</text:p>
          </table:table-cell>
          <table:table-cell office:value-type="string" calcext:value-type="string">
            <text:p>2018-06-01 01:05:03 UTC</text:p>
          </table:table-cell>
          <table:table-cell office:value-type="string" calcext:value-type="string">
            <text:p>https://www.youtube.com/watch?v=AzxnRhzHgDQ</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クジラの子らは砂上に歌う」篇です。</text:p>
            <text:p/>
            <text:p>「クジラの子らは砂上に歌う」</text:p>
            <text:p>砂の海を漂う巨大な漂泊船“泥クジラ”で暮らす少年チャクロは、外の世界に憧れを抱きつつ、仲間たちと変わらぬ日々を過ごしていた。そんなある日、チャクロは1人の少女と出会う…。</text:p>
            <text:p>©梅田阿比（秋田書店）</text:p>
            <text:p/>
            <text:p>■タイアップ楽曲</text:p>
            <text:p>Maison book girl「レインコートと首の無い鳥」</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1159783" calcext:value-type="float">
            <text:p>1159783</text:p>
          </table:table-cell>
          <table:table-cell office:value-type="float" office:value="31" calcext:value-type="float">
            <text:p>31</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2"/>
        </table:table-row>
        <table:table-row table:style-name="ro2">
          <table:table-cell office:value-type="string" calcext:value-type="string">
            <text:p>0qJa26IiduM</text:p>
          </table:table-cell>
          <table:table-cell office:value-type="string" calcext:value-type="string">
            <text:p>【ピッコマ】2018 TV CM - 「ホリミヤ」篇</text:p>
          </table:table-cell>
          <table:table-cell office:value-type="string" calcext:value-type="string">
            <text:p>2018-06-01 01:04:52 UTC</text:p>
          </table:table-cell>
          <table:table-cell office:value-type="string" calcext:value-type="string">
            <text:p>https://www.youtube.com/watch?v=0qJa26IiduM</text:p>
          </table:table-cell>
          <table:table-cell office:value-type="string" calcext:value-type="string">
            <text:p>▶2018年ピッコマTVCMシリーズが一目で楽しめる！</text:p>
            <text:p>　特設サイトはこちら</text:p>
            <text:p>　https://piccoma.com/web/2018cm</text:p>
            <text:p/>
            <text:p>マンガぞくぞく！ピッコマ！</text:p>
            <text:p>人気マンガが待てば無料で読める</text:p>
            <text:p>【ピッコマ】TV CM - 「ホリミヤ」篇です。</text:p>
            <text:p/>
            <text:p>「ホリミヤ」</text:p>
            <text:p>一見派手だけど、実は地味で家庭的な女子高生・堀さんと、学校では根暗地味メガネだけど、実はピアスだらけの美形男子・宮村くん。二人が偶然出会ったら…!?超微炭酸系スクールライフ！</text:p>
            <text:p>©HERO・OOZ ©Daisuke Hagiwara/SQUARE ENIX</text:p>
            <text:p/>
            <text:p>■タイアップ楽曲</text:p>
            <text:p>WINNER 「LA LA」</text:p>
            <text:p/>
            <text:p>■　ピッコマとは？</text:p>
            <text:p>話題の名作から人気オリジナルマンガまで</text:p>
            <text:p>「待てば¥0」「今だけ¥0」で毎日楽しむことができる</text:p>
            <text:p>マンガ配信サービスです。</text:p>
            <text:p/>
            <text:p>・ピッコマ公式ホームページはこちら　</text:p>
            <text:p>　https://piccoma.com</text:p>
            <text:p/>
            <text:p>・SNSでピッコマの情報をチェック！</text:p>
            <text:p>　公式Twitter　</text:p>
            <text:p>　https://twitter.com/piccoma_jp</text:p>
            <text:p>　</text:p>
            <text:p>　公式Facebook　</text:p>
            <text:p>　https://www.facebook.com/piccoma/</text:p>
          </table:table-cell>
          <table:table-cell office:value-type="float" office:value="1183826" calcext:value-type="float">
            <text:p>1183826</text:p>
          </table:table-cell>
          <table:table-cell office:value-type="float" office:value="149" calcext:value-type="float">
            <text:p>149</text:p>
          </table:table-cell>
          <table:table-cell office:value-type="string" calcext:value-type="string">
            <text:p>UCFdTl8u_pD_RuzYxoFvXKTg</text:p>
          </table:table-cell>
          <table:table-cell office:value-type="string" calcext:value-type="string">
            <text:p>ピッコマ</text:p>
          </table:table-cell>
          <table:table-cell office:value-type="string" calcext:value-type="string">
            <text:p>https://www.youtube.com/channel/UCFdTl8u_pD_RuzYxoFvXKTg</text:p>
          </table:table-cell>
          <table:table-cell office:value-type="string" calcext:value-type="string">
            <text:p>★面白いマンガを毎日タダ読み★</text:p>
            <text:p>無料マンガアプリ『ピッコマ』の公式YouTubeチャンネルです。</text:p>
            <text:p/>
            <text:p>ちょっとした時間でも気軽に「話」単位で読める！</text:p>
            <text:p>一定時間を待てば¥0「タダ読み」で楽しめる！</text:p>
            <text:p>『ピッコマ』と一緒ならきっとお気に入りの作品に出会えます:D</text:p>
          </table:table-cell>
          <table:table-cell office:value-type="float" office:value="0" calcext:value-type="float">
            <text:p>0</text:p>
          </table:table-cell>
          <table:table-cell table:number-columns-repeated="1012"/>
        </table:table-row>
        <table:table-row table:style-name="ro2">
          <table:table-cell office:value-type="string" calcext:value-type="string">
            <text:p>XK434mFtdJE</text:p>
          </table:table-cell>
          <table:table-cell office:value-type="string" calcext:value-type="string">
            <text:p>トリニティカレッジ広島医療福祉専門学校テレビCM</text:p>
          </table:table-cell>
          <table:table-cell office:value-type="string" calcext:value-type="string">
            <text:p>2018-06-08 09:38:50 UTC</text:p>
          </table:table-cell>
          <table:table-cell office:value-type="string" calcext:value-type="string">
            <text:p>https://www.youtube.com/watch?v=XK434mFtdJE</text:p>
          </table:table-cell>
          <table:table-cell office:value-type="string" calcext:value-type="string">
            <text:p>トリニティカレッジ広島医療福祉専門学校</text:p>
            <text:p>テレビコマーシャル</text:p>
            <text:p>・介護福祉学科</text:p>
            <text:p>・医療秘書福祉学科</text:p>
            <text:p>・保育社会福祉学科</text:p>
            <text:p>・臨床工学科</text:p>
          </table:table-cell>
          <table:table-cell office:value-type="float" office:value="441" calcext:value-type="float">
            <text:p>441</text:p>
          </table:table-cell>
          <table:table-cell office:value-type="float" office:value="6" calcext:value-type="float">
            <text:p>6</text:p>
          </table:table-cell>
          <table:table-cell office:value-type="string" calcext:value-type="string">
            <text:p>UCfIZv2TiAfKLYzv4N-uJmxg</text:p>
          </table:table-cell>
          <table:table-cell office:value-type="string" calcext:value-type="string">
            <text:p>トリニティカレッジ広島医療福祉専門学校</text:p>
          </table:table-cell>
          <table:table-cell office:value-type="string" calcext:value-type="string">
            <text:p>https://www.youtube.com/channel/UCfIZv2TiAfKLYzv4N-uJmx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qFJdX-a1sf8</text:p>
          </table:table-cell>
          <table:table-cell office:value-type="string" calcext:value-type="string">
            <text:p>【DK SELECT】妹は魔法使い タヒチ篇 CM 玉木宏×木村文乃出演　(120秒)</text:p>
          </table:table-cell>
          <table:table-cell office:value-type="string" calcext:value-type="string">
            <text:p>2018-06-01 04:10:39 UTC</text:p>
          </table:table-cell>
          <table:table-cell office:value-type="string" calcext:value-type="string">
            <text:p>https://www.youtube.com/watch?v=qFJdX-a1sf8</text:p>
          </table:table-cell>
          <table:table-cell/>
          <table:table-cell office:value-type="float" office:value="7551" calcext:value-type="float">
            <text:p>7551</text:p>
          </table:table-cell>
          <table:table-cell/>
          <table:table-cell office:value-type="string" calcext:value-type="string">
            <text:p>UCfM0gPCsMDdf79jFVODiQkQ</text:p>
          </table:table-cell>
          <table:table-cell office:value-type="string" calcext:value-type="string">
            <text:p>DAITO KENTAKU</text:p>
          </table:table-cell>
          <table:table-cell office:value-type="string" calcext:value-type="string">
            <text:p>https://www.youtube.com/channel/UCfM0gPCsMDdf79jFVODiQk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IsSsgC4QnFY</text:p>
          </table:table-cell>
          <table:table-cell office:value-type="string" calcext:value-type="string">
            <text:p>【DK SELECT】妹は魔法使い タヒチ篇 CM 玉木宏×木村文乃出演 （15秒）</text:p>
          </table:table-cell>
          <table:table-cell office:value-type="string" calcext:value-type="string">
            <text:p>2018-06-01 04:00:15 UTC</text:p>
          </table:table-cell>
          <table:table-cell office:value-type="string" calcext:value-type="string">
            <text:p>https://www.youtube.com/watch?v=IsSsgC4QnFY</text:p>
          </table:table-cell>
          <table:table-cell office:value-type="string" calcext:value-type="string">
            <text:p>行定監督、作・監修のもと撮られたwebムービー（ＣＭ）第２話。</text:p>
            <text:p/>
            <text:p>自由に生きている兄・玉木宏さん。</text:p>
            <text:p>謎めいた雰囲気を持つ妹・木村文乃さん。</text:p>
            <text:p>全てを知っている飼い猫のニコ。</text:p>
            <text:p/>
            <text:p>そんな出演者たちが“自由な賃貸 DK SELECT”で繰り広げる、</text:p>
            <text:p>エスプリの効いた物語「妹は魔法使い」の第２話。</text:p>
            <text:p/>
            <text:p>兄は、妹のあの魔法を期待して、偽の出張を企てる。</text:p>
            <text:p>数日後、妹が仕掛けた“イタズラ”に、きっと兄もあなたも引っかかる。</text:p>
            <text:p>果たして、兄の偽出張中、妹が行ったコトとは一体…!?</text:p>
          </table:table-cell>
          <table:table-cell office:value-type="float" office:value="136658" calcext:value-type="float">
            <text:p>136658</text:p>
          </table:table-cell>
          <table:table-cell/>
          <table:table-cell office:value-type="string" calcext:value-type="string">
            <text:p>UCfM0gPCsMDdf79jFVODiQkQ</text:p>
          </table:table-cell>
          <table:table-cell office:value-type="string" calcext:value-type="string">
            <text:p>DAITO KENTAKU</text:p>
          </table:table-cell>
          <table:table-cell office:value-type="string" calcext:value-type="string">
            <text:p>https://www.youtube.com/channel/UCfM0gPCsMDdf79jFVODiQk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UhBvGMC1zMc</text:p>
          </table:table-cell>
          <table:table-cell office:value-type="string" calcext:value-type="string">
            <text:p>【DK SELECT】妹は魔法使い タヒチ篇 CM 玉木宏×木村文乃出演 （30秒）</text:p>
          </table:table-cell>
          <table:table-cell office:value-type="string" calcext:value-type="string">
            <text:p>2018-06-01 04:00:15 UTC</text:p>
          </table:table-cell>
          <table:table-cell office:value-type="string" calcext:value-type="string">
            <text:p>https://www.youtube.com/watch?v=UhBvGMC1zMc</text:p>
          </table:table-cell>
          <table:table-cell office:value-type="string" calcext:value-type="string">
            <text:p>行定監督、作・監修のもと撮られたwebムービー（ＣＭ）第２話。</text:p>
            <text:p/>
            <text:p>自由に生きている兄・玉木宏さん。</text:p>
            <text:p>謎めいた雰囲気を持つ妹・木村文乃さん。</text:p>
            <text:p>全てを知っている飼い猫のニコ。</text:p>
            <text:p/>
            <text:p>そんな出演者たちが“自由な賃貸 DK SELECT”で繰り広げる、</text:p>
            <text:p>エスプリの効いた物語「妹は魔法使い」の第２話。</text:p>
            <text:p/>
            <text:p>兄は、妹のあの魔法を期待して、偽の出張を企てる。</text:p>
            <text:p>数日後、妹が仕掛けた“イタズラ”に、きっと兄もあなたも引っかかる。</text:p>
            <text:p>果たして、兄の偽出張中、妹が行ったコトとは一体…!?</text:p>
          </table:table-cell>
          <table:table-cell office:value-type="float" office:value="125786" calcext:value-type="float">
            <text:p>125786</text:p>
          </table:table-cell>
          <table:table-cell/>
          <table:table-cell office:value-type="string" calcext:value-type="string">
            <text:p>UCfM0gPCsMDdf79jFVODiQkQ</text:p>
          </table:table-cell>
          <table:table-cell office:value-type="string" calcext:value-type="string">
            <text:p>DAITO KENTAKU</text:p>
          </table:table-cell>
          <table:table-cell office:value-type="string" calcext:value-type="string">
            <text:p>https://www.youtube.com/channel/UCfM0gPCsMDdf79jFVODiQk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nZmc5PtYtog</text:p>
          </table:table-cell>
          <table:table-cell office:value-type="string" calcext:value-type="string">
            <text:p>第55回桐生八木節まつりCM</text:p>
          </table:table-cell>
          <table:table-cell office:value-type="string" calcext:value-type="string">
            <text:p>2018-06-29 06:11:24 UTC</text:p>
          </table:table-cell>
          <table:table-cell office:value-type="string" calcext:value-type="string">
            <text:p>https://www.youtube.com/watch?v=nZmc5PtYtog</text:p>
          </table:table-cell>
          <table:table-cell office:value-type="string" calcext:value-type="string">
            <text:p>第55回桐生八木節まつりは、平成30年8月3日（金曜日）から5日（日曜日）に群馬県桐生市で行われます。</text:p>
            <text:p>詳しくは桐生市ホームページをご覧ください。</text:p>
            <text:p>http://www.city.kiryu.lg.jp/kankou/event/1001879.html</text:p>
          </table:table-cell>
          <table:table-cell office:value-type="float" office:value="1672" calcext:value-type="float">
            <text:p>1672</text:p>
          </table:table-cell>
          <table:table-cell/>
          <table:table-cell office:value-type="string" calcext:value-type="string">
            <text:p>UCFm80xBJcMOsCU7V4X2SCzw</text:p>
          </table:table-cell>
          <table:table-cell office:value-type="string" calcext:value-type="string">
            <text:p>kiryuchannel</text:p>
          </table:table-cell>
          <table:table-cell office:value-type="string" calcext:value-type="string">
            <text:p>https://www.youtube.com/channel/UCFm80xBJcMOsCU7V4X2SCzw</text:p>
          </table:table-cell>
          <table:table-cell office:value-type="string" calcext:value-type="string">
            <text:p>本チャンネルは、桐生市が運用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7tE4zGB2334</text:p>
          </table:table-cell>
          <table:table-cell office:value-type="string" calcext:value-type="string">
            <text:p>全国統一高校生テストCM 締切迫る　15秒</text:p>
          </table:table-cell>
          <table:table-cell office:value-type="string" calcext:value-type="string">
            <text:p>2018-06-14 06:00:07 UTC</text:p>
          </table:table-cell>
          <table:table-cell office:value-type="string" calcext:value-type="string">
            <text:p>https://www.youtube.com/watch?v=7tE4zGB2334</text:p>
          </table:table-cell>
          <table:table-cell office:value-type="string" calcext:value-type="string">
            <text:p>全国統一高校生テスト　http://www.toitsutest-koukou.com/</text:p>
          </table:table-cell>
          <table:table-cell office:value-type="float" office:value="582" calcext:value-type="float">
            <text:p>582</text:p>
          </table:table-cell>
          <table:table-cell office:value-type="float" office:value="7" calcext:value-type="float">
            <text:p>7</text:p>
          </table:table-cell>
          <table:table-cell office:value-type="string" calcext:value-type="string">
            <text:p>UCfqdqjatu3RC03d1lxt5S2A</text:p>
          </table:table-cell>
          <table:table-cell office:value-type="string" calcext:value-type="string">
            <text:p>東進 公式チャンネル</text:p>
          </table:table-cell>
          <table:table-cell office:value-type="string" calcext:value-type="string">
            <text:p>https://www.youtube.com/channel/UCfqdqjatu3RC03d1lxt5S2A</text:p>
          </table:table-cell>
          <table:table-cell office:value-type="string" calcext:value-type="string">
            <text:p>＜高校生対象＞</text:p>
            <text:p>　【東進ハイスクール】首都圏を中心に展開</text:p>
            <text:p>　　http://www.toshin.com/hs/</text:p>
            <text:p/>
            <text:p>　【東進衛星予備校】全国1,000校の大学受験予備校</text:p>
            <text:p>　　http://www.toshin.com/es/</text:p>
            <text:p/>
            <text:p>＜中学生対象＞</text:p>
            <text:p>中高一貫校・高校受験対応の「東進」</text:p>
            <text:p>　【東進中学NET】</text:p>
            <text:p>　　http://www.toshin-chugaku.com/</text:p>
            <text:p/>
            <text:p>＜ナガセグループの紹介＞</text:p>
            <text:p>　【中学受験の名門 四谷大塚】</text:p>
            <text:p>　　http://www.yotsuyaotsuka.com/</text:p>
            <text:p>　【水泳スクールの名門 イトマンスイミングスクール】</text:p>
            <text:p>　　http://www.itoman.com/</text:p>
            <text:p>　【楽しいレッスンと本格的なカリキュラムで発信型の英語を身につける！　東進こども英語塾】</text:p>
            <text:p>　　http://www.toshin.com/kodomo/</text:p>
            <text:p>　【「人間力」を鍛え、高い学力を身につける早稲田塾】</text:p>
            <text:p>　　http://www.wasedajuku.com/</text:p>
          </table:table-cell>
          <table:table-cell office:value-type="float" office:value="0" calcext:value-type="float">
            <text:p>0</text:p>
          </table:table-cell>
          <table:table-cell table:number-columns-repeated="1012"/>
        </table:table-row>
        <table:table-row table:style-name="ro2">
          <table:table-cell office:value-type="string" calcext:value-type="string">
            <text:p>ChZENUQX10s</text:p>
          </table:table-cell>
          <table:table-cell office:value-type="string" calcext:value-type="string">
            <text:p>テレビCM「TBCラジオ」</text:p>
          </table:table-cell>
          <table:table-cell office:value-type="string" calcext:value-type="string">
            <text:p>2018-06-26 02:30:52 UTC</text:p>
          </table:table-cell>
          <table:table-cell office:value-type="string" calcext:value-type="string">
            <text:p>https://www.youtube.com/watch?v=ChZENUQX10s</text:p>
          </table:table-cell>
          <table:table-cell office:value-type="string" calcext:value-type="string">
            <text:p>テレビCM「TBCラジオ　近い！近い！ＴＢＣラジオ」</text:p>
            <text:p>ゴー☆ジャス×増子アナ</text:p>
            <text:p>ロジャー大葉×後藤アナ</text:p>
            <text:p>増子アナ×守屋アナ</text:p>
            <text:p>斉藤アナ×女子高生</text:p>
          </table:table-cell>
          <table:table-cell office:value-type="float" office:value="440" calcext:value-type="float">
            <text:p>440</text:p>
          </table:table-cell>
          <table:table-cell/>
          <table:table-cell office:value-type="string" calcext:value-type="string">
            <text:p>UCFUbielypfKRLADGekw0TnA</text:p>
          </table:table-cell>
          <table:table-cell office:value-type="string" calcext:value-type="string">
            <text:p>TBC東北放送～絆みやぎch～</text:p>
          </table:table-cell>
          <table:table-cell office:value-type="string" calcext:value-type="string">
            <text:p>https://www.youtube.com/channel/UCFUbielypfKRLADGekw0TnA</text:p>
          </table:table-cell>
          <table:table-cell office:value-type="string" calcext:value-type="string">
            <text:p>３月１１日、私たちに降りかかった現実。</text:p>
            <text:p>愛する「まち」住み慣れた「いえ」大切な「ひと」</text:p>
            <text:p>東日本大震災は、余りにも多くのものを奪いました。</text:p>
            <text:p/>
            <text:p>何をどんな言葉で伝えればいいのか？</text:p>
            <text:p>地元メディアとして、地域の一員として、私たちは自問自答しながら放送を続けました。</text:p>
            <text:p>そんな中で、被災された皆さんがカメラやマイクの前に進んで立ち、テレビ・ラジオを自分の無事を知らせる場として活用し始めました。</text:p>
            <text:p/>
            <text:p>その時、私たちは伝えるべき、ひとつのことに辿り着きました。</text:p>
            <text:p>―私たちはひとりじゃない―ということ。</text:p>
            <text:p>長い道のりにはなるけれど、その向こうにあるはずの光を目指して一緒に歩いていく。</text:p>
            <text:p>東北・宮城の力を信じて、手を取り合って―。</text:p>
            <text:p>ＴＢＣの復興支援キャンペーン「絆　みやぎ」には</text:p>
            <text:p>そんな意味が込められ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VILZDi5XB2k</text:p>
          </table:table-cell>
          <table:table-cell office:value-type="string" calcext:value-type="string">
            <text:p>なのはのCMをDBGTのopに変えてみた。ver1</text:p>
          </table:table-cell>
          <table:table-cell office:value-type="string" calcext:value-type="string">
            <text:p>2018-06-07 12:36:29 UTC</text:p>
          </table:table-cell>
          <table:table-cell office:value-type="string" calcext:value-type="string">
            <text:p>https://www.youtube.com/watch?v=VILZDi5XB2k</text:p>
          </table:table-cell>
          <table:table-cell/>
          <table:table-cell office:value-type="float" office:value="26" calcext:value-type="float">
            <text:p>26</text:p>
          </table:table-cell>
          <table:table-cell office:value-type="float" office:value="0" calcext:value-type="float">
            <text:p>0</text:p>
          </table:table-cell>
          <table:table-cell office:value-type="string" calcext:value-type="string">
            <text:p>UCG3Th5DYlq8sSOyjcJHz1lw</text:p>
          </table:table-cell>
          <table:table-cell office:value-type="string" calcext:value-type="string">
            <text:p>ゆっクリムゾンチャンネル</text:p>
          </table:table-cell>
          <table:table-cell office:value-type="string" calcext:value-type="string">
            <text:p>https://www.youtube.com/channel/UCG3Th5DYlq8sSOyjcJHz1lw</text:p>
          </table:table-cell>
          <table:table-cell office:value-type="string" calcext:value-type="string">
            <text:p>どうも新人のゆっクリムゾンチャンネルです。</text:p>
            <text:p>このチャンネルはリリカルなのはとドラゴンボールその他を差し替えしてます。あとゆっくり実況を出しているチャンネルです。あと一応言っておきますが私はドラゴンボールが大好きです。だからこのような動画を出しています。あ、決してドラゴンボール、その他の、作品を汚しているわけではありませんので、勘違いしないでくだ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gTWgWTO5ONM</text:p>
          </table:table-cell>
          <table:table-cell office:value-type="string" calcext:value-type="string">
            <text:p>MELODY KOGA詩集「おかし」CM（うた：さとうもか）</text:p>
          </table:table-cell>
          <table:table-cell office:value-type="string" calcext:value-type="string">
            <text:p>2018-06-18 08:27:25 UTC</text:p>
          </table:table-cell>
          <table:table-cell office:value-type="string" calcext:value-type="string">
            <text:p>https://www.youtube.com/watch?v=gTWgWTO5ONM</text:p>
          </table:table-cell>
          <table:table-cell office:value-type="string" calcext:value-type="string">
            <text:p>MELODY KOGAによる詩集シリーズ！</text:p>
            <text:p>「やさい」に続く第2弾は「おかし」。</text:p>
            <text:p/>
            <text:p>お菓子をテーマにした詩を44篇収録。詩集であり、歌詞集でもあり、菓子集でもある。</text:p>
            <text:p/>
            <text:p>BASE（Web Shop）にて先行発売中。</text:p>
            <text:p>https://marutenn.theshop.jp/items/11727331</text:p>
            <text:p/>
            <text:p>さとうもかが「おかし」を歌唱した音源も配信中。</text:p>
            <text:p>iTunes・Apple Music</text:p>
            <text:p>https://itunes.apple.com/jp/album/%E3%81%8A%E3%81%8B%E3%81%97-single/1398762833</text:p>
            <text:p/>
            <text:p>Spotify</text:p>
            <text:p>https://open.spotify.com/album/6PN74LV2amsz02387EkGwN?si=L-Hvk6wrQZKrPC2A8kEUsw</text:p>
            <text:p> </text:p>
            <text:p>－ もう一度マシュマロう 二人ではじめからマシュマロう －</text:p>
            <text:p/>
            <text:p>・MELODY KOGA 詩集「おかし」</text:p>
            <text:p>2018年6月23日第1版発行</text:p>
            <text:p/>
            <text:p>著者：MELODY KOGA</text:p>
            <text:p>発行者：入江陽</text:p>
            <text:p>挿絵・装幀：牧野桜</text:p>
            <text:p>制作：MARUTENN BOOKS(https://marutenn.theshop.jp/)</text:p>
            <text:p/>
            <text:p>・「おかし」CM</text:p>
            <text:p>うた、作曲、演奏、録音、ミックス：さとうもか</text:p>
            <text:p>映像：小鉄昇一郎(ピクニック・ディスコ)</text:p>
            <text:p>マスタリング：諸石政興</text:p>
            <text:p/>
            <text:p>MELODY KOGA ホームページ</text:p>
            <text:p>https://melodykoga.jimdo.com/</text:p>
          </table:table-cell>
          <table:table-cell office:value-type="float" office:value="821" calcext:value-type="float">
            <text:p>821</text:p>
          </table:table-cell>
          <table:table-cell office:value-type="float" office:value="26" calcext:value-type="float">
            <text:p>26</text:p>
          </table:table-cell>
          <table:table-cell office:value-type="string" calcext:value-type="string">
            <text:p>UCg9FWt0XGK7cS-b7XT81PSw</text:p>
          </table:table-cell>
          <table:table-cell office:value-type="string" calcext:value-type="string">
            <text:p>MARUTENN BOOKS</text:p>
          </table:table-cell>
          <table:table-cell office:value-type="string" calcext:value-type="string">
            <text:p>https://www.youtube.com/channel/UCg9FWt0XGK7cS-b7XT81PS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sTK-Xbzs1ak</text:p>
          </table:table-cell>
          <table:table-cell office:value-type="string" calcext:value-type="string">
            <text:p>白戸家の“おとうさん”天国へ・・・CMで人気　16歳(18/06/29)</text:p>
          </table:table-cell>
          <table:table-cell office:value-type="string" calcext:value-type="string">
            <text:p>2018-06-29 11:54:58 UTC</text:p>
          </table:table-cell>
          <table:table-cell office:value-type="string" calcext:value-type="string">
            <text:p>https://www.youtube.com/watch?v=sTK-Xbzs1ak</text:p>
          </table:table-cell>
          <table:table-cell office:value-type="string" calcext:value-type="string">
            <text:p>ソフトバンクは、CMで人気となったカイくんが天国に旅立ったと発表しました。　ソフトバンクによりますと、28日未明、2007年からソフトバンクのCMに出演していた北海道犬のカイくんが老衰で天国に旅立ったということです。16歳でした。</text:p>
            <text:p>・・・記事の続き、その他のニュースはコチラから！</text:p>
            <text:p>[テレ朝ｎｅｗｓ] http://www.tv-asahi.co.jp/ann/</text:p>
          </table:table-cell>
          <table:table-cell office:value-type="float" office:value="140107" calcext:value-type="float">
            <text:p>140107</text:p>
          </table:table-cell>
          <table:table-cell office:value-type="float" office:value="2073" calcext:value-type="float">
            <text:p>2073</text:p>
          </table:table-cell>
          <table:table-cell office:value-type="string" calcext:value-type="string">
            <text:p>UCGCZAYq5Xxojl_tSXcVJhiQ</text:p>
          </table:table-cell>
          <table:table-cell office:value-type="string" calcext:value-type="string">
            <text:p>ANNnewsCH</text:p>
          </table:table-cell>
          <table:table-cell office:value-type="string" calcext:value-type="string">
            <text:p>https://www.youtube.com/channel/UCGCZAYq5Xxojl_tSXcVJhiQ</text:p>
          </table:table-cell>
          <table:table-cell office:value-type="string" calcext:value-type="string">
            <text:p>テレビ局ならではの正確なニュース・情報をスピーディーに高画質で!!</text:p>
            <text:p>テレビ朝日系列26局が総力を挙げ取材した日々のニュース、さらに天気予報や注目の記者会見ノーカット配信など盛りだくさん！</text:p>
          </table:table-cell>
          <table:table-cell office:value-type="float" office:value="1" calcext:value-type="float">
            <text:p>1</text:p>
          </table:table-cell>
          <table:table-cell table:number-columns-repeated="1012"/>
        </table:table-row>
        <table:table-row table:style-name="ro2">
          <table:table-cell office:value-type="string" calcext:value-type="string">
            <text:p>GhdUUSEc9ak</text:p>
          </table:table-cell>
          <table:table-cell office:value-type="string" calcext:value-type="string">
            <text:p>ボートレース平和島オリジナル公式CM　開設64周年記念 G1 トーキョー・ベイ・カップCM第一弾</text:p>
          </table:table-cell>
          <table:table-cell office:value-type="string" calcext:value-type="string">
            <text:p>2018-06-16 03:28:37 UTC</text:p>
          </table:table-cell>
          <table:table-cell office:value-type="string" calcext:value-type="string">
            <text:p>https://www.youtube.com/watch?v=GhdUUSEc9ak</text:p>
          </table:table-cell>
          <table:table-cell office:value-type="string" calcext:value-type="string">
            <text:p>ボートレース平和島 http://www.heiwajima.gr.jp/</text:p>
            <text:p>開設64周年記念 G1 トーキョー・ベイ・カップ</text:p>
            <text:p>7月20日～25日の熱い6日間！</text:p>
            <text:p/>
            <text:p>ボートレース平和島へはJR大森駅・京浜急行平和島駅から送迎バスが運行しております。</text:p>
            <text:p>入場料は１００円。ご来場お待ちしております！</text:p>
            <text:p>公式HP　　http://www.heiwajima.gr.jp/</text:p>
            <text:p>スマホHP　http://www.heiwajima.gr.jp/sp/</text:p>
            <text:p/>
            <text:p>★ニコニコ生放送も全日程無料放送！！</text:p>
            <text:p>「ニコニコ生放送」http://live.nicovideo.jp/watch/ch2525207</text:p>
            <text:p/>
            <text:p>ボートレース平和島オリジナル応援ソング「水しぶきの向こう」</text:p>
            <text:p>ボートレース平和島応援大使 神園 さやか</text:p>
            <text:p>公式HP</text:p>
            <text:p>http://www.kamizonosayaka.jp/</text:p>
            <text:p>ブログ</text:p>
            <text:p>http://ameblo.jp/sayaka-kamizono/</text:p>
            <text:p/>
            <text:p>マスコットキャラクター</text:p>
            <text:p>「ピースターブログ」　http://www.pstar.jp.net/</text:p>
            <text:p>「ピースターフェイスブック」http://www.facebook.com/pstarheiwajima</text:p>
            <text:p>「ピースターツイッター」https://twitter.com/pstarheiwajima</text:p>
          </table:table-cell>
          <table:table-cell office:value-type="float" office:value="41" calcext:value-type="float">
            <text:p>41</text:p>
          </table:table-cell>
          <table:table-cell office:value-type="float" office:value="0" calcext:value-type="float">
            <text:p>0</text:p>
          </table:table-cell>
          <table:table-cell office:value-type="string" calcext:value-type="string">
            <text:p>UCGExstl4XKMun5eY9V0zlSg</text:p>
          </table:table-cell>
          <table:table-cell office:value-type="string" calcext:value-type="string">
            <text:p>ボートレース平和島</text:p>
          </table:table-cell>
          <table:table-cell office:value-type="string" calcext:value-type="string">
            <text:p>https://www.youtube.com/channel/UCGExstl4XKMun5eY9V0zlS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Uh1Gkj9eu9Y</text:p>
          </table:table-cell>
          <table:table-cell office:value-type="string" calcext:value-type="string">
            <text:p>【懐かしい！】TOSHIのCM集【X JAPAN】</text:p>
          </table:table-cell>
          <table:table-cell office:value-type="string" calcext:value-type="string">
            <text:p>2018-06-23 16:09:09 UTC</text:p>
          </table:table-cell>
          <table:table-cell office:value-type="string" calcext:value-type="string">
            <text:p>https://www.youtube.com/watch?v=Uh1Gkj9eu9Y</text:p>
          </table:table-cell>
          <table:table-cell office:value-type="string" calcext:value-type="string">
            <text:p>XJAPAN TOSHIのCM集です。</text:p>
            <text:p>・メナード「ジュピエル」　♪Welcome to my distiny</text:p>
            <text:p>・ハウス「とんがりコーン」　♪PARADISE</text:p>
            <text:p>・CAPCOM「Breath Of Fire」　♪Running Wild</text:p>
            <text:p>・ポッカコーヒー　♪My Treasure</text:p>
            <text:p>・ブティックJOY    ♪Asphalt jungle</text:p>
            <text:p>・資生堂「ピエヌ」　♪Natural High</text:p>
            <text:p>・公共広告機構「いじめバイバイ」　♪Love Song</text:p>
          </table:table-cell>
          <table:table-cell office:value-type="float" office:value="42547" calcext:value-type="float">
            <text:p>42547</text:p>
          </table:table-cell>
          <table:table-cell office:value-type="float" office:value="371" calcext:value-type="float">
            <text:p>371</text:p>
          </table:table-cell>
          <table:table-cell office:value-type="string" calcext:value-type="string">
            <text:p>UCGF0YynQ_johYv-GR3mGXrg</text:p>
          </table:table-cell>
          <table:table-cell office:value-type="string" calcext:value-type="string">
            <text:p>ドキドキわくわくちゃんねる</text:p>
          </table:table-cell>
          <table:table-cell office:value-type="string" calcext:value-type="string">
            <text:p>https://www.youtube.com/channel/UCGF0YynQ_johYv-GR3mGXrg</text:p>
          </table:table-cell>
          <table:table-cell office:value-type="string" calcext:value-type="string">
            <text:p>XJAPAN、ドラクエ、猫、ディズニー、USJ、爆笑問題、伊集院光、古田新太、犬山犬子などなど</text:p>
          </table:table-cell>
          <table:table-cell office:value-type="float" office:value="1" calcext:value-type="float">
            <text:p>1</text:p>
          </table:table-cell>
          <table:table-cell table:number-columns-repeated="1012"/>
        </table:table-row>
        <table:table-row table:style-name="ro2">
          <table:table-cell office:value-type="string" calcext:value-type="string">
            <text:p>KcqzW5vL1_U</text:p>
          </table:table-cell>
          <table:table-cell office:value-type="string" calcext:value-type="string">
            <text:p>【懐かしい！】X JAPANのCM集【CM集】</text:p>
          </table:table-cell>
          <table:table-cell office:value-type="string" calcext:value-type="string">
            <text:p>2018-06-16 15:49:05 UTC</text:p>
          </table:table-cell>
          <table:table-cell office:value-type="string" calcext:value-type="string">
            <text:p>https://www.youtube.com/watch?v=KcqzW5vL1_U</text:p>
          </table:table-cell>
          <table:table-cell office:value-type="string" calcext:value-type="string">
            <text:p>X JAPANの懐かしのCM集です。</text:p>
            <text:p>いくつ覚えていますか？</text:p>
            <text:p>・MIZUNO</text:p>
            <text:p>・日石「ZOA」</text:p>
            <text:p>・CLAMP「劇場版 X」</text:p>
            <text:p>・自民党</text:p>
            <text:p>・SUZUKI「スイフト」</text:p>
            <text:p>・SANKYO「FERVER X JAPAN」</text:p>
            <text:p>・手塚治虫「ブッダ」</text:p>
          </table:table-cell>
          <table:table-cell office:value-type="float" office:value="31015" calcext:value-type="float">
            <text:p>31015</text:p>
          </table:table-cell>
          <table:table-cell office:value-type="float" office:value="392" calcext:value-type="float">
            <text:p>392</text:p>
          </table:table-cell>
          <table:table-cell office:value-type="string" calcext:value-type="string">
            <text:p>UCGF0YynQ_johYv-GR3mGXrg</text:p>
          </table:table-cell>
          <table:table-cell office:value-type="string" calcext:value-type="string">
            <text:p>ドキドキわくわくちゃんねる</text:p>
          </table:table-cell>
          <table:table-cell office:value-type="string" calcext:value-type="string">
            <text:p>https://www.youtube.com/channel/UCGF0YynQ_johYv-GR3mGXrg</text:p>
          </table:table-cell>
          <table:table-cell office:value-type="string" calcext:value-type="string">
            <text:p>XJAPAN、ドラクエ、猫、ディズニー、USJ、爆笑問題、伊集院光、古田新太、犬山犬子などなど</text:p>
          </table:table-cell>
          <table:table-cell office:value-type="float" office:value="1" calcext:value-type="float">
            <text:p>1</text:p>
          </table:table-cell>
          <table:table-cell table:number-columns-repeated="1012"/>
        </table:table-row>
        <table:table-row table:style-name="ro2">
          <table:table-cell office:value-type="string" calcext:value-type="string">
            <text:p>ljw0eqh5yVM</text:p>
          </table:table-cell>
          <table:table-cell office:value-type="string" calcext:value-type="string">
            <text:p>Z空調 <text:s/>ヒノキヤグループCM「Ｚ空調 夏にはZ篇」15秒Ver</text:p>
          </table:table-cell>
          <table:table-cell office:value-type="string" calcext:value-type="string">
            <text:p>2018-06-01 01:15:22 UTC</text:p>
          </table:table-cell>
          <table:table-cell office:value-type="string" calcext:value-type="string">
            <text:p>https://www.youtube.com/watch?v=ljw0eqh5yVM</text:p>
          </table:table-cell>
          <table:table-cell office:value-type="string" calcext:value-type="string">
            <text:p>第4弾となる今回のTVCMでは、斎藤工さん演じる「ゼックウチョウ」が真夏でも家中快適に過ごせることをさらにパワーアップした演技で表現しています。斎藤工さん自らが歌うCMオリジナルソングも夏バージョンに。夏の暑さを吹き飛ばすアルプス気分満載の新CMをぜひお楽しみください。</text:p>
            <text:p/>
            <text:p>---斎藤工さんの“Z空調のある暮らし”---</text:p>
            <text:p>WEB限定スペシャル動画はこちら⇒　https://goo.gl/LJV2CM </text:p>
            <text:p/>
            <text:p>---Z空調の機能やメリットを知る---</text:p>
            <text:p>新時代冷暖システム「Z空調」を詳しく解説⇒　https://goo.gl/DqPzxq</text:p>
            <text:p/>
            <text:p>---Z空調スペシャルサイト---</text:p>
            <text:p>http://www.hinokiya.jp/z/</text:p>
            <text:p/>
            <text:p>#ヒノキヤグループ  #Z空調    #HINOKIYA  #桧家</text:p>
          </table:table-cell>
          <table:table-cell office:value-type="float" office:value="1955" calcext:value-type="float">
            <text:p>1955</text:p>
          </table:table-cell>
          <table:table-cell/>
          <table:table-cell office:value-type="string" calcext:value-type="string">
            <text:p>UCGF7hAOJ-F_YqL8m8UYtW7w</text:p>
          </table:table-cell>
          <table:table-cell office:value-type="string" calcext:value-type="string">
            <text:p>HINOKIYA group</text:p>
          </table:table-cell>
          <table:table-cell office:value-type="string" calcext:value-type="string">
            <text:p>https://www.youtube.com/channel/UCGF7hAOJ-F_YqL8m8UYtW7w</text:p>
          </table:table-cell>
          <table:table-cell office:value-type="string" calcext:value-type="string">
            <text:p>ヒノキヤグループ公式の動画チャンネルです。</text:p>
            <text:p>注文住宅、分譲住宅・宅地、リフォーム、土地活用・戸建賃貸経営、介護・保育施設まで。暮らしを豊かに育む、ワンストップソリューションカンパニー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mqZyPyF4lVs</text:p>
          </table:table-cell>
          <table:table-cell office:value-type="string" calcext:value-type="string">
            <text:p>Z空調 <text:s/>ヒノキヤグループCM「Ｚ空調 夏にはZ篇」30秒Ver</text:p>
          </table:table-cell>
          <table:table-cell office:value-type="string" calcext:value-type="string">
            <text:p>2018-06-01 01:15:03 UTC</text:p>
          </table:table-cell>
          <table:table-cell office:value-type="string" calcext:value-type="string">
            <text:p>https://www.youtube.com/watch?v=mqZyPyF4lVs</text:p>
          </table:table-cell>
          <table:table-cell office:value-type="string" calcext:value-type="string">
            <text:p>第4弾となる今回のTVCMでは、斎藤工さん演じる「ゼックウチョウ」が真夏でも家中快適に過ごせることをさらにパワーアップした演技で表現しています。斎藤工さん自らが歌うCMオリジナルソングも夏バージョンに。夏の暑さを吹き飛ばすアルプス気分満載の新CMをぜひお楽しみください。</text:p>
            <text:p/>
            <text:p>---斎藤工さんの“Z空調のある暮らし”---</text:p>
            <text:p>WEB限定スペシャル動画はこちら⇒　https://goo.gl/LJV2CM </text:p>
            <text:p/>
            <text:p>---Z空調の機能やメリットを知る---</text:p>
            <text:p>新時代冷暖システム「Z空調」を詳しく解説⇒　https://goo.gl/DqPzxq</text:p>
            <text:p/>
            <text:p>---Z空調スペシャルサイト---</text:p>
            <text:p>http://www.hinokiya.jp/z/</text:p>
            <text:p/>
            <text:p>#ヒノキヤグループ  #Z空調    #HINOKIYA  #桧家</text:p>
          </table:table-cell>
          <table:table-cell office:value-type="float" office:value="4249" calcext:value-type="float">
            <text:p>4249</text:p>
          </table:table-cell>
          <table:table-cell/>
          <table:table-cell office:value-type="string" calcext:value-type="string">
            <text:p>UCGF7hAOJ-F_YqL8m8UYtW7w</text:p>
          </table:table-cell>
          <table:table-cell office:value-type="string" calcext:value-type="string">
            <text:p>HINOKIYA group</text:p>
          </table:table-cell>
          <table:table-cell office:value-type="string" calcext:value-type="string">
            <text:p>https://www.youtube.com/channel/UCGF7hAOJ-F_YqL8m8UYtW7w</text:p>
          </table:table-cell>
          <table:table-cell office:value-type="string" calcext:value-type="string">
            <text:p>ヒノキヤグループ公式の動画チャンネルです。</text:p>
            <text:p>注文住宅、分譲住宅・宅地、リフォーム、土地活用・戸建賃貸経営、介護・保育施設まで。暮らしを豊かに育む、ワンストップソリューションカンパニー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KszdeoP2ZUA</text:p>
          </table:table-cell>
          <table:table-cell office:value-type="string" calcext:value-type="string">
            <text:p>岡山理科大学 CM</text:p>
          </table:table-cell>
          <table:table-cell office:value-type="string" calcext:value-type="string">
            <text:p>2018-06-11 02:44:04 UTC</text:p>
          </table:table-cell>
          <table:table-cell office:value-type="string" calcext:value-type="string">
            <text:p>https://www.youtube.com/watch?v=KszdeoP2ZUA</text:p>
          </table:table-cell>
          <table:table-cell office:value-type="string" calcext:value-type="string">
            <text:p>７学部・２１学科・１コースの多彩な研究を誇る岡山理科大学。ブランドキーワードをベースにしたテレビＣＭを作成しました。「好奇心全開・探究心無限大」のキャンパスをご覧下さい。</text:p>
          </table:table-cell>
          <table:table-cell office:value-type="float" office:value="21477" calcext:value-type="float">
            <text:p>21477</text:p>
          </table:table-cell>
          <table:table-cell office:value-type="float" office:value="9" calcext:value-type="float">
            <text:p>9</text:p>
          </table:table-cell>
          <table:table-cell office:value-type="string" calcext:value-type="string">
            <text:p>UCGHPGVL44H98TPW54iwf3Wg</text:p>
          </table:table-cell>
          <table:table-cell office:value-type="string" calcext:value-type="string">
            <text:p>岡山理科大学</text:p>
          </table:table-cell>
          <table:table-cell office:value-type="string" calcext:value-type="string">
            <text:p>https://www.youtube.com/channel/UCGHPGVL44H98TPW54iwf3W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T_hlYJNy4gg</text:p>
          </table:table-cell>
          <table:table-cell office:value-type="string" calcext:value-type="string">
            <text:p>竹内涼真の「ビューネくん」ＣＭ、胸キュン度アップ！？</text:p>
          </table:table-cell>
          <table:table-cell office:value-type="string" calcext:value-type="string">
            <text:p>2018-06-10 19:00:01 UTC</text:p>
          </table:table-cell>
          <table:table-cell office:value-type="string" calcext:value-type="string">
            <text:p>https://www.youtube.com/watch?v=T_hlYJNy4gg</text:p>
          </table:table-cell>
          <table:table-cell office:value-type="string" calcext:value-type="string">
            <text:p>俳優の竹内涼真が出演する「薬用 ビューネ」「薬用ビューネ スパシャワー」の新ＣＭが、6月11日から放送される。竹内は昨年に引き続き、同商品を使う女性の前に現れる「ビューネくん」役で出演。昨年のＣＭは、女性を癒やすようなせりふやしぐさが視聴者に好評で、竹内は「自分の同級生や家族、幅広い世代の人から『あのＣＭいいね』って言ってもらえてうれしかった」と反響の大きさを明かした。今回新たに放送されるのは、昼下がりのオフィスを舞台にした「ＤＡＹ」編と、帰宅後のリビングという設定の「ＮＩＧＨＴ」編。竹内が至近距離で女性の顔をのぞき込みながら「目を閉じて」とささやく場面や、後ろからブランケットを掛けて優しくハグするシーンなどが見どころで、「前回にはちょっとなかった雰囲気なので、『おっ！』って思っていただければいいな」と話した。</text:p>
            <text:p/>
            <text:p>出席者：竹内涼真</text:p>
            <text:p/>
            <text:p>2018年6月11日</text:p>
            <text:p>3分44秒</text:p>
            <text:p/>
            <text:p>【時事通信社】</text:p>
          </table:table-cell>
          <table:table-cell office:value-type="float" office:value="5337" calcext:value-type="float">
            <text:p>5337</text:p>
          </table:table-cell>
          <table:table-cell office:value-type="float" office:value="36" calcext:value-type="float">
            <text:p>36</text:p>
          </table:table-cell>
          <table:table-cell office:value-type="string" calcext:value-type="string">
            <text:p>UCGMRl1NLHeMNOM4RJ34ae_A</text:p>
          </table:table-cell>
          <table:table-cell office:value-type="string" calcext:value-type="string">
            <text:p>JIJIPRESS/時事通信芸能動画ニュース</text:p>
          </table:table-cell>
          <table:table-cell office:value-type="string" calcext:value-type="string">
            <text:p>https://www.youtube.com/channel/UCGMRl1NLHeMNOM4RJ34ae_A</text:p>
          </table:table-cell>
          <table:table-cell office:value-type="string" calcext:value-type="string">
            <text:p>時事通信チャンネルにようこそ！時事通信社が提供する芸能記者会見など多彩な動画コンテンツをお楽しみくだ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F7qcvDgrAv8</text:p>
          </table:table-cell>
          <table:table-cell office:value-type="string" calcext:value-type="string">
            <text:p>吉田羊＆鈴木梨央の新ＣＭ、楽曲は井上陽水</text:p>
          </table:table-cell>
          <table:table-cell office:value-type="string" calcext:value-type="string">
            <text:p>2018-06-07 19:00:02 UTC</text:p>
          </table:table-cell>
          <table:table-cell office:value-type="string" calcext:value-type="string">
            <text:p>https://www.youtube.com/watch?v=F7qcvDgrAv8</text:p>
          </table:table-cell>
          <table:table-cell office:value-type="string" calcext:value-type="string">
            <text:p>女優の吉田羊と鈴木梨央が出演する大塚製薬「ポカリスエット」の新ＣＭ「気をつけてお嬢さん」編が、6月9日から放送される。このＣＭは、吉田と鈴木が母娘を演じるＣＭシリーズ「ポカリ、のまなきゃ。」の第9弾。暑い日差しの下、2人が砂浜に腰掛けながらリラックスしている様子が映し出されている。ＣＭ曲は、井上陽水が手掛けた新曲「ｃａｒｅ」（7月25日発売）で、約9年ぶりの書き下ろしシングル。同曲について、吉田は「本当にすてき。陽水さんありがとう」と感謝し、鈴木は「つい口ずさんでしまう」と話していた。</text:p>
            <text:p/>
            <text:p>出席者：吉田羊、鈴木梨央</text:p>
            <text:p/>
            <text:p>2018年6月8日</text:p>
            <text:p>2分15秒</text:p>
            <text:p/>
            <text:p>【時事通信社】</text:p>
          </table:table-cell>
          <table:table-cell office:value-type="float" office:value="3824" calcext:value-type="float">
            <text:p>3824</text:p>
          </table:table-cell>
          <table:table-cell office:value-type="float" office:value="22" calcext:value-type="float">
            <text:p>22</text:p>
          </table:table-cell>
          <table:table-cell office:value-type="string" calcext:value-type="string">
            <text:p>UCGMRl1NLHeMNOM4RJ34ae_A</text:p>
          </table:table-cell>
          <table:table-cell office:value-type="string" calcext:value-type="string">
            <text:p>JIJIPRESS/時事通信芸能動画ニュース</text:p>
          </table:table-cell>
          <table:table-cell office:value-type="string" calcext:value-type="string">
            <text:p>https://www.youtube.com/channel/UCGMRl1NLHeMNOM4RJ34ae_A</text:p>
          </table:table-cell>
          <table:table-cell office:value-type="string" calcext:value-type="string">
            <text:p>時事通信チャンネルにようこそ！時事通信社が提供する芸能記者会見など多彩な動画コンテンツをお楽しみくだ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PV2X_1jgI2Y</text:p>
          </table:table-cell>
          <table:table-cell office:value-type="string" calcext:value-type="string">
            <text:p>180025 宮崎大学オープンキャンパス2018　ＣＭ</text:p>
          </table:table-cell>
          <table:table-cell office:value-type="string" calcext:value-type="string">
            <text:p>2018-06-12 23:46:27 UTC</text:p>
          </table:table-cell>
          <table:table-cell office:value-type="string" calcext:value-type="string">
            <text:p>https://www.youtube.com/watch?v=PV2X_1jgI2Y</text:p>
          </table:table-cell>
          <table:table-cell office:value-type="string" calcext:value-type="string">
            <text:p>宮崎大学のオープンキャンパスへ行ってみよう！</text:p>
            <text:p>今年は８月10日（金）11日（土）の開催です。</text:p>
            <text:p>※11日（土）は木花キャンパスのみ。</text:p>
            <text:p>先輩と直接話したり模擬講義・実習を体験してみたり。</text:p>
            <text:p>憧れのキャンパスライフを少しだけ覗いてみよう！</text:p>
            <text:p>詳細は⇒http://www.miyazaki-u.ac.jp/exam/opencmps/opencmps-2.html</text:p>
            <text:p/>
            <text:p>Let's go to the University of Miyazaki open campus!</text:p>
            <text:p>Open campus dates for academic year 2018 will be as follows:</text:p>
            <text:p>【Friday, August 10】Kibana campus &amp; Kiyotake campus</text:p>
            <text:p>【Saturday, August 11】Kibana campus only</text:p>
            <text:p>Discover the college life through mock lectures, campus tours and interaction with senior students!</text:p>
          </table:table-cell>
          <table:table-cell office:value-type="float" office:value="1271" calcext:value-type="float">
            <text:p>1271</text:p>
          </table:table-cell>
          <table:table-cell/>
          <table:table-cell office:value-type="string" calcext:value-type="string">
            <text:p>UCguZujulvF1w2MeoNZnGw2A</text:p>
          </table:table-cell>
          <table:table-cell office:value-type="string" calcext:value-type="string">
            <text:p>Myaoh.TV</text:p>
          </table:table-cell>
          <table:table-cell office:value-type="string" calcext:value-type="string">
            <text:p>https://www.youtube.com/channel/UCguZujulvF1w2MeoNZnGw2A</text:p>
          </table:table-cell>
          <table:table-cell office:value-type="string" calcext:value-type="string">
            <text:p>宮崎大学の公式動画サイト「Myaoh.TV」です。</text:p>
            <text:p>宮崎大学のニュース、イベント情報、各学部の取り組み、学生生活の紹介、身近な健康情報など</text:p>
            <text:p>宮大オリジナルの情報を多数配信中+.(=ФωФ=)ﾉﾟ+.</text:p>
          </table:table-cell>
          <table:table-cell office:value-type="float" office:value="0" calcext:value-type="float">
            <text:p>0</text:p>
          </table:table-cell>
          <table:table-cell table:number-columns-repeated="1012"/>
        </table:table-row>
        <table:table-row table:style-name="ro2">
          <table:table-cell office:value-type="string" calcext:value-type="string">
            <text:p>rbWjyGFdriQ</text:p>
          </table:table-cell>
          <table:table-cell office:value-type="string" calcext:value-type="string">
            <text:p>Dana White UFC 225 post-fight comments on CM Punk and Mike Jackson</text:p>
          </table:table-cell>
          <table:table-cell office:value-type="string" calcext:value-type="string">
            <text:p>2018-06-10 07:06:15 UTC</text:p>
          </table:table-cell>
          <table:table-cell office:value-type="string" calcext:value-type="string">
            <text:p>https://www.youtube.com/watch?v=rbWjyGFdriQ</text:p>
          </table:table-cell>
          <table:table-cell office:value-type="string" calcext:value-type="string">
            <text:p>Dana White says CM Punk should “call it a wrap”, and Mike Jackson is “a complete ****ing idiot”.</text:p>
          </table:table-cell>
          <table:table-cell office:value-type="float" office:value="207755" calcext:value-type="float">
            <text:p>207755</text:p>
          </table:table-cell>
          <table:table-cell office:value-type="float" office:value="1740" calcext:value-type="float">
            <text:p>1740</text:p>
          </table:table-cell>
          <table:table-cell office:value-type="string" calcext:value-type="string">
            <text:p>UChCCoVq6hbf_t3jQCv8tb5w</text:p>
          </table:table-cell>
          <table:table-cell office:value-type="string" calcext:value-type="string">
            <text:p>davecunning</text:p>
          </table:table-cell>
          <table:table-cell office:value-type="string" calcext:value-type="string">
            <text:p>https://www.youtube.com/channel/UChCCoVq6hbf_t3jQCv8tb5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Fo1xzy9cfnc</text:p>
          </table:table-cell>
          <table:table-cell office:value-type="string" calcext:value-type="string">
            <text:p>仮面ライダービルド　ジーニアスフルボトルCM　【玩具】</text:p>
          </table:table-cell>
          <table:table-cell office:value-type="string" calcext:value-type="string">
            <text:p>2018-06-03 13:05:32 UTC</text:p>
          </table:table-cell>
          <table:table-cell office:value-type="string" calcext:value-type="string">
            <text:p>https://www.youtube.com/watch?v=Fo1xzy9cfnc</text:p>
          </table:table-cell>
          <table:table-cell/>
          <table:table-cell office:value-type="float" office:value="134255" calcext:value-type="float">
            <text:p>134255</text:p>
          </table:table-cell>
          <table:table-cell office:value-type="float" office:value="461" calcext:value-type="float">
            <text:p>461</text:p>
          </table:table-cell>
          <table:table-cell office:value-type="string" calcext:value-type="string">
            <text:p>UCHIopS5y9ZDrM9kQffsaUXw</text:p>
          </table:table-cell>
          <table:table-cell office:value-type="string" calcext:value-type="string">
            <text:p>色々と混ぜる/MIXくん</text:p>
          </table:table-cell>
          <table:table-cell office:value-type="string" calcext:value-type="string">
            <text:p>https://www.youtube.com/channel/UCHIopS5y9ZDrM9kQffsaUXw</text:p>
          </table:table-cell>
          <table:table-cell office:value-type="string" calcext:value-type="string">
            <text:p>4/1　チャンネル登録者数100人突破！</text:p>
            <text:p>5/9　チャンネル登録者数500人突破！</text:p>
            <text:p>5/29 チャンネル登録者数1000人突破！</text:p>
            <text:p>登録してくれてありがとうございますm(_ _)m　</text:p>
            <text:p>ここでの活動は仮面ライダー関係です！</text:p>
            <text:p>エフェクト</text:p>
            <text:p>変身音声</text:p>
            <text:p>耐久音声</text:p>
            <text:p>ネタバレ情報です。</text:p>
            <text:p/>
            <text:p>これからも、頑張ります！！！宜しくお願いします！(*ﾟ▽ﾟ)</text:p>
            <text:p/>
            <text:p>－－－お借りしてる曲－－－</text:p>
            <text:p>│                                               │</text:p>
            <text:p>│       はさたすたじお様        │</text:p>
            <text:p>│　　拓捨て様　　　　　　]</text:p>
          </table:table-cell>
          <table:table-cell office:value-type="float" office:value="1" calcext:value-type="float">
            <text:p>1</text:p>
          </table:table-cell>
          <table:table-cell table:number-columns-repeated="1012"/>
        </table:table-row>
        <table:table-row table:style-name="ro2">
          <table:table-cell office:value-type="string" calcext:value-type="string">
            <text:p>DXWSlfCJJg4</text:p>
          </table:table-cell>
          <table:table-cell office:value-type="string" calcext:value-type="string">
            <text:p>ケツメイシ「 ライフ 」（情報誌「たまひよ」CMソング）（MUSIC INFO）</text:p>
          </table:table-cell>
          <table:table-cell office:value-type="string" calcext:value-type="string">
            <text:p>2018-06-19 06:14:13 UTC</text:p>
          </table:table-cell>
          <table:table-cell office:value-type="string" calcext:value-type="string">
            <text:p>https://www.youtube.com/watch?v=DXWSlfCJJg4</text:p>
          </table:table-cell>
          <table:table-cell office:value-type="string" calcext:value-type="string">
            <text:p>ケツメイシ／ライフ／たまひよ／決明子／けつめいし／life／</text:p>
            <text:p/>
            <text:p>ケツメイシの新曲「ライフ」が、創刊25周年を迎えた妊娠・出産・育児情報誌の「たまひよ」CMソングに決定した。</text:p>
            <text:p/>
            <text:p>このCMには第1子が生まれ、パパとなったサッカー長友佑都選手が出演している。新曲「ライフ」もCMの雰囲気にぴったりの、明るい未来を連想させるあたたかいミッドバラード曲となっている。リリースについては未発表となっている。</text:p>
            <text:p/>
            <text:p>引用：https://natalie.mu/music/news/287310</text:p>
            <text:p/>
            <text:p>#ケツメイシ #ライフ #たまひよ #決明子 #けつめいし #life</text:p>
          </table:table-cell>
          <table:table-cell office:value-type="float" office:value="76" calcext:value-type="float">
            <text:p>76</text:p>
          </table:table-cell>
          <table:table-cell/>
          <table:table-cell office:value-type="string" calcext:value-type="string">
            <text:p>UCHjFYzCLzJjgRSo9UNrY0KQ</text:p>
          </table:table-cell>
          <table:table-cell office:value-type="string" calcext:value-type="string">
            <text:p>Breaking Jmusic</text:p>
          </table:table-cell>
          <table:table-cell office:value-type="string" calcext:value-type="string">
            <text:p>https://www.youtube.com/channel/UCHjFYzCLzJjgRSo9UNrY0KQ</text:p>
          </table:table-cell>
          <table:table-cell office:value-type="string" calcext:value-type="string">
            <text:p>このチャンネルは音楽情報をまとめて、オリジナルミュージックビデオで紹介します、歌手の歌が提供しておりません！</text:p>
          </table:table-cell>
          <table:table-cell office:value-type="float" office:value="1" calcext:value-type="float">
            <text:p>1</text:p>
          </table:table-cell>
          <table:table-cell table:number-columns-repeated="1012"/>
        </table:table-row>
        <table:table-row table:style-name="ro2">
          <table:table-cell office:value-type="string" calcext:value-type="string">
            <text:p>aBmm5TYnabY</text:p>
          </table:table-cell>
          <table:table-cell office:value-type="string" calcext:value-type="string">
            <text:p>【コメ付き】ぐだぐだ帝都聖杯奇譚 CM 「沖田さんもオルタ化して巨○になったのか…」【FGO】</text:p>
          </table:table-cell>
          <table:table-cell office:value-type="string" calcext:value-type="string">
            <text:p>2018-06-08 12:00:25 UTC</text:p>
          </table:table-cell>
          <table:table-cell office:value-type="string" calcext:value-type="string">
            <text:p>https://www.youtube.com/watch?v=aBmm5TYnabY</text:p>
          </table:table-cell>
          <table:table-cell office:value-type="string" calcext:value-type="string">
            <text:p>「沖田さんもオルタ化して巨○になったのか…」</text:p>
            <text:p>↑</text:p>
            <text:p>沖田さんは元から大きいそうです・・・</text:p>
            <text:p>その・・・女性のアレが・・・</text:p>
            <text:p/>
            <text:p>―――――――</text:p>
            <text:p/>
            <text:p>FGOイベントより、『ぐだぐだ帝都聖杯奇譚』の 告知CM（コメ付き）です。</text:p>
            <text:p/>
            <text:p>●使用した動画など</text:p>
            <text:p/>
            <text:p>▶公式高画質版【FGO】ぐだぐだ帝都聖杯奇譚</text:p>
            <text:p> 告知CM【Fate/Grand Order】</text:p>
            <text:p>http://www.nicovideo.jp/watch/sm33325899</text:p>
            <text:p/>
            <text:p/>
            <text:p>▶【FGOスロー再生CM】新イベント「</text:p>
            <text:p>ぐだぐだ帝都聖杯奇譚」【Fate/Grand Order】</text:p>
            <text:p>http://www.nicovideo.jp/watch/sm33325998</text:p>
            <text:p/>
            <text:p/>
            <text:p>【BGM・シネマティック】壮大なエピック・オーケストラ</text:p>
            <text:p>作者名：む2き </text:p>
            <text:p>http://commons.nicovideo.jp/material/nc170180</text:p>
            <text:p/>
            <text:p/>
            <text:p>―――――――――</text:p>
            <text:p/>
            <text:p>【FGO】沖田総司の台詞の元ネタ【桜セイバー】</text:p>
            <text:p>http://stylish1history.b.dlsite.net/archives/75752037.html</text:p>
            <text:p/>
            <text:p/>
            <text:p>―――――――――</text:p>
          </table:table-cell>
          <table:table-cell office:value-type="float" office:value="84329" calcext:value-type="float">
            <text:p>84329</text:p>
          </table:table-cell>
          <table:table-cell/>
          <table:table-cell office:value-type="string" calcext:value-type="string">
            <text:p>UCHOQLFBlSoAxqAzBRL8s67A</text:p>
          </table:table-cell>
          <table:table-cell office:value-type="string" calcext:value-type="string">
            <text:p>SHAチャンネル</text:p>
          </table:table-cell>
          <table:table-cell office:value-type="string" calcext:value-type="string">
            <text:p>https://www.youtube.com/channel/UCHOQLFBlSoAxqAzBRL8s67A</text:p>
          </table:table-cell>
          <table:table-cell office:value-type="string" calcext:value-type="string">
            <text:p>スタイリッシュ・ヒストリー・アクション（SHA）</text:p>
            <text:p>という名で活動しています。</text:p>
            <text:p>脱線しまくりますが・・・</text:p>
            <text:p>普段は歴史関係の作品を制作しています。</text:p>
            <text:p/>
            <text:p>※「歴史ネタ」という性格上「中傷 / 暴言 / 侮辱 / 愚痴 / 皮肉 / 文句 などが起きやすく、</text:p>
            <text:p>他のユーザーが不快な思いする可能性がある」と判断したため、コメント欄は非表示にしています。</text:p>
            <text:p/>
            <text:p>ご意見・感想などはツイッターからお願いします↓</text:p>
            <text:p>https://twitter.com/stylish1history/with_replies</text:p>
          </table:table-cell>
          <table:table-cell office:value-type="float" office:value="1" calcext:value-type="float">
            <text:p>1</text:p>
          </table:table-cell>
          <table:table-cell table:number-columns-repeated="1012"/>
        </table:table-row>
        <table:table-row table:style-name="ro2">
          <table:table-cell office:value-type="string" calcext:value-type="string">
            <text:p>LrkfFlDIiXg</text:p>
          </table:table-cell>
          <table:table-cell office:value-type="string" calcext:value-type="string">
            <text:p>明治安田生命　2018年度企業ＣＭ「やさしい時間」篇</text:p>
          </table:table-cell>
          <table:table-cell office:value-type="string" calcext:value-type="string">
            <text:p>2018-06-04 05:00:02 UTC</text:p>
          </table:table-cell>
          <table:table-cell office:value-type="string" calcext:value-type="string">
            <text:p>https://www.youtube.com/watch?v=LrkfFlDIiXg</text:p>
          </table:table-cell>
          <table:table-cell office:value-type="string" calcext:value-type="string">
            <text:p>説明</text:p>
          </table:table-cell>
          <table:table-cell office:value-type="float" office:value="6364" calcext:value-type="float">
            <text:p>6364</text:p>
          </table:table-cell>
          <table:table-cell/>
          <table:table-cell office:value-type="string" calcext:value-type="string">
            <text:p>UChS6u2JgYDFX_LUNTgNV34A</text:p>
          </table:table-cell>
          <table:table-cell office:value-type="string" calcext:value-type="string">
            <text:p>公式チャンネル明治安田生命</text:p>
          </table:table-cell>
          <table:table-cell office:value-type="string" calcext:value-type="string">
            <text:p>https://www.youtube.com/channel/UChS6u2JgYDFX_LUNTgNV34A</text:p>
          </table:table-cell>
          <table:table-cell office:value-type="string" calcext:value-type="string">
            <text:p>明治安田生命保険相互会社のテレビCMや動画をご紹介する、CMの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LPplhdXM0xI</text:p>
          </table:table-cell>
          <table:table-cell office:value-type="string" calcext:value-type="string">
            <text:p>明治安田生命　2018年度企業ＣＭ「青春の輝き」篇</text:p>
          </table:table-cell>
          <table:table-cell office:value-type="string" calcext:value-type="string">
            <text:p>2018-06-04 05:00:00 UTC</text:p>
          </table:table-cell>
          <table:table-cell office:value-type="string" calcext:value-type="string">
            <text:p>https://www.youtube.com/watch?v=LPplhdXM0xI</text:p>
          </table:table-cell>
          <table:table-cell office:value-type="string" calcext:value-type="string">
            <text:p>説明</text:p>
          </table:table-cell>
          <table:table-cell office:value-type="float" office:value="3227" calcext:value-type="float">
            <text:p>3227</text:p>
          </table:table-cell>
          <table:table-cell/>
          <table:table-cell office:value-type="string" calcext:value-type="string">
            <text:p>UChS6u2JgYDFX_LUNTgNV34A</text:p>
          </table:table-cell>
          <table:table-cell office:value-type="string" calcext:value-type="string">
            <text:p>公式チャンネル明治安田生命</text:p>
          </table:table-cell>
          <table:table-cell office:value-type="string" calcext:value-type="string">
            <text:p>https://www.youtube.com/channel/UChS6u2JgYDFX_LUNTgNV34A</text:p>
          </table:table-cell>
          <table:table-cell office:value-type="string" calcext:value-type="string">
            <text:p>明治安田生命保険相互会社のテレビCMや動画をご紹介する、CMの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JFkxs6-YOec</text:p>
          </table:table-cell>
          <table:table-cell office:value-type="string" calcext:value-type="string">
            <text:p>明治安田生命　2018年度企業ＣＭ「小さな光」篇</text:p>
          </table:table-cell>
          <table:table-cell office:value-type="string" calcext:value-type="string">
            <text:p>2018-06-04 05:00:01 UTC</text:p>
          </table:table-cell>
          <table:table-cell office:value-type="string" calcext:value-type="string">
            <text:p>https://www.youtube.com/watch?v=JFkxs6-YOec</text:p>
          </table:table-cell>
          <table:table-cell office:value-type="string" calcext:value-type="string">
            <text:p>説明</text:p>
          </table:table-cell>
          <table:table-cell office:value-type="float" office:value="3207" calcext:value-type="float">
            <text:p>3207</text:p>
          </table:table-cell>
          <table:table-cell/>
          <table:table-cell office:value-type="string" calcext:value-type="string">
            <text:p>UChS6u2JgYDFX_LUNTgNV34A</text:p>
          </table:table-cell>
          <table:table-cell office:value-type="string" calcext:value-type="string">
            <text:p>公式チャンネル明治安田生命</text:p>
          </table:table-cell>
          <table:table-cell office:value-type="string" calcext:value-type="string">
            <text:p>https://www.youtube.com/channel/UChS6u2JgYDFX_LUNTgNV34A</text:p>
          </table:table-cell>
          <table:table-cell office:value-type="string" calcext:value-type="string">
            <text:p>明治安田生命保険相互会社のテレビCMや動画をご紹介する、CMの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W70Dktkdlp0</text:p>
          </table:table-cell>
          <table:table-cell office:value-type="string" calcext:value-type="string">
            <text:p>Colt Cabana On If He's Still Friends With CM Punk</text:p>
          </table:table-cell>
          <table:table-cell office:value-type="string" calcext:value-type="string">
            <text:p>2018-06-15 14:53:38 UTC</text:p>
          </table:table-cell>
          <table:table-cell office:value-type="string" calcext:value-type="string">
            <text:p>https://www.youtube.com/watch?v=W70Dktkdlp0</text:p>
          </table:table-cell>
          <table:table-cell office:value-type="string" calcext:value-type="string">
            <text:p>Colt Cabana tries to explain his relationship with CM Punk following their trial with WWE Doctor Chris Amann.</text:p>
          </table:table-cell>
          <table:table-cell office:value-type="float" office:value="1168" calcext:value-type="float">
            <text:p>1168</text:p>
          </table:table-cell>
          <table:table-cell office:value-type="float" office:value="22" calcext:value-type="float">
            <text:p>22</text:p>
          </table:table-cell>
          <table:table-cell office:value-type="string" calcext:value-type="string">
            <text:p>UCHVnqStL6c3mQcKhWCZfhCQ</text:p>
          </table:table-cell>
          <table:table-cell office:value-type="string" calcext:value-type="string">
            <text:p>WrestlingINC</text:p>
          </table:table-cell>
          <table:table-cell office:value-type="string" calcext:value-type="string">
            <text:p>https://www.youtube.com/channel/UCHVnqStL6c3mQcKhWCZfhCQ</text:p>
          </table:table-cell>
          <table:table-cell office:value-type="string" calcext:value-type="string">
            <text:p>The official YouTube channel for WrestlingINC.com, the industry pioneer in WWE, TNA and all things pro wrestling. Wrestling news, results, videos, spoilers and much more since 1997.</text:p>
          </table:table-cell>
          <table:table-cell office:value-type="float" office:value="1" calcext:value-type="float">
            <text:p>1</text:p>
          </table:table-cell>
          <table:table-cell table:number-columns-repeated="1012"/>
        </table:table-row>
        <table:table-row table:style-name="ro2">
          <table:table-cell office:value-type="string" calcext:value-type="string">
            <text:p>jTWFcRPDaxE</text:p>
          </table:table-cell>
          <table:table-cell office:value-type="string" calcext:value-type="string">
            <text:p>テレビＣＭ「エアコン欲しいけど」篇</text:p>
          </table:table-cell>
          <table:table-cell office:value-type="string" calcext:value-type="string">
            <text:p>2018-06-22 19:06:50 UTC</text:p>
          </table:table-cell>
          <table:table-cell office:value-type="string" calcext:value-type="string">
            <text:p>https://www.youtube.com/watch?v=jTWFcRPDaxE</text:p>
          </table:table-cell>
          <table:table-cell office:value-type="string" calcext:value-type="string">
            <text:p>「エアコン欲しいけど・・・」</text:p>
            <text:p>「電気代心配だし・・・」</text:p>
            <text:p>そんなあなたに、エアコン専用のおトクな電気料金プランが登場！</text:p>
            <text:p>エアコン購入キャンペーン、８月３１日まで実施中！</text:p>
          </table:table-cell>
          <table:table-cell office:value-type="float" office:value="997" calcext:value-type="float">
            <text:p>997</text:p>
          </table:table-cell>
          <table:table-cell/>
          <table:table-cell office:value-type="string" calcext:value-type="string">
            <text:p>UCi-TzMqCruAg5sNdzgrfFmQ</text:p>
          </table:table-cell>
          <table:table-cell office:value-type="string" calcext:value-type="string">
            <text:p>北海道電力</text:p>
          </table:table-cell>
          <table:table-cell office:value-type="string" calcext:value-type="string">
            <text:p>https://www.youtube.com/channel/UCi-TzMqCruAg5sNdzgrfFmQ</text:p>
          </table:table-cell>
          <table:table-cell office:value-type="string" calcext:value-type="string">
            <text:p>北海道電力が運営する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6913fFjMwFQ</text:p>
          </table:table-cell>
          <table:table-cell office:value-type="string" calcext:value-type="string">
            <text:p>［学生作品紹介］東北芸術工科大学CM no.2</text:p>
          </table:table-cell>
          <table:table-cell office:value-type="string" calcext:value-type="string">
            <text:p>2018-06-13 04:09:43 UTC</text:p>
          </table:table-cell>
          <table:table-cell office:value-type="string" calcext:value-type="string">
            <text:p>https://www.youtube.com/watch?v=6913fFjMwFQ</text:p>
          </table:table-cell>
          <table:table-cell office:value-type="string" calcext:value-type="string">
            <text:p>映像学科1年生が、2018年度前期の授業内で東北芸工大のCMづくりに挑戦。ついこの前まで高校生だった1年生が切り取る新鮮な目線・切り口の作品です。</text:p>
            <text:p/>
            <text:p>担当教員：今村直樹 教授（CMディレクター）</text:p>
            <text:p/>
            <text:p>東北芸術工科大学：http://www.tuad.ac.jp/</text:p>
            <text:p>映像学科：http://www.tuad.ac.jp/filmandmedia/</text:p>
            <text:p/>
            <text:p>その他の作品：</text:p>
            <text:p>https://www.youtube.com/embed/sxtc1CJ2LBU </text:p>
            <text:p>https://www.youtube.com/embed/6913fFjMwFQ</text:p>
            <text:p>https://www.youtube.com/embed/H-e8CDnJw7s</text:p>
            <text:p>https://www.youtube.com/embed/ZVsgubEk9gg</text:p>
          </table:table-cell>
          <table:table-cell office:value-type="float" office:value="378" calcext:value-type="float">
            <text:p>378</text:p>
          </table:table-cell>
          <table:table-cell office:value-type="float" office:value="4" calcext:value-type="float">
            <text:p>4</text:p>
          </table:table-cell>
          <table:table-cell office:value-type="string" calcext:value-type="string">
            <text:p>UCI060LtF1F0vt4HfKIfYMYg</text:p>
          </table:table-cell>
          <table:table-cell office:value-type="string" calcext:value-type="string">
            <text:p>東北芸術工科大学</text:p>
          </table:table-cell>
          <table:table-cell office:value-type="string" calcext:value-type="string">
            <text:p>https://www.youtube.com/channel/UCI060LtF1F0vt4HfKIfYMYg</text:p>
          </table:table-cell>
          <table:table-cell office:value-type="string" calcext:value-type="string">
            <text:p>東北芸術工科大学の関連動画を公開しています。</text:p>
            <text:p>映像学科の学生作品など現在公開している動画は、大学公式サイトからのみ再生可能になっており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yqKvOZZqJNE</text:p>
          </table:table-cell>
          <table:table-cell office:value-type="string" calcext:value-type="string">
            <text:p>CM PUNK VS. MICHAEL JACKSON UFC225</text:p>
          </table:table-cell>
          <table:table-cell office:value-type="string" calcext:value-type="string">
            <text:p>2018-06-10 05:03:33 UTC</text:p>
          </table:table-cell>
          <table:table-cell office:value-type="string" calcext:value-type="string">
            <text:p>https://www.youtube.com/watch?v=yqKvOZZqJNE</text:p>
          </table:table-cell>
          <table:table-cell office:value-type="string" calcext:value-type="string">
            <text:p>CM PUNK VS. MICHAEL JACKSON UFC225 HIGHLIGHTS FULL VIDEO</text:p>
            <text:p> CM PUNK VS. MICHAEL JACKSON UFC225 HIGHLIGHTS FULL VIDEO</text:p>
            <text:p>CM PUNK VS. MICHAEL JACKSON UFC225 HIGHLIGHTS FULL VIDEO</text:p>
            <text:p>CM PUNK VS. MICHAEL JACKSON UFC225 HIGHLIGHTS FULL VIDEO</text:p>
            <text:p>CM PUNK VS. MICHAEL JACKSON UFC225 HIGHLIGHTS FULL VIDEO</text:p>
            <text:p>CM PUNK VS. MICHAEL JACKSON UFC225 HIGHLIGHTS FULL VIDEO</text:p>
            <text:p>CM PUNK VS. MICHAEL JACKSON UFC225 HIGHLIGHTS FULL VIDEO</text:p>
            <text:p>CM PUNK VS. MICHAEL JACKSON UFC225 HIGHLIGHTS FULL VIDEO</text:p>
          </table:table-cell>
          <table:table-cell office:value-type="float" office:value="1750" calcext:value-type="float">
            <text:p>1750</text:p>
          </table:table-cell>
          <table:table-cell office:value-type="float" office:value="7" calcext:value-type="float">
            <text:p>7</text:p>
          </table:table-cell>
          <table:table-cell office:value-type="string" calcext:value-type="string">
            <text:p>UCi3BaH380nzUub9KyqddPSg</text:p>
          </table:table-cell>
          <table:table-cell office:value-type="string" calcext:value-type="string">
            <text:p>BLACK PANTHER MMA</text:p>
          </table:table-cell>
          <table:table-cell office:value-type="string" calcext:value-type="string">
            <text:p>https://www.youtube.com/channel/UCi3BaH380nzUub9KyqddPSg</text:p>
          </table:table-cell>
          <table:table-cell office:value-type="string" calcext:value-type="string">
            <text:p>🔴SUBSCRIBE FOR MORE OTHER MMA CONTENT!!! </text:p>
            <text:p>. </text:p>
            <text:p>. </text:p>
            <text:p>. </text:p>
            <text:p>Mixed Martial Arts training has exploded in popularity, recently. We believe that MMA is a fantastic way to get in better shape, mentally, and physically that anyone can do.</text:p>
            <text:p>Fitness Benefits: </text:p>
            <text:p>There are lots of fitness benefits to practicing MMA. Studies have shown that MMA training, unlike other types of exercise, works on your total body. </text:p>
            <text:p>Get Flexible: </text:p>
            <text:p>Just like so many other sports, MMA training improve flexibility. For participants approaching older ages, flexibility can be very important. </text:p>
            <text:p>Look Great: </text:p>
            <text:p>If you want to totally transform your body, MMA training is the way to go. Not only can you get a workout of your entire body quickly when participating in it, but you can also focus on certain areas.</text:p>
            <text:p>Mental Health Benefits: </text:p>
            <text:p>Studies show that there are a bevy of mental health benefits to MMA training. </text:p>
            <text:p>And dozens of other physical health and mental health benefits!!!</text:p>
          </table:table-cell>
          <table:table-cell office:value-type="float" office:value="1" calcext:value-type="float">
            <text:p>1</text:p>
          </table:table-cell>
          <table:table-cell table:number-columns-repeated="1012"/>
        </table:table-row>
        <table:table-row table:style-name="ro2">
          <table:table-cell office:value-type="string" calcext:value-type="string">
            <text:p>Q60-wLwFl_o</text:p>
          </table:table-cell>
          <table:table-cell office:value-type="string" calcext:value-type="string">
            <text:p>[JT CM] 「想うた　親を想う」篇（30秒） 【公式】</text:p>
          </table:table-cell>
          <table:table-cell office:value-type="string" calcext:value-type="string">
            <text:p>2018-06-14 15:00:05 UTC</text:p>
          </table:table-cell>
          <table:table-cell office:value-type="string" calcext:value-type="string">
            <text:p>https://www.youtube.com/watch?v=Q60-wLwFl_o</text:p>
          </table:table-cell>
          <table:table-cell office:value-type="string" calcext:value-type="string">
            <text:p>たいせつな人への“想い”を“うた”にのせて届ける「想うた」シリーズ。</text:p>
            <text:p>とある一人の若者を主人公に、人と人がお互いに想い合う気持ちを、</text:p>
            <text:p>オリジナル楽曲に乗せて伝えていきます。</text:p>
            <text:p>第一弾は、「親を想う」篇です。</text:p>
            <text:p>現代社会を生きる若者が、自分を支えてくれている親の想いや大切さに気づく過程を描きました。</text:p>
            <text:p>親は子を想い、子は親を想う。そんな普遍的なテーマを描くことで、</text:p>
            <text:p>「ひとのときを、想う。」に込められたJTの想いをお伝えしています。</text:p>
            <text:p/>
            <text:p>出演：北村匠海（きたむら たくみ）</text:p>
            <text:p/>
            <text:p>親を想う（JT CMオリジナル楽曲）</text:p>
            <text:p>作曲：キヨサク（MONGOL800）</text:p>
            <text:p>歌詞：篠原誠</text:p>
            <text:p>歌：キヨサク（MONGOL800）</text:p>
            <text:p/>
            <text:p>■スペシャルムービーver.はこちら↓</text:p>
            <text:p>[JT CM] スペシャルムービー「想うた　親を想う」篇（120秒） </text:p>
            <text:p>https://youtu.be/H__UFuZ7FVw</text:p>
            <text:p/>
            <text:p>■60ver.はこちら↓</text:p>
            <text:p>[JT CM] 「想うた　親を想う」篇（60秒） </text:p>
            <text:p>https://youtu.be/0W4SqO8q05g</text:p>
            <text:p/>
            <text:p>最新のCMやスポーツ/イベントなど、JTの取り組みを動画で紹介します。チャンネル登録はこちら↓（Subscribe）</text:p>
            <text:p>https://goo.gl/OKWGXD</text:p>
            <text:p/>
            <text:p>JT公式サイト</text:p>
            <text:p>https://www.jti.co.jp/</text:p>
            <text:p/>
            <text:p>JT CM GALLARY</text:p>
            <text:p>https://www.jti.co.jp/corporate/tvcm/index.html</text:p>
            <text:p/>
            <text:p>JT公式Facebookページ</text:p>
            <text:p>https://www.facebook.com/jti.co.jp</text:p>
          </table:table-cell>
          <table:table-cell office:value-type="float" office:value="11786" calcext:value-type="float">
            <text:p>11786</text:p>
          </table:table-cell>
          <table:table-cell/>
          <table:table-cell office:value-type="string" calcext:value-type="string">
            <text:p>UCiAqiZgpxqc5ZrqAWbxXLNg</text:p>
          </table:table-cell>
          <table:table-cell office:value-type="string" calcext:value-type="string">
            <text:p>JT公式チャンネル</text:p>
          </table:table-cell>
          <table:table-cell office:value-type="string" calcext:value-type="string">
            <text:p>https://www.youtube.com/channel/UCiAqiZgpxqc5ZrqAWbxXLNg</text:p>
          </table:table-cell>
          <table:table-cell office:value-type="string" calcext:value-type="string">
            <text:p>JTの公式YouTubeチャンネルです。最新のCMや、スポーツ/イベントなどJTの取り組みを動画で紹介します。「チャンネル登録」していただいた方には、最新の動画情報をお知らせします。</text:p>
            <text:p/>
            <text:p>運営：JT</text:p>
          </table:table-cell>
          <table:table-cell office:value-type="float" office:value="0" calcext:value-type="float">
            <text:p>0</text:p>
          </table:table-cell>
          <table:table-cell table:number-columns-repeated="1012"/>
        </table:table-row>
        <table:table-row table:style-name="ro2">
          <table:table-cell office:value-type="string" calcext:value-type="string">
            <text:p>0W4SqO8q05g</text:p>
          </table:table-cell>
          <table:table-cell office:value-type="string" calcext:value-type="string">
            <text:p>[JT CM] 「想うた　親を想う」篇（60秒） 【公式】</text:p>
          </table:table-cell>
          <table:table-cell office:value-type="string" calcext:value-type="string">
            <text:p>2018-06-14 15:00:04 UTC</text:p>
          </table:table-cell>
          <table:table-cell office:value-type="string" calcext:value-type="string">
            <text:p>https://www.youtube.com/watch?v=0W4SqO8q05g</text:p>
          </table:table-cell>
          <table:table-cell office:value-type="string" calcext:value-type="string">
            <text:p>たいせつな人への“想い”を“うた”にのせて届ける「想うた」シリーズ。</text:p>
            <text:p>とある一人の若者を主人公に、人と人がお互いに想い合う気持ちを、</text:p>
            <text:p>オリジナル楽曲に乗せて伝えていきます。</text:p>
            <text:p>第一弾は、「親を想う」篇です。</text:p>
            <text:p>現代社会を生きる若者が、自分を支えてくれている親の想いや大切さに気づく過程を描きました。</text:p>
            <text:p>親は子を想い、子は親を想う。そんな普遍的なテーマを描くことで、</text:p>
            <text:p>「ひとのときを、想う。」に込められたJTの想いをお伝えしています。</text:p>
            <text:p/>
            <text:p>出演：北村匠海（きたむら たくみ）</text:p>
            <text:p/>
            <text:p>親を想う（JT CMオリジナル楽曲）</text:p>
            <text:p>作曲：キヨサク（MONGOL800）</text:p>
            <text:p>歌詞：篠原誠</text:p>
            <text:p>歌：キヨサク（MONGOL800）</text:p>
            <text:p/>
            <text:p>■スペシャルムービーver.はこちら↓</text:p>
            <text:p>[JT CM] スペシャルムービー「想うた　親を想う」篇（120秒） </text:p>
            <text:p>https://youtu.be/H__UFuZ7FVw</text:p>
            <text:p/>
            <text:p>■30ver.はこちら↓</text:p>
            <text:p>[JT CM] 「想うた　親を想う」篇（30秒） </text:p>
            <text:p>https://youtu.be/Q60-wLwFl_o</text:p>
            <text:p/>
            <text:p>最新のCMやスポーツ/イベントなど、JTの取り組みを動画で紹介します。チャンネル登録はこちら↓（Subscribe）</text:p>
            <text:p>https://goo.gl/OKWGXD</text:p>
            <text:p/>
            <text:p>JT公式サイト</text:p>
            <text:p>https://www.jti.co.jp/</text:p>
            <text:p/>
            <text:p>JT CM GALLARY</text:p>
            <text:p>https://www.jti.co.jp/corporate/tvcm/index.html</text:p>
            <text:p/>
            <text:p>JT公式Facebookページ</text:p>
            <text:p>https://www.facebook.com/jti.co.jp</text:p>
          </table:table-cell>
          <table:table-cell office:value-type="float" office:value="33425" calcext:value-type="float">
            <text:p>33425</text:p>
          </table:table-cell>
          <table:table-cell/>
          <table:table-cell office:value-type="string" calcext:value-type="string">
            <text:p>UCiAqiZgpxqc5ZrqAWbxXLNg</text:p>
          </table:table-cell>
          <table:table-cell office:value-type="string" calcext:value-type="string">
            <text:p>JT公式チャンネル</text:p>
          </table:table-cell>
          <table:table-cell office:value-type="string" calcext:value-type="string">
            <text:p>https://www.youtube.com/channel/UCiAqiZgpxqc5ZrqAWbxXLNg</text:p>
          </table:table-cell>
          <table:table-cell office:value-type="string" calcext:value-type="string">
            <text:p>JTの公式YouTubeチャンネルです。最新のCMや、スポーツ/イベントなどJTの取り組みを動画で紹介します。「チャンネル登録」していただいた方には、最新の動画情報をお知らせします。</text:p>
            <text:p/>
            <text:p>運営：JT</text:p>
          </table:table-cell>
          <table:table-cell office:value-type="float" office:value="0" calcext:value-type="float">
            <text:p>0</text:p>
          </table:table-cell>
          <table:table-cell table:number-columns-repeated="1012"/>
        </table:table-row>
        <table:table-row table:style-name="ro2">
          <table:table-cell office:value-type="string" calcext:value-type="string">
            <text:p>H__UFuZ7FVw</text:p>
          </table:table-cell>
          <table:table-cell office:value-type="string" calcext:value-type="string">
            <text:p>[JT WEB限定CM] スペシャルムービー「想うた　親を想う」篇（120秒） 【公式】</text:p>
          </table:table-cell>
          <table:table-cell office:value-type="string" calcext:value-type="string">
            <text:p>2018-06-14 15:00:02 UTC</text:p>
          </table:table-cell>
          <table:table-cell office:value-type="string" calcext:value-type="string">
            <text:p>https://www.youtube.com/watch?v=H__UFuZ7FVw</text:p>
          </table:table-cell>
          <table:table-cell office:value-type="string" calcext:value-type="string">
            <text:p>たいせつな人への“想い”を“うた”にのせて届ける「想うた」シリーズ。</text:p>
            <text:p>とある一人の若者を主人公に、人と人がお互いに想い合う気持ちを、</text:p>
            <text:p>オリジナル楽曲に乗せて伝えていきます。</text:p>
            <text:p>第一弾は、「親を想う」篇です。</text:p>
            <text:p>現代社会を生きる若者が、自分を支えてくれている親の想いや大切さに気づく過程を描きました。</text:p>
            <text:p>親は子を想い、子は親を想う。そんな普遍的なテーマを描くことで、</text:p>
            <text:p>「ひとのときを、想う。」に込められたJTの想いをお伝えしています。</text:p>
            <text:p/>
            <text:p>出演：北村匠海（きたむら たくみ）</text:p>
            <text:p/>
            <text:p>親を想う（JT CMオリジナル楽曲）</text:p>
            <text:p>作曲：キヨサク（MONGOL800）</text:p>
            <text:p>歌詞：篠原誠</text:p>
            <text:p>歌：キヨサク（MONGOL800）</text:p>
            <text:p/>
            <text:p>■60ver.はこちら↓</text:p>
            <text:p>[JT CM] 「想うた　親を想う」篇（60秒） </text:p>
            <text:p>https://youtu.be/0W4SqO8q05g</text:p>
            <text:p/>
            <text:p>■30ver.はこちら↓</text:p>
            <text:p>[JT CM] 「想うた　親を想う」篇（30秒） </text:p>
            <text:p>https://youtu.be/Q60-wLwFl_o</text:p>
            <text:p/>
            <text:p>最新のCMやスポーツ/イベントなど、JTの取り組みを動画で紹介します。チャンネル登録はこちら↓（Subscribe）</text:p>
            <text:p>https://goo.gl/OKWGXD</text:p>
            <text:p/>
            <text:p>JT公式サイト</text:p>
            <text:p>https://www.jti.co.jp/</text:p>
            <text:p/>
            <text:p>JT CM GALLARY</text:p>
            <text:p>https://www.jti.co.jp/corporate/tvcm/index.html</text:p>
            <text:p/>
            <text:p>JT公式Facebookページ</text:p>
            <text:p>https://www.facebook.com/jti.co.jp</text:p>
          </table:table-cell>
          <table:table-cell office:value-type="float" office:value="74462" calcext:value-type="float">
            <text:p>74462</text:p>
          </table:table-cell>
          <table:table-cell/>
          <table:table-cell office:value-type="string" calcext:value-type="string">
            <text:p>UCiAqiZgpxqc5ZrqAWbxXLNg</text:p>
          </table:table-cell>
          <table:table-cell office:value-type="string" calcext:value-type="string">
            <text:p>JT公式チャンネル</text:p>
          </table:table-cell>
          <table:table-cell office:value-type="string" calcext:value-type="string">
            <text:p>https://www.youtube.com/channel/UCiAqiZgpxqc5ZrqAWbxXLNg</text:p>
          </table:table-cell>
          <table:table-cell office:value-type="string" calcext:value-type="string">
            <text:p>JTの公式YouTubeチャンネルです。最新のCMや、スポーツ/イベントなどJTの取り組みを動画で紹介します。「チャンネル登録」していただいた方には、最新の動画情報をお知らせします。</text:p>
            <text:p/>
            <text:p>運営：JT</text:p>
          </table:table-cell>
          <table:table-cell office:value-type="float" office:value="0" calcext:value-type="float">
            <text:p>0</text:p>
          </table:table-cell>
          <table:table-cell table:number-columns-repeated="1012"/>
        </table:table-row>
        <table:table-row table:style-name="ro2">
          <table:table-cell office:value-type="string" calcext:value-type="string">
            <text:p>4cuCBDX8cjE</text:p>
          </table:table-cell>
          <table:table-cell office:value-type="string" calcext:value-type="string">
            <text:p>10円ピンポン！CMメイキングムービー</text:p>
          </table:table-cell>
          <table:table-cell office:value-type="string" calcext:value-type="string">
            <text:p>2018-06-18 02:32:24 UTC</text:p>
          </table:table-cell>
          <table:table-cell office:value-type="string" calcext:value-type="string">
            <text:p>https://www.youtube.com/watch?v=4cuCBDX8cjE</text:p>
          </table:table-cell>
          <table:table-cell office:value-type="string" calcext:value-type="string">
            <text:p>＼ 10円ピンポン 開催中／</text:p>
            <text:p/>
            <text:p>6月18日(月)～7月17日(火)の期間限定！</text:p>
            <text:p>毎週変わる プレゼント ♡</text:p>
            <text:p/>
            <text:p>期間中 LINE Pay で 10円 以上の 送金 をすると、 ローソン や マクドナルド の 人気商品 がもらえる ♪</text:p>
            <text:p/>
            <text:p>キャンペーンアンバサダーをつとめる欅坂46のみなさんが出演したCMのメイキングを公開♪</text:p>
            <text:p/>
            <text:p>キャンペーン の詳細はこちらから▶https://lin.ee/5S6MZZ4/qjha</text:p>
          </table:table-cell>
          <table:table-cell office:value-type="float" office:value="23325" calcext:value-type="float">
            <text:p>23325</text:p>
          </table:table-cell>
          <table:table-cell office:value-type="float" office:value="223" calcext:value-type="float">
            <text:p>223</text:p>
          </table:table-cell>
          <table:table-cell office:value-type="string" calcext:value-type="string">
            <text:p>UCicgQuW_fYuybs1MWNCAJ9Q</text:p>
          </table:table-cell>
          <table:table-cell office:value-type="string" calcext:value-type="string">
            <text:p>LINE Pay</text:p>
          </table:table-cell>
          <table:table-cell office:value-type="string" calcext:value-type="string">
            <text:p>https://www.youtube.com/channel/UCicgQuW_fYuybs1MWNCAJ9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ovErdsITPqs</text:p>
          </table:table-cell>
          <table:table-cell office:value-type="string" calcext:value-type="string">
            <text:p>1993　CM　そうてつ　日栄　ライオデント　アイリス　富士通　トレパンマン　Esso　NEC　資生堂</text:p>
          </table:table-cell>
          <table:table-cell office:value-type="string" calcext:value-type="string">
            <text:p>2018-06-12 14:34:01 UTC</text:p>
          </table:table-cell>
          <table:table-cell office:value-type="string" calcext:value-type="string">
            <text:p>https://www.youtube.com/watch?v=ovErdsITPqs</text:p>
          </table:table-cell>
          <table:table-cell/>
          <table:table-cell office:value-type="float" office:value="1289" calcext:value-type="float">
            <text:p>1289</text:p>
          </table:table-cell>
          <table:table-cell office:value-type="float" office:value="6" calcext:value-type="float">
            <text:p>6</text:p>
          </table:table-cell>
          <table:table-cell office:value-type="string" calcext:value-type="string">
            <text:p>UCiDdgprj8UWWyXKC_d7L3_w</text:p>
          </table:table-cell>
          <table:table-cell office:value-type="string" calcext:value-type="string">
            <text:p>西蓮寺ココ</text:p>
          </table:table-cell>
          <table:table-cell office:value-type="string" calcext:value-type="string">
            <text:p>https://www.youtube.com/channel/UCiDdgprj8UWWyXKC_d7L3_w</text:p>
          </table:table-cell>
          <table:table-cell office:value-type="string" calcext:value-type="string">
            <text:p>昔の動画がメインです。ドライブ動画は変化の激しい地元の街並みを撮影し映像として記録しておくのが目的です</text:p>
            <text:p>Youtubeに投稿し始めたのは2015年の12月から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kXli451POhw</text:p>
          </table:table-cell>
          <table:table-cell office:value-type="string" calcext:value-type="string">
            <text:p>宮崎興梠豆腐CM 360p</text:p>
          </table:table-cell>
          <table:table-cell office:value-type="string" calcext:value-type="string">
            <text:p>2018-06-17 02:35:30 UTC</text:p>
          </table:table-cell>
          <table:table-cell office:value-type="string" calcext:value-type="string">
            <text:p>https://www.youtube.com/watch?v=kXli451POhw</text:p>
          </table:table-cell>
          <table:table-cell/>
          <table:table-cell office:value-type="float" office:value="8" calcext:value-type="float">
            <text:p>8</text:p>
          </table:table-cell>
          <table:table-cell office:value-type="float" office:value="0" calcext:value-type="float">
            <text:p>0</text:p>
          </table:table-cell>
          <table:table-cell office:value-type="string" calcext:value-type="string">
            <text:p>UCIhjOohGn4qeEJnGa8RPl5A</text:p>
          </table:table-cell>
          <table:table-cell office:value-type="string" calcext:value-type="string">
            <text:p>家政夫は見たぞ</text:p>
          </table:table-cell>
          <table:table-cell office:value-type="string" calcext:value-type="string">
            <text:p>https://www.youtube.com/channel/UCIhjOohGn4qeEJnGa8RPl5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nRuhFISoI9M</text:p>
          </table:table-cell>
          <table:table-cell office:value-type="string" calcext:value-type="string">
            <text:p>新日本海フェリー CM 2018</text:p>
          </table:table-cell>
          <table:table-cell office:value-type="string" calcext:value-type="string">
            <text:p>2018-06-04 18:19:23 UTC</text:p>
          </table:table-cell>
          <table:table-cell office:value-type="string" calcext:value-type="string">
            <text:p>https://www.youtube.com/watch?v=nRuhFISoI9M</text:p>
          </table:table-cell>
          <table:table-cell office:value-type="string" calcext:value-type="string">
            <text:p>『踊り出したくなる旅がある </text:p>
            <text:p>  わがまま気ままな船の旅</text:p>
            <text:p>　北海道へ　新日本海フェリー 』</text:p>
            <text:p>新日本海フェリー「らべんだあ」号</text:p>
            <text:p>振付：KAORIalive（Memorable Moment）</text:p>
          </table:table-cell>
          <table:table-cell office:value-type="float" office:value="2038" calcext:value-type="float">
            <text:p>2038</text:p>
          </table:table-cell>
          <table:table-cell office:value-type="float" office:value="10" calcext:value-type="float">
            <text:p>10</text:p>
          </table:table-cell>
          <table:table-cell office:value-type="string" calcext:value-type="string">
            <text:p>UCIOpMyNyMghU_L6tBRMmRag</text:p>
          </table:table-cell>
          <table:table-cell office:value-type="string" calcext:value-type="string">
            <text:p>パパHR</text:p>
          </table:table-cell>
          <table:table-cell office:value-type="string" calcext:value-type="string">
            <text:p>https://www.youtube.com/channel/UCIOpMyNyMghU_L6tBRMmRa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cXa1k1wVSdA</text:p>
          </table:table-cell>
          <table:table-cell office:value-type="string" calcext:value-type="string">
            <text:p>魁！クロマティ高校 第05話で流れたCM</text:p>
          </table:table-cell>
          <table:table-cell office:value-type="string" calcext:value-type="string">
            <text:p>2018-06-17 09:50:13 UTC</text:p>
          </table:table-cell>
          <table:table-cell office:value-type="string" calcext:value-type="string">
            <text:p>https://www.youtube.com/watch?v=cXa1k1wVSdA</text:p>
          </table:table-cell>
          <table:table-cell office:value-type="string" calcext:value-type="string">
            <text:p>2003年</text:p>
          </table:table-cell>
          <table:table-cell office:value-type="float" office:value="324" calcext:value-type="float">
            <text:p>324</text:p>
          </table:table-cell>
          <table:table-cell office:value-type="float" office:value="4" calcext:value-type="float">
            <text:p>4</text:p>
          </table:table-cell>
          <table:table-cell office:value-type="string" calcext:value-type="string">
            <text:p>UCIwOFBMtyUViq8HjqzfZP2g</text:p>
          </table:table-cell>
          <table:table-cell office:value-type="string" calcext:value-type="string">
            <text:p>madsan</text:p>
          </table:table-cell>
          <table:table-cell office:value-type="string" calcext:value-type="string">
            <text:p>https://www.youtube.com/channel/UCIwOFBMtyUViq8HjqzfZP2g</text:p>
          </table:table-cell>
          <table:table-cell office:value-type="string" calcext:value-type="string">
            <text:p>アニメの時間に流れた懐かしのCM、1997年からのものをアップしています。</text:p>
            <text:p>2000年前後がかなり多いです。現在、特撮の時間に流れたCMを中心にアップしてい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1TslCotC57s</text:p>
          </table:table-cell>
          <table:table-cell office:value-type="string" calcext:value-type="string">
            <text:p>CM Punk Shoots on Working All In 2018</text:p>
          </table:table-cell>
          <table:table-cell office:value-type="string" calcext:value-type="string">
            <text:p>2018-06-07 14:59:09 UTC</text:p>
          </table:table-cell>
          <table:table-cell office:value-type="string" calcext:value-type="string">
            <text:p>https://www.youtube.com/watch?v=1TslCotC57s</text:p>
          </table:table-cell>
          <table:table-cell office:value-type="string" calcext:value-type="string">
            <text:p>Source: https://www.youtube.com/watch?v=AyiRO0_Ta7o</text:p>
            <text:p/>
            <text:p>CM Punk shoots on working All In this September in Chicago organized by The Young Bucks and Cody of the Bullet Club and Being The Elite.</text:p>
          </table:table-cell>
          <table:table-cell office:value-type="float" office:value="2230" calcext:value-type="float">
            <text:p>2230</text:p>
          </table:table-cell>
          <table:table-cell office:value-type="float" office:value="45" calcext:value-type="float">
            <text:p>45</text:p>
          </table:table-cell>
          <table:table-cell office:value-type="string" calcext:value-type="string">
            <text:p>UCJ_pCZitypCq_ab4SgZorwg</text:p>
          </table:table-cell>
          <table:table-cell office:value-type="string" calcext:value-type="string">
            <text:p>WrestlingInsiders</text:p>
          </table:table-cell>
          <table:table-cell office:value-type="string" calcext:value-type="string">
            <text:p>https://www.youtube.com/channel/UCJ_pCZitypCq_ab4SgZorw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d5aeAZaPEHQ</text:p>
          </table:table-cell>
          <table:table-cell office:value-type="string" calcext:value-type="string">
            <text:p>【面白いcm】タフマン メイプル超合金 伊東四朗</text:p>
          </table:table-cell>
          <table:table-cell office:value-type="string" calcext:value-type="string">
            <text:p>2018-06-27 02:16:15 UTC</text:p>
          </table:table-cell>
          <table:table-cell office:value-type="string" calcext:value-type="string">
            <text:p>https://www.youtube.com/watch?v=d5aeAZaPEHQ</text:p>
          </table:table-cell>
          <table:table-cell office:value-type="string" calcext:value-type="string">
            <text:p>【ヤクルト公式】　タフマンブランド　「タフマンの世界：電話」篇</text:p>
            <text:p>【ヤクルト公式】　タフマンブランド　「タフマンの世界：慣れ」篇</text:p>
            <text:p>【ヤクルト公式】　タフマンブランド　「タフマンの世界：昔話」篇</text:p>
            <text:p>【ヤクルト公式】　タフマンブランド　「タフマンの世界：プライオリティ」篇</text:p>
            <text:p>【ヤクルト公式】　タフマンブランド　「タフマンの世界：打ち上げ」篇</text:p>
            <text:p>【ヤクルト公式】TVCM　メイキングムービー　「タフマンブランド」</text:p>
          </table:table-cell>
          <table:table-cell office:value-type="float" office:value="1032" calcext:value-type="float">
            <text:p>1032</text:p>
          </table:table-cell>
          <table:table-cell office:value-type="float" office:value="8" calcext:value-type="float">
            <text:p>8</text:p>
          </table:table-cell>
          <table:table-cell office:value-type="string" calcext:value-type="string">
            <text:p>UCJ3Gtye8kzQUqbSxEgtcLYw</text:p>
          </table:table-cell>
          <table:table-cell office:value-type="string" calcext:value-type="string">
            <text:p>テレビ応援</text:p>
          </table:table-cell>
          <table:table-cell office:value-type="string" calcext:value-type="string">
            <text:p>https://www.youtube.com/channel/UCJ3Gtye8kzQUqbSxEgtcLY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nTcV9F77zWI</text:p>
          </table:table-cell>
          <table:table-cell office:value-type="string" calcext:value-type="string">
            <text:p>【キムタクcm】木村拓哉 そごう西武動画 ファン歓喜</text:p>
          </table:table-cell>
          <table:table-cell office:value-type="string" calcext:value-type="string">
            <text:p>2018-06-24 02:14:41 UTC</text:p>
          </table:table-cell>
          <table:table-cell office:value-type="string" calcext:value-type="string">
            <text:p>https://www.youtube.com/watch?v=nTcV9F77zWI</text:p>
          </table:table-cell>
          <table:table-cell/>
          <table:table-cell office:value-type="float" office:value="7746" calcext:value-type="float">
            <text:p>7746</text:p>
          </table:table-cell>
          <table:table-cell office:value-type="float" office:value="54" calcext:value-type="float">
            <text:p>54</text:p>
          </table:table-cell>
          <table:table-cell office:value-type="string" calcext:value-type="string">
            <text:p>UCJ3Gtye8kzQUqbSxEgtcLYw</text:p>
          </table:table-cell>
          <table:table-cell office:value-type="string" calcext:value-type="string">
            <text:p>テレビ応援</text:p>
          </table:table-cell>
          <table:table-cell office:value-type="string" calcext:value-type="string">
            <text:p>https://www.youtube.com/channel/UCJ3Gtye8kzQUqbSxEgtcLY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dXpksgPRfC8</text:p>
          </table:table-cell>
          <table:table-cell office:value-type="string" calcext:value-type="string">
            <text:p>Luis y Andrea bailan Unión Eterna (bachata dance / Allen CM)</text:p>
          </table:table-cell>
          <table:table-cell office:value-type="string" calcext:value-type="string">
            <text:p>2018-06-06 00:11:30 UTC</text:p>
          </table:table-cell>
          <table:table-cell office:value-type="string" calcext:value-type="string">
            <text:p>https://www.youtube.com/watch?v=dXpksgPRfC8</text:p>
          </table:table-cell>
          <table:table-cell/>
          <table:table-cell office:value-type="float" office:value="143" calcext:value-type="float">
            <text:p>143</text:p>
          </table:table-cell>
          <table:table-cell office:value-type="float" office:value="11" calcext:value-type="float">
            <text:p>11</text:p>
          </table:table-cell>
          <table:table-cell office:value-type="string" calcext:value-type="string">
            <text:p>UCj7kzlu1NDmRXUfQKislmug</text:p>
          </table:table-cell>
          <table:table-cell office:value-type="string" calcext:value-type="string">
            <text:p>Allen CM</text:p>
          </table:table-cell>
          <table:table-cell office:value-type="string" calcext:value-type="string">
            <text:p>https://www.youtube.com/channel/UCj7kzlu1NDmRXUfQKislmug</text:p>
          </table:table-cell>
          <table:table-cell office:value-type="string" calcext:value-type="string">
            <text:p>Canal oficial de Allen CM. Suscribete para que escuches mas de su música.</text:p>
            <text:p>Contacto: allencmoficial@gmail.com (+51) 991124953</text:p>
            <text:p/>
            <text:p>Facebook: https://www.facebook.com/allencmoficial/</text:p>
            <text:p>Instagram: https://www.instagram.com/allencmofic...</text:p>
            <text:p>Twitter: https://twitter.com/allencmoficial?la...</text:p>
          </table:table-cell>
          <table:table-cell office:value-type="float" office:value="1" calcext:value-type="float">
            <text:p>1</text:p>
          </table:table-cell>
          <table:table-cell table:number-columns-repeated="1012"/>
        </table:table-row>
        <table:table-row table:style-name="ro2">
          <table:table-cell office:value-type="string" calcext:value-type="string">
            <text:p>-iXOhp3DFC0</text:p>
          </table:table-cell>
          <table:table-cell office:value-type="string" calcext:value-type="string">
            <text:p>CM KCR Funny Speech on Telangana Congress Leaders at Rythu Bandhu Insurance Scheme | YOYO TV Channel</text:p>
          </table:table-cell>
          <table:table-cell office:value-type="string" calcext:value-type="string">
            <text:p>2018-06-05 11:18:17 UTC</text:p>
          </table:table-cell>
          <table:table-cell office:value-type="string" calcext:value-type="string">
            <text:p>https://www.youtube.com/watch?v=-iXOhp3DFC0</text:p>
          </table:table-cell>
          <table:table-cell office:value-type="string" calcext:value-type="string">
            <text:p>CM KCR Funny Speech on Telangana Congress Leaders at Rythu Bandhu Insurance Scheme</text:p>
            <text:p/>
            <text:p>Follow Us on: </text:p>
            <text:p>Facebook: http://bit.ly/2hkcu66 </text:p>
            <text:p>https://plus.google.com/+YOYOTVChannel</text:p>
            <text:p>Twitter: https://twitter.com/YOYOTVChannel </text:p>
            <text:p>Website: http://yoyoiptv.com/</text:p>
            <text:p>Subscribe Us https://www.youtube.com/channel/UCJ97pLhPp-CU9Tj4-dp9B6g?sub_confirmation=1</text:p>
          </table:table-cell>
          <table:table-cell office:value-type="float" office:value="42128" calcext:value-type="float">
            <text:p>42128</text:p>
          </table:table-cell>
          <table:table-cell office:value-type="float" office:value="366" calcext:value-type="float">
            <text:p>366</text:p>
          </table:table-cell>
          <table:table-cell office:value-type="string" calcext:value-type="string">
            <text:p>UCJ97pLhPp-CU9Tj4-dp9B6g</text:p>
          </table:table-cell>
          <table:table-cell office:value-type="string" calcext:value-type="string">
            <text:p>YOYO TV Channel</text:p>
          </table:table-cell>
          <table:table-cell office:value-type="string" calcext:value-type="string">
            <text:p>https://www.youtube.com/channel/UCJ97pLhPp-CU9Tj4-dp9B6g</text:p>
          </table:table-cell>
          <table:table-cell office:value-type="string" calcext:value-type="string">
            <text:p>YOYO TV Channel is the popular Telugu News channel Across Telangana and Andhra Pradesh. Telugu Live news gives 24 Hours live news covering political news, sports news, entertainment news, facebook live events, comedy Telugu web series and Tollywood movie promotions, Free Telugu News Channel, 24/7 news Telugu channel</text:p>
            <text:p/>
            <text:p>Telugu, English, Malayalam, Tamil, Hindi, Kannada Languages Channels owned by YOYO Media Pvt Ltd.</text:p>
            <text:p/>
            <text:p>News Covered from Hyderabad, Vijayawada, Vizag, Amaravathi, Warangal, Khammam, Srikakulam, Nellore, Prakasam, Rangareddy,  Kakinada </text:p>
            <text:p/>
            <text:p>Telangana political news, Andhra Pradesh political news, ts political news, ap political news.</text:p>
            <text:p>Telangana cm KCR news, Andra Pradesh CM Chandrababu Naidu news</text:p>
            <text:p/>
            <text:p>Andra Pradesh Huge Political News On Ys Jagan Mohan Reddy (YSRCP) , CM Chandarbabu Naidu(TDP), Nara Lokesh,YCP MLA Roja, </text:p>
            <text:p>Ms. Bhuma Akhila Priya, Smt.Paritala Sunithamma. jc diwakar reddy, sujana chowdary, anam vivek, kodela siva prasad, bhuma nagi reddy, ke krishnamurthy, sharmila, vijay</text:p>
          </table:table-cell>
          <table:table-cell office:value-type="float" office:value="1" calcext:value-type="float">
            <text:p>1</text:p>
          </table:table-cell>
          <table:table-cell table:number-columns-repeated="1012"/>
        </table:table-row>
        <table:table-row table:style-name="ro2">
          <table:table-cell office:value-type="string" calcext:value-type="string">
            <text:p>DX5Dqd80bgI</text:p>
          </table:table-cell>
          <table:table-cell office:value-type="string" calcext:value-type="string">
            <text:p>Srikanth Chary Mother Emotional Speech | CM KCR | Telangana Formation Day 2018 <text:s/>| YOYO TV Channel</text:p>
          </table:table-cell>
          <table:table-cell office:value-type="string" calcext:value-type="string">
            <text:p>2018-06-02 07:07:48 UTC</text:p>
          </table:table-cell>
          <table:table-cell office:value-type="string" calcext:value-type="string">
            <text:p>https://www.youtube.com/watch?v=DX5Dqd80bgI</text:p>
          </table:table-cell>
          <table:table-cell office:value-type="string" calcext:value-type="string">
            <text:p>Srikanth Chary Mother Emotional Speech </text:p>
            <text:p/>
            <text:p>Follow Us on: </text:p>
            <text:p>Facebook: http://bit.ly/2hkcu66 </text:p>
            <text:p>https://plus.google.com/+YOYOTVChannel</text:p>
            <text:p>Twitter: https://twitter.com/YOYOTVChannel </text:p>
            <text:p>Website: http://yoyoiptv.com/</text:p>
            <text:p>Subscribe Us https://www.youtube.com/channel/UCJ97pLhPp-CU9Tj4-dp9B6g?sub_confirmation=1</text:p>
          </table:table-cell>
          <table:table-cell office:value-type="float" office:value="87179" calcext:value-type="float">
            <text:p>87179</text:p>
          </table:table-cell>
          <table:table-cell office:value-type="float" office:value="759" calcext:value-type="float">
            <text:p>759</text:p>
          </table:table-cell>
          <table:table-cell office:value-type="string" calcext:value-type="string">
            <text:p>UCJ97pLhPp-CU9Tj4-dp9B6g</text:p>
          </table:table-cell>
          <table:table-cell office:value-type="string" calcext:value-type="string">
            <text:p>YOYO TV Channel</text:p>
          </table:table-cell>
          <table:table-cell office:value-type="string" calcext:value-type="string">
            <text:p>https://www.youtube.com/channel/UCJ97pLhPp-CU9Tj4-dp9B6g</text:p>
          </table:table-cell>
          <table:table-cell office:value-type="string" calcext:value-type="string">
            <text:p>YOYO TV Channel is the popular Telugu News channel Across Telangana and Andhra Pradesh. Telugu Live news gives 24 Hours live news covering political news, sports news, entertainment news, facebook live events, comedy Telugu web series and Tollywood movie promotions, Free Telugu News Channel, 24/7 news Telugu channel</text:p>
            <text:p/>
            <text:p>Telugu, English, Malayalam, Tamil, Hindi, Kannada Languages Channels owned by YOYO Media Pvt Ltd.</text:p>
            <text:p/>
            <text:p>News Covered from Hyderabad, Vijayawada, Vizag, Amaravathi, Warangal, Khammam, Srikakulam, Nellore, Prakasam, Rangareddy,  Kakinada </text:p>
            <text:p/>
            <text:p>Telangana political news, Andhra Pradesh political news, ts political news, ap political news.</text:p>
            <text:p>Telangana cm KCR news, Andra Pradesh CM Chandrababu Naidu news</text:p>
            <text:p/>
            <text:p>Andra Pradesh Huge Political News On Ys Jagan Mohan Reddy (YSRCP) , CM Chandarbabu Naidu(TDP), Nara Lokesh,YCP MLA Roja, </text:p>
            <text:p>Ms. Bhuma Akhila Priya, Smt.Paritala Sunithamma. jc diwakar reddy, sujana chowdary, anam vivek, kodela siva prasad, bhuma nagi reddy, ke krishnamurthy, sharmila, vijay</text:p>
          </table:table-cell>
          <table:table-cell office:value-type="float" office:value="1" calcext:value-type="float">
            <text:p>1</text:p>
          </table:table-cell>
          <table:table-cell table:number-columns-repeated="1012"/>
        </table:table-row>
        <table:table-row table:style-name="ro2">
          <table:table-cell office:value-type="string" calcext:value-type="string">
            <text:p>qoIenYbL7GY</text:p>
          </table:table-cell>
          <table:table-cell office:value-type="string" calcext:value-type="string">
            <text:p>高知県初上陸！オートレース南国のCM</text:p>
          </table:table-cell>
          <table:table-cell office:value-type="string" calcext:value-type="string">
            <text:p>2018-06-19 05:25:37 UTC</text:p>
          </table:table-cell>
          <table:table-cell office:value-type="string" calcext:value-type="string">
            <text:p>https://www.youtube.com/watch?v=qoIenYbL7GY</text:p>
          </table:table-cell>
          <table:table-cell office:value-type="string" calcext:value-type="string">
            <text:p>2018年3月29日にOPENした高知県南国市にあるオートレース場外車券売場「オートレース南国」のCM。</text:p>
            <text:p>http://autorace.jp/</text:p>
          </table:table-cell>
          <table:table-cell office:value-type="float" office:value="1074" calcext:value-type="float">
            <text:p>1074</text:p>
          </table:table-cell>
          <table:table-cell office:value-type="float" office:value="10" calcext:value-type="float">
            <text:p>10</text:p>
          </table:table-cell>
          <table:table-cell office:value-type="string" calcext:value-type="string">
            <text:p>UCJAPqcMNYk3HMknRuPMNvKA</text:p>
          </table:table-cell>
          <table:table-cell office:value-type="string" calcext:value-type="string">
            <text:p>autofficial</text:p>
          </table:table-cell>
          <table:table-cell office:value-type="string" calcext:value-type="string">
            <text:p>https://www.youtube.com/channel/UCJAPqcMNYk3HMknRuPMNvKA</text:p>
          </table:table-cell>
          <table:table-cell office:value-type="string" calcext:value-type="string">
            <text:p>オートレースは競馬・競輪・ボートレースと並ぶ日本の公営ギャンブルです。</text:p>
            <text:p>日本に６か所（伊勢崎・川口・船橋・浜松・山陽・飯塚）にあり、バイクでオーバルコースを走るマシンスポーツとしても知られています。</text:p>
            <text:p/>
            <text:p>AutoRace is a municipally managed competitive sports along with horse, bicycle, and boatracing. Racing around the asphalt oval circuit on a motorcycle----it' a heated contest of speed.</text:p>
          </table:table-cell>
          <table:table-cell office:value-type="float" office:value="0" calcext:value-type="float">
            <text:p>0</text:p>
          </table:table-cell>
          <table:table-cell table:number-columns-repeated="1012"/>
        </table:table-row>
        <table:table-row table:style-name="ro2">
          <table:table-cell office:value-type="string" calcext:value-type="string">
            <text:p>FjZft_GL17Q</text:p>
          </table:table-cell>
          <table:table-cell office:value-type="string" calcext:value-type="string">
            <text:p>グレードレース7のCM「GIIウィナーズカップ 」（浜松・6/13～17）</text:p>
          </table:table-cell>
          <table:table-cell office:value-type="string" calcext:value-type="string">
            <text:p>2018-06-05 06:27:43 UTC</text:p>
          </table:table-cell>
          <table:table-cell office:value-type="string" calcext:value-type="string">
            <text:p>https://www.youtube.com/watch?v=FjZft_GL17Q</text:p>
          </table:table-cell>
          <table:table-cell office:value-type="string" calcext:value-type="string">
            <text:p>オートレースの「グレードレース・第７レース」の２連単払戻率が８０％となる「グレードレース７」の新ＣＭ</text:p>
            <text:p>2018.6.13～17まで浜松オートレース場で行われる「GⅡウィナーズカップ」の開催告知入り</text:p>
            <text:p>出演女子オートレーサー：藤本梨恵（伊勢崎・32期）、岡谷美由紀（浜松・32期）</text:p>
            <text:p>オフィシャルサイト http://autorace.jp/</text:p>
            <text:p>特設サイト（ＰＤＦ新聞、直前予想配信ほか) </text:p>
            <text:p>http://autorace.jp/g2/20180613/</text:p>
          </table:table-cell>
          <table:table-cell office:value-type="float" office:value="967" calcext:value-type="float">
            <text:p>967</text:p>
          </table:table-cell>
          <table:table-cell office:value-type="float" office:value="7" calcext:value-type="float">
            <text:p>7</text:p>
          </table:table-cell>
          <table:table-cell office:value-type="string" calcext:value-type="string">
            <text:p>UCJAPqcMNYk3HMknRuPMNvKA</text:p>
          </table:table-cell>
          <table:table-cell office:value-type="string" calcext:value-type="string">
            <text:p>autofficial</text:p>
          </table:table-cell>
          <table:table-cell office:value-type="string" calcext:value-type="string">
            <text:p>https://www.youtube.com/channel/UCJAPqcMNYk3HMknRuPMNvKA</text:p>
          </table:table-cell>
          <table:table-cell office:value-type="string" calcext:value-type="string">
            <text:p>オートレースは競馬・競輪・ボートレースと並ぶ日本の公営ギャンブルです。</text:p>
            <text:p>日本に６か所（伊勢崎・川口・船橋・浜松・山陽・飯塚）にあり、バイクでオーバルコースを走るマシンスポーツとしても知られています。</text:p>
            <text:p/>
            <text:p>AutoRace is a municipally managed competitive sports along with horse, bicycle, and boatracing. Racing around the asphalt oval circuit on a motorcycle----it' a heated contest of speed.</text:p>
          </table:table-cell>
          <table:table-cell office:value-type="float" office:value="0" calcext:value-type="float">
            <text:p>0</text:p>
          </table:table-cell>
          <table:table-cell table:number-columns-repeated="1012"/>
        </table:table-row>
        <table:table-row table:style-name="ro2">
          <table:table-cell office:value-type="string" calcext:value-type="string">
            <text:p>a48FfRiHR8w</text:p>
          </table:table-cell>
          <table:table-cell office:value-type="string" calcext:value-type="string">
            <text:p>FORMER CM PRATAPSINGH RANE UNDER MEDICAL SUPERVISION IN GMC _Prudent Media Goa</text:p>
          </table:table-cell>
          <table:table-cell office:value-type="string" calcext:value-type="string">
            <text:p>2018-06-17 14:45:49 UTC</text:p>
          </table:table-cell>
          <table:table-cell office:value-type="string" calcext:value-type="string">
            <text:p>https://www.youtube.com/watch?v=a48FfRiHR8w</text:p>
          </table:table-cell>
          <table:table-cell office:value-type="string" calcext:value-type="string">
            <text:p>Former CM of Goa and Congress MLA from Poriem has been admitted in GMC. He is under medical supervision from last night. However, exact reason of hospitalising senior Rane is not known. </text:p>
            <text:p>PRUDENT MEDIA GOA | Most Popular Goa News Channel</text:p>
            <text:p>Check out latest news on Goa, Politics, Business, Cricket, Technology, Automobile, Lifestyle &amp; Health and Travel. </text:p>
            <text:p/>
            <text:p>#Goa_news_channel</text:p>
            <text:p>#konkani_news</text:p>
            <text:p>#Konkani_Goa_365_News_Live_Today</text:p>
            <text:p/>
            <text:p/>
            <text:p>Subscribe on youtube  ► https://goo.gl/taiJmn</text:p>
            <text:p>More on https://www.prudentmedia.in</text:p>
            <text:p>Facebook  ► https://www.facebook.com/PrudentMedia/</text:p>
            <text:p>Twitter       ► https://twitter.com/prudentgoa</text:p>
            <text:p>Playstore   ► https://play.google.com/store/apps/details?id=in.PrudentMedia</text:p>
          </table:table-cell>
          <table:table-cell office:value-type="float" office:value="2052" calcext:value-type="float">
            <text:p>2052</text:p>
          </table:table-cell>
          <table:table-cell office:value-type="float" office:value="3" calcext:value-type="float">
            <text:p>3</text:p>
          </table:table-cell>
          <table:table-cell office:value-type="string" calcext:value-type="string">
            <text:p>UCJb1MeQClvGeSMeBSVLKnDQ</text:p>
          </table:table-cell>
          <table:table-cell office:value-type="string" calcext:value-type="string">
            <text:p>Prudent Media Goa</text:p>
          </table:table-cell>
          <table:table-cell office:value-type="string" calcext:value-type="string">
            <text:p>https://www.youtube.com/channel/UCJb1MeQClvGeSMeBSVLKnD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uA0XAr-pZ6A</text:p>
          </table:table-cell>
          <table:table-cell office:value-type="string" calcext:value-type="string">
            <text:p>CM PARRIKAR ARRIVES IN GOA _Prudent Media Goa</text:p>
          </table:table-cell>
          <table:table-cell office:value-type="string" calcext:value-type="string">
            <text:p>2018-06-14 14:43:38 UTC</text:p>
          </table:table-cell>
          <table:table-cell office:value-type="string" calcext:value-type="string">
            <text:p>https://www.youtube.com/watch?v=uA0XAr-pZ6A</text:p>
          </table:table-cell>
          <table:table-cell office:value-type="string" calcext:value-type="string">
            <text:p>Chief Minister Manohar Parrikar has arrived in Goa after three months of medical treatment in United States. Parrikar had been in US for treatment of pancreatic ailment since March. On his arrival at Goa International Airport, Parrikar was escorted amidst heavy police security. DGP Muktesh Chander was present to receive Parrikar.  </text:p>
            <text:p/>
            <text:p>Sources have stated that CM may take up official work soon. </text:p>
            <text:p>PRUDENT MEDIA GOA | Most Popular Goa News Channel</text:p>
            <text:p>Check out latest news on Goa, Politics, Business, Cricket, Technology, Automobile, Lifestyle &amp; Health and Travel. </text:p>
            <text:p/>
            <text:p>#Goa_news_channel</text:p>
            <text:p>#konkani_news</text:p>
            <text:p>#Konkani_Goa_365_News_Live_Today</text:p>
            <text:p/>
            <text:p/>
            <text:p>Subscribe on youtube  ► https://goo.gl/taiJmn</text:p>
            <text:p>More on https://www.prudentmedia.in</text:p>
            <text:p>Facebook  ► https://www.facebook.com/PrudentMedia/</text:p>
            <text:p>Twitter       ► https://twitter.com/prudentgoa</text:p>
            <text:p>Playstore   ► https://play.google.com/store/apps/details?id=in.PrudentMedia</text:p>
          </table:table-cell>
          <table:table-cell office:value-type="float" office:value="15521" calcext:value-type="float">
            <text:p>15521</text:p>
          </table:table-cell>
          <table:table-cell office:value-type="float" office:value="54" calcext:value-type="float">
            <text:p>54</text:p>
          </table:table-cell>
          <table:table-cell office:value-type="string" calcext:value-type="string">
            <text:p>UCJb1MeQClvGeSMeBSVLKnDQ</text:p>
          </table:table-cell>
          <table:table-cell office:value-type="string" calcext:value-type="string">
            <text:p>Prudent Media Goa</text:p>
          </table:table-cell>
          <table:table-cell office:value-type="string" calcext:value-type="string">
            <text:p>https://www.youtube.com/channel/UCJb1MeQClvGeSMeBSVLKnD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7li_j5R10Ks</text:p>
          </table:table-cell>
          <table:table-cell office:value-type="string" calcext:value-type="string">
            <text:p>JTBグループブランドCM「レッドカウチ」篇（日本語版）【JTB公式 official】</text:p>
          </table:table-cell>
          <table:table-cell office:value-type="string" calcext:value-type="string">
            <text:p>2018-06-21 08:39:33 UTC</text:p>
          </table:table-cell>
          <table:table-cell office:value-type="string" calcext:value-type="string">
            <text:p>https://www.youtube.com/watch?v=7li_j5R10Ks</text:p>
          </table:table-cell>
          <table:table-cell office:value-type="string" calcext:value-type="string">
            <text:p>私たちJTBグループがお客様に約束する「感動のそばに、いつも。」をお伝えする映像です</text:p>
          </table:table-cell>
          <table:table-cell office:value-type="float" office:value="151" calcext:value-type="float">
            <text:p>151</text:p>
          </table:table-cell>
          <table:table-cell office:value-type="float" office:value="2" calcext:value-type="float">
            <text:p>2</text:p>
          </table:table-cell>
          <table:table-cell office:value-type="string" calcext:value-type="string">
            <text:p>UCjDeNR2xFC4wFh3txHql20Q</text:p>
          </table:table-cell>
          <table:table-cell office:value-type="string" calcext:value-type="string">
            <text:p>JTB公式 official</text:p>
          </table:table-cell>
          <table:table-cell office:value-type="string" calcext:value-type="string">
            <text:p>https://www.youtube.com/channel/UCjDeNR2xFC4wFh3txHql20Q</text:p>
          </table:table-cell>
          <table:table-cell office:value-type="string" calcext:value-type="string">
            <text:p>JTBでは「感動のそばに、いつも。」をスローガンに、ユーザーのみなさまと「価値ある出会いと交流の場」になるよう旅の「いいね！」を創造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6pKGlmQ_qRk</text:p>
          </table:table-cell>
          <table:table-cell office:value-type="string" calcext:value-type="string">
            <text:p>JTBグループブランドCM「レッドカウチ」篇（英語版）【JTB公式 official】</text:p>
          </table:table-cell>
          <table:table-cell office:value-type="string" calcext:value-type="string">
            <text:p>2018-06-21 08:37:38 UTC</text:p>
          </table:table-cell>
          <table:table-cell office:value-type="string" calcext:value-type="string">
            <text:p>https://www.youtube.com/watch?v=6pKGlmQ_qRk</text:p>
          </table:table-cell>
          <table:table-cell/>
          <table:table-cell office:value-type="float" office:value="52" calcext:value-type="float">
            <text:p>52</text:p>
          </table:table-cell>
          <table:table-cell office:value-type="float" office:value="0" calcext:value-type="float">
            <text:p>0</text:p>
          </table:table-cell>
          <table:table-cell office:value-type="string" calcext:value-type="string">
            <text:p>UCjDeNR2xFC4wFh3txHql20Q</text:p>
          </table:table-cell>
          <table:table-cell office:value-type="string" calcext:value-type="string">
            <text:p>JTB公式 official</text:p>
          </table:table-cell>
          <table:table-cell office:value-type="string" calcext:value-type="string">
            <text:p>https://www.youtube.com/channel/UCjDeNR2xFC4wFh3txHql20Q</text:p>
          </table:table-cell>
          <table:table-cell office:value-type="string" calcext:value-type="string">
            <text:p>JTBでは「感動のそばに、いつも。」をスローガンに、ユーザーのみなさまと「価値ある出会いと交流の場」になるよう旅の「いいね！」を創造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BA61s25km0E</text:p>
          </table:table-cell>
          <table:table-cell office:value-type="string" calcext:value-type="string">
            <text:p>Constable Suspended After A Social Media Post On CM HD Kumaraswamy</text:p>
          </table:table-cell>
          <table:table-cell office:value-type="string" calcext:value-type="string">
            <text:p>2018-06-19 09:12:46 UTC</text:p>
          </table:table-cell>
          <table:table-cell office:value-type="string" calcext:value-type="string">
            <text:p>https://www.youtube.com/watch?v=BA61s25km0E</text:p>
          </table:table-cell>
          <table:table-cell office:value-type="string" calcext:value-type="string">
            <text:p>Constable Suspended After A Social Media Post On CM HDK</text:p>
            <text:p/>
            <text:p>Visit Us at: </text:p>
            <text:p>►Facebook: https://www.facebook.com/SuvarnaNews </text:p>
            <text:p>►Twitter: https://twitter.com/SuvarnaNewstv </text:p>
            <text:p>►Website: http://www.suvarnanews.com</text:p>
            <text:p/>
            <text:p>Check out the latest news from Karnataka, India and across the world. Latest Trending news on Sandalwood, Politics, Business, Cricket, Technology, Automobile, Lifestyle &amp; Health and Travel. More on suvarnanews.com</text:p>
            <text:p/>
            <text:p>► SUBSCRIBE OUR CHANNEL : https://goo.gl/8eNAWQ</text:p>
          </table:table-cell>
          <table:table-cell office:value-type="float" office:value="1235" calcext:value-type="float">
            <text:p>1235</text:p>
          </table:table-cell>
          <table:table-cell office:value-type="float" office:value="2" calcext:value-type="float">
            <text:p>2</text:p>
          </table:table-cell>
          <table:table-cell office:value-type="string" calcext:value-type="string">
            <text:p>UCjElJyiXmQXnWmceQ1JyKrA</text:p>
          </table:table-cell>
          <table:table-cell office:value-type="string" calcext:value-type="string">
            <text:p>Suvarna News | ಸುವರ್ಣ ನ್ಯೂಸ್</text:p>
          </table:table-cell>
          <table:table-cell office:value-type="string" calcext:value-type="string">
            <text:p>https://www.youtube.com/channel/UCjElJyiXmQXnWmceQ1JyKrA</text:p>
          </table:table-cell>
          <table:table-cell office:value-type="string" calcext:value-type="string">
            <text:p>The Most Popular Kannada News Channel. The Number One Kannada TV News Channel of India</text:p>
            <text:p>ಸುವರ್ಣ ನ್ಯೂಸ್ - ಕರ್ನಾಟಕದ ಸುಪ್ರಸಿದ್ಧ ಸುದ್ಧಿ ವಾಹಿನಿ | ನಂಬರ್ ಒನ್ ಕನ್ನಡ ನ್ಯೂಸ್ ಚಾನೆಲ್</text:p>
            <text:p>ನೇರ - ದಿಟ್ಟ - ನಿರಂತರ</text:p>
            <text:p>Watch latest news updates from across the globe on Suvarna News. With our network spread across every district in Karnataka, Suvarna News is Karnataka's No. 1 Kannada News Channel.The leading regional news channels also has a significant presence across India. We bring you the latest, updated breaking news from every corner of Karnataka, including political news, entertainment news, sandalwood news, breaking news, celebrity news, sting operations and more.  The viewers can access the most popular Kannada news channel on their mobiles, tablets, smartphones and desktops.</text:p>
            <text:p/>
            <text:p>Get Latest Local and National News in Kannada and English‬.</text:p>
            <text:p/>
            <text:p>Visit Us At:</text:p>
            <text:p>Official Website: http://www.suvarnanews.com</text:p>
            <text:p>Facebook: https://www.facebook.com/SuvarnaNews </text:p>
            <text:p>Twitter: https://twitter.com/SuvarnaNewstv</text:p>
          </table:table-cell>
          <table:table-cell office:value-type="float" office:value="1" calcext:value-type="float">
            <text:p>1</text:p>
          </table:table-cell>
          <table:table-cell table:number-columns-repeated="1012"/>
        </table:table-row>
        <table:table-row table:style-name="ro2">
          <table:table-cell office:value-type="string" calcext:value-type="string">
            <text:p>uazx9esnZLg</text:p>
          </table:table-cell>
          <table:table-cell office:value-type="string" calcext:value-type="string">
            <text:p>EXCLUSIVE: CM Punk On Not Guilty Verdict and Putting WWE Chapter Behind Him</text:p>
          </table:table-cell>
          <table:table-cell office:value-type="string" calcext:value-type="string">
            <text:p>2018-06-05 22:47:23 UTC</text:p>
          </table:table-cell>
          <table:table-cell office:value-type="string" calcext:value-type="string">
            <text:p>https://www.youtube.com/watch?v=uazx9esnZLg</text:p>
          </table:table-cell>
          <table:table-cell office:value-type="string" calcext:value-type="string">
            <text:p>I talked CM Punk for Fightful.com right after his was found not guilty in a lawsuit brought by WWE Head Doctor Christopher Amann. Punk discusses the trial ending ,closing the WWE chapter and more.</text:p>
            <text:p/>
            <text:p>Go to http://www.fightful.com for the latest on the CM Punk/Colt Cabana vs WWE Doctor Christopher Amann.</text:p>
          </table:table-cell>
          <table:table-cell office:value-type="float" office:value="302784" calcext:value-type="float">
            <text:p>302784</text:p>
          </table:table-cell>
          <table:table-cell office:value-type="float" office:value="5693" calcext:value-type="float">
            <text:p>5693</text:p>
          </table:table-cell>
          <table:table-cell office:value-type="string" calcext:value-type="string">
            <text:p>UCjEMnlaXCcCFLNwkkWgzueA</text:p>
          </table:table-cell>
          <table:table-cell office:value-type="string" calcext:value-type="string">
            <text:p>Steven Muehlhausen</text:p>
          </table:table-cell>
          <table:table-cell office:value-type="string" calcext:value-type="string">
            <text:p>https://www.youtube.com/channel/UCjEMnlaXCcCFLNwkkWgzueA</text:p>
          </table:table-cell>
          <table:table-cell office:value-type="string" calcext:value-type="string">
            <text:p>My name is Steven Muehlhausen and I am the lead Boxing/MMA writer for SportingNews.com. </text:p>
            <text:p/>
            <text:p>This channel will provide you with interviews from the world of Boxing and MMA.</text:p>
          </table:table-cell>
          <table:table-cell office:value-type="float" office:value="1" calcext:value-type="float">
            <text:p>1</text:p>
          </table:table-cell>
          <table:table-cell table:number-columns-repeated="1012"/>
        </table:table-row>
        <table:table-row table:style-name="ro2">
          <table:table-cell office:value-type="string" calcext:value-type="string">
            <text:p>1u1-rF0AQUQ</text:p>
          </table:table-cell>
          <table:table-cell office:value-type="string" calcext:value-type="string">
            <text:p>CM Chandrababu serious on Nayi Brahmins | Stops Convey</text:p>
          </table:table-cell>
          <table:table-cell office:value-type="string" calcext:value-type="string">
            <text:p>2018-06-18 14:43:50 UTC</text:p>
          </table:table-cell>
          <table:table-cell office:value-type="string" calcext:value-type="string">
            <text:p>https://www.youtube.com/watch?v=1u1-rF0AQUQ</text:p>
          </table:table-cell>
          <table:table-cell office:value-type="string" calcext:value-type="string">
            <text:p>CM Chandrababu serious on Nayi Brahmins | Stops Convey</text:p>
          </table:table-cell>
          <table:table-cell office:value-type="float" office:value="17036" calcext:value-type="float">
            <text:p>17036</text:p>
          </table:table-cell>
          <table:table-cell office:value-type="float" office:value="167" calcext:value-type="float">
            <text:p>167</text:p>
          </table:table-cell>
          <table:table-cell office:value-type="string" calcext:value-type="string">
            <text:p>UCJi8M0hRKjz8SLPvJKEVTOg</text:p>
          </table:table-cell>
          <table:table-cell office:value-type="string" calcext:value-type="string">
            <text:p>ETV Andhra Pradesh</text:p>
          </table:table-cell>
          <table:table-cell office:value-type="string" calcext:value-type="string">
            <text:p>https://www.youtube.com/channel/UCJi8M0hRKjz8SLPvJKEVTOg</text:p>
          </table:table-cell>
          <table:table-cell office:value-type="string" calcext:value-type="string">
            <text:p>ETV Andhra Pradesh is a 24 x 7 satellite channel comprising News (Telugu News), News based programs, women's infotainment programs,film news, youth based programs, devotional programs, and special programs relating to Telugu language speaking community and the Indian State of Andhra Pradesh.  </text:p>
            <text:p/>
            <text:p>ETV Andhra Pradesh is part of Ramoji group which is a diversified group with substantial business interests in Media (print as well as electronic), Entertainment (Film &amp; TV Software programming), Foods, Finance, Retail, Hospitality &amp; Education.  Supporting Eenadu Television is the stupendous infrastructure of Ramoji Film City, the world's largest and most comprehensive film studio complex.</text:p>
          </table:table-cell>
          <table:table-cell office:value-type="float" office:value="1" calcext:value-type="float">
            <text:p>1</text:p>
          </table:table-cell>
          <table:table-cell table:number-columns-repeated="1012"/>
        </table:table-row>
        <table:table-row table:style-name="ro2">
          <table:table-cell office:value-type="string" calcext:value-type="string">
            <text:p>MJfm5iT8vN4</text:p>
          </table:table-cell>
          <table:table-cell office:value-type="string" calcext:value-type="string">
            <text:p>cara membuat essen CM /sianida galatama lele</text:p>
          </table:table-cell>
          <table:table-cell office:value-type="string" calcext:value-type="string">
            <text:p>2018-06-10 12:12:22 UTC</text:p>
          </table:table-cell>
          <table:table-cell office:value-type="string" calcext:value-type="string">
            <text:p>https://www.youtube.com/watch?v=MJfm5iT8vN4</text:p>
          </table:table-cell>
          <table:table-cell office:value-type="string" calcext:value-type="string">
            <text:p>cara meracik esen cacing gakatama lele</text:p>
            <text:p>siap kan satu botol pasta pandan</text:p>
            <text:p>satu bungkus sanlet 60 ml</text:p>
            <text:p>siapkan cuka merek dixi satu botol</text:p>
            <text:p>tonton vidio cara meracik umpan gt lele kepala.ayam https://youtu.be/Y3seROOStaU dan.cara meracik esen oplosan suir ayam</text:p>
            <text:p>https://youtu.be/MvZNi9TBNU4</text:p>
            <text:p>http://www.youtube.com/timedtext_cs_panel?c=UCJMfLI9H4549Sa3AU4kW6yQ&amp;tab=2</text:p>
            <text:p/>
            <text:p>#umpan lele #umpan jitu lele # umpan paling bagus buat lele #Umpanmantap, #Umpan lele #Umpan paling bagus, #Galatama lele #Lele #Belutgoreng, Belut, Umpan mantap, Umpan jitu, Umpan joss.mancing#umpan lele #umpan jitu lele # umpan paling bagus buat lele #Umpan mantap, #Umpanlele #Umpan paling bagus, #Galatama lele #Lele #Belut goreng, Belut, Umpan mantap, Umpan jitu, Umpan joss.mancing</text:p>
            <text:p>umpan galatama lele</text:p>
            <text:p>umpan jitu galatama lele</text:p>
            <text:p>umpan gacor galatamal lele</text:p>
            <text:p>umpan paling jitu</text:p>
            <text:p>#umpan lele</text:p>
            <text:p>umpan basi</text:p>
            <text:p>umpan paling di sukai lele</text:p>
            <text:p>galatama lele</text:p>
            <text:p>lele babon</text:p>
            <text:p>trik mancing</text:p>
            <text:p>mengakali lele</text:p>
            <text:p>menarik perhatian lele</text:p>
            <text:p>memancing </text:p>
            <text:p>memancing lele babon</text:p>
            <text:p>#umpan lele #umpan jitu lele # umpan paling bagus buat lele #Umpanmantap, #Umpan lele #Umpan paling bagus, #Galatama lele #Lele #Belutgoreng, Belut, Umpan mantap, Umpan jitu, Umpan joss</text:p>
            <text:p>#umpan lele #umpan jitu lele # umpan paling bagus buat lele #Umpanmantap, #Umpan lele #Umpan paling bagus, #Galatama lele #Lele #Belutgoreng, Belut, Umpan mantap, Umpan jitu, Umpan joss.mancing umpan lele</text:p>
          </table:table-cell>
          <table:table-cell office:value-type="float" office:value="2637" calcext:value-type="float">
            <text:p>2637</text:p>
          </table:table-cell>
          <table:table-cell office:value-type="float" office:value="18" calcext:value-type="float">
            <text:p>18</text:p>
          </table:table-cell>
          <table:table-cell office:value-type="string" calcext:value-type="string">
            <text:p>UCJMfLI9H4549Sa3AU4kW6yQ</text:p>
          </table:table-cell>
          <table:table-cell office:value-type="string" calcext:value-type="string">
            <text:p>Arka22Chanell</text:p>
          </table:table-cell>
          <table:table-cell office:value-type="string" calcext:value-type="string">
            <text:p>https://www.youtube.com/channel/UCJMfLI9H4549Sa3AU4kW6yQ</text:p>
          </table:table-cell>
          <table:table-cell office:value-type="string" calcext:value-type="string">
            <text:p>facebook,twiter,boleger,like,share,subcreber,komen,biar saya semangat membagun chanell ini biar lebih berkembang</text:p>
          </table:table-cell>
          <table:table-cell office:value-type="float" office:value="1" calcext:value-type="float">
            <text:p>1</text:p>
          </table:table-cell>
          <table:table-cell table:number-columns-repeated="1012"/>
        </table:table-row>
        <table:table-row table:style-name="ro2">
          <table:table-cell office:value-type="string" calcext:value-type="string">
            <text:p>KtNUvldWNm0</text:p>
          </table:table-cell>
          <table:table-cell office:value-type="string" calcext:value-type="string">
            <text:p>【FGO】CMスロー再生「ぐだぐだ帝都聖杯奇譚」【Fate/Grand Order】</text:p>
          </table:table-cell>
          <table:table-cell office:value-type="string" calcext:value-type="string">
            <text:p>2018-06-06 14:42:34 UTC</text:p>
          </table:table-cell>
          <table:table-cell office:value-type="string" calcext:value-type="string">
            <text:p>https://www.youtube.com/watch?v=KtNUvldWNm0</text:p>
          </table:table-cell>
          <table:table-cell office:value-type="string" calcext:value-type="string">
            <text:p>茶々かわいい！！！</text:p>
            <text:p>スローで見た所、やはりまだ隠しサーヴァントが存在しそうな気もしますね。FGOマスターの方達の考察の参考になれば幸いです。</text:p>
            <text:p/>
            <text:p>↓関連プレイリスト「ぐだぐだ帝都聖杯奇譚」</text:p>
            <text:p>https://www.youtube.com/playlist?list=PL-Ht2KAynxtx9-DhWUDVlh1TIj0QEmNlX</text:p>
          </table:table-cell>
          <table:table-cell office:value-type="float" office:value="17775" calcext:value-type="float">
            <text:p>17775</text:p>
          </table:table-cell>
          <table:table-cell office:value-type="float" office:value="218" calcext:value-type="float">
            <text:p>218</text:p>
          </table:table-cell>
          <table:table-cell office:value-type="string" calcext:value-type="string">
            <text:p>UCJMq1O4oxqSip88fBQ8AwTg</text:p>
          </table:table-cell>
          <table:table-cell office:value-type="string" calcext:value-type="string">
            <text:p>ばいす</text:p>
          </table:table-cell>
          <table:table-cell office:value-type="string" calcext:value-type="string">
            <text:p>https://www.youtube.com/channel/UCJMq1O4oxqSip88fBQ8AwTg</text:p>
          </table:table-cell>
          <table:table-cell office:value-type="string" calcext:value-type="string">
            <text:p>好きなコンテンツやゲームなどを紹介していきたい、そんなチャンネルです。</text:p>
            <text:p/>
            <text:p>ピクシブ</text:p>
            <text:p>http://pixiv.me/bys</text:p>
          </table:table-cell>
          <table:table-cell office:value-type="float" office:value="1" calcext:value-type="float">
            <text:p>1</text:p>
          </table:table-cell>
          <table:table-cell table:number-columns-repeated="1012"/>
        </table:table-row>
        <table:table-row table:style-name="ro2">
          <table:table-cell office:value-type="string" calcext:value-type="string">
            <text:p>_J7QITOdKas</text:p>
          </table:table-cell>
          <table:table-cell office:value-type="string" calcext:value-type="string">
            <text:p>パナップ　芦田愛菜「話そう」篇　グリコCM※※</text:p>
          </table:table-cell>
          <table:table-cell office:value-type="string" calcext:value-type="string">
            <text:p>2018-06-19 00:25:07 UTC</text:p>
          </table:table-cell>
          <table:table-cell office:value-type="string" calcext:value-type="string">
            <text:p>https://www.youtube.com/watch?v=_J7QITOdKas</text:p>
          </table:table-cell>
          <table:table-cell office:value-type="string" calcext:value-type="string">
            <text:p>グリコパナップCM「話そう」篇</text:p>
            <text:p>出演：芦田愛菜</text:p>
            <text:p>たのしさ続く パナップで話そう。</text:p>
            <text:p>30秒（※※4品+マルチパックVer）</text:p>
            <text:p/>
            <text:p>パナップ ブランドサイト</text:p>
            <text:p>http://www.glico.co.jp/ice/panapp/</text:p>
            <text:p/>
            <text:p>パナップ 商品紹介</text:p>
            <text:p>http://www.glico.co.jp/ice/panapp/product.html</text:p>
            <text:p/>
            <text:p>#パナップで話そう</text:p>
            <text:p>__________</text:p>
            <text:p/>
            <text:p>グリコ公式YouTubeチャンネルです。</text:p>
            <text:p>ぜひ『チャンネル登録』してください。</text:p>
            <text:p>http://www.youtube.com/user/glicowebnet?sub_confirmation=1</text:p>
            <text:p/>
            <text:p>Glico Japan グリコ公式チャンネル</text:p>
            <text:p>https://www.youtube.com/glicowebnet/</text:p>
          </table:table-cell>
          <table:table-cell office:value-type="float" office:value="1426" calcext:value-type="float">
            <text:p>1426</text:p>
          </table:table-cell>
          <table:table-cell office:value-type="float" office:value="16" calcext:value-type="float">
            <text:p>16</text:p>
          </table:table-cell>
          <table:table-cell office:value-type="string" calcext:value-type="string">
            <text:p>UCjOUSmVmac__ZKBSXIeWxlA</text:p>
          </table:table-cell>
          <table:table-cell office:value-type="string" calcext:value-type="string">
            <text:p>グリコ公式Glico Japan</text:p>
          </table:table-cell>
          <table:table-cell office:value-type="string" calcext:value-type="string">
            <text:p>https://www.youtube.com/channel/UCjOUSmVmac__ZKBSXIeWxlA</text:p>
          </table:table-cell>
          <table:table-cell office:value-type="string" calcext:value-type="string">
            <text:p>グリコ の 公式 YouTube アカウントです。</text:p>
            <text:p/>
            <text:p>The Official YouTube Channel for Glico in Japan.</text:p>
            <text:p/>
            <text:p/>
            <text:p>YouTubeアカウント（ googleアカウント ）を</text:p>
            <text:p>お持ちの方はぜひ  『 チャンネル登録 』 を</text:p>
            <text:p>クリックしてください。</text:p>
            <text:p>最新CMやWEB限定ムービーなどを 配信します。　</text:p>
            <text:p/>
            <text:p>下記  『 チャンネル登録 』 より </text:p>
            <text:p>登録お待ちしています ↓</text:p>
            <text:p/>
            <text:p>＿＿＿＿＿＿＿＿＿＿＿＿＿＿＿＿＿＿＿＿＿</text:p>
          </table:table-cell>
          <table:table-cell office:value-type="float" office:value="0" calcext:value-type="float">
            <text:p>0</text:p>
          </table:table-cell>
          <table:table-cell table:number-columns-repeated="1012"/>
        </table:table-row>
        <table:table-row table:style-name="ro2">
          <table:table-cell office:value-type="string" calcext:value-type="string">
            <text:p>0Du-nkuripw</text:p>
          </table:table-cell>
          <table:table-cell office:value-type="string" calcext:value-type="string">
            <text:p>Xperia CM Music Video「ZONE」</text:p>
          </table:table-cell>
          <table:table-cell office:value-type="string" calcext:value-type="string">
            <text:p>2018-06-17 02:41:37 UTC</text:p>
          </table:table-cell>
          <table:table-cell office:value-type="string" calcext:value-type="string">
            <text:p>https://www.youtube.com/watch?v=0Du-nkuripw</text:p>
          </table:table-cell>
          <table:table-cell office:value-type="string" calcext:value-type="string">
            <text:p>最新CM曲 "ZONE" 無料ダウンロード実施中</text:p>
            <text:p>https://www.sonymobile.co.jp/adgallery/zone/</text:p>
            <text:p/>
            <text:p>Xperia 製品情報</text:p>
            <text:p>https://www.sonymobile.co.jp/xperia/</text:p>
            <text:p/>
            <text:p>Xperia TVCM情報</text:p>
            <text:p>https://www.sonymobile.co.jp/adgallery/</text:p>
            <text:p/>
            <text:p>Xperia 使いこなしガイド</text:p>
            <text:p>https://www.sonymobile.co.jp/myxperia/</text:p>
            <text:p/>
            <text:p>ソニーモバイル公式ホームページ</text:p>
            <text:p>https://www.sonymobile.co.jp/</text:p>
          </table:table-cell>
          <table:table-cell office:value-type="float" office:value="42547" calcext:value-type="float">
            <text:p>42547</text:p>
          </table:table-cell>
          <table:table-cell/>
          <table:table-cell office:value-type="string" calcext:value-type="string">
            <text:p>UCjXtPq3gdIUYgvrKQ92lJNA</text:p>
          </table:table-cell>
          <table:table-cell office:value-type="string" calcext:value-type="string">
            <text:p>sonyxperiajp</text:p>
          </table:table-cell>
          <table:table-cell office:value-type="string" calcext:value-type="string">
            <text:p>https://www.youtube.com/channel/UCjXtPq3gdIUYgvrKQ92lJNA</text:p>
          </table:table-cell>
          <table:table-cell office:value-type="string" calcext:value-type="string">
            <text:p>ソニーモバイルコミュニケーションズのXperia公式YouTubeチャンネル</text:p>
          </table:table-cell>
          <table:table-cell office:value-type="float" office:value="1" calcext:value-type="float">
            <text:p>1</text:p>
          </table:table-cell>
          <table:table-cell table:number-columns-repeated="1012"/>
        </table:table-row>
        <table:table-row table:style-name="ro2">
          <table:table-cell office:value-type="string" calcext:value-type="string">
            <text:p>8mzSljNsgEE</text:p>
          </table:table-cell>
          <table:table-cell office:value-type="string" calcext:value-type="string">
            <text:p>秀英予備校｜福岡県 2018夏期講習CM</text:p>
          </table:table-cell>
          <table:table-cell office:value-type="string" calcext:value-type="string">
            <text:p>2018-06-12 06:10:28 UTC</text:p>
          </table:table-cell>
          <table:table-cell office:value-type="string" calcext:value-type="string">
            <text:p>https://www.youtube.com/watch?v=8mzSljNsgEE</text:p>
          </table:table-cell>
          <table:table-cell office:value-type="string" calcext:value-type="string">
            <text:p>◇資料のご請求やお電話でのお問い合わせはこちらから</text:p>
            <text:p>　https://www.shuei-yobiko.co.jp/</text:p>
          </table:table-cell>
          <table:table-cell office:value-type="float" office:value="3854" calcext:value-type="float">
            <text:p>3854</text:p>
          </table:table-cell>
          <table:table-cell office:value-type="float" office:value="49" calcext:value-type="float">
            <text:p>49</text:p>
          </table:table-cell>
          <table:table-cell office:value-type="string" calcext:value-type="string">
            <text:p>UCJzNZhCBNa8x8dzrRyqzLGg</text:p>
          </table:table-cell>
          <table:table-cell office:value-type="string" calcext:value-type="string">
            <text:p>shuei-id-yobiko</text:p>
          </table:table-cell>
          <table:table-cell office:value-type="string" calcext:value-type="string">
            <text:p>https://www.youtube.com/channel/UCJzNZhCBNa8x8dzrRyqzLG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C3Bvdi2g6Yk</text:p>
          </table:table-cell>
          <table:table-cell office:value-type="string" calcext:value-type="string">
            <text:p>秀英予備校｜北海道 2018夏期講習CM</text:p>
          </table:table-cell>
          <table:table-cell office:value-type="string" calcext:value-type="string">
            <text:p>2018-06-12 06:10:03 UTC</text:p>
          </table:table-cell>
          <table:table-cell office:value-type="string" calcext:value-type="string">
            <text:p>https://www.youtube.com/watch?v=C3Bvdi2g6Yk</text:p>
          </table:table-cell>
          <table:table-cell office:value-type="string" calcext:value-type="string">
            <text:p>◇資料のご請求やお電話でのお問い合わせはこちらから</text:p>
            <text:p>　https://www.shuei-yobiko.co.jp/</text:p>
          </table:table-cell>
          <table:table-cell office:value-type="float" office:value="3001" calcext:value-type="float">
            <text:p>3001</text:p>
          </table:table-cell>
          <table:table-cell office:value-type="float" office:value="24" calcext:value-type="float">
            <text:p>24</text:p>
          </table:table-cell>
          <table:table-cell office:value-type="string" calcext:value-type="string">
            <text:p>UCJzNZhCBNa8x8dzrRyqzLGg</text:p>
          </table:table-cell>
          <table:table-cell office:value-type="string" calcext:value-type="string">
            <text:p>shuei-id-yobiko</text:p>
          </table:table-cell>
          <table:table-cell office:value-type="string" calcext:value-type="string">
            <text:p>https://www.youtube.com/channel/UCJzNZhCBNa8x8dzrRyqzLG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g9tzS6od0k</text:p>
          </table:table-cell>
          <table:table-cell office:value-type="string" calcext:value-type="string">
            <text:p>【うますぎる】高畑充希 話題のcm ＮＴＴドコモ</text:p>
          </table:table-cell>
          <table:table-cell office:value-type="string" calcext:value-type="string">
            <text:p>2018-06-28 06:45:10 UTC</text:p>
          </table:table-cell>
          <table:table-cell office:value-type="string" calcext:value-type="string">
            <text:p>https://www.youtube.com/watch?v=-g9tzS6od0k</text:p>
          </table:table-cell>
          <table:table-cell office:value-type="string" calcext:value-type="string">
            <text:p>「紅の空に」篇</text:p>
            <text:p>「熱くなる高畑」篇</text:p>
          </table:table-cell>
          <table:table-cell office:value-type="float" office:value="1405181" calcext:value-type="float">
            <text:p>1405181</text:p>
          </table:table-cell>
          <table:table-cell office:value-type="float" office:value="4676" calcext:value-type="float">
            <text:p>4676</text:p>
          </table:table-cell>
          <table:table-cell office:value-type="string" calcext:value-type="string">
            <text:p>UCk0Ur9xhUbzoPRaavNF0mFA</text:p>
          </table:table-cell>
          <table:table-cell office:value-type="string" calcext:value-type="string">
            <text:p>1ぬるぬる</text:p>
          </table:table-cell>
          <table:table-cell office:value-type="string" calcext:value-type="string">
            <text:p>https://www.youtube.com/channel/UCk0Ur9xhUbzoPRaavNF0mF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BOxtCAKhdTg</text:p>
          </table:table-cell>
          <table:table-cell office:value-type="string" calcext:value-type="string">
            <text:p>放送禁止 <text:s text:c="3"/>放送禁止になったCM <text:s/>mi の情報ちゃんねる　6選！</text:p>
          </table:table-cell>
          <table:table-cell office:value-type="string" calcext:value-type="string">
            <text:p>2018-06-29 20:38:35 UTC</text:p>
          </table:table-cell>
          <table:table-cell office:value-type="string" calcext:value-type="string">
            <text:p>https://www.youtube.com/watch?v=BOxtCAKhdTg</text:p>
          </table:table-cell>
          <table:table-cell office:value-type="string" calcext:value-type="string">
            <text:p>いろいろ問題があったんですねｗ</text:p>
            <text:p>http://xmwe6v.gw-sysplus.net/</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UCK6LTwXB7dHHE78vGHV9AJg</text:p>
          </table:table-cell>
          <table:table-cell office:value-type="string" calcext:value-type="string">
            <text:p>mi の 情報ちゃんねる</text:p>
          </table:table-cell>
          <table:table-cell office:value-type="string" calcext:value-type="string">
            <text:p>https://www.youtube.com/channel/UCK6LTwXB7dHHE78vGHV9AJg</text:p>
          </table:table-cell>
          <table:table-cell office:value-type="string" calcext:value-type="string">
            <text:p>いろんな情報、気になったことなどなど、をｱｯﾌﾟ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H3i-0J2yyw8</text:p>
          </table:table-cell>
          <table:table-cell office:value-type="string" calcext:value-type="string">
            <text:p>'किसान कल्याण प्राधिकरण' किसानों की <text:s/>मांग को पूरा करेगा : CM Shri Manohar Lal</text:p>
          </table:table-cell>
          <table:table-cell office:value-type="string" calcext:value-type="string">
            <text:p>2018-06-22 15:53:30 UTC</text:p>
          </table:table-cell>
          <table:table-cell office:value-type="string" calcext:value-type="string">
            <text:p>https://www.youtube.com/watch?v=H3i-0J2yyw8</text:p>
          </table:table-cell>
          <table:table-cell office:value-type="string" calcext:value-type="string">
            <text:p>मुख्यमंत्री <text:s/>मनोहर लाल ने पंचकूला में <text:s/>आयोजित प्रबुद्ध वर्ग संगोष्ठी में हिस्सा <text:s/>लिया। कार्यक्रम के बाद पत्रकारों को भी सम्बोधित किया</text:p>
          </table:table-cell>
          <table:table-cell office:value-type="float" office:value="14" calcext:value-type="float">
            <text:p>14</text:p>
          </table:table-cell>
          <table:table-cell office:value-type="float" office:value="2" calcext:value-type="float">
            <text:p>2</text:p>
          </table:table-cell>
          <table:table-cell office:value-type="string" calcext:value-type="string">
            <text:p>UCK8EWys7eJlicLr0m5lEc-g</text:p>
          </table:table-cell>
          <table:table-cell office:value-type="string" calcext:value-type="string">
            <text:p>Manohar Lal</text:p>
          </table:table-cell>
          <table:table-cell office:value-type="string" calcext:value-type="string">
            <text:p>https://www.youtube.com/channel/UCK8EWys7eJlicLr0m5lEc-g</text:p>
          </table:table-cell>
          <table:table-cell office:value-type="string" calcext:value-type="string">
            <text:p>Chief Minister Officer(CMO) Haryana, Government Orgainsation</text:p>
          </table:table-cell>
          <table:table-cell office:value-type="float" office:value="1" calcext:value-type="float">
            <text:p>1</text:p>
          </table:table-cell>
          <table:table-cell table:number-columns-repeated="1012"/>
        </table:table-row>
        <table:table-row table:style-name="ro2">
          <table:table-cell office:value-type="string" calcext:value-type="string">
            <text:p>cOF4bcGnTTg</text:p>
          </table:table-cell>
          <table:table-cell office:value-type="string" calcext:value-type="string">
            <text:p>सामान्य नागरिक की सुरक्षा, सरकार का नैतिक दायित्व : CM Shri Manohar Lal</text:p>
          </table:table-cell>
          <table:table-cell office:value-type="string" calcext:value-type="string">
            <text:p>2018-06-22 15:50:45 UTC</text:p>
          </table:table-cell>
          <table:table-cell office:value-type="string" calcext:value-type="string">
            <text:p>https://www.youtube.com/watch?v=cOF4bcGnTTg</text:p>
          </table:table-cell>
          <table:table-cell office:value-type="string" calcext:value-type="string">
            <text:p>मुख्यमंत्री <text:s/>मनोहर लाल ने पंचकूला में <text:s/>आयोजित प्रबुद्ध वर्ग संगोष्ठी में हिस्सा <text:s/>लिया। कार्यक्रम के बाद पत्रकारों को भी सम्बोधित किया</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UCK8EWys7eJlicLr0m5lEc-g</text:p>
          </table:table-cell>
          <table:table-cell office:value-type="string" calcext:value-type="string">
            <text:p>Manohar Lal</text:p>
          </table:table-cell>
          <table:table-cell office:value-type="string" calcext:value-type="string">
            <text:p>https://www.youtube.com/channel/UCK8EWys7eJlicLr0m5lEc-g</text:p>
          </table:table-cell>
          <table:table-cell office:value-type="string" calcext:value-type="string">
            <text:p>Chief Minister Officer(CMO) Haryana, Government Orgainsation</text:p>
          </table:table-cell>
          <table:table-cell office:value-type="float" office:value="1" calcext:value-type="float">
            <text:p>1</text:p>
          </table:table-cell>
          <table:table-cell table:number-columns-repeated="1012"/>
        </table:table-row>
        <table:table-row table:style-name="ro2">
          <table:table-cell office:value-type="string" calcext:value-type="string">
            <text:p>ECvV9cAUdAE</text:p>
          </table:table-cell>
          <table:table-cell office:value-type="string" calcext:value-type="string">
            <text:p>CM Punk pierde en UFC 225 - Cobertura y Opinión</text:p>
          </table:table-cell>
          <table:table-cell office:value-type="string" calcext:value-type="string">
            <text:p>2018-06-10 04:18:52 UTC</text:p>
          </table:table-cell>
          <table:table-cell office:value-type="string" calcext:value-type="string">
            <text:p>https://www.youtube.com/watch?v=ECvV9cAUdAE</text:p>
          </table:table-cell>
          <table:table-cell office:value-type="string" calcext:value-type="string">
            <text:p>Hoy no les traigo los resultados de un evento, y menos de UFC 225, sino, mas bien, la cobertura y opinión de Cm punk vs Mike Jackson  en UFC 225.</text:p>
            <text:p>Comenten y puntúen, suscribanse.</text:p>
          </table:table-cell>
          <table:table-cell office:value-type="float" office:value="31273" calcext:value-type="float">
            <text:p>31273</text:p>
          </table:table-cell>
          <table:table-cell office:value-type="float" office:value="382" calcext:value-type="float">
            <text:p>382</text:p>
          </table:table-cell>
          <table:table-cell office:value-type="string" calcext:value-type="string">
            <text:p>UCKbeSc9JvhE_R1ex7ikQBvA</text:p>
          </table:table-cell>
          <table:table-cell office:value-type="string" calcext:value-type="string">
            <text:p>Rokzcar</text:p>
          </table:table-cell>
          <table:table-cell office:value-type="string" calcext:value-type="string">
            <text:p>https://www.youtube.com/channel/UCKbeSc9JvhE_R1ex7ikQBvA</text:p>
          </table:table-cell>
          <table:table-cell office:value-type="string" calcext:value-type="string">
            <text:p>Suscribete papi ;3</text:p>
          </table:table-cell>
          <table:table-cell office:value-type="float" office:value="1" calcext:value-type="float">
            <text:p>1</text:p>
          </table:table-cell>
          <table:table-cell table:number-columns-repeated="1012"/>
        </table:table-row>
        <table:table-row table:style-name="ro2">
          <table:table-cell office:value-type="string" calcext:value-type="string">
            <text:p>M9LLRFnN0Uk</text:p>
          </table:table-cell>
          <table:table-cell office:value-type="string" calcext:value-type="string">
            <text:p>電話革命ナイセン・30秒CM【本編7月4日公開】【オリジナル曲PV】</text:p>
          </table:table-cell>
          <table:table-cell office:value-type="string" calcext:value-type="string">
            <text:p>2018-06-27 03:00:01 UTC</text:p>
          </table:table-cell>
          <table:table-cell office:value-type="string" calcext:value-type="string">
            <text:p>https://www.youtube.com/watch?v=M9LLRFnN0Uk</text:p>
          </table:table-cell>
          <table:table-cell office:value-type="string" calcext:value-type="string">
            <text:p>『ないせんのうた』から2年、ナイセンが再び革命を起こす。</text:p>
            <text:p>新曲『電話革命ナイセン』、2018年7月4日(水)12時公開！</text:p>
            <text:p>チャンネル登録 ➡ https://www.youtube.com/user/itallinc?sub_confirmation=1</text:p>
            <text:p/>
            <text:p>絵・動画：ナイセン中の人M・N　歌：momoco</text:p>
            <text:p>作曲：あらいふとし　作詞：あらいふとし・ナイセン　編曲：ミヤジマジュン</text:p>
            <text:p>制作：アイティオール株式会社（ナイセンクラウド）</text:p>
            <text:p/>
            <text:p>☎ ないせんのうた（2016年公開楽曲）</text:p>
            <text:p>https://youtu.be/l4PR2HUNaGA</text:p>
            <text:p/>
            <text:p>☎ Twitter</text:p>
            <text:p>https://twitter.com/itallinc</text:p>
            <text:p/>
            <text:p>☎ 公式ウェブサイト</text:p>
            <text:p>https://naisen.jp/manga</text:p>
          </table:table-cell>
          <table:table-cell office:value-type="float" office:value="3001" calcext:value-type="float">
            <text:p>3001</text:p>
          </table:table-cell>
          <table:table-cell office:value-type="float" office:value="380" calcext:value-type="float">
            <text:p>380</text:p>
          </table:table-cell>
          <table:table-cell office:value-type="string" calcext:value-type="string">
            <text:p>UCKC8DnXhht8zj7VQVWsXlIw</text:p>
          </table:table-cell>
          <table:table-cell office:value-type="string" calcext:value-type="string">
            <text:p>ナイセンチャンネル naisen channel</text:p>
          </table:table-cell>
          <table:table-cell office:value-type="string" calcext:value-type="string">
            <text:p>https://www.youtube.com/channel/UCKC8DnXhht8zj7VQVWsXlI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28e6fxPjIfQ</text:p>
          </table:table-cell>
          <table:table-cell office:value-type="string" calcext:value-type="string">
            <text:p>Jharkhand CM Raghuvar Das Dance samuhik vivah</text:p>
          </table:table-cell>
          <table:table-cell office:value-type="string" calcext:value-type="string">
            <text:p>2018-06-24 10:33:18 UTC</text:p>
          </table:table-cell>
          <table:table-cell office:value-type="string" calcext:value-type="string">
            <text:p>https://www.youtube.com/watch?v=28e6fxPjIfQ</text:p>
          </table:table-cell>
          <table:table-cell office:value-type="string" calcext:value-type="string">
            <text:p>CM Raghuvar Das central sarna samiti samuhik vivah dance and injioy.</text:p>
            <text:p>351 couple ki shadi me Raghuwar Das Dance</text:p>
            <text:p/>
            <text:p>Raghuwar Das marriage couple subhkamna</text:p>
          </table:table-cell>
          <table:table-cell office:value-type="float" office:value="6792" calcext:value-type="float">
            <text:p>6792</text:p>
          </table:table-cell>
          <table:table-cell office:value-type="float" office:value="18" calcext:value-type="float">
            <text:p>18</text:p>
          </table:table-cell>
          <table:table-cell office:value-type="string" calcext:value-type="string">
            <text:p>UCKD1TAjmouGyEi_RJmW6c1A</text:p>
          </table:table-cell>
          <table:table-cell office:value-type="string" calcext:value-type="string">
            <text:p>tech &amp; it</text:p>
          </table:table-cell>
          <table:table-cell office:value-type="string" calcext:value-type="string">
            <text:p>https://www.youtube.com/channel/UCKD1TAjmouGyEi_RJmW6c1A</text:p>
          </table:table-cell>
          <table:table-cell office:value-type="string" calcext:value-type="string">
            <text:p>Android phones reveiw, Desktop &amp; Laptops reveiw video, win os, Linux os, Mac os x reveiw video news, fun and entertainment video</text:p>
          </table:table-cell>
          <table:table-cell office:value-type="float" office:value="1" calcext:value-type="float">
            <text:p>1</text:p>
          </table:table-cell>
          <table:table-cell table:number-columns-repeated="1012"/>
        </table:table-row>
        <table:table-row table:style-name="ro2">
          <table:table-cell office:value-type="string" calcext:value-type="string">
            <text:p>Ss3tzxsH7OY</text:p>
          </table:table-cell>
          <table:table-cell office:value-type="string" calcext:value-type="string">
            <text:p>CMメイキング</text:p>
          </table:table-cell>
          <table:table-cell office:value-type="string" calcext:value-type="string">
            <text:p>2018-06-26 07:01:10 UTC</text:p>
          </table:table-cell>
          <table:table-cell office:value-type="string" calcext:value-type="string">
            <text:p>https://www.youtube.com/watch?v=Ss3tzxsH7OY</text:p>
          </table:table-cell>
          <table:table-cell/>
          <table:table-cell office:value-type="float" office:value="8804" calcext:value-type="float">
            <text:p>8804</text:p>
          </table:table-cell>
          <table:table-cell office:value-type="float" office:value="82" calcext:value-type="float">
            <text:p>82</text:p>
          </table:table-cell>
          <table:table-cell office:value-type="string" calcext:value-type="string">
            <text:p>UCKeF6q0ILmkewuatBhh1DTg</text:p>
          </table:table-cell>
          <table:table-cell office:value-type="string" calcext:value-type="string">
            <text:p>あいおいニッセイ同和損保</text:p>
          </table:table-cell>
          <table:table-cell office:value-type="string" calcext:value-type="string">
            <text:p>https://www.youtube.com/channel/UCKeF6q0ILmkewuatBhh1DTg</text:p>
          </table:table-cell>
          <table:table-cell office:value-type="string" calcext:value-type="string">
            <text:p>「あいおいニッセイ同和損保」のホームページ（www.aioinissaydowa.co.jp）に掲載している動画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JFsr4y2vUyk</text:p>
          </table:table-cell>
          <table:table-cell office:value-type="string" calcext:value-type="string">
            <text:p>バズビートCM</text:p>
          </table:table-cell>
          <table:table-cell office:value-type="string" calcext:value-type="string">
            <text:p>2018-06-27 15:04:41 UTC</text:p>
          </table:table-cell>
          <table:table-cell office:value-type="string" calcext:value-type="string">
            <text:p>https://www.youtube.com/watch?v=JFsr4y2vUyk</text:p>
          </table:table-cell>
          <table:table-cell office:value-type="string" calcext:value-type="string">
            <text:p>快朝バズビートのCMです。</text:p>
          </table:table-cell>
          <table:table-cell office:value-type="float" office:value="805" calcext:value-type="float">
            <text:p>805</text:p>
          </table:table-cell>
          <table:table-cell office:value-type="float" office:value="6" calcext:value-type="float">
            <text:p>6</text:p>
          </table:table-cell>
          <table:table-cell office:value-type="string" calcext:value-type="string">
            <text:p>UCkMGbu0Jqf2tQ6QJHm8Skxg</text:p>
          </table:table-cell>
          <table:table-cell office:value-type="string" calcext:value-type="string">
            <text:p>WAYK'S株式会社</text:p>
          </table:table-cell>
          <table:table-cell office:value-type="string" calcext:value-type="string">
            <text:p>https://www.youtube.com/channel/UCkMGbu0Jqf2tQ6QJHm8Skx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iKYgYcGNhm4</text:p>
          </table:table-cell>
          <table:table-cell office:value-type="string" calcext:value-type="string">
            <text:p>「Your story with－笑顔篇」 SUBARU レガシィ アウトバック "Smile／Your story with"</text:p>
          </table:table-cell>
          <table:table-cell office:value-type="string" calcext:value-type="string">
            <text:p>2018-06-29 02:00:11 UTC</text:p>
          </table:table-cell>
          <table:table-cell office:value-type="string" calcext:value-type="string">
            <text:p>https://www.youtube.com/watch?v=iKYgYcGNhm4</text:p>
          </table:table-cell>
          <table:table-cell office:value-type="string" calcext:value-type="string">
            <text:p>人生を変えるような出会いをテーマに、日本テレビ系列にて放送中の金曜ロードＳＨＯＷ！内でオンエア中の限定ＣＭショートフィルム「笑顔篇」Your story with. あなたとクルマ、どんな物語がありますか？</text:p>
            <text:p/>
            <text:p>▼SUBARUオフィシャルサイト SUBARUをもっと詳しく知ろう！</text:p>
            <text:p>http://www.subaru.jp/</text:p>
            <text:p> </text:p>
            <text:p>▼SUBARU Facebookページ 最新情報を更新中！</text:p>
            <text:p>https://www.facebook.com/SUBARU.jp/</text:p>
            <text:p> </text:p>
            <text:p>▼SUBARU Twitterページ NEWS、イベント情報など更新中！</text:p>
            <text:p>https://twitter.com/SUBARU_CORP</text:p>
            <text:p> </text:p>
            <text:p>▼SUBARU Instagramページ</text:p>
            <text:p>https://www.instagram.com/subaru.jp/</text:p>
            <text:p> </text:p>
            <text:p>SUBARU On-Tubeは株式会社SUBARUが運営する公­式YouTubeチャンネルです。</text:p>
            <text:p>新車種の最新映像やモータースポーツ、TV-CMなどここでしか見られない様々な動画を配信していきます­。</text:p>
            <text:p>まずはチャンネル登録をお願いします！</text:p>
          </table:table-cell>
          <table:table-cell office:value-type="float" office:value="79413" calcext:value-type="float">
            <text:p>79413</text:p>
          </table:table-cell>
          <table:table-cell office:value-type="float" office:value="230" calcext:value-type="float">
            <text:p>230</text:p>
          </table:table-cell>
          <table:table-cell office:value-type="string" calcext:value-type="string">
            <text:p>UCkNlok-TO43_Zlv7_29MvKw</text:p>
          </table:table-cell>
          <table:table-cell office:value-type="string" calcext:value-type="string">
            <text:p>SUBARU On-Tube</text:p>
          </table:table-cell>
          <table:table-cell office:value-type="string" calcext:value-type="string">
            <text:p>https://www.youtube.com/channel/UCkNlok-TO43_Zlv7_29MvKw</text:p>
          </table:table-cell>
          <table:table-cell office:value-type="string" calcext:value-type="string">
            <text:p>SUBARU On-Tubeは ㈱SUBARUが運営するSUBARUの公­式YouTubeチャンネルです。</text:p>
            <text:p>新車種の最新映像やモータースポーツ、TV-CMなどここでしか見られない様々な動画を配信していきます­。</text:p>
            <text:p/>
            <text:p>まずはチャンネル登録をお願いします！</text:p>
            <text:p/>
            <text:p>【チャンネル登録はこちらから⇒http://goo.gl/E4A6tI】</text:p>
          </table:table-cell>
          <table:table-cell office:value-type="float" office:value="0" calcext:value-type="float">
            <text:p>0</text:p>
          </table:table-cell>
          <table:table-cell table:number-columns-repeated="1012"/>
        </table:table-row>
        <table:table-row table:style-name="ro2">
          <table:table-cell office:value-type="string" calcext:value-type="string">
            <text:p>eqOJ4H6yStk</text:p>
          </table:table-cell>
          <table:table-cell office:value-type="string" calcext:value-type="string">
            <text:p>映画『終わった人』15秒CM 定年あるある編</text:p>
          </table:table-cell>
          <table:table-cell office:value-type="string" calcext:value-type="string">
            <text:p>2018-06-05 06:42:46 UTC</text:p>
          </table:table-cell>
          <table:table-cell office:value-type="string" calcext:value-type="string">
            <text:p>https://www.youtube.com/watch?v=eqOJ4H6yStk</text:p>
          </table:table-cell>
          <table:table-cell/>
          <table:table-cell office:value-type="float" office:value="8690" calcext:value-type="float">
            <text:p>8690</text:p>
          </table:table-cell>
          <table:table-cell office:value-type="float" office:value="17" calcext:value-type="float">
            <text:p>17</text:p>
          </table:table-cell>
          <table:table-cell office:value-type="string" calcext:value-type="string">
            <text:p>UCKtn-oZON38D0v7bLopdqDA</text:p>
          </table:table-cell>
          <table:table-cell office:value-type="string" calcext:value-type="string">
            <text:p>東映映画チャンネル</text:p>
          </table:table-cell>
          <table:table-cell office:value-type="string" calcext:value-type="string">
            <text:p>https://www.youtube.com/channel/UCKtn-oZON38D0v7bLopdqD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jVbeZ65-vQg</text:p>
          </table:table-cell>
          <table:table-cell office:value-type="string" calcext:value-type="string">
            <text:p>映画『終わった人』15秒CM 宮川大助・花子ナレーション編</text:p>
          </table:table-cell>
          <table:table-cell office:value-type="string" calcext:value-type="string">
            <text:p>2018-06-05 06:40:06 UTC</text:p>
          </table:table-cell>
          <table:table-cell office:value-type="string" calcext:value-type="string">
            <text:p>https://www.youtube.com/watch?v=jVbeZ65-vQg</text:p>
          </table:table-cell>
          <table:table-cell office:value-type="string" calcext:value-type="string">
            <text:p>映画『終わった人』6月9日公開</text:p>
          </table:table-cell>
          <table:table-cell office:value-type="float" office:value="6432" calcext:value-type="float">
            <text:p>6432</text:p>
          </table:table-cell>
          <table:table-cell office:value-type="float" office:value="4" calcext:value-type="float">
            <text:p>4</text:p>
          </table:table-cell>
          <table:table-cell office:value-type="string" calcext:value-type="string">
            <text:p>UCKtn-oZON38D0v7bLopdqDA</text:p>
          </table:table-cell>
          <table:table-cell office:value-type="string" calcext:value-type="string">
            <text:p>東映映画チャンネル</text:p>
          </table:table-cell>
          <table:table-cell office:value-type="string" calcext:value-type="string">
            <text:p>https://www.youtube.com/channel/UCKtn-oZON38D0v7bLopdqD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AYNJ2EQGSAU</text:p>
          </table:table-cell>
          <table:table-cell office:value-type="string" calcext:value-type="string">
            <text:p>石原さとみが10秒メイクに挑戦、花王「オーブ」ウェブ動画＆新CM公開</text:p>
          </table:table-cell>
          <table:table-cell office:value-type="string" calcext:value-type="string">
            <text:p>2018-06-19 16:22:58 UTC</text:p>
          </table:table-cell>
          <table:table-cell office:value-type="string" calcext:value-type="string">
            <text:p>https://www.youtube.com/watch?v=AYNJ2EQGSAU</text:p>
          </table:table-cell>
          <table:table-cell office:value-type="string" calcext:value-type="string">
            <text:p>石原さとみが10秒メイクに挑戦、花王「オーブ」ウェブ動画＆新CM公開 </text:p>
            <text:p>石原さとみが出演する花王のメイクアップブランド「オーブ」の新テレビCMが7月11日から全国で公開される。【動画と画像を見る（29枚）】同CMは、「毎日キレイがうまくいく」をコンセプトにしたオーブの新商品「オーブ ブラシひと塗りシャドウN」の発売に伴って制作されたもの。テレビでのオンエアに先駆け、花王のオフィシャルYouTubeチャンネルではCMの映像と、『10秒チャレンジCM』と題したウェブ限定動画が本日6月19日に公開された。 CM映像では、石原が慌ただしく商品の蓋を開ける様子や、10秒で片目のアイメイクを完了させる場面、石原の「10秒あれば、私は変われる」という言葉や、「10秒で、ずるい目もと。」というキャッチコピーなどが確認できる。ウェブ限定動画の『10秒チャレンジCM』は、自身の瞼にメイクを施す石原の姿にスポットを当てた内容となっている。 </text:p>
            <text:p>#石 #原 #さ #と #み #が #1 #0 #秒 #メ #イ #ク #に #挑 #戦 #、 #花 #王 #「 #オ #ー #ブ #」 #ウ #ェ #ブ #動 #画 #＆ #新 #C #M #公 #開</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lMfm345xU5w</text:p>
          </table:table-cell>
          <table:table-cell office:value-type="string" calcext:value-type="string">
            <text:p>かつてはCM出演多数も…狩野英孝、100％復帰できない致命的理由</text:p>
          </table:table-cell>
          <table:table-cell office:value-type="string" calcext:value-type="string">
            <text:p>2018-06-17 19:02:16 UTC</text:p>
          </table:table-cell>
          <table:table-cell office:value-type="string" calcext:value-type="string">
            <text:p>https://www.youtube.com/watch?v=lMfm345xU5w</text:p>
          </table:table-cell>
          <table:table-cell office:value-type="string" calcext:value-type="string">
            <text:p>かつてはCM出演多数も…狩野英孝、100％復帰できない致命的理由 </text:p>
            <text:p>一時期は飛ぶ鳥を落とす勢いだった人気芸人、狩野英孝。ナルシストキャラで一世を風靡し、CMにも多数出演していたが、一時期より露出が少ないのは気のせいだろうか。 　「ドッキリに引っかかりやすい純粋な性格から、『ロンドンハーツ』(テレビ朝日系、現・『金曜☆ロンドンハーツ』)の常連となり、アーティスト・50TA名義でCDデビューも果たしライブも開催。私生活では、2012年に他界した父の代わりに、実家の神社の再興にも尽力。芸能活動のかたわらではありますが、神職の資格を取って跡を継ぐ狩野は高い好感度を誇っていました」(芸能ライター) 　だが、そんな人気に水を差したのが例の事件だった。 　「去年1月、17歳の女子高生との淫行疑惑が報道されました。ただその後開かれた謝罪会見では、女性が当時22歳と年齢を偽っていたこと、2人の間には肉体関係がなかったこと、また“野生の勘”で『ウソついていることない？』と追及したところ、未成年であることが発覚したことなどが狩野本人の口から語られています」(芸能ライター) 　その後狩野は芸能活動を自粛するも、昨年7月にAbemaTVで放送された『必殺！バカリズム地獄』で半年... </text:p>
            <text:p>#か #つ #て #は #C #M #出 #演 #多 #数 #も #… #狩 #野 #英 #孝 #、 #1 #0 #0 #％ #復 #帰 #で #き #な #い #致 #命 #的 #理 #由</text:p>
          </table:table-cell>
          <table:table-cell table:number-columns-repeated="2"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6CBmG14b6kE</text:p>
          </table:table-cell>
          <table:table-cell office:value-type="string" calcext:value-type="string">
            <text:p>アニメ「キルラキル」ゲーム化！ジャンルは“耐繊アクション”、ティザーCM公開</text:p>
          </table:table-cell>
          <table:table-cell office:value-type="string" calcext:value-type="string">
            <text:p>2018-06-17 06:46:06 UTC</text:p>
          </table:table-cell>
          <table:table-cell office:value-type="string" calcext:value-type="string">
            <text:p>https://www.youtube.com/watch?v=6CBmG14b6kE</text:p>
          </table:table-cell>
          <table:table-cell office:value-type="string" calcext:value-type="string">
            <text:p>アニメ「キルラキル」ゲーム化！ジャンルは“耐繊アクション”、ティザーCM公開 </text:p>
            <text:p>アニメ「キルラキル」のゲーム化が決定。「キルラキル ザ・ゲーム -異布-」のタイトルで、2019年に発売を予定している。 本日6月16日、アニメ「ダーリン・イン・ザ・フランキス」の放送内にてティザー告知CMが流され、公式サイトがオープン。CMでは洲崎綾演じる満艦飾マコが、「アニメのときには見れなかったものも見れちゃったりする」「トリガーとアークシステムワークスが殴り合いながら作ってる意欲作！」とゲームを紹介した。ジャンルは「キルラキル耐繊アクション」となっており、対応機種は未定。プレイ人数は1～2人とされている。開発はエープラス、販売はアークシステムワークスが担当。ゲームの詳細は7月5日からアメリカ・ロサンゼルスで開催される「アニメエキスポ」にて発表予定だ。なお「キルラキル」がゲーム化されるのはこれが初めて。 「キルラキル」は武力と恐怖で支配された本能字学園の周辺を舞台に、特殊な力を持つ“極制服”を着た少年少女が戦いを繰り広げるバトルアクション。2013年10月から2014年3月にかけて放送された。 (c)TRIGGER・中島かずき/キルラキル製作委員会 </text:p>
            <text:p>#ア #ニ #メ #「 #キ #ル #ラ #キ #ル #」 #ゲ #ー #ム #化 #！ #ジ #ャ #ン #ル #は #“ #耐 #繊 #ア #ク #シ #ョ #ン #” #、 #テ #ィ #ザ #ー #C #M #公 #開</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bk9MlKctjdo</text:p>
          </table:table-cell>
          <table:table-cell office:value-type="string" calcext:value-type="string">
            <text:p>＜高木菜那選手＞CMに初挑戦　共演の佐々木蔵之介は“モーターの化身”に</text:p>
          </table:table-cell>
          <table:table-cell office:value-type="string" calcext:value-type="string">
            <text:p>2018-06-15 03:03:31 UTC</text:p>
          </table:table-cell>
          <table:table-cell office:value-type="string" calcext:value-type="string">
            <text:p>https://www.youtube.com/watch?v=bk9MlKctjdo</text:p>
          </table:table-cell>
          <table:table-cell office:value-type="string" calcext:value-type="string">
            <text:p>＜高木菜那選手＞CMに初挑戦　共演の佐々木蔵之介は“モーターの化身”に </text:p>
            <text:p>2月に開催された平昌（ピョンチャン）五輪で金メダルを獲得したスケート女子団体パシュート日本代表の高木菜那選手が、日本電産の新CMに出演することが15日、明らかになった。高木選手は同社グループの日本電産サンキョースケート部に所属。高木選手がCMに出演するのは、今回が初めてとなる。CMには、俳優の佐々木蔵之介さんも出演する。同日から全国放送。【動画】スピードスケートの高木菜那選手がCM初挑戦！　日本電産新CM公開 </text:p>
            <text:p>#＜ #高 #木 #菜 #那 #選 #手 #＞ #C #M #に #初 #挑 #戦 #　 #共 #演 #の #佐 #々 #木 #蔵 #之 #介 #は #“ #モ #ー #タ #ー #の #化 #身 #” #に</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qpWlYNKZY0g</text:p>
          </table:table-cell>
          <table:table-cell office:value-type="string" calcext:value-type="string">
            <text:p>完全アドリブ撮影で“千鳥ワールド”全開！「Indeed」新CM | テレビ・芸能ニュースならザテレビジョン</text:p>
          </table:table-cell>
          <table:table-cell office:value-type="string" calcext:value-type="string">
            <text:p>2018-06-11 05:07:24 UTC</text:p>
          </table:table-cell>
          <table:table-cell office:value-type="string" calcext:value-type="string">
            <text:p>https://www.youtube.com/watch?v=qpWlYNKZY0g</text:p>
          </table:table-cell>
          <table:table-cell office:value-type="string" calcext:value-type="string">
            <text:p>完全アドリブ撮影で“千鳥ワールド”全開！「Indeed」新CM | テレビ・芸能ニュースならザテレビジョン </text:p>
            <text:p>求人検索エンジンサイト「Indeed」の新CM“千鳥”バージョンが6月12日火曜から順次オンエア。 今回は今までメインキャストとして起用されてきた斎藤工、泉里香とは別に、初めて千鳥の二人が“単独”で出演する作品。大悟が、千鳥の漫才の代表ネタと同じシチュエーションである“旅館の女将”“寿司屋の大将”“タクシー運転手”になりきり、定番の音楽にのせて、コミカルに“仕事”を演じる3本立て。 撮影は、監督がシチュエーションの大枠を説明するだけで「あとは、お二人の好きなように自由演技でお願いします」という、通常のCM撮影では考えられない展開に。 「旅館篇」では、おかみを演じる大悟が「お夕飯は、ジャージャー麺でよろしいですか？」とアドリブでボケると、あまりの唐突さと旅館にそぐわないフレーズに、ノブも「ジャージャー麺!?」と笑いをこらえながらツッコミ。至近距離でノブの顔を見ていた大悟も、そんなノブの様子に思わず笑ってしまう場面も。 2本目に撮影した「寿司屋篇」では、慣れてきた二人が徐々に現場の空気を“千鳥モード”に。3分に1ネタのペースで、アドリブネタを7つ披露した。これには監督も「われわれはもはやネ... </text:p>
            <text:p>#完 #全 #ア #ド #リ #ブ #撮 #影 #で #“ #千 #鳥 #ワ #ー #ル #ド #” #全 #開 #！ #「 #I #n #d #e #e #d #」 #新 #C #M #テ #レ #ビ #・ #芸 #能 #ニ #ュ #ー #ス #な #ら #ザ #テ #レ #ビ #ジ #ョ #ン</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coT7ENVDvFQ</text:p>
          </table:table-cell>
          <table:table-cell office:value-type="string" calcext:value-type="string">
            <text:p>恒松祐里＆話題のCM美女がツインDJに！ ラジオ版「ガラスの仮面」が誕生!? （1/2） | テレビ・芸能ニュースならザテレビジョン</text:p>
          </table:table-cell>
          <table:table-cell office:value-type="string" calcext:value-type="string">
            <text:p>2018-06-10 17:51:37 UTC</text:p>
          </table:table-cell>
          <table:table-cell office:value-type="string" calcext:value-type="string">
            <text:p>https://www.youtube.com/watch?v=coT7ENVDvFQ</text:p>
          </table:table-cell>
          <table:table-cell office:value-type="string" calcext:value-type="string">
            <text:p>恒松祐里＆話題のCM美女がツインDJに！ ラジオ版「ガラスの仮面」が誕生!? （1/2） | テレビ・芸能ニュースならザテレビジョン </text:p>
            <text:p>「虹色デイズ」や「3D彼女リアルガール」など注目映画の公開を控える女優・恒松祐里と、CM「ビタミン炭酸 MATCH」や青年誌のグラビアでも活躍中の宮下かな子が、ジャパンエフエムネットワーク(JFN)のアプリ「JFN PARK」でツインDJを務めることが分かった。 「恒松祐里・宮下かな子 Girls＆Film」というタイトルで、若手女優の二人が「ラジオ」というフィールドでいろんなむちゃぶりと闘いながら、夢の”大女優”に向けて必死に頑張っていくというプログラム。 まさにラジオ版「ガラスの仮面」とでもいうべき(!?)番組で、二人は初共演を果たす。そして二人で初めてのラジオレギュラー番組を務めることに。 どんな内容に？ (2/2) </text:p>
            <text:p>#恒 #松 #祐 #里 #＆ #話 #題 #の #C #M #美 #女 #が #ツ #イ #ン #D #J #に #！ #ラ #ジ #オ #版 #「 #ガ #ラ #ス #の #仮 #面 #」 #が #誕 #生 #（ #1 #/ #2 #） #テ #レ #ビ #・ #芸 #能 #ニ #ュ #ー #ス #な #ら #ザ #テ #レ #ビ #ジ #ョ #ン</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QYqG3mQlcuQ</text:p>
          </table:table-cell>
          <table:table-cell office:value-type="string" calcext:value-type="string">
            <text:p>こんなガッキー初めて見た　新垣結衣、チキンラーメン新CMでやる気ゼロの“ぐで垣さん”になる</text:p>
          </table:table-cell>
          <table:table-cell office:value-type="string" calcext:value-type="string">
            <text:p>2018-06-08 14:26:09 UTC</text:p>
          </table:table-cell>
          <table:table-cell office:value-type="string" calcext:value-type="string">
            <text:p>https://www.youtube.com/watch?v=QYqG3mQlcuQ</text:p>
          </table:table-cell>
          <table:table-cell office:value-type="string" calcext:value-type="string">
            <text:p>こんなガッキー初めて見た　新垣結衣、チキンラーメン新CMでやる気ゼロの“ぐで垣さん”になる </text:p>
            <text:p>女優の新垣結衣さんが出演する日清チキンラーメンの新CM「ぐで垣結衣」篇が、6月8日に放送開始しました。やる気を失った新垣さんとひよこちゃんが、限りなく“ぐでー”っとしています。元気にたまごを割り入れていたころの新垣さんはどこへ……。【画像】やる気ゼロなCMカット（24枚）　布団にうつぶせに寝ころび、「料理するのもめんどくさーい」と空腹を満たすよりもぐだぐだすることを選ぶ新垣さん。「ねー、なんか作って」と甘い声で語り掛けますが、頼みの綱のひよこちゃんも原型をとどめないほどの溶けっぷりを見せており、まったく使いものになりません。ひよこちゃん、はぐれメタルみたいだね。 　そんな2人のだらけっぷりを加速させるかのように、音程を外しまくったテーマ曲を奏でるリコーダー奏者が登場。本来であれば、「へたくそすぎるリコーダー」で世界的に話題になったマット・マルホランドさん（本当はうまい）に出演を依頼していたようですが、ビザの発行が間に合わず、CMにはそっくりさんが出演。音だけは本人の演奏という、無気力の極みのようなCMに仕上がっています。 　ちなみに、このCMの新垣さんは“ぐで垣さん”が正式名らしく、C... </text:p>
            <text:p>#こ #ん #な #ガ #ッ #キ #ー #初 #め #て #見 #た #　 #新 #垣 #結 #衣 #、 #チ #キ #ン #ラ #ー #メ #ン #新 #C #M #で #や #る #気 #ゼ #ロ #の #“ #ぐ #で #垣 #さ #ん #” #に #な #る</text:p>
          </table:table-cell>
          <table:table-cell office:value-type="float" office:value="109" calcext:value-type="float">
            <text:p>109</text:p>
          </table:table-cell>
          <table:table-cell office:value-type="float" office:value="1" calcext:value-type="float">
            <text:p>1</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6cse1bGCl-U</text:p>
          </table:table-cell>
          <table:table-cell office:value-type="string" calcext:value-type="string">
            <text:p>夏帆の二面性を表現した新CMが放送開始！ | テレビ・芸能ニュースならザテレビジョン</text:p>
          </table:table-cell>
          <table:table-cell office:value-type="string" calcext:value-type="string">
            <text:p>2018-06-07 00:07:37 UTC</text:p>
          </table:table-cell>
          <table:table-cell office:value-type="string" calcext:value-type="string">
            <text:p>https://www.youtube.com/watch?v=6cse1bGCl-U</text:p>
          </table:table-cell>
          <table:table-cell office:value-type="string" calcext:value-type="string">
            <text:p>夏帆の二面性を表現した新CMが放送開始！ | テレビ・芸能ニュースならザテレビジョン </text:p>
            <text:p>夏帆が、エイボン・プロダクツのスキンケアブランド「Dual Face」のブランドミューズに起用され、出演するCMが北海道で放送を開始。首都圏ではトレインチャンネルやメトロビジョンなどでも流されている。 「Dual Face」は二面性をコンセプトとし、仕事とプライベート、オンオフの二つの顔を使い分けながら頑張る30代前後の働く女性向けのドラッグストア・量販専売スキンケアブランド。可憐な雰囲気の中に秘めた力強さを持つ夏帆の存在感がそんな“オンもオフも輝く女性像”というイメージと重なることから起用に至ったという。 今回新たに打ち出されたコピーは「攻めのオーガニック」。天然由来成分を使用しながら機能性も重視した「Dual Face」の商品特長を、夏帆を通じて伝えていく。 CMはアバンギャルドな音楽が流れるスタジオで撮影。リラックスした黒の衣装で登場した夏帆は、少しウエット感のあるショートボブの髪を左右に揺らしながら、無邪気に伸びをしたり、強い視線をカメラに投げかけたりと、次々に表情を変えていく。 撮影チームは彼女の持つ透明感や凛としたたたずまいはそのままに、「Dual Face」の世界観にある... </text:p>
            <text:p>#夏 #帆 #の #二 #面 #性 #を #表 #現 #し #た #新 #C #M #が #放 #送 #開 #始 #！ #テ #レ #ビ #・ #芸 #能 #ニ #ュ #ー #ス #な #ら #ザ #テ #レ #ビ #ジ #ョ #ン</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UCKXf5_Aoxx15EYcsfc5O-Ag</text:p>
          </table:table-cell>
          <table:table-cell office:value-type="string" calcext:value-type="string">
            <text:p>Japan Daily News</text:p>
          </table:table-cell>
          <table:table-cell office:value-type="string" calcext:value-type="string">
            <text:p>https://www.youtube.com/channel/UCKXf5_Aoxx15EYcsfc5O-Ag</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ba92d5SUb7A</text:p>
          </table:table-cell>
          <table:table-cell office:value-type="string" calcext:value-type="string">
            <text:p>CM Punk Reacts to His Second UFC Loss</text:p>
          </table:table-cell>
          <table:table-cell office:value-type="string" calcext:value-type="string">
            <text:p>2018-06-10 18:15:38 UTC</text:p>
          </table:table-cell>
          <table:table-cell office:value-type="string" calcext:value-type="string">
            <text:p>https://www.youtube.com/watch?v=ba92d5SUb7A</text:p>
          </table:table-cell>
          <table:table-cell office:value-type="string" calcext:value-type="string">
            <text:p>The former WWE Champion lost to Mike Jackson after three rounds, but he showed respect to his opponent on social media and thanked him for the fight.</text:p>
            <text:p>Let’s watch the video for more details.</text:p>
            <text:p/>
            <text:p>All the latest breaking news on WWE. Browse The Independent's complete collection of articles and commentary on WWE. Thanks For Watching!</text:p>
            <text:p/>
            <text:p>All Rights Reserved To WWE</text:p>
            <text:p>All images belong to its respectful owners</text:p>
            <text:p>Credit to WWE for pictures used:</text:p>
            <text:p>http://www.wwe.com/</text:p>
            <text:p>If you have any question, request or copyright issues, please email to: Unclekracker30092@gmail.com or contact me via Twitter. I'll reply within 24 hours.</text:p>
          </table:table-cell>
          <table:table-cell office:value-type="float" office:value="195554" calcext:value-type="float">
            <text:p>195554</text:p>
          </table:table-cell>
          <table:table-cell office:value-type="float" office:value="715" calcext:value-type="float">
            <text:p>715</text:p>
          </table:table-cell>
          <table:table-cell office:value-type="string" calcext:value-type="string">
            <text:p>UCL2QHwF6Nw6NIJbm0ZR9nnw</text:p>
          </table:table-cell>
          <table:table-cell office:value-type="string" calcext:value-type="string">
            <text:p>Be Stronger</text:p>
          </table:table-cell>
          <table:table-cell office:value-type="string" calcext:value-type="string">
            <text:p>https://www.youtube.com/channel/UCL2QHwF6Nw6NIJbm0ZR9nnw</text:p>
          </table:table-cell>
          <table:table-cell office:value-type="string" calcext:value-type="string">
            <text:p>Get the latest and most updated news, videos, and photo galleries about WWE. Thanks for watching!</text:p>
          </table:table-cell>
          <table:table-cell office:value-type="float" office:value="1" calcext:value-type="float">
            <text:p>1</text:p>
          </table:table-cell>
          <table:table-cell table:number-columns-repeated="1012"/>
        </table:table-row>
        <table:table-row table:style-name="ro2">
          <table:table-cell office:value-type="string" calcext:value-type="string">
            <text:p>JFpQ5_4P54g</text:p>
          </table:table-cell>
          <table:table-cell office:value-type="string" calcext:value-type="string">
            <text:p>Reason Why CM Punk Cried During His Court Trial</text:p>
          </table:table-cell>
          <table:table-cell office:value-type="string" calcext:value-type="string">
            <text:p>2018-06-02 16:20:58 UTC</text:p>
          </table:table-cell>
          <table:table-cell office:value-type="string" calcext:value-type="string">
            <text:p>https://www.youtube.com/watch?v=JFpQ5_4P54g</text:p>
          </table:table-cell>
          <table:table-cell office:value-type="string" calcext:value-type="string">
            <text:p>The CM Punk trial has been going on for most of this week, and on Friday the former WWE Champion finally took the stand.During his testimony, Punk started to cry when he talked about the 2014 Royal Rumble match, where he had suffered a concussion.</text:p>
            <text:p>Let’s watch the video for more details.</text:p>
            <text:p/>
            <text:p>All the latest breaking news on WWE. Browse The Independent's complete collection of articles and commentary on WWE. Thanks For Watching!</text:p>
            <text:p/>
            <text:p>All Rights Reserved To WWE</text:p>
            <text:p>All images belong to its respectful owners</text:p>
            <text:p>Credit to WWE for pictures used:</text:p>
            <text:p>http://www.wwe.com/</text:p>
            <text:p>If you have any question, request or copyright issues, please email to: Unclekracker30092@gmail.com or contact me via Twitter. I'll reply within 24 hours.</text:p>
          </table:table-cell>
          <table:table-cell office:value-type="float" office:value="31600" calcext:value-type="float">
            <text:p>31600</text:p>
          </table:table-cell>
          <table:table-cell office:value-type="float" office:value="263" calcext:value-type="float">
            <text:p>263</text:p>
          </table:table-cell>
          <table:table-cell office:value-type="string" calcext:value-type="string">
            <text:p>UCL2QHwF6Nw6NIJbm0ZR9nnw</text:p>
          </table:table-cell>
          <table:table-cell office:value-type="string" calcext:value-type="string">
            <text:p>Be Stronger</text:p>
          </table:table-cell>
          <table:table-cell office:value-type="string" calcext:value-type="string">
            <text:p>https://www.youtube.com/channel/UCL2QHwF6Nw6NIJbm0ZR9nnw</text:p>
          </table:table-cell>
          <table:table-cell office:value-type="string" calcext:value-type="string">
            <text:p>Get the latest and most updated news, videos, and photo galleries about WWE. Thanks for watching!</text:p>
          </table:table-cell>
          <table:table-cell office:value-type="float" office:value="1" calcext:value-type="float">
            <text:p>1</text:p>
          </table:table-cell>
          <table:table-cell table:number-columns-repeated="1012"/>
        </table:table-row>
        <table:table-row table:style-name="ro2">
          <table:table-cell office:value-type="string" calcext:value-type="string">
            <text:p>4bbCfu2kt54</text:p>
          </table:table-cell>
          <table:table-cell office:value-type="string" calcext:value-type="string">
            <text:p>PS4/PS Vita『ザンキゼロ』WEB CM「いつもと違う篇」</text:p>
          </table:table-cell>
          <table:table-cell office:value-type="string" calcext:value-type="string">
            <text:p>2018-06-26 05:26:13 UTC</text:p>
          </table:table-cell>
          <table:table-cell office:value-type="string" calcext:value-type="string">
            <text:p>https://www.youtube.com/watch?v=4bbCfu2kt54</text:p>
          </table:table-cell>
          <table:table-cell office:value-type="string" calcext:value-type="string">
            <text:p>「ダンガンロンパ」シリーズを手掛けたスタッフが創り出す新次元・新感覚ノンストップ残機サバイバルRPG。</text:p>
            <text:p/>
            <text:p>■製品情報</text:p>
            <text:p>タイトル：ザンキゼロ</text:p>
            <text:p>プラットフォーム：PlayStation 4/PlayStation Vita</text:p>
            <text:p>ジャンル：ノンストップ残機サバイバルRPG</text:p>
            <text:p>CERO：D（17歳以上対象）</text:p>
            <text:p>発売日：2018年7月5日</text:p>
            <text:p>公式サイト：http://www.spike-chunsoft.co.jp/zaz/</text:p>
            <text:p>Twitter：https://twitter.com/zaz_spchun</text:p>
          </table:table-cell>
          <table:table-cell office:value-type="float" office:value="451433" calcext:value-type="float">
            <text:p>451433</text:p>
          </table:table-cell>
          <table:table-cell office:value-type="float" office:value="129" calcext:value-type="float">
            <text:p>129</text:p>
          </table:table-cell>
          <table:table-cell office:value-type="string" calcext:value-type="string">
            <text:p>UCL8Fw-6r3_fab7VLDraAE5g</text:p>
          </table:table-cell>
          <table:table-cell office:value-type="string" calcext:value-type="string">
            <text:p>スパイク・チュンソフト</text:p>
          </table:table-cell>
          <table:table-cell office:value-type="string" calcext:value-type="string">
            <text:p>https://www.youtube.com/channel/UCL8Fw-6r3_fab7VLDraAE5g</text:p>
          </table:table-cell>
          <table:table-cell office:value-type="string" calcext:value-type="string">
            <text:p>スパイク・チュンソフトから発売されるゲームの最新情報やプロモーションビデオを公開！！</text:p>
          </table:table-cell>
          <table:table-cell office:value-type="float" office:value="0" calcext:value-type="float">
            <text:p>0</text:p>
          </table:table-cell>
          <table:table-cell table:number-columns-repeated="1012"/>
        </table:table-row>
        <table:table-row table:style-name="ro2">
          <table:table-cell office:value-type="string" calcext:value-type="string">
            <text:p>coopeHp_AAo</text:p>
          </table:table-cell>
          <table:table-cell office:value-type="string" calcext:value-type="string">
            <text:p>PS4/PS Vita『ザンキゼロ』WEB CM「テレフォンショッピング篇」</text:p>
          </table:table-cell>
          <table:table-cell office:value-type="string" calcext:value-type="string">
            <text:p>2018-06-22 03:25:57 UTC</text:p>
          </table:table-cell>
          <table:table-cell office:value-type="string" calcext:value-type="string">
            <text:p>https://www.youtube.com/watch?v=coopeHp_AAo</text:p>
          </table:table-cell>
          <table:table-cell office:value-type="string" calcext:value-type="string">
            <text:p>「ダンガンロンパ」シリーズを手掛けたスタッフが創り出す新次元・新感覚ノンストップ残機サバイバルRPG。</text:p>
            <text:p/>
            <text:p>■製品情報</text:p>
            <text:p>タイトル：ザンキゼロ</text:p>
            <text:p>プラットフォーム：PlayStation 4/PlayStation Vita</text:p>
            <text:p>ジャンル：ノンストップ残機サバイバルRPG</text:p>
            <text:p>CERO：D（17歳以上対象）</text:p>
            <text:p>発売日：2018年7月5日</text:p>
            <text:p>公式サイト：http://www.spike-chunsoft.co.jp/zaz/</text:p>
            <text:p>Twitter：https://twitter.com/zaz_spchun</text:p>
          </table:table-cell>
          <table:table-cell office:value-type="float" office:value="560605" calcext:value-type="float">
            <text:p>560605</text:p>
          </table:table-cell>
          <table:table-cell office:value-type="float" office:value="135" calcext:value-type="float">
            <text:p>135</text:p>
          </table:table-cell>
          <table:table-cell office:value-type="string" calcext:value-type="string">
            <text:p>UCL8Fw-6r3_fab7VLDraAE5g</text:p>
          </table:table-cell>
          <table:table-cell office:value-type="string" calcext:value-type="string">
            <text:p>スパイク・チュンソフト</text:p>
          </table:table-cell>
          <table:table-cell office:value-type="string" calcext:value-type="string">
            <text:p>https://www.youtube.com/channel/UCL8Fw-6r3_fab7VLDraAE5g</text:p>
          </table:table-cell>
          <table:table-cell office:value-type="string" calcext:value-type="string">
            <text:p>スパイク・チュンソフトから発売されるゲームの最新情報やプロモーションビデオを公開！！</text:p>
          </table:table-cell>
          <table:table-cell office:value-type="float" office:value="0" calcext:value-type="float">
            <text:p>0</text:p>
          </table:table-cell>
          <table:table-cell table:number-columns-repeated="1012"/>
        </table:table-row>
        <table:table-row table:style-name="ro2">
          <table:table-cell office:value-type="string" calcext:value-type="string">
            <text:p>u18barBsCFU</text:p>
          </table:table-cell>
          <table:table-cell office:value-type="string" calcext:value-type="string">
            <text:p>ゲゲゲの鬼太郎 イースト×エンザイムダイエットCM</text:p>
          </table:table-cell>
          <table:table-cell office:value-type="string" calcext:value-type="string">
            <text:p>2018-06-17 00:35:48 UTC</text:p>
          </table:table-cell>
          <table:table-cell office:value-type="string" calcext:value-type="string">
            <text:p>https://www.youtube.com/watch?v=u18barBsCFU</text:p>
          </table:table-cell>
          <table:table-cell office:value-type="string" calcext:value-type="string">
            <text:p>コラボCM</text:p>
          </table:table-cell>
          <table:table-cell office:value-type="float" office:value="65266" calcext:value-type="float">
            <text:p>65266</text:p>
          </table:table-cell>
          <table:table-cell office:value-type="float" office:value="544" calcext:value-type="float">
            <text:p>544</text:p>
          </table:table-cell>
          <table:table-cell office:value-type="string" calcext:value-type="string">
            <text:p>UClgbrSvDde3oXgFXAfNH3mA</text:p>
          </table:table-cell>
          <table:table-cell office:value-type="string" calcext:value-type="string">
            <text:p>煩腐来三代目</text:p>
          </table:table-cell>
          <table:table-cell office:value-type="string" calcext:value-type="string">
            <text:p>https://www.youtube.com/channel/UClgbrSvDde3oXgFXAfNH3mA</text:p>
          </table:table-cell>
          <table:table-cell office:value-type="string" calcext:value-type="string">
            <text:p>隠れ家的チャンネルなので、まったりゆったりやります。</text:p>
            <text:p>アニメ関連の動画（低画質）を不定期に適当に。ＭＡＤは全てゴミです。</text:p>
            <text:p/>
            <text:p>ブログ→　http://yisaakihito.blog.fc2.com/</text:p>
            <text:p/>
            <text:p>二代目煩腐来→　http://www.youtube.com/user/bonfurai</text:p>
          </table:table-cell>
          <table:table-cell office:value-type="float" office:value="1" calcext:value-type="float">
            <text:p>1</text:p>
          </table:table-cell>
          <table:table-cell table:number-columns-repeated="1012"/>
        </table:table-row>
        <table:table-row table:style-name="ro2">
          <table:table-cell office:value-type="string" calcext:value-type="string">
            <text:p>1hJPfI9zHiA</text:p>
          </table:table-cell>
          <table:table-cell office:value-type="string" calcext:value-type="string">
            <text:p>カネボウ デュウ とろける美滴化粧水 CM</text:p>
          </table:table-cell>
          <table:table-cell office:value-type="string" calcext:value-type="string">
            <text:p>2018-06-19 07:22:20 UTC</text:p>
          </table:table-cell>
          <table:table-cell office:value-type="string" calcext:value-type="string">
            <text:p>https://www.youtube.com/watch?v=1hJPfI9zHiA</text:p>
          </table:table-cell>
          <table:table-cell office:value-type="string" calcext:value-type="string">
            <text:p>カネボウ デュウ とろける美滴化粧水 CM</text:p>
          </table:table-cell>
          <table:table-cell office:value-type="float" office:value="1077" calcext:value-type="float">
            <text:p>1077</text:p>
          </table:table-cell>
          <table:table-cell office:value-type="float" office:value="1" calcext:value-type="float">
            <text:p>1</text:p>
          </table:table-cell>
          <table:table-cell office:value-type="string" calcext:value-type="string">
            <text:p>UCLpbRGtiuIRtGd8xucu-R9g</text:p>
          </table:table-cell>
          <table:table-cell office:value-type="string" calcext:value-type="string">
            <text:p>Kanebo Cosmetics【official】</text:p>
          </table:table-cell>
          <table:table-cell office:value-type="string" calcext:value-type="string">
            <text:p>https://www.youtube.com/channel/UCLpbRGtiuIRtGd8xucu-R9g</text:p>
          </table:table-cell>
          <table:table-cell office:value-type="string" calcext:value-type="string">
            <text:p>カネボウ化粧品公式チャンネル</text:p>
          </table:table-cell>
          <table:table-cell office:value-type="float" office:value="0" calcext:value-type="float">
            <text:p>0</text:p>
          </table:table-cell>
          <table:table-cell table:number-columns-repeated="1012"/>
        </table:table-row>
        <table:table-row table:style-name="ro2">
          <table:table-cell office:value-type="string" calcext:value-type="string">
            <text:p>XuwpsWDOJog</text:p>
          </table:table-cell>
          <table:table-cell office:value-type="string" calcext:value-type="string">
            <text:p>新・Cook Do中華が家族を熱くする　中華CM集【飯旨】món ăn Trung Quốc | JAPANESE EATING COMMERCIAL Chinese cuisine</text:p>
          </table:table-cell>
          <table:table-cell office:value-type="string" calcext:value-type="string">
            <text:p>2018-06-19 05:50:02 UTC</text:p>
          </table:table-cell>
          <table:table-cell office:value-type="string" calcext:value-type="string">
            <text:p>https://www.youtube.com/watch?v=XuwpsWDOJog</text:p>
          </table:table-cell>
          <table:table-cell office:value-type="string" calcext:value-type="string">
            <text:p>引用　公式サイト　↓おいしそうな商品をチェック↓</text:p>
            <text:p>Product official website↓</text:p>
            <text:p/>
            <text:p>クックドゥ　https://www.ajinomoto.co.jp/cookdo/</text:p>
          </table:table-cell>
          <table:table-cell office:value-type="float" office:value="75563" calcext:value-type="float">
            <text:p>75563</text:p>
          </table:table-cell>
          <table:table-cell office:value-type="float" office:value="921" calcext:value-type="float">
            <text:p>921</text:p>
          </table:table-cell>
          <table:table-cell office:value-type="string" calcext:value-type="string">
            <text:p>UClqkIjCD2KdAdyBgBTOMQiw</text:p>
          </table:table-cell>
          <table:table-cell office:value-type="string" calcext:value-type="string">
            <text:p>Food Mania syoku mania</text:p>
          </table:table-cell>
          <table:table-cell office:value-type="string" calcext:value-type="string">
            <text:p>https://www.youtube.com/channel/UClqkIjCD2KdAdyBgBTOMQiw</text:p>
          </table:table-cell>
          <table:table-cell office:value-type="string" calcext:value-type="string">
            <text:p>※趣味で食シーンを集めた動画を編集し投稿しています。</text:p>
            <text:p>※全編は各公式からご視聴下さい。</text:p>
            <text:p/>
            <text:p>※趣味編集の為、再生回数の大半が</text:p>
            <text:p>　「仰天チェンジ！食シーン集」などの</text:p>
            <text:p>※未収益化動画です。</text:p>
            <text:p/>
            <text:p>動画には著作権で保護された</text:p>
            <text:p>コンテンツが使用されています。</text:p>
            <text:p>申立人は YouTube でのコンテンツの使用を許可していますが</text:p>
            <text:p>動画から収益を受け取ることはできません。</text:p>
            <text:p>申立人により収益化されている場合、広告が表示されることがあります。</text:p>
            <text:p>これらの条件に同意する場合は、</text:p>
            <text:p>何もする必要はありません。</text:p>
            <text:p>という動画です。</text:p>
            <text:p/>
            <text:p>※視聴回数の大半が</text:p>
            <text:p>　収益化していない動画です。</text:p>
            <text:p>※何卒お間違えの無いようご理解頂き</text:p>
            <text:p>　お楽しみ頂ければ幸いです。</text:p>
            <text:p>　嗜好趣味で始めたチャンネルでしたが</text:p>
            <text:p>　日本の食について交流の場になれば幸いです。</text:p>
            <text:p/>
            <text:p/>
            <text:p>■日本の食歴史が分かる若い方に見て頂きたい動画■</text:p>
            <text:p>昭和のご飯　食シーン集【レトロ飯】</text:p>
            <text:p>戦時中の食　食糧事情【ヤミ市　日本の食歴史】</text:p>
            <text:p>昭和家庭の食事　食シーン集【日本の食歴史】</text:p>
            <text:p/>
            <text:p/>
            <text:p>I love common food all over the world anyway.</text:p>
            <text:p>I am making videos about food.</text:p>
            <text:p>I think that food is a common happiness in the world.</text:p>
            <text:p>I believe that peace will spread through food.</text:p>
            <text:p>I started this channel with my hobby, </text:p>
            <text:p>but I hope it will be a place to interact with people from various countries.</text:p>
            <text:p/>
            <text:p>ご要望、表記要望、ご依頼等はコメント・メッセージをお願いします。</text:p>
            <text:p>即対処致します。</text:p>
            <text:p>Request, notation request, request etc from the comment thank you.</text:p>
            <text:p>We will deal immediately.</text:p>
          </table:table-cell>
          <table:table-cell office:value-type="float" office:value="1" calcext:value-type="float">
            <text:p>1</text:p>
          </table:table-cell>
          <table:table-cell table:number-columns-repeated="1012"/>
        </table:table-row>
        <table:table-row table:style-name="ro2">
          <table:table-cell office:value-type="string" calcext:value-type="string">
            <text:p>0Rn6B-9CRxo</text:p>
          </table:table-cell>
          <table:table-cell office:value-type="string" calcext:value-type="string">
            <text:p>新・丸亀製麺　うどん飯旨CM全集【たまらん！うどん】bánh canh Nhật | JAPANESE EATING COMMERCIAL Udon noodle</text:p>
          </table:table-cell>
          <table:table-cell office:value-type="string" calcext:value-type="string">
            <text:p>2018-06-17 06:24:25 UTC</text:p>
          </table:table-cell>
          <table:table-cell office:value-type="string" calcext:value-type="string">
            <text:p>https://www.youtube.com/watch?v=0Rn6B-9CRxo</text:p>
          </table:table-cell>
          <table:table-cell office:value-type="string" calcext:value-type="string">
            <text:p>引用　公式サイト　↓おいしそうな商品をチェック↓</text:p>
            <text:p>Product official website↓</text:p>
            <text:p/>
            <text:p>丸亀製麺　https://www.marugame-seimen.com/</text:p>
          </table:table-cell>
          <table:table-cell office:value-type="float" office:value="145525" calcext:value-type="float">
            <text:p>145525</text:p>
          </table:table-cell>
          <table:table-cell office:value-type="float" office:value="1739" calcext:value-type="float">
            <text:p>1739</text:p>
          </table:table-cell>
          <table:table-cell office:value-type="string" calcext:value-type="string">
            <text:p>UClqkIjCD2KdAdyBgBTOMQiw</text:p>
          </table:table-cell>
          <table:table-cell office:value-type="string" calcext:value-type="string">
            <text:p>Food Mania syoku mania</text:p>
          </table:table-cell>
          <table:table-cell office:value-type="string" calcext:value-type="string">
            <text:p>https://www.youtube.com/channel/UClqkIjCD2KdAdyBgBTOMQiw</text:p>
          </table:table-cell>
          <table:table-cell office:value-type="string" calcext:value-type="string">
            <text:p>※趣味で食シーンを集めた動画を編集し投稿しています。</text:p>
            <text:p>※全編は各公式からご視聴下さい。</text:p>
            <text:p/>
            <text:p>※趣味編集の為、再生回数の大半が</text:p>
            <text:p>　「仰天チェンジ！食シーン集」などの</text:p>
            <text:p>※未収益化動画です。</text:p>
            <text:p/>
            <text:p>動画には著作権で保護された</text:p>
            <text:p>コンテンツが使用されています。</text:p>
            <text:p>申立人は YouTube でのコンテンツの使用を許可していますが</text:p>
            <text:p>動画から収益を受け取ることはできません。</text:p>
            <text:p>申立人により収益化されている場合、広告が表示されることがあります。</text:p>
            <text:p>これらの条件に同意する場合は、</text:p>
            <text:p>何もする必要はありません。</text:p>
            <text:p>という動画です。</text:p>
            <text:p/>
            <text:p>※視聴回数の大半が</text:p>
            <text:p>　収益化していない動画です。</text:p>
            <text:p>※何卒お間違えの無いようご理解頂き</text:p>
            <text:p>　お楽しみ頂ければ幸いです。</text:p>
            <text:p>　嗜好趣味で始めたチャンネルでしたが</text:p>
            <text:p>　日本の食について交流の場になれば幸いです。</text:p>
            <text:p/>
            <text:p/>
            <text:p>■日本の食歴史が分かる若い方に見て頂きたい動画■</text:p>
            <text:p>昭和のご飯　食シーン集【レトロ飯】</text:p>
            <text:p>戦時中の食　食糧事情【ヤミ市　日本の食歴史】</text:p>
            <text:p>昭和家庭の食事　食シーン集【日本の食歴史】</text:p>
            <text:p/>
            <text:p/>
            <text:p>I love common food all over the world anyway.</text:p>
            <text:p>I am making videos about food.</text:p>
            <text:p>I think that food is a common happiness in the world.</text:p>
            <text:p>I believe that peace will spread through food.</text:p>
            <text:p>I started this channel with my hobby, </text:p>
            <text:p>but I hope it will be a place to interact with people from various countries.</text:p>
            <text:p/>
            <text:p>ご要望、表記要望、ご依頼等はコメント・メッセージをお願いします。</text:p>
            <text:p>即対処致します。</text:p>
            <text:p>Request, notation request, request etc from the comment thank you.</text:p>
            <text:p>We will deal immediately.</text:p>
          </table:table-cell>
          <table:table-cell office:value-type="float" office:value="1" calcext:value-type="float">
            <text:p>1</text:p>
          </table:table-cell>
          <table:table-cell table:number-columns-repeated="1012"/>
        </table:table-row>
        <table:table-row table:style-name="ro2">
          <table:table-cell office:value-type="string" calcext:value-type="string">
            <text:p>2HXT8hdlBKk</text:p>
          </table:table-cell>
          <table:table-cell office:value-type="string" calcext:value-type="string">
            <text:p>水樹奈々『NANA MIZUKI LIVE GATE』TV-CM 15sec.</text:p>
          </table:table-cell>
          <table:table-cell office:value-type="string" calcext:value-type="string">
            <text:p>2018-06-07 10:00:01 UTC</text:p>
          </table:table-cell>
          <table:table-cell office:value-type="string" calcext:value-type="string">
            <text:p>https://www.youtube.com/watch?v=2HXT8hdlBKk</text:p>
          </table:table-cell>
          <table:table-cell office:value-type="string" calcext:value-type="string">
            <text:p>水樹奈々が、2018年6月20日にリリースする、日本武道館7DAYS公演を収録したBlu-ray/DVD『NANA MIZUKI LIVE GATE』のTV-CM15秒Ver.です。</text:p>
            <text:p/>
            <text:p>＜INFORMATION＞</text:p>
            <text:p>Blu-ray/DVD『NANA MIZUKI LIVE GATE』</text:p>
            <text:p>発売日：2018年6月20日(水) </text:p>
            <text:p>商品番号：[Blu-ray] KIXM-323,324／[DVD] KIBM-725〜727</text:p>
            <text:p>価格：¥7,770 (税込)  ※Blu-ray／DVD共通</text:p>
            <text:p>盤種：Blu-ray２枚組／DVD３枚組　※予定</text:p>
            <text:p>Blu-ray初回特典：SPECIAL BOX＆デジパック仕様</text:p>
            <text:p/>
            <text:p>【収録内容】</text:p>
            <text:p>◆ NANA MIZUKI LIVE GATE 2018.1.21日本武道館</text:p>
            <text:p>OP MOVIE</text:p>
            <text:p>Vitalization</text:p>
            <text:p>ROMANCERS' NEO</text:p>
            <text:p>Sacred Force</text:p>
            <text:p>MC1</text:p>
            <text:p>Poison Lily</text:p>
            <text:p>WAKE UP THE SOULS</text:p>
            <text:p>HOT BLOOD</text:p>
            <text:p>Cherry Boys SHOWCASE「音楽刑事七係」</text:p>
            <text:p>RUSH＆DASH!</text:p>
            <text:p>MC2</text:p>
            <text:p>ファンタズム</text:p>
            <text:p>蒼き光の果て-ULTIMATE MODE-</text:p>
            <text:p>team YO-DA SHOWCASE「OPEN THE GATE」</text:p>
            <text:p>GLORIA</text:p>
            <text:p>GUILTY</text:p>
            <text:p>MC3</text:p>
            <text:p>Destiny's Prelude</text:p>
            <text:p>粋恋</text:p>
            <text:p>SHORT MOVIE「as key what of you ?」</text:p>
            <text:p>レイジーシンドローム／guest：ヨシダタクミ（phatmans after school）</text:p>
            <text:p>MC4</text:p>
            <text:p>SHORT MOVIE「LOVE is my key」</text:p>
            <text:p>深愛</text:p>
            <text:p>TESTAMENT</text:p>
            <text:p>Rock Ride Riot</text:p>
            <text:p>STARTING NOW！</text:p>
            <text:p>DISCOTHEQUE</text:p>
            <text:p>MC5</text:p>
            <text:p>POWER GATE</text:p>
            <text:p/>
            <text:p>【ENCORE】</text:p>
            <text:p>ETERNAL BLAZE</text:p>
            <text:p>天空のカナリア</text:p>
            <text:p>MC6</text:p>
            <text:p>SUPER GENERATION</text:p>
            <text:p>LINE UP</text:p>
            <text:p/>
            <text:p>【W ENCORE】</text:p>
            <text:p>MC7</text:p>
            <text:p>POWER GATE</text:p>
            <text:p>ENDING</text:p>
            <text:p>END ROLL</text:p>
            <text:p/>
            <text:p>【SPECIAL FEATURE】</text:p>
            <text:p>◆ スペシャルゲストコーナー</text:p>
            <text:p>[Day1]「アンビバレンス」／guest：スガ シカオ</text:p>
            <text:p>[Day2]「Young Alive!」／guest：KOHSHI &amp; KEIGO (FLOW)</text:p>
            <text:p>[Day3]「VIRGIN CODE」／guest：谷山紀章</text:p>
            <text:p>[Day4]「エデン」／guest：クリス･ハート</text:p>
            <text:p>[Day5]「Orchestral Fantasia」／guest：武田真治</text:p>
            <text:p>[Day6]「Synchrogazer」／guest：蒼井翔太</text:p>
            <text:p>※Day7のスペシャルコーナーについては本編内に収録しております。</text:p>
            <text:p>◆ NANA MIZUKI LIVE GATE</text:p>
            <text:p>[Day1] 2018.1.11 日本武道館</text:p>
            <text:p>TRY AGAIN</text:p>
            <text:p>[Day5] 2018.1.18 日本武道館</text:p>
            <text:p>禁断のレジスタンス</text:p>
            <text:p>[Day6] 2018.1.20 日本武道館</text:p>
            <text:p>UNCHAIN∞WORLD</text:p>
            <text:p>光</text:p>
            <text:p>恋の抑止力</text:p>
            <text:p>COSMIC LOVE</text:p>
            <text:p>BRAVE PHOENIX</text:p>
            <text:p>◆ making of LIVE GATE</text:p>
            <text:p>◆ 音楽刑事七係</text:p>
            <text:p>◆ オーディオコメンタリー</text:p>
            <text:p/>
            <text:p>水樹奈々公式ホームページ：http://www.mizukinana.jp/</text:p>
          </table:table-cell>
          <table:table-cell office:value-type="float" office:value="16525" calcext:value-type="float">
            <text:p>16525</text:p>
          </table:table-cell>
          <table:table-cell/>
          <table:table-cell office:value-type="string" calcext:value-type="string">
            <text:p>UCLUUU-gAiTWdi67Vv1MOCRA</text:p>
          </table:table-cell>
          <table:table-cell office:value-type="string" calcext:value-type="string">
            <text:p>水樹奈々 YouTube Official Channel</text:p>
          </table:table-cell>
          <table:table-cell office:value-type="string" calcext:value-type="string">
            <text:p>https://www.youtube.com/channel/UCLUUU-gAiTWdi67Vv1MOCRA</text:p>
          </table:table-cell>
          <table:table-cell office:value-type="string" calcext:value-type="string">
            <text:p>水樹奈々のYouTube Official Channel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Sejp04cqSBw</text:p>
          </table:table-cell>
          <table:table-cell office:value-type="string" calcext:value-type="string">
            <text:p>【最新CM】ゾイドワイルドシリーズ！60秒CM大公開！</text:p>
          </table:table-cell>
          <table:table-cell office:value-type="string" calcext:value-type="string">
            <text:p>2018-06-07 05:00:01 UTC</text:p>
          </table:table-cell>
          <table:table-cell office:value-type="string" calcext:value-type="string">
            <text:p>https://www.youtube.com/watch?v=Sejp04cqSBw</text:p>
          </table:table-cell>
          <table:table-cell office:value-type="string" calcext:value-type="string">
            <text:p>『ゾイドワイルドシリーズ』６月２３日いよいよ発売！！</text:p>
            <text:p/>
            <text:p>■商品情報はこちら</text:p>
            <text:p>http://www.takaratomy.co.jp/products/zoidswild/</text:p>
            <text:p/>
            <text:p>■アニメ情報はこちら</text:p>
            <text:p>https://www.anime-zoidswild.jp/</text:p>
            <text:p/>
            <text:p>■タカラトミーチャンネルを登録しよう！</text:p>
            <text:p>https://www.youtube.com/user/takaratomychannel</text:p>
          </table:table-cell>
          <table:table-cell office:value-type="float" office:value="25983" calcext:value-type="float">
            <text:p>25983</text:p>
          </table:table-cell>
          <table:table-cell office:value-type="float" office:value="132" calcext:value-type="float">
            <text:p>132</text:p>
          </table:table-cell>
          <table:table-cell office:value-type="string" calcext:value-type="string">
            <text:p>UClVgBLXWrw3TV4Wm0d7qrFQ</text:p>
          </table:table-cell>
          <table:table-cell office:value-type="string" calcext:value-type="string">
            <text:p>タカラトミー TAKARATOMY</text:p>
          </table:table-cell>
          <table:table-cell office:value-type="string" calcext:value-type="string">
            <text:p>https://www.youtube.com/channel/UClVgBLXWrw3TV4Wm0d7qrFQ</text:p>
          </table:table-cell>
          <table:table-cell office:value-type="string" calcext:value-type="string">
            <text:p>おもちゃメーカー タカラトミーの公式YouTubeチャンネルです。</text:p>
            <text:p/>
            <text:p>トミカやリカちゃん、プラレールにベイブレードバーストなど</text:p>
            <text:p>楽しいおもちゃがいっぱい！</text:p>
            <text:p>どんどん新しい動画をアップするからチェックしてね！</text:p>
            <text:p/>
            <text:p>チャンネル登録もよろしくお願いします♪</text:p>
            <text:p/>
            <text:p>http://www.takaratomy.co.jp/</text:p>
            <text:p/>
            <text:p>We are happy to bring you a full range of our product information </text:p>
            <text:p>and interviews of our developers.  There is no invitation.</text:p>
            <text:p>Thank you for visiting us!</text:p>
          </table:table-cell>
          <table:table-cell office:value-type="float" office:value="0" calcext:value-type="float">
            <text:p>0</text:p>
          </table:table-cell>
          <table:table-cell table:number-columns-repeated="1012"/>
        </table:table-row>
        <table:table-row table:style-name="ro2">
          <table:table-cell office:value-type="string" calcext:value-type="string">
            <text:p>NWQeKtSWpRs</text:p>
          </table:table-cell>
          <table:table-cell office:value-type="string" calcext:value-type="string">
            <text:p>【スナックワールド】 トレジャラボックス第6弾 ＣＭ</text:p>
          </table:table-cell>
          <table:table-cell office:value-type="string" calcext:value-type="string">
            <text:p>2018-06-05 02:26:36 UTC</text:p>
          </table:table-cell>
          <table:table-cell office:value-type="string" calcext:value-type="string">
            <text:p>https://www.youtube.com/watch?v=NWQeKtSWpRs</text:p>
          </table:table-cell>
          <table:table-cell office:value-type="string" calcext:value-type="string">
            <text:p>『シンピ』の盾ついに登場！トレジャラボックス第６弾登場！</text:p>
            <text:p>スナックワールドの冒険の超重要アイテム『ジャラ』か『スナック』のどちらか１つが封入！『ジャラ』と『スナック』にはNFCチップが搭載されており3DSゲーム「スナックワールド　トレジャラ―ズ」Nintendo Switchゲーム「スナックワールド トレジャラーズ ゴールド」と連動するぞ！</text:p>
            <text:p/>
            <text:p>★詳しくはこちら！</text:p>
            <text:p>http://www.takaratomy.co.jp/products/snack-world/</text:p>
            <text:p/>
            <text:p>★タカラトミーチャンネルを登録しよう！</text:p>
            <text:p>https://www.youtube.com/user/takaratomychannel</text:p>
          </table:table-cell>
          <table:table-cell office:value-type="float" office:value="3945" calcext:value-type="float">
            <text:p>3945</text:p>
          </table:table-cell>
          <table:table-cell office:value-type="float" office:value="23" calcext:value-type="float">
            <text:p>23</text:p>
          </table:table-cell>
          <table:table-cell office:value-type="string" calcext:value-type="string">
            <text:p>UClVgBLXWrw3TV4Wm0d7qrFQ</text:p>
          </table:table-cell>
          <table:table-cell office:value-type="string" calcext:value-type="string">
            <text:p>タカラトミー TAKARATOMY</text:p>
          </table:table-cell>
          <table:table-cell office:value-type="string" calcext:value-type="string">
            <text:p>https://www.youtube.com/channel/UClVgBLXWrw3TV4Wm0d7qrFQ</text:p>
          </table:table-cell>
          <table:table-cell office:value-type="string" calcext:value-type="string">
            <text:p>おもちゃメーカー タカラトミーの公式YouTubeチャンネルです。</text:p>
            <text:p/>
            <text:p>トミカやリカちゃん、プラレールにベイブレードバーストなど</text:p>
            <text:p>楽しいおもちゃがいっぱい！</text:p>
            <text:p>どんどん新しい動画をアップするからチェックしてね！</text:p>
            <text:p/>
            <text:p>チャンネル登録もよろしくお願いします♪</text:p>
            <text:p/>
            <text:p>http://www.takaratomy.co.jp/</text:p>
            <text:p/>
            <text:p>We are happy to bring you a full range of our product information </text:p>
            <text:p>and interviews of our developers.  There is no invitation.</text:p>
            <text:p>Thank you for visiting us!</text:p>
          </table:table-cell>
          <table:table-cell office:value-type="float" office:value="0" calcext:value-type="float">
            <text:p>0</text:p>
          </table:table-cell>
          <table:table-cell table:number-columns-repeated="1012"/>
        </table:table-row>
        <table:table-row table:style-name="ro2">
          <table:table-cell office:value-type="string" calcext:value-type="string">
            <text:p>7BuIpAQDoW8</text:p>
          </table:table-cell>
          <table:table-cell office:value-type="string" calcext:value-type="string">
            <text:p>四天王寺大学2018 テレビCM（60秒Ver）</text:p>
          </table:table-cell>
          <table:table-cell office:value-type="string" calcext:value-type="string">
            <text:p>2018-06-12 00:45:28 UTC</text:p>
          </table:table-cell>
          <table:table-cell office:value-type="string" calcext:value-type="string">
            <text:p>https://www.youtube.com/watch?v=7BuIpAQDoW8</text:p>
          </table:table-cell>
          <table:table-cell office:value-type="string" calcext:value-type="string">
            <text:p>四天王寺大学公式ホームページ</text:p>
            <text:p>http://www.shitennoji.ac.jp/ibu/</text:p>
          </table:table-cell>
          <table:table-cell office:value-type="float" office:value="1085" calcext:value-type="float">
            <text:p>1085</text:p>
          </table:table-cell>
          <table:table-cell office:value-type="float" office:value="7" calcext:value-type="float">
            <text:p>7</text:p>
          </table:table-cell>
          <table:table-cell office:value-type="string" calcext:value-type="string">
            <text:p>UClXqvgIegib-1AP_oU0GfOg</text:p>
          </table:table-cell>
          <table:table-cell office:value-type="string" calcext:value-type="string">
            <text:p>【公式】四天王寺大学</text:p>
          </table:table-cell>
          <table:table-cell office:value-type="string" calcext:value-type="string">
            <text:p>https://www.youtube.com/channel/UClXqvgIegib-1AP_oU0GfO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D9ita0SHaAA</text:p>
          </table:table-cell>
          <table:table-cell office:value-type="string" calcext:value-type="string">
            <text:p>｢GⅠ第42回日刊スポーツ キューポラ杯｣テレビCM(1) ｢料理｣篇</text:p>
          </table:table-cell>
          <table:table-cell office:value-type="string" calcext:value-type="string">
            <text:p>2018-06-24 06:24:05 UTC</text:p>
          </table:table-cell>
          <table:table-cell office:value-type="string" calcext:value-type="string">
            <text:p>https://www.youtube.com/watch?v=D9ita0SHaAA</text:p>
          </table:table-cell>
          <table:table-cell office:value-type="string" calcext:value-type="string">
            <text:p>｢GⅠ第42回日刊スポーツ キューポラ杯｣テレビCM(1) ｢料理｣篇</text:p>
            <text:p>出演：川口オートレース イメージガール 菜乃花</text:p>
            <text:p>山田達也選手 大木光選手</text:p>
            <text:p/>
            <text:p>川口オートレース</text:p>
            <text:p>公式ホームページ</text:p>
            <text:p>http://www.kawaguchiauto.jp/</text:p>
            <text:p/>
            <text:p>公式Facebookページ</text:p>
            <text:p>https://www.facebook.com/kawaguchiauto/</text:p>
          </table:table-cell>
          <table:table-cell office:value-type="float" office:value="1589" calcext:value-type="float">
            <text:p>1589</text:p>
          </table:table-cell>
          <table:table-cell office:value-type="float" office:value="30" calcext:value-type="float">
            <text:p>30</text:p>
          </table:table-cell>
          <table:table-cell office:value-type="string" calcext:value-type="string">
            <text:p>UCM3t31-x3BYX9s2xGkIqk8w</text:p>
          </table:table-cell>
          <table:table-cell office:value-type="string" calcext:value-type="string">
            <text:p>川口オートレース公式チャンネル</text:p>
          </table:table-cell>
          <table:table-cell office:value-type="string" calcext:value-type="string">
            <text:p>https://www.youtube.com/channel/UCM3t31-x3BYX9s2xGkIqk8w</text:p>
          </table:table-cell>
          <table:table-cell office:value-type="string" calcext:value-type="string">
            <text:p>埼玉県・川口市にある川口オートレースの公式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9noq5DFfH8c</text:p>
          </table:table-cell>
          <table:table-cell office:value-type="string" calcext:value-type="string">
            <text:p>髙橋ひかる　2018年チオビタCM　メイキング映像</text:p>
          </table:table-cell>
          <table:table-cell office:value-type="string" calcext:value-type="string">
            <text:p>2018-06-21 23:12:22 UTC</text:p>
          </table:table-cell>
          <table:table-cell office:value-type="string" calcext:value-type="string">
            <text:p>https://www.youtube.com/watch?v=9noq5DFfH8c</text:p>
          </table:table-cell>
          <table:table-cell office:value-type="string" calcext:value-type="string">
            <text:p>髙橋ひかるさんが出演する、2018年チオビタ･ドリンクの新しいＣＭのメイキング動画です。ひかるさんの色々な表情が見えるのも見所。是非お楽しみ下さい。</text:p>
            <text:p>https://www.taiho.co.jp/chc/brand/tiovita/</text:p>
          </table:table-cell>
          <table:table-cell office:value-type="float" office:value="4118" calcext:value-type="float">
            <text:p>4118</text:p>
          </table:table-cell>
          <table:table-cell/>
          <table:table-cell office:value-type="string" calcext:value-type="string">
            <text:p>UCmg_UTnSl4IgYgrmrbqKBew</text:p>
          </table:table-cell>
          <table:table-cell office:value-type="string" calcext:value-type="string">
            <text:p>大鵬薬品ヘルスケア公式チャンネル</text:p>
          </table:table-cell>
          <table:table-cell office:value-type="string" calcext:value-type="string">
            <text:p>https://www.youtube.com/channel/UCmg_UTnSl4IgYgrmrbqKBew</text:p>
          </table:table-cell>
          <table:table-cell office:value-type="string" calcext:value-type="string">
            <text:p>大鵬薬品ヘルスケア公式チャンネルは、愛情一本！チオビタチャンネルから名称を変更いたしました。</text:p>
            <text:p>愛情一本！チオビタチャンネルをご登録いただいておりました皆様におかれましては、大変申し訳ございませんが、引き続き大鵬薬品ヘルスケア公式チャンネルを御愛顧賜りますよう、何卒よろしくお願い申し上げ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N7yPe_OwhJQ</text:p>
          </table:table-cell>
          <table:table-cell office:value-type="string" calcext:value-type="string">
            <text:p>髙橋ひかる　2018年チオビタCM　4作品</text:p>
          </table:table-cell>
          <table:table-cell office:value-type="string" calcext:value-type="string">
            <text:p>2018-06-21 23:12:58 UTC</text:p>
          </table:table-cell>
          <table:table-cell office:value-type="string" calcext:value-type="string">
            <text:p>https://www.youtube.com/watch?v=N7yPe_OwhJQ</text:p>
          </table:table-cell>
          <table:table-cell office:value-type="string" calcext:value-type="string">
            <text:p>髙橋ひかるさんが出演する2018年チオビタ･ドリンクのCM　４作品が全て見られます。髙橋ひかるさんの色々な表情をぜひ御覧下さい。</text:p>
            <text:p>https://www.taiho.co.jp/chc/brand/tiovita/</text:p>
          </table:table-cell>
          <table:table-cell office:value-type="float" office:value="696080" calcext:value-type="float">
            <text:p>696080</text:p>
          </table:table-cell>
          <table:table-cell/>
          <table:table-cell office:value-type="string" calcext:value-type="string">
            <text:p>UCmg_UTnSl4IgYgrmrbqKBew</text:p>
          </table:table-cell>
          <table:table-cell office:value-type="string" calcext:value-type="string">
            <text:p>大鵬薬品ヘルスケア公式チャンネル</text:p>
          </table:table-cell>
          <table:table-cell office:value-type="string" calcext:value-type="string">
            <text:p>https://www.youtube.com/channel/UCmg_UTnSl4IgYgrmrbqKBew</text:p>
          </table:table-cell>
          <table:table-cell office:value-type="string" calcext:value-type="string">
            <text:p>大鵬薬品ヘルスケア公式チャンネルは、愛情一本！チオビタチャンネルから名称を変更いたしました。</text:p>
            <text:p>愛情一本！チオビタチャンネルをご登録いただいておりました皆様におかれましては、大変申し訳ございませんが、引き続き大鵬薬品ヘルスケア公式チャンネルを御愛顧賜りますよう、何卒よろしくお願い申し上げ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WhjCDwwnlqA</text:p>
          </table:table-cell>
          <table:table-cell office:value-type="string" calcext:value-type="string">
            <text:p>【公式】三井アウトレットパーク テレビCM【北陸小矢部版】『3周年感謝祭 第1弾篇』</text:p>
          </table:table-cell>
          <table:table-cell office:value-type="string" calcext:value-type="string">
            <text:p>2018-06-18 02:00:10 UTC</text:p>
          </table:table-cell>
          <table:table-cell office:value-type="string" calcext:value-type="string">
            <text:p>https://www.youtube.com/watch?v=WhjCDwwnlqA</text:p>
          </table:table-cell>
          <table:table-cell office:value-type="string" calcext:value-type="string">
            <text:p>三井アウトレットパーク 北陸小矢部『3周年感謝祭 第1弾』 ≪6/22（金）～7/5（木）≫</text:p>
            <text:p>※北陸小矢部で開催</text:p>
            <text:p/>
            <text:p/>
            <text:p>三井アウトレットパーク 北陸小矢部は今年で3周年♪</text:p>
            <text:p>お客様のみなさまへ、3年分の感謝を込めて、</text:p>
            <text:p>スペシャルオフや感謝企画をご用意しております。</text:p>
            <text:p/>
            <text:p/>
            <text:p>※一部放映されない地域もございます。</text:p>
            <text:p>※本動画は、北陸小矢部版です。</text:p>
            <text:p/>
            <text:p/>
            <text:p>三井アウトレットパーク 北陸小矢部Webサイト</text:p>
            <text:p>https://mitsui-shopping-park.com/mop/oyabe/</text:p>
            <text:p/>
            <text:p>Youtubeチャンネル</text:p>
            <text:p>https://www.youtube.com/user/mitsuiou...</text:p>
            <text:p/>
            <text:p>Facebook</text:p>
            <text:p>https://www.facebook.com/mitsuioutlet...</text:p>
            <text:p/>
            <text:p>instagram</text:p>
            <text:p>https://www.instagram.com/mitsuioutlet/</text:p>
            <text:p/>
            <text:p>Twitter</text:p>
            <text:p>https://www.instagram.com/mitsuioutlet/</text:p>
          </table:table-cell>
          <table:table-cell office:value-type="float" office:value="149694" calcext:value-type="float">
            <text:p>149694</text:p>
          </table:table-cell>
          <table:table-cell/>
          <table:table-cell office:value-type="string" calcext:value-type="string">
            <text:p>UCMLZNLx_P-5ulIBxQmyfdMA</text:p>
          </table:table-cell>
          <table:table-cell office:value-type="string" calcext:value-type="string">
            <text:p>三井アウトレットパーク【MOP】</text:p>
          </table:table-cell>
          <table:table-cell office:value-type="string" calcext:value-type="string">
            <text:p>https://www.youtube.com/channel/UCMLZNLx_P-5ulIBxQmyfdMA</text:p>
          </table:table-cell>
          <table:table-cell office:value-type="string" calcext:value-type="string">
            <text:p>三井アウトレットパーク【MOP】 You Tube 公式チャンネル</text:p>
            <text:p/>
            <text:p>全国13カ所で展開しているアウトレットモール。"おしゃれな人の賢い選択"をテーマに有名ブランドやセレクトショップの服・雑貨など「いいものをいつもより手に入れやすく」をモットーにご提供しています！</text:p>
            <text:p>イベントや音楽ライブ・お食事など、ショッピング以外の楽しみも満喫でき、お客さまにとってお身近で楽しいアウトレットモール。それが三井アウトレットパーク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oBDMYRkW6GY</text:p>
          </table:table-cell>
          <table:table-cell office:value-type="string" calcext:value-type="string">
            <text:p>安心・安全・秀光ビルド篇｜テレビCM｜株式会社秀光ビルド</text:p>
          </table:table-cell>
          <table:table-cell office:value-type="string" calcext:value-type="string">
            <text:p>2018-06-01 00:16:09 UTC</text:p>
          </table:table-cell>
          <table:table-cell office:value-type="string" calcext:value-type="string">
            <text:p>https://www.youtube.com/watch?v=oBDMYRkW6GY</text:p>
          </table:table-cell>
          <table:table-cell/>
          <table:table-cell office:value-type="float" office:value="193" calcext:value-type="float">
            <text:p>193</text:p>
          </table:table-cell>
          <table:table-cell office:value-type="float" office:value="1" calcext:value-type="float">
            <text:p>1</text:p>
          </table:table-cell>
          <table:table-cell office:value-type="string" calcext:value-type="string">
            <text:p>UCmRqHB7M872i15n_dlSL0xw</text:p>
          </table:table-cell>
          <table:table-cell office:value-type="string" calcext:value-type="string">
            <text:p>shukobuild001</text:p>
          </table:table-cell>
          <table:table-cell office:value-type="string" calcext:value-type="string">
            <text:p>https://www.youtube.com/channel/UCmRqHB7M872i15n_dlSL0x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BjlZd0B2Yvk</text:p>
          </table:table-cell>
          <table:table-cell office:value-type="string" calcext:value-type="string">
            <text:p>GOODな家篇｜テレビCM｜株式会社秀光ビルド</text:p>
          </table:table-cell>
          <table:table-cell office:value-type="string" calcext:value-type="string">
            <text:p>2018-06-01 00:16:02 UTC</text:p>
          </table:table-cell>
          <table:table-cell office:value-type="string" calcext:value-type="string">
            <text:p>https://www.youtube.com/watch?v=BjlZd0B2Yvk</text:p>
          </table:table-cell>
          <table:table-cell/>
          <table:table-cell office:value-type="float" office:value="173" calcext:value-type="float">
            <text:p>173</text:p>
          </table:table-cell>
          <table:table-cell office:value-type="float" office:value="3" calcext:value-type="float">
            <text:p>3</text:p>
          </table:table-cell>
          <table:table-cell office:value-type="string" calcext:value-type="string">
            <text:p>UCmRqHB7M872i15n_dlSL0xw</text:p>
          </table:table-cell>
          <table:table-cell office:value-type="string" calcext:value-type="string">
            <text:p>shukobuild001</text:p>
          </table:table-cell>
          <table:table-cell office:value-type="string" calcext:value-type="string">
            <text:p>https://www.youtube.com/channel/UCmRqHB7M872i15n_dlSL0x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evJsO_jr3P4</text:p>
          </table:table-cell>
          <table:table-cell office:value-type="string" calcext:value-type="string">
            <text:p>高畑充希 docomo 新CM 「紅の空に」篇</text:p>
          </table:table-cell>
          <table:table-cell office:value-type="string" calcext:value-type="string">
            <text:p>2018-06-27 17:03:21 UTC</text:p>
          </table:table-cell>
          <table:table-cell office:value-type="string" calcext:value-type="string">
            <text:p>https://www.youtube.com/watch?v=evJsO_jr3P4</text:p>
          </table:table-cell>
          <table:table-cell office:value-type="string" calcext:value-type="string">
            <text:p>この人って女優でも上手いし歌も上手いですよね。</text:p>
            <text:p>ピーターパンだけありますね(*^^*)</text:p>
          </table:table-cell>
          <table:table-cell office:value-type="float" office:value="585043" calcext:value-type="float">
            <text:p>585043</text:p>
          </table:table-cell>
          <table:table-cell office:value-type="float" office:value="2818" calcext:value-type="float">
            <text:p>2818</text:p>
          </table:table-cell>
          <table:table-cell office:value-type="string" calcext:value-type="string">
            <text:p>UCMXmSTLmT-OvAfo0lsZPQkQ</text:p>
          </table:table-cell>
          <table:table-cell office:value-type="string" calcext:value-type="string">
            <text:p>クロム</text:p>
          </table:table-cell>
          <table:table-cell office:value-type="string" calcext:value-type="string">
            <text:p>https://www.youtube.com/channel/UCMXmSTLmT-OvAfo0lsZPQk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2P99dFpp3wM</text:p>
          </table:table-cell>
          <table:table-cell office:value-type="string" calcext:value-type="string">
            <text:p>【懐かCM】1990年代 三菱自動車 GDI DIAMANTE GDIディアマンテ ～Nostalgic CM of Japan～</text:p>
          </table:table-cell>
          <table:table-cell office:value-type="string" calcext:value-type="string">
            <text:p>2018-06-17 12:34:29 UTC</text:p>
          </table:table-cell>
          <table:table-cell office:value-type="string" calcext:value-type="string">
            <text:p>https://www.youtube.com/watch?v=2P99dFpp3wM</text:p>
          </table:table-cell>
          <table:table-cell/>
          <table:table-cell office:value-type="float" office:value="280" calcext:value-type="float">
            <text:p>280</text:p>
          </table:table-cell>
          <table:table-cell office:value-type="float" office:value="2" calcext:value-type="float">
            <text:p>2</text:p>
          </table:table-cell>
          <table:table-cell office:value-type="string" calcext:value-type="string">
            <text:p>UCmY-Cl7W1rSTXLUXDz6O1jg</text:p>
          </table:table-cell>
          <table:table-cell office:value-type="string" calcext:value-type="string">
            <text:p>懐かしアーケードゲーム</text:p>
          </table:table-cell>
          <table:table-cell office:value-type="string" calcext:value-type="string">
            <text:p>https://www.youtube.com/channel/UCmY-Cl7W1rSTXLUXDz6O1jg</text:p>
          </table:table-cell>
          <table:table-cell office:value-type="string" calcext:value-type="string">
            <text:p>アーケード全盛の80年代半ばから、2000年頃までのタイトルを、まったりプレイ！</text:p>
            <text:p>スーパープレイではないけれど、50円玉、100円玉を積み上げて夢中になったあの頃を懐かしんでもらえると嬉しいです。</text:p>
            <text:p>懐かしいCMも好きなので、アップしております。再生リストをシャッフル再生してお楽しみくだ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_C60BGQJToc</text:p>
          </table:table-cell>
          <table:table-cell office:value-type="string" calcext:value-type="string">
            <text:p>【懐かCM】1990年代 SUZUKI スズキ WORKS ワークス ～Nostalgic CM of Japan～</text:p>
          </table:table-cell>
          <table:table-cell office:value-type="string" calcext:value-type="string">
            <text:p>2018-06-17 11:59:32 UTC</text:p>
          </table:table-cell>
          <table:table-cell office:value-type="string" calcext:value-type="string">
            <text:p>https://www.youtube.com/watch?v=_C60BGQJToc</text:p>
          </table:table-cell>
          <table:table-cell/>
          <table:table-cell office:value-type="float" office:value="235" calcext:value-type="float">
            <text:p>235</text:p>
          </table:table-cell>
          <table:table-cell office:value-type="float" office:value="4" calcext:value-type="float">
            <text:p>4</text:p>
          </table:table-cell>
          <table:table-cell office:value-type="string" calcext:value-type="string">
            <text:p>UCmY-Cl7W1rSTXLUXDz6O1jg</text:p>
          </table:table-cell>
          <table:table-cell office:value-type="string" calcext:value-type="string">
            <text:p>懐かしアーケードゲーム</text:p>
          </table:table-cell>
          <table:table-cell office:value-type="string" calcext:value-type="string">
            <text:p>https://www.youtube.com/channel/UCmY-Cl7W1rSTXLUXDz6O1jg</text:p>
          </table:table-cell>
          <table:table-cell office:value-type="string" calcext:value-type="string">
            <text:p>アーケード全盛の80年代半ばから、2000年頃までのタイトルを、まったりプレイ！</text:p>
            <text:p>スーパープレイではないけれど、50円玉、100円玉を積み上げて夢中になったあの頃を懐かしんでもらえると嬉しいです。</text:p>
            <text:p>懐かしいCMも好きなので、アップしております。再生リストをシャッフル再生してお楽しみくだ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_iIKquIyWhE</text:p>
          </table:table-cell>
          <table:table-cell office:value-type="string" calcext:value-type="string">
            <text:p>[CM]ぱれけん童話「オズの魔法使い」</text:p>
          </table:table-cell>
          <table:table-cell office:value-type="string" calcext:value-type="string">
            <text:p>2018-06-16 11:43:06 UTC</text:p>
          </table:table-cell>
          <table:table-cell office:value-type="string" calcext:value-type="string">
            <text:p>https://www.youtube.com/watch?v=_iIKquIyWhE</text:p>
          </table:table-cell>
          <table:table-cell office:value-type="string" calcext:value-type="string">
            <text:p>カンザスに住む女の子ドロシー。</text:p>
            <text:p>ひどい竜巻で家ごと飛んでいってしまった…。</text:p>
            <text:p>なんとか着地したそこは！？</text:p>
            <text:p/>
            <text:p/>
            <text:p>ぱれけん童話「オズの魔法使い」</text:p>
            <text:p>近日、公開！！</text:p>
            <text:p/>
            <text:p/>
            <text:p>ぱれけんオフィシャルサイト</text:p>
            <text:p>http://paleken.net/</text:p>
            <text:p/>
            <text:p/>
            <text:p>[使用音楽、画像]</text:p>
            <text:p>音楽：H/MIX GALLERY さま</text:p>
            <text:p>http://www.hmix.net/</text:p>
            <text:p/>
            <text:p>効果音ラボ さま</text:p>
            <text:p>https://soundeffect-lab.info/</text:p>
            <text:p/>
            <text:p>画像：いらすとや さま</text:p>
            <text:p>https://www.irasutoya.com/</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UCmyzGAovNBQUDM-cJS__PRA</text:p>
          </table:table-cell>
          <table:table-cell office:value-type="string" calcext:value-type="string">
            <text:p>ぱれっと研究所</text:p>
          </table:table-cell>
          <table:table-cell office:value-type="string" calcext:value-type="string">
            <text:p>https://www.youtube.com/channel/UCmyzGAovNBQUDM-cJS__PRA</text:p>
          </table:table-cell>
          <table:table-cell office:value-type="string" calcext:value-type="string">
            <text:p>声の表現を研究する女の子5人による創作グループ“ぱれけん”こと</text:p>
            <text:p>「ぱれっと研究所」のオフィシャルチャンネルです！</text:p>
            <text:p/>
            <text:p>日々、声優デビューを目指しながら、皆さまに楽しんでもらえる作品を創作中！</text:p>
            <text:p>ボイスドラマなど枠にハマらないチャレンジの精神で、様々な作品発信を予定しております♪</text:p>
            <text:p/>
            <text:p>私たち“ぱれけん”の活動が、少しでも皆さまの心に届くよう精進していきますので、</text:p>
            <text:p>見守っていただけますと幸い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ba46HtvPXUs</text:p>
          </table:table-cell>
          <table:table-cell office:value-type="string" calcext:value-type="string">
            <text:p>Roselia 6th Single「R」CM</text:p>
          </table:table-cell>
          <table:table-cell office:value-type="string" calcext:value-type="string">
            <text:p>2018-06-29 08:42:33 UTC</text:p>
          </table:table-cell>
          <table:table-cell office:value-type="string" calcext:value-type="string">
            <text:p>https://www.youtube.com/watch?v=ba46HtvPXUs</text:p>
          </table:table-cell>
          <table:table-cell office:value-type="string" calcext:value-type="string">
            <text:p>2018年7月25日(水)発売</text:p>
            <text:p>Roselia 6th Single「R」</text:p>
            <text:p/>
            <text:p>スマートフォン向けアプリゲーム「バンドリ！ ガールズバンドパーティ！」発のゲームオリジナルバンド「Roselia」が、待望の6thシングルを発売！ 過去に発売したCDは全てオリコン週間ランキングTOP10入りを果たし、ライブもSOLD OUTが続く今注目のガールズバンドから目が離せない！本作もElements Gardenの上松範康プロデュース。ゲーム内で第二章を迎え、バンドとしての新たな一面を見せる新曲となっている。</text:p>
            <text:p/>
            <text:p>Blu-ray付生産限定盤には、2018年1月に開催され、人気曲「ONENESS」のライブ初披露の場となった「ガルパライブ＆ガルパーティ！in東京」でのRoseliaライブ映像を収録。</text:p>
            <text:p/>
            <text:p>【CD】</text:p>
            <text:p>1.R</text:p>
            <text:p>2.BLACK SHOUT(リマスターver.)</text:p>
            <text:p>3.Neo-Aspect(リマスターver.)</text:p>
            <text:p>4.R -instrumental-</text:p>
            <text:p>5.BLACK SHOUT(リマスターver.) -instrumental-</text:p>
            <text:p/>
            <text:p>【Blu-ray Disc】</text:p>
            <text:p>・Roselia ガルパライブ</text:p>
            <text:p/>
            <text:p>■Day1(2018.1.13)</text:p>
            <text:p>1.ONENESS</text:p>
            <text:p>2.Re:birth day</text:p>
            <text:p>3.陽だまりロードナイト</text:p>
            <text:p>4.LOUDER</text:p>
            <text:p/>
            <text:p>■Day2(2018.1.14)</text:p>
            <text:p>1.BLACK SHOUT</text:p>
            <text:p>2.熱色スターマイン</text:p>
            <text:p>3.ONENESS</text:p>
            <text:p>・「Neo-Aspect」 Music Video</text:p>
            <text:p/>
            <text:p>【初回生産限定分封入特典】</text:p>
            <text:p>・9/17(月・祝)カルッツかわさきにて開催「Roselia Fan Meeting 2018」抽選応募申込券</text:p>
            <text:p>対象商品：BRMM-10127、BRMM-10128　</text:p>
            <text:p>(応募締切：2018年07月31日(火)23：59まで)</text:p>
          </table:table-cell>
          <table:table-cell office:value-type="float" office:value="113101" calcext:value-type="float">
            <text:p>113101</text:p>
          </table:table-cell>
          <table:table-cell office:value-type="float" office:value="3552" calcext:value-type="float">
            <text:p>3552</text:p>
          </table:table-cell>
          <table:table-cell office:value-type="string" calcext:value-type="string">
            <text:p>UCN-bFIdJM0gQlgX7h6LKcZA</text:p>
          </table:table-cell>
          <table:table-cell office:value-type="string" calcext:value-type="string">
            <text:p>バンドリちゃんねる☆</text:p>
          </table:table-cell>
          <table:table-cell office:value-type="string" calcext:value-type="string">
            <text:p>https://www.youtube.com/channel/UCN-bFIdJM0gQlgX7h6LKcZ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r8FRD7YJMJQ</text:p>
          </table:table-cell>
          <table:table-cell office:value-type="string" calcext:value-type="string">
            <text:p>「バンドリ！ ガールズバンドパーティ！ カバーコレクション Vol.1」CM</text:p>
          </table:table-cell>
          <table:table-cell office:value-type="string" calcext:value-type="string">
            <text:p>2018-06-07 10:00:08 UTC</text:p>
          </table:table-cell>
          <table:table-cell office:value-type="string" calcext:value-type="string">
            <text:p>https://www.youtube.com/watch?v=r8FRD7YJMJQ</text:p>
          </table:table-cell>
          <table:table-cell office:value-type="string" calcext:value-type="string">
            <text:p>「バンドリ！ ガールズバンドパーティ！」内で大人気のカバー楽曲を集めたアルバムが遂にリリース決定！</text:p>
            <text:p/>
            <text:p>スマートフォン向けゲーム「バンドリ！ガールズバンドパーティ！」で配信中の大人気カバー楽曲が、ファンからの熱い要望を受け初のフルコーラス音源化！</text:p>
            <text:p>Poppin’Party、Afterglow、Pastel＊Palettes、Roselia、ハロー、ハッピーワールド！のカバー楽曲がそれぞれ2曲ずつ収録されている。</text:p>
            <text:p>定番アニメソングやJ-POP、ボーカロイド曲までバラエティに富んだラインナップでお楽しみ頂けること間違いなし！</text:p>
            <text:p>編曲を務めるのはElements Garden。各バンドの個性がキラリと光るアレンジにも大注目だ！</text:p>
            <text:p/>
            <text:p>🌟収録曲</text:p>
            <text:p>光るなら / Poppin’Party</text:p>
            <text:p>千本桜 / Poppin’Party</text:p>
            <text:p>アスノヨゾラ哨戒班 / Afterglow</text:p>
            <text:p>READY STEADY GO / Afterglow</text:p>
            <text:p>secret base ～君がくれたもの～ / Pastel＊Palettes</text:p>
            <text:p>ふわふわ時間 / Pastel＊Palettes</text:p>
            <text:p>魂のルフラン / Roselia</text:p>
            <text:p>ETERNAL BLAZE / Roselia</text:p>
            <text:p>いーあるふぁんくらぶ / ハロー、ハッピーワールド！</text:p>
            <text:p>ロメオ / ハロー、ハッピーワールド！</text:p>
            <text:p/>
            <text:p>🎊初回生産分限定封入特典には、アナザージャケット1枚封入！(全5種)</text:p>
            <text:p/>
            <text:p>🌟詳細はこちら</text:p>
            <text:p>https://bang-dream.com/discographies/115</text:p>
          </table:table-cell>
          <table:table-cell office:value-type="float" office:value="99879" calcext:value-type="float">
            <text:p>99879</text:p>
          </table:table-cell>
          <table:table-cell office:value-type="float" office:value="2869" calcext:value-type="float">
            <text:p>2869</text:p>
          </table:table-cell>
          <table:table-cell office:value-type="string" calcext:value-type="string">
            <text:p>UCN-bFIdJM0gQlgX7h6LKcZA</text:p>
          </table:table-cell>
          <table:table-cell office:value-type="string" calcext:value-type="string">
            <text:p>バンドリちゃんねる☆</text:p>
          </table:table-cell>
          <table:table-cell office:value-type="string" calcext:value-type="string">
            <text:p>https://www.youtube.com/channel/UCN-bFIdJM0gQlgX7h6LKcZ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W0SSrBKKwoo</text:p>
          </table:table-cell>
          <table:table-cell office:value-type="string" calcext:value-type="string">
            <text:p>チームR/長門市カフェ/ながとCM甲子園2018</text:p>
          </table:table-cell>
          <table:table-cell office:value-type="string" calcext:value-type="string">
            <text:p>2018-06-30 15:00:02 UTC</text:p>
          </table:table-cell>
          <table:table-cell office:value-type="string" calcext:value-type="string">
            <text:p>https://www.youtube.com/watch?v=W0SSrBKKwoo</text:p>
          </table:table-cell>
          <table:table-cell office:value-type="string" calcext:value-type="string">
            <text:p>・チームR　紹介文</text:p>
            <text:p>長門市仙崎に住む高校生３人です。私たちは高校こそ違うけれど、小学校と中学校が同じだった仲です。私たちのふるさとはいい所がたくさんあり、穴場スポットや定番の場所もよく知っています。それらをCMを通して伝わればいいと思います。そのCMを見て、そこに「行ってみたい」「見てみたい」と思えるようなCMを作りたいです。そのためにも１人１人が全力を出してCM作りに取り組みたいと思っています。チームで頑張ります。</text:p>
          </table:table-cell>
          <table:table-cell office:value-type="float" office:value="700" calcext:value-type="float">
            <text:p>700</text:p>
          </table:table-cell>
          <table:table-cell office:value-type="float" office:value="16" calcext:value-type="float">
            <text:p>16</text:p>
          </table:table-cell>
          <table:table-cell office:value-type="string" calcext:value-type="string">
            <text:p>UCnCRndDLh3eKEdh3nnIXFYQ</text:p>
          </table:table-cell>
          <table:table-cell office:value-type="string" calcext:value-type="string">
            <text:p>長門青年会議所チャンネル</text:p>
          </table:table-cell>
          <table:table-cell office:value-type="string" calcext:value-type="string">
            <text:p>https://www.youtube.com/channel/UCnCRndDLh3eKEdh3nnIXFY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7Hc9lxAs-2o</text:p>
          </table:table-cell>
          <table:table-cell office:value-type="string" calcext:value-type="string">
            <text:p>NEXCO東日本CM「夢を積んだワゴン」篇</text:p>
          </table:table-cell>
          <table:table-cell office:value-type="string" calcext:value-type="string">
            <text:p>2018-06-20 04:19:42 UTC</text:p>
          </table:table-cell>
          <table:table-cell office:value-type="string" calcext:value-type="string">
            <text:p>https://www.youtube.com/watch?v=7Hc9lxAs-2o</text:p>
          </table:table-cell>
          <table:table-cell office:value-type="string" calcext:value-type="string">
            <text:p>音楽：ひまわりの約束／秦 基博</text:p>
            <text:p/>
            <text:p>「お金はない。けど野望はある。走れば走るほど、チャンスは近づく。仲間となら、どこまででも行ける。この道は、夢をつないでいる。」</text:p>
            <text:p/>
            <text:p>全国の高速道路情報サイト『ドラぷら』</text:p>
            <text:p>http://www.driveplaza.com/</text:p>
          </table:table-cell>
          <table:table-cell office:value-type="float" office:value="4014" calcext:value-type="float">
            <text:p>4014</text:p>
          </table:table-cell>
          <table:table-cell office:value-type="float" office:value="56" calcext:value-type="float">
            <text:p>56</text:p>
          </table:table-cell>
          <table:table-cell office:value-type="string" calcext:value-type="string">
            <text:p>UCNEiLySZkEaElik1piFn-cQ</text:p>
          </table:table-cell>
          <table:table-cell office:value-type="string" calcext:value-type="string">
            <text:p>E-NEXCO driveplaza</text:p>
          </table:table-cell>
          <table:table-cell office:value-type="string" calcext:value-type="string">
            <text:p>https://www.youtube.com/channel/UCNEiLySZkEaElik1piFn-cQ</text:p>
          </table:table-cell>
          <table:table-cell office:value-type="string" calcext:value-type="string">
            <text:p>ドラぷら公式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6IV1cUyMVXk</text:p>
          </table:table-cell>
          <table:table-cell office:value-type="string" calcext:value-type="string">
            <text:p>TVCM │意識高すぎ！高杉くん 「転校生」篇</text:p>
          </table:table-cell>
          <table:table-cell office:value-type="string" calcext:value-type="string">
            <text:p>2018-06-04 14:59:51 UTC</text:p>
          </table:table-cell>
          <table:table-cell office:value-type="string" calcext:value-type="string">
            <text:p>https://www.youtube.com/watch?v=6IV1cUyMVXk</text:p>
          </table:table-cell>
          <table:table-cell office:value-type="string" calcext:value-type="string">
            <text:p>高杉くんと細杉くん、仲良いんだね。</text:p>
            <text:p>幼なじみなんだもんね。</text:p>
            <text:p>そっかそっか。</text:p>
            <text:p/>
            <text:p>https://www.au.com/pr/cm/takasugikun/service05/</text:p>
            <text:p/>
            <text:p>【出演者】</text:p>
            <text:p>神木隆之介、松本穂香、中川大志</text:p>
            <text:p/>
            <text:p>【音楽】</text:p>
            <text:p> 「Ave Maria／Franz Schubert」</text:p>
            <text:p/>
            <text:p>【スタッフ】</text:p>
            <text:p>ECD　木下一郎/齋藤和典</text:p>
            <text:p>CD　　篠原誠</text:p>
            <text:p>CMP　篠原誠/野崎賢一/佐藤舞葉/明円卓/宇崎弘美</text:p>
            <text:p>CW　　野崎賢一/佐藤舞葉/明円卓</text:p>
            <text:p>AD　　宇崎弘美</text:p>
            <text:p>CP    中尾綾子/松熊研太</text:p>
            <text:p>Dir　　垣内美香</text:p>
            <text:p>Pr　   村田淳一（AOI Pro.）/日又洋一郎（AOI Pro.）</text:p>
          </table:table-cell>
          <table:table-cell office:value-type="float" office:value="167666" calcext:value-type="float">
            <text:p>167666</text:p>
          </table:table-cell>
          <table:table-cell office:value-type="float" office:value="896" calcext:value-type="float">
            <text:p>896</text:p>
          </table:table-cell>
          <table:table-cell office:value-type="string" calcext:value-type="string">
            <text:p>UCnHmD0XBFFMnA3zhL85zL3g</text:p>
          </table:table-cell>
          <table:table-cell office:value-type="string" calcext:value-type="string">
            <text:p>au</text:p>
          </table:table-cell>
          <table:table-cell office:value-type="string" calcext:value-type="string">
            <text:p>https://www.youtube.com/channel/UCnHmD0XBFFMnA3zhL85zL3g</text:p>
          </table:table-cell>
          <table:table-cell office:value-type="string" calcext:value-type="string">
            <text:p>auの公式YouTubeチャンネルです。</text:p>
            <text:p>テレビCMや、新機種のプロモーションムービー、スマートフォン・携帯電話の操作ガイドなどを掲載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dnxUAAK-SF0</text:p>
          </table:table-cell>
          <table:table-cell office:value-type="string" calcext:value-type="string">
            <text:p>高畑充希「紅」熱唱に「まじ歌うま...」　ドコモCMで絶唱シャウト披露</text:p>
          </table:table-cell>
          <table:table-cell office:value-type="string" calcext:value-type="string">
            <text:p>2018-06-26 04:03:43 UTC</text:p>
          </table:table-cell>
          <table:table-cell office:value-type="string" calcext:value-type="string">
            <text:p>https://www.youtube.com/watch?v=dnxUAAK-SF0</text:p>
          </table:table-cell>
          <table:table-cell office:value-type="string" calcext:value-type="string">
            <text:p>NTTドコモが、2018年6月25日に公式YouTubeチャンネルで1本のCM動画を公開した。 「紅の空に」篇と題したCMで、女優の高畑充希さんがX JAPANの名曲「紅」を歌っているものだ。ネットでは、高畑さんの歌唱力の高さに驚く人が多くみられた。 なぜか港で「紅」熱唱  YouTubeに公開されたCMでは、高畑さんがX JAPANの「紅」を、iPhoneを手に持ちながら港で熱唱している。iPhoneの画面ではLINEをしているようで、そこに犬のアバターが歌詞通りに口を動かしている。一通り「紅」のサビを歌い終えると、今度は俳優の堤真一さんがLINEの画面を見ている映像に移る。 「別れましょう」  との高畑さんからのメッセージの下に、先の犬のアバターから高畑さんの「アアアッッ！」というシャウトの声が聞こえるのを、堤さんが何とも言えない表情で見ている......という流れだ。  ドコモのCMでは、堤さんと高畑さんは同僚の記者として活躍している設定になっており、シリーズ化されて放送されている。17年に放送された「会長」篇と題するCMでは、高畑さんと堤さんがエレベーター内で仲睦まじくしており、高畑さんが「しん・いち・さん...！」と呼ぶシーンが描かれていることから、このあたりからCM内の2人は交際関係にあるとみられる。  J-CASTニュース編集部が18年6月26日、NTTドコモのプロモーション部担当者に取材したところ、この歌声は「高畑さん本人の声で間違いありません」という。また、テレビでの放送は「6月26日の朝からスタートしました」と説明した。 「てっきり別の人の声と......」  ネット上では歌唱力の高さに、 「高畑充希まじ歌うま、、、」 「びっくりした 上手いよ」 「女優ってすげーな」 「紅すごいかっこいい」  と、絶賛の声が相次いだ。  ほかにも、 「え、あの紅のCM、高畑充希本人が歌ってたの！？」 「上手すぎたからてっきり別の人の声と思ってた」  と、本人の声であることに驚く人もみられた。  高畑さんは大阪府出身の26歳で、05年に舞台「ピーターパン」でデビュー。13年にはNHK連続テレビ小説「ごちそうさん」に出演し、演技力が高く評価されたほか、作中で披露した「焼氷有りマスの唄」で、その歌唱力にも注目が集まったこともある。また、CDアルバム「COLOR」「PLAY LIST」を発売するなど、音楽活動も行っている。 <text:s text:c="2"/>夕焼けの港で熱唱（画像はNTTドコモの公式YouTubeチャンネルより）</text:p>
          </table:table-cell>
          <table:table-cell office:value-type="float" office:value="75230" calcext:value-type="float">
            <text:p>75230</text:p>
          </table:table-cell>
          <table:table-cell office:value-type="float" office:value="25" calcext:value-type="float">
            <text:p>25</text:p>
          </table:table-cell>
          <table:table-cell office:value-type="string" calcext:value-type="string">
            <text:p>UCNI_rt9NZrcn2v5JbABm8EA</text:p>
          </table:table-cell>
          <table:table-cell office:value-type="string" calcext:value-type="string">
            <text:p>paw patrol show</text:p>
          </table:table-cell>
          <table:table-cell office:value-type="string" calcext:value-type="string">
            <text:p>https://www.youtube.com/channel/UCNI_rt9NZrcn2v5JbABm8E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3JUgMuxEhkk</text:p>
          </table:table-cell>
          <table:table-cell office:value-type="string" calcext:value-type="string">
            <text:p>“彦星”斎藤工と“織姫”泉里香が褒め合う!?「Indeed」CMメーキング映像</text:p>
          </table:table-cell>
          <table:table-cell office:value-type="string" calcext:value-type="string">
            <text:p>2018-06-24 19:00:00 UTC</text:p>
          </table:table-cell>
          <table:table-cell office:value-type="string" calcext:value-type="string">
            <text:p>https://www.youtube.com/watch?v=3JUgMuxEhkk</text:p>
          </table:table-cell>
          <table:table-cell office:value-type="string" calcext:value-type="string">
            <text:p>斎藤工と泉里香が出演する「Indeed」CMシリーズの新作「七夕篇」が、6月25日(月)～7月7日(土)の期間限定でオンエア。彦星と織姫に扮(ふん)した二人の、撮影メーキング映像が届いた。</text:p>
          </table:table-cell>
          <table:table-cell office:value-type="float" office:value="1388" calcext:value-type="float">
            <text:p>1388</text:p>
          </table:table-cell>
          <table:table-cell office:value-type="float" office:value="13" calcext:value-type="float">
            <text:p>13</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2"/>
        </table:table-row>
        <table:table-row table:style-name="ro2">
          <table:table-cell office:value-type="string" calcext:value-type="string">
            <text:p>lAXc1dnIwIM</text:p>
          </table:table-cell>
          <table:table-cell office:value-type="string" calcext:value-type="string">
            <text:p>欅坂46がスマホで卓球!? LINE Pay新CM公開</text:p>
          </table:table-cell>
          <table:table-cell office:value-type="string" calcext:value-type="string">
            <text:p>2018-06-18 01:33:01 UTC</text:p>
          </table:table-cell>
          <table:table-cell office:value-type="string" calcext:value-type="string">
            <text:p>https://www.youtube.com/watch?v=lAXc1dnIwIM</text:p>
          </table:table-cell>
          <table:table-cell office:value-type="string" calcext:value-type="string">
            <text:p>欅坂46が出演する「LINE Pay」の新CMが、6月18日(月)から放送中。スマホと10円玉による“卓球”で、「LINE」上からお金を送り合うことができる姿を描いている。出演メンバーは、上村莉菜、小林由依、菅井友香、鈴本美愉、長沢菜々香、長濱ねる、守屋茜、渡辺梨加。</text:p>
          </table:table-cell>
          <table:table-cell office:value-type="float" office:value="4034" calcext:value-type="float">
            <text:p>4034</text:p>
          </table:table-cell>
          <table:table-cell office:value-type="float" office:value="25" calcext:value-type="float">
            <text:p>25</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2"/>
        </table:table-row>
        <table:table-row table:style-name="ro2">
          <table:table-cell office:value-type="string" calcext:value-type="string">
            <text:p>Z5-oezWjLL8</text:p>
          </table:table-cell>
          <table:table-cell office:value-type="string" calcext:value-type="string">
            <text:p>WEB CM「UQクリニック」回らない篇</text:p>
          </table:table-cell>
          <table:table-cell office:value-type="string" calcext:value-type="string">
            <text:p>2018-06-01 10:04:42 UTC</text:p>
          </table:table-cell>
          <table:table-cell office:value-type="string" calcext:value-type="string">
            <text:p>https://www.youtube.com/watch?v=Z5-oezWjLL8</text:p>
          </table:table-cell>
          <table:table-cell office:value-type="string" calcext:value-type="string">
            <text:p>6月1日(金)からUQのホームページにて公開される「UQ mobile」のWEB CM 「UQクリニック」シリーズ 。</text:p>
            <text:p>WEBCM「UQクリニック」回らない篇の動画。</text:p>
            <text:p>記事はコチラ⇒https://thetv.jp/news/detail/148738/</text:p>
          </table:table-cell>
          <table:table-cell office:value-type="float" office:value="1054" calcext:value-type="float">
            <text:p>1054</text:p>
          </table:table-cell>
          <table:table-cell office:value-type="float" office:value="6" calcext:value-type="float">
            <text:p>6</text:p>
          </table:table-cell>
          <table:table-cell office:value-type="string" calcext:value-type="string">
            <text:p>UCnittT9IvOYhrIgpsaeeClg</text:p>
          </table:table-cell>
          <table:table-cell office:value-type="string" calcext:value-type="string">
            <text:p>ザテレビジョン</text:p>
          </table:table-cell>
          <table:table-cell office:value-type="string" calcext:value-type="string">
            <text:p>https://www.youtube.com/channel/UCnittT9IvOYhrIgpsaeeClg</text:p>
          </table:table-cell>
          <table:table-cell office:value-type="string" calcext:value-type="string">
            <text:p>「ザテレビジョ～ン♪」のサウンドロゴとレモンの表紙でおなじみ　No.1テレビ誌☆ザテレビジョンのエンタメチャンネル！</text:p>
          </table:table-cell>
          <table:table-cell office:value-type="float" office:value="1" calcext:value-type="float">
            <text:p>1</text:p>
          </table:table-cell>
          <table:table-cell table:number-columns-repeated="1012"/>
        </table:table-row>
        <table:table-row table:style-name="ro2">
          <table:table-cell office:value-type="string" calcext:value-type="string">
            <text:p>lftJqmCNqs8</text:p>
          </table:table-cell>
          <table:table-cell office:value-type="string" calcext:value-type="string">
            <text:p>【あやぷーTV CM】絶品お芋づくしツーCM</text:p>
          </table:table-cell>
          <table:table-cell office:value-type="string" calcext:value-type="string">
            <text:p>2018-06-24 19:59:20 UTC</text:p>
          </table:table-cell>
          <table:table-cell office:value-type="string" calcext:value-type="string">
            <text:p>https://www.youtube.com/watch?v=lftJqmCNqs8</text:p>
          </table:table-cell>
          <table:table-cell office:value-type="string" calcext:value-type="string">
            <text:p>いつも、あやぷー様の新作が始まると作っていた『あやぷー様の新作CM』をYouTubeをスタートしたら上げようと思ってました。今回も神でした💞</text:p>
          </table:table-cell>
          <table:table-cell office:value-type="float" office:value="53" calcext:value-type="float">
            <text:p>53</text:p>
          </table:table-cell>
          <table:table-cell office:value-type="float" office:value="2" calcext:value-type="float">
            <text:p>2</text:p>
          </table:table-cell>
          <table:table-cell office:value-type="string" calcext:value-type="string">
            <text:p>UCnLHOSu6g4U0TTwL0W4eujw</text:p>
          </table:table-cell>
          <table:table-cell office:value-type="string" calcext:value-type="string">
            <text:p>とことこCaDa</text:p>
          </table:table-cell>
          <table:table-cell office:value-type="string" calcext:value-type="string">
            <text:p>https://www.youtube.com/channel/UCnLHOSu6g4U0TTwL0W4euj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pxHj9b-VSyo</text:p>
          </table:table-cell>
          <table:table-cell office:value-type="string" calcext:value-type="string">
            <text:p>MORNING MUSUME。'18 DVD MAGAZINE <text:s/>Vol.111 CM</text:p>
          </table:table-cell>
          <table:table-cell office:value-type="string" calcext:value-type="string">
            <text:p>2018-06-15 06:00:02 UTC</text:p>
          </table:table-cell>
          <table:table-cell office:value-type="string" calcext:value-type="string">
            <text:p>https://www.youtube.com/watch?v=pxHj9b-VSyo</text:p>
          </table:table-cell>
          <table:table-cell office:value-type="string" calcext:value-type="string">
            <text:p>モーニング娘。'18 12期メンバープレゼンツ、12期メンバー4人だけで思い出クッキング！モーニング娘。’18を卒業する尾形春水にメンバーからとっておきの手料理をふるまう！笑顔満載の12期トークも収録！※こちらの商品はモーニング娘。’18 12期メンバー（尾形春水、野中美希、牧野真莉愛、羽賀朱音）のみの出演となります。</text:p>
            <text:p/>
            <text:p>MORNING MUSUME。’18 DVD MAGAZINE  Vol.111</text:p>
            <text:p>価格：¥2600（税込）</text:p>
            <text:p/>
            <text:p>2018年6月19日よりe-LineUP!Mallにて期間限定で受注販売受付中！</text:p>
            <text:p>【受注期間】</text:p>
            <text:p>2018年6月19日(火)17：00 ～ 2018年7月23日(月)23：59まで</text:p>
            <text:p>※e-LineUP!Mallのみでの受注販売となります。コンサート会場等での受付はしておりませんのでご了承下さい。</text:p>
            <text:p/>
            <text:p>☆コンサートグッズに関する情報、通信販売でのご購入はこちら</text:p>
            <text:p>https://www.elineupmall.com</text:p>
            <text:p/>
            <text:p>☆Twitter : DC FACTORY_GOODS</text:p>
            <text:p>https://twitter.com/dcfactory_goods</text:p>
            <text:p/>
            <text:p>Use Tenso.com to ship e-LineUP!Mall products to your address overseas!</text:p>
            <text:p>使用Tenso.com 發送e-LineUP!Mall的購物網站</text:p>
            <text:p>使用Tenso.com发送e-LineUP!Mall的购物网站</text:p>
            <text:p>Tenso.com을 이용해서 일본 e-LineUP!Mall 상품을 해외로 보내자!</text:p>
            <text:p>海外在住の方は、Tenso.comを利用してe-LineUP!Mallの商品を海外発送す­るのが便利！</text:p>
            <text:p/>
            <text:p>http://elineupmall.com</text:p>
          </table:table-cell>
          <table:table-cell office:value-type="float" office:value="36532" calcext:value-type="float">
            <text:p>36532</text:p>
          </table:table-cell>
          <table:table-cell office:value-type="float" office:value="763" calcext:value-type="float">
            <text:p>763</text:p>
          </table:table-cell>
          <table:table-cell office:value-type="string" calcext:value-type="string">
            <text:p>UCNnIuuP67kGgWngvaPzSdOQ</text:p>
          </table:table-cell>
          <table:table-cell office:value-type="string" calcext:value-type="string">
            <text:p>UF Goods Land</text:p>
          </table:table-cell>
          <table:table-cell office:value-type="string" calcext:value-type="string">
            <text:p>https://www.youtube.com/channel/UCNnIuuP67kGgWngvaPzSdOQ</text:p>
          </table:table-cell>
          <table:table-cell office:value-type="string" calcext:value-type="string">
            <text:p>Hello! Projectやその他アーティストのグッズ紹介VTRや、DVDマガジンのダイジェストなどを紹介する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5M1tDf896gQ</text:p>
          </table:table-cell>
          <table:table-cell office:value-type="string" calcext:value-type="string">
            <text:p>MORNING MUSUME。'18 DVD MAGAZINE <text:s/>Vol.110 CM</text:p>
          </table:table-cell>
          <table:table-cell office:value-type="string" calcext:value-type="string">
            <text:p>2018-06-14 06:00:02 UTC</text:p>
          </table:table-cell>
          <table:table-cell office:value-type="string" calcext:value-type="string">
            <text:p>https://www.youtube.com/watch?v=5M1tDf896gQ</text:p>
          </table:table-cell>
          <table:table-cell office:value-type="string" calcext:value-type="string">
            <text:p>モーニング娘。誕生20周年記念コンサートツアー2017秋～We are MORNING MUSUME。～舞台裏に密着！11月23日 アイプラザ豊橋〜ファイナル12月11日 日本武道館までを収録！</text:p>
            <text:p/>
            <text:p>MORNING MUSUME。’18 DVD MAGAZINE  Vol.110</text:p>
            <text:p>価格：¥2600（税込）</text:p>
            <text:p/>
            <text:p>2018年6月19日よりe-LineUP!Mallまたはモーニング娘。誕生20周年記念コンサートツアー2018春～We are MORNINGMUSUME。～会場にて発売開始！</text:p>
            <text:p>※各会場、e-LineUP!Mall販売共に売り切れ次第販売終了となります。予めご了承くだ­さい。</text:p>
            <text:p/>
            <text:p>☆公演情報</text:p>
            <text:p>http://www.helloproject.com/morningmusume/event/detail/88797bd90428b55e3f9a31ce022f5a3a9553cbc9/</text:p>
            <text:p/>
            <text:p>☆コンサートグッズに関する情報、通信販売でのご購入はこちら</text:p>
            <text:p>https://www.elineupmall.com</text:p>
            <text:p/>
            <text:p>☆Twitter : DC FACTORY_GOODS</text:p>
            <text:p>https://twitter.com/dcfactory_goods</text:p>
            <text:p/>
            <text:p>Use Tenso.com to ship e-LineUP!Mall products to your address overseas!</text:p>
            <text:p>使用Tenso.com 發送e-LineUP!Mall的購物網站</text:p>
            <text:p>使用Tenso.com发送e-LineUP!Mall的购物网站</text:p>
            <text:p>Tenso.com을 이용해서 일본 e-LineUP!Mall 상품을 해외로 보내자!</text:p>
            <text:p>海外在住の方は、Tenso.comを利用してe-LineUP!Mallの商品を海外発送す­るのが便利！</text:p>
            <text:p/>
            <text:p>http://elineupmall.com</text:p>
          </table:table-cell>
          <table:table-cell office:value-type="float" office:value="33746" calcext:value-type="float">
            <text:p>33746</text:p>
          </table:table-cell>
          <table:table-cell office:value-type="float" office:value="886" calcext:value-type="float">
            <text:p>886</text:p>
          </table:table-cell>
          <table:table-cell office:value-type="string" calcext:value-type="string">
            <text:p>UCNnIuuP67kGgWngvaPzSdOQ</text:p>
          </table:table-cell>
          <table:table-cell office:value-type="string" calcext:value-type="string">
            <text:p>UF Goods Land</text:p>
          </table:table-cell>
          <table:table-cell office:value-type="string" calcext:value-type="string">
            <text:p>https://www.youtube.com/channel/UCNnIuuP67kGgWngvaPzSdOQ</text:p>
          </table:table-cell>
          <table:table-cell office:value-type="string" calcext:value-type="string">
            <text:p>Hello! Projectやその他アーティストのグッズ紹介VTRや、DVDマガジンのダイジェストなどを紹介する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vjhn-zVWd5g</text:p>
          </table:table-cell>
          <table:table-cell office:value-type="string" calcext:value-type="string">
            <text:p>カントリー・ガールズ DVD MAGAZINE Vol.12 CM</text:p>
          </table:table-cell>
          <table:table-cell office:value-type="string" calcext:value-type="string">
            <text:p>2018-06-08 06:00:06 UTC</text:p>
          </table:table-cell>
          <table:table-cell office:value-type="string" calcext:value-type="string">
            <text:p>https://www.youtube.com/watch?v=vjhn-zVWd5g</text:p>
          </table:table-cell>
          <table:table-cell office:value-type="string" calcext:value-type="string">
            <text:p>2018年2月14日に新宿ReNYで行われたカントリー・ガールズのバレンタインライブ「CG VD〜S.C.N〜」の模様を収めました。</text:p>
            <text:p/>
            <text:p>カントリー・ガールズ DVD MAGAZINE Vol.12</text:p>
            <text:p>収録時間：約93分　価格：¥2,600(税込)</text:p>
            <text:p/>
            <text:p>お求めは、カントリー・ガールズLIVE 2018〜皆好き！〜の会場並びに、e-LineUP!Mallへ</text:p>
            <text:p>2018年6月12日より販売開始!!</text:p>
            <text:p/>
            <text:p>☆コンサートグッズに関する情報、通信販売でのご購入はこちら</text:p>
            <text:p>https://www.elineupmall.com</text:p>
            <text:p/>
            <text:p>☆公演情報</text:p>
            <text:p>http://www.helloproject.com/countrygirls/event/detail/ff188e83cf0ff52df75cb75cccc3b41444c66360/</text:p>
            <text:p/>
            <text:p>☆Twitter : DC FACTORY_GOODS</text:p>
            <text:p>https://twitter.com/dcfactory_goods</text:p>
            <text:p/>
            <text:p>Use Tenso.com to ship e-LineUP!Mall products to your address overseas!</text:p>
            <text:p>使用Tenso.com 發送e-LineUP!Mall的購物網站</text:p>
            <text:p>使用Tenso.com发送e-LineUP!Mall的购物网站</text:p>
            <text:p>Tenso.com을 이용해서 일본 e-LineUP!Mall 상품을 해외로 보내자!</text:p>
            <text:p>海外在住の方は、Tenso.comを利用してe-LineUP!Mallの商品を海外発送す­るのが便利！</text:p>
            <text:p/>
            <text:p>http://elineupmall.com</text:p>
          </table:table-cell>
          <table:table-cell office:value-type="float" office:value="25669" calcext:value-type="float">
            <text:p>25669</text:p>
          </table:table-cell>
          <table:table-cell office:value-type="float" office:value="697" calcext:value-type="float">
            <text:p>697</text:p>
          </table:table-cell>
          <table:table-cell office:value-type="string" calcext:value-type="string">
            <text:p>UCNnIuuP67kGgWngvaPzSdOQ</text:p>
          </table:table-cell>
          <table:table-cell office:value-type="string" calcext:value-type="string">
            <text:p>UF Goods Land</text:p>
          </table:table-cell>
          <table:table-cell office:value-type="string" calcext:value-type="string">
            <text:p>https://www.youtube.com/channel/UCNnIuuP67kGgWngvaPzSdOQ</text:p>
          </table:table-cell>
          <table:table-cell office:value-type="string" calcext:value-type="string">
            <text:p>Hello! Projectやその他アーティストのグッズ紹介VTRや、DVDマガジンのダイジェストなどを紹介する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VWPAfTwotBs</text:p>
          </table:table-cell>
          <table:table-cell office:value-type="string" calcext:value-type="string">
            <text:p>仙台あおば学舎 2018夏期講習会CM「 SUMMER POLICY」</text:p>
          </table:table-cell>
          <table:table-cell office:value-type="string" calcext:value-type="string">
            <text:p>2018-06-19 08:07:39 UTC</text:p>
          </table:table-cell>
          <table:table-cell office:value-type="string" calcext:value-type="string">
            <text:p>https://www.youtube.com/watch?v=VWPAfTwotBs</text:p>
          </table:table-cell>
          <table:table-cell office:value-type="string" calcext:value-type="string">
            <text:p>第一志望の公立高校へ夏から入塾した生徒を合格させる</text:p>
            <text:p>あおがく夏の方針。</text:p>
            <text:p/>
            <text:p>SENDAI AOBAGAKUSHA　SUMMER POLICY</text:p>
            <text:p/>
            <text:p>集団指導、完全個室個別指導、自立型個別指導。</text:p>
            <text:p>そのすべてが一丸となってチームあおがくとしてこの夏を自信に変えます。</text:p>
            <text:p/>
            <text:p>今年は仙台を拠点に活動しているシンガーソングライター「ティーナ・カリーナ」さんがCMソング！</text:p>
            <text:p>TVCMのOAは6/24(日)から！楽しみにお待ちください！</text:p>
            <text:p/>
            <text:p>☆夏期無料講習会7/23(月)〜8/3(金)　個別相談会随時開催！</text:p>
            <text:p>☆塾ナビランキング 宮城県・集団指導部門 2年連続第1位</text:p>
            <text:p>☆2017年 塾全体 公立高校合格率 92.9%</text:p>
            <text:p>☆チーム指導が活きる、5科目10,000円台</text:p>
            <text:p/>
            <text:p>夏期無料講習会に加え、今なら7月22日日曜日までご入塾の方に、</text:p>
            <text:p>嬉しい入塾特典をご用意！</text:p>
            <text:p>夏に芽生える自立心を仙台あおば学舎独自のカリキュラムで</text:p>
            <text:p>強力にバックアップします！！</text:p>
            <text:p>是非、お気軽にお問い合わせください！</text:p>
            <text:p/>
            <text:p>0800-800-0052</text:p>
            <text:p/>
            <text:p/>
            <text:p>【仙台あおば学舎WEBページ】</text:p>
            <text:p>http://www.aogaku.co.jp</text:p>
            <text:p/>
            <text:p>【仙台あおば学舎夏期講習会特設ページ】</text:p>
            <text:p>　http://www.aogaku.co.jp/lp/summer2018/</text:p>
            <text:p/>
            <text:p>【仙台あおば学舎コンセプトLP】</text:p>
            <text:p>http://www.aogaku.co.jp/lp/newpolicy/</text:p>
          </table:table-cell>
          <table:table-cell office:value-type="float" office:value="4724" calcext:value-type="float">
            <text:p>4724</text:p>
          </table:table-cell>
          <table:table-cell/>
          <table:table-cell office:value-type="string" calcext:value-type="string">
            <text:p>UCNPOzwych6SMwoMn9M0ls4g</text:p>
          </table:table-cell>
          <table:table-cell office:value-type="string" calcext:value-type="string">
            <text:p>仙台あおば学舎</text:p>
          </table:table-cell>
          <table:table-cell office:value-type="string" calcext:value-type="string">
            <text:p>https://www.youtube.com/channel/UCNPOzwych6SMwoMn9M0ls4g</text:p>
          </table:table-cell>
          <table:table-cell office:value-type="string" calcext:value-type="string">
            <text:p>宮城県仙台市・岩沼市を中心に14校舎を構える「進学塾 仙台あおば学舎／個別指導の仙台あおば学舎（社団法人全国学習塾協会正会員）」の公式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bq_fBBX-4YA</text:p>
          </table:table-cell>
          <table:table-cell office:value-type="string" calcext:value-type="string">
            <text:p>かつてはCM出演多数も…狩野英孝、100％復帰できない致命的理由</text:p>
          </table:table-cell>
          <table:table-cell office:value-type="string" calcext:value-type="string">
            <text:p>2018-06-17 10:09:22 UTC</text:p>
          </table:table-cell>
          <table:table-cell office:value-type="string" calcext:value-type="string">
            <text:p>https://www.youtube.com/watch?v=bq_fBBX-4YA</text:p>
          </table:table-cell>
          <table:table-cell office:value-type="string" calcext:value-type="string">
            <text:p>かつてはCM出演多数も…狩野英孝、100％復帰できない致命的理由 </text:p>
            <text:p>一時期は飛ぶ鳥を落とす勢いだった人気芸人、狩野英孝。ナルシストキャラで一世を風靡し、CMにも多数出演していたが、一時期より露出が少ないのは気のせいだろうか。 　「ドッキリに引っかかりやすい純粋な性格から、『ロンドンハーツ』(テレビ朝日系、現・『金曜☆ロンドンハーツ』)の常連となり、アーティスト・50TA名義でCDデビューも果たしライブも開催。私生活では、2012年に他界した父の代わりに、実家の神社... </text:p>
            <text:p>#か #つ #て #は #C #M #出 #演 #多 #数 #も #… #狩 #野 #英 #孝 #、 #1 #0 #0 #％ #復 #帰 #で #き #な #い #致 #命 #的 #理 #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UCNsUtzAAUJhHiTrPBKed44A</text:p>
          </table:table-cell>
          <table:table-cell office:value-type="string" calcext:value-type="string">
            <text:p>エンターテイメントニュース</text:p>
          </table:table-cell>
          <table:table-cell office:value-type="string" calcext:value-type="string">
            <text:p>https://www.youtube.com/channel/UCNsUtzAAUJhHiTrPBKed44A</text:p>
          </table:table-cell>
          <table:table-cell office:value-type="string" calcext:value-type="string">
            <text:p>最新のエンターテインメント情報を入手するには、購読チャンネルをヒットします。</text:p>
            <text:p>私はあなたを愛している</text:p>
            <text:p>私は日本が大好き</text:p>
          </table:table-cell>
          <table:table-cell office:value-type="float" office:value="1" calcext:value-type="float">
            <text:p>1</text:p>
          </table:table-cell>
          <table:table-cell table:number-columns-repeated="1012"/>
        </table:table-row>
        <table:table-row table:style-name="ro2">
          <table:table-cell office:value-type="string" calcext:value-type="string">
            <text:p>OQl2KEJliTs</text:p>
          </table:table-cell>
          <table:table-cell office:value-type="string" calcext:value-type="string">
            <text:p>CM KCR Serious Warning To RTC Workers | Telangana | Telugu News | hmtv</text:p>
          </table:table-cell>
          <table:table-cell office:value-type="string" calcext:value-type="string">
            <text:p>2018-06-07 20:49:07 UTC</text:p>
          </table:table-cell>
          <table:table-cell office:value-type="string" calcext:value-type="string">
            <text:p>https://www.youtube.com/watch?v=OQl2KEJliTs</text:p>
          </table:table-cell>
          <table:table-cell office:value-type="string" calcext:value-type="string">
            <text:p>CM KCR Serious Warning To RTC Workers | Telangana</text:p>
            <text:p/>
            <text:p>#KCR #RTC </text:p>
            <text:p/>
            <text:p>4 Video  Links</text:p>
            <text:p/>
            <text:p>Watch HMTV Live ► https://youtu.be/U3x_DkL0SNY</text:p>
            <text:p/>
            <text:p>► Subscribe to YouTube : http://goo.gl/f9lm5E</text:p>
            <text:p>► Like us on  FB : https://www.facebook.com/hmtvnewslive</text:p>
            <text:p>► Follow us on Twitter : https://twitter.com/hmtvlive</text:p>
            <text:p>► Follow us on Google+ :  https://goo.gl/FNBJo5</text:p>
            <text:p>► Visit Us : http://www.hmtvlive.com/</text:p>
            <text:p>► Visit : http://www.thehansindia.com</text:p>
          </table:table-cell>
          <table:table-cell office:value-type="float" office:value="36584" calcext:value-type="float">
            <text:p>36584</text:p>
          </table:table-cell>
          <table:table-cell office:value-type="float" office:value="226" calcext:value-type="float">
            <text:p>226</text:p>
          </table:table-cell>
          <table:table-cell office:value-type="string" calcext:value-type="string">
            <text:p>UCNZOrs1QBt8cJnv9ud96qRA</text:p>
          </table:table-cell>
          <table:table-cell office:value-type="string" calcext:value-type="string">
            <text:p>hmtv News</text:p>
          </table:table-cell>
          <table:table-cell office:value-type="string" calcext:value-type="string">
            <text:p>https://www.youtube.com/channel/UCNZOrs1QBt8cJnv9ud96qRA</text:p>
          </table:table-cell>
          <table:table-cell office:value-type="string" calcext:value-type="string">
            <text:p>HMTV is a 24 hour Telugu news channel with primary focus to get the latest news, breaking news and world wide updates to its viewers. A leading news channel providing live coverage of international news, business news, celebrity news, political happenings, crime news &amp; sport updates.</text:p>
            <text:p/>
            <text:p>With path breaking success on running special shows like Big Debate, Shankaravam, Jordar Varthalu,Big Story, Jeevana Rekha, Career Times,Movie Reviews and Public Talks,Celebrities Ingterviews. HMTV always ensured to be at its edge to deliver right content at right time to its viewers. </text:p>
            <text:p/>
            <text:p>Subscribe to our official channel for latest news updates : http://goo.gl/f9lm5E</text:p>
          </table:table-cell>
          <table:table-cell office:value-type="float" office:value="1" calcext:value-type="float">
            <text:p>1</text:p>
          </table:table-cell>
          <table:table-cell table:number-columns-repeated="1012"/>
        </table:table-row>
        <table:table-row table:style-name="ro2">
          <table:table-cell office:value-type="string" calcext:value-type="string">
            <text:p>X0AYDESb0c4</text:p>
          </table:table-cell>
          <table:table-cell office:value-type="string" calcext:value-type="string">
            <text:p>2018あずきバーCM</text:p>
          </table:table-cell>
          <table:table-cell office:value-type="string" calcext:value-type="string">
            <text:p>2018-06-29 04:34:44 UTC</text:p>
          </table:table-cell>
          <table:table-cell office:value-type="string" calcext:value-type="string">
            <text:p>https://www.youtube.com/watch?v=X0AYDESb0c4</text:p>
          </table:table-cell>
          <table:table-cell office:value-type="string" calcext:value-type="string">
            <text:p>2018年度のあずきバーCMです！雨あがりにあずきバー編です。</text:p>
          </table:table-cell>
          <table:table-cell office:value-type="float" office:value="1532" calcext:value-type="float">
            <text:p>1532</text:p>
          </table:table-cell>
          <table:table-cell/>
          <table:table-cell office:value-type="string" calcext:value-type="string">
            <text:p>UCoatWqnjbDnfrmkGEzehOCw</text:p>
          </table:table-cell>
          <table:table-cell office:value-type="string" calcext:value-type="string">
            <text:p>井村屋SNS</text:p>
          </table:table-cell>
          <table:table-cell office:value-type="string" calcext:value-type="string">
            <text:p>https://www.youtube.com/channel/UCoatWqnjbDnfrmkGEzehOC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jUIilT4RYIs</text:p>
          </table:table-cell>
          <table:table-cell office:value-type="string" calcext:value-type="string">
            <text:p>コード・ブルーこんなCMあった！？</text:p>
          </table:table-cell>
          <table:table-cell office:value-type="string" calcext:value-type="string">
            <text:p>2018-06-10 11:19:50 UTC</text:p>
          </table:table-cell>
          <table:table-cell office:value-type="string" calcext:value-type="string">
            <text:p>https://www.youtube.com/watch?v=jUIilT4RYIs</text:p>
          </table:table-cell>
          <table:table-cell/>
          <table:table-cell office:value-type="float" office:value="142" calcext:value-type="float">
            <text:p>142</text:p>
          </table:table-cell>
          <table:table-cell office:value-type="float" office:value="0" calcext:value-type="float">
            <text:p>0</text:p>
          </table:table-cell>
          <table:table-cell office:value-type="string" calcext:value-type="string">
            <text:p>UCObFsEx2XzqiVPN3i4RMFew</text:p>
          </table:table-cell>
          <table:table-cell office:value-type="string" calcext:value-type="string">
            <text:p>ごいち</text:p>
          </table:table-cell>
          <table:table-cell office:value-type="string" calcext:value-type="string">
            <text:p>https://www.youtube.com/channel/UCObFsEx2XzqiVPN3i4RMFew</text:p>
          </table:table-cell>
          <table:table-cell office:value-type="string" calcext:value-type="string">
            <text:p>初めまして！見ていただきありがとうございます。ぜひ、チャンネル登録してください！</text:p>
            <text:p>ジャニーズ系を主に出します。</text:p>
            <text:p>他も出して欲しかったらコメント下さい</text:p>
          </table:table-cell>
          <table:table-cell office:value-type="float" office:value="1" calcext:value-type="float">
            <text:p>1</text:p>
          </table:table-cell>
          <table:table-cell table:number-columns-repeated="1012"/>
        </table:table-row>
        <table:table-row table:style-name="ro2">
          <table:table-cell office:value-type="string" calcext:value-type="string">
            <text:p>LG9HxeKeS9Q</text:p>
          </table:table-cell>
          <table:table-cell office:value-type="string" calcext:value-type="string">
            <text:p>ノートルダム清心女子大学　CM　15秒版・2018年6月OC編</text:p>
          </table:table-cell>
          <table:table-cell office:value-type="string" calcext:value-type="string">
            <text:p>2018-06-01 01:29:19 UTC</text:p>
          </table:table-cell>
          <table:table-cell office:value-type="string" calcext:value-type="string">
            <text:p>https://www.youtube.com/watch?v=LG9HxeKeS9Q</text:p>
          </table:table-cell>
          <table:table-cell office:value-type="string" calcext:value-type="string">
            <text:p>ノートルダム清心女子大学の2018年度WEB動画（15秒版）です。</text:p>
            <text:p>中四国地区でTV放送しているCMです。</text:p>
          </table:table-cell>
          <table:table-cell office:value-type="float" office:value="2242" calcext:value-type="float">
            <text:p>2242</text:p>
          </table:table-cell>
          <table:table-cell/>
          <table:table-cell office:value-type="string" calcext:value-type="string">
            <text:p>UCOF-2wiGC0sRgdyVyc9GoUA</text:p>
          </table:table-cell>
          <table:table-cell office:value-type="string" calcext:value-type="string">
            <text:p>ノートルダム清心女子大学</text:p>
          </table:table-cell>
          <table:table-cell office:value-type="string" calcext:value-type="string">
            <text:p>https://www.youtube.com/channel/UCOF-2wiGC0sRgdyVyc9GoUA</text:p>
          </table:table-cell>
          <table:table-cell office:value-type="string" calcext:value-type="string">
            <text:p>ノートルダム清心女子大学</text:p>
            <text:p>カトリックとリベラルアーツの伝統を、現代に。 岡山駅から徒歩10分。 日本でいちばん、"のぞみ"に近い大学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gS8P3FyVWo8</text:p>
          </table:table-cell>
          <table:table-cell office:value-type="string" calcext:value-type="string">
            <text:p>オロナインCM｜「新おうちチューブ」篇</text:p>
          </table:table-cell>
          <table:table-cell office:value-type="string" calcext:value-type="string">
            <text:p>2018-06-21 00:34:53 UTC</text:p>
          </table:table-cell>
          <table:table-cell office:value-type="string" calcext:value-type="string">
            <text:p>https://www.youtube.com/watch?v=gS8P3FyVWo8</text:p>
          </table:table-cell>
          <table:table-cell office:value-type="string" calcext:value-type="string">
            <text:p>「ちょこちょこぬりやすい！新おうちチューブ 50g」が登場しました。</text:p>
            <text:p>便利な「どこでも携帯チューブ 11g」もお忘れなく。</text:p>
            <text:p>▼オロナイン公式サイト</text:p>
            <text:p>http://www.otsuka.co.jp/ohn/</text:p>
          </table:table-cell>
          <table:table-cell office:value-type="float" office:value="981" calcext:value-type="float">
            <text:p>981</text:p>
          </table:table-cell>
          <table:table-cell office:value-type="float" office:value="5" calcext:value-type="float">
            <text:p>5</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emzOWmw6VDA</text:p>
          </table:table-cell>
          <table:table-cell office:value-type="string" calcext:value-type="string">
            <text:p>カロリーメイトCM｜「すすめ、カロリーナ。」篇 30秒</text:p>
          </table:table-cell>
          <table:table-cell office:value-type="string" calcext:value-type="string">
            <text:p>2018-06-14 15:04:31 UTC</text:p>
          </table:table-cell>
          <table:table-cell office:value-type="string" calcext:value-type="string">
            <text:p>https://www.youtube.com/watch?v=emzOWmw6VDA</text:p>
          </table:table-cell>
          <table:table-cell office:value-type="string" calcext:value-type="string">
            <text:p>説明</text:p>
          </table:table-cell>
          <table:table-cell office:value-type="float" office:value="8550" calcext:value-type="float">
            <text:p>8550</text:p>
          </table:table-cell>
          <table:table-cell office:value-type="float" office:value="100" calcext:value-type="float">
            <text:p>100</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K4KVuLw4CgI</text:p>
          </table:table-cell>
          <table:table-cell office:value-type="string" calcext:value-type="string">
            <text:p>ポカリスエットゼリーCM｜　「好きな人はたけしくん」篇15秒</text:p>
          </table:table-cell>
          <table:table-cell office:value-type="string" calcext:value-type="string">
            <text:p>2018-06-08 01:38:19 UTC</text:p>
          </table:table-cell>
          <table:table-cell office:value-type="string" calcext:value-type="string">
            <text:p>https://www.youtube.com/watch?v=K4KVuLw4CgI</text:p>
          </table:table-cell>
          <table:table-cell office:value-type="string" calcext:value-type="string">
            <text:p>説明</text:p>
          </table:table-cell>
          <table:table-cell office:value-type="float" office:value="4273" calcext:value-type="float">
            <text:p>4273</text:p>
          </table:table-cell>
          <table:table-cell office:value-type="float" office:value="24" calcext:value-type="float">
            <text:p>24</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vTt2XIKwpoY</text:p>
          </table:table-cell>
          <table:table-cell office:value-type="string" calcext:value-type="string">
            <text:p>ポカリスエットCM｜「気をつけてお嬢さん　砂山で」篇 15秒</text:p>
          </table:table-cell>
          <table:table-cell office:value-type="string" calcext:value-type="string">
            <text:p>2018-06-08 01:37:37 UTC</text:p>
          </table:table-cell>
          <table:table-cell office:value-type="string" calcext:value-type="string">
            <text:p>https://www.youtube.com/watch?v=vTt2XIKwpoY</text:p>
          </table:table-cell>
          <table:table-cell office:value-type="string" calcext:value-type="string">
            <text:p>「ポカリ、のまなきゃ。」シリーズ第9弾。</text:p>
            <text:p>今回は、日本を代表するシンガーソングライター井上陽水さんがこのCMのために書き下ろした楽曲「care」にのせてお届けします。</text:p>
          </table:table-cell>
          <table:table-cell office:value-type="float" office:value="3772" calcext:value-type="float">
            <text:p>3772</text:p>
          </table:table-cell>
          <table:table-cell office:value-type="float" office:value="17" calcext:value-type="float">
            <text:p>17</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xpAV_gJaL50</text:p>
          </table:table-cell>
          <table:table-cell office:value-type="string" calcext:value-type="string">
            <text:p>ポカリスエットCM｜「気をつけてお嬢さん」篇 30秒</text:p>
          </table:table-cell>
          <table:table-cell office:value-type="string" calcext:value-type="string">
            <text:p>2018-06-08 01:38:00 UTC</text:p>
          </table:table-cell>
          <table:table-cell office:value-type="string" calcext:value-type="string">
            <text:p>https://www.youtube.com/watch?v=xpAV_gJaL50</text:p>
          </table:table-cell>
          <table:table-cell office:value-type="string" calcext:value-type="string">
            <text:p>「ポカリ、のまなきゃ。」シリーズ第9弾。</text:p>
            <text:p>今回は、日本を代表するシンガーソングライター井上陽水さんがこのCMのために書き下ろした楽曲「care」にのせてお届けします。</text:p>
          </table:table-cell>
          <table:table-cell office:value-type="float" office:value="8320" calcext:value-type="float">
            <text:p>8320</text:p>
          </table:table-cell>
          <table:table-cell office:value-type="float" office:value="52" calcext:value-type="float">
            <text:p>52</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d6NrFrKy9aA</text:p>
          </table:table-cell>
          <table:table-cell office:value-type="string" calcext:value-type="string">
            <text:p>ポカリスエット｜「気を付けてお嬢さん」CMメイキング</text:p>
          </table:table-cell>
          <table:table-cell office:value-type="string" calcext:value-type="string">
            <text:p>2018-06-08 01:38:32 UTC</text:p>
          </table:table-cell>
          <table:table-cell office:value-type="string" calcext:value-type="string">
            <text:p>https://www.youtube.com/watch?v=d6NrFrKy9aA</text:p>
          </table:table-cell>
          <table:table-cell/>
          <table:table-cell office:value-type="float" office:value="7626" calcext:value-type="float">
            <text:p>7626</text:p>
          </table:table-cell>
          <table:table-cell office:value-type="float" office:value="49" calcext:value-type="float">
            <text:p>49</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XtT1nZfNtIQ</text:p>
          </table:table-cell>
          <table:table-cell office:value-type="string" calcext:value-type="string">
            <text:p>OS-1　CM｜「OS-1は速い（夏の脱水）」篇　改訂</text:p>
          </table:table-cell>
          <table:table-cell office:value-type="string" calcext:value-type="string">
            <text:p>2018-06-04 04:48:22 UTC</text:p>
          </table:table-cell>
          <table:table-cell office:value-type="string" calcext:value-type="string">
            <text:p>https://www.youtube.com/watch?v=XtT1nZfNtIQ</text:p>
          </table:table-cell>
          <table:table-cell office:value-type="string" calcext:value-type="string">
            <text:p>OS-1が必要な場面をわかりやすく訴求することを目的に制作しました。所ジョージさんがOS-1の商品特長を語ると同時に、過度の発汗状態のアニメの所さんが、OS-1を飲んで脱水状態から少し立ち直っています。キャッチフレーズは「OS-1は速い」。脱水した際には、早めの対処が重要だからこそ「病者用食品」という消費者庁の許可を得たOS-1が適していることを印象づけるCMをめざしました。</text:p>
            <text:p/>
            <text:p>◆OS-1公式サイト</text:p>
            <text:p>http://www.os-1.jp/</text:p>
          </table:table-cell>
          <table:table-cell office:value-type="float" office:value="317492" calcext:value-type="float">
            <text:p>317492</text:p>
          </table:table-cell>
          <table:table-cell office:value-type="float" office:value="144" calcext:value-type="float">
            <text:p>144</text:p>
          </table:table-cell>
          <table:table-cell office:value-type="string" calcext:value-type="string">
            <text:p>UCOgqmqpvV9wIjcXbhb6Ee6Q</text:p>
          </table:table-cell>
          <table:table-cell office:value-type="string" calcext:value-type="string">
            <text:p>大塚製薬 公式チャンネル</text:p>
          </table:table-cell>
          <table:table-cell office:value-type="string" calcext:value-type="string">
            <text:p>https://www.youtube.com/channel/UCOgqmqpvV9wIjcXbhb6Ee6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1QasZhf2H2U</text:p>
          </table:table-cell>
          <table:table-cell office:value-type="string" calcext:value-type="string">
            <text:p>Indeed（インディード） CM: 七夕篇「せめて週２で会いたい」</text:p>
          </table:table-cell>
          <table:table-cell office:value-type="string" calcext:value-type="string">
            <text:p>2018-06-24 19:00:01 UTC</text:p>
          </table:table-cell>
          <table:table-cell office:value-type="string" calcext:value-type="string">
            <text:p>https://www.youtube.com/watch?v=1QasZhf2H2U</text:p>
          </table:table-cell>
          <table:table-cell office:value-type="string" calcext:value-type="string">
            <text:p>世界No.1求人検索エンジン Indeed: http://jp.indeed.com/</text:p>
            <text:p/>
            <text:p>斎藤工彦星と泉里香織姫が繰り広げる幻想的な世界にちょっとコミカルなセリフがアクセントをつけます。</text:p>
          </table:table-cell>
          <table:table-cell office:value-type="float" office:value="658678" calcext:value-type="float">
            <text:p>658678</text:p>
          </table:table-cell>
          <table:table-cell/>
          <table:table-cell office:value-type="string" calcext:value-type="string">
            <text:p>UCOJ91xAkIKxInSVEjnyZI-w</text:p>
          </table:table-cell>
          <table:table-cell office:value-type="string" calcext:value-type="string">
            <text:p>IndeedJapan</text:p>
          </table:table-cell>
          <table:table-cell office:value-type="string" calcext:value-type="string">
            <text:p>https://www.youtube.com/channel/UCOJ91xAkIKxInSVEjnyZI-w</text:p>
          </table:table-cell>
          <table:table-cell office:value-type="string" calcext:value-type="string">
            <text:p>Indeed は60ヶ国以上で利用されており、毎月の訪問者数が 2億人を超える、世界 No.1の求人サイトです。革新的なサービスによって、世界のHR市場に刺激を与え続けています。「We Help Peope Get Jobs」をミッションとし、求職者がスムーズにストレスなく希望の仕事を見つけられ、採用に至ることに強い情熱を注いで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26YpmaI4sn4</text:p>
          </table:table-cell>
          <table:table-cell office:value-type="string" calcext:value-type="string">
            <text:p>#サッカー好きだけでつくるCM 求人篇「Search Football Lovers」1 -Indeed（インディード）</text:p>
          </table:table-cell>
          <table:table-cell office:value-type="string" calcext:value-type="string">
            <text:p>2018-06-24 14:30:00 UTC</text:p>
          </table:table-cell>
          <table:table-cell office:value-type="string" calcext:value-type="string">
            <text:p>https://www.youtube.com/watch?v=26YpmaI4sn4</text:p>
          </table:table-cell>
          <table:table-cell office:value-type="string" calcext:value-type="string">
            <text:p>世界No.1求人検索エンジン Indeed: http://jp.indeed.com/</text:p>
            <text:p/>
            <text:p>サッカー好きだけでCMをつくったら、どんなCMができあがる！？「サッカー好き」な出演者・スタッフを募集中！7月中旬 地上波OA！</text:p>
          </table:table-cell>
          <table:table-cell office:value-type="float" office:value="6337" calcext:value-type="float">
            <text:p>6337</text:p>
          </table:table-cell>
          <table:table-cell/>
          <table:table-cell office:value-type="string" calcext:value-type="string">
            <text:p>UCOJ91xAkIKxInSVEjnyZI-w</text:p>
          </table:table-cell>
          <table:table-cell office:value-type="string" calcext:value-type="string">
            <text:p>IndeedJapan</text:p>
          </table:table-cell>
          <table:table-cell office:value-type="string" calcext:value-type="string">
            <text:p>https://www.youtube.com/channel/UCOJ91xAkIKxInSVEjnyZI-w</text:p>
          </table:table-cell>
          <table:table-cell office:value-type="string" calcext:value-type="string">
            <text:p>Indeed は60ヶ国以上で利用されており、毎月の訪問者数が 2億人を超える、世界 No.1の求人サイトです。革新的なサービスによって、世界のHR市場に刺激を与え続けています。「We Help Peope Get Jobs」をミッションとし、求職者がスムーズにストレスなく希望の仕事を見つけられ、採用に至ることに強い情熱を注いで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9kKp2cwSFjE</text:p>
          </table:table-cell>
          <table:table-cell office:value-type="string" calcext:value-type="string">
            <text:p>Uttrakhand CM Trivendra Singh Rawat की Public में School Teacher को धमकी । वनइंडिया हिंदी</text:p>
          </table:table-cell>
          <table:table-cell office:value-type="string" calcext:value-type="string">
            <text:p>2018-06-29 08:37:31 UTC</text:p>
          </table:table-cell>
          <table:table-cell office:value-type="string" calcext:value-type="string">
            <text:p>https://www.youtube.com/watch?v=9kKp2cwSFjE</text:p>
          </table:table-cell>
          <table:table-cell office:value-type="string" calcext:value-type="string">
            <text:p>Uttarakhand Chief Minister Trivendra Rawat filed a protest against the principal of the school in the Janata Darbar after which the Chief Minister ordered the suspension of the woman immediately after arrest. These videos are becoming extremely viral on social media. Let's see these videos</text:p>
            <text:p/>
            <text:p>उत्तराखंड के मुख्यमंत्री त्रिवेंद्र रावत ने जनता दरबार में स्कूल की प्रिंसिपल ने अपना विरोध दर्ज कराया उसके बाद मुख्यमंत्री ने महिला को तुरंत गिरफ्तार करने कर सस्पेंड करने का आदेश दे दिया। ये वीडियो सोशल मीडिया पर बेहद वायरल हो रहा है । आइए देखते है ये वीडियो </text:p>
            <text:p>--------------------------------------------------------------------------------------------------------------</text:p>
            <text:p>Subscribe to OneIndia Hindi Channel for latest updates on movies and related videos.</text:p>
            <text:p/>
            <text:p>You Tube: https://www.youtube.com/channel/UCOjgc1p2hJ4GZi6pQQoXWYQ</text:p>
            <text:p/>
            <text:p>Follow us on Twitter : https://twitter.com/oneindiaHindi</text:p>
            <text:p/>
            <text:p>Like us on Facebook : https://www.facebook.com/oneindiahindi</text:p>
            <text:p/>
            <text:p>Join our circle in Google Plus : https://plus.google.com/u/0/b/118156146313394866739/+oneindiahindi</text:p>
            <text:p/>
            <text:p>Download App: https://play.google.com/store/apps/details?id=in.oneindia.android.tamilapp</text:p>
          </table:table-cell>
          <table:table-cell office:value-type="float" office:value="32668" calcext:value-type="float">
            <text:p>32668</text:p>
          </table:table-cell>
          <table:table-cell office:value-type="float" office:value="294" calcext:value-type="float">
            <text:p>294</text:p>
          </table:table-cell>
          <table:table-cell office:value-type="string" calcext:value-type="string">
            <text:p>UCOjgc1p2hJ4GZi6pQQoXWYQ</text:p>
          </table:table-cell>
          <table:table-cell office:value-type="string" calcext:value-type="string">
            <text:p>Oneindia Hindi | वनइंडिया हिन्दी</text:p>
          </table:table-cell>
          <table:table-cell office:value-type="string" calcext:value-type="string">
            <text:p>https://www.youtube.com/channel/UCOjgc1p2hJ4GZi6pQQoXWYQ</text:p>
          </table:table-cell>
          <table:table-cell office:value-type="string" calcext:value-type="string">
            <text:p>वनइंडिया हिंदी एक ऑनलाइन पोर्टल है  जो भारत और दुनिया भर में राजनीति, खेल, करंट अफेयर्स और ब्रेकिंग ख़बरों को सबसे तेज़ जनता के सामने लाता है | भारतीय खेल, सिनेमा, व्यापार, शेयर बाजार, क्रिकेट, जीवन शैली पर सभी अप्डेट्स सिर्फ वनइंडिया हिंदी पर | </text:p>
            <text:p/>
            <text:p>Oneindia is a large online portal that brings Breaking &amp; Latest current news headlines from India on Politics, Sports, Current Affairs in India &amp; around the world. Latest updates on Indian sports, movies, business, stock markets, Cricket, lifestyle &amp; much more.</text:p>
            <text:p/>
            <text:p>This channel having 3rd party videos shared by PR/Media/Production houses and Advertising Agencies.  Videos uploaded on this channel only after giving due credits to the team that has worked on it. </text:p>
            <text:p/>
            <text:p>In case of objection to any video content uploaded on this channel, please write to inquiries@oneindia.co.in</text:p>
          </table:table-cell>
          <table:table-cell office:value-type="float" office:value="1" calcext:value-type="float">
            <text:p>1</text:p>
          </table:table-cell>
          <table:table-cell table:number-columns-repeated="1012"/>
        </table:table-row>
        <table:table-row table:style-name="ro2">
          <table:table-cell office:value-type="string" calcext:value-type="string">
            <text:p>LMvYD9L_DV8</text:p>
          </table:table-cell>
          <table:table-cell office:value-type="string" calcext:value-type="string">
            <text:p>純情cm ラジオ音源</text:p>
          </table:table-cell>
          <table:table-cell office:value-type="string" calcext:value-type="string">
            <text:p>2018-06-03 08:41:29 UTC</text:p>
          </table:table-cell>
          <table:table-cell office:value-type="string" calcext:value-type="string">
            <text:p>https://www.youtube.com/watch?v=LMvYD9L_DV8</text:p>
          </table:table-cell>
          <table:table-cell office:value-type="string" calcext:value-type="string">
            <text:p>つばきファクトリー 4th single</text:p>
          </table:table-cell>
          <table:table-cell office:value-type="float" office:value="12791" calcext:value-type="float">
            <text:p>12791</text:p>
          </table:table-cell>
          <table:table-cell office:value-type="float" office:value="97" calcext:value-type="float">
            <text:p>97</text:p>
          </table:table-cell>
          <table:table-cell office:value-type="string" calcext:value-type="string">
            <text:p>UCOJqx233JCYvEP1TB25qKTQ</text:p>
          </table:table-cell>
          <table:table-cell office:value-type="string" calcext:value-type="string">
            <text:p>Naotsugu Nugiyama</text:p>
          </table:table-cell>
          <table:table-cell office:value-type="string" calcext:value-type="string">
            <text:p>https://www.youtube.com/channel/UCOJqx233JCYvEP1TB25qKT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KnC0QFKNYh4</text:p>
          </table:table-cell>
          <table:table-cell office:value-type="string" calcext:value-type="string">
            <text:p>Old RSS man Threat Kill CM Pinarayi Vijayan | മുഖ്യമന്ത്രി പിണറായിക്ക് വധഭീഷണിയുമായി സങ്കപുത്രൻ</text:p>
          </table:table-cell>
          <table:table-cell office:value-type="string" calcext:value-type="string">
            <text:p>2018-06-05 23:55:28 UTC</text:p>
          </table:table-cell>
          <table:table-cell office:value-type="string" calcext:value-type="string">
            <text:p>https://www.youtube.com/watch?v=KnC0QFKNYh4</text:p>
          </table:table-cell>
          <table:table-cell office:value-type="string" calcext:value-type="string">
            <text:p>Old RSS man Threat Kill CM Pinarayi Vijayan | മുഖ്യമന്ത്രി പിണറായിക്ക് വധഭീഷണിയുമായി സങ്കപുത്രൻ. RSS BJP Activist Sorry about CM Pinarayi Vijayan Incident | അവസാനം മാപ്പ് പറഞ്ഞു സങ്ക പുത്രൻ. This video about an old man who is working in Dubai wants to kill Kerala Chief Minister Pinarayi Vijayan. After serious issue he feels sorry for the incident. He said it was by alcoholic. Watch This video RSS BJP Activist Sorry on CM Pinarayi Vijayan Threat| അവസാനം മാപ്പ് പറഞ്ഞു സങ്കപുത്രൻ and try to understand about the incident</text:p>
          </table:table-cell>
          <table:table-cell office:value-type="float" office:value="8299" calcext:value-type="float">
            <text:p>8299</text:p>
          </table:table-cell>
          <table:table-cell office:value-type="float" office:value="19" calcext:value-type="float">
            <text:p>19</text:p>
          </table:table-cell>
          <table:table-cell office:value-type="string" calcext:value-type="string">
            <text:p>UCoPhkqVGR2hbyDE7TzRBDCA</text:p>
          </table:table-cell>
          <table:table-cell office:value-type="string" calcext:value-type="string">
            <text:p>HOT VIDEOS</text:p>
          </table:table-cell>
          <table:table-cell office:value-type="string" calcext:value-type="string">
            <text:p>https://www.youtube.com/channel/UCoPhkqVGR2hbyDE7TzRBDC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cHh538W8AIM</text:p>
          </table:table-cell>
          <table:table-cell office:value-type="string" calcext:value-type="string">
            <text:p>坂道合同オーディションCM 生田絵梨花(乃木坂46)編（非公式）</text:p>
          </table:table-cell>
          <table:table-cell office:value-type="string" calcext:value-type="string">
            <text:p>2018-06-22 06:02:49 UTC</text:p>
          </table:table-cell>
          <table:table-cell office:value-type="string" calcext:value-type="string">
            <text:p>https://www.youtube.com/watch?v=cHh538W8AIM</text:p>
          </table:table-cell>
          <table:table-cell office:value-type="string" calcext:value-type="string">
            <text:p>坂道合同オーディションCM 生田絵梨花(乃木坂46)編（非公式）</text:p>
            <text:p>■入院中で暇な時間が出来た為、友人からの依頼で作ってみました</text:p>
            <text:p>生田さんのは素材が難しくてちょっと見づらいですけど、</text:p>
            <text:p>簡単に作ったので、気楽にお手柔らかに見てくださいm(__)m</text:p>
            <text:p/>
            <text:p>夏開催される坂道合同オーディション。</text:p>
            <text:p>そのCM第一弾が完成しました。</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ぺージを開いてみてください。</text:p>
            <text:p>そして、第2弾のCMも近日公開予定。</text:p>
            <text:p>お楽しみに！</text:p>
            <text:p/>
            <text:p/>
            <text:p>坂道合同新規メンバー募集オーディション開催！</text:p>
            <text:p>乃木坂46、欅坂46、けやき坂46の３グループ合同による新メンバーの募集を只今受付中！</text:p>
            <text:p>応募期間：2018年6月29日(金)17:00まで</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157621" calcext:value-type="float">
            <text:p>157621</text:p>
          </table:table-cell>
          <table:table-cell office:value-type="float" office:value="2745" calcext:value-type="float">
            <text:p>2745</text:p>
          </table:table-cell>
          <table:table-cell office:value-type="string" calcext:value-type="string">
            <text:p>UCOQtSJJty_V3YUeiLbkCNrg</text:p>
          </table:table-cell>
          <table:table-cell office:value-type="string" calcext:value-type="string">
            <text:p>KAZEUMA NITTERE</text:p>
          </table:table-cell>
          <table:table-cell office:value-type="string" calcext:value-type="string">
            <text:p>https://www.youtube.com/channel/UCOQtSJJty_V3YUeiLbkCNr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UOgbB5qfW7o</text:p>
          </table:table-cell>
          <table:table-cell office:value-type="string" calcext:value-type="string">
            <text:p>坂道合同オーディションCM 齋藤飛鳥(乃木坂46)編（非公式）</text:p>
          </table:table-cell>
          <table:table-cell office:value-type="string" calcext:value-type="string">
            <text:p>2018-06-21 15:17:11 UTC</text:p>
          </table:table-cell>
          <table:table-cell office:value-type="string" calcext:value-type="string">
            <text:p>https://www.youtube.com/watch?v=UOgbB5qfW7o</text:p>
          </table:table-cell>
          <table:table-cell office:value-type="string" calcext:value-type="string">
            <text:p>坂道合同オーディションCM 齋藤飛鳥(乃木坂46)編（非公式）</text:p>
            <text:p>■入院中で暇な時間が出来た為、友人からの依頼で作ってみました</text:p>
            <text:p>簡単に作ったので、気楽にお手柔らかに見てくださいm(__)m</text:p>
            <text:p/>
            <text:p>夏開催される坂道合同オーディション。</text:p>
            <text:p>そのCM第一弾が完成しました。</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ぺージを開いてみてください。</text:p>
            <text:p>そして、第2弾のCMも近日公開予定。</text:p>
            <text:p>お楽しみに！</text:p>
            <text:p/>
            <text:p/>
            <text:p>坂道合同新規メンバー募集オーディション開催！</text:p>
            <text:p>乃木坂46、欅坂46、けやき坂46の３グループ合同による新メンバーの募集を只今受付中！</text:p>
            <text:p>応募期間：2018年6月29日(金)17:00まで</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138428" calcext:value-type="float">
            <text:p>138428</text:p>
          </table:table-cell>
          <table:table-cell office:value-type="float" office:value="3296" calcext:value-type="float">
            <text:p>3296</text:p>
          </table:table-cell>
          <table:table-cell office:value-type="string" calcext:value-type="string">
            <text:p>UCOQtSJJty_V3YUeiLbkCNrg</text:p>
          </table:table-cell>
          <table:table-cell office:value-type="string" calcext:value-type="string">
            <text:p>KAZEUMA NITTERE</text:p>
          </table:table-cell>
          <table:table-cell office:value-type="string" calcext:value-type="string">
            <text:p>https://www.youtube.com/channel/UCOQtSJJty_V3YUeiLbkCNr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9oPh8HSleKI</text:p>
          </table:table-cell>
          <table:table-cell office:value-type="string" calcext:value-type="string">
            <text:p>志摩スペイン村　2018年　夏CM</text:p>
          </table:table-cell>
          <table:table-cell office:value-type="string" calcext:value-type="string">
            <text:p>2018-06-21 06:31:27 UTC</text:p>
          </table:table-cell>
          <table:table-cell office:value-type="string" calcext:value-type="string">
            <text:p>https://www.youtube.com/watch?v=9oPh8HSleKI</text:p>
          </table:table-cell>
          <table:table-cell office:value-type="string" calcext:value-type="string">
            <text:p>説明</text:p>
          </table:table-cell>
          <table:table-cell office:value-type="float" office:value="1991" calcext:value-type="float">
            <text:p>1991</text:p>
          </table:table-cell>
          <table:table-cell office:value-type="float" office:value="12" calcext:value-type="float">
            <text:p>12</text:p>
          </table:table-cell>
          <table:table-cell office:value-type="string" calcext:value-type="string">
            <text:p>UCoS9PtfijLqT_fOxZ6bQCTg</text:p>
          </table:table-cell>
          <table:table-cell office:value-type="string" calcext:value-type="string">
            <text:p>ssv shima</text:p>
          </table:table-cell>
          <table:table-cell office:value-type="string" calcext:value-type="string">
            <text:p>https://www.youtube.com/channel/UCoS9PtfijLqT_fOxZ6bQCT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kTzfTxl4fTY</text:p>
          </table:table-cell>
          <table:table-cell office:value-type="string" calcext:value-type="string">
            <text:p>浜辺美波 山田杏奈 久間田琳加　ロッテ ガーナアイス CM</text:p>
          </table:table-cell>
          <table:table-cell office:value-type="string" calcext:value-type="string">
            <text:p>2018-06-06 03:08:59 UTC</text:p>
          </table:table-cell>
          <table:table-cell office:value-type="string" calcext:value-type="string">
            <text:p>https://www.youtube.com/watch?v=kTzfTxl4fTY</text:p>
          </table:table-cell>
          <table:table-cell office:value-type="string" calcext:value-type="string">
            <text:p>チャンネル登録はコチラ⇒ http://urx.nu/u3JO</text:p>
            <text:p/>
            <text:p>・浜辺美波</text:p>
            <text:p>・山田杏奈</text:p>
            <text:p>・久間田琳加</text:p>
            <text:p/>
            <text:p>ロッテ Ghanaアイス:</text:p>
            <text:p>https://www.lotte.co.jp/products/brand/ghanaice/</text:p>
          </table:table-cell>
          <table:table-cell office:value-type="float" office:value="58988" calcext:value-type="float">
            <text:p>58988</text:p>
          </table:table-cell>
          <table:table-cell office:value-type="float" office:value="539" calcext:value-type="float">
            <text:p>539</text:p>
          </table:table-cell>
          <table:table-cell office:value-type="string" calcext:value-type="string">
            <text:p>UCoSfLqsGzYCGp1bt9hNjUYA</text:p>
          </table:table-cell>
          <table:table-cell office:value-type="string" calcext:value-type="string">
            <text:p>Girls of Japan</text:p>
          </table:table-cell>
          <table:table-cell office:value-type="string" calcext:value-type="string">
            <text:p>https://www.youtube.com/channel/UCoSfLqsGzYCGp1bt9hNjUY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i6MGwJqMmPM</text:p>
          </table:table-cell>
          <table:table-cell office:value-type="string" calcext:value-type="string">
            <text:p>【イナニス15秒CM】第一章 真夜中の森林 #VtuberCM提供</text:p>
          </table:table-cell>
          <table:table-cell office:value-type="string" calcext:value-type="string">
            <text:p>2018-06-20 11:24:07 UTC</text:p>
          </table:table-cell>
          <table:table-cell office:value-type="string" calcext:value-type="string">
            <text:p>https://www.youtube.com/watch?v=i6MGwJqMmPM</text:p>
          </table:table-cell>
          <table:table-cell office:value-type="string" calcext:value-type="string">
            <text:p>やぁ、皆さんこんにちは！</text:p>
            <text:p>私は仮想世界をさすらう謎多き旅人です。</text:p>
            <text:p>今回は15秒CMを作ってみました！</text:p>
            <text:p>この動画は生放送中でのブラウザ視聴、動画内で差込み利用、外部転載などを許可しております！</text:p>
            <text:p>CMは、個別許可の必要なく、番組内で使用することができます。</text:p>
            <text:p>VtuberCM提供についての詳細はこちらのwikiに書いてあります！</text:p>
            <text:p>http://vtubers.memo.wiki/d/VTuberCM%c4%f3%b6%a1</text:p>
            <text:p/>
            <text:p>【Twitter】</text:p>
            <text:p>https://twitter.com/InanisChannel</text:p>
            <text:p/>
            <text:p>#バーチャルYouTuber</text:p>
          </table:table-cell>
          <table:table-cell office:value-type="float" office:value="77" calcext:value-type="float">
            <text:p>77</text:p>
          </table:table-cell>
          <table:table-cell office:value-type="float" office:value="2" calcext:value-type="float">
            <text:p>2</text:p>
          </table:table-cell>
          <table:table-cell office:value-type="string" calcext:value-type="string">
            <text:p>UCOYUNgnORe8RfNBPI4Nwfwg</text:p>
          </table:table-cell>
          <table:table-cell office:value-type="string" calcext:value-type="string">
            <text:p>Inanis Channel</text:p>
          </table:table-cell>
          <table:table-cell office:value-type="string" calcext:value-type="string">
            <text:p>https://www.youtube.com/channel/UCOYUNgnORe8RfNBPI4Nwfwg</text:p>
          </table:table-cell>
          <table:table-cell office:value-type="string" calcext:value-type="string">
            <text:p>バーチャル世界をさすらう謎多き旅人です。</text:p>
            <text:p>とりあえず「イナニス」とでも呼んでおいてください。</text:p>
            <text:p>バーチャルYoutuberの一人として頑張っていきたいと思います。</text:p>
            <text:p/>
            <text:p/>
            <text:p>【SPECIAL THANKS】</text:p>
            <text:p/>
            <text:p>●ロゴ</text:p>
            <text:p>@kappa_no_sara</text:p>
          </table:table-cell>
          <table:table-cell office:value-type="float" office:value="1" calcext:value-type="float">
            <text:p>1</text:p>
          </table:table-cell>
          <table:table-cell table:number-columns-repeated="1012"/>
        </table:table-row>
        <table:table-row table:style-name="ro2">
          <table:table-cell office:value-type="string" calcext:value-type="string">
            <text:p>2HED_g9E0Nc</text:p>
          </table:table-cell>
          <table:table-cell office:value-type="string" calcext:value-type="string">
            <text:p>AP CM Chandrababu Naidu To Visit Naidupeta For Nava Nirmana Deeksha | AP24x7</text:p>
          </table:table-cell>
          <table:table-cell office:value-type="string" calcext:value-type="string">
            <text:p>2018-06-08 03:49:58 UTC</text:p>
          </table:table-cell>
          <table:table-cell office:value-type="string" calcext:value-type="string">
            <text:p>https://www.youtube.com/watch?v=2HED_g9E0Nc</text:p>
          </table:table-cell>
          <table:table-cell office:value-type="string" calcext:value-type="string">
            <text:p>AP CM Chandrababu Naidu to visit Naidupeta for nava nirmana deeksha public meeting which is the last day. </text:p>
            <text:p/>
            <text:p>For more Latest Updates on News : </text:p>
            <text:p>► Subscribe Our Channel: https://www.youtube.com/AP24x7</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ext:p/>
            <text:p>AP 24x7, a Telugu News Channel, brings to you all the latest news from around the world through breaking news, regional news, national news, political satires and exclusive interview programs.</text:p>
          </table:table-cell>
          <table:table-cell office:value-type="float" office:value="2107" calcext:value-type="float">
            <text:p>2107</text:p>
          </table:table-cell>
          <table:table-cell office:value-type="float" office:value="7" calcext:value-type="float">
            <text:p>7</text:p>
          </table:table-cell>
          <table:table-cell office:value-type="string" calcext:value-type="string">
            <text:p>UCpbW96xFi7vbTM98vGMQh-g</text:p>
          </table:table-cell>
          <table:table-cell office:value-type="string" calcext:value-type="string">
            <text:p>AP24x7</text:p>
          </table:table-cell>
          <table:table-cell office:value-type="string" calcext:value-type="string">
            <text:p>https://www.youtube.com/channel/UCpbW96xFi7vbTM98vGMQh-g</text:p>
          </table:table-cell>
          <table:table-cell office:value-type="string" calcext:value-type="string">
            <text:p>AP24x7 is a 24 hour Telugu News Channel with Primary Focus to get the Latest News, Breaking News and World wide Updates to its Viewers. A Leading News Channel providing Live Coverage of International News, Business News, Celebrity News, Political happenings, Crime News &amp; Sports Updates.</text:p>
            <text:p/>
            <text:p>For more Latest Updates on News : </text:p>
            <text:p>► Subscribe Our You Tube Channel: https://goo.gl/ttnNbY</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able:table-cell>
          <table:table-cell office:value-type="float" office:value="1" calcext:value-type="float">
            <text:p>1</text:p>
          </table:table-cell>
          <table:table-cell table:number-columns-repeated="1012"/>
        </table:table-row>
        <table:table-row table:style-name="ro2">
          <table:table-cell office:value-type="string" calcext:value-type="string">
            <text:p>3bKetu9fBz8</text:p>
          </table:table-cell>
          <table:table-cell office:value-type="string" calcext:value-type="string">
            <text:p>AP CM Chandrababu Naidu Visits Amalapuram For Nava Nirmana Deeksha | AP24x7</text:p>
          </table:table-cell>
          <table:table-cell office:value-type="string" calcext:value-type="string">
            <text:p>2018-06-05 06:34:30 UTC</text:p>
          </table:table-cell>
          <table:table-cell office:value-type="string" calcext:value-type="string">
            <text:p>https://www.youtube.com/watch?v=3bKetu9fBz8</text:p>
          </table:table-cell>
          <table:table-cell office:value-type="string" calcext:value-type="string">
            <text:p>AP CM Chandrababu Naidu to address a public meeting at Amalapuram in East Godavari district on current  state issues and political scenario. </text:p>
            <text:p/>
            <text:p>For more Latest Updates on News : </text:p>
            <text:p>► Subscribe Our Channel: https://www.youtube.com/AP24x7</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ext:p/>
            <text:p>AP 24x7, a Telugu News Channel, brings to you all the latest news from around the world through breaking news, regional news, national news, political satires and exclusive interview programs.</text:p>
          </table:table-cell>
          <table:table-cell office:value-type="float" office:value="1717" calcext:value-type="float">
            <text:p>1717</text:p>
          </table:table-cell>
          <table:table-cell office:value-type="float" office:value="9" calcext:value-type="float">
            <text:p>9</text:p>
          </table:table-cell>
          <table:table-cell office:value-type="string" calcext:value-type="string">
            <text:p>UCpbW96xFi7vbTM98vGMQh-g</text:p>
          </table:table-cell>
          <table:table-cell office:value-type="string" calcext:value-type="string">
            <text:p>AP24x7</text:p>
          </table:table-cell>
          <table:table-cell office:value-type="string" calcext:value-type="string">
            <text:p>https://www.youtube.com/channel/UCpbW96xFi7vbTM98vGMQh-g</text:p>
          </table:table-cell>
          <table:table-cell office:value-type="string" calcext:value-type="string">
            <text:p>AP24x7 is a 24 hour Telugu News Channel with Primary Focus to get the Latest News, Breaking News and World wide Updates to its Viewers. A Leading News Channel providing Live Coverage of International News, Business News, Celebrity News, Political happenings, Crime News &amp; Sports Updates.</text:p>
            <text:p/>
            <text:p>For more Latest Updates on News : </text:p>
            <text:p>► Subscribe Our You Tube Channel: https://goo.gl/ttnNbY</text:p>
            <text:p>► Like us on Facebook: http://www.facebook.com/AP24x7live</text:p>
            <text:p>► Follow us on Twitter at : https://twitter.com/ap24x7live</text:p>
            <text:p>► Circle us on Google+: https://goo.gl/rjinp3</text:p>
            <text:p>► Visit Our Website : www.ap24x7live.com</text:p>
            <text:p>► Follow us on Instagram: https://www.instagram.com/ap24x7</text:p>
            <text:p>► Follow us on Pinterest : https://in.pinterest.com/ap24x7</text:p>
          </table:table-cell>
          <table:table-cell office:value-type="float" office:value="1" calcext:value-type="float">
            <text:p>1</text:p>
          </table:table-cell>
          <table:table-cell table:number-columns-repeated="1012"/>
        </table:table-row>
        <table:table-row table:style-name="ro2">
          <table:table-cell office:value-type="string" calcext:value-type="string">
            <text:p>oIQ7zQiea9E</text:p>
          </table:table-cell>
          <table:table-cell office:value-type="string" calcext:value-type="string">
            <text:p>三笠高校生レストランCM</text:p>
          </table:table-cell>
          <table:table-cell office:value-type="string" calcext:value-type="string">
            <text:p>2018-06-05 12:32:51 UTC</text:p>
          </table:table-cell>
          <table:table-cell office:value-type="string" calcext:value-type="string">
            <text:p>https://www.youtube.com/watch?v=oIQ7zQiea9E</text:p>
          </table:table-cell>
          <table:table-cell office:value-type="string" calcext:value-type="string">
            <text:p>2018年7月22日にオープンする三笠高校生レストラン「MIKASA COOKING ESSOR」のCM（15秒テレビCM）です。</text:p>
            <text:p>三笠高校OBで俳優の小日向文世さんが出演しています。</text:p>
          </table:table-cell>
          <table:table-cell office:value-type="float" office:value="556" calcext:value-type="float">
            <text:p>556</text:p>
          </table:table-cell>
          <table:table-cell office:value-type="float" office:value="8" calcext:value-type="float">
            <text:p>8</text:p>
          </table:table-cell>
          <table:table-cell office:value-type="string" calcext:value-type="string">
            <text:p>UCpcnWIVJ0e5gPPVxokV39dg</text:p>
          </table:table-cell>
          <table:table-cell office:value-type="string" calcext:value-type="string">
            <text:p>三笠市役所</text:p>
          </table:table-cell>
          <table:table-cell office:value-type="string" calcext:value-type="string">
            <text:p>https://www.youtube.com/channel/UCpcnWIVJ0e5gPPVxokV39d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CQ8g1aTfI9w</text:p>
          </table:table-cell>
          <table:table-cell office:value-type="string" calcext:value-type="string">
            <text:p>ハウス流通CM（タナカハルナ）　ロングバージョン</text:p>
          </table:table-cell>
          <table:table-cell office:value-type="string" calcext:value-type="string">
            <text:p>2018-06-15 09:24:20 UTC</text:p>
          </table:table-cell>
          <table:table-cell office:value-type="string" calcext:value-type="string">
            <text:p>https://www.youtube.com/watch?v=CQ8g1aTfI9w</text:p>
          </table:table-cell>
          <table:table-cell office:value-type="string" calcext:value-type="string">
            <text:p>説明</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CPCu7SbKYrG08SWurewObpQ</text:p>
          </table:table-cell>
          <table:table-cell office:value-type="string" calcext:value-type="string">
            <text:p>ハウス流通株式会社</text:p>
          </table:table-cell>
          <table:table-cell office:value-type="string" calcext:value-type="string">
            <text:p>https://www.youtube.com/channel/UCPCu7SbKYrG08SWurewObp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iOpCRLdBb2w</text:p>
          </table:table-cell>
          <table:table-cell office:value-type="string" calcext:value-type="string">
            <text:p>岩田剛典さん出演！バイトルNEXT新CM「どしゃぶり」篇＋「車内」篇</text:p>
          </table:table-cell>
          <table:table-cell office:value-type="string" calcext:value-type="string">
            <text:p>2018-06-07 07:13:23 UTC</text:p>
          </table:table-cell>
          <table:table-cell office:value-type="string" calcext:value-type="string">
            <text:p>https://www.youtube.com/watch?v=iOpCRLdBb2w</text:p>
          </table:table-cell>
          <table:table-cell office:value-type="string" calcext:value-type="string">
            <text:p>＜正社員に、なる。＞</text:p>
            <text:p>EXILE、三代目 J Soul Brothers from EXILE TRIBEのメンバーとして大活躍中の岩田剛典さんがバイトルNEXTの新キャラクターに就任。</text:p>
            <text:p/>
            <text:p>大切な人に伝えるメッセージ。</text:p>
            <text:p>「正社員に、なる」</text:p>
            <text:p>映画の中のワンシーンを意識して作ったCMです。</text:p>
            <text:p>バイトルNEXTは、新しいステージを目指すあなたを応援します。</text:p>
            <text:p/>
            <text:p>【アルバイトから正社員を目指すならバイトルNEXT！】</text:p>
            <text:p>https://www.baitoru.com/shain/</text:p>
          </table:table-cell>
          <table:table-cell office:value-type="float" office:value="19224" calcext:value-type="float">
            <text:p>19224</text:p>
          </table:table-cell>
          <table:table-cell/>
          <table:table-cell office:value-type="string" calcext:value-type="string">
            <text:p>UCPDamdPpvBfQH_tGZWByHKA</text:p>
          </table:table-cell>
          <table:table-cell office:value-type="string" calcext:value-type="string">
            <text:p>バイトル公式チャンネル</text:p>
          </table:table-cell>
          <table:table-cell office:value-type="string" calcext:value-type="string">
            <text:p>https://www.youtube.com/channel/UCPDamdPpvBfQH_tGZWByHKA</text:p>
          </table:table-cell>
          <table:table-cell office:value-type="string" calcext:value-type="string">
            <text:p>ディップ株式会社が運営するバイトル公式チャンネルです。最新のTVCMはもちろん、これまで放送したTVCMなど、様々な動画をお届け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5Ld7U8x5_gM</text:p>
          </table:table-cell>
          <table:table-cell office:value-type="string" calcext:value-type="string">
            <text:p>M3 x CM - 37 Freestyle [Audio] | First Media TV</text:p>
          </table:table-cell>
          <table:table-cell office:value-type="string" calcext:value-type="string">
            <text:p>2018-06-04 19:00:00 UTC</text:p>
          </table:table-cell>
          <table:table-cell office:value-type="string" calcext:value-type="string">
            <text:p>https://www.youtube.com/watch?v=5Ld7U8x5_gM</text:p>
          </table:table-cell>
          <table:table-cell office:value-type="string" calcext:value-type="string">
            <text:p>M3 &amp; CM with '37 Freestyle'.</text:p>
            <text:p/>
            <text:p>If you want to hear more from - M3 - please follow this link:</text:p>
            <text:p>http://firstmediatv.co.uk/?s=m3</text:p>
            <text:p/>
            <text:p>If you want to hear more from - CM - please follow this link:</text:p>
            <text:p>http://firstmediatv.co.uk/?s=cm</text:p>
            <text:p/>
            <text:p>Keep Up with First Media TV on social media.</text:p>
            <text:p>● Website - www.firstmediatv.co.uk</text:p>
            <text:p>● Facebook - http://www.facebook.com/FirstMediaTV</text:p>
            <text:p>● Twitter - @FirstMedia_TV</text:p>
            <text:p>● Instagram - @FirstMediaTV</text:p>
            <text:p/>
            <text:p>- -- - -- - -- - -- - -- - -- - -- - -- - -- - -- - -- - -- - -- - -- - -- - </text:p>
            <text:p/>
            <text:p>If you have any enquires for anything please don't hesitate to contact us! We can discuss anything through our social media channels or the following contact details:</text:p>
            <text:p/>
            <text:p>● E-mail - admin@firstmediatv.co.uk</text:p>
          </table:table-cell>
          <table:table-cell office:value-type="float" office:value="931" calcext:value-type="float">
            <text:p>931</text:p>
          </table:table-cell>
          <table:table-cell office:value-type="float" office:value="39" calcext:value-type="float">
            <text:p>39</text:p>
          </table:table-cell>
          <table:table-cell office:value-type="string" calcext:value-type="string">
            <text:p>UCpJrbD0V6wNdS0RZ3clihoA</text:p>
          </table:table-cell>
          <table:table-cell office:value-type="string" calcext:value-type="string">
            <text:p>FirstMediaTV</text:p>
          </table:table-cell>
          <table:table-cell office:value-type="string" calcext:value-type="string">
            <text:p>https://www.youtube.com/channel/UCpJrbD0V6wNdS0RZ3cliho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8FASMdZEUMk</text:p>
          </table:table-cell>
          <table:table-cell office:value-type="string" calcext:value-type="string">
            <text:p>中国電力×STU48　夢キャンペーンCM「町を元気に編」</text:p>
          </table:table-cell>
          <table:table-cell office:value-type="string" calcext:value-type="string">
            <text:p>2018-06-29 02:00:27 UTC</text:p>
          </table:table-cell>
          <table:table-cell office:value-type="string" calcext:value-type="string">
            <text:p>https://www.youtube.com/watch?v=8FASMdZEUMk</text:p>
          </table:table-cell>
          <table:table-cell office:value-type="string" calcext:value-type="string">
            <text:p>中国電力「あなたの夢お手伝いします！キャンペーン」のテレビCMです。AKB姉妹グループで瀬戸内エリアを中心に活動する「STU48」が、中国5県の町が元気になる「夢」の募集を呼び掛けます。</text:p>
            <text:p/>
            <text:p>〔あなたの夢お手伝いします！キャンペーン」WEBサイト〕</text:p>
            <text:p>http://www.energia-support.com/ouen_project/yumecp_01.html</text:p>
          </table:table-cell>
          <table:table-cell office:value-type="float" office:value="614" calcext:value-type="float">
            <text:p>614</text:p>
          </table:table-cell>
          <table:table-cell/>
          <table:table-cell office:value-type="string" calcext:value-type="string">
            <text:p>UCpmAX0M1qKSglw9k_zyXSfw</text:p>
          </table:table-cell>
          <table:table-cell office:value-type="string" calcext:value-type="string">
            <text:p>中国電力株式会社</text:p>
          </table:table-cell>
          <table:table-cell office:value-type="string" calcext:value-type="string">
            <text:p>https://www.youtube.com/channel/UCpmAX0M1qKSglw9k_zyXSfw</text:p>
          </table:table-cell>
          <table:table-cell office:value-type="string" calcext:value-type="string">
            <text:p>中国電力株式会社の公式YouTubeチャンネルです。</text:p>
            <text:p/>
            <text:p>●中国電力ホームページ</text:p>
            <text:p>   http://www.energia.co.jp/</text:p>
            <text:p/>
            <text:p>●ぐっとずっと。ＷＥＢ</text:p>
            <text:p>   http://www.energia-support.com/</text:p>
            <text:p/>
            <text:p>■Facebookページ</text:p>
            <text:p>　https://www.facebook.com/energia.jp</text:p>
          </table:table-cell>
          <table:table-cell office:value-type="float" office:value="0" calcext:value-type="float">
            <text:p>0</text:p>
          </table:table-cell>
          <table:table-cell table:number-columns-repeated="1012"/>
        </table:table-row>
        <table:table-row table:style-name="ro2">
          <table:table-cell office:value-type="string" calcext:value-type="string">
            <text:p>bzcPnWrserE</text:p>
          </table:table-cell>
          <table:table-cell office:value-type="string" calcext:value-type="string">
            <text:p>【HD】乃木坂46 CM LINE Clova 実験室(×3)</text:p>
          </table:table-cell>
          <table:table-cell office:value-type="string" calcext:value-type="string">
            <text:p>2018-06-30 00:24:18 UTC</text:p>
          </table:table-cell>
          <table:table-cell office:value-type="string" calcext:value-type="string">
            <text:p>https://www.youtube.com/watch?v=bzcPnWrserE</text:p>
          </table:table-cell>
          <table:table-cell office:value-type="string" calcext:value-type="string">
            <text:p>LINE Clova 実験室　・・ 2018/06　15s×3</text:p>
            <text:p/>
            <text:p>・LINE Clova 実験室  糸電話 編</text:p>
            <text:p>・LINE Clova 実験室  大阪弁 編</text:p>
            <text:p>・LINE Clova 実験室  大なわとび 編</text:p>
            <text:p/>
            <text:p>CM出演：</text:p>
            <text:p>　秋元真夏/白石麻衣/西野七瀬/星野みなみ/松村沙友理/</text:p>
            <text:p>　大園桃子/久保史緒里/与田祐希</text:p>
            <text:p/>
            <text:p>－－－</text:p>
            <text:p>By tender448k (tender484k)　</text:p>
            <text:p>・Main -- https://www.youtube.com/user/tender448k</text:p>
            <text:p>・⊿46 -- https://www.youtube.com/c/tender484k</text:p>
          </table:table-cell>
          <table:table-cell office:value-type="float" office:value="1634" calcext:value-type="float">
            <text:p>1634</text:p>
          </table:table-cell>
          <table:table-cell office:value-type="float" office:value="22" calcext:value-type="float">
            <text:p>22</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2"/>
        </table:table-row>
        <table:table-row table:style-name="ro2">
          <table:table-cell office:value-type="string" calcext:value-type="string">
            <text:p>JTGu1sLgls4</text:p>
          </table:table-cell>
          <table:table-cell office:value-type="string" calcext:value-type="string">
            <text:p>【HD】欅坂46 CM LINE Pay「10円ピンポン」</text:p>
          </table:table-cell>
          <table:table-cell office:value-type="string" calcext:value-type="string">
            <text:p>2018-06-24 00:02:31 UTC</text:p>
          </table:table-cell>
          <table:table-cell office:value-type="string" calcext:value-type="string">
            <text:p>https://www.youtube.com/watch?v=JTGu1sLgls4</text:p>
          </table:table-cell>
          <table:table-cell office:value-type="string" calcext:value-type="string">
            <text:p>LINE Pay「10円ピンポン」・・・ 2018/06　 15s</text:p>
            <text:p/>
            <text:p>CM出演：</text:p>
            <text:p> 上村 莉菜/小林 由依/菅井 友香/鈴本 美愉/</text:p>
            <text:p> 長沢 菜々香/長濱 ねる/守屋 茜/渡辺 梨加</text:p>
            <text:p/>
            <text:p>CM映像：</text:p>
            <text:p>　（Enhanced CM Colors）</text:p>
            <text:p/>
            <text:p>－－－</text:p>
            <text:p>By tender448k (tender484k)　</text:p>
            <text:p>・Main -- https://www.youtube.com/user/tender448k</text:p>
            <text:p>・⊿46 -- https://www.youtube.com/c/tender484k</text:p>
          </table:table-cell>
          <table:table-cell office:value-type="float" office:value="1097" calcext:value-type="float">
            <text:p>1097</text:p>
          </table:table-cell>
          <table:table-cell office:value-type="float" office:value="9" calcext:value-type="float">
            <text:p>9</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2"/>
        </table:table-row>
        <table:table-row table:style-name="ro2">
          <table:table-cell office:value-type="string" calcext:value-type="string">
            <text:p>bt33pP2WqLY</text:p>
          </table:table-cell>
          <table:table-cell office:value-type="string" calcext:value-type="string">
            <text:p>【HD】けやき坂46 CM Debut Album 走り出す瞬間(×2)</text:p>
          </table:table-cell>
          <table:table-cell office:value-type="string" calcext:value-type="string">
            <text:p>2018-06-23 00:10:13 UTC</text:p>
          </table:table-cell>
          <table:table-cell office:value-type="string" calcext:value-type="string">
            <text:p>https://www.youtube.com/watch?v=bt33pP2WqLY</text:p>
          </table:table-cell>
          <table:table-cell office:value-type="string" calcext:value-type="string">
            <text:p>けやき坂46 　Debut(1st) Album 「走り出す瞬間」・・・30s、15s</text:p>
            <text:p>　　　　2018/06/20 発売</text:p>
            <text:p/>
            <text:p>- 「けやき坂46」名での単独デビュー(アルバムデビュー)。</text:p>
            <text:p/>
            <text:p>- リード曲は「期待していない自分」。</text:p>
            <text:p>  そのMV（ビル屋上のシーン）が、本CMにも使われています。</text:p>
            <text:p/>
            <text:p/>
            <text:p>けやき坂46(ひらがなけやき) 1期生</text:p>
            <text:p> 井口 眞緒(いぐち まお) / 潮 紗理菜(うしお さりな)) / </text:p>
            <text:p> 柿崎 芽実(かきざき めみ) / 影山 優佳(かげやま ゆうか) / </text:p>
            <text:p> 加藤 史帆(かとう しほ) / 齊藤 京子(さいとう きょうこ) / </text:p>
            <text:p> 佐々木 久美(ささき くみ) / 佐々木 美玲(ささき みれい) / </text:p>
            <text:p> 高瀬 愛奈(たかせ まな) / 高本 彩花(たかもと あやか) / </text:p>
            <text:p> 東村 芽依(ひがしむら めい) </text:p>
            <text:p/>
            <text:p>けやき坂46(ひらがなけやき) 2期生</text:p>
            <text:p> 金村 美玖(かねむら みく) / 河田 陽菜(かわた ひな) / </text:p>
            <text:p> 小坂 菜緒(こさか なお) / 富田 鈴花(とみた すずか) / </text:p>
            <text:p> 丹生 明里(にぶ あかり) / 濱岸 ひより(はまぎし ひより) / </text:p>
            <text:p> 松田 好花(まつだ このか) / 宮田 愛萌(みやた まなも) / </text:p>
            <text:p> 渡邉 美穂(わたなべ みほ) </text:p>
            <text:p/>
            <text:p/>
            <text:p>- CDおよびDVDの収録方法でTypeが分かれています。</text:p>
            <text:p>  以下、CD内容を記載。</text:p>
            <text:p/>
            <text:p>CD：初回仕様限定盤 Type-A</text:p>
            <text:p/>
            <text:p>＜＜Disk1-CD＞＞</text:p>
            <text:p>  1.ひらがなけやき</text:p>
            <text:p>  2.誰よりも高く跳べ！</text:p>
            <text:p>  3.僕たちは付き合っている</text:p>
            <text:p>  4.W-KEYAKIZAKAの詩</text:p>
            <text:p>  5.永遠の白線</text:p>
            <text:p>  6.沈黙した恋人よ</text:p>
            <text:p>  7.それでも歩いてる</text:p>
            <text:p>  8.NO WAR in the future</text:p>
            <text:p>  9.イマニミテイロ</text:p>
            <text:p> 10.半分の記憶</text:p>
            <text:p> 11.期待していない自分（新曲）</text:p>
            <text:p> 12.線香花火が消えるまで（新曲）</text:p>
            <text:p> 13.未熟な怒り（新曲）</text:p>
            <text:p> 14.わずかな光（新曲）</text:p>
            <text:p> 15.ノックをするな！（新曲）</text:p>
            <text:p> 16.ハロウィンのカボチャが割れた（新曲）</text:p>
            <text:p> 17.約束の卵（新曲）</text:p>
            <text:p/>
            <text:p/>
            <text:p>CD：　初回仕様限定盤 Type-B</text:p>
            <text:p/>
            <text:p>＜＜Disk1-CD＞＞</text:p>
            <text:p>（1-10は、Type-A Disk1-CDの 1-10と同じ）</text:p>
            <text:p>  </text:p>
            <text:p> 11.期待していない自分（新曲）</text:p>
            <text:p> 12.キレイになりたい（新曲）</text:p>
            <text:p> 13.夏色のミュール（新曲）</text:p>
            <text:p> 14.男友達だから（新曲）</text:p>
            <text:p> 15.最前列へ（新曲）</text:p>
            <text:p> 16.おいで夏の境界線（新曲）</text:p>
            <text:p> 17.車輪が軋むように君が泣く（新曲）</text:p>
            <text:p/>
            <text:p/>
            <text:p>CD：　通常盤</text:p>
            <text:p/>
            <text:p>＜＜Disk1-CD＞＞</text:p>
            <text:p>（1-10は、Type-A Disk1-CDの 1-10と同じ）</text:p>
            <text:p/>
            <text:p> 11.期待していない自分（新曲）</text:p>
            <text:p> 12.三輪車に乗りたい（新曲）</text:p>
            <text:p> 13.こんな整列を誰がさせるのか？（新曲）</text:p>
            <text:p> 14.居心地悪く大人になった（新曲）</text:p>
            <text:p> 15.割れないシャボン玉（新曲）</text:p>
            <text:p> 16.ひらがなで恋したい（新曲）</text:p>
            <text:p/>
            <text:p/>
            <text:p/>
            <text:p>CM曲：</text:p>
            <text:p>　♪期待していない自分</text:p>
            <text:p/>
            <text:p/>
            <text:p>ロケ地(ヘリポート)：「期待していない自分」</text:p>
            <text:p>　みなとみらいグランドセントラルタワー(横浜市)</text:p>
            <text:p/>
            <text:p/>
            <text:p>★2018.06.16: TBS　CDTV 出演</text:p>
            <text:p>★2018.06.18: テレビ東京　おはスタ 出演</text:p>
            <text:p>★2018.06.18-06.22: テレビ朝日　パリピTV 出演</text:p>
            <text:p>★2018.06.24: ひらがなけやき坂46SHOW！　出演</text:p>
            <text:p>★2018.07.08: 46SHOW！ 潜入シリーズ スペシャル（けやき坂46日本武道館3DAYS公演）NIPPON BUDOKAN 3DAYS　2018/01/30 - 02/01 --- コンサートの模様を紹介</text:p>
            <text:p/>
            <text:p>－－－</text:p>
            <text:p>By tender448k (tender484k)　</text:p>
            <text:p>・Main -- https://www.youtube.com/user/tender448k</text:p>
            <text:p>・⊿46 -- https://www.youtube.com/c/tender484k</text:p>
          </table:table-cell>
          <table:table-cell office:value-type="float" office:value="2715" calcext:value-type="float">
            <text:p>2715</text:p>
          </table:table-cell>
          <table:table-cell office:value-type="float" office:value="24" calcext:value-type="float">
            <text:p>24</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2"/>
        </table:table-row>
        <table:table-row table:style-name="ro2">
          <table:table-cell office:value-type="string" calcext:value-type="string">
            <text:p>0wbQ86ukE3I</text:p>
          </table:table-cell>
          <table:table-cell office:value-type="string" calcext:value-type="string">
            <text:p>【HD】乃木坂46 CM 明治エッセルスーパーカップ ブルーベリーチーズケーキ</text:p>
          </table:table-cell>
          <table:table-cell office:value-type="string" calcext:value-type="string">
            <text:p>2018-06-09 00:00:01 UTC</text:p>
          </table:table-cell>
          <table:table-cell office:value-type="string" calcext:value-type="string">
            <text:p>https://www.youtube.com/watch?v=0wbQ86ukE3I</text:p>
          </table:table-cell>
          <table:table-cell office:value-type="string" calcext:value-type="string">
            <text:p>乃木坂46 CM 明治エッセルスーパーカップ　・・ 15s　2018/04</text:p>
            <text:p>　　meiji</text:p>
            <text:p/>
            <text:p>「ブルーベリーチーズケーキ」編</text:p>
            <text:p>  CM出演：白石麻衣/西野七瀬/衛藤美彩/井上小百合/新内眞衣</text:p>
            <text:p/>
            <text:p/>
            <text:p>－－－</text:p>
            <text:p>By tender448k (tender484k)　</text:p>
            <text:p>・Main -- https://www.youtube.com/user/tender448k</text:p>
            <text:p>・⊿46 -- https://www.youtube.com/c/tender484k</text:p>
          </table:table-cell>
          <table:table-cell office:value-type="float" office:value="481" calcext:value-type="float">
            <text:p>481</text:p>
          </table:table-cell>
          <table:table-cell office:value-type="float" office:value="9" calcext:value-type="float">
            <text:p>9</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2"/>
        </table:table-row>
        <table:table-row table:style-name="ro2">
          <table:table-cell office:value-type="string" calcext:value-type="string">
            <text:p>uNu6f2g7sEw</text:p>
          </table:table-cell>
          <table:table-cell office:value-type="string" calcext:value-type="string">
            <text:p>【HD】乃木坂46 CM セブンイレブンアプリ(×2)</text:p>
          </table:table-cell>
          <table:table-cell office:value-type="string" calcext:value-type="string">
            <text:p>2018-06-02 00:00:05 UTC</text:p>
          </table:table-cell>
          <table:table-cell office:value-type="string" calcext:value-type="string">
            <text:p>https://www.youtube.com/watch?v=uNu6f2g7sEw</text:p>
          </table:table-cell>
          <table:table-cell office:value-type="string" calcext:value-type="string">
            <text:p>・乃木坂46 CM セブンイレブンアプリ・・・2018/06　15s × 2</text:p>
            <text:p>   セブン＆アイHLDGS.</text:p>
            <text:p/>
            <text:p>　 セブンイレブンアプリ　知ってる編　× 2</text:p>
            <text:p>　 </text:p>
            <text:p>　（注）２つのCMは、バッチとクーポンの種類</text:p>
            <text:p>　　に違いがありますが、それ以外は同じです</text:p>
            <text:p/>
            <text:p/>
            <text:p>CM出演：</text:p>
            <text:p>　白石麻衣/西野七瀬/</text:p>
            <text:p>　衛藤美彩/松村沙友理/桜井玲香/若月佑美/</text:p>
            <text:p>　高山一実/新内眞衣/樋口日奈</text:p>
            <text:p/>
            <text:p/>
            <text:p>  SEVEN-ELEVEn × NOGIZAKA46</text:p>
            <text:p>  #セブン乃木坂</text:p>
            <text:p/>
            <text:p>－－－</text:p>
            <text:p>By tender448k (tender484k)　</text:p>
            <text:p>・Main -- https://www.youtube.com/user/tender448k</text:p>
            <text:p>・⊿46 -- https://www.youtube.com/c/tender484k</text:p>
          </table:table-cell>
          <table:table-cell office:value-type="float" office:value="4802" calcext:value-type="float">
            <text:p>4802</text:p>
          </table:table-cell>
          <table:table-cell office:value-type="float" office:value="24" calcext:value-type="float">
            <text:p>24</text:p>
          </table:table-cell>
          <table:table-cell office:value-type="string" calcext:value-type="string">
            <text:p>UCPmQ2K9pKlot4uRvwEW-LFA</text:p>
          </table:table-cell>
          <table:table-cell office:value-type="string" calcext:value-type="string">
            <text:p>tender484k</text:p>
          </table:table-cell>
          <table:table-cell office:value-type="string" calcext:value-type="string">
            <text:p>https://www.youtube.com/channel/UCPmQ2K9pKlot4uRvwEW-LFA</text:p>
          </table:table-cell>
          <table:table-cell office:value-type="string" calcext:value-type="string">
            <text:p>⊿46グループのCMコレクション チャンネルです。[46's CM Features]</text:p>
            <text:p>メンバ出演CMやSingle曲を使ったCMなどをご紹介。</text:p>
            <text:p>☆【HD】1080pの「高精細」動画を公開してます。</text:p>
            <text:p>☆ オリジナルより「高彩色/高音質」にColor/Soundをエンハンスしていたりします。</text:p>
            <text:p>[ ⊿46 / By tender484k ]</text:p>
            <text:p/>
            <text:p>i.e.</text:p>
            <text:p>[⊿46:Team of the SLOPE , □48:Team of the STAGE]</text:p>
            <text:p> ⊿:This triangle is the symbol for upslope. It means growing-up.</text:p>
            <text:p> □:This square is the symbol for stage. It means theater.</text:p>
            <text:p>(なので、坂組と板組かと...)</text:p>
          </table:table-cell>
          <table:table-cell office:value-type="float" office:value="1" calcext:value-type="float">
            <text:p>1</text:p>
          </table:table-cell>
          <table:table-cell table:number-columns-repeated="1012"/>
        </table:table-row>
        <table:table-row table:style-name="ro2">
          <table:table-cell office:value-type="string" calcext:value-type="string">
            <text:p>24CVih6Uv_M</text:p>
          </table:table-cell>
          <table:table-cell office:value-type="string" calcext:value-type="string">
            <text:p>ultmkie 「channel trailer」 — uwu ♡✧*:･ﾟ</text:p>
          </table:table-cell>
          <table:table-cell office:value-type="string" calcext:value-type="string">
            <text:p>2018-06-29 08:23:28 UTC</text:p>
          </table:table-cell>
          <table:table-cell office:value-type="string" calcext:value-type="string">
            <text:p>https://www.youtube.com/watch?v=24CVih6Uv_M</text:p>
          </table:table-cell>
          <table:table-cell office:value-type="string" calcext:value-type="string">
            <text:p>fangirl up to 100%, while fakes subs &amp; imagines are your best friend </text:p>
            <text:p>                                          ♡</text:p>
            <text:p/>
            <text:p>(I DO NOT OWN ANY MUSIC OR CLIPS USED IN THIS VIDEO; ALL RIGHTS CLAIM TO REAL OWNER)</text:p>
            <text:p/>
            <text:p>♡✧*:･ﾟ</text:p>
            <text:p/>
            <text:p>ig: 67.1cm</text:p>
            <text:p>twttr: ilymktn</text:p>
          </table:table-cell>
          <table:table-cell office:value-type="float" office:value="268" calcext:value-type="float">
            <text:p>268</text:p>
          </table:table-cell>
          <table:table-cell office:value-type="float" office:value="39" calcext:value-type="float">
            <text:p>39</text:p>
          </table:table-cell>
          <table:table-cell office:value-type="string" calcext:value-type="string">
            <text:p>UCpRvK8bYuSvVvpP8NLpvvZg</text:p>
          </table:table-cell>
          <table:table-cell office:value-type="string" calcext:value-type="string">
            <text:p>ultmkie</text:p>
          </table:table-cell>
          <table:table-cell office:value-type="string" calcext:value-type="string">
            <text:p>https://www.youtube.com/channel/UCpRvK8bYuSvVvpP8NLpvvZg</text:p>
          </table:table-cell>
          <table:table-cell office:value-type="string" calcext:value-type="string">
            <text:p>♡✧*:･ﾟ</text:p>
            <text:p>- ayane / alyson ♡</text:p>
            <text:p>• loves mark tuan</text:p>
            <text:p>• uwus only</text:p>
            <text:p>• multifandom</text:p>
            <text:p>• does imagines </text:p>
            <text:p>♡✧*:･ﾟ</text:p>
            <text:p>                                               𓆝𓆟𓆜𓆞𓆡</text:p>
          </table:table-cell>
          <table:table-cell office:value-type="float" office:value="1" calcext:value-type="float">
            <text:p>1</text:p>
          </table:table-cell>
          <table:table-cell table:number-columns-repeated="1012"/>
        </table:table-row>
        <table:table-row table:style-name="ro2">
          <table:table-cell office:value-type="string" calcext:value-type="string">
            <text:p>adStdFxlqpU</text:p>
          </table:table-cell>
          <table:table-cell office:value-type="string" calcext:value-type="string">
            <text:p>CM Punk’s 1st Post-Trial Comments Following Court Victory</text:p>
          </table:table-cell>
          <table:table-cell office:value-type="string" calcext:value-type="string">
            <text:p>2018-06-06 00:20:43 UTC</text:p>
          </table:table-cell>
          <table:table-cell office:value-type="string" calcext:value-type="string">
            <text:p>https://www.youtube.com/watch?v=adStdFxlqpU</text:p>
          </table:table-cell>
          <table:table-cell office:value-type="string" calcext:value-type="string">
            <text:p>Moments after his court case victory with Colt Cabana over Dr Chris Amann, CM Punk spoke with Wrestlezone Executive Editor Nick Hausman.</text:p>
            <text:p/>
            <text:p>Read more at http://www.mandatory.com/wrestlezone/news/961635-exclusive-cm-punks-1st-post-trial-comments-following-court-victory-over-dr-chris-amann-video#q3X0DvFQB406kUS9.99</text:p>
          </table:table-cell>
          <table:table-cell office:value-type="float" office:value="1868" calcext:value-type="float">
            <text:p>1868</text:p>
          </table:table-cell>
          <table:table-cell office:value-type="float" office:value="55" calcext:value-type="float">
            <text:p>55</text:p>
          </table:table-cell>
          <table:table-cell office:value-type="string" calcext:value-type="string">
            <text:p>UCPUacV1K577Ez88MjGsGh-A</text:p>
          </table:table-cell>
          <table:table-cell office:value-type="string" calcext:value-type="string">
            <text:p>WrestleZone</text:p>
          </table:table-cell>
          <table:table-cell office:value-type="string" calcext:value-type="string">
            <text:p>https://www.youtube.com/channel/UCPUacV1K577Ez88MjGsGh-A</text:p>
          </table:table-cell>
          <table:table-cell office:value-type="string" calcext:value-type="string">
            <text:p>WrestleZone is the largest wrestling news site online with daily news, interviews, editorials, videos, pay per view coverage, and more.</text:p>
          </table:table-cell>
          <table:table-cell office:value-type="float" office:value="1" calcext:value-type="float">
            <text:p>1</text:p>
          </table:table-cell>
          <table:table-cell table:number-columns-repeated="1012"/>
        </table:table-row>
        <table:table-row table:style-name="ro2">
          <table:table-cell office:value-type="string" calcext:value-type="string">
            <text:p>UeSAP6MpSOk</text:p>
          </table:table-cell>
          <table:table-cell office:value-type="string" calcext:value-type="string">
            <text:p>「WINNER」＆「iKON」のヒット曲、マンガアプリ「ピッコマ」のCMソングに (6/1)</text:p>
          </table:table-cell>
          <table:table-cell office:value-type="string" calcext:value-type="string">
            <text:p>2018-06-01 12:04:28 UTC</text:p>
          </table:table-cell>
          <table:table-cell office:value-type="string" calcext:value-type="string">
            <text:p>https://www.youtube.com/watch?v=UeSAP6MpSOk</text:p>
          </table:table-cell>
          <table:table-cell office:value-type="string" calcext:value-type="string">
            <text:p>「WINNER」＆「iKON」のヒット曲、マンガアプリ「ピッコマ」のCMソングに</text:p>
            <text:p/>
            <text:p>記事のURLはこちら→　http://www.wowkorea.jp/news/enter/2018/0601/10213960.html</text:p>
            <text:p/>
            <text:p>韓国ボーイズグループ「WINNER」と「iKON」のヒット曲が、日本の無料マンガアプリ「ピッコマ」のCMソングに選ばれた。</text:p>
            <text:p/>
            <text:p>　1日からピッコマでサービス中の人気マンガ「春待つ僕ら」編と「ホリミヤ」編に、「WINNER」の新曲「LA LA」、また「夢見る太陽」編には「iKON」の「LOVE SCENARIO」が使用される。</text:p>
            <text:p/>
            <text:p>　4年ぶりに発売された「WINNER」のフルアルバム「EVERYD4Y」は、日本のiTunesアルバムチャートとK-POPチャートで1位を獲得し、日本での人気を立証した。</text:p>
            <text:p/>
            <text:p>　特にCMソングに選ばれた収録曲の「LA LA」は、8日から日本語バージョンの音源が公開される。</text:p>
            <text:p/>
            <text:p>　また2016年に「第58回日本レコード大賞」で最優秀新人賞を受賞した「iKON」の2ndアルバム「RETURN」のタイトル曲「LOVE SCENARIO」も日本のiTunesアルバムチャートで1位を獲得し、熱い人気を誇っている。</text:p>
            <text:p/>
            <text:p>　「LOVE SCENARIO」の日本語バージョンは、1日に音源が発売されたが、公開直後にiTunesのK-POPソングランキングで1位、LINEミュージックのリアルタイムトップソングランキングでも1位、歌詞検索サイトUta-Netのリアルタイムランキングも1位を記録した。</text:p>
            <text:p/>
            <text:p>　さらに「WINNER」は、7月28日の「a-nation 2018」に出演。「iKON」は8月24日から全国ツアー「iKON JAPAN TOUR 2018」を開催し、日本で積極的に活動していく。</text:p>
          </table:table-cell>
          <table:table-cell office:value-type="float" office:value="1190" calcext:value-type="float">
            <text:p>1190</text:p>
          </table:table-cell>
          <table:table-cell office:value-type="float" office:value="3" calcext:value-type="float">
            <text:p>3</text:p>
          </table:table-cell>
          <table:table-cell office:value-type="string" calcext:value-type="string">
            <text:p>UCPVKL5fVcD2qC1OC-K2puXw</text:p>
          </table:table-cell>
          <table:table-cell office:value-type="string" calcext:value-type="string">
            <text:p>WowKorea Echo</text:p>
          </table:table-cell>
          <table:table-cell office:value-type="string" calcext:value-type="string">
            <text:p>https://www.youtube.com/channel/UCPVKL5fVcD2qC1OC-K2puXw</text:p>
          </table:table-cell>
          <table:table-cell office:value-type="string" calcext:value-type="string">
            <text:p>韓流最大規模のWoW!Korea(ワウコリア)の記事が音声で楽しめます。</text:p>
            <text:p>韓流ドラマ、K-POPの情報をいち早くお届け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vp37Eib6F4c</text:p>
          </table:table-cell>
          <table:table-cell office:value-type="string" calcext:value-type="string">
            <text:p>重神機パンドーラ Blu-ray BOX　告知CM</text:p>
          </table:table-cell>
          <table:table-cell office:value-type="string" calcext:value-type="string">
            <text:p>2018-06-27 03:00:01 UTC</text:p>
          </table:table-cell>
          <table:table-cell office:value-type="string" calcext:value-type="string">
            <text:p>https://www.youtube.com/watch?v=vp37Eib6F4c</text:p>
          </table:table-cell>
          <table:table-cell office:value-type="string" calcext:value-type="string">
            <text:p>「マクロス」「アクエリオン」シリーズを手掛けた河森正治総監督がおくる、完全新作オリジナルＳＦロボットヒューマンドラマ</text:p>
            <text:p>「重神機パンドーラ」のBlu-ray BOXが発売決定！</text:p>
            <text:p/>
            <text:p>「重神機パンドーラ」Blu-ray BOX 壱　2018年9月26日発売　9話収録　20,000円（税抜）</text:p>
            <text:p>「重神機パンドーラ」Blu-ray BOX 弐　2018年11月22日発売　8話収録　20,000円（税抜）</text:p>
            <text:p>「重神機パンドーラ」Blu-ray BOX 参　2019年1月29日発売　9話収録　20,000円（税抜）</text:p>
            <text:p/>
            <text:p>【放送情報】</text:p>
            <text:p>毎週水曜23時30分～ TOKYO MX</text:p>
            <text:p>毎週金曜21時30分～ WOWOW</text:p>
            <text:p>毎週金曜23時30分～  BS11</text:p>
            <text:p>毎週土曜27時38分～  MBS</text:p>
            <text:p> にて好評放送中！</text:p>
            <text:p/>
            <text:p>【配信情報】</text:p>
            <text:p>Netflixにて日本先行独占配信中！</text:p>
            <text:p>全世界展開決定！</text:p>
            <text:p/>
            <text:p>公式サイト：http://www.project-pandora.jp/</text:p>
            <text:p>公式 twitter：@unit_pandora</text:p>
            <text:p/>
            <text:p>(C)2017 Shoji Kawamori, Satelight / Xiamen Skyloong Media</text:p>
          </table:table-cell>
          <table:table-cell office:value-type="float" office:value="2642" calcext:value-type="float">
            <text:p>2642</text:p>
          </table:table-cell>
          <table:table-cell office:value-type="float" office:value="42" calcext:value-type="float">
            <text:p>42</text:p>
          </table:table-cell>
          <table:table-cell office:value-type="string" calcext:value-type="string">
            <text:p>UCQ5URCSs1f5Cz9rh-cDGxNQ</text:p>
          </table:table-cell>
          <table:table-cell office:value-type="string" calcext:value-type="string">
            <text:p>BANDAI NAMCO Arts Channel</text:p>
          </table:table-cell>
          <table:table-cell office:value-type="string" calcext:value-type="string">
            <text:p>https://www.youtube.com/channel/UCQ5URCSs1f5Cz9rh-cDGxNQ</text:p>
          </table:table-cell>
          <table:table-cell office:value-type="string" calcext:value-type="string">
            <text:p>株式会社バンダイナムコアーツが販売するエモーション＆バンダイビジュアルレーベルのBlu-ray Disc、DVDをはじめ、TVオンエア・劇場上映、イベントに関連する映像をお届けします。</text:p>
            <text:p/>
            <text:p>バンダイナムコアーツ　公式サイトはこちら。</text:p>
            <text:p>https://www.bandainamcoarts.co.jp/</text:p>
            <text:p/>
            <text:p>エモーション＆バンダイビジュアルレーベル　公式サイトはこちら。</text:p>
            <text:p>https://www.bandaivisual.co.jp/top/</text:p>
            <text:p/>
            <text:p>ランティスレーベル 公式YouTubeチャンネルはこちら。</text:p>
            <text:p> Lantis Channel　https://www.youtube.com/user/lantis/featured</text:p>
            <text:p/>
            <text:p>株式会社バンダイナムコアーツ公式ショップ「BANDAI VISUAL　CLUB」はこちら。</text:p>
            <text:p>https://bvc.bandaivisual.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I6nGsmlPnrk</text:p>
          </table:table-cell>
          <table:table-cell office:value-type="string" calcext:value-type="string">
            <text:p>メガロボクス Blu-ray BOX CM あおい輝彦ナレーションver.</text:p>
          </table:table-cell>
          <table:table-cell office:value-type="string" calcext:value-type="string">
            <text:p>2018-06-14 08:00:06 UTC</text:p>
          </table:table-cell>
          <table:table-cell office:value-type="string" calcext:value-type="string">
            <text:p>https://www.youtube.com/watch?v=I6nGsmlPnrk</text:p>
          </table:table-cell>
          <table:table-cell office:value-type="string" calcext:value-type="string">
            <text:p>メガロボクス Blu-ray BOX 1</text:p>
            <text:p>2018年7月27日 発売</text:p>
            <text:p>TVシリーズ本編の前日譚を描いた新作ショートアニメなど、熱い特典も収録</text:p>
            <text:p/>
            <text:p>『あしたのジョー』矢吹丈 役・あおい輝彦がナレーションにて参戦！</text:p>
            <text:p>「立て！立つんだ！ジョー！ 」</text:p>
            <text:p>ダウンする矢吹丈へ向けた、丹下段平のあまりにも有名な台詞を</text:p>
            <text:p>矢吹丈から『メガロボクス』のジョーに向けて繋ぎます</text:p>
            <text:p/>
            <text:p/>
            <text:p>不朽の青春漫画『あしたのジョー』連載開始50周年を記念した</text:p>
            <text:p>挑戦的なオリジナルアニメーション『メガロボクス』</text:p>
            <text:p>毎週木曜深夜25：28～TBSほかにて放送中</text:p>
            <text:p>Amazon Prime、Netflix等にて配信中</text:p>
            <text:p>http://megalobox.com/onair</text:p>
            <text:p/>
            <text:p>＜公式サイト＞ </text:p>
            <text:p>メガロボクス公式サイト：http://megalobox.com</text:p>
            <text:p>あしたのジョー50周年公式サイト：http://joe-50th.com</text:p>
            <text:p/>
            <text:p>＜公式Twitter＞</text:p>
            <text:p>https://twitter.com/joe50_megalobox</text:p>
            <text:p/>
            <text:p>©高森朝雄・ちばてつや／講談社／メガロボクスプロジェクト</text:p>
          </table:table-cell>
          <table:table-cell office:value-type="float" office:value="9219" calcext:value-type="float">
            <text:p>9219</text:p>
          </table:table-cell>
          <table:table-cell office:value-type="float" office:value="137" calcext:value-type="float">
            <text:p>137</text:p>
          </table:table-cell>
          <table:table-cell office:value-type="string" calcext:value-type="string">
            <text:p>UCQ5URCSs1f5Cz9rh-cDGxNQ</text:p>
          </table:table-cell>
          <table:table-cell office:value-type="string" calcext:value-type="string">
            <text:p>BANDAI NAMCO Arts Channel</text:p>
          </table:table-cell>
          <table:table-cell office:value-type="string" calcext:value-type="string">
            <text:p>https://www.youtube.com/channel/UCQ5URCSs1f5Cz9rh-cDGxNQ</text:p>
          </table:table-cell>
          <table:table-cell office:value-type="string" calcext:value-type="string">
            <text:p>株式会社バンダイナムコアーツが販売するエモーション＆バンダイビジュアルレーベルのBlu-ray Disc、DVDをはじめ、TVオンエア・劇場上映、イベントに関連する映像をお届けします。</text:p>
            <text:p/>
            <text:p>バンダイナムコアーツ　公式サイトはこちら。</text:p>
            <text:p>https://www.bandainamcoarts.co.jp/</text:p>
            <text:p/>
            <text:p>エモーション＆バンダイビジュアルレーベル　公式サイトはこちら。</text:p>
            <text:p>https://www.bandaivisual.co.jp/top/</text:p>
            <text:p/>
            <text:p>ランティスレーベル 公式YouTubeチャンネルはこちら。</text:p>
            <text:p> Lantis Channel　https://www.youtube.com/user/lantis/featured</text:p>
            <text:p/>
            <text:p>株式会社バンダイナムコアーツ公式ショップ「BANDAI VISUAL　CLUB」はこちら。</text:p>
            <text:p>https://bvc.bandaivisual.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m_e6ukQDcU</text:p>
          </table:table-cell>
          <table:table-cell office:value-type="string" calcext:value-type="string">
            <text:p>Iconic CM Punk WWE Title Record Broken By Brock Lesnar</text:p>
          </table:table-cell>
          <table:table-cell office:value-type="string" calcext:value-type="string">
            <text:p>2018-06-11 14:32:11 UTC</text:p>
          </table:table-cell>
          <table:table-cell office:value-type="string" calcext:value-type="string">
            <text:p>https://www.youtube.com/watch?v=-m_e6ukQDcU</text:p>
          </table:table-cell>
          <table:table-cell office:value-type="string" calcext:value-type="string">
            <text:p>'The Beast' conquers yet another streak as he overtakes CM Punk's title reign.</text:p>
            <text:p/>
            <text:p>For more awesome content, check out: http://whatculture.com/wwe </text:p>
            <text:p>Catch us on Facebook at: https://www.facebook.com/whatculturewwe </text:p>
            <text:p>Follow us on Twitter at: https://www.twitter.com/whatculturewwe </text:p>
            <text:p>Subscribe to us on Twitch at http://www.twitch.tv/whatculture </text:p>
            <text:p>and Instagram at: Instagram: https://www.instagram.com/whatculturewrestling</text:p>
          </table:table-cell>
          <table:table-cell office:value-type="float" office:value="60190" calcext:value-type="float">
            <text:p>60190</text:p>
          </table:table-cell>
          <table:table-cell office:value-type="float" office:value="1219" calcext:value-type="float">
            <text:p>1219</text:p>
          </table:table-cell>
          <table:table-cell office:value-type="string" calcext:value-type="string">
            <text:p>UCq8jp0E99ELBvmBxjJ-JLgA</text:p>
          </table:table-cell>
          <table:table-cell office:value-type="string" calcext:value-type="string">
            <text:p>WhatCulture Wrestling</text:p>
          </table:table-cell>
          <table:table-cell office:value-type="string" calcext:value-type="string">
            <text:p>https://www.youtube.com/channel/UCq8jp0E99ELBvmBxjJ-JLgA</text:p>
          </table:table-cell>
          <table:table-cell office:value-type="string" calcext:value-type="string">
            <text:p>Wrestling on WhatCulture.com : Bringing you all the best insider perspectives, breaking news and entertaining features on the world of Pro Wrestling!</text:p>
          </table:table-cell>
          <table:table-cell office:value-type="float" office:value="1" calcext:value-type="float">
            <text:p>1</text:p>
          </table:table-cell>
          <table:table-cell table:number-columns-repeated="1012"/>
        </table:table-row>
        <table:table-row table:style-name="ro2">
          <table:table-cell office:value-type="string" calcext:value-type="string">
            <text:p>uSaZLL8SiOw</text:p>
          </table:table-cell>
          <table:table-cell office:value-type="string" calcext:value-type="string">
            <text:p>CM Punk NOT GUILTY!</text:p>
          </table:table-cell>
          <table:table-cell office:value-type="string" calcext:value-type="string">
            <text:p>2018-06-06 10:09:14 UTC</text:p>
          </table:table-cell>
          <table:table-cell office:value-type="string" calcext:value-type="string">
            <text:p>https://www.youtube.com/watch?v=uSaZLL8SiOw</text:p>
          </table:table-cell>
          <table:table-cell office:value-type="string" calcext:value-type="string">
            <text:p>CM Punk and Colt Cabana have been found not guilty in their trial against WWE's Dr. Amann.</text:p>
            <text:p/>
            <text:p>For more awesome content, check out: http://whatculture.com/wwe </text:p>
            <text:p>Catch us on Facebook at: https://www.facebook.com/whatculturewwe </text:p>
            <text:p>Follow us on Twitter at: https://www.twitter.com/whatculturewwe </text:p>
            <text:p>Subscribe to us on Twitch at http://www.twitch.tv/whatculture </text:p>
            <text:p>and Instagram at: Instagram: https://www.instagram.com/whatculturewrestling</text:p>
          </table:table-cell>
          <table:table-cell office:value-type="float" office:value="102248" calcext:value-type="float">
            <text:p>102248</text:p>
          </table:table-cell>
          <table:table-cell office:value-type="float" office:value="2532" calcext:value-type="float">
            <text:p>2532</text:p>
          </table:table-cell>
          <table:table-cell office:value-type="string" calcext:value-type="string">
            <text:p>UCq8jp0E99ELBvmBxjJ-JLgA</text:p>
          </table:table-cell>
          <table:table-cell office:value-type="string" calcext:value-type="string">
            <text:p>WhatCulture Wrestling</text:p>
          </table:table-cell>
          <table:table-cell office:value-type="string" calcext:value-type="string">
            <text:p>https://www.youtube.com/channel/UCq8jp0E99ELBvmBxjJ-JLgA</text:p>
          </table:table-cell>
          <table:table-cell office:value-type="string" calcext:value-type="string">
            <text:p>Wrestling on WhatCulture.com : Bringing you all the best insider perspectives, breaking news and entertaining features on the world of Pro Wrestling!</text:p>
          </table:table-cell>
          <table:table-cell office:value-type="float" office:value="1" calcext:value-type="float">
            <text:p>1</text:p>
          </table:table-cell>
          <table:table-cell table:number-columns-repeated="1012"/>
        </table:table-row>
        <table:table-row table:style-name="ro2">
          <table:table-cell office:value-type="string" calcext:value-type="string">
            <text:p>fjX7SyoPaOQ</text:p>
          </table:table-cell>
          <table:table-cell office:value-type="string" calcext:value-type="string">
            <text:p>CM Punk Vs WWE Doctor Trial LATEST?</text:p>
          </table:table-cell>
          <table:table-cell office:value-type="string" calcext:value-type="string">
            <text:p>2018-06-01 11:02:50 UTC</text:p>
          </table:table-cell>
          <table:table-cell office:value-type="string" calcext:value-type="string">
            <text:p>https://www.youtube.com/watch?v=fjX7SyoPaOQ</text:p>
          </table:table-cell>
          <table:table-cell office:value-type="string" calcext:value-type="string">
            <text:p>All the latest news on the trial between CM Punk and WWE's Dr Amann.</text:p>
            <text:p/>
            <text:p>For more awesome content, check out: http://whatculture.com/wwe </text:p>
            <text:p>Catch us on Facebook at: https://www.facebook.com/whatculturewwe </text:p>
            <text:p>Follow us on Twitter at: https://www.twitter.com/whatculturewwe </text:p>
            <text:p>Subscribe to us on Twitch at http://www.twitch.tv/whatculture </text:p>
            <text:p>and Instagram at: Instagram: https://www.instagram.com/whatculturewrestling</text:p>
          </table:table-cell>
          <table:table-cell office:value-type="float" office:value="62179" calcext:value-type="float">
            <text:p>62179</text:p>
          </table:table-cell>
          <table:table-cell office:value-type="float" office:value="1187" calcext:value-type="float">
            <text:p>1187</text:p>
          </table:table-cell>
          <table:table-cell office:value-type="string" calcext:value-type="string">
            <text:p>UCq8jp0E99ELBvmBxjJ-JLgA</text:p>
          </table:table-cell>
          <table:table-cell office:value-type="string" calcext:value-type="string">
            <text:p>WhatCulture Wrestling</text:p>
          </table:table-cell>
          <table:table-cell office:value-type="string" calcext:value-type="string">
            <text:p>https://www.youtube.com/channel/UCq8jp0E99ELBvmBxjJ-JLgA</text:p>
          </table:table-cell>
          <table:table-cell office:value-type="string" calcext:value-type="string">
            <text:p>Wrestling on WhatCulture.com : Bringing you all the best insider perspectives, breaking news and entertaining features on the world of Pro Wrestling!</text:p>
          </table:table-cell>
          <table:table-cell office:value-type="float" office:value="1" calcext:value-type="float">
            <text:p>1</text:p>
          </table:table-cell>
          <table:table-cell table:number-columns-repeated="1012"/>
        </table:table-row>
        <table:table-row table:style-name="ro2">
          <table:table-cell office:value-type="string" calcext:value-type="string">
            <text:p>GrhtzMX3vf0</text:p>
          </table:table-cell>
          <table:table-cell office:value-type="string" calcext:value-type="string">
            <text:p>岸ユキ・ラーマソフト・日本リーバ　─ＣＭ─</text:p>
          </table:table-cell>
          <table:table-cell office:value-type="string" calcext:value-type="string">
            <text:p>2018-06-17 00:24:50 UTC</text:p>
          </table:table-cell>
          <table:table-cell office:value-type="string" calcext:value-type="string">
            <text:p>https://www.youtube.com/watch?v=GrhtzMX3vf0</text:p>
          </table:table-cell>
          <table:table-cell office:value-type="string" calcext:value-type="string">
            <text:p>・企業、タレントに対する評価ではなくＣＭとしての評価をお願いします。私はCMをあくまでも映像作品としてアップしております。</text:p>
            <text:p>・一部のCMはノイズ（映像・音の乱れ）があったり完全録画ではありません。</text:p>
            <text:p>・予告なく削除することがあります。</text:p>
            <text:p>・敬称は略しています。</text:p>
          </table:table-cell>
          <table:table-cell office:value-type="float" office:value="83" calcext:value-type="float">
            <text:p>83</text:p>
          </table:table-cell>
          <table:table-cell office:value-type="float" office:value="0" calcext:value-type="float">
            <text:p>0</text:p>
          </table:table-cell>
          <table:table-cell office:value-type="string" calcext:value-type="string">
            <text:p>UCqb2ZlK_tFBlI63IERRulmA</text:p>
          </table:table-cell>
          <table:table-cell office:value-type="string" calcext:value-type="string">
            <text:p>tu7g3fhf8</text:p>
          </table:table-cell>
          <table:table-cell office:value-type="string" calcext:value-type="string">
            <text:p>https://www.youtube.com/channel/UCqb2ZlK_tFBlI63IERRulmA</text:p>
          </table:table-cell>
          <table:table-cell office:value-type="string" calcext:value-type="string">
            <text:p>ひと昔のＣＭ・ゲームのプレイ動画・岡山のストリート動画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ygyrG7aocFk</text:p>
          </table:table-cell>
          <table:table-cell office:value-type="string" calcext:value-type="string">
            <text:p>PS4/NSW「僕のヒーローアカデミア One's Justice」キャラクター切り替わりCM死柄木弔編公開！</text:p>
          </table:table-cell>
          <table:table-cell office:value-type="string" calcext:value-type="string">
            <text:p>2018-06-25 01:00:04 UTC</text:p>
          </table:table-cell>
          <table:table-cell office:value-type="string" calcext:value-type="string">
            <text:p>https://www.youtube.com/watch?v=ygyrG7aocFk</text:p>
          </table:table-cell>
          <table:table-cell office:value-type="string" calcext:value-type="string">
            <text:p>【公式HPはこちら】</text:p>
            <text:p>http://mhaoj.bn-ent.net/?utm_source=youtube&amp;utm_medium=direct&amp;utm_campaign=direct</text:p>
            <text:p>【チャンネル登録はこちら】</text:p>
            <text:p>http://bnent.jp/youtube/</text:p>
            <text:p/>
            <text:p>PS4(R)/Nintendo Switch(TM)『僕のヒーローアカデミア One's Justice』キャラクター切り替わりCM死柄木弔編公開！</text:p>
            <text:p/>
            <text:p>全ては《壊す》為に。死柄木弔の正義が、ヒーロー社会を破壊する！</text:p>
            <text:p/>
            <text:p>「僕のヒーローアカデミアOne’s Justice」では、2週間交代でそれぞれのキャラクターの正義をモチーフにした連続CMを放送中！</text:p>
            <text:p/>
            <text:p>＜＜　闘え、それぞれの正義の為に――　＞＞</text:p>
            <text:p>原作は週刊少年ジャンプで絶賛連載中、2018年4月7日から第3期TVアニメが放送中の『僕のヒーローアカデミア』の本格アクションゲームが、PlayStation(R)4とNintendo Switch(TM)で発売決定！</text:p>
            <text:p/>
            <text:p>本作は、数々の対戦アクションゲームを手掛けてきた株式会社バイキングが開発を担当、高画質かつ本格的な対戦アクションゲーム。“個性”を駆使した超人パワーでのリアルなステージ破壊やステージに配置されたビルや壁を活かした様々なバトルをPlayStation(R)4とNintendo Switch(TM)で体感しよう。</text:p>
            <text:p/>
            <text:p>「僕のヒーローアカデミア One’s Justice」で、Plus Ultra―さらに向こうへ―！</text:p>
            <text:p/>
            <text:p>詳しい情報はゲーム公式サイトへ！</text:p>
            <text:p>⇒http://mhaoj.bn-ent.net/</text:p>
            <text:p/>
            <text:p>発売日：2018年</text:p>
            <text:p>プラットフォーム：PlayStation(R)4　Nintendo Switch(TM)</text:p>
            <text:p>ジャンル：対戦アクション</text:p>
            <text:p>希望小売価格：未定</text:p>
            <text:p>CERO：審査予定</text:p>
          </table:table-cell>
          <table:table-cell office:value-type="float" office:value="23300" calcext:value-type="float">
            <text:p>23300</text:p>
          </table:table-cell>
          <table:table-cell/>
          <table:table-cell office:value-type="string" calcext:value-type="string">
            <text:p>UCqly9F4Fr_jf2Y1Cy5hacRg</text:p>
          </table:table-cell>
          <table:table-cell office:value-type="string" calcext:value-type="string">
            <text:p>876TV</text:p>
          </table:table-cell>
          <table:table-cell office:value-type="string" calcext:value-type="string">
            <text:p>https://www.youtube.com/channel/UCqly9F4Fr_jf2Y1Cy5hacRg</text:p>
          </table:table-cell>
          <table:table-cell office:value-type="string" calcext:value-type="string">
            <text:p>バンダイナムコエンターテインメント　公式YouTubeチャンネル“876TV”</text:p>
            <text:p/>
            <text:p>オリジナルコンテンツ動画をはじめ、PV、CMなど全包囲網エンターテインメント動画を日々アップ中っ！！</text:p>
            <text:p>最新動画を見逃さないように、ぜひチャンネル登録を！！</text:p>
            <text:p/>
            <text:p>This is the official site in YouTube of the BANDAI NAMCO Entertainment Inc.</text:p>
          </table:table-cell>
          <table:table-cell office:value-type="float" office:value="0" calcext:value-type="float">
            <text:p>0</text:p>
          </table:table-cell>
          <table:table-cell table:number-columns-repeated="1012"/>
        </table:table-row>
        <table:table-row table:style-name="ro2">
          <table:table-cell office:value-type="string" calcext:value-type="string">
            <text:p>TG4T3kjoOtE</text:p>
          </table:table-cell>
          <table:table-cell office:value-type="string" calcext:value-type="string">
            <text:p>【公式】GOD EATER RESONANT OPS　CM</text:p>
          </table:table-cell>
          <table:table-cell office:value-type="string" calcext:value-type="string">
            <text:p>2018-06-01 02:00:00 UTC</text:p>
          </table:table-cell>
          <table:table-cell office:value-type="string" calcext:value-type="string">
            <text:p>https://www.youtube.com/watch?v=TG4T3kjoOtE</text:p>
          </table:table-cell>
          <table:table-cell office:value-type="string" calcext:value-type="string">
            <text:p>アプリDLはこちらから</text:p>
            <text:p>→http://bnent.jp/reotw/</text:p>
            <text:p/>
            <text:p>「GOD EATER RESONANT OPS」とは？</text:p>
            <text:p/>
            <text:p>「GOD EATER RESONANT OPS」は、シリーズ累計出荷本数400万本を超える家庭用ゲーム「GOD EATER」シリーズ初のスマホRPGです。</text:p>
            <text:p>コマンド選択式のターン制バトルを採用し、どなたでも気軽に「GOD EATER」の新しい世界を楽しむことができます。</text:p>
            <text:p/>
            <text:p>【公式Twitterはこちら】</text:p>
            <text:p>https://twitter.com/geresonantops</text:p>
            <text:p/>
            <text:p>【公式HPはこちら】</text:p>
            <text:p>https://ge-reo.godeater.jp/</text:p>
            <text:p/>
            <text:p>【チャンネル登録はこちら】</text:p>
            <text:p>http://bnent.jp/youtube/</text:p>
          </table:table-cell>
          <table:table-cell office:value-type="float" office:value="100874" calcext:value-type="float">
            <text:p>100874</text:p>
          </table:table-cell>
          <table:table-cell/>
          <table:table-cell office:value-type="string" calcext:value-type="string">
            <text:p>UCqly9F4Fr_jf2Y1Cy5hacRg</text:p>
          </table:table-cell>
          <table:table-cell office:value-type="string" calcext:value-type="string">
            <text:p>876TV</text:p>
          </table:table-cell>
          <table:table-cell office:value-type="string" calcext:value-type="string">
            <text:p>https://www.youtube.com/channel/UCqly9F4Fr_jf2Y1Cy5hacRg</text:p>
          </table:table-cell>
          <table:table-cell office:value-type="string" calcext:value-type="string">
            <text:p>バンダイナムコエンターテインメント　公式YouTubeチャンネル“876TV”</text:p>
            <text:p/>
            <text:p>オリジナルコンテンツ動画をはじめ、PV、CMなど全包囲網エンターテインメント動画を日々アップ中っ！！</text:p>
            <text:p>最新動画を見逃さないように、ぜひチャンネル登録を！！</text:p>
            <text:p/>
            <text:p>This is the official site in YouTube of the BANDAI NAMCO Entertainment Inc.</text:p>
          </table:table-cell>
          <table:table-cell office:value-type="float" office:value="0" calcext:value-type="float">
            <text:p>0</text:p>
          </table:table-cell>
          <table:table-cell table:number-columns-repeated="1012"/>
        </table:table-row>
        <table:table-row table:style-name="ro2">
          <table:table-cell office:value-type="string" calcext:value-type="string">
            <text:p>ufrDQUuqdBg</text:p>
          </table:table-cell>
          <table:table-cell office:value-type="string" calcext:value-type="string">
            <text:p>アマゾンプライム バチェラー CM ゆりやんレトリィバァ 宮崎瑠依 婚活サバイバル</text:p>
          </table:table-cell>
          <table:table-cell office:value-type="string" calcext:value-type="string">
            <text:p>2018-06-04 14:18:17 UTC</text:p>
          </table:table-cell>
          <table:table-cell office:value-type="string" calcext:value-type="string">
            <text:p>https://www.youtube.com/watch?v=ufrDQUuqdBg</text:p>
          </table:table-cell>
          <table:table-cell office:value-type="string" calcext:value-type="string">
            <text:p>アマゾンプライム バチェラー CM ゆりやんレトリィバァ 宮崎瑠依 婚活サバイバル</text:p>
            <text:p>よろしければ高評価ボタンをお願いします。他の動画も見て行って下さいね～。</text:p>
            <text:p>面白い、かっこいい、かわいい、感動、話題の日本のテレビCM動画をご紹介していますので、チャンネル登録よろしくお願いします。2018</text:p>
            <text:p/>
            <text:p>ゆりやんレトリィバァ/【浜崎あゆみ】ものまね</text:p>
            <text:p>https://www.youtube.com/watch?v=fywQeyyMXRo</text:p>
            <text:p>R１グランプリ2018・ゆりやんレトリィバァ　昭和の女優w</text:p>
            <text:p>https://www.youtube.com/watch?v=Vq-TlQoEjJo</text:p>
            <text:p>恋する肌キュンmovie第3弾</text:p>
            <text:p>https://www.youtube.com/watch?v=iyqB1UTHKNQ</text:p>
            <text:p>ゆりやんレトリィバァ　ネタ「昭和の日本映画に出てくる女優さんの喋り方」</text:p>
            <text:p>https://www.youtube.com/watch?v=cTvagLnB9HE</text:p>
            <text:p>【ゆりやんレトリィバァのコント】「伊木成 声治(いきなり こえはる) 先生」</text:p>
            <text:p>https://www.youtube.com/watch?v=RfDdt8vqIv8</text:p>
            <text:p>女芸人NO.1決定戦「ゆりやんレトリィバァ」ドラえもんのネタ 2017</text:p>
            <text:p>https://www.youtube.com/watch?v=4J4Ne0mzDOk</text:p>
          </table:table-cell>
          <table:table-cell office:value-type="float" office:value="493" calcext:value-type="float">
            <text:p>493</text:p>
          </table:table-cell>
          <table:table-cell office:value-type="float" office:value="0" calcext:value-type="float">
            <text:p>0</text:p>
          </table:table-cell>
          <table:table-cell office:value-type="string" calcext:value-type="string">
            <text:p>UCqmqp8ewzkU-HRA8JmtNViQ</text:p>
          </table:table-cell>
          <table:table-cell office:value-type="string" calcext:value-type="string">
            <text:p>メビウス</text:p>
          </table:table-cell>
          <table:table-cell office:value-type="string" calcext:value-type="string">
            <text:p>https://www.youtube.com/channel/UCqmqp8ewzkU-HRA8JmtNViQ</text:p>
          </table:table-cell>
          <table:table-cell office:value-type="string" calcext:value-type="string">
            <text:p>面白い、かっこいい、かわいい、感動、話題の日本のテレビCM動画をご紹介しています。</text:p>
            <text:p>動画をたくさん見て行って下さいね～。チャンネル登録よろしくお願いします。2016/2017</text:p>
          </table:table-cell>
          <table:table-cell office:value-type="float" office:value="0" calcext:value-type="float">
            <text:p>0</text:p>
          </table:table-cell>
          <table:table-cell table:number-columns-repeated="1012"/>
        </table:table-row>
        <table:table-row table:style-name="ro2">
          <table:table-cell office:value-type="string" calcext:value-type="string">
            <text:p>OvjURX7hTW4</text:p>
          </table:table-cell>
          <table:table-cell office:value-type="string" calcext:value-type="string">
            <text:p>Se Formo La Rumba - Jay C-M ❎ SpInOsA 4-15</text:p>
          </table:table-cell>
          <table:table-cell office:value-type="string" calcext:value-type="string">
            <text:p>2018-06-08 09:42:52 UTC</text:p>
          </table:table-cell>
          <table:table-cell office:value-type="string" calcext:value-type="string">
            <text:p>https://www.youtube.com/watch?v=OvjURX7hTW4</text:p>
          </table:table-cell>
          <table:table-cell office:value-type="string" calcext:value-type="string">
            <text:p>Descargalo Aqui http://www.mediafire.com/file/14u9z2nuhul7oul/Jay%20Cm%20Ft%20Spinosa%204-15%20%20-%20Se%20Formo%20La%20Rumba%20%255bProd.By%20F1%20el%20control%255d.mp3</text:p>
          </table:table-cell>
          <table:table-cell office:value-type="float" office:value="516" calcext:value-type="float">
            <text:p>516</text:p>
          </table:table-cell>
          <table:table-cell office:value-type="float" office:value="32" calcext:value-type="float">
            <text:p>32</text:p>
          </table:table-cell>
          <table:table-cell office:value-type="string" calcext:value-type="string">
            <text:p>UCqpy_2OW3MjZhAY3c1usE1Q</text:p>
          </table:table-cell>
          <table:table-cell office:value-type="string" calcext:value-type="string">
            <text:p>SpInOsA 4-15</text:p>
          </table:table-cell>
          <table:table-cell office:value-type="string" calcext:value-type="string">
            <text:p>https://www.youtube.com/channel/UCqpy_2OW3MjZhAY3c1usE1Q</text:p>
          </table:table-cell>
          <table:table-cell office:value-type="string" calcext:value-type="string">
            <text:p>Saludos: Aquí El Rapero Mas Versátil De R.D. (SpInOsA 4-15) Suscribete A Mi Canal Para Que Estes Al Tanto De Toda Mi Music. Mucha Musica En Camino, Rap, Trap, Regueton, Dembow y Todo Lo Que Tenga Que Ver Con Urbano</text:p>
          </table:table-cell>
          <table:table-cell office:value-type="float" office:value="1" calcext:value-type="float">
            <text:p>1</text:p>
          </table:table-cell>
          <table:table-cell table:number-columns-repeated="1012"/>
        </table:table-row>
        <table:table-row table:style-name="ro2">
          <table:table-cell office:value-type="string" calcext:value-type="string">
            <text:p>sh9H8UMBBD0</text:p>
          </table:table-cell>
          <table:table-cell office:value-type="string" calcext:value-type="string">
            <text:p>乃木坂46 西野七瀬文春砲の影響でCM降板…。白石麻衣＆齋藤飛鳥が今後のツートップなのか…</text:p>
          </table:table-cell>
          <table:table-cell office:value-type="string" calcext:value-type="string">
            <text:p>2018-06-01 01:00:02 UTC</text:p>
          </table:table-cell>
          <table:table-cell office:value-type="string" calcext:value-type="string">
            <text:p>https://www.youtube.com/watch?v=sh9H8UMBBD0</text:p>
          </table:table-cell>
          <table:table-cell office:value-type="string" calcext:value-type="string">
            <text:p>【ほっこり乃木坂ちゃん】です。</text:p>
            <text:p>観てよかった、また観たい！と思って頂ける乃木坂ニュースお伝えします！</text:p>
            <text:p>乃木坂46西野七瀬さんが,週刊文春の記事による影響なのか,CM起用から外されてしまいました…</text:p>
            <text:p/>
            <text:p>よかったらチャンネル登録お願いします</text:p>
            <text:p>↓↓↓↓</text:p>
            <text:p>http://www.youtube.com/channel/UCQrJGlMpbGAdNHbM1KFjs8Q?sub_confirmation=1</text:p>
            <text:p/>
            <text:p>関連動画；【乃木坂46】ビビりながらもミミズを逃してあげる白石麻衣;https://www.youtube.com/watch?v=gZ6ft8sjprk</text:p>
            <text:p/>
            <text:p>乃木坂46 齋藤飛鳥＆堀未央奈ら次世代八福神が乃木神社に奉納した絵馬が不穏すぎてヤバい…。ネットがざわつく…！？;https://www.youtube.com/watch?v=oyE-JSDi4TI&amp;t=26s</text:p>
            <text:p/>
            <text:p>【乃木坂46】サザエさん風に生まれてくる白石麻衣;https://www.youtube.com/watch?v=PhycXcLyO8U</text:p>
            <text:p/>
            <text:p>2018-05-30 レコメン！24時 - オテンキのり・鈴木絢音 (乃木坂46);https://www.youtube.com/watch?v=8pR8RQV_gaY&amp;t=18s</text:p>
            <text:p/>
            <text:p/>
            <text:p>BGM;https://www.youtube.com/channel/UCa_Kumb0Ki0Iuhyc6B3yxKg</text:p>
            <text:p/>
            <text:p>KENTO氏プロデュース楽曲</text:p>
          </table:table-cell>
          <table:table-cell office:value-type="float" office:value="58464" calcext:value-type="float">
            <text:p>58464</text:p>
          </table:table-cell>
          <table:table-cell office:value-type="float" office:value="123" calcext:value-type="float">
            <text:p>123</text:p>
          </table:table-cell>
          <table:table-cell office:value-type="string" calcext:value-type="string">
            <text:p>UCQrJGlMpbGAdNHbM1KFjs8Q</text:p>
          </table:table-cell>
          <table:table-cell office:value-type="string" calcext:value-type="string">
            <text:p>ほっこり乃木坂ちゃん</text:p>
          </table:table-cell>
          <table:table-cell office:value-type="string" calcext:value-type="string">
            <text:p>https://www.youtube.com/channel/UCQrJGlMpbGAdNHbM1KFjs8Q</text:p>
          </table:table-cell>
          <table:table-cell office:value-type="string" calcext:value-type="string">
            <text:p>【ほっこり乃木坂ちゃん】です。</text:p>
            <text:p>乃木坂46が大好きで,観て良かった,また観たい！と思って頂ける動画の作成しています。</text:p>
            <text:p>ほっこりしない話題もありますが,乃木坂が好きだという想いに変わりはないので,温かく最後までご覧になって頂き,真意を汲んで頂けたらと思います！</text:p>
            <text:p/>
            <text:p>乃木坂工事中,乃木坂ってどこ,の話題やバナナマン設楽さん日村さんの話題など,乃木坂46に関わるニュースをお届けします！</text:p>
            <text:p>ちなみに西野七瀬,齋藤飛鳥推し。</text:p>
          </table:table-cell>
          <table:table-cell office:value-type="float" office:value="1" calcext:value-type="float">
            <text:p>1</text:p>
          </table:table-cell>
          <table:table-cell table:number-columns-repeated="1012"/>
        </table:table-row>
        <table:table-row table:style-name="ro2">
          <table:table-cell office:value-type="string" calcext:value-type="string">
            <text:p>ypvoixS7fGU</text:p>
          </table:table-cell>
          <table:table-cell office:value-type="string" calcext:value-type="string">
            <text:p>田島ルーフィング企業CM　2018熱気球篇　15秒</text:p>
          </table:table-cell>
          <table:table-cell office:value-type="string" calcext:value-type="string">
            <text:p>2018-06-18 07:14:04 UTC</text:p>
          </table:table-cell>
          <table:table-cell office:value-type="string" calcext:value-type="string">
            <text:p>https://www.youtube.com/watch?v=ypvoixS7fGU</text:p>
          </table:table-cell>
          <table:table-cell/>
          <table:table-cell office:value-type="float" office:value="107" calcext:value-type="float">
            <text:p>107</text:p>
          </table:table-cell>
          <table:table-cell/>
          <table:table-cell office:value-type="string" calcext:value-type="string">
            <text:p>UCQRYK4dMRKc6KAT2FD0rgQw</text:p>
          </table:table-cell>
          <table:table-cell office:value-type="string" calcext:value-type="string">
            <text:p>田島ルーフィング株式会社</text:p>
          </table:table-cell>
          <table:table-cell office:value-type="string" calcext:value-type="string">
            <text:p>https://www.youtube.com/channel/UCQRYK4dMRKc6KAT2FD0rgQw</text:p>
          </table:table-cell>
          <table:table-cell office:value-type="string" calcext:value-type="string">
            <text:p>田島ルーフィング Youtube 公式動画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OmQLGiupSK8</text:p>
          </table:table-cell>
          <table:table-cell office:value-type="string" calcext:value-type="string">
            <text:p>BUD01 Amarracables con cierre en velcro 2x17 cm (paquete x 5) COMPUTOYS UNILAGO</text:p>
          </table:table-cell>
          <table:table-cell office:value-type="string" calcext:value-type="string">
            <text:p>2018-06-20 00:43:02 UTC</text:p>
          </table:table-cell>
          <table:table-cell office:value-type="string" calcext:value-type="string">
            <text:p>https://www.youtube.com/watch?v=OmQLGiupSK8</text:p>
          </table:table-cell>
          <table:table-cell office:value-type="string" calcext:value-type="string">
            <text:p>Estos sujeta-cables son tirillas de 17 x 2 cms,</text:p>
            <text:p>con cierre en velcro, en cinco colores.</text:p>
            <text:p/>
            <text:p>Ideales para organizar tendidos y sobrantes de</text:p>
            <text:p>cables de computador, eléctricos ó de datos.</text:p>
            <text:p/>
            <text:p>Cada paquete trae cinco unidades, en cinco colores, así</text:p>
            <text:p>puede identificar la clase de cables que esté organizando.</text:p>
            <text:p/>
            <text:p>Enlace descriptivo:</text:p>
            <text:p/>
            <text:p>https://computoyscolombia.com/bud01/bud01.html</text:p>
            <text:p/>
            <text:p>Enlace para compra en Colombia:</text:p>
            <text:p/>
            <text:p>https://listado.mercadolibre.com.co/qbud01q#D[A:qbud01q]</text:p>
            <text:p/>
            <text:p>Estamos en UNILAGO Cra 15 # 78-33 Local 2-208 Bogotá.</text:p>
            <text:p>Fijo (1) 8121263. Cels: 3203113131 3155686967 3015338574</text:p>
            <text:p>Lunes-Sábado de 9am-7pm jornada continua</text:p>
            <text:p>www.computoys.com.co</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b10HtmhKQAY</text:p>
          </table:table-cell>
          <table:table-cell office:value-type="string" calcext:value-type="string">
            <text:p>BUD02 Amarracables con cierre en velcro 4x40 cm (paquete x 5) COMPUTOYS UNILAGO</text:p>
          </table:table-cell>
          <table:table-cell office:value-type="string" calcext:value-type="string">
            <text:p>2018-06-20 00:43:02 UTC</text:p>
          </table:table-cell>
          <table:table-cell office:value-type="string" calcext:value-type="string">
            <text:p>https://www.youtube.com/watch?v=b10HtmhKQAY</text:p>
          </table:table-cell>
          <table:table-cell office:value-type="string" calcext:value-type="string">
            <text:p>Estas tiras se usan para organizar rollos ó tendidos</text:p>
            <text:p>de cables gruesos, resistentes para usos exteriores.</text:p>
            <text:p/>
            <text:p>Cada tira mide 40 x 4 centímetros, paquetes de cinco unidades.</text:p>
            <text:p/>
            <text:p>Está hechas en Nylon tipo lycra, con cierre en velcro,</text:p>
            <text:p>por eso son bien elásticas y resistentes, además de</text:p>
            <text:p>prácticas para cerrar firmemente el material a asegurar.</text:p>
            <text:p/>
            <text:p>Acá las usamos para enrollar cables de computador,</text:p>
            <text:p>pero su uso es orientado a varias otras aplicaciones;</text:p>
            <text:p>como cableado automotriz, eléctricos de alta tensión</text:p>
            <text:p>y montajes industriales en general.</text:p>
            <text:p/>
            <text:p>Enlace descriptivo:</text:p>
            <text:p/>
            <text:p>https://computoyscolombia.com/bud02/bud02.html</text:p>
            <text:p/>
            <text:p>Enlace para compra en Colombia:</text:p>
            <text:p/>
            <text:p>https://listado.mercadolibre.com.co/qbud02q#D[A:qbud02q]</text:p>
            <text:p/>
            <text:p>Estamos en UNILAGO Cra 15 # 78-33 Local 2-208 Bogotá.</text:p>
            <text:p>Fijo (1) 8121263. Cels: 3203113131 3155686967 3015338574</text:p>
            <text:p>Lunes-Sábado de 9am-7pm jornada continua</text:p>
            <text:p>www.computoys.com.co</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us3bn_aGDLI</text:p>
          </table:table-cell>
          <table:table-cell office:value-type="string" calcext:value-type="string">
            <text:p>HDM02c Cable HDMI - HDMI Corto 20 cm COMPUTOYS UNILAGO</text:p>
          </table:table-cell>
          <table:table-cell office:value-type="string" calcext:value-type="string">
            <text:p>2018-06-13 15:31:24 UTC</text:p>
          </table:table-cell>
          <table:table-cell office:value-type="string" calcext:value-type="string">
            <text:p>https://www.youtube.com/watch?v=us3bn_aGDLI</text:p>
          </table:table-cell>
          <table:table-cell office:value-type="string" calcext:value-type="string">
            <text:p>Este cable sirve para conectar dos dispositivos</text:p>
            <text:p>con conector HDMI, de entrada y salida de Video.</text:p>
            <text:p/>
            <text:p>Como ven, es ultracorto, de tan sólo 20 cms</text:p>
            <text:p>y de muy buena calidad.</text:p>
            <text:p/>
            <text:p>Ideal para instalaciones estéticas y despejadas,</text:p>
            <text:p>ó en montajes tipo rack donde los cables HDMI</text:p>
            <text:p>convencionales son poco prácticos por ser muy largos.</text:p>
            <text:p/>
            <text:p>Enlace descriptivo:</text:p>
            <text:p/>
            <text:p>https://computoyscolombia.com/hdm02c/hdm02c.html</text:p>
            <text:p/>
            <text:p>Enlace para compra en Colombia:</text:p>
            <text:p/>
            <text:p>https://listado.mercadolibre.com.co/qhdm02cq#D[A:qyhdm02cq]</text:p>
            <text:p/>
            <text:p>Estamos en UNILAGO Cra 15 # 78-33 Local 2-208 Bogotá.</text:p>
            <text:p>Fijo (1) 8121263. Cels: 3203113131 3155686967 3015338574</text:p>
            <text:p>Lunes-Sábado de 9am-7pm jornada continua</text:p>
            <text:p>www.computoys.com.co</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_eRJyQ3yFPo</text:p>
          </table:table-cell>
          <table:table-cell office:value-type="string" calcext:value-type="string">
            <text:p>REJ01 REJILLA 8X8 CM COMPUTOYS ML</text:p>
          </table:table-cell>
          <table:table-cell office:value-type="string" calcext:value-type="string">
            <text:p>2018-06-03 17:45:50 UTC</text:p>
          </table:table-cell>
          <table:table-cell office:value-type="string" calcext:value-type="string">
            <text:p>https://www.youtube.com/watch?v=_eRJyQ3yFPo</text:p>
          </table:table-cell>
          <table:table-cell office:value-type="string" calcext:value-type="string">
            <text:p>Rejilla cromada de para instalar por seguridad ó por estética, en un ventilador de 8x8cms.</text:p>
            <text:p/>
            <text:p>La distancia exacta entre los orificios de fijación de este tamaño de ventilador es de 72mm.</text:p>
            <text:p/>
            <text:p>Enlace descriptivo:</text:p>
            <text:p/>
            <text:p>http://computoyscolombia.com/rej01/rej01.html</text:p>
            <text:p/>
            <text:p>Enlace para compra en Colombia:</text:p>
            <text:p/>
            <text:p>https://listado.mercadolibre.com.co/qrej01q#D[A:qrej01q]</text:p>
            <text:p/>
            <text:p>Estamos en UNILAGO Cra 15 # 78-33 Local 2-208 Bogotá.</text:p>
            <text:p>Fijo (1) 8121263. Cels: 3203113131 3155686967 3015338574</text:p>
            <text:p>Lunes-Sábado de 9am-7pm jornada continua</text:p>
            <text:p>www.computoys.com.co</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PMou5NNfvN4</text:p>
          </table:table-cell>
          <table:table-cell office:value-type="string" calcext:value-type="string">
            <text:p>PLA01 Adaptador Reductor de Ventilador de 8 cm a Socket de 6 cm COMPUTOYS ML</text:p>
          </table:table-cell>
          <table:table-cell office:value-type="string" calcext:value-type="string">
            <text:p>2018-06-03 17:47:22 UTC</text:p>
          </table:table-cell>
          <table:table-cell office:value-type="string" calcext:value-type="string">
            <text:p>https://www.youtube.com/watch?v=PMou5NNfvN4</text:p>
          </table:table-cell>
          <table:table-cell office:value-type="string" calcext:value-type="string">
            <text:p>Con este simple adaptador puede ensamblar un ventilador de 8 x 8 cms en una rejilla, socket ó disipador diseñado para un ventilador de 6x6 cms.</text:p>
            <text:p/>
            <text:p>Accesorio práctico para reemplazar un ventilador de 6 cms, como el de un procesador, que es más dificil de ubicar comercialmente, además aumenta significativamente el flujo de aire, al instalar un ventilador más grande.</text:p>
            <text:p/>
            <text:p>Enlace descriptivo:</text:p>
            <text:p/>
            <text:p>http://computoyscolombia.com/pla001/pla001.html</text:p>
            <text:p/>
            <text:p>Enlace para compra en Colombia:</text:p>
            <text:p/>
            <text:p>https://listado.mercadolibre.com.co/qpla01q#D[A:qpla01q]</text:p>
            <text:p/>
            <text:p>Estamos en UNILAGO Cra 15 # 78-33 Local 2-208 Bogotá.</text:p>
            <text:p>Fijo (1) 8121263. Cels: 3203113131 3155686967 3015338574</text:p>
            <text:p>Lunes-Sábado de 9am-7pm jornada continua</text:p>
            <text:p>www.computoys.com.co</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UCqXEa2kMRehiSM9mtUgm2FA</text:p>
          </table:table-cell>
          <table:table-cell office:value-type="string" calcext:value-type="string">
            <text:p>computoys</text:p>
          </table:table-cell>
          <table:table-cell office:value-type="string" calcext:value-type="string">
            <text:p>https://www.youtube.com/channel/UCqXEa2kMRehiSM9mtUgm2F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m1LTWkHg0jw</text:p>
          </table:table-cell>
          <table:table-cell office:value-type="string" calcext:value-type="string">
            <text:p>【トランスフォーマ―アンコール】ゴッドファイヤーコンボイ【偽CM】</text:p>
          </table:table-cell>
          <table:table-cell office:value-type="string" calcext:value-type="string">
            <text:p>2018-06-02 11:00:04 UTC</text:p>
          </table:table-cell>
          <table:table-cell office:value-type="string" calcext:value-type="string">
            <text:p>https://www.youtube.com/watch?v=m1LTWkHg0jw</text:p>
          </table:table-cell>
          <table:table-cell office:value-type="string" calcext:value-type="string">
            <text:p>不良品でおなじみの復刻版ゴッドファイヤーコンボイのコマーシャルを勝手に作ってみました！</text:p>
            <text:p/>
            <text:p>ウェブサイト</text:p>
            <text:p>http://trymetoons.com/</text:p>
          </table:table-cell>
          <table:table-cell office:value-type="float" office:value="1361" calcext:value-type="float">
            <text:p>1361</text:p>
          </table:table-cell>
          <table:table-cell office:value-type="float" office:value="63" calcext:value-type="float">
            <text:p>63</text:p>
          </table:table-cell>
          <table:table-cell office:value-type="string" calcext:value-type="string">
            <text:p>UCr4vG3oBa16VN8bCixI0gvg</text:p>
          </table:table-cell>
          <table:table-cell office:value-type="string" calcext:value-type="string">
            <text:p>TRYMETOONS</text:p>
          </table:table-cell>
          <table:table-cell office:value-type="string" calcext:value-type="string">
            <text:p>https://www.youtube.com/channel/UCr4vG3oBa16VN8bCixI0gvg</text:p>
          </table:table-cell>
          <table:table-cell office:value-type="string" calcext:value-type="string">
            <text:p>TRYMETOONSへようこそ！</text:p>
            <text:p>いつまでたっても大人になれない変態創作集団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8EvAkT9q_h0</text:p>
          </table:table-cell>
          <table:table-cell office:value-type="string" calcext:value-type="string">
            <text:p>ハウステック　Felite（フェリテ）CM</text:p>
          </table:table-cell>
          <table:table-cell office:value-type="string" calcext:value-type="string">
            <text:p>2018-06-27 02:03:24 UTC</text:p>
          </table:table-cell>
          <table:table-cell office:value-type="string" calcext:value-type="string">
            <text:p>https://www.youtube.com/watch?v=8EvAkT9q_h0</text:p>
          </table:table-cell>
          <table:table-cell office:value-type="string" calcext:value-type="string">
            <text:p>株式会社ハウステックのシステムバス Felite（フェリテ）のCM動画です。</text:p>
            <text:p/>
            <text:p>商品のご確認はお近くのハウステックショールームへ！ </text:p>
            <text:p>http://www.housetec.co.jp/showroom/</text:p>
          </table:table-cell>
          <table:table-cell office:value-type="float" office:value="275" calcext:value-type="float">
            <text:p>275</text:p>
          </table:table-cell>
          <table:table-cell office:value-type="float" office:value="3" calcext:value-type="float">
            <text:p>3</text:p>
          </table:table-cell>
          <table:table-cell office:value-type="string" calcext:value-type="string">
            <text:p>UCR5eg3J75MhU4Mytz774Tbg</text:p>
          </table:table-cell>
          <table:table-cell office:value-type="string" calcext:value-type="string">
            <text:p>株式会社ハウステック</text:p>
          </table:table-cell>
          <table:table-cell office:value-type="string" calcext:value-type="string">
            <text:p>https://www.youtube.com/channel/UCR5eg3J75MhU4Mytz774Tb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noLPyIDdufY</text:p>
          </table:table-cell>
          <table:table-cell office:value-type="string" calcext:value-type="string">
            <text:p>TVアニメ「音楽少女」CM</text:p>
          </table:table-cell>
          <table:table-cell office:value-type="string" calcext:value-type="string">
            <text:p>2018-06-13 09:00:03 UTC</text:p>
          </table:table-cell>
          <table:table-cell office:value-type="string" calcext:value-type="string">
            <text:p>https://www.youtube.com/watch?v=noLPyIDdufY</text:p>
          </table:table-cell>
          <table:table-cell office:value-type="string" calcext:value-type="string">
            <text:p>音楽少女公式HP</text:p>
            <text:p>http://ongaku-shoujo.jp/</text:p>
            <text:p/>
            <text:p>PINE RECORDS</text:p>
            <text:p>http://pinerecords.jp/</text:p>
            <text:p/>
            <text:p>【放送情報】 </text:p>
            <text:p>AT-X :7月6日(金)23時から放送開始</text:p>
            <text:p>※リピート放送：毎週（日）22:30／毎週（月）15:00／毎週（木）7:00　　</text:p>
            <text:p>※週1話ずつ4回放送</text:p>
            <text:p>TOKYO MX：7月7日（土）25時から放送開始</text:p>
            <text:p>BS11: 7月7日（土）25時から放送開始</text:p>
            <text:p/>
            <text:p>【STAFF】</text:p>
            <text:p>原作：スタジオディーン／キングレコード</text:p>
            <text:p>監督：西本由紀夫</text:p>
            <text:p>シリーズ構成・脚本：赤尾でこ</text:p>
            <text:p>キャラクター原案：さんた茉莉</text:p>
            <text:p>キャラクターデザイン：小松桃花</text:p>
            <text:p>音楽制作：キングレコード</text:p>
            <text:p>アニメーション制作：スタジオディーン</text:p>
            <text:p>製作：音楽少女製作委員会</text:p>
            <text:p/>
            <text:p>【CAST】 </text:p>
            <text:p>山田木はなこ：深川芹亜</text:p>
            <text:p>箕作沙々芽：高橋花林</text:p>
            <text:p>西尾未来：岡咲美保</text:p>
            <text:p>雪野日陽：大野柚布子</text:p>
            <text:p>具志堅シュープ:：島袋美由利</text:p>
            <text:p>諸岡ろろ：江口菜子</text:p>
            <text:p>金時琴子：Lynn</text:p>
            <text:p>迎羽織：小倉 唯</text:p>
            <text:p>迎桐：上坂すみれ</text:p>
            <text:p>千歳ハル：沼倉愛美</text:p>
            <text:p>熊谷絵里：瀬戸麻沙美</text:p>
            <text:p>竜王更紗：渕上 舞</text:p>
            <text:p>池橋大輝：平川大輔</text:p>
            <text:p>山田木たか：松田健一郎</text:p>
            <text:p>山田木さち：柚木涼香</text:p>
            <text:p/>
            <text:p>オープニングテーマ</text:p>
            <text:p>◆小倉唯「永遠少年」</text:p>
            <text:p>エンデイングテーマ</text:p>
            <text:p>◆音楽少女「シャイニング・ピース」</text:p>
            <text:p/>
            <text:p>【INTRODUCTION】 </text:p>
            <text:p/>
            <text:p>『PINE RECORDSパインレコード』（通称：パイレコ）に所属している千歳ハル、熊谷絵里、竜王更紗、迎桐、迎羽織、箕作沙々芽、西尾未来、雪野日陽、具志堅シュープ、金時琴子、諸岡ろろの１１人は『音楽少女』という名前のアイドルグループのメンバー。</text:p>
            <text:p>しかし『音楽少女』は全く売れていないC級アイドル。</text:p>
            <text:p>鳴かず飛ばず＆赤字を生み出すだけの『音楽少女』だが、プロデューサー池橋とメンバーは必死に頑張っていた。</text:p>
            <text:p>『音楽少女』には新メンバーが必要だと考える池橋。成功をつかむための起爆剤となるようなアイドルが！ということで、オーディションに明け暮れていた。</text:p>
            <text:p>そんなある日、『音楽少女』と主人公・はなこが出会って・・・</text:p>
            <text:p/>
            <text:p>©音楽少女製作委員会</text:p>
          </table:table-cell>
          <table:table-cell office:value-type="float" office:value="142715" calcext:value-type="float">
            <text:p>142715</text:p>
          </table:table-cell>
          <table:table-cell/>
          <table:table-cell office:value-type="string" calcext:value-type="string">
            <text:p>UCR61XV4ROXhkcfLO31hTGuw</text:p>
          </table:table-cell>
          <table:table-cell office:value-type="string" calcext:value-type="string">
            <text:p>「KING AMUSEMENT CREATIVE」公式チャンネル</text:p>
          </table:table-cell>
          <table:table-cell office:value-type="string" calcext:value-type="string">
            <text:p>https://www.youtube.com/channel/UCR61XV4ROXhkcfLO31hTGuw</text:p>
          </table:table-cell>
          <table:table-cell office:value-type="string" calcext:value-type="string">
            <text:p>KING AMUSEMENT CREATIVE 公式YouTube Official Channel</text:p>
          </table:table-cell>
          <table:table-cell office:value-type="float" office:value="0" calcext:value-type="float">
            <text:p>0</text:p>
          </table:table-cell>
          <table:table-cell table:number-columns-repeated="1012"/>
        </table:table-row>
        <table:table-row table:style-name="ro2">
          <table:table-cell office:value-type="string" calcext:value-type="string">
            <text:p>F_P9OpQByz0</text:p>
          </table:table-cell>
          <table:table-cell office:value-type="string" calcext:value-type="string">
            <text:p>Uttrakhand CM Trivendra Singh Rawat Threatens Protesting Teacher In His Janta Ka Darbar</text:p>
          </table:table-cell>
          <table:table-cell office:value-type="string" calcext:value-type="string">
            <text:p>2018-06-29 17:55:08 UTC</text:p>
          </table:table-cell>
          <table:table-cell office:value-type="string" calcext:value-type="string">
            <text:p>https://www.youtube.com/watch?v=F_P9OpQByz0</text:p>
          </table:table-cell>
          <table:table-cell office:value-type="string" calcext:value-type="string">
            <text:p>Uttrakhand CM Trivendra Singh Rawat Threatens Protesting Teacher In His Janta Ka Darbar</text:p>
            <text:p/>
            <text:p>-~-~~-~~~-~~-~-</text:p>
            <text:p>Please watch: "Swami Agnivesh beaten by fringe elements of BJYM in Jharkhand" </text:p>
            <text:p>https://www.youtube.com/watch?v=3hm4khCWnkE</text:p>
            <text:p>-~-~~-~~~-~~-~-</text:p>
          </table:table-cell>
          <table:table-cell office:value-type="float" office:value="26" calcext:value-type="float">
            <text:p>26</text:p>
          </table:table-cell>
          <table:table-cell office:value-type="float" office:value="0" calcext:value-type="float">
            <text:p>0</text:p>
          </table:table-cell>
          <table:table-cell office:value-type="string" calcext:value-type="string">
            <text:p>UCRhspSKkBAGVPA0Iiql7seQ</text:p>
          </table:table-cell>
          <table:table-cell office:value-type="string" calcext:value-type="string">
            <text:p>NFTV</text:p>
          </table:table-cell>
          <table:table-cell office:value-type="string" calcext:value-type="string">
            <text:p>https://www.youtube.com/channel/UCRhspSKkBAGVPA0Iiql7se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v5DAaPRvkI0</text:p>
          </table:table-cell>
          <table:table-cell office:value-type="string" calcext:value-type="string">
            <text:p>宝塚歌劇　雪組大劇場公演ＣＭ「 凱旋門」初日編</text:p>
          </table:table-cell>
          <table:table-cell office:value-type="string" calcext:value-type="string">
            <text:p>2018-06-11 09:17:54 UTC</text:p>
          </table:table-cell>
          <table:table-cell office:value-type="string" calcext:value-type="string">
            <text:p>https://www.youtube.com/watch?v=v5DAaPRvkI0</text:p>
          </table:table-cell>
          <table:table-cell office:value-type="string" calcext:value-type="string">
            <text:p>▼e+(イープラス)でチケットを申し込む▼</text:p>
            <text:p>http://eplus.jp/sys/T1U14P0011492P0050088P002001990</text:p>
            <text:p>http://eplus.jp/sys/T1U14P0011492P0050089P002001990</text:p>
          </table:table-cell>
          <table:table-cell office:value-type="float" office:value="390" calcext:value-type="float">
            <text:p>390</text:p>
          </table:table-cell>
          <table:table-cell/>
          <table:table-cell office:value-type="string" calcext:value-type="string">
            <text:p>UCRhT_ZzFuFchz49fi-LPV_A</text:p>
          </table:table-cell>
          <table:table-cell office:value-type="string" calcext:value-type="string">
            <text:p>eplusmovie</text:p>
          </table:table-cell>
          <table:table-cell office:value-type="string" calcext:value-type="string">
            <text:p>https://www.youtube.com/channel/UCRhT_ZzFuFchz49fi-LPV_A</text:p>
          </table:table-cell>
          <table:table-cell office:value-type="string" calcext:value-type="string">
            <text:p>演劇、ライブ、イベントなど、最新エンタメ情報を動画でご紹介！　イープラス独占インタビューやアーティストのコメント映像を楽しみながらチケットをご購入いただけ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dgyCqWe-uIo</text:p>
          </table:table-cell>
          <table:table-cell office:value-type="string" calcext:value-type="string">
            <text:p>Chael Sonnen has a different opinion of the CM PUNK fight</text:p>
          </table:table-cell>
          <table:table-cell office:value-type="string" calcext:value-type="string">
            <text:p>2018-06-13 22:51:22 UTC</text:p>
          </table:table-cell>
          <table:table-cell office:value-type="string" calcext:value-type="string">
            <text:p>https://www.youtube.com/watch?v=dgyCqWe-uIo</text:p>
          </table:table-cell>
          <table:table-cell office:value-type="string" calcext:value-type="string">
            <text:p>Good at picking fights? Visit BETDSI.eu - promo code "BEYOND25" will get you $25 for free - click here... https://goo.gl/FW6f9j</text:p>
            <text:p/>
            <text:p>Need to lose weight?...The Four Pack Revolution:  </text:p>
            <text:p>https://goo.gl/uznqhH</text:p>
            <text:p/>
            <text:p>Chael Sonnen merch: https://chaelsonnen.com</text:p>
            <text:p/>
            <text:p>Official merchandise - chaelsonnen.com</text:p>
            <text:p/>
            <text:p>Twitter: https://twitter.com/ChaelSonnen</text:p>
            <text:p>Instagram: https://www.instagram.com/sonnench/</text:p>
            <text:p>Facebook: https://www.facebook.com/ChaelSonnen/</text:p>
          </table:table-cell>
          <table:table-cell office:value-type="float" office:value="66687" calcext:value-type="float">
            <text:p>66687</text:p>
          </table:table-cell>
          <table:table-cell office:value-type="float" office:value="1093" calcext:value-type="float">
            <text:p>1093</text:p>
          </table:table-cell>
          <table:table-cell office:value-type="string" calcext:value-type="string">
            <text:p>UCRlvF4jIeBWqXJDGNXfPyVw</text:p>
          </table:table-cell>
          <table:table-cell office:value-type="string" calcext:value-type="string">
            <text:p>Chael Sonnen</text:p>
          </table:table-cell>
          <table:table-cell office:value-type="string" calcext:value-type="string">
            <text:p>https://www.youtube.com/channel/UCRlvF4jIeBWqXJDGNXfPyVw</text:p>
          </table:table-cell>
          <table:table-cell office:value-type="string" calcext:value-type="string">
            <text:p>UFC Superstar Chael Sonnen speaks his mind and interviews MMA studs and legends. As Chael says "I do the thinking so you don't have to. Listen, learn, and then follow me blindly as I show you the world as it ought to be."</text:p>
          </table:table-cell>
          <table:table-cell office:value-type="float" office:value="1" calcext:value-type="float">
            <text:p>1</text:p>
          </table:table-cell>
          <table:table-cell table:number-columns-repeated="1012"/>
        </table:table-row>
        <table:table-row table:style-name="ro2">
          <table:table-cell office:value-type="string" calcext:value-type="string">
            <text:p>zAZtU0Xyl2c</text:p>
          </table:table-cell>
          <table:table-cell office:value-type="string" calcext:value-type="string">
            <text:p>モグワンCM「一生ものの美味しさ」編（メイキング）</text:p>
          </table:table-cell>
          <table:table-cell office:value-type="string" calcext:value-type="string">
            <text:p>2018-06-29 00:54:41 UTC</text:p>
          </table:table-cell>
          <table:table-cell office:value-type="string" calcext:value-type="string">
            <text:p>https://www.youtube.com/watch?v=zAZtU0Xyl2c</text:p>
          </table:table-cell>
          <table:table-cell office:value-type="string" calcext:value-type="string">
            <text:p>「生まれたときから毎日一緒にいるのに、君のほうが早く歳をとっていく」</text:p>
            <text:p>そんな”君”のためにできることは、一緒に過ごす一瞬一瞬を真剣に考えること。楽しい時間も、日々の食事も。</text:p>
            <text:p/>
            <text:p>【モグワン】https://www.mogwandogfood.co.jp/6716</text:p>
          </table:table-cell>
          <table:table-cell office:value-type="float" office:value="4721" calcext:value-type="float">
            <text:p>4721</text:p>
          </table:table-cell>
          <table:table-cell office:value-type="float" office:value="35" calcext:value-type="float">
            <text:p>35</text:p>
          </table:table-cell>
          <table:table-cell office:value-type="string" calcext:value-type="string">
            <text:p>UCrtNtcSNOmB8n90kRDEzBfw</text:p>
          </table:table-cell>
          <table:table-cell office:value-type="string" calcext:value-type="string">
            <text:p>official mogwan</text:p>
          </table:table-cell>
          <table:table-cell office:value-type="string" calcext:value-type="string">
            <text:p>https://www.youtube.com/channel/UCrtNtcSNOmB8n90kRDEzBfw</text:p>
          </table:table-cell>
          <table:table-cell office:value-type="string" calcext:value-type="string">
            <text:p>プレミアムペットフード専門店レティシアンのYoutube公式チャンネルです。</text:p>
            <text:p>愛犬家・愛猫家の皆様にお役立ていただける情報をお届けいた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g-RpfgjSA9A</text:p>
          </table:table-cell>
          <table:table-cell office:value-type="string" calcext:value-type="string">
            <text:p>モグワンCM「一生ものの美味しさ」編（30秒）</text:p>
          </table:table-cell>
          <table:table-cell office:value-type="string" calcext:value-type="string">
            <text:p>2018-06-21 07:28:03 UTC</text:p>
          </table:table-cell>
          <table:table-cell office:value-type="string" calcext:value-type="string">
            <text:p>https://www.youtube.com/watch?v=g-RpfgjSA9A</text:p>
          </table:table-cell>
          <table:table-cell office:value-type="string" calcext:value-type="string">
            <text:p>「生まれたときから毎日一緒にいるのに、君のほうが早く歳をとっていく」</text:p>
            <text:p>そんな”君”のためにできることは、一緒に過ごす一瞬一瞬を真剣に考えること。楽しい時間も、日々の食事も。</text:p>
            <text:p/>
            <text:p>【モグワン】https://www.mogwandogfood.co.jp/6716</text:p>
          </table:table-cell>
          <table:table-cell office:value-type="float" office:value="22571" calcext:value-type="float">
            <text:p>22571</text:p>
          </table:table-cell>
          <table:table-cell office:value-type="float" office:value="86" calcext:value-type="float">
            <text:p>86</text:p>
          </table:table-cell>
          <table:table-cell office:value-type="string" calcext:value-type="string">
            <text:p>UCrtNtcSNOmB8n90kRDEzBfw</text:p>
          </table:table-cell>
          <table:table-cell office:value-type="string" calcext:value-type="string">
            <text:p>official mogwan</text:p>
          </table:table-cell>
          <table:table-cell office:value-type="string" calcext:value-type="string">
            <text:p>https://www.youtube.com/channel/UCrtNtcSNOmB8n90kRDEzBfw</text:p>
          </table:table-cell>
          <table:table-cell office:value-type="string" calcext:value-type="string">
            <text:p>プレミアムペットフード専門店レティシアンのYoutube公式チャンネルです。</text:p>
            <text:p>愛犬家・愛猫家の皆様にお役立ていただける情報をお届け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5Sw7ZaRrvDY</text:p>
          </table:table-cell>
          <table:table-cell office:value-type="string" calcext:value-type="string">
            <text:p>UP CM Yogi Adityanath Did Not Wear Muslim Cap, Stirs Controversy | ABP News</text:p>
          </table:table-cell>
          <table:table-cell office:value-type="string" calcext:value-type="string">
            <text:p>2018-06-28 02:29:22 UTC</text:p>
          </table:table-cell>
          <table:table-cell office:value-type="string" calcext:value-type="string">
            <text:p>https://www.youtube.com/watch?v=5Sw7ZaRrvDY</text:p>
          </table:table-cell>
          <table:table-cell office:value-type="string" calcext:value-type="string">
            <text:p>Prime Minister Narendra Modi will visit the tomb of Saint Kabir in Uttar Pradesh today. Before him, UP CM Yogi Adityanath went to take a stock of the preparation. During visits, he did not wear Muslim cap which was offered to him by one of the organisers. Later, the caretaker said that there was no reason of creating a controversy as CM Yogi does not wear any caps so he denied Muslim cap with a smile</text:p>
            <text:p/>
            <text:p>To Subscribe our YouTube channel here: https://www.youtube.com/user/abpnewstv</text:p>
            <text:p/>
            <text:p>About Channel:</text:p>
            <text:p>ABP News is a news hub which provides you with the comprehensive up-to-date news coverage from all over India and World. Get the latest top stories, current affairs, sports, business, entertainment, politics, astrology, spirituality, and many more here only on ABP News.</text:p>
            <text:p>ABP News is a popular Hindi News Channel made its debut as STAR News in March 2004 and was rebranded to ABP News from 1st June 2012.</text:p>
            <text:p> </text:p>
            <text:p>The vision of the channel is 'Aapko Rakhe Aagey' -the promise of keeping each individual ahead and informed. ABP News is best defined as a responsible channel with a fair and balanced approach that combines prompt reporting with insightful analysis of news and current affairs.</text:p>
            <text:p> </text:p>
            <text:p>ABP News maintains the repute of being a people's channel. Its cutting-edge formats, state-of-the-art newsrooms commands the attention of 48 million Indians weekly.</text:p>
            <text:p> </text:p>
            <text:p>Watch Live on http://abpnews.abplive.in/live-tv</text:p>
            <text:p>ABP Hindi: http://abpnews.abplive.in/</text:p>
            <text:p>ABP English: http://www.abplive.in/</text:p>
            <text:p> </text:p>
            <text:p>Download ABP App for Apple: https://itunes.apple.com/in/app/abp-live-abp-news-abp-ananda/id811114904?mt=8</text:p>
            <text:p>Download ABP App for Android: https://play.google.com/store/apps/details?id=com.winit.starnews.hin&amp;hl=en</text:p>
            <text:p> </text:p>
            <text:p>Social Media Handles:</text:p>
            <text:p>Instagram: https://www.instagram.com/abpnewstv/?hl=en</text:p>
            <text:p>Facebook ABP News (English): https://www.facebook.com/abplive/?ref=br_rs</text:p>
            <text:p>Facebook: https://www.facebook.com/abpnews/</text:p>
            <text:p>Twitter: https://twitter.com/abpnewstv</text:p>
            <text:p>Google+: https://plus.google.com/u/1/+abpnews</text:p>
          </table:table-cell>
          <table:table-cell office:value-type="float" office:value="17697" calcext:value-type="float">
            <text:p>17697</text:p>
          </table:table-cell>
          <table:table-cell office:value-type="float" office:value="171" calcext:value-type="float">
            <text:p>171</text:p>
          </table:table-cell>
          <table:table-cell office:value-type="string" calcext:value-type="string">
            <text:p>UCRWFSbif-RFENbBrSiez1DA</text:p>
          </table:table-cell>
          <table:table-cell office:value-type="string" calcext:value-type="string">
            <text:p>ABP NEWS</text:p>
          </table:table-cell>
          <table:table-cell office:value-type="string" calcext:value-type="string">
            <text:p>https://www.youtube.com/channel/UCRWFSbif-RFENbBrSiez1DA</text:p>
          </table:table-cell>
          <table:table-cell office:value-type="string" calcext:value-type="string">
            <text:p>ABP News is a popular Hindi News Channel made its debut as STAR News in March 2004 and was rebranded to ABP News from 1st June 2012.</text:p>
            <text:p/>
            <text:p>The vision of the channel is "'Aapko Rakhe Aagey' -the promise of keeping each individual ahead and informed. ABP News is best defined as a responsible channel with a fair and balanced approach that combines prompt reporting with insightful analysis of news and current affairs.</text:p>
            <text:p/>
            <text:p>ABP News maintains the repute of being a people's channel. Its cutting edge formats, state-of-the-art newsrooms commands attention of 48 million Indians weekly.</text:p>
          </table:table-cell>
          <table:table-cell office:value-type="float" office:value="1" calcext:value-type="float">
            <text:p>1</text:p>
          </table:table-cell>
          <table:table-cell table:number-columns-repeated="1012"/>
        </table:table-row>
        <table:table-row table:style-name="ro2">
          <table:table-cell office:value-type="string" calcext:value-type="string">
            <text:p>nIn70aid0yY</text:p>
          </table:table-cell>
          <table:table-cell office:value-type="string" calcext:value-type="string">
            <text:p>庵野秀明「サッポロ黒ラベル」CM出演インタビュー</text:p>
          </table:table-cell>
          <table:table-cell office:value-type="string" calcext:value-type="string">
            <text:p>2018-06-27 15:00:05 UTC</text:p>
          </table:table-cell>
          <table:table-cell office:value-type="string" calcext:value-type="string">
            <text:p>https://www.youtube.com/watch?v=nIn70aid0yY</text:p>
          </table:table-cell>
          <table:table-cell office:value-type="string" calcext:value-type="string">
            <text:p>アニメ「新世紀エヴァンゲリオン」シリーズなどの庵野秀明監督が出演する「サッポロ生ビール黒ラベル」のCM「大人エレベーター」シリーズの第58弾。妻夫木聡が人生の先輩である庵野と大人について語り合う。</text:p>
            <text:p>公式サイト：http://www.sapporobeer.jp/</text:p>
          </table:table-cell>
          <table:table-cell office:value-type="float" office:value="4709" calcext:value-type="float">
            <text:p>4709</text:p>
          </table:table-cell>
          <table:table-cell office:value-type="float" office:value="98" calcext:value-type="float">
            <text:p>98</text:p>
          </table:table-cell>
          <table:table-cell office:value-type="string" calcext:value-type="string">
            <text:p>UCRxDTCmIjgli-Xgh2KPE9dA</text:p>
          </table:table-cell>
          <table:table-cell office:value-type="string" calcext:value-type="string">
            <text:p>シネマトゥデイ</text:p>
          </table:table-cell>
          <table:table-cell office:value-type="string" calcext:value-type="string">
            <text:p>https://www.youtube.com/channel/UCRxDTCmIjgli-Xgh2KPE9dA</text:p>
          </table:table-cell>
          <table:table-cell office:value-type="string" calcext:value-type="string">
            <text:p>映画の予告編などの動画を配信し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VWK978mzFeA</text:p>
          </table:table-cell>
          <table:table-cell office:value-type="string" calcext:value-type="string">
            <text:p>─ＣＭ─　エンブレム オブ ガンダム・ニンテンドーDS</text:p>
          </table:table-cell>
          <table:table-cell office:value-type="string" calcext:value-type="string">
            <text:p>2018-06-12 14:20:15 UTC</text:p>
          </table:table-cell>
          <table:table-cell office:value-type="string" calcext:value-type="string">
            <text:p>https://www.youtube.com/watch?v=VWK978mzFeA</text:p>
          </table:table-cell>
          <table:table-cell office:value-type="string" calcext:value-type="string">
            <text:p>・企業、タレントに対する評価ではなくＣＭとしての評価をお願いします。私はCMをあくまでも映像作品としてアップしております。</text:p>
            <text:p>・一部のCMはノイズ（映像・音の乱れ）があったり完全録画ではありません。</text:p>
            <text:p>・予告なく削除することがあります。</text:p>
            <text:p>・敬称は略しています。</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UCS2An8b5hzMfgsV72bYfzKw</text:p>
          </table:table-cell>
          <table:table-cell office:value-type="string" calcext:value-type="string">
            <text:p>Moving-Imaging</text:p>
          </table:table-cell>
          <table:table-cell office:value-type="string" calcext:value-type="string">
            <text:p>https://www.youtube.com/channel/UCS2An8b5hzMfgsV72bYfzKw</text:p>
          </table:table-cell>
          <table:table-cell office:value-type="string" calcext:value-type="string">
            <text:p>ゲームのCM、管理人がプレイしたテレビゲーム・携帯ゲーム用ソフトのプレイ映像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r_bbOX37n5I</text:p>
          </table:table-cell>
          <table:table-cell office:value-type="string" calcext:value-type="string">
            <text:p>【コグミ×リラックマ】4つのコツブ篇【CM】</text:p>
          </table:table-cell>
          <table:table-cell office:value-type="string" calcext:value-type="string">
            <text:p>2018-06-01 00:49:38 UTC</text:p>
          </table:table-cell>
          <table:table-cell office:value-type="string" calcext:value-type="string">
            <text:p>https://www.youtube.com/watch?v=r_bbOX37n5I</text:p>
          </table:table-cell>
          <table:table-cell office:value-type="string" calcext:value-type="string">
            <text:p>コグミCM「4つのコツブ篇」篇</text:p>
            <text:p/>
            <text:p>★コグミ×リラックマ　特設ホームページ</text:p>
            <text:p>https://www.uha-mikakuto.co.jp/kogumi/</text:p>
            <text:p/>
            <text:p>★UHA味覚糖公式YouTubeチャンネル</text:p>
            <text:p>https://www.youtube.com/channel/UCS3q...</text:p>
            <text:p/>
            <text:p>★UHA味覚糖公式ホームページ</text:p>
            <text:p>https://www.uha-mikakuto.co.jp/</text:p>
          </table:table-cell>
          <table:table-cell office:value-type="float" office:value="2884" calcext:value-type="float">
            <text:p>2884</text:p>
          </table:table-cell>
          <table:table-cell/>
          <table:table-cell office:value-type="string" calcext:value-type="string">
            <text:p>UCS3qzX-Y0y_X8AWkt379ZWA</text:p>
          </table:table-cell>
          <table:table-cell office:value-type="string" calcext:value-type="string">
            <text:p>UHA味覚糖公式チャンネル</text:p>
          </table:table-cell>
          <table:table-cell office:value-type="string" calcext:value-type="string">
            <text:p>https://www.youtube.com/channel/UCS3qzX-Y0y_X8AWkt379ZWA</text:p>
          </table:table-cell>
          <table:table-cell office:value-type="string" calcext:value-type="string">
            <text:p>おいしさはやさしさ UHA味覚糖の公式YouTubeチャンネルです♪CMやキャンペーン情報をはじめ、いろんな情報を発信していき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oktEYWqr50U</text:p>
          </table:table-cell>
          <table:table-cell office:value-type="string" calcext:value-type="string">
            <text:p>高機能スティッククリーナー CM アイリスオーヤマ</text:p>
          </table:table-cell>
          <table:table-cell office:value-type="string" calcext:value-type="string">
            <text:p>2018-06-26 06:53:09 UTC</text:p>
          </table:table-cell>
          <table:table-cell office:value-type="string" calcext:value-type="string">
            <text:p>https://www.youtube.com/watch?v=oktEYWqr50U</text:p>
          </table:table-cell>
          <table:table-cell office:value-type="string" calcext:value-type="string">
            <text:p>驚きの軽さで毎日のお掃除が変わる！</text:p>
            <text:p>最軽量クラスの極細軽量スティッククリーナーです。</text:p>
            <text:p>充電スタンド付きで、立てたまま充電ができます。</text:p>
            <text:p/>
            <text:p>◆業界最軽量（※1）クラス重さ約1.4kg</text:p>
            <text:p>手元に感じる重さは、たったの430g！（※2）</text:p>
            <text:p>　軽い力ですいすい進み、ぐんぐん吸い込むのでお掃除ラクラク。</text:p>
            <text:p>※1　2018年5月現在。日本国内の家庭用スティック形掃除機（パワーブラシタイプ）において。</text:p>
            <text:p>※2　当店調べ。手元にかかる重さを測定。</text:p>
            <text:p/>
            <text:p>◆新開発「サイクロンパワーヘッド」</text:p>
            <text:p>優れたダストピックアップ率99％！※</text:p>
            <text:p>縦方向のサイクロン気流でほこりを強力に吸引。</text:p>
            <text:p>空気の力でゴミを掻き出し、壁際のゴミもグングン吸い込みます。</text:p>
            <text:p>※JIS C9802に定められている「じんあい除去能力」の測定方法に準拠した当社試験。</text:p>
            <text:p>硬い床からのじんあい除去能力を測定。</text:p>
            <text:p/>
            <text:p>◆「ついで掃除」ができる静電モップ</text:p>
            <text:p>掃除機を掛けながら、モップでほこりを吸着！</text:p>
            <text:p>モップの長さは、2段階調整可能！（44.5cm・58.3cm）</text:p>
            <text:p>手元も高いところも「ついで掃除」でキレイに。</text:p>
            <text:p>スタンドでモップのほこりを吸引できるので</text:p>
            <text:p>ほこりを取りながらキレイなモップでお掃除ができます。</text:p>
            <text:p/>
            <text:p/>
            <text:p>◆商品ページはこちら◆</text:p>
            <text:p>https://www.irisplaza.co.jp/index.php?KB=SHOSAI&amp;SID=H273607F</text:p>
          </table:table-cell>
          <table:table-cell office:value-type="float" office:value="3032" calcext:value-type="float">
            <text:p>3032</text:p>
          </table:table-cell>
          <table:table-cell/>
          <table:table-cell office:value-type="string" calcext:value-type="string">
            <text:p>UCs6gRPmdnwrpUkJOwYcuTJg</text:p>
          </table:table-cell>
          <table:table-cell office:value-type="string" calcext:value-type="string">
            <text:p>Iris Plaza</text:p>
          </table:table-cell>
          <table:table-cell office:value-type="string" calcext:value-type="string">
            <text:p>https://www.youtube.com/channel/UCs6gRPmdnwrpUkJOwYcuTJ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PS2NeSKqQqI</text:p>
          </table:table-cell>
          <table:table-cell office:value-type="string" calcext:value-type="string">
            <text:p>Exclusive: CM Punk Speaks To Fightful After Verdict Over WWE Dr. Chris Amann</text:p>
          </table:table-cell>
          <table:table-cell office:value-type="string" calcext:value-type="string">
            <text:p>2018-06-05 23:11:34 UTC</text:p>
          </table:table-cell>
          <table:table-cell office:value-type="string" calcext:value-type="string">
            <text:p>https://www.youtube.com/watch?v=PS2NeSKqQqI</text:p>
          </table:table-cell>
          <table:table-cell office:value-type="string" calcext:value-type="string">
            <text:p>Former WWE Champion turned UFC fighter CM Punk speaks to Fightful after his victory in the courtroom.</text:p>
            <text:p/>
            <text:p>-~-~~-~~~-~~-~-</text:p>
            <text:p>Check out our latest video! https://goo.gl/vBeQG5</text:p>
            <text:p>-~-~~-~~~-~~-~-</text:p>
          </table:table-cell>
          <table:table-cell office:value-type="float" office:value="6598" calcext:value-type="float">
            <text:p>6598</text:p>
          </table:table-cell>
          <table:table-cell office:value-type="float" office:value="171" calcext:value-type="float">
            <text:p>171</text:p>
          </table:table-cell>
          <table:table-cell office:value-type="string" calcext:value-type="string">
            <text:p>UCS7fkAtgKoJAgoujvNrWIIA</text:p>
          </table:table-cell>
          <table:table-cell office:value-type="string" calcext:value-type="string">
            <text:p>Fightful</text:p>
          </table:table-cell>
          <table:table-cell office:value-type="string" calcext:value-type="string">
            <text:p>https://www.youtube.com/channel/UCS7fkAtgKoJAgoujvNrWIIA</text:p>
          </table:table-cell>
          <table:table-cell office:value-type="string" calcext:value-type="string">
            <text:p>Fightful.com brings you the best coverage, podcasts, inside information and exclusive interviews from the worlds of MMA, pro wrestling and boxing. From CM Punk to Cris Cyborg, to Chael Sonnen to Floyd Mayweather. Past, present, future, Fightful has talked to them all.</text:p>
          </table:table-cell>
          <table:table-cell office:value-type="float" office:value="1" calcext:value-type="float">
            <text:p>1</text:p>
          </table:table-cell>
          <table:table-cell table:number-columns-repeated="1012"/>
        </table:table-row>
        <table:table-row table:style-name="ro2">
          <table:table-cell office:value-type="string" calcext:value-type="string">
            <text:p>tGZC0hP9TmI</text:p>
          </table:table-cell>
          <table:table-cell office:value-type="string" calcext:value-type="string">
            <text:p>✅ ＴＯＫＩＯ４人のＣＭ、フマキラーに「ありがとう」 - ジャニーズ : 日刊スポーツ</text:p>
          </table:table-cell>
          <table:table-cell office:value-type="string" calcext:value-type="string">
            <text:p>2018-06-19 07:16:20 UTC</text:p>
          </table:table-cell>
          <table:table-cell office:value-type="string" calcext:value-type="string">
            <text:p>https://www.youtube.com/watch?v=tGZC0hP9TmI</text:p>
          </table:table-cell>
          <table:table-cell office:value-type="string" calcext:value-type="string">
            <text:p>💖 Please Subscribe: https://www.youtube.com/channel/UCsDgBjk4_4p4AZBxD7YiEgQ?sub_confirmation=1</text:p>
            <text:p>💖#ＴＯＫＩＯ４人のＣＭ、フマキラーに「ありがとう」ジャニーズ日刊スポーツ</text:p>
            <text:p>✲ ⋆ ❄ ❅ ❇ ❈ ❖ ✫ ✪ ✩ ✬  ✭  ✰ ✹ ✷ ✶ ✵ ✳ ✱ ❊ </text:p>
            <text:p>✍  　ＴＯＫＩＯの４人が出演するフマキラーの殺虫剤「おすだけベープ」の新ＣＭが、今月２５日から放送されることが２２日、発表された。発表を受けて、多数の反響が同社に寄せられていることが分かった。 　同社によると、この日の午前中に新ＣＭ放送を発表した後、多数の反響が寄せられ、「またＴＯＫＩＯをＣＭ起用してくれてありがとう」など、ほとんどがポジティブな内容だったという。 　ＣＭには、女子高生への強制わいせつ容疑で書類送検され、今月６日ジャニーズ事務所を契約解除になった山口達也（４６）以外の４人、城島茂（４７）国分太一（４３）松岡昌宏（４１）長瀬智也（３９）が登場する。４人体制になって初のＣＭ放送となる。 　同社は９７年から２１年間、ＴＯＫＩＯをＣＭに起用していた。先月２５日に山口の事件が発覚し、今月に入ってＣＭ放送を見合わせていたが、撮り直すなどして新たに制作した。継続起用を決めた理由について同社は「ＴＯＫＩＯの皆さんの人柄です」と説明。公式ホームページ上で「１９９７年から２１年にわたり、ＴＯＫＩＯとともに歩みを進めてきた当社としましては、これからも引き続き彼らを応援して参ります」と表明してい ...</text:p>
            <text:p>❉ ✾ ✽ ✼ ✠ ☆ ★ ✡ ✴ ✺ ☼ ☸ ❋ ✽ ✻ ❆ ۞ ۝ ☀ ❃ ❂ ✿ </text:p>
            <text:p>💖 I do not own any images. For information on copyright infringement, please  contact: vct226@gmail.com </text:p>
            <text:p>💖 I will always put your website backlink and recommend them here:</text:p>
            <text:p>💖 Licence:</text:p>
            <text:p>  ✅ Adventures by A Himitsu https://soundcloud.com/a-himitsu</text:p>
            <text:p>  ✅ Creative Commons — Attribution 3.0 Unported— CC BY 3.0 </text:p>
            <text:p>  ✅ https://creativecommons.org/licenses/by/3.0/ </text:p>
            <text:p>  ✅ Music released by Argofox https://youtu.be/8BXNwnxaVQE</text:p>
            <text:p>  ✅ Music provided by Audio Library https://youtu.be/MkNeIUgNPQ8</text:p>
          </table:table-cell>
          <table:table-cell office:value-type="float" office:value="8" calcext:value-type="float">
            <text:p>8</text:p>
          </table:table-cell>
          <table:table-cell/>
          <table:table-cell office:value-type="string" calcext:value-type="string">
            <text:p>UCsDgBjk4_4p4AZBxD7YiEgQ</text:p>
          </table:table-cell>
          <table:table-cell office:value-type="string" calcext:value-type="string">
            <text:p>aa FULL</text:p>
          </table:table-cell>
          <table:table-cell office:value-type="string" calcext:value-type="string">
            <text:p>https://www.youtube.com/channel/UCsDgBjk4_4p4AZBxD7YiEg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Crjhkun1oIY</text:p>
          </table:table-cell>
          <table:table-cell office:value-type="string" calcext:value-type="string">
            <text:p>東京ディズニーリゾート35周年コラボレーションCM【みずほ証券公式】</text:p>
          </table:table-cell>
          <table:table-cell office:value-type="string" calcext:value-type="string">
            <text:p>2018-06-12 08:14:34 UTC</text:p>
          </table:table-cell>
          <table:table-cell office:value-type="string" calcext:value-type="string">
            <text:p>https://www.youtube.com/watch?v=Crjhkun1oIY</text:p>
          </table:table-cell>
          <table:table-cell office:value-type="string" calcext:value-type="string">
            <text:p>東京ディズニーリゾート35周年コラボレーションCM 15秒です。</text:p>
            <text:p>人生100年。</text:p>
            <text:p>退職という新しいスタートを、みずほ証券は応援します！</text:p>
            <text:p/>
            <text:p>CMの詳細はこちら</text:p>
            <text:p>https://www.mizuho-sc.com/company/tvcm/index.html</text:p>
            <text:p/>
            <text:p>【みずほ証券】の公式ページ</text:p>
            <text:p>公式サイト：https://www.mizuho-sc.com/index.html</text:p>
            <text:p/>
            <text:p>みずほ証券に関するさまざまな動画を公開していきます。チャンネル登録をお願いします。</text:p>
          </table:table-cell>
          <table:table-cell office:value-type="float" office:value="3682" calcext:value-type="float">
            <text:p>3682</text:p>
          </table:table-cell>
          <table:table-cell/>
          <table:table-cell office:value-type="string" calcext:value-type="string">
            <text:p>UCSIxpfhIsbb5t7AKN-CNRVg</text:p>
          </table:table-cell>
          <table:table-cell office:value-type="string" calcext:value-type="string">
            <text:p>みずほ証券 公式</text:p>
          </table:table-cell>
          <table:table-cell office:value-type="string" calcext:value-type="string">
            <text:p>https://www.youtube.com/channel/UCSIxpfhIsbb5t7AKN-CNRVg</text:p>
          </table:table-cell>
          <table:table-cell office:value-type="string" calcext:value-type="string">
            <text:p>みずほ証券のYouTube公式チャンネルです。 </text:p>
            <text:p>みずほ証券に関するさまざまな動画を公開していきます。</text:p>
            <text:p/>
            <text:p>商号等：みずほ証券株式会社 金融商品取引業者 関東財務局長（金商）第94号</text:p>
            <text:p>加入協会：日本証券業協会、一般社団法人日本投資顧問業協会、一般社団法人金融先物取引業協会、一般社団法人第二種金融商品取引業協会</text:p>
          </table:table-cell>
          <table:table-cell office:value-type="float" office:value="0" calcext:value-type="float">
            <text:p>0</text:p>
          </table:table-cell>
          <table:table-cell table:number-columns-repeated="1012"/>
        </table:table-row>
        <table:table-row table:style-name="ro2">
          <table:table-cell office:value-type="string" calcext:value-type="string">
            <text:p>kq5ZaAsl0ls</text:p>
          </table:table-cell>
          <table:table-cell office:value-type="string" calcext:value-type="string">
            <text:p>【EX2】あるある30秒CM【CM】【バーチャルユーチューバー】#VTuberCM提供</text:p>
          </table:table-cell>
          <table:table-cell office:value-type="string" calcext:value-type="string">
            <text:p>2018-06-17 05:49:52 UTC</text:p>
          </table:table-cell>
          <table:table-cell office:value-type="string" calcext:value-type="string">
            <text:p>https://www.youtube.com/watch?v=kq5ZaAsl0ls</text:p>
          </table:table-cell>
          <table:table-cell office:value-type="string" calcext:value-type="string">
            <text:p>CMだよん</text:p>
            <text:p/>
            <text:p>あるあるTwitterアカウント</text:p>
            <text:p>http://twitter.com/meitanteiRR</text:p>
          </table:table-cell>
          <table:table-cell office:value-type="float" office:value="121" calcext:value-type="float">
            <text:p>121</text:p>
          </table:table-cell>
          <table:table-cell office:value-type="float" office:value="21" calcext:value-type="float">
            <text:p>21</text:p>
          </table:table-cell>
          <table:table-cell office:value-type="string" calcext:value-type="string">
            <text:p>UCSJfH8jK1CDhHWKHCPdzmXQ</text:p>
          </table:table-cell>
          <table:table-cell office:value-type="string" calcext:value-type="string">
            <text:p>あるあるの謎解きチャンネル</text:p>
          </table:table-cell>
          <table:table-cell office:value-type="string" calcext:value-type="string">
            <text:p>https://www.youtube.com/channel/UCSJfH8jK1CDhHWKHCPdzmXQ</text:p>
          </table:table-cell>
          <table:table-cell office:value-type="string" calcext:value-type="string">
            <text:p>探偵系バーチャルユーチューバーやってます！</text:p>
            <text:p>あるあるです！</text:p>
            <text:p/>
            <text:p>探偵の名に恥じないよう</text:p>
            <text:p>謎解きやパズルなどを中心に動画を作っていけたらなと思います。</text:p>
            <text:p/>
            <text:p>実況も編集もアバター作成も全てが初体験ですが、</text:p>
            <text:p>少しずつ成長していきますので応援よろしくお願いします！</text:p>
            <text:p/>
            <text:p>チャンネルアートのロゴはサムズSamsVTさんからいただきました！</text:p>
            <text:p>https://www.youtube.com/channel/UCHM08hmT5COtJZBLsJjHNdQ</text:p>
            <text:p/>
            <text:p/>
            <text:p>2018.3.6</text:p>
            <text:p>ツイッター始めました！</text:p>
            <text:p>要望やリクエストなどありましたら、</text:p>
            <text:p>こちらにいただけるとうれしいです！</text:p>
            <text:p>http://twitter.com/meitanteiRR</text:p>
          </table:table-cell>
          <table:table-cell office:value-type="float" office:value="1" calcext:value-type="float">
            <text:p>1</text:p>
          </table:table-cell>
          <table:table-cell table:number-columns-repeated="1012"/>
        </table:table-row>
        <table:table-row table:style-name="ro2">
          <table:table-cell office:value-type="string" calcext:value-type="string">
            <text:p>Zqwi4XO2bWQ</text:p>
          </table:table-cell>
          <table:table-cell office:value-type="string" calcext:value-type="string">
            <text:p>【EX】あるある15秒CM【CM】【バーチャルユーチューバー】#VTuberCM提供</text:p>
          </table:table-cell>
          <table:table-cell office:value-type="string" calcext:value-type="string">
            <text:p>2018-06-17 05:49:15 UTC</text:p>
          </table:table-cell>
          <table:table-cell office:value-type="string" calcext:value-type="string">
            <text:p>https://www.youtube.com/watch?v=Zqwi4XO2bWQ</text:p>
          </table:table-cell>
          <table:table-cell office:value-type="string" calcext:value-type="string">
            <text:p>15秒CMです</text:p>
            <text:p/>
            <text:p>あるあるTwitterアカウント</text:p>
            <text:p>http://twitter.com/meitanteiRR</text:p>
          </table:table-cell>
          <table:table-cell office:value-type="float" office:value="62" calcext:value-type="float">
            <text:p>62</text:p>
          </table:table-cell>
          <table:table-cell office:value-type="float" office:value="6" calcext:value-type="float">
            <text:p>6</text:p>
          </table:table-cell>
          <table:table-cell office:value-type="string" calcext:value-type="string">
            <text:p>UCSJfH8jK1CDhHWKHCPdzmXQ</text:p>
          </table:table-cell>
          <table:table-cell office:value-type="string" calcext:value-type="string">
            <text:p>あるあるの謎解きチャンネル</text:p>
          </table:table-cell>
          <table:table-cell office:value-type="string" calcext:value-type="string">
            <text:p>https://www.youtube.com/channel/UCSJfH8jK1CDhHWKHCPdzmXQ</text:p>
          </table:table-cell>
          <table:table-cell office:value-type="string" calcext:value-type="string">
            <text:p>探偵系バーチャルユーチューバーやってます！</text:p>
            <text:p>あるあるです！</text:p>
            <text:p/>
            <text:p>探偵の名に恥じないよう</text:p>
            <text:p>謎解きやパズルなどを中心に動画を作っていけたらなと思います。</text:p>
            <text:p/>
            <text:p>実況も編集もアバター作成も全てが初体験ですが、</text:p>
            <text:p>少しずつ成長していきますので応援よろしくお願いします！</text:p>
            <text:p/>
            <text:p>チャンネルアートのロゴはサムズSamsVTさんからいただきました！</text:p>
            <text:p>https://www.youtube.com/channel/UCHM08hmT5COtJZBLsJjHNdQ</text:p>
            <text:p/>
            <text:p/>
            <text:p>2018.3.6</text:p>
            <text:p>ツイッター始めました！</text:p>
            <text:p>要望やリクエストなどありましたら、</text:p>
            <text:p>こちらにいただけるとうれしいです！</text:p>
            <text:p>http://twitter.com/meitanteiRR</text:p>
          </table:table-cell>
          <table:table-cell office:value-type="float" office:value="1" calcext:value-type="float">
            <text:p>1</text:p>
          </table:table-cell>
          <table:table-cell table:number-columns-repeated="1012"/>
        </table:table-row>
        <table:table-row table:style-name="ro2">
          <table:table-cell office:value-type="string" calcext:value-type="string">
            <text:p>ENifHodCA8E</text:p>
          </table:table-cell>
          <table:table-cell office:value-type="string" calcext:value-type="string">
            <text:p>Exclusive: Inside view of the house of former UP CM AKhilesh Yadav</text:p>
          </table:table-cell>
          <table:table-cell office:value-type="string" calcext:value-type="string">
            <text:p>2018-06-09 07:45:46 UTC</text:p>
          </table:table-cell>
          <table:table-cell office:value-type="string" calcext:value-type="string">
            <text:p>https://www.youtube.com/watch?v=ENifHodCA8E</text:p>
          </table:table-cell>
          <table:table-cell office:value-type="string" calcext:value-type="string">
            <text:p>In an exclusive coverage by News Nation, watch the inside view of he house of former Uttar Pradesh's CM Akhilesh Yadav which he had to vacate after court orders. The former UP CM used to reside here which is  4 Vikramadityanath Marg in Lucknow</text:p>
            <text:p>Subscribe us on YouTube Channel: https://www.youtube.com/NewsNationTV</text:p>
            <text:p/>
            <text:p>Get More Updates on: http://www.newsnation.in</text:p>
            <text:p/>
            <text:p>Download Android and iOS Apps for more updates: </text:p>
            <text:p/>
            <text:p>Android App: https://play.google.com/store/apps/details?id=com.newsnationonline&amp;hl=en</text:p>
            <text:p/>
            <text:p>iOS App: https://itunes.apple.com/in/app/newsnation/id917219227?mt=8</text:p>
            <text:p>Follow us on: </text:p>
            <text:p>Facebook: https://www.facebook.com/NewsNationChannel</text:p>
            <text:p>Twitter : https://twitter.com/NewsNationTV</text:p>
            <text:p>Google+ : https://plus.google.com/u/0/+NewsNationTV?pageId=106285995264756645929&amp;authuser=1</text:p>
          </table:table-cell>
          <table:table-cell office:value-type="float" office:value="5292" calcext:value-type="float">
            <text:p>5292</text:p>
          </table:table-cell>
          <table:table-cell office:value-type="float" office:value="26" calcext:value-type="float">
            <text:p>26</text:p>
          </table:table-cell>
          <table:table-cell office:value-type="string" calcext:value-type="string">
            <text:p>UCsNdeLwEZf86swPD3qJJ7Dw</text:p>
          </table:table-cell>
          <table:table-cell office:value-type="string" calcext:value-type="string">
            <text:p>News Nation</text:p>
          </table:table-cell>
          <table:table-cell office:value-type="string" calcext:value-type="string">
            <text:p>https://www.youtube.com/channel/UCsNdeLwEZf86swPD3qJJ7Dw</text:p>
          </table:table-cell>
          <table:table-cell office:value-type="string" calcext:value-type="string">
            <text:p>News Nation is a leading Hindi news channel in India, providing latest and updated information on various topics, including politics, sports and entertainment.</text:p>
          </table:table-cell>
          <table:table-cell office:value-type="float" office:value="1" calcext:value-type="float">
            <text:p>1</text:p>
          </table:table-cell>
          <table:table-cell table:number-columns-repeated="1012"/>
        </table:table-row>
        <table:table-row table:style-name="ro2">
          <table:table-cell office:value-type="string" calcext:value-type="string">
            <text:p>pfnc5slv7DQ</text:p>
          </table:table-cell>
          <table:table-cell office:value-type="string" calcext:value-type="string">
            <text:p>「カルピス」 CM 「発酵食品って知ってた」編 30秒 長澤まさみ</text:p>
          </table:table-cell>
          <table:table-cell office:value-type="string" calcext:value-type="string">
            <text:p>2018-06-28 01:05:08 UTC</text:p>
          </table:table-cell>
          <table:table-cell office:value-type="string" calcext:value-type="string">
            <text:p>https://www.youtube.com/watch?v=pfnc5slv7DQ</text:p>
          </table:table-cell>
          <table:table-cell office:value-type="string" calcext:value-type="string">
            <text:p>「カルピス」のあの甘ずっぱい味や香りは、実は“発酵”から生まれているって知ってましたか？発酵がマイブームのママが、この事実を知って、思わず、パパに話をしてしまう日常のワンシーンを切り取ったCMです。</text:p>
            <text:p/>
            <text:p>■カルピス® ブランドサイト</text:p>
            <text:p>http://calpis.jp/top.html</text:p>
            <text:p/>
            <text:p>■チャンネル登録はこちら</text:p>
            <text:p>https://www.youtube.com/user/AsahiGroupHoldings?sub_confirmation=1</text:p>
          </table:table-cell>
          <table:table-cell office:value-type="float" office:value="2743" calcext:value-type="float">
            <text:p>2743</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XcigLBmxqac</text:p>
          </table:table-cell>
          <table:table-cell office:value-type="string" calcext:value-type="string">
            <text:p>「カルピス」 CM 「発酵食品って知ってた」編 15秒 長澤まさみ</text:p>
          </table:table-cell>
          <table:table-cell office:value-type="string" calcext:value-type="string">
            <text:p>2018-06-28 01:05:05 UTC</text:p>
          </table:table-cell>
          <table:table-cell office:value-type="string" calcext:value-type="string">
            <text:p>https://www.youtube.com/watch?v=XcigLBmxqac</text:p>
          </table:table-cell>
          <table:table-cell office:value-type="string" calcext:value-type="string">
            <text:p>「カルピス」のあの甘ずっぱい味や香りは、実は“発酵”から生まれているって知ってましたか？発酵がマイブームのママが、この事実を知って、思わず、パパに話をしてしまう日常のワンシーンを切り取ったCMです。</text:p>
            <text:p/>
            <text:p>■カルピス® ブランドサイト</text:p>
            <text:p>http://calpis.jp/top.html</text:p>
            <text:p/>
            <text:p>■チャンネル登録はこちら</text:p>
            <text:p>https://www.youtube.com/user/AsahiGroupHoldings?sub_confirmation=1</text:p>
          </table:table-cell>
          <table:table-cell office:value-type="float" office:value="1134" calcext:value-type="float">
            <text:p>1134</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zaGJ0b0Ixi8</text:p>
          </table:table-cell>
          <table:table-cell office:value-type="string" calcext:value-type="string">
            <text:p>贅沢搾り CM 「ひっくり返してお楽しみください」篇 15秒 相葉雅紀 上戸彩</text:p>
          </table:table-cell>
          <table:table-cell office:value-type="string" calcext:value-type="string">
            <text:p>2018-06-19 05:30:04 UTC</text:p>
          </table:table-cell>
          <table:table-cell office:value-type="string" calcext:value-type="string">
            <text:p>https://www.youtube.com/watch?v=zaGJ0b0Ixi8</text:p>
          </table:table-cell>
          <table:table-cell office:value-type="string" calcext:value-type="string">
            <text:p>贅沢搾り　ひっくり返してお楽しみください篇</text:p>
            <text:p/>
            <text:p>出演者：相葉雅紀/上戸彩</text:p>
            <text:p>曲名：Get Up And Dance</text:p>
            <text:p/>
            <text:p>■アサヒ贅沢搾り ブランドサイト</text:p>
            <text:p>https://www.asahibeer.co.jp/zeitaku_s/</text:p>
            <text:p/>
            <text:p>■チャンネル登録はこちら</text:p>
            <text:p>https://www.youtube.com/user/AsahiGroupHoldings?sub_confirmation=1</text:p>
          </table:table-cell>
          <table:table-cell office:value-type="float" office:value="99857" calcext:value-type="float">
            <text:p>99857</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wfXZqicZjIE</text:p>
          </table:table-cell>
          <table:table-cell office:value-type="string" calcext:value-type="string">
            <text:p>アサヒスーパードライ ジャパンスペシャル CM 「味わいすぎな三美女」篇 30秒 柴咲コウ 松雪泰子 北川景子</text:p>
          </table:table-cell>
          <table:table-cell office:value-type="string" calcext:value-type="string">
            <text:p>2018-06-18 01:00:09 UTC</text:p>
          </table:table-cell>
          <table:table-cell office:value-type="string" calcext:value-type="string">
            <text:p>https://www.youtube.com/watch?v=wfXZqicZjIE</text:p>
          </table:table-cell>
          <table:table-cell office:value-type="string" calcext:value-type="string">
            <text:p>柴咲コウさん、松雪泰子さん、北川景子さんが出演する『アサヒスーパードライ ジャパンスペシャル』の新CM「味わいすぎな三美女」篇</text:p>
            <text:p/>
            <text:p>出演者：柴咲コウ、松雪泰子、北川景子</text:p>
            <text:p/>
            <text:p>■アサヒスーパードライ ジャパンスペシャル ブランドサイト</text:p>
            <text:p>https://www.asahibeer.co.jp/products/gifts/2018summer/japanspecial/</text:p>
            <text:p/>
            <text:p>■チャンネル登録はこちら</text:p>
            <text:p>https://www.youtube.com/user/AsahiGroupHoldings?sub_confirmation=1</text:p>
          </table:table-cell>
          <table:table-cell office:value-type="float" office:value="48689" calcext:value-type="float">
            <text:p>48689</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kV6_tIYRY4A</text:p>
          </table:table-cell>
          <table:table-cell office:value-type="string" calcext:value-type="string">
            <text:p>アサヒスーパードライ ジャパンスペシャル CM 「味わいすぎな三美女」篇 15秒 柴咲コウ 松雪泰子 北川景子</text:p>
          </table:table-cell>
          <table:table-cell office:value-type="string" calcext:value-type="string">
            <text:p>2018-06-18 01:00:06 UTC</text:p>
          </table:table-cell>
          <table:table-cell office:value-type="string" calcext:value-type="string">
            <text:p>https://www.youtube.com/watch?v=kV6_tIYRY4A</text:p>
          </table:table-cell>
          <table:table-cell office:value-type="string" calcext:value-type="string">
            <text:p>柴咲コウさん、松雪泰子さん、北川景子さんが出演する『アサヒスーパードライ ジャパンスペシャル』の新CM「味わいすぎな三美女」篇</text:p>
            <text:p/>
            <text:p>出演者：柴咲コウ、松雪泰子、北川景子</text:p>
            <text:p/>
            <text:p>■アサヒスーパードライ ジャパンスペシャル ブランドサイト</text:p>
            <text:p>https://www.asahibeer.co.jp/products/gifts/2018summer/japanspecial/</text:p>
            <text:p/>
            <text:p>■チャンネル登録はこちら</text:p>
            <text:p>https://www.youtube.com/user/AsahiGroupHoldings?sub_confirmation=1</text:p>
          </table:table-cell>
          <table:table-cell office:value-type="float" office:value="1205" calcext:value-type="float">
            <text:p>1205</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CMUtafuuWjs</text:p>
          </table:table-cell>
          <table:table-cell office:value-type="string" calcext:value-type="string">
            <text:p>アサヒスーパードライ ジャパンスペシャル CM 「味わいすぎな三美女」篇 メイキング映像 柴咲コウ 松雪泰子 北川景子</text:p>
          </table:table-cell>
          <table:table-cell office:value-type="string" calcext:value-type="string">
            <text:p>2018-06-18 01:00:04 UTC</text:p>
          </table:table-cell>
          <table:table-cell office:value-type="string" calcext:value-type="string">
            <text:p>https://www.youtube.com/watch?v=CMUtafuuWjs</text:p>
          </table:table-cell>
          <table:table-cell office:value-type="string" calcext:value-type="string">
            <text:p>柴咲コウさん、松雪泰子さん、北川景子さんが出演する『アサヒスーパードライ ジャパンスペシャル』の新CM「味わいすぎな三美女」篇 メイキング</text:p>
            <text:p/>
            <text:p>出演者：柴咲コウ、松雪泰子、北川景子</text:p>
            <text:p/>
            <text:p>■アサヒスーパードライ ジャパンスペシャル ブランドサイト</text:p>
            <text:p>https://www.asahibeer.co.jp/products/gifts/2018summer/japanspecial/</text:p>
            <text:p/>
            <text:p>■チャンネル登録はこちら</text:p>
            <text:p>https://www.youtube.com/user/AsahiGroupHoldings?sub_confirmation=1</text:p>
          </table:table-cell>
          <table:table-cell office:value-type="float" office:value="1508" calcext:value-type="float">
            <text:p>1508</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1" calcext:value-type="float">
            <text:p>1</text:p>
          </table:table-cell>
          <table:table-cell table:number-columns-repeated="1012"/>
        </table:table-row>
        <table:table-row table:style-name="ro2">
          <table:table-cell office:value-type="string" calcext:value-type="string">
            <text:p>tkm99XVqvFY</text:p>
          </table:table-cell>
          <table:table-cell office:value-type="string" calcext:value-type="string">
            <text:p>クリアアサヒ CM 「イカ麻婆とクリアアサヒ」篇 15秒 向井理</text:p>
          </table:table-cell>
          <table:table-cell office:value-type="string" calcext:value-type="string">
            <text:p>2018-06-14 20:00:08 UTC</text:p>
          </table:table-cell>
          <table:table-cell office:value-type="string" calcext:value-type="string">
            <text:p>https://www.youtube.com/watch?v=tkm99XVqvFY</text:p>
          </table:table-cell>
          <table:table-cell office:value-type="string" calcext:value-type="string">
            <text:p>クリアアサヒ「イカ麻婆とクリアアサヒ」篇 15秒</text:p>
            <text:p/>
            <text:p>出演者：向井理</text:p>
            <text:p>曲名：東京ブギウギ（クリアブギウギ）</text:p>
            <text:p>歌：トータス松本</text:p>
            <text:p/>
            <text:p>■クリアアサヒ ブランドサイト</text:p>
            <text:p>http://www.asahibeer.co.jp/clear/</text:p>
            <text:p/>
            <text:p>■チャンネル登録はこちら</text:p>
            <text:p>https://www.youtube.com/user/AsahiGroupHoldings?sub_confirmation=1</text:p>
          </table:table-cell>
          <table:table-cell office:value-type="float" office:value="97108" calcext:value-type="float">
            <text:p>97108</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cXxTUDn7EuY</text:p>
          </table:table-cell>
          <table:table-cell office:value-type="string" calcext:value-type="string">
            <text:p>ワンダ TEA COFFEE CM 「ピッタリ」編 15秒 ビートたけし 神木隆之介 川栄李奈</text:p>
          </table:table-cell>
          <table:table-cell office:value-type="string" calcext:value-type="string">
            <text:p>2018-06-12 01:00:04 UTC</text:p>
          </table:table-cell>
          <table:table-cell office:value-type="string" calcext:value-type="string">
            <text:p>https://www.youtube.com/watch?v=cXxTUDn7EuY</text:p>
          </table:table-cell>
          <table:table-cell office:value-type="string" calcext:value-type="string">
            <text:p>神木さんと川栄さんのコミカルなやり取りを通じて、コーヒーと茶葉の組み合わせの新しさを描いたCMです。</text:p>
            <text:p/>
            <text:p>■ワンダ TEA COFFEE ブランドサイト</text:p>
            <text:p>http://www.asahiinryo.co.jp/wonda/sp/teacoffee.html</text:p>
            <text:p/>
            <text:p>■チャンネル登録はこちら</text:p>
            <text:p>https://www.youtube.com/user/AsahiGroupHoldings?sub_confirmation=1</text:p>
          </table:table-cell>
          <table:table-cell office:value-type="float" office:value="672643" calcext:value-type="float">
            <text:p>672643</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VKgJHSL6Ivs</text:p>
          </table:table-cell>
          <table:table-cell office:value-type="string" calcext:value-type="string">
            <text:p>十六茶 CM 「夏」編 15秒 新垣結衣</text:p>
          </table:table-cell>
          <table:table-cell office:value-type="string" calcext:value-type="string">
            <text:p>2018-06-11 01:00:04 UTC</text:p>
          </table:table-cell>
          <table:table-cell office:value-type="string" calcext:value-type="string">
            <text:p>https://www.youtube.com/watch?v=VKgJHSL6Ivs</text:p>
          </table:table-cell>
          <table:table-cell office:value-type="string" calcext:value-type="string">
            <text:p>夏の公園で汗をかきながら遊ぶ親子。お母さんに渡された十六茶を男の子がゴクゴクと飲みます。男の子は「はい、ママも」とお母さんのカラダをおもいやり十六茶を渡します。夏の水分補給にも健康16素材のおもいやりブレンド「十六茶」。親子のおもいやり溢れるやりとりをやさしく見守る新垣さんを描いています。</text:p>
            <text:p/>
            <text:p>出演者：新垣結衣</text:p>
            <text:p/>
            <text:p>■十六茶 ブランドサイト</text:p>
            <text:p>http://www.asahiinryo.co.jp/16cha/sp/</text:p>
            <text:p/>
            <text:p>■チャンネル登録はこちら</text:p>
            <text:p>https://www.youtube.com/user/AsahiGroupHoldings?sub_confirmation=1</text:p>
          </table:table-cell>
          <table:table-cell office:value-type="float" office:value="10840" calcext:value-type="float">
            <text:p>10840</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Agb3q1XqLO4</text:p>
          </table:table-cell>
          <table:table-cell office:value-type="string" calcext:value-type="string">
            <text:p>カルピスウォーター® CM 「大・告白」編 30秒 永野芽郁</text:p>
          </table:table-cell>
          <table:table-cell office:value-type="string" calcext:value-type="string">
            <text:p>2018-06-04 01:00:10 UTC</text:p>
          </table:table-cell>
          <table:table-cell office:value-type="string" calcext:value-type="string">
            <text:p>https://www.youtube.com/watch?v=Agb3q1XqLO4</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テーマ曲はSHISHAMOの書き下ろしソング！</text:p>
            <text:p/>
            <text:p>出演者：永野芽郁（ながの めい）</text:p>
            <text:p>曲名：ねぇ、</text:p>
            <text:p/>
            <text:p>■カルピスウォーター® ブランドサイト</text:p>
            <text:p>http://www.asahiinryo.co.jp/calpis-water/</text:p>
            <text:p/>
            <text:p>■チャンネル登録はこちら</text:p>
            <text:p>http://www.youtube.com/user/AsahiGroupHoldings?sub_confirmation=1</text:p>
          </table:table-cell>
          <table:table-cell office:value-type="float" office:value="436510" calcext:value-type="float">
            <text:p>436510</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ADaGsRn1Z-k</text:p>
          </table:table-cell>
          <table:table-cell office:value-type="string" calcext:value-type="string">
            <text:p>カルピスウォーター® CM 「大・告白」編 15秒 永野芽郁</text:p>
          </table:table-cell>
          <table:table-cell office:value-type="string" calcext:value-type="string">
            <text:p>2018-06-04 01:00:07 UTC</text:p>
          </table:table-cell>
          <table:table-cell office:value-type="string" calcext:value-type="string">
            <text:p>https://www.youtube.com/watch?v=ADaGsRn1Z-k</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テーマ曲はSHISHAMOの書き下ろしソング！</text:p>
            <text:p/>
            <text:p>出演者：永野芽郁（ながの めい）</text:p>
            <text:p>曲名：ねぇ、</text:p>
            <text:p/>
            <text:p>■カルピスウォーター® ブランドサイト</text:p>
            <text:p>http://www.asahiinryo.co.jp/calpis-water/</text:p>
            <text:p/>
            <text:p>■チャンネル登録はこちら</text:p>
            <text:p>http://www.youtube.com/user/AsahiGroupHoldings?sub_confirmation=1</text:p>
          </table:table-cell>
          <table:table-cell office:value-type="float" office:value="1779" calcext:value-type="float">
            <text:p>1779</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0" calcext:value-type="float">
            <text:p>0</text:p>
          </table:table-cell>
          <table:table-cell table:number-columns-repeated="1012"/>
        </table:table-row>
        <table:table-row table:style-name="ro2">
          <table:table-cell office:value-type="string" calcext:value-type="string">
            <text:p>JMcwu_8nb7E</text:p>
          </table:table-cell>
          <table:table-cell office:value-type="string" calcext:value-type="string">
            <text:p>カルピスウォーター® CM 「大・告白」編 メイキング 永野芽郁</text:p>
          </table:table-cell>
          <table:table-cell office:value-type="string" calcext:value-type="string">
            <text:p>2018-06-04 01:00:04 UTC</text:p>
          </table:table-cell>
          <table:table-cell office:value-type="string" calcext:value-type="string">
            <text:p>https://www.youtube.com/watch?v=JMcwu_8nb7E</text:p>
          </table:table-cell>
          <table:table-cell office:value-type="string" calcext:value-type="string">
            <text:p>“今を、みんなで、味わいたい。” 「カルピスウォーター」</text:p>
            <text:p>「誰かに何かを届けたい想いがある」という今年のテーマを、フェンスアートという、ちょっと目を引く、仕掛けで表現しています。果たして、永野さんが届けたいメッセージとは！テーマ曲はSHISHAMOの書き下ろしソング！</text:p>
            <text:p/>
            <text:p>出演者：永野芽郁（ながの めい）</text:p>
            <text:p>曲名：ねぇ、</text:p>
            <text:p/>
            <text:p>■カルピスウォーター® ブランドサイト</text:p>
            <text:p>http://www.asahiinryo.co.jp/calpis-water/</text:p>
            <text:p/>
            <text:p>■チャンネル登録はこちら</text:p>
            <text:p>http://www.youtube.com/user/AsahiGroupHoldings?sub_confirmation=1</text:p>
          </table:table-cell>
          <table:table-cell office:value-type="float" office:value="7061" calcext:value-type="float">
            <text:p>7061</text:p>
          </table:table-cell>
          <table:table-cell/>
          <table:table-cell office:value-type="string" calcext:value-type="string">
            <text:p>UCsqyXuphJN_Msxuik8QOW5Q</text:p>
          </table:table-cell>
          <table:table-cell office:value-type="string" calcext:value-type="string">
            <text:p>アサヒグループ公式チャンネル</text:p>
          </table:table-cell>
          <table:table-cell office:value-type="string" calcext:value-type="string">
            <text:p>https://www.youtube.com/channel/UCsqyXuphJN_Msxuik8QOW5Q</text:p>
          </table:table-cell>
          <table:table-cell office:value-type="string" calcext:value-type="string">
            <text:p>アサヒビールをはじめ、アサヒグループ各社のCMやメイキング動画、WEB限定ムービーなど配信中です。</text:p>
            <text:p>動画の更新情報をお知らせしますので、ぜひ、右上部、もしくは下記のチャンネル登録ボタンから</text:p>
            <text:p>チャンネル登録をお願いします！</text:p>
            <text:p>　</text:p>
            <text:p>※お酒に関する動画については、未成年の方への共有はご遠慮ください。</text:p>
            <text:p>※アサヒグループでは、「ソーシャルメディアご利用規約」として当グループ各社が運営するソーシャルメディアの基本事項についてまとめています。ご利用前にご一読いただきご理解いただけますようお願いいたします。</text:p>
            <text:p>（以下のリンクコーナーにある「アサヒグループソーシャルメディアご利用規約」からご覧ください）</text:p>
            <text:p>※飲酒は20歳になってから。飲酒運転は法律で禁止されています。ほどよく、楽しく、いいお酒。</text:p>
          </table:table-cell>
          <table:table-cell office:value-type="float" office:value="1" calcext:value-type="float">
            <text:p>1</text:p>
          </table:table-cell>
          <table:table-cell table:number-columns-repeated="1012"/>
        </table:table-row>
        <table:table-row table:style-name="ro2">
          <table:table-cell office:value-type="string" calcext:value-type="string">
            <text:p>CvvYXa1gS4U</text:p>
          </table:table-cell>
          <table:table-cell office:value-type="string" calcext:value-type="string">
            <text:p>TVアニメ『働くお兄さん！の２！』CM第1弾</text:p>
          </table:table-cell>
          <table:table-cell office:value-type="string" calcext:value-type="string">
            <text:p>2018-06-01 02:01:32 UTC</text:p>
          </table:table-cell>
          <table:table-cell office:value-type="string" calcext:value-type="string">
            <text:p>https://www.youtube.com/watch?v=CvvYXa1gS4U</text:p>
          </table:table-cell>
          <table:table-cell office:value-type="string" calcext:value-type="string">
            <text:p>急募！　明るく元気な方！！</text:p>
            <text:p>アットホームな作品です！</text:p>
            <text:p/>
            <text:p>TVアニメ『働くお兄さん！の２！』2018年7月放送スタート！</text:p>
            <text:p>TOKYO MX：2018年7月6日(金)21:54～</text:p>
            <text:p>BSフジ：2018年7月9日(月)23:55～</text:p>
            <text:p/>
            <text:p>-------------------------------</text:p>
            <text:p>原作　GOOD SMILE COMPANY・宇佐義大</text:p>
            <text:p/>
            <text:p>CAST</text:p>
            <text:p>茶トラ沢タピオ　富田健太郎</text:p>
            <text:p>ロシ原クエ彦　溝口琢矢</text:p>
            <text:p>名前を呼んではいけないその動物　杉田智和</text:p>
            <text:p>　</text:p>
            <text:p>STAFF　</text:p>
            <text:p>監督　高嶋友也</text:p>
            <text:p>シリーズ構成　宇佐義大</text:p>
            <text:p>脚本　熊本浩武</text:p>
            <text:p>キャラクターデザイン　小田ハルカ</text:p>
            <text:p>アニメーション制作　Tomovies</text:p>
            <text:p/>
            <text:p>ジングルテーマ　『働くお兄さん』</text:p>
            <text:p>ボーカル　DearDream </text:p>
            <text:p>作詞・作曲・編曲　R・O・N</text:p>
            <text:p/>
            <text:p>公式HP　http://www.hataoni.jp</text:p>
            <text:p>公式Twitter　https://twitter.com/HATAONI</text:p>
            <text:p/>
            <text:p>©GSC・宇佐義大／働くお兄さん！の製作委員会！</text:p>
          </table:table-cell>
          <table:table-cell office:value-type="float" office:value="1053" calcext:value-type="float">
            <text:p>1053</text:p>
          </table:table-cell>
          <table:table-cell office:value-type="float" office:value="20" calcext:value-type="float">
            <text:p>20</text:p>
          </table:table-cell>
          <table:table-cell office:value-type="string" calcext:value-type="string">
            <text:p>UCt_XdtyWNVenULI5DylX8-A</text:p>
          </table:table-cell>
          <table:table-cell office:value-type="string" calcext:value-type="string">
            <text:p>グッスマチャンネル</text:p>
          </table:table-cell>
          <table:table-cell office:value-type="string" calcext:value-type="string">
            <text:p>https://www.youtube.com/channel/UCt_XdtyWNVenULI5DylX8-A</text:p>
          </table:table-cell>
          <table:table-cell office:value-type="string" calcext:value-type="string">
            <text:p>株式会社グッドスマイルカンパニー公式チャンネル！</text:p>
            <text:p>新しく案内されるフィギュアのCMや実際にサンプルで遊んでみたビデオ、フィギュアを360度クルっと紹介動画など</text:p>
            <text:p>盛りだくさんのチャンネルです。</text:p>
            <text:p/>
            <text:p>2013年以前の動画は下記のチャンネルがご覧になれます。</text:p>
            <text:p>https://www.youtube.com/user/goodsmilecompanytube</text:p>
          </table:table-cell>
          <table:table-cell office:value-type="float" office:value="0" calcext:value-type="float">
            <text:p>0</text:p>
          </table:table-cell>
          <table:table-cell table:number-columns-repeated="1012"/>
        </table:table-row>
        <table:table-row table:style-name="ro2">
          <table:table-cell office:value-type="string" calcext:value-type="string">
            <text:p>Ys2vZR0YjDI</text:p>
          </table:table-cell>
          <table:table-cell office:value-type="string" calcext:value-type="string">
            <text:p>CM Mehbooba Mufti offers Eid Prayers at Sonwar</text:p>
          </table:table-cell>
          <table:table-cell office:value-type="string" calcext:value-type="string">
            <text:p>2018-06-16 06:01:19 UTC</text:p>
          </table:table-cell>
          <table:table-cell office:value-type="string" calcext:value-type="string">
            <text:p>https://www.youtube.com/watch?v=Ys2vZR0YjDI</text:p>
          </table:table-cell>
          <table:table-cell office:value-type="string" calcext:value-type="string">
            <text:p>| Excelsior News |</text:p>
            <text:p>CM Mehbooba Mufti offers Eid Prayers at Sonwar</text:p>
            <text:p/>
            <text:p/>
            <text:p/>
            <text:p/>
            <text:p>| Stay Updated With Latest News &amp; Updates |</text:p>
            <text:p/>
            <text:p>Official YouTube account of DAILY EXCELSIOR , The largest circulated daily of Jammu and Kashmir</text:p>
            <text:p/>
            <text:p>Subscribe to Excelsior News | Click Here ► https://www.youtube.com/channel/UCT4ZAqOV3-2s5pKnBEhh4fw</text:p>
            <text:p/>
            <text:p>To Stay Updated Download the Daily Excelsior App :-</text:p>
            <text:p> </text:p>
            <text:p>Android: </text:p>
            <text:p>https://play.google.com/store/apps/details?id=com.dailyexcelsior</text:p>
            <text:p/>
            <text:p>IOS: </text:p>
            <text:p>https://itunes.apple.com/in/app/daily-excelsior/id1073026978</text:p>
            <text:p/>
            <text:p>Social Media Links :-</text:p>
            <text:p>Web: http://excelsiornews.com/</text:p>
            <text:p>Like us on Facebook: https://www.facebook.com/dailyexcelsior/</text:p>
            <text:p>Follow us on Twitter: https://twitter.com/DailyExcelsior1</text:p>
            <text:p>G+ : https://plus.google.com/u/0/118383490101465701549</text:p>
          </table:table-cell>
          <table:table-cell office:value-type="float" office:value="89746" calcext:value-type="float">
            <text:p>89746</text:p>
          </table:table-cell>
          <table:table-cell office:value-type="float" office:value="254" calcext:value-type="float">
            <text:p>254</text:p>
          </table:table-cell>
          <table:table-cell office:value-type="string" calcext:value-type="string">
            <text:p>UCT4ZAqOV3-2s5pKnBEhh4fw</text:p>
          </table:table-cell>
          <table:table-cell office:value-type="string" calcext:value-type="string">
            <text:p>Daily Excelsior</text:p>
          </table:table-cell>
          <table:table-cell office:value-type="string" calcext:value-type="string">
            <text:p>https://www.youtube.com/channel/UCT4ZAqOV3-2s5pKnBEhh4fw</text:p>
          </table:table-cell>
          <table:table-cell office:value-type="string" calcext:value-type="string">
            <text:p>Official YouTube account of Daily Excelsior , The largest circulated daily of Jammu and Kashmir</text:p>
          </table:table-cell>
          <table:table-cell office:value-type="float" office:value="1" calcext:value-type="float">
            <text:p>1</text:p>
          </table:table-cell>
          <table:table-cell table:number-columns-repeated="1012"/>
        </table:table-row>
        <table:table-row table:style-name="ro2">
          <table:table-cell office:value-type="string" calcext:value-type="string">
            <text:p>P6E9VDL-Vls</text:p>
          </table:table-cell>
          <table:table-cell office:value-type="string" calcext:value-type="string">
            <text:p>【FGO】ぐだぐだ帝都聖杯　イベントCM</text:p>
          </table:table-cell>
          <table:table-cell office:value-type="string" calcext:value-type="string">
            <text:p>2018-06-06 13:14:47 UTC</text:p>
          </table:table-cell>
          <table:table-cell office:value-type="string" calcext:value-type="string">
            <text:p>https://www.youtube.com/watch?v=P6E9VDL-Vls</text:p>
          </table:table-cell>
          <table:table-cell office:value-type="string" calcext:value-type="string">
            <text:p>★Twitter：https://twitter.com/siro_game_s</text:p>
            <text:p>★チャンネル登録：https://www.youtube.com/c/SiroGames</text:p>
            <text:p>★スポンサー登録：https://gaming.youtube.com/channel/UCTacGY6X1JEXlM07YoduC7Q</text:p>
            <text:p>　※マルチや協力ではスポンサー優先になります。&amp;モデレーターもスポンサー優先です。</text:p>
            <text:p>★Support the stream: https://streamlabs.com/sirogames</text:p>
            <text:p/>
            <text:p>よければ高評価&amp;チャンネル登録よろしくお願いします！</text:p>
            <text:p>High evaluation &amp; channel registration Thank you!</text:p>
          </table:table-cell>
          <table:table-cell office:value-type="float" office:value="91383" calcext:value-type="float">
            <text:p>91383</text:p>
          </table:table-cell>
          <table:table-cell office:value-type="float" office:value="512" calcext:value-type="float">
            <text:p>512</text:p>
          </table:table-cell>
          <table:table-cell office:value-type="string" calcext:value-type="string">
            <text:p>UCTacGY6X1JEXlM07YoduC7Q</text:p>
          </table:table-cell>
          <table:table-cell office:value-type="string" calcext:value-type="string">
            <text:p>Siro Games</text:p>
          </table:table-cell>
          <table:table-cell office:value-type="string" calcext:value-type="string">
            <text:p>https://www.youtube.com/channel/UCTacGY6X1JEXlM07YoduC7Q</text:p>
          </table:table-cell>
          <table:table-cell office:value-type="string" calcext:value-type="string">
            <text:p>まったり皆で楽しめるゲームをしていきます！ゲームは下手くそだけど見てる人が楽しめるように頑張り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avbj9JEwY_M</text:p>
          </table:table-cell>
          <table:table-cell office:value-type="string" calcext:value-type="string">
            <text:p>オリジナルCM サウンドロゴADC アドコ</text:p>
          </table:table-cell>
          <table:table-cell office:value-type="string" calcext:value-type="string">
            <text:p>2018-06-18 11:47:23 UTC</text:p>
          </table:table-cell>
          <table:table-cell office:value-type="string" calcext:value-type="string">
            <text:p>https://www.youtube.com/watch?v=avbj9JEwY_M</text:p>
          </table:table-cell>
          <table:table-cell office:value-type="string" calcext:value-type="string">
            <text:p>Bトレストーリー 月宮急行鉄道の拠点地・月宮版の公共広告機構であるACD アドコ・月宮公共社のサウンドロゴです.ACジャパン、旧公共広告機構とは異なり、ロゴマークのフォントをマイルドにしています(左のキャラクター…月宮公共社のマスコット、アドコちゃん).</text:p>
          </table:table-cell>
          <table:table-cell office:value-type="float" office:value="85" calcext:value-type="float">
            <text:p>85</text:p>
          </table:table-cell>
          <table:table-cell office:value-type="float" office:value="1" calcext:value-type="float">
            <text:p>1</text:p>
          </table:table-cell>
          <table:table-cell office:value-type="string" calcext:value-type="string">
            <text:p>UCTbbiuTQUE4JSE-V9rz_YuA</text:p>
          </table:table-cell>
          <table:table-cell office:value-type="string" calcext:value-type="string">
            <text:p>スターあっと</text:p>
          </table:table-cell>
          <table:table-cell office:value-type="string" calcext:value-type="string">
            <text:p>https://www.youtube.com/channel/UCTbbiuTQUE4JSE-V9rz_YuA</text:p>
          </table:table-cell>
          <table:table-cell office:value-type="string" calcext:value-type="string">
            <text:p>Bトレインショーティーによる物語「月宮急行鉄道｣(略:月急)や日常の中の鉄道路線、希少車や期間限定の車両などの盛り合わせ動画などの関西の鉄道を中心に、様々な分野を動画でお送りします．</text:p>
            <text:p/>
            <text:p>Profile</text:p>
            <text:p>誕生:1994年7月24日(獅子座) Birth:July 24th 1994(Leo)</text:p>
            <text:p>血液型:A型 Blood Type:A</text:p>
            <text:p>出身:大阪府東大阪市 From Higashi-Osaka City</text:p>
            <text:p/>
            <text:p>評価について</text:p>
            <text:p>月急を中心に基本的にのみ有効ですが、一部の動画は無効となっています．</text:p>
            <text:p/>
            <text:p>コメントについて</text:p>
            <text:p>　コメントは、鉄道会社でいえば乗客からの声となります．ミスは誰にでも起こりうることですので、その場合はご指摘ください(中には使用しているソフトの仕様で改善が不可能なケースもございます)．指摘コメントは動画を改良するにあたっての重要な手掛かりとなります．</text:p>
            <text:p>　一方で、荒らしとなる言葉はかえって各動画を視聴しているユーザーを不快にさせるばかりか、ユーザーブロックがかかる原因ともなります．発見次第、順次削除いたします．</text:p>
            <text:p>　マナー(動画サイト上全体)やルール(当チャンネル上)をお守りの上、快適な動画視聴の環境づくりにご協力をお願いいたします．</text:p>
            <text:p/>
            <text:p>動画転載について</text:p>
            <text:p>　月急につきましてはニコ動への転載は歓迎ですがその他の動画も含めて転載する場合は、当チャンネルのフリートークまでお知らせください．無断転載は著作権侵害となります．1度でもすると法律違反となります．</text:p>
            <text:p/>
            <text:p>現在投稿中の主なジャンル</text:p>
            <text:p>月宮急行鉄道/Tsukikyu</text:p>
            <text:p>関西の鉄道/Kansai Trains</text:p>
            <text:p>エレベーター/Elevator(Lift)</text:p>
            <text:p>気象(主にゲリラ豪雨)/Weather</text:p>
            <text:p>その他/Others</text:p>
          </table:table-cell>
          <table:table-cell office:value-type="float" office:value="1" calcext:value-type="float">
            <text:p>1</text:p>
          </table:table-cell>
          <table:table-cell table:number-columns-repeated="1012"/>
        </table:table-row>
        <table:table-row table:style-name="ro2">
          <table:table-cell office:value-type="string" calcext:value-type="string">
            <text:p>BQmRmSArH2w</text:p>
          </table:table-cell>
          <table:table-cell office:value-type="string" calcext:value-type="string">
            <text:p>菅田将暉＆鈴木福！新CM鬼ちゃんの親バカぶり注目「鬼バカ」篇『三太郎シリーズ』</text:p>
          </table:table-cell>
          <table:table-cell office:value-type="string" calcext:value-type="string">
            <text:p>2018-06-01 00:30:02 UTC</text:p>
          </table:table-cell>
          <table:table-cell office:value-type="string" calcext:value-type="string">
            <text:p>https://www.youtube.com/watch?v=BQmRmSArH2w</text:p>
          </table:table-cell>
          <table:table-cell/>
          <table:table-cell office:value-type="float" office:value="38" calcext:value-type="float">
            <text:p>38</text:p>
          </table:table-cell>
          <table:table-cell office:value-type="float" office:value="1" calcext:value-type="float">
            <text:p>1</text:p>
          </table:table-cell>
          <table:table-cell office:value-type="string" calcext:value-type="string">
            <text:p>UCTFGp4v3i_LguRxvOYbbJKA</text:p>
          </table:table-cell>
          <table:table-cell office:value-type="string" calcext:value-type="string">
            <text:p>Bunny land</text:p>
          </table:table-cell>
          <table:table-cell office:value-type="string" calcext:value-type="string">
            <text:p>https://www.youtube.com/channel/UCTFGp4v3i_LguRxvOYbbJK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au5eU0a6xXo</text:p>
          </table:table-cell>
          <table:table-cell office:value-type="string" calcext:value-type="string">
            <text:p>MOVE the KANSAI｜関西電力（ラジオCM［60秒］）</text:p>
          </table:table-cell>
          <table:table-cell office:value-type="string" calcext:value-type="string">
            <text:p>2018-06-06 06:02:11 UTC</text:p>
          </table:table-cell>
          <table:table-cell office:value-type="string" calcext:value-type="string">
            <text:p>https://www.youtube.com/watch?v=au5eU0a6xXo</text:p>
          </table:table-cell>
          <table:table-cell office:value-type="string" calcext:value-type="string">
            <text:p>関西の力は、ひとの力。</text:p>
            <text:p/>
            <text:p>２０２５年、大阪での国際博覧会実現に向けた誘致活動などで盛り上がる関西。</text:p>
            <text:p>「あなたのパワーで、関西を前へ。」をコンセプトに、前へ、世界へと向かう関西の力を伝えたい。そして、当社も、その力になりたいと考えています。</text:p>
            <text:p/>
            <text:p>楽曲は、ウルフルズによるＣＭオリジナル曲『パワー』！</text:p>
            <text:p>関西の魅力である、人々の笑顔と元気にあふれた映像と、「パワー」な音楽で、関西の力をぜひ感じてください。</text:p>
          </table:table-cell>
          <table:table-cell office:value-type="float" office:value="2434" calcext:value-type="float">
            <text:p>2434</text:p>
          </table:table-cell>
          <table:table-cell office:value-type="float" office:value="31" calcext:value-type="float">
            <text:p>31</text:p>
          </table:table-cell>
          <table:table-cell office:value-type="string" calcext:value-type="string">
            <text:p>UCTIe1NWZbLFRktEoaiN5i4g</text:p>
          </table:table-cell>
          <table:table-cell office:value-type="string" calcext:value-type="string">
            <text:p>関西電力株式会社</text:p>
          </table:table-cell>
          <table:table-cell office:value-type="string" calcext:value-type="string">
            <text:p>https://www.youtube.com/channel/UCTIe1NWZbLFRktEoaiN5i4g</text:p>
          </table:table-cell>
          <table:table-cell office:value-type="string" calcext:value-type="string">
            <text:p>関西電力株式会社　公式YouTubeチャンネルです。</text:p>
            <text:p/>
            <text:p>■YouTubeチャンネル</text:p>
            <text:p>　https://www.youtube.com/user/kandenofficial/</text:p>
            <text:p/>
            <text:p>■Facebookページ</text:p>
            <text:p>　https://www.facebook.com/kanden.jp</text:p>
            <text:p/>
            <text:p>■Twitterページ</text:p>
            <text:p>　https://twitter.com/KANDEN_Official</text:p>
            <text:p/>
            <text:p>■Instagramページ</text:p>
            <text:p>　https://www.instagram.com/kanden.jp/</text:p>
            <text:p/>
            <text:p>■関西電力ホームページ</text:p>
            <text:p>　http://www.kepco.co.jp/</text:p>
            <text:p/>
            <text:p>■関西電力ホームページ</text:p>
            <text:p>　（個人・法人のお客さま）</text:p>
            <text:p>　https://kep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gPc61vRyjxg</text:p>
          </table:table-cell>
          <table:table-cell office:value-type="string" calcext:value-type="string">
            <text:p>MOVE the KANSAI｜関西電力（ラジオCM［30秒］）</text:p>
          </table:table-cell>
          <table:table-cell office:value-type="string" calcext:value-type="string">
            <text:p>2018-06-06 06:02:40 UTC</text:p>
          </table:table-cell>
          <table:table-cell office:value-type="string" calcext:value-type="string">
            <text:p>https://www.youtube.com/watch?v=gPc61vRyjxg</text:p>
          </table:table-cell>
          <table:table-cell office:value-type="string" calcext:value-type="string">
            <text:p>関西の力は、ひとの力。</text:p>
            <text:p/>
            <text:p>２０２５年、大阪での国際博覧会実現に向けた誘致活動などで盛り上がる関西。</text:p>
            <text:p>「あなたのパワーで、関西を前へ。」をコンセプトに、前へ、世界へと向かう関西の力を伝えたい。そして、当社も、その力になりたいと考えています。</text:p>
            <text:p/>
            <text:p>楽曲は、ウルフルズによるＣＭオリジナル曲『パワー』！</text:p>
            <text:p>関西の魅力である、人々の笑顔と元気にあふれた映像と、「パワー」な音楽で、関西の力をぜひ感じてください。</text:p>
          </table:table-cell>
          <table:table-cell office:value-type="float" office:value="1292" calcext:value-type="float">
            <text:p>1292</text:p>
          </table:table-cell>
          <table:table-cell office:value-type="float" office:value="10" calcext:value-type="float">
            <text:p>10</text:p>
          </table:table-cell>
          <table:table-cell office:value-type="string" calcext:value-type="string">
            <text:p>UCTIe1NWZbLFRktEoaiN5i4g</text:p>
          </table:table-cell>
          <table:table-cell office:value-type="string" calcext:value-type="string">
            <text:p>関西電力株式会社</text:p>
          </table:table-cell>
          <table:table-cell office:value-type="string" calcext:value-type="string">
            <text:p>https://www.youtube.com/channel/UCTIe1NWZbLFRktEoaiN5i4g</text:p>
          </table:table-cell>
          <table:table-cell office:value-type="string" calcext:value-type="string">
            <text:p>関西電力株式会社　公式YouTubeチャンネルです。</text:p>
            <text:p/>
            <text:p>■YouTubeチャンネル</text:p>
            <text:p>　https://www.youtube.com/user/kandenofficial/</text:p>
            <text:p/>
            <text:p>■Facebookページ</text:p>
            <text:p>　https://www.facebook.com/kanden.jp</text:p>
            <text:p/>
            <text:p>■Twitterページ</text:p>
            <text:p>　https://twitter.com/KANDEN_Official</text:p>
            <text:p/>
            <text:p>■Instagramページ</text:p>
            <text:p>　https://www.instagram.com/kanden.jp/</text:p>
            <text:p/>
            <text:p>■関西電力ホームページ</text:p>
            <text:p>　http://www.kepco.co.jp/</text:p>
            <text:p/>
            <text:p>■関西電力ホームページ</text:p>
            <text:p>　（個人・法人のお客さま）</text:p>
            <text:p>　https://kep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b7WY0-j3nks</text:p>
          </table:table-cell>
          <table:table-cell office:value-type="string" calcext:value-type="string">
            <text:p>『家庭教師ヒットマンREBORN!』the STAGE　公演告知CM</text:p>
          </table:table-cell>
          <table:table-cell office:value-type="string" calcext:value-type="string">
            <text:p>2018-06-23 02:59:37 UTC</text:p>
          </table:table-cell>
          <table:table-cell office:value-type="string" calcext:value-type="string">
            <text:p>https://www.youtube.com/watch?v=b7WY0-j3nks</text:p>
          </table:table-cell>
          <table:table-cell office:value-type="string" calcext:value-type="string">
            <text:p>『家庭教師ヒットマンREBORN!』the STAGE</text:p>
            <text:p>https://www.marv.jp/special/reborn-the-stage</text:p>
            <text:p/>
            <text:p>【東京】9月21日（金）〜9月30日（日）天王洲 銀河劇場</text:p>
            <text:p>【大阪】10月3日（水）〜10月6日（土）メルパルクホール大阪</text:p>
            <text:p/>
            <text:p>◆原作：天野明『家庭教師ヒットマンREBORN!』（集英社 ジャンプ コミックス刊）</text:p>
            <text:p>◆演出・脚本：丸尾丸一郎（劇団鹿殺し）</text:p>
            <text:p/>
            <text:p>リボーン：ニーコ　沢田綱吉：竹中凌平</text:p>
            <text:p/>
            <text:p>獄寺隼人：桑野晃輔　山本 武：山本涼介　笹川了平：上杉 輝　ランボ：KIMERU　雲雀恭弥：岸本勇太　六道 骸：和田雅成</text:p>
            <text:p/>
            <text:p>ほか</text:p>
            <text:p/>
            <text:p>マーベラスメンバーズにて先行抽選販売受付中(受付期間：～7/10 23:00まで）：https://www.marv-m.jp/</text:p>
          </table:table-cell>
          <table:table-cell office:value-type="float" office:value="18040" calcext:value-type="float">
            <text:p>18040</text:p>
          </table:table-cell>
          <table:table-cell/>
          <table:table-cell office:value-type="string" calcext:value-type="string">
            <text:p>UCtQ6YW_bJln9SqUsu6cSR9Q</text:p>
          </table:table-cell>
          <table:table-cell office:value-type="string" calcext:value-type="string">
            <text:p>音楽映像 - マーベラス公式チャンネル</text:p>
          </table:table-cell>
          <table:table-cell office:value-type="string" calcext:value-type="string">
            <text:p>https://www.youtube.com/channel/UCtQ6YW_bJln9SqUsu6cSR9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spjabW7Nrso</text:p>
          </table:table-cell>
          <table:table-cell office:value-type="string" calcext:value-type="string">
            <text:p>【BD&amp;DVD CM】B-PROJECT on STAGE『OVER the WAVE!』REMiX Blu-ray&amp;DVD</text:p>
          </table:table-cell>
          <table:table-cell office:value-type="string" calcext:value-type="string">
            <text:p>2018-06-19 03:01:01 UTC</text:p>
          </table:table-cell>
          <table:table-cell office:value-type="string" calcext:value-type="string">
            <text:p>https://www.youtube.com/watch?v=spjabW7Nrso</text:p>
          </table:table-cell>
          <table:table-cell office:value-type="string" calcext:value-type="string">
            <text:p>B-PROJECT on STAGE『OVER the WAVE!』REMiX Blu-ray&amp;DVD</text:p>
            <text:p/>
            <text:p>▽商品情報</text:p>
            <text:p>【タイトル】B-PROJECT on STAGE 『OVER the WAVE!』REMiX</text:p>
            <text:p>【発売日】2018年8月1日（水）</text:p>
            <text:p>《Blu-ray》 9,800円（税別）／品番： USSW-50026</text:p>
            <text:p>《DVD》 8,800円（税別）／品番： USSW-50027</text:p>
            <text:p>仕様：DISC 1 本編映像（約147分）／DISC 2 特典映像（約102分）／ブックレット封入（16P）</text:p>
            <text:p>　　　【特典映像】稽古場・舞台裏・日替わりシーン・キャストコメント</text:p>
            <text:p>発売元：株式会社マーベラス　販売元：株式会社MAGES.</text:p>
            <text:p/>
            <text:p>https://www.marv.jp/special/bpro_stage/dvd.html</text:p>
          </table:table-cell>
          <table:table-cell office:value-type="float" office:value="14262" calcext:value-type="float">
            <text:p>14262</text:p>
          </table:table-cell>
          <table:table-cell/>
          <table:table-cell office:value-type="string" calcext:value-type="string">
            <text:p>UCtQ6YW_bJln9SqUsu6cSR9Q</text:p>
          </table:table-cell>
          <table:table-cell office:value-type="string" calcext:value-type="string">
            <text:p>音楽映像 - マーベラス公式チャンネル</text:p>
          </table:table-cell>
          <table:table-cell office:value-type="string" calcext:value-type="string">
            <text:p>https://www.youtube.com/channel/UCtQ6YW_bJln9SqUsu6cSR9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71NxPPSyUVY</text:p>
          </table:table-cell>
          <table:table-cell office:value-type="string" calcext:value-type="string">
            <text:p>東京喰種：re　Blu ray&amp;DVD第1巻CM 月山編</text:p>
          </table:table-cell>
          <table:table-cell office:value-type="string" calcext:value-type="string">
            <text:p>2018-06-13 03:05:35 UTC</text:p>
          </table:table-cell>
          <table:table-cell office:value-type="string" calcext:value-type="string">
            <text:p>https://www.youtube.com/watch?v=71NxPPSyUVY</text:p>
          </table:table-cell>
          <table:table-cell office:value-type="string" calcext:value-type="string">
            <text:p>東京喰種トーキョーグール:re　vol.1＝＝＝＝＝＝＝＝＝＝＝＝＝＝＝＝＝＝＝＝</text:p>
            <text:p>2018.6.27発売</text:p>
            <text:p/>
            <text:p>Blu-ray ￥6,800＋税</text:p>
            <text:p>DVD ￥5,800＋税</text:p>
            <text:p/>
            <text:p>■初回版限定特典</text:p>
            <text:p> 2018年9月9日開催予定キャストイベント優先販売申込券【昼の部】</text:p>
            <text:p> 会場：一ツ橋ホール </text:p>
            <text:p> 出演：花江夏樹　石川界人　内田雄馬　藤原夏海　佐倉綾音（予定）</text:p>
            <text:p> キャラクターデザイン・中嶋敦子描き下ろし特製三方背ケース</text:p>
            <text:p/>
            <text:p>■初回版・通常版共通特典</text:p>
            <text:p> 特製ピクチャーレーベル</text:p>
            <text:p> 特製ブックレット（キャスト手書きメッセージ掲載：花江夏樹）</text:p>
            <text:p/>
            <text:p>■映像特典（初回版・通常版共通）</text:p>
            <text:p> AJ2018イベントダイジェスト映像</text:p>
            <text:p> YouTube宣伝番組『東京喰種:り』完全版　</text:p>
            <text:p>※YouTubeで公開済みの本編（https://youtu.be/0mMoDZN8kQY）に未公開部分を追加！</text:p>
            <text:p> 原画ギャラリー</text:p>
            <text:p> PV、CM集</text:p>
            <text:p>＝＝＝＝＝＝＝＝＝＝＝＝＝＝＝＝＝＝</text:p>
            <text:p/>
            <text:p/>
            <text:p>アニメ公式サイトはコチラ</text:p>
            <text:p>http://www.marv.jp/special/tokyoghoul/</text:p>
          </table:table-cell>
          <table:table-cell office:value-type="float" office:value="8173" calcext:value-type="float">
            <text:p>8173</text:p>
          </table:table-cell>
          <table:table-cell/>
          <table:table-cell office:value-type="string" calcext:value-type="string">
            <text:p>UCtQ6YW_bJln9SqUsu6cSR9Q</text:p>
          </table:table-cell>
          <table:table-cell office:value-type="string" calcext:value-type="string">
            <text:p>音楽映像 - マーベラス公式チャンネル</text:p>
          </table:table-cell>
          <table:table-cell office:value-type="string" calcext:value-type="string">
            <text:p>https://www.youtube.com/channel/UCtQ6YW_bJln9SqUsu6cSR9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LzdeT8vZO6U</text:p>
          </table:table-cell>
          <table:table-cell office:value-type="string" calcext:value-type="string">
            <text:p>「揚げたては、無敵だ。」CMメイキング映像　日清オイリオグループ</text:p>
          </table:table-cell>
          <table:table-cell office:value-type="string" calcext:value-type="string">
            <text:p>2018-06-21 09:05:28 UTC</text:p>
          </table:table-cell>
          <table:table-cell office:value-type="string" calcext:value-type="string">
            <text:p>https://www.youtube.com/watch?v=LzdeT8vZO6U</text:p>
          </table:table-cell>
          <table:table-cell office:value-type="string" calcext:value-type="string">
            <text:p>出演：二宮和也</text:p>
            <text:p/>
            <text:p>日清オイリオのテレビCM「揚げたては、無敵だ。」のメイキング映像です。</text:p>
            <text:p/>
            <text:p>今回のCMでは、二宮さんに実際にから揚げを作っていただき、熱々の出来立てを頬張っていただきました。</text:p>
            <text:p>思わず出来たてのから揚げを食べたくなってしまいますよね？！</text:p>
            <text:p/>
            <text:p>みなさんも、日清ヘルシーオフを使った揚げ物で、「揚げたては、無敵だ。」を実感してみてください。</text:p>
            <text:p/>
            <text:p>●「二宮和也×日清オイリオ　揚げたては、無敵だ。」</text:p>
            <text:p>http://www.nisshin-oillio.com/ninomiya/</text:p>
            <text:p>　</text:p>
            <text:p>●日清オイリオ公式チャンネルの登録はこちら</text:p>
            <text:p>https://www.youtube.com/c/nisshin-oillio</text:p>
          </table:table-cell>
          <table:table-cell office:value-type="float" office:value="3726" calcext:value-type="float">
            <text:p>3726</text:p>
          </table:table-cell>
          <table:table-cell/>
          <table:table-cell office:value-type="string" calcext:value-type="string">
            <text:p>UCts7SZFtX0B7WIpY3cS1CxA</text:p>
          </table:table-cell>
          <table:table-cell office:value-type="string" calcext:value-type="string">
            <text:p>日清オイリオ公式チャンネル （Nisshin OilliO）</text:p>
          </table:table-cell>
          <table:table-cell office:value-type="string" calcext:value-type="string">
            <text:p>https://www.youtube.com/channel/UCts7SZFtX0B7WIpY3cS1CxA</text:p>
          </table:table-cell>
          <table:table-cell office:value-type="string" calcext:value-type="string">
            <text:p>植物のチカラ 日清オイリオの公式チャンネル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SHgBbs6SsEg</text:p>
          </table:table-cell>
          <table:table-cell office:value-type="string" calcext:value-type="string">
            <text:p>怖いCMがあってたので、見ないようにしていた→その後、その事を彼にﾒｰﾙで伝えた結果… 【痛快!スカッとジャパン】</text:p>
          </table:table-cell>
          <table:table-cell office:value-type="string" calcext:value-type="string">
            <text:p>2018-06-18 03:00:01 UTC</text:p>
          </table:table-cell>
          <table:table-cell office:value-type="string" calcext:value-type="string">
            <text:p>https://www.youtube.com/watch?v=SHgBbs6SsEg</text:p>
          </table:table-cell>
          <table:table-cell office:value-type="string" calcext:value-type="string">
            <text:p>スカッとする話 産院にコトメ子の顔を拝み行った　トメ「嫁子さん！お祝いは！？」 私「は？お祝い？もう渡してますよ？」 首を振るコトメ → そこにコトメ旦那に抱かれたコトメ子が登場して…</text:p>
            <text:p>http://youtu.be/gulw5o212SA</text:p>
            <text:p/>
            <text:p>【衝撃的な話】数年前、突然会社が潰れて無職になった。「今月で会社なくなりまーす」とビルから追い出された（スカッとんCH）</text:p>
            <text:p>http://youtu.be/nJ_uyigyoh0</text:p>
            <text:p/>
            <text:p>「スカッとする話」東南アジア系？の男性旅行者二人組の道案内をした。→結果ｗｗ （スカッとするにゃん）</text:p>
            <text:p>http://youtu.be/ZGdKuXSVlTw</text:p>
            <text:p/>
            <text:p>【スカッとする話】試験開始５分前。DQNギャル『何にも持ってきてないから貸してもらえません？』真面目な女の子「全部使うんでそれはちょっと…」DQN『一生のお願い！ね？』→結果</text:p>
            <text:p>http://youtu.be/6HTirrcAO0k</text:p>
            <text:p/>
            <text:p>【スカッと GJ】「私が不幸になってもいいの？」とコトメに泣かれたが、君に紹介できる男性はいないのだよw →「おひとりさま」系の本をたくさんプレゼントしてみた…w【デイリー スカッと】</text:p>
            <text:p>http://youtu.be/yPx44ldmXQw</text:p>
            <text:p/>
            <text:p>【修羅場】ケチママ「この土地いいね、駐車しよう」近隣住人『そこは危険だよ、やめなって』ケチ取り上げる気だわ、動かないもん！　→忠告をスルーした結果、衝撃の事態に…</text:p>
            <text:p>http://youtu.be/-xuWL-00fGE</text:p>
            <text:p/>
            <text:p>【修羅場】信号無視の車が衝突。ゴミ「あいつが信号無視した！」 私「は？」 → 結果…</text:p>
            <text:p>http://youtu.be/0igeYtn9wzw</text:p>
            <text:p/>
            <text:p>スカッとする話 いつものように私の車を煽るDQN → 別ルートで追い抜かれる → 信号待ちをしてると猛スピードの車がDQN車と激しく衝突→結果ｗｗｗスカッと天国</text:p>
            <text:p>http://youtu.be/DZb7Kji-1Fw</text:p>
            <text:p/>
            <text:p>スカッとする話 人の大切な物を「あれいらないから捨てたよ」と勝手に捨てる母親に反撃!</text:p>
            <text:p>http://youtu.be/9BDnN9LXmUQ</text:p>
            <text:p/>
            <text:p>【スカッとする話】A「久しぶり！」自分「誰？」A「お前のせいで人生破滅だ！」→自分「そうなの？」（スカッとブレイン）</text:p>
            <text:p>http://youtu.be/y_Q-neBD7Pc</text:p>
            <text:p/>
            <text:p>【スカッとする話】【修羅場】彼氏「どうせ同じ顔なら大きいほうがいいだろ！姉に合わせろ！」→兄「は？」彼氏真っ青（スカッとブレイン）</text:p>
            <text:p>http://youtu.be/skLP_qj6NPw</text:p>
          </table:table-cell>
          <table:table-cell office:value-type="float" office:value="25" calcext:value-type="float">
            <text:p>25</text:p>
          </table:table-cell>
          <table:table-cell office:value-type="float" office:value="0" calcext:value-type="float">
            <text:p>0</text:p>
          </table:table-cell>
          <table:table-cell office:value-type="string" calcext:value-type="string">
            <text:p>UCTsgMGLAt_bk_7AO0A6xKnQ</text:p>
          </table:table-cell>
          <table:table-cell office:value-type="string" calcext:value-type="string">
            <text:p>痛快!スカッとジャパン</text:p>
          </table:table-cell>
          <table:table-cell office:value-type="string" calcext:value-type="string">
            <text:p>https://www.youtube.com/channel/UCTsgMGLAt_bk_7AO0A6xKnQ</text:p>
          </table:table-cell>
          <table:table-cell office:value-type="string" calcext:value-type="string">
            <text:p>説明</text:p>
            <text:p/>
            <text:p>チャンネルの説明</text:p>
            <text:p/>
            <text:p>当チャンネルをご覧いただきましてありがとうございます。</text:p>
            <text:p>是非チャンネル登録をお願いします。</text:p>
            <text:p/>
            <text:p>https://www.youtube.com/channel/UCDsKwSAEPHk8uR78gnLme4Q/featured?sub_confirmation=1</text:p>
            <text:p/>
            <text:p>このチャンネルでは『スカッとする話』や『これは、ひどい話』を中心に社会のドロドロから大人の争い、DQN話、復讐劇、GJな話、武勇伝などをご紹介していきます。</text:p>
            <text:p/>
            <text:p>ご紹介しているお話の内容の真偽については、ご想像にお任せ致します。</text:p>
            <text:p/>
            <text:p>ネタ、釣りでも、私が面白いと思ったものはご紹介していきます。</text:p>
            <text:p/>
            <text:p>日頃の、あたなに起こっている嫌な事と比較してみてくださいね。</text:p>
            <text:p/>
            <text:p>スカッとすることも、あるかもしれません。</text:p>
            <text:p/>
            <text:p>面白い動画、気になる動画がありましたら、ＧＯＯＤを押して頂けたら嬉しいです。</text:p>
            <text:p/>
            <text:p>またチャンネル登録をして頂けると嬉しいです。</text:p>
          </table:table-cell>
          <table:table-cell office:value-type="float" office:value="1" calcext:value-type="float">
            <text:p>1</text:p>
          </table:table-cell>
          <table:table-cell table:number-columns-repeated="1012"/>
        </table:table-row>
        <table:table-row table:style-name="ro2">
          <table:table-cell office:value-type="string" calcext:value-type="string">
            <text:p>wghLfj7emDg</text:p>
          </table:table-cell>
          <table:table-cell office:value-type="string" calcext:value-type="string">
            <text:p>CM Trivendra Singh Rawat orders to take woman teacher into custody for ‘showing disrespect’</text:p>
          </table:table-cell>
          <table:table-cell office:value-type="string" calcext:value-type="string">
            <text:p>2018-06-29 01:41:41 UTC</text:p>
          </table:table-cell>
          <table:table-cell office:value-type="string" calcext:value-type="string">
            <text:p>https://www.youtube.com/watch?v=wghLfj7emDg</text:p>
          </table:table-cell>
          <table:table-cell office:value-type="string" calcext:value-type="string">
            <text:p>Uttarakhand CM Trivendra Singh Rawat orders to take woman teacher into custody for ‘showing disrespect’ at 'Janata Darbar'.</text:p>
          </table:table-cell>
          <table:table-cell office:value-type="float" office:value="20522" calcext:value-type="float">
            <text:p>20522</text:p>
          </table:table-cell>
          <table:table-cell office:value-type="float" office:value="198" calcext:value-type="float">
            <text:p>198</text:p>
          </table:table-cell>
          <table:table-cell office:value-type="string" calcext:value-type="string">
            <text:p>UCttspZesZIDEwwpVIgoZtWQ</text:p>
          </table:table-cell>
          <table:table-cell office:value-type="string" calcext:value-type="string">
            <text:p>IndiaTV</text:p>
          </table:table-cell>
          <table:table-cell office:value-type="string" calcext:value-type="string">
            <text:p>https://www.youtube.com/channel/UCttspZesZIDEwwpVIgoZtWQ</text:p>
          </table:table-cell>
          <table:table-cell office:value-type="string" calcext:value-type="string">
            <text:p>In a short period of its existence, India TV has earned a repute of credible reporting, courage, espousal of public interest and its unmatched delivery which is of a great value to all  stakeholders. The channel has its bureau and sales representation across the country. India TV has state-of-the-art digital connectivity and a new centre covering an area of 80,000 square feet in Noida.</text:p>
            <text:p/>
            <text:p>Website: https://www.indiatvnews.com</text:p>
          </table:table-cell>
          <table:table-cell office:value-type="float" office:value="1" calcext:value-type="float">
            <text:p>1</text:p>
          </table:table-cell>
          <table:table-cell table:number-columns-repeated="1012"/>
        </table:table-row>
        <table:table-row table:style-name="ro2">
          <table:table-cell office:value-type="string" calcext:value-type="string">
            <text:p>75cPIzMwZPA</text:p>
          </table:table-cell>
          <table:table-cell office:value-type="string" calcext:value-type="string">
            <text:p>【V6】バリバリBUDDY!</text:p>
          </table:table-cell>
          <table:table-cell office:value-type="string" calcext:value-type="string">
            <text:p>2018-06-15 07:30:12 UTC</text:p>
          </table:table-cell>
          <table:table-cell office:value-type="string" calcext:value-type="string">
            <text:p>https://www.youtube.com/watch?v=75cPIzMwZPA</text:p>
          </table:table-cell>
          <table:table-cell office:value-type="string" calcext:value-type="string">
            <text:p>再アップです(；；)</text:p>
            <text:p/>
            <text:p>2012/2/20 （月） カミスン!･coming soon</text:p>
            <text:p/>
            <text:p/>
            <text:p>エバラ黄金の味 ＣＭタイアップソング（Coming Century）</text:p>
            <text:p/>
            <text:p/>
            <text:p/>
            <text:p>※直撮りなので手ブレあり</text:p>
            <text:p>※音量小さいです（；；）</text:p>
          </table:table-cell>
          <table:table-cell office:value-type="float" office:value="10183" calcext:value-type="float">
            <text:p>10183</text:p>
          </table:table-cell>
          <table:table-cell office:value-type="float" office:value="123" calcext:value-type="float">
            <text:p>123</text:p>
          </table:table-cell>
          <table:table-cell office:value-type="string" calcext:value-type="string">
            <text:p>UCTvfcyzJJkVS_DGgf5b0dOQ</text:p>
          </table:table-cell>
          <table:table-cell office:value-type="string" calcext:value-type="string">
            <text:p>୨୧ 山本重国</text:p>
          </table:table-cell>
          <table:table-cell office:value-type="string" calcext:value-type="string">
            <text:p>https://www.youtube.com/channel/UCTvfcyzJJkVS_DGgf5b0dOQ</text:p>
          </table:table-cell>
          <table:table-cell office:value-type="string" calcext:value-type="string">
            <text:p>❤︎好きな歌をupしてます❤︎</text:p>
            <text:p/>
            <text:p/>
            <text:p>※収益化はしていません</text:p>
            <text:p>※リクエストなどあったら動画のコメントでお願いします(ᴗ͈ˬᴗ͈⸝⸝)❤︎</text:p>
            <text:p>※削除防止の為限定公開にしている動画もあり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ohntiJUcCg</text:p>
          </table:table-cell>
          <table:table-cell office:value-type="string" calcext:value-type="string">
            <text:p>金のルーブクリスタルキャンペーンCM</text:p>
          </table:table-cell>
          <table:table-cell office:value-type="string" calcext:value-type="string">
            <text:p>2018-06-15 06:49:45 UTC</text:p>
          </table:table-cell>
          <table:table-cell office:value-type="string" calcext:value-type="string">
            <text:p>https://www.youtube.com/watch?v=-ohntiJUcCg</text:p>
          </table:table-cell>
          <table:table-cell office:value-type="string" calcext:value-type="string">
            <text:p>2018年7月7日より金のルーブジャイロキャンペーンがスタート！DXルーブジャイロを買ってGETしよう。 </text:p>
            <text:p>※キャンペーン品はなくなり次第終了</text:p>
            <text:p/>
            <text:p>詳細はＨＰをチェック！</text:p>
            <text:p>http://www.b-boys.jp/series/ultraman/topics/detail/356/</text:p>
            <text:p/>
            <text:p/>
            <text:p>----------------------------------------­-------------</text:p>
            <text:p>チャンネル登録すると映像の更新やキャンペーンのお知らせが届きます！＞＞＞　http://goo.gl/Vl3AR</text:p>
            <text:p>----------------------------------------­-------------</text:p>
          </table:table-cell>
          <table:table-cell office:value-type="float" office:value="54421" calcext:value-type="float">
            <text:p>54421</text:p>
          </table:table-cell>
          <table:table-cell office:value-type="float" office:value="331" calcext:value-type="float">
            <text:p>331</text:p>
          </table:table-cell>
          <table:table-cell office:value-type="string" calcext:value-type="string">
            <text:p>UCtvh0wC06tV2EeRBk1OfUhg</text:p>
          </table:table-cell>
          <table:table-cell office:value-type="string" calcext:value-type="string">
            <text:p>バンダイ公式チャンネル</text:p>
          </table:table-cell>
          <table:table-cell office:value-type="string" calcext:value-type="string">
            <text:p>https://www.youtube.com/channel/UCtvh0wC06tV2EeRBk1OfUhg</text:p>
          </table:table-cell>
          <table:table-cell office:value-type="string" calcext:value-type="string">
            <text:p>株式会社バンダイのYouTube内の公式サイトです！</text:p>
            <text:p>アニメや特撮映像、製品の情報をお届けします。</text:p>
            <text:p/>
            <text:p>This is the official site in YouTube of the BANDAI.</text:p>
          </table:table-cell>
          <table:table-cell office:value-type="float" office:value="0" calcext:value-type="float">
            <text:p>0</text:p>
          </table:table-cell>
          <table:table-cell table:number-columns-repeated="1012"/>
        </table:table-row>
        <table:table-row table:style-name="ro2">
          <table:table-cell office:value-type="string" calcext:value-type="string">
            <text:p>A7glTf3solY</text:p>
          </table:table-cell>
          <table:table-cell office:value-type="string" calcext:value-type="string">
            <text:p>広瀬すずの新型ワゴンRに4AG載せてみた［cm］</text:p>
          </table:table-cell>
          <table:table-cell office:value-type="string" calcext:value-type="string">
            <text:p>2018-06-01 06:35:17 UTC</text:p>
          </table:table-cell>
          <table:table-cell office:value-type="string" calcext:value-type="string">
            <text:p>https://www.youtube.com/watch?v=A7glTf3solY</text:p>
          </table:table-cell>
          <table:table-cell office:value-type="string" calcext:value-type="string">
            <text:p>キュルキュルいわないよ♪</text:p>
          </table:table-cell>
          <table:table-cell office:value-type="float" office:value="24007" calcext:value-type="float">
            <text:p>24007</text:p>
          </table:table-cell>
          <table:table-cell office:value-type="float" office:value="226" calcext:value-type="float">
            <text:p>226</text:p>
          </table:table-cell>
          <table:table-cell office:value-type="string" calcext:value-type="string">
            <text:p>UCUcpyjMHYbvlkXAf4A3q2_A</text:p>
          </table:table-cell>
          <table:table-cell office:value-type="string" calcext:value-type="string">
            <text:p>空っ風jr. AE86</text:p>
          </table:table-cell>
          <table:table-cell office:value-type="string" calcext:value-type="string">
            <text:p>https://www.youtube.com/channel/UCUcpyjMHYbvlkXAf4A3q2_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qSmSNh9o-bE</text:p>
          </table:table-cell>
          <table:table-cell office:value-type="string" calcext:value-type="string">
            <text:p>35COFFEE-15秒CM「朝から元気」編　パート2【ハマインデェージィ / てぃんさぐぬ花】</text:p>
          </table:table-cell>
          <table:table-cell office:value-type="string" calcext:value-type="string">
            <text:p>2018-06-18 04:01:06 UTC</text:p>
          </table:table-cell>
          <table:table-cell office:value-type="string" calcext:value-type="string">
            <text:p>https://www.youtube.com/watch?v=qSmSNh9o-bE</text:p>
          </table:table-cell>
          <table:table-cell office:value-type="string" calcext:value-type="string">
            <text:p>■35COFFEE 10周年記念15秒CM「朝から元気」編　パート2</text:p>
            <text:p>■ハマインデェージィ公式サイトにて「てぃんさぐぬ花」フルバージョン無料配信中！！</text:p>
            <text:p>　Hamain De-zi公式サイト　https://www.hamain-de-zi.com</text:p>
            <text:p/>
            <text:p>あなたが朝から元気でいることで、今日の一日が幸せになりますように！</text:p>
            <text:p>毎朝飲む何気ない1杯のコーヒーで、沖縄の海にサンゴが増える...</text:p>
            <text:p>35COFFEEは売上の3.5％をサンゴ再生活動（ベビーサンゴ移植）に活用します。</text:p>
            <text:p>あなたの幸せを、ほんのちょっとだけ沖縄の海へおすそ分け下さい。</text:p>
            <text:p/>
            <text:p>【We want to preserve the pure ocean that has been handed down to us, </text:p>
            <text:p>and bring smiles to all of you.】</text:p>
            <text:p>守りたい。先人から預かった、この青い海とあなたの笑顔。</text:p>
            <text:p/>
            <text:p>オンエア開始日：2018年7月1日</text:p>
            <text:p>使用楽曲名：てぃんさぐぬ花</text:p>
            <text:p>作詞/作曲：沖縄民謡 </text:p>
            <text:p>歌手/演奏者：Hamain De-zi（ハマインデェージィ）</text:p>
            <text:p/>
            <text:p>■35COFFEE公式サイト https://35coffee.com</text:p>
          </table:table-cell>
          <table:table-cell office:value-type="float" office:value="245" calcext:value-type="float">
            <text:p>245</text:p>
          </table:table-cell>
          <table:table-cell office:value-type="float" office:value="7" calcext:value-type="float">
            <text:p>7</text:p>
          </table:table-cell>
          <table:table-cell office:value-type="string" calcext:value-type="string">
            <text:p>UCuDyOvt_8zQ2r82pGGLs00Q</text:p>
          </table:table-cell>
          <table:table-cell office:value-type="string" calcext:value-type="string">
            <text:p>35COFFEE OKINAWA</text:p>
          </table:table-cell>
          <table:table-cell office:value-type="string" calcext:value-type="string">
            <text:p>https://www.youtube.com/channel/UCuDyOvt_8zQ2r82pGGLs00Q</text:p>
          </table:table-cell>
          <table:table-cell office:value-type="string" calcext:value-type="string">
            <text:p>おかげさまで「35COFFEE」も今年で10周年を</text:p>
            <text:p>迎えることが出来ました。ありがとうございます。</text:p>
            <text:p>皆様のお力添えのおかげで、2,300本以上のベビーサンゴを</text:p>
            <text:p>10年間で移植することが出来ました。</text:p>
            <text:p/>
            <text:p>また、今まで以上に「35COFFEE」の活動を</text:p>
            <text:p>沢山の方に知って頂くため、CMを作りました。</text:p>
            <text:p>良かったらご覧ください。</text:p>
            <text:p>ティーチ、タァーチ、ミィーチ…と、</text:p>
            <text:p>こつこつ頑張っていきますので、</text:p>
            <text:p>今後とも応援よろしくお願いいたし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WxTYfie5kxY</text:p>
          </table:table-cell>
          <table:table-cell office:value-type="string" calcext:value-type="string">
            <text:p>[Fate/Grand Order] GUDAGUDA 3 CM (with English Subs)</text:p>
          </table:table-cell>
          <table:table-cell office:value-type="string" calcext:value-type="string">
            <text:p>2018-06-07 01:31:14 UTC</text:p>
          </table:table-cell>
          <table:table-cell office:value-type="string" calcext:value-type="string">
            <text:p>https://www.youtube.com/watch?v=WxTYfie5kxY</text:p>
          </table:table-cell>
          <table:table-cell office:value-type="string" calcext:value-type="string">
            <text:p>GUDAGUDA Mysterious Tales of the Imperial City's Holy Grail 1945.</text:p>
            <text:p>http://news.fate-go.jp/2018/teito/</text:p>
            <text:p/>
            <text:p>Full song:</text:p>
            <text:p>https://www.youtube.com/watch?v=gx8C52ufY_I</text:p>
            <text:p/>
            <text:p>Song title : 二者穿一</text:p>
            <text:p>Singer : 歌:六花</text:p>
            <text:p>Lyric : 毛蟹(LIVE LAB.)</text:p>
            <text:p>Composition/Arrangement･編曲:西岡和哉</text:p>
            <text:p/>
            <text:p>=====</text:p>
            <text:p>From Koha-Ace:</text:p>
            <text:p>The Mysterious Tales of the Imperial Capital Holy Grail (帝都聖杯奇譚, Teito Seihai Kitan?) is a divergent Grail War set during the time of the Third Holy Grail War. </text:p>
            <text:p/>
            <text:p>The Imperial Japanese Army won the war and created a new bomb that used the Holy Grail as its core. Called the "81st Holy Grail Bomb", it is a special weapon designed to protect Japan against its enemies near the end of World War II. With an enemy from the German Third Reich’s magi division, it has become a Holy Grail War hidden in history.</text:p>
            <text:p/>
            <text:p>=====</text:p>
            <text:p>Okita Alter's NP:</text:p>
            <text:p>https://www.youtube.com/watch?v=BtBtd81Yf9o</text:p>
            <text:p/>
            <text:p>Sakamoto Ryouma's NP+EX Attack:</text:p>
            <text:p>https://www.youtube.com/watch?v=-2AYHzzFzow</text:p>
            <text:p/>
            <text:p>Okada Izo's NP:</text:p>
            <text:p>https://www.youtube.com/watch?v=3E5pgYo69D0</text:p>
            <text:p/>
            <text:p>Prepare your quartz! </text:p>
            <text:p>Good luck on rolling the gacha!</text:p>
          </table:table-cell>
          <table:table-cell office:value-type="float" office:value="85089" calcext:value-type="float">
            <text:p>85089</text:p>
          </table:table-cell>
          <table:table-cell office:value-type="float" office:value="1528" calcext:value-type="float">
            <text:p>1528</text:p>
          </table:table-cell>
          <table:table-cell office:value-type="string" calcext:value-type="string">
            <text:p>UCuI7qH8MW2oUiB-lRBKa7FQ</text:p>
          </table:table-cell>
          <table:table-cell office:value-type="string" calcext:value-type="string">
            <text:p>Raizu Stash</text:p>
          </table:table-cell>
          <table:table-cell office:value-type="string" calcext:value-type="string">
            <text:p>https://www.youtube.com/channel/UCuI7qH8MW2oUiB-lRBKa7FQ</text:p>
          </table:table-cell>
          <table:table-cell office:value-type="string" calcext:value-type="string">
            <text:p>Hey everyone, I'm Raizu. I'm a JP novel translator and also an ex-fansubber. </text:p>
            <text:p/>
            <text:p>I love anime, manga, games, and novels. Especially Overlord and Fate/Grand Order.</text:p>
            <text:p>My channel will most likely consist of them</text:p>
            <text:p/>
            <text:p>If you need something or there is an issue with the video on my channel, feel free to PM me.</text:p>
            <text:p>I'll gladly respond to your message asap.</text:p>
            <text:p/>
            <text:p>Thanks and enjoy~</text:p>
          </table:table-cell>
          <table:table-cell office:value-type="float" office:value="1" calcext:value-type="float">
            <text:p>1</text:p>
          </table:table-cell>
          <table:table-cell table:number-columns-repeated="1012"/>
        </table:table-row>
        <table:table-row table:style-name="ro2">
          <table:table-cell office:value-type="string" calcext:value-type="string">
            <text:p>uLrZHcsnRYI</text:p>
          </table:table-cell>
          <table:table-cell office:value-type="string" calcext:value-type="string">
            <text:p>【ハイブリッド車誕生20周年記念CM】 ー 未来へ、子供たちに受け継がれる想い ー</text:p>
          </table:table-cell>
          <table:table-cell office:value-type="string" calcext:value-type="string">
            <text:p>2018-06-18 07:34:00 UTC</text:p>
          </table:table-cell>
          <table:table-cell office:value-type="string" calcext:value-type="string">
            <text:p>https://www.youtube.com/watch?v=uLrZHcsnRYI</text:p>
          </table:table-cell>
          <table:table-cell office:value-type="string" calcext:value-type="string">
            <text:p>《トヨタのハイブリッド車プリウス発売から20年、いよいよ大普及期へ！様々な苦難を乗り越えて、結実の時 (;´Д｀*)  ﾐﾉｯﾀｧ~ 》</text:p>
            <text:p>1997年のプリウス販売から20年で年間販売台数が節目の150万台を超えてきました！</text:p>
            <text:p/>
            <text:p>120万台を超えたところで数年もたついてきましたが、欧州・中国を中心にその他の新興国でも販売台数が伸びて、アメリカ市場の減速を補いつつ、台数を伸ばすことに成功したのです。</text:p>
            <text:p/>
            <text:p>特に欧州は2015年の20万台から2年で倍の40万台 (ﾟДﾟ;  ｽｺﾞｲﾉﾋﾞﾀﾞ!</text:p>
            <text:p/>
            <text:p>今年も前年を上回るペースで伸びており、2019年には軽く50万台を超えると見ていいでしょう。</text:p>
            <text:p/>
            <text:p>日本市場の65万台にも手が届くときはそう遠くないと思います。</text:p>
            <text:p>韓国やブラジルでも台数は確実に伸びており、課題だったアセアン諸国でも、タイで発売されたCH-Rの8割はHV車だったそうです(税制優遇アリ)。</text:p>
            <text:p>ディーゼルエンジンが縮小していく中、新たにマイルドハイブリッドが主流となっていくと見られていますが、主戦場がHVになったことは確実です。</text:p>
            <text:p/>
            <text:p>モーターで動くストロングハイブリッドでしっかり利益を出し、マイルドハイブリッドで2番手グループに付けて先頭をちゃんと追っていければ、トヨタの王者としての地位はより堅固なものとなるのではないでしょうか(＾＾)</text:p>
            <text:p/>
            <text:p>それにしても、このCMはいいですね。音楽も映像も良くて、胸がジーンとしてきます。私の大のお気に入りです ＾＾*</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DVIfEijZh2o</text:p>
          </table:table-cell>
          <table:table-cell office:value-type="string" calcext:value-type="string">
            <text:p>【エロい(/-＼*) BMWのCM】ー お姉さんが積極的過ぎてヤバいッ(≧o≦) ー</text:p>
          </table:table-cell>
          <table:table-cell office:value-type="string" calcext:value-type="string">
            <text:p>2018-06-03 08:25:01 UTC</text:p>
          </table:table-cell>
          <table:table-cell office:value-type="string" calcext:value-type="string">
            <text:p>https://www.youtube.com/watch?v=DVIfEijZh2o</text:p>
          </table:table-cell>
          <table:table-cell office:value-type="string" calcext:value-type="string">
            <text:p>こういうCMは日本で放送できるのでしょうか＾＾；</text:p>
            <text:p>メルセデスベンツに販売台数で差をつけられつつあるBMW、こういうCMを出して、男性ファンを惹きつけられるでしょうかね。</text:p>
          </table:table-cell>
          <table:table-cell office:value-type="float" office:value="35" calcext:value-type="float">
            <text:p>35</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ziePD16Lpt0</text:p>
          </table:table-cell>
          <table:table-cell office:value-type="string" calcext:value-type="string">
            <text:p>【トヨタ・カローラCM】 －ゴジラ(？)みたいな怪獣に追いかけられるカローラ ( ♯｀△´;)ﾉ ｼﾝﾀﾞ~－</text:p>
          </table:table-cell>
          <table:table-cell office:value-type="string" calcext:value-type="string">
            <text:p>2018-06-02 22:17:31 UTC</text:p>
          </table:table-cell>
          <table:table-cell office:value-type="string" calcext:value-type="string">
            <text:p>https://www.youtube.com/watch?v=ziePD16Lpt0</text:p>
          </table:table-cell>
          <table:table-cell office:value-type="string" calcext:value-type="string">
            <text:p>《　カローラ頼みのブラジル市場、ヤリス投入でGM･VW･ヒュンダイに一矢報いるか (･`д･´)ﾉ　》</text:p>
            <text:p>ブラジル小型セダン市場では2位以下を大きく引き離しての断トツ1位のカローラ、縮小傾向にあるセダン市場で孤軍奮闘しています。</text:p>
            <text:p>ですが、全体ではシェア6位。GMやVWだけでなく、韓国ヒュンダイをも下回っています。</text:p>
            <text:p/>
            <text:p>理由としてはブラジル市場が小型ハッチやコンパクトSUVに移行しているにもかかわらず（この2大セグメントで販売の約50％を占める）、そのセグメントにモデルがないのが主要メーカーでトヨタだけになるからです。</text:p>
            <text:p>逆に言えばそれで6位はかなり凄いと言えなくもないですけどね。</text:p>
            <text:p/>
            <text:p>ブラジルでは4500ｍｍ以上のSUVは全く売れないし(恐らく税金の関係)、関税が35％もあるのでCH－Rを輸出することもできません。</text:p>
            <text:p>現地生産化が現状突破に鍵になります。</text:p>
            <text:p/>
            <text:p>ヤリス(ヴィッツ)の現地生産がいよいよ今夏からスタートするので、巻き返しが期待されていますが、南米市場を制覇するためにも、一日も早くCH-Rの現地生産化が望まれます。</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JR_MyJH5lFw</text:p>
          </table:table-cell>
          <table:table-cell office:value-type="string" calcext:value-type="string">
            <text:p>【ホンダジェットCM 】－ワンオク（ ONE OK ROCK）：Change －</text:p>
          </table:table-cell>
          <table:table-cell office:value-type="string" calcext:value-type="string">
            <text:p>2018-06-01 23:11:47 UTC</text:p>
          </table:table-cell>
          <table:table-cell office:value-type="string" calcext:value-type="string">
            <text:p>https://www.youtube.com/watch?v=JR_MyJH5lFw</text:p>
          </table:table-cell>
          <table:table-cell office:value-type="string" calcext:value-type="string">
            <text:p>日本が産み、３０年もの間(研究開発スタートから)育ててきたひな鷲がようやく空を飛び立ちました。誰よりも高く舞い上がることを願っています。</text:p>
            <text:p/>
            <text:p>現在、年間で３００億～４００億の赤字となっているホンダの航空事業ですが、売れ行きはいいので(２０１７年は小型ジェットの分野で世界１位)、いずれはちゃんと収益化して、日本の空でも見かける日が来ればいいですね！</text:p>
            <text:p>５年で黒字化と意気込んでいますが果たしてどうでしょうか。</text:p>
            <text:p>今後、2憶ドル台でのプライベートジェット機も登場してきますので、ライバルたちの動向も気になります。</text:p>
            <text:p/>
            <text:p/>
            <text:p>＊6月6日、ホンダジェットの日本販売のビッグニュースが飛び込んできました。２０１９年納機ですから、２０２０年東京オリンピックの開幕式のイベントとかで実機を見る機会があるかもしれません。</text:p>
            <text:p>古い話ですが、確かヒトラーもベルリンオリンピックで航空機をアピールしてたような気がします。違ったらすみません・・(汗)</text:p>
            <text:p/>
            <text:p>いずれにしろ期待して待ちましょう＾＾</text:p>
            <text:p>＊ホンダの航空事業については下記URLに具体的に記載してあります。　</text:p>
            <text:p>https://youtu.be/niEHNTB2cUo</text:p>
            <text:p/>
            <text:p>ホンダエアクラフト社の藤野社長についてはこちら</text:p>
            <text:p>https://youtu.be/4mixEPEphC4</text:p>
            <text:p>～ホンダジェット開発者、藤野社長の人生最高の瞬間～</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GGZOC1w5HIk</text:p>
          </table:table-cell>
          <table:table-cell office:value-type="string" calcext:value-type="string">
            <text:p>【レクサスES・CM】－改めて見るとスピンドルグリルってカッコいいね！(*'▽')－</text:p>
          </table:table-cell>
          <table:table-cell office:value-type="string" calcext:value-type="string">
            <text:p>2018-06-01 22:42:37 UTC</text:p>
          </table:table-cell>
          <table:table-cell office:value-type="string" calcext:value-type="string">
            <text:p>https://www.youtube.com/watch?v=GGZOC1w5HIk</text:p>
          </table:table-cell>
          <table:table-cell office:value-type="string" calcext:value-type="string">
            <text:p>《 レクサスES、全長５ｍの迫力で国内販売首位のベンツ撃破へ！ 》</text:p>
            <text:p/>
            <text:p>2018年秋ごろの発売が予想されるES。全長は4975ｍｍとGSよりも大きく、しかもGSより100万近く安いので（アメリカでの販売価格で比較）、そこそこ売れそうですね。</text:p>
            <text:p>レクサスは今年、このESとコンパクトSUVのUXが新たに誕生する予定ですが、その発売を待たずに販売が好調。</text:p>
            <text:p>今年は日本で過去最大の販売台数になることが確実で、ベンツを押さえて国内プレミアムセグメント販売1位も見える位置にいます。</text:p>
            <text:p>ディーラー数が170店舗のレクサスに対して、ベンツは220店舗ですから、レクサスの健闘が光りますね。</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UCujMXnTF9WA1VtgUvUmH8GA</text:p>
          </table:table-cell>
          <table:table-cell office:value-type="string" calcext:value-type="string">
            <text:p>Car Economics</text:p>
          </table:table-cell>
          <table:table-cell office:value-type="string" calcext:value-type="string">
            <text:p>https://www.youtube.com/channel/UCujMXnTF9WA1VtgUvUmH8G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sdisdmBEYVA</text:p>
          </table:table-cell>
          <table:table-cell office:value-type="string" calcext:value-type="string">
            <text:p>学研プライムゼミCM「ヘビメタ先生」篇/15秒　with竹岡先生</text:p>
          </table:table-cell>
          <table:table-cell office:value-type="string" calcext:value-type="string">
            <text:p>2018-06-19 01:07:12 UTC</text:p>
          </table:table-cell>
          <table:table-cell office:value-type="string" calcext:value-type="string">
            <text:p>https://www.youtube.com/watch?v=sdisdmBEYVA</text:p>
          </table:table-cell>
          <table:table-cell office:value-type="string" calcext:value-type="string">
            <text:p>大学受験のために授業を受ける、女の子。</text:p>
            <text:p>その講師は、ヘビメタの格好をしたキャラだけ濃い先生だった…！</text:p>
            <text:p/>
            <text:p>「学研プライムゼミ」なら、</text:p>
            <text:p>ドラゴン桜のモデルである竹岡先生など、実力派講師たちの映像授業が学べる！</text:p>
            <text:p>講師で差ができる、難関大対策。今なら無料会員募集中！</text:p>
            <text:p>https://gpzemi.gakken.jp/prime/</text:p>
          </table:table-cell>
          <table:table-cell office:value-type="float" office:value="187402" calcext:value-type="float">
            <text:p>187402</text:p>
          </table:table-cell>
          <table:table-cell/>
          <table:table-cell office:value-type="string" calcext:value-type="string">
            <text:p>UCuLeFLbh2Yrs8uK1EpQ1Gdg</text:p>
          </table:table-cell>
          <table:table-cell office:value-type="string" calcext:value-type="string">
            <text:p>学研プライムゼミ</text:p>
          </table:table-cell>
          <table:table-cell office:value-type="string" calcext:value-type="string">
            <text:p>https://www.youtube.com/channel/UCuLeFLbh2Yrs8uK1EpQ1Gdg</text:p>
          </table:table-cell>
          <table:table-cell office:value-type="string" calcext:value-type="string">
            <text:p>学研プライムゼミ（大学受験）</text:p>
            <text:p>2017年今春開講！</text:p>
            <text:p/>
            <text:p>きっかけをつかめばワンランク上の大学にきっと行ける。</text:p>
            <text:p>今、何を勉強すべきかきちんと計画を立てて学習管理するのが合格の”カギ”。</text:p>
            <text:p>大手予備校で長年教えてきたトップ講師が、</text:p>
            <text:p>到達すべき目標まで最短であなたを導きます！</text:p>
            <text:p>講師が長年の経験をもとに作り上げた最新の講義が自宅で受けられる、</text:p>
            <text:p>オンライン学習システムが「学研プライムゼミ」です。</text:p>
            <text:p/>
            <text:p>オンラインで学習</text:p>
            <text:p>11科目からあなたに必要な講座を選んでオンラインで学習できます。</text:p>
            <text:p>プライムゼミの講師は、大学受験を知り尽くしたトップ講師です。学校の授業とは違う、難関大対策に「目からウロコ」の驚きが満載です。</text:p>
            <text:p/>
            <text:p>難関大対策をカバー</text:p>
            <text:p>最後の一年、高校生活も充実させたい…現役生にとってもっとも貴重なのは「時間」です。</text:p>
            <text:p>1回90分の映像授業は難関大対策向けの凝縮されたカリキュラム。時間のない受験生のための効率よく得点力アップができる授業です。</text:p>
            <text:p/>
            <text:p>センター試験特集の配信時期にメールでお知らせ。傾向と対策はここでチェック！</text:p>
            <text:p>その他、『学研プライムゼミ』の講座内容や受験に役立つお得な情報を配信。</text:p>
          </table:table-cell>
          <table:table-cell office:value-type="float" office:value="0" calcext:value-type="float">
            <text:p>0</text:p>
          </table:table-cell>
          <table:table-cell table:number-columns-repeated="1012"/>
        </table:table-row>
        <table:table-row table:style-name="ro2">
          <table:table-cell office:value-type="string" calcext:value-type="string">
            <text:p>b6oXFNMAdRc</text:p>
          </table:table-cell>
          <table:table-cell office:value-type="string" calcext:value-type="string">
            <text:p>学研プライムゼミCM「ダジャレ先生」篇/15秒　with竹岡先生</text:p>
          </table:table-cell>
          <table:table-cell office:value-type="string" calcext:value-type="string">
            <text:p>2018-06-19 01:07:12 UTC</text:p>
          </table:table-cell>
          <table:table-cell office:value-type="string" calcext:value-type="string">
            <text:p>https://www.youtube.com/watch?v=b6oXFNMAdRc</text:p>
          </table:table-cell>
          <table:table-cell office:value-type="string" calcext:value-type="string">
            <text:p>大学受験のために授業を受ける、女の子。</text:p>
            <text:p>その講師は、つまんないダジャレばかり言う先生だった…！</text:p>
            <text:p/>
            <text:p>「学研プライムゼミ」なら、</text:p>
            <text:p>ドラゴン桜のモデルである竹岡先生など、実力派講師たちの映像授業が学べる！</text:p>
            <text:p>講師で差ができる、難関大対策。今なら無料会員募集中！</text:p>
            <text:p>https://gpzemi.gakken.jp/prime/</text:p>
          </table:table-cell>
          <table:table-cell office:value-type="float" office:value="154254" calcext:value-type="float">
            <text:p>154254</text:p>
          </table:table-cell>
          <table:table-cell/>
          <table:table-cell office:value-type="string" calcext:value-type="string">
            <text:p>UCuLeFLbh2Yrs8uK1EpQ1Gdg</text:p>
          </table:table-cell>
          <table:table-cell office:value-type="string" calcext:value-type="string">
            <text:p>学研プライムゼミ</text:p>
          </table:table-cell>
          <table:table-cell office:value-type="string" calcext:value-type="string">
            <text:p>https://www.youtube.com/channel/UCuLeFLbh2Yrs8uK1EpQ1Gdg</text:p>
          </table:table-cell>
          <table:table-cell office:value-type="string" calcext:value-type="string">
            <text:p>学研プライムゼミ（大学受験）</text:p>
            <text:p>2017年今春開講！</text:p>
            <text:p/>
            <text:p>きっかけをつかめばワンランク上の大学にきっと行ける。</text:p>
            <text:p>今、何を勉強すべきかきちんと計画を立てて学習管理するのが合格の”カギ”。</text:p>
            <text:p>大手予備校で長年教えてきたトップ講師が、</text:p>
            <text:p>到達すべき目標まで最短であなたを導きます！</text:p>
            <text:p>講師が長年の経験をもとに作り上げた最新の講義が自宅で受けられる、</text:p>
            <text:p>オンライン学習システムが「学研プライムゼミ」です。</text:p>
            <text:p/>
            <text:p>オンラインで学習</text:p>
            <text:p>11科目からあなたに必要な講座を選んでオンラインで学習できます。</text:p>
            <text:p>プライムゼミの講師は、大学受験を知り尽くしたトップ講師です。学校の授業とは違う、難関大対策に「目からウロコ」の驚きが満載です。</text:p>
            <text:p/>
            <text:p>難関大対策をカバー</text:p>
            <text:p>最後の一年、高校生活も充実させたい…現役生にとってもっとも貴重なのは「時間」です。</text:p>
            <text:p>1回90分の映像授業は難関大対策向けの凝縮されたカリキュラム。時間のない受験生のための効率よく得点力アップができる授業です。</text:p>
            <text:p/>
            <text:p>センター試験特集の配信時期にメールでお知らせ。傾向と対策はここでチェック！</text:p>
            <text:p>その他、『学研プライムゼミ』の講座内容や受験に役立つお得な情報を配信。</text:p>
          </table:table-cell>
          <table:table-cell office:value-type="float" office:value="0" calcext:value-type="float">
            <text:p>0</text:p>
          </table:table-cell>
          <table:table-cell table:number-columns-repeated="1012"/>
        </table:table-row>
        <table:table-row table:style-name="ro2">
          <table:table-cell office:value-type="string" calcext:value-type="string">
            <text:p>7-gvt02_3Io</text:p>
          </table:table-cell>
          <table:table-cell office:value-type="string" calcext:value-type="string">
            <text:p>株式会社 極洋　企業CM「みんなのキョクヨー」篇（30秒）</text:p>
          </table:table-cell>
          <table:table-cell office:value-type="string" calcext:value-type="string">
            <text:p>2018-06-26 04:47:03 UTC</text:p>
          </table:table-cell>
          <table:table-cell office:value-type="string" calcext:value-type="string">
            <text:p>https://www.youtube.com/watch?v=7-gvt02_3Io</text:p>
          </table:table-cell>
          <table:table-cell office:value-type="string" calcext:value-type="string">
            <text:p>水産物を中心とした総合食品会社・㈱極洋の企業CMです。</text:p>
            <text:p>つじあやの さん 書き下ろしの楽曲を起用しています。</text:p>
          </table:table-cell>
          <table:table-cell office:value-type="float" office:value="2288" calcext:value-type="float">
            <text:p>2288</text:p>
          </table:table-cell>
          <table:table-cell/>
          <table:table-cell office:value-type="string" calcext:value-type="string">
            <text:p>UCUmHiHle-x8xa0o1cWiqvhA</text:p>
          </table:table-cell>
          <table:table-cell office:value-type="string" calcext:value-type="string">
            <text:p>Kyokuyo Channel</text:p>
          </table:table-cell>
          <table:table-cell office:value-type="string" calcext:value-type="string">
            <text:p>https://www.youtube.com/channel/UCUmHiHle-x8xa0o1cWiqvhA</text:p>
          </table:table-cell>
          <table:table-cell office:value-type="string" calcext:value-type="string">
            <text:p>㈱極洋のYouTube公式チャンネルです。</text:p>
            <text:p/>
            <text:p>極洋は、1937年設立の水産物を中心とした総合食品会社です。</text:p>
            <text:p>水産物の買付・漁撈（ぎょろう）・養殖・販売のほか、 食品の加工・販売、 食品の物流サービスなどを展開しています。家庭用冷凍食品も発売中。</text:p>
          </table:table-cell>
          <table:table-cell office:value-type="float" office:value="0" calcext:value-type="float">
            <text:p>0</text:p>
          </table:table-cell>
          <table:table-cell table:number-columns-repeated="1012"/>
        </table:table-row>
        <table:table-row table:style-name="ro2">
          <table:table-cell office:value-type="string" calcext:value-type="string">
            <text:p>SsN_Z61Ffq0</text:p>
          </table:table-cell>
          <table:table-cell office:value-type="string" calcext:value-type="string">
            <text:p>MP CM Ramesh Hunger Strike Ends | Chandrababu Gives Lemon Juice To CM Ramesh | NTV</text:p>
          </table:table-cell>
          <table:table-cell office:value-type="string" calcext:value-type="string">
            <text:p>2018-06-30 08:57:40 UTC</text:p>
          </table:table-cell>
          <table:table-cell office:value-type="string" calcext:value-type="string">
            <text:p>https://www.youtube.com/watch?v=SsN_Z61Ffq0</text:p>
          </table:table-cell>
          <table:table-cell office:value-type="string" calcext:value-type="string">
            <text:p>CM Chandrababu Naidu ended CM Ramesh's hunger Strike By Giving Lemon Juice. CM Ramesh Hunger strike reaches 11 Days. Telugu Desam Rajya Sabha member CM Ramesh and B tech Ravi Hunger Strike demanding the Centre Government to set up a steel plant in Kadapa district.TDP Leader CM Ramesh Health Condition is very serious and he might go into the coma with a severe kidney problem,  5 TDP Ministers Supports CM Ramesh Hunger Strike Kalava Srinivasulu, Nimmakayala Chinarajappa, Prathipati Pulla Rao, Ganta Srinivasa Rao and Bhuma Akhila Priya.  For More latest AP News Stay Tuned to NTV Telugu.</text:p>
            <text:p/>
            <text:p>► Watch NTV Live Here : https://www.youtube.com/watch?v=8EFSLb91mb8</text:p>
            <text:p/>
            <text:p>For more latest updates on news :  </text:p>
            <text:p>► Subscribe to NTV News Channel: http://goo.gl/75PJ6m</text:p>
            <text:p>► Like us on Facebook: http://www.facebook.com/NtvTelugu</text:p>
            <text:p>► Follow us on Twitter At : http://www.twitter.com/ntvteluguhd</text:p>
            <text:p>► Circle us on NTV News Channel G+: http://goo.gl/sJy2d8</text:p>
            <text:p/>
            <text:p/>
            <text:p>Watch NTV Telugu News Channel, popular Telugu News channel which also owns India's first women's channel Vanitha TV, and India's most popular devotional channel Bhakti TV.</text:p>
          </table:table-cell>
          <table:table-cell office:value-type="float" office:value="19072" calcext:value-type="float">
            <text:p>19072</text:p>
          </table:table-cell>
          <table:table-cell/>
          <table:table-cell office:value-type="string" calcext:value-type="string">
            <text:p>UCumtYpCY26F6Jr3satUgMvA</text:p>
          </table:table-cell>
          <table:table-cell office:value-type="string" calcext:value-type="string">
            <text:p>NTV Telugu</text:p>
          </table:table-cell>
          <table:table-cell office:value-type="string" calcext:value-type="string">
            <text:p>https://www.youtube.com/channel/UCumtYpCY26F6Jr3satUgMvA</text:p>
          </table:table-cell>
          <table:table-cell office:value-type="string" calcext:value-type="string">
            <text:p>NTV is an Indian regional Telugu news channel launched on August 30, 2007 along with South India's first devotional channel Bhakti TV by Rachana Television Private Limited (RTPL). It is described as South India's first devotional channel. NTV stands for Next Generation TV. A fleet of DSNG vans, said to be the country’s first regional channel to have such a fleet, have been kept stationed for news gathering.</text:p>
          </table:table-cell>
          <table:table-cell office:value-type="float" office:value="1" calcext:value-type="float">
            <text:p>1</text:p>
          </table:table-cell>
          <table:table-cell table:number-columns-repeated="1012"/>
        </table:table-row>
        <table:table-row table:style-name="ro2">
          <table:table-cell office:value-type="string" calcext:value-type="string">
            <text:p>GUrSpkL1nzM</text:p>
          </table:table-cell>
          <table:table-cell office:value-type="string" calcext:value-type="string">
            <text:p>CM Chandrababu Naidu Hikes Asha Workers Salary In Andhra Pradesh | NTV</text:p>
          </table:table-cell>
          <table:table-cell office:value-type="string" calcext:value-type="string">
            <text:p>2018-06-29 09:45:24 UTC</text:p>
          </table:table-cell>
          <table:table-cell office:value-type="string" calcext:value-type="string">
            <text:p>https://www.youtube.com/watch?v=GUrSpkL1nzM</text:p>
          </table:table-cell>
          <table:table-cell office:value-type="string" calcext:value-type="string">
            <text:p>CM Chandrababu Naidu Hikes Asha Workers Salary In Andhra Pradesh | NTV</text:p>
            <text:p/>
            <text:p>► Watch NTV Live Here : https://www.youtube.com/watch?v=8EFSLb91mb8</text:p>
            <text:p/>
            <text:p>For more latest updates on news :  </text:p>
            <text:p>► Subscribe to NTV News Channel: http://goo.gl/75PJ6m</text:p>
            <text:p>► Like us on Facebook: http://www.facebook.com/NtvTelugu</text:p>
            <text:p>► Follow us on Twitter At : http://www.twitter.com/ntvteluguhd</text:p>
            <text:p>► Circle us on NTV News Channel G+: http://goo.gl/sJy2d8</text:p>
            <text:p/>
            <text:p/>
            <text:p>Watch NTV Telugu News Channel, popular Telugu News channel which also owns India's first women's channel Vanitha TV, and India's most popular devotional channel Bhakti TV.</text:p>
          </table:table-cell>
          <table:table-cell office:value-type="float" office:value="8866" calcext:value-type="float">
            <text:p>8866</text:p>
          </table:table-cell>
          <table:table-cell/>
          <table:table-cell office:value-type="string" calcext:value-type="string">
            <text:p>UCumtYpCY26F6Jr3satUgMvA</text:p>
          </table:table-cell>
          <table:table-cell office:value-type="string" calcext:value-type="string">
            <text:p>NTV Telugu</text:p>
          </table:table-cell>
          <table:table-cell office:value-type="string" calcext:value-type="string">
            <text:p>https://www.youtube.com/channel/UCumtYpCY26F6Jr3satUgMvA</text:p>
          </table:table-cell>
          <table:table-cell office:value-type="string" calcext:value-type="string">
            <text:p>NTV is an Indian regional Telugu news channel launched on August 30, 2007 along with South India's first devotional channel Bhakti TV by Rachana Television Private Limited (RTPL). It is described as South India's first devotional channel. NTV stands for Next Generation TV. A fleet of DSNG vans, said to be the country’s first regional channel to have such a fleet, have been kept stationed for news gathering.</text:p>
          </table:table-cell>
          <table:table-cell office:value-type="float" office:value="1" calcext:value-type="float">
            <text:p>1</text:p>
          </table:table-cell>
          <table:table-cell table:number-columns-repeated="1012"/>
        </table:table-row>
        <table:table-row table:style-name="ro2">
          <table:table-cell office:value-type="string" calcext:value-type="string">
            <text:p>006dWI2eBmM</text:p>
          </table:table-cell>
          <table:table-cell office:value-type="string" calcext:value-type="string">
            <text:p>TDP MPs Funny Satires on MP CM Ramesh's Hunger Strike | Kadapa Steel Plant | NTV</text:p>
          </table:table-cell>
          <table:table-cell office:value-type="string" calcext:value-type="string">
            <text:p>2018-06-29 05:36:01 UTC</text:p>
          </table:table-cell>
          <table:table-cell office:value-type="string" calcext:value-type="string">
            <text:p>https://www.youtube.com/watch?v=006dWI2eBmM</text:p>
          </table:table-cell>
          <table:table-cell office:value-type="string" calcext:value-type="string">
            <text:p>TDP MPs Funny Satires on MP CM Ramesh's Hunger Strike | Kadapa Steel Plant | NTV</text:p>
            <text:p/>
            <text:p>► Watch NTV Live Here : https://www.youtube.com/watch?v=8EFSLb91mb8</text:p>
            <text:p/>
            <text:p>For more latest updates on news :  </text:p>
            <text:p>► Subscribe to NTV News Channel: http://goo.gl/75PJ6m</text:p>
            <text:p>► Like us on Facebook: http://www.facebook.com/NtvTelugu</text:p>
            <text:p>► Follow us on Twitter At : http://www.twitter.com/ntvteluguhd</text:p>
            <text:p>► Circle us on NTV News Channel G+: http://goo.gl/sJy2d8</text:p>
            <text:p/>
            <text:p/>
            <text:p>Watch NTV Telugu News Channel, popular Telugu News channel which also owns India's first women's channel Vanitha TV, and India's most popular devotional channel Bhakti TV.</text:p>
          </table:table-cell>
          <table:table-cell office:value-type="float" office:value="20295" calcext:value-type="float">
            <text:p>20295</text:p>
          </table:table-cell>
          <table:table-cell/>
          <table:table-cell office:value-type="string" calcext:value-type="string">
            <text:p>UCumtYpCY26F6Jr3satUgMvA</text:p>
          </table:table-cell>
          <table:table-cell office:value-type="string" calcext:value-type="string">
            <text:p>NTV Telugu</text:p>
          </table:table-cell>
          <table:table-cell office:value-type="string" calcext:value-type="string">
            <text:p>https://www.youtube.com/channel/UCumtYpCY26F6Jr3satUgMvA</text:p>
          </table:table-cell>
          <table:table-cell office:value-type="string" calcext:value-type="string">
            <text:p>NTV is an Indian regional Telugu news channel launched on August 30, 2007 along with South India's first devotional channel Bhakti TV by Rachana Television Private Limited (RTPL). It is described as South India's first devotional channel. NTV stands for Next Generation TV. A fleet of DSNG vans, said to be the country’s first regional channel to have such a fleet, have been kept stationed for news gathering.</text:p>
          </table:table-cell>
          <table:table-cell office:value-type="float" office:value="1" calcext:value-type="float">
            <text:p>1</text:p>
          </table:table-cell>
          <table:table-cell table:number-columns-repeated="1012"/>
        </table:table-row>
        <table:table-row table:style-name="ro2">
          <table:table-cell office:value-type="string" calcext:value-type="string">
            <text:p>-7JpuorfFfA</text:p>
          </table:table-cell>
          <table:table-cell office:value-type="string" calcext:value-type="string">
            <text:p>濵田酒造「海童」CM～瞳の中の海童編～</text:p>
          </table:table-cell>
          <table:table-cell office:value-type="string" calcext:value-type="string">
            <text:p>2018-06-26 04:12:31 UTC</text:p>
          </table:table-cell>
          <table:table-cell office:value-type="string" calcext:value-type="string">
            <text:p>https://www.youtube.com/watch?v=-7JpuorfFfA</text:p>
          </table:table-cell>
          <table:table-cell office:value-type="string" calcext:value-type="string">
            <text:p>商品詳細はこちら</text:p>
            <text:p>http://www.hamadasyuzou.co.jp/denzouin/products/kaidou_aka.html</text:p>
            <text:p/>
            <text:p>＊濵田酒造　新CM</text:p>
            <text:p>素敵なお部屋で「海童」のソーダ割りを楽しむカップル。２人の間には印象的な赤いボトルが存在感たっぷりに鎮座しています。香りが引き立ち、すっきり爽やかな飲み口で夏にぴったりの「芋ハイボール」を片手に夜のひとときを楽しむシーンですが、映像を隅々まで見てみると、どこか不思議なところが見つかります。キーワードは、恋人たちの「瞳」の中。新CM「瞳の中の海童」の世界観をぜひお楽しみください。</text:p>
            <text:p/>
            <text:p>■出演者プロフィール</text:p>
            <text:p>松永 ちさと：モデルとしてCF・スチールなどで活躍。</text:p>
            <text:p>安井 達郎：愛知県出身。モデル、俳優。</text:p>
          </table:table-cell>
          <table:table-cell office:value-type="float" office:value="1023" calcext:value-type="float">
            <text:p>1023</text:p>
          </table:table-cell>
          <table:table-cell office:value-type="float" office:value="6" calcext:value-type="float">
            <text:p>6</text:p>
          </table:table-cell>
          <table:table-cell office:value-type="string" calcext:value-type="string">
            <text:p>UCuXGo4nGwbJILNQOOlpxtYQ</text:p>
          </table:table-cell>
          <table:table-cell office:value-type="string" calcext:value-type="string">
            <text:p>濵田酒造</text:p>
          </table:table-cell>
          <table:table-cell office:value-type="string" calcext:value-type="string">
            <text:p>https://www.youtube.com/channel/UCuXGo4nGwbJILNQOOlpxtY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K6F9pB0ITnE</text:p>
          </table:table-cell>
          <table:table-cell office:value-type="string" calcext:value-type="string">
            <text:p>坂道合同オーディションCM　西野七瀬(乃木坂46)編</text:p>
          </table:table-cell>
          <table:table-cell office:value-type="string" calcext:value-type="string">
            <text:p>2018-06-23 09:00:03 UTC</text:p>
          </table:table-cell>
          <table:table-cell office:value-type="string" calcext:value-type="string">
            <text:p>https://www.youtube.com/watch?v=K6F9pB0ITnE</text:p>
          </table:table-cell>
          <table:table-cell office:value-type="string" calcext:value-type="string">
            <text:p>この夏開催される坂道合同オーディション。</text:p>
            <text:p>そのCM第一弾が完成しました。</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ぺージを開いてみてください。</text:p>
            <text:p/>
            <text:p>応募期間を7月9日(月)17:00まで延長！</text:p>
            <text:p>悩んでる皆さん！まだ間に合います！</text:p>
            <text:p>是非応募してみて下さい。</text:p>
            <text:p/>
            <text:p>坂道合同新規メンバー募集オーディション開催！</text:p>
            <text:p>乃木坂46、欅坂46、けやき坂46の3グループ合同による新メンバーの募集を只今受付中！</text:p>
            <text:p>応募期間：2018年7月9日(月)17:00まで</text:p>
            <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100969" calcext:value-type="float">
            <text:p>100969</text:p>
          </table:table-cell>
          <table:table-cell office:value-type="float" office:value="3203" calcext:value-type="float">
            <text:p>3203</text:p>
          </table:table-cell>
          <table:table-cell office:value-type="string" calcext:value-type="string">
            <text:p>UCUzpZpX2wRYOk3J8QTFGxDg</text:p>
          </table:table-cell>
          <table:table-cell office:value-type="string" calcext:value-type="string">
            <text:p>乃木坂 46 OFFICIAL YouTube CHANNEL</text:p>
          </table:table-cell>
          <table:table-cell office:value-type="string" calcext:value-type="string">
            <text:p>https://www.youtube.com/channel/UCUzpZpX2wRYOk3J8QTFGxDg</text:p>
          </table:table-cell>
          <table:table-cell office:value-type="string" calcext:value-type="string">
            <text:p>AKB48公式ライバルとして結成されたアイドルグループ乃木坂46オフィシャルYouTubeチャンネル！</text:p>
          </table:table-cell>
          <table:table-cell office:value-type="float" office:value="0" calcext:value-type="float">
            <text:p>0</text:p>
          </table:table-cell>
          <table:table-cell table:number-columns-repeated="1012"/>
        </table:table-row>
        <table:table-row table:style-name="ro2">
          <table:table-cell office:value-type="string" calcext:value-type="string">
            <text:p>sdTKyv6J944</text:p>
          </table:table-cell>
          <table:table-cell office:value-type="string" calcext:value-type="string">
            <text:p>坂道合同オーディションCM　個別まとめ編</text:p>
          </table:table-cell>
          <table:table-cell office:value-type="string" calcext:value-type="string">
            <text:p>2018-06-23 09:00:05 UTC</text:p>
          </table:table-cell>
          <table:table-cell office:value-type="string" calcext:value-type="string">
            <text:p>https://www.youtube.com/watch?v=sdTKyv6J944</text:p>
          </table:table-cell>
          <table:table-cell office:value-type="string" calcext:value-type="string">
            <text:p>●坂道合同新規メンバー募集オーディションの第二弾CMが完成！！</text:p>
            <text:p/>
            <text:p>坂道合同新規メンバー募集オーディションの第一弾CM、</text:p>
            <text:p>白石麻衣(乃木坂46)編、西野七瀬(乃木坂46)編、平手友梨奈(欅坂46)編、</text:p>
            <text:p>佐々木美玲編(けやき坂46)編、スペック編に続き第二弾が完成しました。</text:p>
            <text:p/>
            <text:p>第二弾CMは、</text:p>
            <text:p>齋藤飛鳥(乃木坂46)編、菅井友香(欅坂46)編、長濱ねる(欅坂46)編、</text:p>
            <text:p>小坂菜緒編(けやき坂46)編、個別まとめ編の5バージョン!</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ベージを開いてみてください。</text:p>
            <text:p/>
            <text:p>そして、応募期間を7月9日(月)17:00まで延長！</text:p>
            <text:p>悩んでる皆さん！まだ間に合います！</text:p>
            <text:p>是非応募してみて下さい。</text:p>
            <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136768" calcext:value-type="float">
            <text:p>136768</text:p>
          </table:table-cell>
          <table:table-cell office:value-type="float" office:value="2587" calcext:value-type="float">
            <text:p>2587</text:p>
          </table:table-cell>
          <table:table-cell office:value-type="string" calcext:value-type="string">
            <text:p>UCUzpZpX2wRYOk3J8QTFGxDg</text:p>
          </table:table-cell>
          <table:table-cell office:value-type="string" calcext:value-type="string">
            <text:p>乃木坂 46 OFFICIAL YouTube CHANNEL</text:p>
          </table:table-cell>
          <table:table-cell office:value-type="string" calcext:value-type="string">
            <text:p>https://www.youtube.com/channel/UCUzpZpX2wRYOk3J8QTFGxDg</text:p>
          </table:table-cell>
          <table:table-cell office:value-type="string" calcext:value-type="string">
            <text:p>AKB48公式ライバルとして結成されたアイドルグループ乃木坂46オフィシャルYouTubeチャンネル！</text:p>
          </table:table-cell>
          <table:table-cell office:value-type="float" office:value="0" calcext:value-type="float">
            <text:p>0</text:p>
          </table:table-cell>
          <table:table-cell table:number-columns-repeated="1012"/>
        </table:table-row>
        <table:table-row table:style-name="ro2">
          <table:table-cell office:value-type="string" calcext:value-type="string">
            <text:p>vNme8glKFaw</text:p>
          </table:table-cell>
          <table:table-cell office:value-type="string" calcext:value-type="string">
            <text:p>坂道合同オーディションCM　齋藤飛鳥(乃木坂46)編</text:p>
          </table:table-cell>
          <table:table-cell office:value-type="string" calcext:value-type="string">
            <text:p>2018-06-23 09:00:10 UTC</text:p>
          </table:table-cell>
          <table:table-cell office:value-type="string" calcext:value-type="string">
            <text:p>https://www.youtube.com/watch?v=vNme8glKFaw</text:p>
          </table:table-cell>
          <table:table-cell office:value-type="string" calcext:value-type="string">
            <text:p>●坂道合同新規メンバー募集オーディションの第二弾CMが完成！！</text:p>
            <text:p/>
            <text:p>坂道合同新規メンバー募集オーディションの第一弾CM、</text:p>
            <text:p>白石麻衣(乃木坂46)編、西野七瀬(乃木坂46)編、平手友梨奈(欅坂46)編、</text:p>
            <text:p>佐々木美玲編(けやき坂46)編、スペック編に続き第二弾が完成しました。</text:p>
            <text:p/>
            <text:p>第二弾CMは、</text:p>
            <text:p>齋藤飛鳥(乃木坂46)編、菅井友香(欅坂46)編、長濱ねる(欅坂46)編、</text:p>
            <text:p>小坂菜緒編(けやき坂46)編、個別まとめ編の5バージョン!</text:p>
            <text:p>それぞれの坂道に所属するメンバーが「オーディションを受けた時の心境」</text:p>
            <text:p>「活動を通じて今思うこと」を自分の言葉で話したCMです。</text:p>
            <text:p>メンバーの数だけそれぞれの思いがあり、グループの色も違う坂道シリーズ。</text:p>
            <text:p>少しでも心に残ることがあれば募集ベージを開いてみてください。</text:p>
            <text:p/>
            <text:p>そして、応募期間を7月9日(月)17:00まで延長！</text:p>
            <text:p>悩んでる皆さん！まだ間に合います！</text:p>
            <text:p>是非応募してみて下さい。</text:p>
            <text:p/>
            <text:p/>
            <text:p>この夏で、あなたの人生が変わります。</text:p>
            <text:p/>
            <text:p>詳しくはこちら</text:p>
            <text:p>■坂道オーディション特設サイト</text:p>
            <text:p>http://www.nogizaka46.com/audition2018/</text:p>
            <text:p/>
            <text:p>■乃木坂46公式WEBサイト</text:p>
            <text:p>http://www.nogizaka46.com/</text:p>
            <text:p/>
            <text:p>■欅坂46公式WEBサイト</text:p>
            <text:p>http://www.keyakizaka46.com/</text:p>
          </table:table-cell>
          <table:table-cell office:value-type="float" office:value="427575" calcext:value-type="float">
            <text:p>427575</text:p>
          </table:table-cell>
          <table:table-cell office:value-type="float" office:value="11400" calcext:value-type="float">
            <text:p>11400</text:p>
          </table:table-cell>
          <table:table-cell office:value-type="string" calcext:value-type="string">
            <text:p>UCUzpZpX2wRYOk3J8QTFGxDg</text:p>
          </table:table-cell>
          <table:table-cell office:value-type="string" calcext:value-type="string">
            <text:p>乃木坂 46 OFFICIAL YouTube CHANNEL</text:p>
          </table:table-cell>
          <table:table-cell office:value-type="string" calcext:value-type="string">
            <text:p>https://www.youtube.com/channel/UCUzpZpX2wRYOk3J8QTFGxDg</text:p>
          </table:table-cell>
          <table:table-cell office:value-type="string" calcext:value-type="string">
            <text:p>AKB48公式ライバルとして結成されたアイドルグループ乃木坂46オフィシャルYouTubeチャンネル！</text:p>
          </table:table-cell>
          <table:table-cell office:value-type="float" office:value="0" calcext:value-type="float">
            <text:p>0</text:p>
          </table:table-cell>
          <table:table-cell table:number-columns-repeated="1012"/>
        </table:table-row>
        <table:table-row table:style-name="ro2">
          <table:table-cell office:value-type="string" calcext:value-type="string">
            <text:p>6_qyYBRvJp8</text:p>
          </table:table-cell>
          <table:table-cell office:value-type="string" calcext:value-type="string">
            <text:p>【＜公式＞JR西日本】企業CM</text:p>
          </table:table-cell>
          <table:table-cell office:value-type="string" calcext:value-type="string">
            <text:p>2018-06-29 00:16:58 UTC</text:p>
          </table:table-cell>
          <table:table-cell office:value-type="string" calcext:value-type="string">
            <text:p>https://www.youtube.com/watch?v=6_qyYBRvJp8</text:p>
          </table:table-cell>
          <table:table-cell/>
          <table:table-cell office:value-type="float" office:value="11906" calcext:value-type="float">
            <text:p>11906</text:p>
          </table:table-cell>
          <table:table-cell/>
          <table:table-cell office:value-type="string" calcext:value-type="string">
            <text:p>UCV4Z0AHcUU88raC5NENFglg</text:p>
          </table:table-cell>
          <table:table-cell office:value-type="string" calcext:value-type="string">
            <text:p>JR西日本公式チャンネル</text:p>
          </table:table-cell>
          <table:table-cell office:value-type="string" calcext:value-type="string">
            <text:p>https://www.youtube.com/channel/UCV4Z0AHcUU88raC5NENFglg</text:p>
          </table:table-cell>
          <table:table-cell office:value-type="string" calcext:value-type="string">
            <text:p>JR西日本の公式チャンネルです。安全で安心・信頼していただける鉄道を築き上げるとともに、</text:p>
            <text:p>皆様のくらしをサポートし、地域と共に歩む当社グループの取り組みを順次掲載していきます。</text:p>
            <text:p/>
            <text:p>◇ＪＲ西日本公式チャンネル「次の一歩へ。地域と共に。」の運用ポリシー</text:p>
            <text:p>http://www.westjr.co.jp/guide/pdf/youtube_policy.pdf</text:p>
            <text:p/>
            <text:p>＜関連リンク＞</text:p>
            <text:p>◇「マナーって思いやり」</text:p>
            <text:p>駅や、列車内で、見たり体験した心温まる思いやりマナーのエピソード募集中！</text:p>
            <text:p>http://manner.westjr.co.jp/</text:p>
            <text:p/>
            <text:p>◇「大阪環状線改造プロジェクト」</text:p>
            <text:p>大阪環状線を「行ってみたい」「乗ってみたい」線区に改造し、地域とともに、大阪を元気にします。</text:p>
            <text:p>https://www.jr-odekake.net/railroad/osakaloop_kaizou/</text:p>
          </table:table-cell>
          <table:table-cell office:value-type="float" office:value="0" calcext:value-type="float">
            <text:p>0</text:p>
          </table:table-cell>
          <table:table-cell table:number-columns-repeated="1012"/>
        </table:table-row>
        <table:table-row table:style-name="ro2">
          <table:table-cell office:value-type="string" calcext:value-type="string">
            <text:p>NqB_30PkRuw</text:p>
          </table:table-cell>
          <table:table-cell office:value-type="string" calcext:value-type="string">
            <text:p>エクスレンダー 話題のマネキン CM</text:p>
          </table:table-cell>
          <table:table-cell office:value-type="string" calcext:value-type="string">
            <text:p>2018-06-19 05:50:50 UTC</text:p>
          </table:table-cell>
          <table:table-cell office:value-type="string" calcext:value-type="string">
            <text:p>https://www.youtube.com/watch?v=NqB_30PkRuw</text:p>
          </table:table-cell>
          <table:table-cell office:value-type="string" calcext:value-type="string">
            <text:p>加圧式ブラトップ「エクスレンダー」</text:p>
            <text:p>ミス・ユニバース沖縄大会の公式商品、ガールズハッピースタイル、ティアリーTV等</text:p>
            <text:p>普段のインナーをエクスレンダーに変えることで</text:p>
            <text:p>圧力をかけて体への効果が期待できます。</text:p>
            <text:p>エクスレンダーを着て普段通りの生活をすることで</text:p>
            <text:p>日常生活でも！寝るときでも、ボディメイクをサポートします。</text:p>
          </table:table-cell>
          <table:table-cell office:value-type="float" office:value="48" calcext:value-type="float">
            <text:p>48</text:p>
          </table:table-cell>
          <table:table-cell office:value-type="float" office:value="0" calcext:value-type="float">
            <text:p>0</text:p>
          </table:table-cell>
          <table:table-cell office:value-type="string" calcext:value-type="string">
            <text:p>UCV6hPpUlKGibCYaS1qmlaJw</text:p>
          </table:table-cell>
          <table:table-cell office:value-type="string" calcext:value-type="string">
            <text:p>EX SERISE</text:p>
          </table:table-cell>
          <table:table-cell office:value-type="string" calcext:value-type="string">
            <text:p>https://www.youtube.com/channel/UCV6hPpUlKGibCYaS1qmlaJ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vBhM7j413hU</text:p>
          </table:table-cell>
          <table:table-cell office:value-type="string" calcext:value-type="string">
            <text:p>帝京平成大学CM「学生の声」篇</text:p>
          </table:table-cell>
          <table:table-cell office:value-type="string" calcext:value-type="string">
            <text:p>2018-06-17 23:38:28 UTC</text:p>
          </table:table-cell>
          <table:table-cell office:value-type="string" calcext:value-type="string">
            <text:p>https://www.youtube.com/watch?v=vBhM7j413hU</text:p>
          </table:table-cell>
          <table:table-cell office:value-type="string" calcext:value-type="string">
            <text:p>帝京平成大学のCMです。</text:p>
            <text:p>公式サイトはこちら</text:p>
            <text:p>http://www.thu.ac.jp</text:p>
          </table:table-cell>
          <table:table-cell office:value-type="float" office:value="4672" calcext:value-type="float">
            <text:p>4672</text:p>
          </table:table-cell>
          <table:table-cell/>
          <table:table-cell office:value-type="string" calcext:value-type="string">
            <text:p>UCVbK_enhNWsPQ_bSQHXM-Gg</text:p>
          </table:table-cell>
          <table:table-cell office:value-type="string" calcext:value-type="string">
            <text:p>帝京平成大学</text:p>
          </table:table-cell>
          <table:table-cell office:value-type="string" calcext:value-type="string">
            <text:p>https://www.youtube.com/channel/UCVbK_enhNWsPQ_bSQHXM-Gg</text:p>
          </table:table-cell>
          <table:table-cell office:value-type="string" calcext:value-type="string">
            <text:p>帝京平成大学（Teikyo Heisei University）の公式チャンネルです。</text:p>
            <text:p/>
            <text:p>帝京平成大学は、徹底した実学教育により、社会で即戦力となる実践能力が身に付く総合大学です。</text:p>
            <text:p>最新の設備・環境が整った首都圏4キャンパス（池袋・中野・千葉・ちはら台キャンパス）に5学部19学科の学びがあり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fN6VhJKnIfs</text:p>
          </table:table-cell>
          <table:table-cell office:value-type="string" calcext:value-type="string">
            <text:p>【CM】ドコモ　ベーシックパック　iPhone X</text:p>
          </table:table-cell>
          <table:table-cell office:value-type="string" calcext:value-type="string">
            <text:p>2018-06-26 01:15:02 UTC</text:p>
          </table:table-cell>
          <table:table-cell office:value-type="string" calcext:value-type="string">
            <text:p>https://www.youtube.com/watch?v=fN6VhJKnIfs</text:p>
          </table:table-cell>
          <table:table-cell office:value-type="string" calcext:value-type="string">
            <text:p>docomo</text:p>
            <text:p>cast : 高畑充希</text:p>
          </table:table-cell>
          <table:table-cell office:value-type="float" office:value="7366" calcext:value-type="float">
            <text:p>7366</text:p>
          </table:table-cell>
          <table:table-cell office:value-type="float" office:value="82" calcext:value-type="float">
            <text:p>82</text:p>
          </table:table-cell>
          <table:table-cell office:value-type="string" calcext:value-type="string">
            <text:p>UCvEtGOEehgyXPEELhznzjZg</text:p>
          </table:table-cell>
          <table:table-cell office:value-type="string" calcext:value-type="string">
            <text:p>Star Fall</text:p>
          </table:table-cell>
          <table:table-cell office:value-type="string" calcext:value-type="string">
            <text:p>https://www.youtube.com/channel/UCvEtGOEehgyXPEELhznzjZ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FeQLKvobqpk</text:p>
          </table:table-cell>
          <table:table-cell office:value-type="string" calcext:value-type="string">
            <text:p>【CM】ティーバー　ワールドカップ</text:p>
          </table:table-cell>
          <table:table-cell office:value-type="string" calcext:value-type="string">
            <text:p>2018-06-20 11:00:00 UTC</text:p>
          </table:table-cell>
          <table:table-cell office:value-type="string" calcext:value-type="string">
            <text:p>https://www.youtube.com/watch?v=FeQLKvobqpk</text:p>
          </table:table-cell>
          <table:table-cell office:value-type="string" calcext:value-type="string">
            <text:p>TVer　FIFA World Cup 2018</text:p>
            <text:p>cast : 鈴木美羽</text:p>
          </table:table-cell>
          <table:table-cell office:value-type="float" office:value="5691" calcext:value-type="float">
            <text:p>5691</text:p>
          </table:table-cell>
          <table:table-cell office:value-type="float" office:value="34" calcext:value-type="float">
            <text:p>34</text:p>
          </table:table-cell>
          <table:table-cell office:value-type="string" calcext:value-type="string">
            <text:p>UCvEtGOEehgyXPEELhznzjZg</text:p>
          </table:table-cell>
          <table:table-cell office:value-type="string" calcext:value-type="string">
            <text:p>Star Fall</text:p>
          </table:table-cell>
          <table:table-cell office:value-type="string" calcext:value-type="string">
            <text:p>https://www.youtube.com/channel/UCvEtGOEehgyXPEELhznzjZ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TiRDyUdaPO0</text:p>
          </table:table-cell>
          <table:table-cell office:value-type="string" calcext:value-type="string">
            <text:p>カローラスホーツＣＭ</text:p>
          </table:table-cell>
          <table:table-cell office:value-type="string" calcext:value-type="string">
            <text:p>2018-06-29 03:35:38 UTC</text:p>
          </table:table-cell>
          <table:table-cell office:value-type="string" calcext:value-type="string">
            <text:p>https://www.youtube.com/watch?v=TiRDyUdaPO0</text:p>
          </table:table-cell>
          <table:table-cell office:value-type="string" calcext:value-type="string">
            <text:p>トヨタカローラ香川から　新世代ベーシック。『カローラスポーツ』新CM完成！！</text:p>
          </table:table-cell>
          <table:table-cell office:value-type="float" office:value="889" calcext:value-type="float">
            <text:p>889</text:p>
          </table:table-cell>
          <table:table-cell office:value-type="float" office:value="3" calcext:value-type="float">
            <text:p>3</text:p>
          </table:table-cell>
          <table:table-cell office:value-type="string" calcext:value-type="string">
            <text:p>UCVfye3_yY4nZPsfVJVAemqQ</text:p>
          </table:table-cell>
          <table:table-cell office:value-type="string" calcext:value-type="string">
            <text:p>トヨタカローラ香川</text:p>
          </table:table-cell>
          <table:table-cell office:value-type="string" calcext:value-type="string">
            <text:p>https://www.youtube.com/channel/UCVfye3_yY4nZPsfVJVAemqQ</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kWFUQVvj-Eo</text:p>
          </table:table-cell>
          <table:table-cell office:value-type="string" calcext:value-type="string">
            <text:p>UFC 225: CM Punk vs Mike Jackson - Jimmy Smith Preview</text:p>
          </table:table-cell>
          <table:table-cell office:value-type="string" calcext:value-type="string">
            <text:p>2018-06-04 18:52:10 UTC</text:p>
          </table:table-cell>
          <table:table-cell office:value-type="string" calcext:value-type="string">
            <text:p>https://www.youtube.com/watch?v=kWFUQVvj-Eo</text:p>
          </table:table-cell>
          <table:table-cell office:value-type="string" calcext:value-type="string">
            <text:p>Former WWE superstar CM Punk makes his second walk to the Octagon at UFC 225 where he will face Mike Jackson to kick off the June 9 Pay-Per-View.</text:p>
            <text:p/>
            <text:p>Subscribe to get all the latest UFC content: http://bit.ly/2uJRzRR</text:p>
            <text:p/>
            <text:p>Experience UFC live with UFC FIGHT PASS, the digital subscription service of the UFC. To start your 7-day free trial, visit http://www.ufc.tv/packages</text:p>
            <text:p/>
            <text:p>To order UFC Pay-Per-Views, visit http://www.ufc.tv/events </text:p>
            <text:p/>
            <text:p>Connect with UFC online and on Social:</text:p>
            <text:p>Website: http://www.ufc.com</text:p>
            <text:p>Twitter: http://www.twitter.com/ufc</text:p>
            <text:p>Facebook: http://www.facebook.com/ufc</text:p>
            <text:p>Instagram: http://www.instagram.com/ufc</text:p>
            <text:p>Snapchat: UFC</text:p>
            <text:p>Periscope: http://Periscope.tv/ufc</text:p>
            <text:p/>
            <text:p>Connect with UFC FIGHT PASS on Social:</text:p>
            <text:p>Twitter: http://www.twitter.com/ufcfightpass</text:p>
            <text:p>Facebook: http://www.facebook.com/ufcfightpass</text:p>
            <text:p>Instagram: http://www.instagram.com/ufcfightpass</text:p>
          </table:table-cell>
          <table:table-cell office:value-type="float" office:value="633156" calcext:value-type="float">
            <text:p>633156</text:p>
          </table:table-cell>
          <table:table-cell office:value-type="float" office:value="10467" calcext:value-type="float">
            <text:p>10467</text:p>
          </table:table-cell>
          <table:table-cell office:value-type="string" calcext:value-type="string">
            <text:p>UCvgfXK4nTYKudb0rFR6noLA</text:p>
          </table:table-cell>
          <table:table-cell office:value-type="string" calcext:value-type="string">
            <text:p>UFC - Ultimate Fighting Championship</text:p>
          </table:table-cell>
          <table:table-cell office:value-type="string" calcext:value-type="string">
            <text:p>https://www.youtube.com/channel/UCvgfXK4nTYKudb0rFR6noLA</text:p>
          </table:table-cell>
          <table:table-cell office:value-type="string" calcext:value-type="string">
            <text:p>Watch all Live Pay-Per-Views on YouTube.  </text:p>
            <text:p/>
            <text:p>Ultimate Fighting Championship® is the world's leading mixed martial arts organization.  Over the past decade, with the help of state athletic commissions throughout the United States, UFC® has morphed itself from a spectacle into a highly respected sports organization.  Major fights between world-renowned mixed martial arts superstars have become some of the most popular sporting events of the year, surpassing pay-per-view records previously held by boxing and professional wrestling.  Sports fans have made their voices heard - they want reality when they watch sports, and UFC is clearly "AS REAL AS IT GETS!"</text:p>
            <text:p/>
            <text:p>www.UFC.com</text:p>
          </table:table-cell>
          <table:table-cell office:value-type="float" office:value="1" calcext:value-type="float">
            <text:p>1</text:p>
          </table:table-cell>
          <table:table-cell table:number-columns-repeated="1012"/>
        </table:table-row>
        <table:table-row table:style-name="ro2">
          <table:table-cell office:value-type="string" calcext:value-type="string">
            <text:p>hGWR5He0rkQ</text:p>
          </table:table-cell>
          <table:table-cell office:value-type="string" calcext:value-type="string">
            <text:p>malo clinic sapporo CM 2018</text:p>
          </table:table-cell>
          <table:table-cell office:value-type="string" calcext:value-type="string">
            <text:p>2018-06-20 00:49:46 UTC</text:p>
          </table:table-cell>
          <table:table-cell office:value-type="string" calcext:value-type="string">
            <text:p>https://www.youtube.com/watch?v=hGWR5He0rkQ</text:p>
          </table:table-cell>
          <table:table-cell office:value-type="string" calcext:value-type="string">
            <text:p>札幌のインプラント専門クリニック　マロ・クリニック札幌のCMフィルム。オールオンフォー開発者　パウロ・マロとパートナー契約を結び、1日で噛めるインプラント治療を行っている。</text:p>
          </table:table-cell>
          <table:table-cell office:value-type="float" office:value="288" calcext:value-type="float">
            <text:p>288</text:p>
          </table:table-cell>
          <table:table-cell office:value-type="float" office:value="1" calcext:value-type="float">
            <text:p>1</text:p>
          </table:table-cell>
          <table:table-cell office:value-type="string" calcext:value-type="string">
            <text:p>UCVIOI3uoAX0ZuFn_hsX1dMw</text:p>
          </table:table-cell>
          <table:table-cell office:value-type="string" calcext:value-type="string">
            <text:p>YOKO KIMURA</text:p>
          </table:table-cell>
          <table:table-cell office:value-type="string" calcext:value-type="string">
            <text:p>https://www.youtube.com/channel/UCVIOI3uoAX0ZuFn_hsX1dM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MXvI1VwrHFY</text:p>
          </table:table-cell>
          <table:table-cell office:value-type="string" calcext:value-type="string">
            <text:p>JRA CM 2018年版／宝塚記念編</text:p>
          </table:table-cell>
          <table:table-cell office:value-type="string" calcext:value-type="string">
            <text:p>2018-06-07 10:20:44 UTC</text:p>
          </table:table-cell>
          <table:table-cell office:value-type="string" calcext:value-type="string">
            <text:p>https://www.youtube.com/watch?v=MXvI1VwrHFY</text:p>
          </table:table-cell>
          <table:table-cell office:value-type="string" calcext:value-type="string">
            <text:p>2018 JRA CM 宝塚記念編です。昨年に引き続き、松坂桃李、柳楽優弥、土屋太鳳、高畑充希の4人のほか、今回は関ジャニ∞の横山裕、村上信五、錦戸亮らも出演するHOT HOLIDAYSシリーズ27作目の面白テレビCMです。2018年6月24日に阪神競馬場で開催される宝塚記念競馬予想のサイン探しなどにどうぞ！</text:p>
            <text:p/>
            <text:p>[2018年 JRA CM 再生リスト]</text:p>
            <text:p>https://www.youtube.com/playlist?list=PLZbRW0f8Q-WCzL8JwJJxXE1DdFIjX9J3F</text:p>
          </table:table-cell>
          <table:table-cell office:value-type="float" office:value="5890" calcext:value-type="float">
            <text:p>5890</text:p>
          </table:table-cell>
          <table:table-cell office:value-type="float" office:value="7" calcext:value-type="float">
            <text:p>7</text:p>
          </table:table-cell>
          <table:table-cell office:value-type="string" calcext:value-type="string">
            <text:p>UCvLWzO8owKadKSc6ztMWPfg</text:p>
          </table:table-cell>
          <table:table-cell office:value-type="string" calcext:value-type="string">
            <text:p>競馬じじい</text:p>
          </table:table-cell>
          <table:table-cell office:value-type="string" calcext:value-type="string">
            <text:p>https://www.youtube.com/channel/UCvLWzO8owKadKSc6ztMWPf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Z8nxjDERWKo</text:p>
          </table:table-cell>
          <table:table-cell office:value-type="string" calcext:value-type="string">
            <text:p>【レノア本格消臭デオドラントビーズCM】「テッペキーン」篇　３０秒</text:p>
          </table:table-cell>
          <table:table-cell office:value-type="string" calcext:value-type="string">
            <text:p>2018-06-04 02:30:58 UTC</text:p>
          </table:table-cell>
          <table:table-cell office:value-type="string" calcext:value-type="string">
            <text:p>https://www.youtube.com/watch?v=Z8nxjDERWKo</text:p>
          </table:table-cell>
          <table:table-cell office:value-type="string" calcext:value-type="string">
            <text:p>「レノア本格消臭デオドラントビーズ」は、独自の技術で、防臭成分をコーティング！消臭効果が一日中ずーっと続きます。</text:p>
            <text:p/>
            <text:p>使い方は簡単！洗剤や柔軟剤を入れたあと、洗濯槽に直接ビーズを入れるだけ！</text:p>
            <text:p/>
            <text:p>「レノア本格消臭デオドラントビーズ」の商品情報はこちらをチェック！ https://www.lenorjapan.jp/ja-jp/lenor-lineup/about-lenor-deodorant-beads</text:p>
          </table:table-cell>
          <table:table-cell office:value-type="float" office:value="16644" calcext:value-type="float">
            <text:p>16644</text:p>
          </table:table-cell>
          <table:table-cell office:value-type="float" office:value="64" calcext:value-type="float">
            <text:p>64</text:p>
          </table:table-cell>
          <table:table-cell office:value-type="string" calcext:value-type="string">
            <text:p>UCvRb6X3koJLVQCarA7slV1Q</text:p>
          </table:table-cell>
          <table:table-cell office:value-type="string" calcext:value-type="string">
            <text:p>Lenor 公式YouTubeチャンネル</text:p>
          </table:table-cell>
          <table:table-cell office:value-type="string" calcext:value-type="string">
            <text:p>https://www.youtube.com/channel/UCvRb6X3koJLVQCarA7slV1Q</text:p>
          </table:table-cell>
          <table:table-cell office:value-type="string" calcext:value-type="string">
            <text:p>柔軟剤レノア（Lenor）のYoutube公式チャンネルです。</text:p>
            <text:p>TVCMやメイキングムービーを公開してい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FMok9xvEth4</text:p>
          </table:table-cell>
          <table:table-cell office:value-type="string" calcext:value-type="string">
            <text:p>ソフトバンク白戸家CMで人気の「カイくん」が天国へ旅立つ めざまし 0629</text:p>
          </table:table-cell>
          <table:table-cell office:value-type="string" calcext:value-type="string">
            <text:p>2018-06-28 20:49:45 UTC</text:p>
          </table:table-cell>
          <table:table-cell office:value-type="string" calcext:value-type="string">
            <text:p>https://www.youtube.com/watch?v=FMok9xvEth4</text:p>
          </table:table-cell>
          <table:table-cell/>
          <table:table-cell office:value-type="float" office:value="3300" calcext:value-type="float">
            <text:p>3300</text:p>
          </table:table-cell>
          <table:table-cell office:value-type="float" office:value="36" calcext:value-type="float">
            <text:p>36</text:p>
          </table:table-cell>
          <table:table-cell office:value-type="string" calcext:value-type="string">
            <text:p>UCvs5nmgPzSPjDloSweTn9pQ</text:p>
          </table:table-cell>
          <table:table-cell office:value-type="string" calcext:value-type="string">
            <text:p>oエンタメニュースペンギンo</text:p>
          </table:table-cell>
          <table:table-cell office:value-type="string" calcext:value-type="string">
            <text:p>https://www.youtube.com/channel/UCvs5nmgPzSPjDloSweTn9p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UGjCa7mXLog</text:p>
          </table:table-cell>
          <table:table-cell office:value-type="string" calcext:value-type="string">
            <text:p>乃木坂46「乃木撮」刊行記者会見＆LINE新CM！めざまし 0627</text:p>
          </table:table-cell>
          <table:table-cell office:value-type="string" calcext:value-type="string">
            <text:p>2018-06-26 20:56:25 UTC</text:p>
          </table:table-cell>
          <table:table-cell office:value-type="string" calcext:value-type="string">
            <text:p>https://www.youtube.com/watch?v=UGjCa7mXLog</text:p>
          </table:table-cell>
          <table:table-cell/>
          <table:table-cell office:value-type="float" office:value="2597" calcext:value-type="float">
            <text:p>2597</text:p>
          </table:table-cell>
          <table:table-cell office:value-type="float" office:value="24" calcext:value-type="float">
            <text:p>24</text:p>
          </table:table-cell>
          <table:table-cell office:value-type="string" calcext:value-type="string">
            <text:p>UCvs5nmgPzSPjDloSweTn9pQ</text:p>
          </table:table-cell>
          <table:table-cell office:value-type="string" calcext:value-type="string">
            <text:p>oエンタメニュースペンギンo</text:p>
          </table:table-cell>
          <table:table-cell office:value-type="string" calcext:value-type="string">
            <text:p>https://www.youtube.com/channel/UCvs5nmgPzSPjDloSweTn9p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bvYD7x1LvcM</text:p>
          </table:table-cell>
          <table:table-cell office:value-type="string" calcext:value-type="string">
            <text:p>乃木坂46のマウスコンピューター新CM バンドに堀未央奈が新加入！(ZIP・めざまし) 0620</text:p>
          </table:table-cell>
          <table:table-cell office:value-type="string" calcext:value-type="string">
            <text:p>2018-06-19 21:50:46 UTC</text:p>
          </table:table-cell>
          <table:table-cell office:value-type="string" calcext:value-type="string">
            <text:p>https://www.youtube.com/watch?v=bvYD7x1LvcM</text:p>
          </table:table-cell>
          <table:table-cell/>
          <table:table-cell office:value-type="float" office:value="5709" calcext:value-type="float">
            <text:p>5709</text:p>
          </table:table-cell>
          <table:table-cell office:value-type="float" office:value="42" calcext:value-type="float">
            <text:p>42</text:p>
          </table:table-cell>
          <table:table-cell office:value-type="string" calcext:value-type="string">
            <text:p>UCvs5nmgPzSPjDloSweTn9pQ</text:p>
          </table:table-cell>
          <table:table-cell office:value-type="string" calcext:value-type="string">
            <text:p>oエンタメニュースペンギンo</text:p>
          </table:table-cell>
          <table:table-cell office:value-type="string" calcext:value-type="string">
            <text:p>https://www.youtube.com/channel/UCvs5nmgPzSPjDloSweTn9p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c7ZFAnuTo3g</text:p>
          </table:table-cell>
          <table:table-cell office:value-type="string" calcext:value-type="string">
            <text:p>欅坂46の新CM発表会＆インタビュー！(めざまし・ZIP)0619</text:p>
          </table:table-cell>
          <table:table-cell office:value-type="string" calcext:value-type="string">
            <text:p>2018-06-18 21:57:41 UTC</text:p>
          </table:table-cell>
          <table:table-cell office:value-type="string" calcext:value-type="string">
            <text:p>https://www.youtube.com/watch?v=c7ZFAnuTo3g</text:p>
          </table:table-cell>
          <table:table-cell office:value-type="string" calcext:value-type="string">
            <text:p>欅坂46の菅井友香＆長濱ねる＆渡辺梨加＆小林由依にインタビュー</text:p>
          </table:table-cell>
          <table:table-cell office:value-type="float" office:value="5070" calcext:value-type="float">
            <text:p>5070</text:p>
          </table:table-cell>
          <table:table-cell office:value-type="float" office:value="45" calcext:value-type="float">
            <text:p>45</text:p>
          </table:table-cell>
          <table:table-cell office:value-type="string" calcext:value-type="string">
            <text:p>UCvs5nmgPzSPjDloSweTn9pQ</text:p>
          </table:table-cell>
          <table:table-cell office:value-type="string" calcext:value-type="string">
            <text:p>oエンタメニュースペンギンo</text:p>
          </table:table-cell>
          <table:table-cell office:value-type="string" calcext:value-type="string">
            <text:p>https://www.youtube.com/channel/UCvs5nmgPzSPjDloSweTn9p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ZQaFXTi9lm8</text:p>
          </table:table-cell>
          <table:table-cell office:value-type="string" calcext:value-type="string">
            <text:p>さがみ典礼CM｜「音楽スタジオ」篇 30秒</text:p>
          </table:table-cell>
          <table:table-cell office:value-type="string" calcext:value-type="string">
            <text:p>2018-06-06 09:45:00 UTC</text:p>
          </table:table-cell>
          <table:table-cell office:value-type="string" calcext:value-type="string">
            <text:p>https://www.youtube.com/watch?v=ZQaFXTi9lm8</text:p>
          </table:table-cell>
          <table:table-cell office:value-type="string" calcext:value-type="string">
            <text:p>さがみ典礼のCM、加藤茶さんご出演の「音楽スタジオ」篇 30秒バージョンです。</text:p>
            <text:p>さがみ典礼の新しいイメージキャラクター加藤茶さんのルーツとも言える「音楽スタジオ」をテーマにしたCMです。ご葬儀は故人様との思い出を振り返るとても大切な儀式と考えています。さがみ典礼では24時間365日、お電話でもWEBからでもご葬儀に関するどんな事でもご相談を承ります。お気軽にお問い合わせください。</text:p>
            <text:p/>
            <text:p>フリーダイヤル：0120-81-3310</text:p>
            <text:p>WEBサイト：https://www.sagamitenrei.com/</text:p>
            <text:p/>
            <text:p>使用楽曲：曲名「水蒸気」／アーティスト「おも」</text:p>
          </table:table-cell>
          <table:table-cell office:value-type="float" office:value="3808" calcext:value-type="float">
            <text:p>3808</text:p>
          </table:table-cell>
          <table:table-cell office:value-type="float" office:value="15" calcext:value-type="float">
            <text:p>15</text:p>
          </table:table-cell>
          <table:table-cell office:value-type="string" calcext:value-type="string">
            <text:p>UCvTq5nAhK1QZ-1F48zyo8xw</text:p>
          </table:table-cell>
          <table:table-cell office:value-type="string" calcext:value-type="string">
            <text:p>さがみ典礼</text:p>
          </table:table-cell>
          <table:table-cell office:value-type="string" calcext:value-type="string">
            <text:p>https://www.youtube.com/channel/UCvTq5nAhK1QZ-1F48zyo8x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mCJOa8H0CXc</text:p>
          </table:table-cell>
          <table:table-cell office:value-type="string" calcext:value-type="string">
            <text:p>さがみ典礼CM｜「居酒屋」篇 30秒</text:p>
          </table:table-cell>
          <table:table-cell office:value-type="string" calcext:value-type="string">
            <text:p>2018-06-06 09:45:01 UTC</text:p>
          </table:table-cell>
          <table:table-cell office:value-type="string" calcext:value-type="string">
            <text:p>https://www.youtube.com/watch?v=mCJOa8H0CXc</text:p>
          </table:table-cell>
          <table:table-cell office:value-type="string" calcext:value-type="string">
            <text:p>さがみ典礼のCM、加藤茶さんご出演の「居酒屋」篇 30秒バージョンです。</text:p>
            <text:p>さがみ典礼の新しいイメージキャラクター加藤茶さんが、仲間とご葬儀後に訪れた「居酒屋」での語らいをテーマにしたCMです。</text:p>
            <text:p/>
            <text:p>ご葬儀は故人様との思い出を振り返るとても大切な儀式と考えています。さがみ典礼では24時間365日、お電話でもWEBからでもご葬儀に関するどんな事でもご相談を承ります。お気軽にお問い合わせください。</text:p>
            <text:p/>
            <text:p>フリーダイヤル：0120-81-3310</text:p>
            <text:p>WEBサイト：https://www.sagamitenrei.com/</text:p>
            <text:p/>
            <text:p>使用楽曲：曲名「水蒸気」／アーティスト「おも」</text:p>
          </table:table-cell>
          <table:table-cell office:value-type="float" office:value="5770" calcext:value-type="float">
            <text:p>5770</text:p>
          </table:table-cell>
          <table:table-cell office:value-type="float" office:value="19" calcext:value-type="float">
            <text:p>19</text:p>
          </table:table-cell>
          <table:table-cell office:value-type="string" calcext:value-type="string">
            <text:p>UCvTq5nAhK1QZ-1F48zyo8xw</text:p>
          </table:table-cell>
          <table:table-cell office:value-type="string" calcext:value-type="string">
            <text:p>さがみ典礼</text:p>
          </table:table-cell>
          <table:table-cell office:value-type="string" calcext:value-type="string">
            <text:p>https://www.youtube.com/channel/UCvTq5nAhK1QZ-1F48zyo8xw</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97DuRJZsLHU</text:p>
          </table:table-cell>
          <table:table-cell office:value-type="string" calcext:value-type="string">
            <text:p>杉咲花：堺雅人とフォークダンス　「クラフトボス」新CM公開</text:p>
          </table:table-cell>
          <table:table-cell office:value-type="string" calcext:value-type="string">
            <text:p>2018-06-18 02:48:04 UTC</text:p>
          </table:table-cell>
          <table:table-cell office:value-type="string" calcext:value-type="string">
            <text:p>https://www.youtube.com/watch?v=97DuRJZsLHU</text:p>
          </table:table-cell>
          <table:table-cell office:value-type="string" calcext:value-type="string">
            <text:p>見ていただきありがとうございます。 </text:p>
            <text:p>共有や購読のように..！ </text:p>
            <text:p>#宮崎哲弥 #ニュース女子 #ニュース </text:p>
            <text:p>杉咲花：堺雅人とフォークダンス　「クラフトボス」新CM公開 </text:p>
            <text:p>2018年06月18日 CM テレビ 「クラフトボス ブラウン」のCMに出演する夏木マリさん 　俳優の堺雅人さんや女優の杉咲花さんらが出演しているサントリーのコーヒー飲料「クラフトボス」シリーズの新商品「クラフトボス ブラウン」のCMが18日、公開された。新CMでは、女優の夏木マリさん演じる新CEOの指示のもと、堺さんと杉咲さん、成田凌さんとゆりやんレトリィバァさんのペアでフォークダンスを踊ってい... </text:p>
            <text:p>https://mantan-web.jp/article/20180617dog00m200038000c.html</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UCVwv5-kvA0uHEJAX_lbDi-Q</text:p>
          </table:table-cell>
          <table:table-cell office:value-type="string" calcext:value-type="string">
            <text:p>Jim Anair</text:p>
          </table:table-cell>
          <table:table-cell office:value-type="string" calcext:value-type="string">
            <text:p>https://www.youtube.com/channel/UCVwv5-kvA0uHEJAX_lbDi-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svb8refalmI</text:p>
          </table:table-cell>
          <table:table-cell office:value-type="string" calcext:value-type="string">
            <text:p>Maa Sita को Test Tube Baby <text:s/>बताकर फंसे Deputy CM Dinesh Sharma</text:p>
          </table:table-cell>
          <table:table-cell office:value-type="string" calcext:value-type="string">
            <text:p>2018-06-01 12:38:02 UTC</text:p>
          </table:table-cell>
          <table:table-cell office:value-type="string" calcext:value-type="string">
            <text:p>https://www.youtube.com/watch?v=svb8refalmI</text:p>
          </table:table-cell>
          <table:table-cell office:value-type="string" calcext:value-type="string">
            <text:p>BJP नेता और UP के Deputy CM Dinesh Sharma  एक बयान देकर विवादों में फंस गए हैं...क्या है पूरा विवाद देखिए इस खास रिपोर्ट में </text:p>
            <text:p/>
            <text:p>PRODUCER - AAKASH</text:p>
            <text:p>EDITOR - VINEET</text:p>
            <text:p/>
            <text:p>Website: http://www.nmfnewsonline.com/</text:p>
            <text:p/>
            <text:p>Subscribe Us for Latest News &amp; Updates ►http://bit.ly/NMFNEWS</text:p>
            <text:p/>
            <text:p>Download the NMF News APP ► http://bit.ly/2gIeX6Y</text:p>
            <text:p/>
            <text:p>Stay Connected with Us  :</text:p>
            <text:p/>
            <text:p>Facebook ► http://bit.ly/2hrPApV</text:p>
            <text:p/>
            <text:p>Tumblr ► http://bit.ly/2gIe1zq</text:p>
            <text:p/>
            <text:p>Blogger ► http://bit.ly/2grbqwa</text:p>
          </table:table-cell>
          <table:table-cell office:value-type="float" office:value="1082" calcext:value-type="float">
            <text:p>1082</text:p>
          </table:table-cell>
          <table:table-cell office:value-type="float" office:value="8" calcext:value-type="float">
            <text:p>8</text:p>
          </table:table-cell>
          <table:table-cell office:value-type="string" calcext:value-type="string">
            <text:p>UCvxi7_X1VSaMr_osIamYNaw</text:p>
          </table:table-cell>
          <table:table-cell office:value-type="string" calcext:value-type="string">
            <text:p>NMF News</text:p>
          </table:table-cell>
          <table:table-cell office:value-type="string" calcext:value-type="string">
            <text:p>https://www.youtube.com/channel/UCvxi7_X1VSaMr_osIamYNaw</text:p>
          </table:table-cell>
          <table:table-cell office:value-type="string" calcext:value-type="string">
            <text:p>NMF NEWS outbreaks the conventional news reading and brings to you the real face of every information at one click! Get latest news from India, world, politics, business, technology, entertainment, sports and science. Witness the panoramic vision of the state on every aspect you can think of! The content is personalised and Copyrights © All Rights Reserved <text:s/>Khetan Media Creation Pvt Ltd.</text:p>
          </table:table-cell>
          <table:table-cell office:value-type="float" office:value="1" calcext:value-type="float">
            <text:p>1</text:p>
          </table:table-cell>
          <table:table-cell table:number-columns-repeated="1012"/>
        </table:table-row>
        <table:table-row table:style-name="ro2">
          <table:table-cell office:value-type="string" calcext:value-type="string">
            <text:p>cLS7Ll3sZZA</text:p>
          </table:table-cell>
          <table:table-cell office:value-type="string" calcext:value-type="string">
            <text:p>Szczupak 118 cm ???!!! Tomasz Kurnik</text:p>
          </table:table-cell>
          <table:table-cell office:value-type="string" calcext:value-type="string">
            <text:p>2018-06-29 18:45:56 UTC</text:p>
          </table:table-cell>
          <table:table-cell office:value-type="string" calcext:value-type="string">
            <text:p>https://www.youtube.com/watch?v=cLS7Ll3sZZA</text:p>
          </table:table-cell>
          <table:table-cell office:value-type="string" calcext:value-type="string">
            <text:p>Piękne branie i hol na delikatnym sprzęcie więc podebranie musiało być błyskawiczne! Moje 118 cm drapieżnego szczęścia!!💪💪 Ze względu na trawy w których łowiłem miałem sprzęt uzbrojony w haki offsetowe #vmc i plecionkę #sufix 0,12mm</text:p>
          </table:table-cell>
          <table:table-cell office:value-type="float" office:value="82" calcext:value-type="float">
            <text:p>82</text:p>
          </table:table-cell>
          <table:table-cell office:value-type="float" office:value="7" calcext:value-type="float">
            <text:p>7</text:p>
          </table:table-cell>
          <table:table-cell office:value-type="string" calcext:value-type="string">
            <text:p>UCVXwHlCpxRQsBiu4hJUcLWw</text:p>
          </table:table-cell>
          <table:table-cell office:value-type="string" calcext:value-type="string">
            <text:p>Kurnik Fishing</text:p>
          </table:table-cell>
          <table:table-cell office:value-type="string" calcext:value-type="string">
            <text:p>https://www.youtube.com/channel/UCVXwHlCpxRQsBiu4hJUcLW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AcFNxlTeE1w</text:p>
          </table:table-cell>
          <table:table-cell office:value-type="string" calcext:value-type="string">
            <text:p>ビニールハウス５のトロピカルタイムス <text:s/>CM／VINYLHOUSE5 TROPICAL TIMES</text:p>
          </table:table-cell>
          <table:table-cell office:value-type="string" calcext:value-type="string">
            <text:p>2018-06-19 10:23:48 UTC</text:p>
          </table:table-cell>
          <table:table-cell office:value-type="string" calcext:value-type="string">
            <text:p>https://www.youtube.com/watch?v=AcFNxlTeE1w</text:p>
          </table:table-cell>
          <table:table-cell office:value-type="string" calcext:value-type="string">
            <text:p>無国籍なプラスチック・アヴァン・ポップを演奏する日本のロックバンド <text:s/>ビニールハウス５がお送りする新感覚ミュージックチャンネルのコマーシャルです　HP→http://vinylhouse5.com/</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CvYbbj7aYFS6klr1j1jAKqA</text:p>
          </table:table-cell>
          <table:table-cell office:value-type="string" calcext:value-type="string">
            <text:p>VINYLHOUSE5</text:p>
          </table:table-cell>
          <table:table-cell office:value-type="string" calcext:value-type="string">
            <text:p>https://www.youtube.com/channel/UCvYbbj7aYFS6klr1j1jAKq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Tu5hUL20lE</text:p>
          </table:table-cell>
          <table:table-cell office:value-type="string" calcext:value-type="string">
            <text:p>【NOVARESE 2018 CM】 家族のはなし 家族の誕生日篇</text:p>
          </table:table-cell>
          <table:table-cell office:value-type="string" calcext:value-type="string">
            <text:p>2018-06-05 05:49:04 UTC</text:p>
          </table:table-cell>
          <table:table-cell office:value-type="string" calcext:value-type="string">
            <text:p>https://www.youtube.com/watch?v=-Tu5hUL20lE</text:p>
          </table:table-cell>
          <table:table-cell office:value-type="string" calcext:value-type="string">
            <text:p>【NOVARESE 2018 CM】 家族のはなし 家族の誕生日篇</text:p>
            <text:p>新潟モノリス／郡山モノリス／アマンダンスカイ／辻家庭園／アマンダンヴィラ／松山モノリス／三瀧荘／広島モノリス／アマンダンカルム／フレアージュスウィート／フレアージュスィート／岡山モノリス／ノバレーゼ</text:p>
          </table:table-cell>
          <table:table-cell office:value-type="float" office:value="541" calcext:value-type="float">
            <text:p>541</text:p>
          </table:table-cell>
          <table:table-cell office:value-type="float" office:value="5" calcext:value-type="float">
            <text:p>5</text:p>
          </table:table-cell>
          <table:table-cell office:value-type="string" calcext:value-type="string">
            <text:p>UCW6FaVwdqYyE4zCorY5yhFg</text:p>
          </table:table-cell>
          <table:table-cell office:value-type="string" calcext:value-type="string">
            <text:p>NOVARESE WEDDING</text:p>
          </table:table-cell>
          <table:table-cell office:value-type="string" calcext:value-type="string">
            <text:p>https://www.youtube.com/channel/UCW6FaVwdqYyE4zCorY5yhF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ZAnBbfCtoiI</text:p>
          </table:table-cell>
          <table:table-cell office:value-type="string" calcext:value-type="string">
            <text:p>白戸家の初代「お父さん」、カイくん天国へ【ＣＭで人気】</text:p>
          </table:table-cell>
          <table:table-cell office:value-type="string" calcext:value-type="string">
            <text:p>2018-06-29 08:41:13 UTC</text:p>
          </table:table-cell>
          <table:table-cell office:value-type="string" calcext:value-type="string">
            <text:p>https://www.youtube.com/watch?v=ZAnBbfCtoiI</text:p>
          </table:table-cell>
          <table:table-cell office:value-type="string" calcext:value-type="string">
            <text:p>チャンネル登録してね♪</text:p>
            <text:p>https://www.youtube.com/channel/UCwc8_x7xXt98wRyNwLQYKYw?sub_confirmation=1</text:p>
            <text:p/>
            <text:p>▼おすすめ動画▼</text:p>
            <text:p>浅利慶太さん死去～福岡で「キャッツ」演出</text:p>
            <text:p>https://www.youtube.com/watch?v=njDDOj-nOGs</text:p>
            <text:p>演出家の浅利慶太さん（85）死去　劇団四季の創設者(18/07/18)</text:p>
            <text:p>https://www.youtube.com/watch?v=-d8-9tK8fQQ</text:p>
            <text:p>浅利慶太さんが死去 ８５歳 劇団四季の元代表 演出家</text:p>
            <text:p>https://www.youtube.com/watch?v=6KmrCtdo3O0</text:p>
            <text:p>浅利慶太氏に中曽根康弘元首相が語った“ある功績”に一同驚愕…佐藤栄作の有名発言の裏事情も</text:p>
            <text:p>https://www.youtube.com/watch?v=JGDUgC_ST_4</text:p>
            <text:p>浅利慶太逝く。85歳。劇団四季創設メンバー</text:p>
            <text:p>https://www.youtube.com/watch?v=KNCB0n-GQGo</text:p>
            <text:p>がっちりマンデー!! マル秘エンタビジネス　劇団四季の挑戦!!</text:p>
            <text:p>https://www.youtube.com/watch?v=-j-7fOfRqec</text:p>
            <text:p>ザ・インタビュー　～トップランナーの肖像～</text:p>
            <text:p>https://www.youtube.com/watch?v=wT2R3O5g-Uw</text:p>
            <text:p>失恋の傷を癒したのはおばちゃんの...</text:p>
            <text:p>https://www.youtube.com/watch?v=0usElTX7o88</text:p>
            <text:p>浅利慶太が劇団四季2014年に退任で37億円のバラマキ？韓国に汚染さ</text:p>
            <text:p>https://www.youtube.com/watch?v=VQICHmUMkBU</text:p>
            <text:p>ミュージカルにかけた人生・・・浅利慶太</text:p>
            <text:p>https://www.youtube.com/watch?v=90uXGVmHa1Q</text:p>
            <text:p>演出家の浅利慶太さんが死去　８５歳　劇団四季の元代表</text:p>
            <text:p>https://www.youtube.com/watch?v=iHr2-Q468sY</text:p>
            <text:p>劇団四季創立　演出家・浅利慶太さん死去</text:p>
            <text:p>https://www.youtube.com/watch?v=bk972Re_PI4</text:p>
            <text:p>オーディション ドキュメント ２００９::本選</text:p>
            <text:p>https://www.youtube.com/watch?v=U1maGNov1cQ</text:p>
            <text:p>めちゃイケ 岡村オファー ミュージカルライオンキング 13</text:p>
            <text:p>https://www.youtube.com/watch?v=NcunOBFdyzg</text:p>
            <text:p>劇団四季創設者 浅利慶太亡くなる 横山だいすけなど輩出！</text:p>
            <text:p>https://www.youtube.com/watch?v=KWyyHO0DxUc</text:p>
            <text:p>劇団四季浅利氏に聞く.mpg</text:p>
            <text:p>https://www.youtube.com/watch?v=t0PSGTBXyhQ</text:p>
            <text:p>同窓会で妻が回された映像に興奮している私</text:p>
            <text:p>https://www.youtube.com/watch?v=mFnMUrwdu1o</text:p>
            <text:p>ヘアを整えた妻が向かうエアロビ教室では...</text:p>
            <text:p>https://www.youtube.com/watch?v=dAHCeHOBeuw</text:p>
            <text:p>ミュージカル『李香蘭』2016 稽古場レポート！#25</text:p>
            <text:p>https://www.youtube.com/watch?v=ylMoRZUzmS4</text:p>
            <text:p>ＮＨＫ放送総局長　浅利慶太さん訃報に「ショック以外の何ものでもない」</text:p>
            <text:p>https://www.youtube.com/watch?v=5pwI7eBUxvk</text:p>
            <text:p>タモリとお忍び愛報道の”中園ミホ”の年収がヤバい…</text:p>
            <text:p>https://www.youtube.com/watch?v=tFrgi-JDezI</text:p>
            <text:p>タモリとお忍び愛の”中園ミホ”の経歴と学歴がヤバイ…</text:p>
            <text:p>https://www.youtube.com/watch?v=QWRKiB6YUkI</text:p>
            <text:p>[HD] さんまのまんま 2016 中園ミホがゲストで登場！</text:p>
            <text:p>https://www.youtube.com/watch?v=MLGU5MAYXfI</text:p>
            <text:p>ゴロウ・デラックス脚本家・中園ミホ／今だから言える大ヒットドラ マ秘話】161111</text:p>
            <text:p>https://www.youtube.com/watch?v=l9F9QV8WdVg</text:p>
            <text:p>脚本家 中園ミホ 「命かけて恋愛するべき」あの名台詞の誕生秘話も ! 12/24(土)『サワコの朝』【TBS】</text:p>
            <text:p>https://www.youtube.com/watch?v=rcIZ0mk7T0E</text:p>
            <text:p>【美輪明宏】愛の手引書2015 feat 中園ミホ</text:p>
            <text:p>https://www.youtube.com/watch?v=yH4oOPO1Ru4</text:p>
            <text:p>アナザースカイ 160902 脚本家・中園ミホがフランス ドーヴィルを訪れる [ニュースターTV]</text:p>
            <text:p>https://www.youtube.com/watch?v=Ha_4KZMy1Mg</text:p>
            <text:p>情熱大陸 2015年10月11日 151011 【HD】 『脚本家・中園ミホに密着！』</text:p>
            <text:p>https://www.youtube.com/watch?v=jMuUOAVQEOE</text:p>
            <text:p>ゴロウ・デラックス　中園ミホ　11月10日</text:p>
            <text:p>https://www.youtube.com/watch?v=hoRo2QhE9qw</text:p>
            <text:p>吉高由里子と貫録の中園ミホ 朝ドラ「花子とアン」</text:p>
            <text:p>https://www.youtube.com/watch?v=vXc3OGsY8z4</text:p>
            <text:p>失恋の傷を癒したのはおばちゃんの...</text:p>
            <text:p>https://www.youtube.com/watch?v=0usElTX7o88</text:p>
            <text:p>【美輪明宏×中園ミホ】「ドクターX、ハケンの品格」脚本家　中園ミホさん　スペシャル対談 ～第章～　戦争と平和　　「薔薇色の日曜日」</text:p>
            <text:p>https://www.youtube.com/watch?v=yKj-K5mIyGY</text:p>
            <text:p>【美輪明宏VS中園ミホ】戦争と平和</text:p>
            <text:p>https://www.youtube.com/watch?v=Z2IpXr6UCUc</text:p>
            <text:p>明石家さんま 中園ミホ 対談 さんまは７月に出会った人と結婚する？</text:p>
            <text:p>https://www.youtube.com/watch?v=wSgfvJ0R05g</text:p>
            <text:p>【美輪明宏VS中園ミホ】中園ミホが脚本家になったキッカケは失恋～人生はドラマ～</text:p>
            <text:p>https://www.youtube.com/watch?v=Rqmqg0kDqeI</text:p>
            <text:p>中園ミホさんにインタビュー！VOGUE JAPAN Women of the Year 2014_Vogue Japan</text:p>
            <text:p>https://www.youtube.com/watch?v=M6q67BQHG4E</text:p>
            <text:p>ゴロウ・デラックス【脚本家・中園ミホ／今だから言える大ヒットドラマ秘話】   16 11 10</text:p>
            <text:p>https://www.youtube.com/watch?v=K21NtcDENDM</text:p>
            <text:p>【美輪明宏VS中園ミホ】愛について</text:p>
            <text:p>https://www.youtube.com/watch?v=IC2vCrOYdxs</text:p>
            <text:p>ドラマ「はつ恋」 脚本家 中園ミホ 公開座談会</text:p>
            <text:p>https://www.youtube.com/watch?v=hKWf7uPMAWY</text:p>
            <text:p>情熱大陸 2015年10月11日 151011 【HD】 『脚本家・中園ミホに密着！』</text:p>
            <text:p>https://www.youtube.com/watch?v=RPG_VRGdX4c</text:p>
          </table:table-cell>
          <table:table-cell office:value-type="float" office:value="15" calcext:value-type="float">
            <text:p>15</text:p>
          </table:table-cell>
          <table:table-cell/>
          <table:table-cell office:value-type="string" calcext:value-type="string">
            <text:p>UCwc8_x7xXt98wRyNwLQYKYw</text:p>
          </table:table-cell>
          <table:table-cell office:value-type="string" calcext:value-type="string">
            <text:p>ようつべニュース</text:p>
          </table:table-cell>
          <table:table-cell office:value-type="string" calcext:value-type="string">
            <text:p>https://www.youtube.com/channel/UCwc8_x7xXt98wRyNwLQYKYw</text:p>
          </table:table-cell>
          <table:table-cell office:value-type="string" calcext:value-type="string">
            <text:p>＝＝＝＝＝＝＝＝＝＝＝＝＝＝＝＝＝＝＝＝</text:p>
            <text:p>当ｃｈは著作権、肖像権の侵害を</text:p>
            <text:p>目的としているｃｈではありません。</text:p>
            <text:p>当ｃｈに掲載されている、</text:p>
            <text:p>文章・画像・動画等の著作権は、</text:p>
            <text:p>各権利所有者・団体に帰属します。</text:p>
            <text:p>掲載物において問題がある場合は</text:p>
            <text:p>権利者本人様より直接ご連絡をお願い致します。</text:p>
            <text:p>確認後、即座に削除等の</text:p>
            <text:p>対応をさせていただきます。</text:p>
            <text:p>＝＝＝＝＝＝＝＝＝＝＝＝＝＝＝＝＝＝＝＝</text:p>
          </table:table-cell>
          <table:table-cell office:value-type="float" office:value="1" calcext:value-type="float">
            <text:p>1</text:p>
          </table:table-cell>
          <table:table-cell table:number-columns-repeated="1012"/>
        </table:table-row>
        <table:table-row table:style-name="ro2">
          <table:table-cell office:value-type="string" calcext:value-type="string">
            <text:p>BRr1mPxhxwQ</text:p>
          </table:table-cell>
          <table:table-cell office:value-type="string" calcext:value-type="string">
            <text:p>2018 LAST MESSAGE CM</text:p>
          </table:table-cell>
          <table:table-cell office:value-type="string" calcext:value-type="string">
            <text:p>2018-06-28 23:59:24 UTC</text:p>
          </table:table-cell>
          <table:table-cell office:value-type="string" calcext:value-type="string">
            <text:p>https://www.youtube.com/watch?v=BRr1mPxhxwQ</text:p>
          </table:table-cell>
          <table:table-cell office:value-type="string" calcext:value-type="string">
            <text:p>医師国家試験予備校メックのカリスマ講師であるDr.孝志郎による、試験直前に行われる特別講座のCMです。</text:p>
            <text:p>ラストメッセージのお申し込みはこちら</text:p>
            <text:p>http://www.icrip.jp/last-message/</text:p>
          </table:table-cell>
          <table:table-cell office:value-type="float" office:value="817" calcext:value-type="float">
            <text:p>817</text:p>
          </table:table-cell>
          <table:table-cell office:value-type="float" office:value="2" calcext:value-type="float">
            <text:p>2</text:p>
          </table:table-cell>
          <table:table-cell office:value-type="string" calcext:value-type="string">
            <text:p>UCwG32LKX9WBnEy3Gw9E5DfA</text:p>
          </table:table-cell>
          <table:table-cell office:value-type="string" calcext:value-type="string">
            <text:p>MECチャンネル</text:p>
          </table:table-cell>
          <table:table-cell office:value-type="string" calcext:value-type="string">
            <text:p>https://www.youtube.com/channel/UCwG32LKX9WBnEy3Gw9E5Df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0M3S7X2Vh1w</text:p>
          </table:table-cell>
          <table:table-cell office:value-type="string" calcext:value-type="string">
            <text:p>Cm Kumaraswamy</text:p>
          </table:table-cell>
          <table:table-cell office:value-type="string" calcext:value-type="string">
            <text:p>2018-06-30 08:21:51 UTC</text:p>
          </table:table-cell>
          <table:table-cell office:value-type="string" calcext:value-type="string">
            <text:p>https://www.youtube.com/watch?v=0M3S7X2Vh1w</text:p>
          </table:table-cell>
          <table:table-cell/>
          <table:table-cell office:value-type="float" office:value="8805" calcext:value-type="float">
            <text:p>8805</text:p>
          </table:table-cell>
          <table:table-cell office:value-type="float" office:value="54" calcext:value-type="float">
            <text:p>54</text:p>
          </table:table-cell>
          <table:table-cell office:value-type="string" calcext:value-type="string">
            <text:p>UCwgDZVSelssTPWFN2aW5YGg</text:p>
          </table:table-cell>
          <table:table-cell office:value-type="string" calcext:value-type="string">
            <text:p>News Zone</text:p>
          </table:table-cell>
          <table:table-cell office:value-type="string" calcext:value-type="string">
            <text:p>https://www.youtube.com/channel/UCwgDZVSelssTPWFN2aW5YGg</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xRuxERLz_IA</text:p>
          </table:table-cell>
          <table:table-cell office:value-type="string" calcext:value-type="string">
            <text:p>CM KCR Got Shock Over Comparison Of Hyderabad With Vijayawada | Andhra | Telangana | Take One Media</text:p>
          </table:table-cell>
          <table:table-cell office:value-type="string" calcext:value-type="string">
            <text:p>2018-06-30 15:29:56 UTC</text:p>
          </table:table-cell>
          <table:table-cell office:value-type="string" calcext:value-type="string">
            <text:p>https://www.youtube.com/watch?v=xRuxERLz_IA</text:p>
          </table:table-cell>
          <table:table-cell office:value-type="string" calcext:value-type="string">
            <text:p>Bezawada Roads| Gannavaram Airport| Amaravathi| CM Chandrababu| Hitech City| Gachhibowli| Madapur</text:p>
            <text:p/>
            <text:p>Hi.. Welcome To Take One Media Youtube Official Channel. This channel will Concentrates on Telugu States, Telugu Politics, Andhra Pradehs, Telangana, Latest News, Current Affairs, Tollywood, Telugu Cinema News And Other Major Developments</text:p>
            <text:p/>
            <text:p>Subscribe us 👍: https://www.youtube.com/channel/UCWk6a0YyZ8w-5aBFlj6nWxQ?sub_confirmation=1</text:p>
            <text:p>Like us on Facebook 👍@</text:p>
            <text:p>:https://www.facebook.com/Takeonemedia99/</text:p>
            <text:p/>
            <text:p>Tweet us 👍: https://twitter.com/takeone9999</text:p>
            <text:p/>
            <text:p>Follow Us On :https://plus.google.com/u/0/105429459769449595628</text:p>
          </table:table-cell>
          <table:table-cell office:value-type="float" office:value="116656" calcext:value-type="float">
            <text:p>116656</text:p>
          </table:table-cell>
          <table:table-cell office:value-type="float" office:value="1178" calcext:value-type="float">
            <text:p>1178</text:p>
          </table:table-cell>
          <table:table-cell office:value-type="string" calcext:value-type="string">
            <text:p>UCWk6a0YyZ8w-5aBFlj6nWxQ</text:p>
          </table:table-cell>
          <table:table-cell office:value-type="string" calcext:value-type="string">
            <text:p>Take One Media</text:p>
          </table:table-cell>
          <table:table-cell office:value-type="string" calcext:value-type="string">
            <text:p>https://www.youtube.com/channel/UCWk6a0YyZ8w-5aBFlj6nWxQ</text:p>
          </table:table-cell>
          <table:table-cell office:value-type="string" calcext:value-type="string">
            <text:p>Hi !! Welcome To Take One Media Youtube Official Channel . This channel will Concentrates on Youth Life Style, Education, Achievements, Events, Entertainment , Tradition and Political Parody, Cocking, Short Film, Youtube Serials, Fashion, News etc…</text:p>
          </table:table-cell>
          <table:table-cell office:value-type="float" office:value="1" calcext:value-type="float">
            <text:p>1</text:p>
          </table:table-cell>
          <table:table-cell table:number-columns-repeated="1012"/>
        </table:table-row>
        <table:table-row table:style-name="ro2">
          <table:table-cell office:value-type="string" calcext:value-type="string">
            <text:p>5AWTSHLcva8</text:p>
          </table:table-cell>
          <table:table-cell office:value-type="string" calcext:value-type="string">
            <text:p>Truth Behind Telugu Desam Party MPs Video| Andhra Pradesh| CM Chandrababu| CM Ramesh| Take One Media</text:p>
          </table:table-cell>
          <table:table-cell office:value-type="string" calcext:value-type="string">
            <text:p>2018-06-30 07:53:34 UTC</text:p>
          </table:table-cell>
          <table:table-cell office:value-type="string" calcext:value-type="string">
            <text:p>https://www.youtube.com/watch?v=5AWTSHLcva8</text:p>
          </table:table-cell>
          <table:table-cell office:value-type="string" calcext:value-type="string">
            <text:p>TDP MPs| Steel Factory| Kadapa| Delhi| AP Bhavan| PM Modi| YS Jagan| Pawan Kalyan| Viaja Sai Reddy</text:p>
            <text:p/>
            <text:p>Hi.. Welcome To Take One Media Youtube Official Channel. This channel will Concentrates on Telugu States, Telugu Politics, Andhra Pradehs, Telangana, Latest News, Current Affairs, Tollywood, Telugu Cinema News And Other Major Developments</text:p>
            <text:p/>
            <text:p>Subscribe us 👍: https://www.youtube.com/channel/UCWk6a0YyZ8w-5aBFlj6nWxQ?sub_confirmation=1</text:p>
            <text:p>Like us on Facebook 👍@</text:p>
            <text:p>:https://www.facebook.com/Takeonemedia99/</text:p>
            <text:p/>
            <text:p>Tweet us 👍: https://twitter.com/takeone9999</text:p>
            <text:p/>
            <text:p>Follow Us On :https://plus.google.com/u/0/105429459769449595628</text:p>
          </table:table-cell>
          <table:table-cell office:value-type="float" office:value="5869" calcext:value-type="float">
            <text:p>5869</text:p>
          </table:table-cell>
          <table:table-cell office:value-type="float" office:value="130" calcext:value-type="float">
            <text:p>130</text:p>
          </table:table-cell>
          <table:table-cell office:value-type="string" calcext:value-type="string">
            <text:p>UCWk6a0YyZ8w-5aBFlj6nWxQ</text:p>
          </table:table-cell>
          <table:table-cell office:value-type="string" calcext:value-type="string">
            <text:p>Take One Media</text:p>
          </table:table-cell>
          <table:table-cell office:value-type="string" calcext:value-type="string">
            <text:p>https://www.youtube.com/channel/UCWk6a0YyZ8w-5aBFlj6nWxQ</text:p>
          </table:table-cell>
          <table:table-cell office:value-type="string" calcext:value-type="string">
            <text:p>Hi !! Welcome To Take One Media Youtube Official Channel . This channel will Concentrates on Youth Life Style, Education, Achievements, Events, Entertainment , Tradition and Political Parody, Cocking, Short Film, Youtube Serials, Fashion, News etc…</text:p>
          </table:table-cell>
          <table:table-cell office:value-type="float" office:value="1" calcext:value-type="float">
            <text:p>1</text:p>
          </table:table-cell>
          <table:table-cell table:number-columns-repeated="1012"/>
        </table:table-row>
        <table:table-row table:style-name="ro2">
          <table:table-cell office:value-type="string" calcext:value-type="string">
            <text:p>99UC6MeHTVE</text:p>
          </table:table-cell>
          <table:table-cell office:value-type="string" calcext:value-type="string">
            <text:p>ASLEEP（アスリープ）CM「ファインレボ姿勢診断システム篇」（30秒）</text:p>
          </table:table-cell>
          <table:table-cell office:value-type="string" calcext:value-type="string">
            <text:p>2018-06-20 23:56:37 UTC</text:p>
          </table:table-cell>
          <table:table-cell office:value-type="string" calcext:value-type="string">
            <text:p>https://www.youtube.com/watch?v=99UC6MeHTVE</text:p>
          </table:table-cell>
          <table:table-cell office:value-type="string" calcext:value-type="string">
            <text:p>たった3分で、カラダが見える！？</text:p>
            <text:p>稲村亜美さん出演！アスリープの「FINE REVO姿勢診断システム」のCMです。</text:p>
          </table:table-cell>
          <table:table-cell office:value-type="float" office:value="1883" calcext:value-type="float">
            <text:p>1883</text:p>
          </table:table-cell>
          <table:table-cell/>
          <table:table-cell office:value-type="string" calcext:value-type="string">
            <text:p>UCWNifXfJGrKXLsGPgA0JiTQ</text:p>
          </table:table-cell>
          <table:table-cell office:value-type="string" calcext:value-type="string">
            <text:p>アイシン精機株式会社</text:p>
          </table:table-cell>
          <table:table-cell office:value-type="string" calcext:value-type="string">
            <text:p>https://www.youtube.com/channel/UCWNifXfJGrKXLsGPgA0JiTQ</text:p>
          </table:table-cell>
          <table:table-cell office:value-type="string" calcext:value-type="string">
            <text:p>アイシン精機株式会社が運用するアイシン精機公式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CGoFEXgmcHs</text:p>
          </table:table-cell>
          <table:table-cell office:value-type="string" calcext:value-type="string">
            <text:p>【fortnite】switch CMソング confetti - right now【switch】</text:p>
          </table:table-cell>
          <table:table-cell office:value-type="string" calcext:value-type="string">
            <text:p>2018-06-21 07:17:47 UTC</text:p>
          </table:table-cell>
          <table:table-cell office:value-type="string" calcext:value-type="string">
            <text:p>https://www.youtube.com/watch?v=CGoFEXgmcHs</text:p>
          </table:table-cell>
          <table:table-cell office:value-type="string" calcext:value-type="string">
            <text:p>スイッチ版フォートナイトCMソング</text:p>
            <text:p>confetti - right now </text:p>
            <text:p>https://youtu.be/Hl6yoypP4dE</text:p>
          </table:table-cell>
          <table:table-cell office:value-type="float" office:value="7654" calcext:value-type="float">
            <text:p>7654</text:p>
          </table:table-cell>
          <table:table-cell office:value-type="float" office:value="149" calcext:value-type="float">
            <text:p>149</text:p>
          </table:table-cell>
          <table:table-cell office:value-type="string" calcext:value-type="string">
            <text:p>UCwWXNJtypIqMJ-Db-fQQTRw</text:p>
          </table:table-cell>
          <table:table-cell office:value-type="string" calcext:value-type="string">
            <text:p>よろずのモブ</text:p>
          </table:table-cell>
          <table:table-cell office:value-type="string" calcext:value-type="string">
            <text:p>https://www.youtube.com/channel/UCwWXNJtypIqMJ-Db-fQQTRw</text:p>
          </table:table-cell>
          <table:table-cell office:value-type="string" calcext:value-type="string">
            <text:p>主に実況動画をあげてます！たまにプレイ動画も上げたりします！</text:p>
            <text:p>楽しむタイプなので気軽に見ていってください！</text:p>
            <text:p>ツイッターアカウント@yorozuno_mob</text:p>
          </table:table-cell>
          <table:table-cell office:value-type="float" office:value="1" calcext:value-type="float">
            <text:p>1</text:p>
          </table:table-cell>
          <table:table-cell table:number-columns-repeated="1012"/>
        </table:table-row>
        <table:table-row table:style-name="ro2">
          <table:table-cell office:value-type="string" calcext:value-type="string">
            <text:p>BLhr7gKq008</text:p>
          </table:table-cell>
          <table:table-cell office:value-type="string" calcext:value-type="string">
            <text:p>桐谷美玲テレビCM「便利だね」15秒動画【ホームメイト・リサーチ】</text:p>
          </table:table-cell>
          <table:table-cell office:value-type="string" calcext:value-type="string">
            <text:p>2018-06-18 00:28:50 UTC</text:p>
          </table:table-cell>
          <table:table-cell office:value-type="string" calcext:value-type="string">
            <text:p>https://www.youtube.com/watch?v=BLhr7gKq008</text:p>
          </table:table-cell>
          <table:table-cell office:value-type="string" calcext:value-type="string">
            <text:p>こちらは、弊社イメージキャラクターの桐谷美玲さんが出演する「施設リサーチ／ホームメイト・リサーチ」のテレビCM、「便利だね」編15秒バージョンの動画です。</text:p>
            <text:p/>
            <text:p>通勤・通学に便利なお部屋や幼稚園・保育園近くのお部屋を探すには、「施設リサーチ／ホームメイト・リサーチ」が便利！</text:p>
            <text:p>「施設リサーチ／ホームメイト・リサーチ」は、お気に入り施設の周辺からお部屋を探すことができます。職場や学校近くのお部屋を探せば、「育住隣接」や「職住近接」の生活を手に入れることができます。</text:p>
            <text:p>駅、学校、勤務先、お店や病院の近くなど、あなたが理想とする立地にあるお部屋を「施設リサーチ／ホームメイト・リサーチ」で探してみませんか。理想の場所に住めば、これまでの生活と比べて余裕ができて、ストレスが無い毎日を過ごすことができるのでは？</text:p>
            <text:p/>
            <text:p>お気に入り施設周辺のお部屋を探すなら、「施設リサーチ／ホームメイト・リサーチ」で検索！</text:p>
            <text:p/>
            <text:p>■桐谷美玲スペシャルコンテンツ</text:p>
            <text:p>http://www.homemate.co.jp/special/chara/</text:p>
            <text:p>■施設リサーチ／ホームメイト・リサーチ</text:p>
            <text:p>http://www.homemate-research.com/</text:p>
            <text:p>-----------------------------------------</text:p>
            <text:p>★ホームメイト　公式YouTubeチャンネル</text:p>
            <text:p>https://www.youtube.com/user/homematetelevision</text:p>
          </table:table-cell>
          <table:table-cell office:value-type="float" office:value="47914" calcext:value-type="float">
            <text:p>47914</text:p>
          </table:table-cell>
          <table:table-cell office:value-type="float" office:value="45" calcext:value-type="float">
            <text:p>45</text:p>
          </table:table-cell>
          <table:table-cell office:value-type="string" calcext:value-type="string">
            <text:p>UCwzmG1LSuowMkLd-rh-Yzgw</text:p>
          </table:table-cell>
          <table:table-cell office:value-type="string" calcext:value-type="string">
            <text:p>ホームメイト｜お役立ち動画</text:p>
          </table:table-cell>
          <table:table-cell office:value-type="string" calcext:value-type="string">
            <text:p>https://www.youtube.com/channel/UCwzmG1LSuowMkLd-rh-Yzgw</text:p>
          </table:table-cell>
          <table:table-cell office:value-type="string" calcext:value-type="string">
            <text:p>ホームメイトでは、「賃貸マンション・賃貸アパート・賃貸住宅」など豊富な賃貸物件・不動産情報を提供し、お客様のお部屋探しをサポートしています。全国の不動産物件の中から「都道府県」「生活施設」「キーワード」「こだわり条件」など、お客様のライフスタイルやご希望の条件に合わせた物件が検索できるようになっています。</text:p>
            <text:p>賃貸／賃貸アパート・賃貸マンション・賃貸一戸建て・賃貸事業用物件など、賃貸物件情報なら賃貸・不動産のホームメイト！</text:p>
          </table:table-cell>
          <table:table-cell office:value-type="float" office:value="0" calcext:value-type="float">
            <text:p>0</text:p>
          </table:table-cell>
          <table:table-cell table:number-columns-repeated="1012"/>
        </table:table-row>
        <table:table-row table:style-name="ro2">
          <table:table-cell office:value-type="string" calcext:value-type="string">
            <text:p>44u0NhumZXs</text:p>
          </table:table-cell>
          <table:table-cell office:value-type="string" calcext:value-type="string">
            <text:p>桐谷美玲テレビCM「あなたに似合うお部屋」30秒動画【ホームメイト】</text:p>
          </table:table-cell>
          <table:table-cell office:value-type="string" calcext:value-type="string">
            <text:p>2018-06-18 00:27:51 UTC</text:p>
          </table:table-cell>
          <table:table-cell office:value-type="string" calcext:value-type="string">
            <text:p>https://www.youtube.com/watch?v=44u0NhumZXs</text:p>
          </table:table-cell>
          <table:table-cell office:value-type="string" calcext:value-type="string">
            <text:p>こちらは、弊社イメージキャラクターの桐谷美玲さんが出演する「ホームメイト」のテレビCM、「あなたに似合うお部屋」編30秒バージョンの動画です。</text:p>
            <text:p/>
            <text:p>いろいろな、お部屋がある。いろいろな、スタイルがある。いろいろな、人生がある。</text:p>
            <text:p>ホームメイトなら、あなたに似合ういろいろなお部屋がある！</text:p>
            <text:p/>
            <text:p>人が一人ひとり違うように、お部屋も一つひとつ特徴があります。</text:p>
            <text:p>ホームメイトなら、それぞれの人に、ぴったり合うお部屋がきっと見つかります。</text:p>
            <text:p>ホームメイトでは、全国の賃貸物件の中から「都道府県」「生活施設」「キーワード」「こだわり条件」など、ライフスタイルやご希望の条件に合わせたお部屋探しが可能。その中でも生活スタイルや費用・予算・サービス、構造・設備・仕様、新築物件やペット可物件などの専用機能といった「こだわり条件」から、あなたの住みたい、あなたに似合うお部屋を探すことができます。</text:p>
            <text:p/>
            <text:p>新たな生活のスタートは、妥協せずあなたにぴったりのお部屋で始めませんか。素敵な生活は、あなたに合った素敵なお部屋選びから。あなたのこだわりを叶えるお部屋探しを、ホームメイトがお手伝い致します。あなたに似合うお部屋探しは、ホームメイトで！</text:p>
            <text:p/>
            <text:p>■桐谷美玲スペシャルコンテンツ</text:p>
            <text:p>http://www.homemate.co.jp/special/chara/</text:p>
            <text:p>■ホームメイト</text:p>
            <text:p>http://www.homemate.co.jp/</text:p>
            <text:p>-----------------------------------------</text:p>
            <text:p>★ホームメイト　公式YouTubeチャンネル</text:p>
            <text:p>https://www.youtube.com/user/homematetelevision</text:p>
          </table:table-cell>
          <table:table-cell office:value-type="float" office:value="55811" calcext:value-type="float">
            <text:p>55811</text:p>
          </table:table-cell>
          <table:table-cell office:value-type="float" office:value="47" calcext:value-type="float">
            <text:p>47</text:p>
          </table:table-cell>
          <table:table-cell office:value-type="string" calcext:value-type="string">
            <text:p>UCwzmG1LSuowMkLd-rh-Yzgw</text:p>
          </table:table-cell>
          <table:table-cell office:value-type="string" calcext:value-type="string">
            <text:p>ホームメイト｜お役立ち動画</text:p>
          </table:table-cell>
          <table:table-cell office:value-type="string" calcext:value-type="string">
            <text:p>https://www.youtube.com/channel/UCwzmG1LSuowMkLd-rh-Yzgw</text:p>
          </table:table-cell>
          <table:table-cell office:value-type="string" calcext:value-type="string">
            <text:p>ホームメイトでは、「賃貸マンション・賃貸アパート・賃貸住宅」など豊富な賃貸物件・不動産情報を提供し、お客様のお部屋探しをサポートしています。全国の不動産物件の中から「都道府県」「生活施設」「キーワード」「こだわり条件」など、お客様のライフスタイルやご希望の条件に合わせた物件が検索できるようになっています。</text:p>
            <text:p>賃貸／賃貸アパート・賃貸マンション・賃貸一戸建て・賃貸事業用物件など、賃貸物件情報なら賃貸・不動産のホームメイト！</text:p>
          </table:table-cell>
          <table:table-cell office:value-type="float" office:value="0" calcext:value-type="float">
            <text:p>0</text:p>
          </table:table-cell>
          <table:table-cell table:number-columns-repeated="1012"/>
        </table:table-row>
        <table:table-row table:style-name="ro2">
          <table:table-cell office:value-type="string" calcext:value-type="string">
            <text:p>s9nEXGcr1uQ</text:p>
          </table:table-cell>
          <table:table-cell office:value-type="string" calcext:value-type="string">
            <text:p>桐谷美玲テレビCM「あなたに似合うお部屋」15秒動画【ホームメイト】</text:p>
          </table:table-cell>
          <table:table-cell office:value-type="string" calcext:value-type="string">
            <text:p>2018-06-18 00:28:09 UTC</text:p>
          </table:table-cell>
          <table:table-cell office:value-type="string" calcext:value-type="string">
            <text:p>https://www.youtube.com/watch?v=s9nEXGcr1uQ</text:p>
          </table:table-cell>
          <table:table-cell office:value-type="string" calcext:value-type="string">
            <text:p>こちらは、弊社イメージキャラクターの桐谷美玲さんが出演する「ホームメイト」のテレビCM、「あなたに似合うお部屋」編15秒バージョンの動画です。</text:p>
            <text:p/>
            <text:p>いろいろな、お部屋がある。いろいろな、人生がある。</text:p>
            <text:p>ホームメイトなら、あなたに似合うお部屋がある！</text:p>
            <text:p/>
            <text:p>人が一人ひとり違うように、お部屋も一つひとつ特徴があります。ホームメイトなら、それぞれの人に、ぴったり合うお部屋がきっと見つかります。</text:p>
            <text:p>ホームメイトでは、生活スタイルや費用・予算・サービス、構造・設備・仕様、新築物件やペット可物件などの専用機能といった様々なこだわり条件から、あなたに似合うお部屋を探すことができます。</text:p>
            <text:p>新たな生活のスタートは、妥協せずあなたにぴったりのお部屋で始めませんか。素敵な生活は、あなたに合った素敵なお部屋選びから。あなたのこだわりを叶えるお部屋探しを、ホームメイトがお手伝い致します。あなたに似合うお部屋探しは、ホームメイトで！ </text:p>
            <text:p/>
            <text:p>■桐谷美玲スペシャルコンテンツ</text:p>
            <text:p>http://www.homemate.co.jp/special/chara/</text:p>
            <text:p>■ホームメイト</text:p>
            <text:p>http://www.homemate.co.jp/</text:p>
            <text:p>-----------------------------------------</text:p>
            <text:p>★ホームメイト　公式YouTubeチャンネル</text:p>
            <text:p>https://www.youtube.com/user/homematetelevision</text:p>
          </table:table-cell>
          <table:table-cell office:value-type="float" office:value="48051" calcext:value-type="float">
            <text:p>48051</text:p>
          </table:table-cell>
          <table:table-cell office:value-type="float" office:value="41" calcext:value-type="float">
            <text:p>41</text:p>
          </table:table-cell>
          <table:table-cell office:value-type="string" calcext:value-type="string">
            <text:p>UCwzmG1LSuowMkLd-rh-Yzgw</text:p>
          </table:table-cell>
          <table:table-cell office:value-type="string" calcext:value-type="string">
            <text:p>ホームメイト｜お役立ち動画</text:p>
          </table:table-cell>
          <table:table-cell office:value-type="string" calcext:value-type="string">
            <text:p>https://www.youtube.com/channel/UCwzmG1LSuowMkLd-rh-Yzgw</text:p>
          </table:table-cell>
          <table:table-cell office:value-type="string" calcext:value-type="string">
            <text:p>ホームメイトでは、「賃貸マンション・賃貸アパート・賃貸住宅」など豊富な賃貸物件・不動産情報を提供し、お客様のお部屋探しをサポートしています。全国の不動産物件の中から「都道府県」「生活施設」「キーワード」「こだわり条件」など、お客様のライフスタイルやご希望の条件に合わせた物件が検索できるようになっています。</text:p>
            <text:p>賃貸／賃貸アパート・賃貸マンション・賃貸一戸建て・賃貸事業用物件など、賃貸物件情報なら賃貸・不動産のホームメイト！</text:p>
          </table:table-cell>
          <table:table-cell office:value-type="float" office:value="0" calcext:value-type="float">
            <text:p>0</text:p>
          </table:table-cell>
          <table:table-cell table:number-columns-repeated="1012"/>
        </table:table-row>
        <table:table-row table:style-name="ro2">
          <table:table-cell office:value-type="string" calcext:value-type="string">
            <text:p>pX5JF825yb8</text:p>
          </table:table-cell>
          <table:table-cell office:value-type="string" calcext:value-type="string">
            <text:p>MrMax新CM『AIスピーカー　イマサトさん』夏快適グッズ篇</text:p>
          </table:table-cell>
          <table:table-cell office:value-type="string" calcext:value-type="string">
            <text:p>2018-06-19 10:34:04 UTC</text:p>
          </table:table-cell>
          <table:table-cell office:value-type="string" calcext:value-type="string">
            <text:p>https://www.youtube.com/watch?v=pX5JF825yb8</text:p>
          </table:table-cell>
          <table:table-cell office:value-type="string" calcext:value-type="string">
            <text:p>ディスカウントストアMrMaxの新CMです。人間味あふれるAIスピーカーのイマサトさんが、何も聞いても、何を頼んでも、MrMaxのお得な情報をお伝えします。夏快適グッズ篇は2018年6月21日オンエア開始。</text:p>
          </table:table-cell>
          <table:table-cell office:value-type="float" office:value="393" calcext:value-type="float">
            <text:p>393</text:p>
          </table:table-cell>
          <table:table-cell office:value-type="float" office:value="5" calcext:value-type="float">
            <text:p>5</text:p>
          </table:table-cell>
          <table:table-cell office:value-type="string" calcext:value-type="string">
            <text:p>UCX0f-TUiIc5ApcrKj2WCVWg</text:p>
          </table:table-cell>
          <table:table-cell office:value-type="string" calcext:value-type="string">
            <text:p>MrMax公式</text:p>
          </table:table-cell>
          <table:table-cell office:value-type="string" calcext:value-type="string">
            <text:p>https://www.youtube.com/channel/UCX0f-TUiIc5ApcrKj2WCVWg</text:p>
          </table:table-cell>
          <table:table-cell office:value-type="string" calcext:value-type="string">
            <text:p>総合ディスカウントストアMrMaxのYouTubeチャンネルです。</text:p>
          </table:table-cell>
          <table:table-cell office:value-type="float" office:value="0" calcext:value-type="float">
            <text:p>0</text:p>
          </table:table-cell>
          <table:table-cell table:number-columns-repeated="1012"/>
        </table:table-row>
        <table:table-row table:style-name="ro2">
          <table:table-cell office:value-type="string" calcext:value-type="string">
            <text:p>7En47-j4e9k</text:p>
          </table:table-cell>
          <table:table-cell office:value-type="string" calcext:value-type="string">
            <text:p>【FGO】デッドヒート・サマーレース！ CM比較(2017年度、2018年度) 【Fate/Grand Order】</text:p>
          </table:table-cell>
          <table:table-cell office:value-type="string" calcext:value-type="string">
            <text:p>2018-06-25 11:15:34 UTC</text:p>
          </table:table-cell>
          <table:table-cell office:value-type="string" calcext:value-type="string">
            <text:p>https://www.youtube.com/watch?v=7En47-j4e9k</text:p>
          </table:table-cell>
          <table:table-cell office:value-type="string" calcext:value-type="string">
            <text:p>ナレーション(の台詞)が変わってますね</text:p>
            <text:p>17年水着サーヴァントの全モーション(宝具)集→https://youtu.be/uWTw4m-VNpQ</text:p>
            <text:p>【FGO再生リスト一覧】</text:p>
            <text:p>3ターン周回: https://www.youtube.com/playlist?list=PL-z7IfKDrCMidz9TaY9UATyEJbNhJ8ipd</text:p>
            <text:p/>
            <text:p>ガチャ動画: https://www.youtube.com/playlist?list=PL-z7IfKDrCMiy9ZSwe_9ydtbbDpHF-6FZ</text:p>
            <text:p/>
            <text:p>火力、NP効率検証: https://www.youtube.com/playlist?list=PL-z7IfKDrCMiD-gNImZcQJeGp4VPeNF8i</text:p>
            <text:p/>
            <text:p>最新情報: https://www.youtube.com/playlist?list=PL-z7IfKDrCMiu1P-TPwL_3LCTwBqXLtQb</text:p>
            <text:p/>
            <text:p>BGM集: https://www.youtube.com/playlist?list=PL-z7IfKDrCMhkF7oL6pkTOTcqnaeXezAL</text:p>
            <text:p/>
            <text:p>新キャラ・新規モーション・追加ボイス:</text:p>
            <text:p>https://www.youtube.com/playlist?list=PL-z7IfKDrCMh1S3MRJ7MWcp3v7uIfk2MY</text:p>
          </table:table-cell>
          <table:table-cell office:value-type="float" office:value="168469" calcext:value-type="float">
            <text:p>168469</text:p>
          </table:table-cell>
          <table:table-cell office:value-type="float" office:value="882" calcext:value-type="float">
            <text:p>882</text:p>
          </table:table-cell>
          <table:table-cell office:value-type="string" calcext:value-type="string">
            <text:p>UCx3F4W8JuML8ZTzKg4zwpOQ</text:p>
          </table:table-cell>
          <table:table-cell office:value-type="string" calcext:value-type="string">
            <text:p>【LEGEND】</text:p>
          </table:table-cell>
          <table:table-cell office:value-type="string" calcext:value-type="string">
            <text:p>https://www.youtube.com/channel/UCx3F4W8JuML8ZTzKg4zwpOQ</text:p>
          </table:table-cell>
          <table:table-cell office:value-type="string" calcext:value-type="string">
            <text:p>扱うゲーム</text:p>
            <text:p>FGOをメインとした動画を投稿しておりますデレステと白猫も超不定期、申し訳程度に投稿する事もあるかもしれません</text:p>
            <text:p>今後はコンシューマーの方にも展開していきたいと存じます　MHWやりたいです</text:p>
            <text:p/>
            <text:p>・3ターン周回</text:p>
            <text:p>・高難度攻略(出来るなら最短ターンKO)</text:p>
            <text:p>・新キャラ(または既存サバの改修)のモーション</text:p>
            <text:p>・BGM</text:p>
            <text:p>・ストーリー</text:p>
            <text:p>・ガチャ(不定期)</text:p>
            <text:p>・各種最新情報(適当)</text:p>
            <text:p/>
            <text:p>自垢の強みは聖杯金フォウMAX邪ンヌとゴールデン相撲&amp;黒聖杯lv100です　</text:p>
            <text:p>もし興味を示してもらえたらチャンネル登録して頂けると大変ありがたく存じます</text:p>
            <text:p>今一番欲しいのはムシキング(アダー完結編)の筐体(試したかった事がある)です　何卒宜しくお願い致しますm(_ _)m</text:p>
          </table:table-cell>
          <table:table-cell office:value-type="float" office:value="1" calcext:value-type="float">
            <text:p>1</text:p>
          </table:table-cell>
          <table:table-cell table:number-columns-repeated="1012"/>
        </table:table-row>
        <table:table-row table:style-name="ro2">
          <table:table-cell office:value-type="string" calcext:value-type="string">
            <text:p>7S-O_tZYnGg</text:p>
          </table:table-cell>
          <table:table-cell office:value-type="string" calcext:value-type="string">
            <text:p>ぐだぐだ帝都聖杯奇譚 告知CM</text:p>
          </table:table-cell>
          <table:table-cell office:value-type="string" calcext:value-type="string">
            <text:p>2018-06-06 13:23:23 UTC</text:p>
          </table:table-cell>
          <table:table-cell office:value-type="string" calcext:value-type="string">
            <text:p>https://www.youtube.com/watch?v=7S-O_tZYnGg</text:p>
          </table:table-cell>
          <table:table-cell office:value-type="string" calcext:value-type="string">
            <text:p>TYPE-MOONが贈る、「Fate」RPG。</text:p>
            <text:p>Fate/Grand Order 期間限定イベント「ぐだぐだ帝都聖杯奇譚」告知CM</text:p>
            <text:p/>
            <text:p>【「ぐだぐだ帝都聖杯奇譚」CM楽曲】</text:p>
            <text:p>曲名　　　　:　二者穿一</text:p>
            <text:p>歌　　　　　:　六花</text:p>
            <text:p>作詞　　　　:　毛蟹(LIVE LAB.)</text:p>
            <text:p>作曲・編曲　:　西岡和哉</text:p>
            <text:p/>
            <text:p/>
            <text:p>【制作クレジット】</text:p>
            <text:p>絵コンテ・演出　：　榎戸駿</text:p>
            <text:p>作画監督　　　　：　榎戸駿</text:p>
            <text:p>原画　　　　　　：　坂詰嵩仁　榎戸駿</text:p>
            <text:p>第二原画　　　　：　山田有慶　田中一真　河野敏弥 </text:p>
            <text:p>動画検査　　　　：　有馬悠梨</text:p>
            <text:p>動画　　　　　　：　栁田七彩　三浦琢光</text:p>
            <text:p>　　　　　　　　　　旭プロダクション</text:p>
            <text:p>色彩設計　　　　：　土居真紀子　茂木孝浩</text:p>
            <text:p>色指定・検査　　：　土居真紀子</text:p>
            <text:p>仕上　　　　　　：　森田真由</text:p>
            <text:p>　　　　　　　　　　旭プロダクション </text:p>
            <text:p>CGモデリング＆セットアップ：　中島宏</text:p>
            <text:p>CG アニメーション：　中島宏</text:p>
            <text:p>背景　　　　　　：　Bamboo</text:p>
            <text:p>　　　　　　　　　　平林いずみ　益城貴昌</text:p>
            <text:p>　　　　　　　　　　大貫賢太郎</text:p>
            <text:p>撮影監督　　　　：　岡﨑正春</text:p>
            <text:p>撮影　　　　　　：　岡﨑正春　宮脇洋平</text:p>
            <text:p>編集　　　　　　：　近藤勇二</text:p>
            <text:p>オフライン編集　：　Real-T</text:p>
            <text:p>ビデオ編集　　　：　キュー・テック</text:p>
            <text:p>　　　　　　　　　　和田玄太郎</text:p>
            <text:p>編集アシスタント：　中山佳介</text:p>
            <text:p>テロップデザイン：　東久保栄太</text:p>
            <text:p>音響効果　　　　：　小山恭正</text:p>
            <text:p>調整　　　　　　：　林淑恭</text:p>
            <text:p>録音　　　　　　：　会田真女</text:p>
            <text:p>録音スタジオ　　：　アオイスタジオ</text:p>
            <text:p>音響制作　　　　：　HALF H・P STUDIO</text:p>
            <text:p>音響制作担当　　：　渡辺悠介</text:p>
            <text:p>制作進行　　　　：　藤田祥雄</text:p>
            <text:p>制作　　　　　　：　A-1 Pictures</text:p>
          </table:table-cell>
          <table:table-cell office:value-type="float" office:value="1389889" calcext:value-type="float">
            <text:p>1389889</text:p>
          </table:table-cell>
          <table:table-cell office:value-type="float" office:value="16671" calcext:value-type="float">
            <text:p>16671</text:p>
          </table:table-cell>
          <table:table-cell office:value-type="string" calcext:value-type="string">
            <text:p>UCXBgKqFxSjKADEuMLkc1Bpg</text:p>
          </table:table-cell>
          <table:table-cell office:value-type="string" calcext:value-type="string">
            <text:p>TYPE-MOON MOVIE</text:p>
          </table:table-cell>
          <table:table-cell office:value-type="string" calcext:value-type="string">
            <text:p>https://www.youtube.com/channel/UCXBgKqFxSjKADEuMLkc1Bpg</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2Ot6tfB5Ers</text:p>
          </table:table-cell>
          <table:table-cell office:value-type="string" calcext:value-type="string">
            <text:p>アカツキ採用CM『SHINE A LIFE - さあ、世界を色づけよう。』90秒篇</text:p>
          </table:table-cell>
          <table:table-cell office:value-type="string" calcext:value-type="string">
            <text:p>2018-06-11 02:15:16 UTC</text:p>
          </table:table-cell>
          <table:table-cell office:value-type="string" calcext:value-type="string">
            <text:p>https://www.youtube.com/watch?v=2Ot6tfB5Ers</text:p>
          </table:table-cell>
          <table:table-cell office:value-type="string" calcext:value-type="string">
            <text:p>SHINE A LIFE</text:p>
            <text:p>この世界を色づけるのは、特別な誰かじゃない。</text:p>
            <text:p>きっと僕らだ。そして、キミだ。</text:p>
            <text:p>いっしょに、どう?</text:p>
            <text:p/>
            <text:p>アカツキは"人の心を動かす力"で世界をカラフルに彩るエクスペリエンス デザイン カンパニーです。</text:p>
            <text:p/>
            <text:p>アカツキ採用サイト</text:p>
            <text:p>https://aktsk.jp/recruit/</text:p>
          </table:table-cell>
          <table:table-cell office:value-type="float" office:value="436106" calcext:value-type="float">
            <text:p>436106</text:p>
          </table:table-cell>
          <table:table-cell office:value-type="float" office:value="61" calcext:value-type="float">
            <text:p>61</text:p>
          </table:table-cell>
          <table:table-cell office:value-type="string" calcext:value-type="string">
            <text:p>UCxj4jLnqcuq8FcLc1gSCNIw</text:p>
          </table:table-cell>
          <table:table-cell office:value-type="string" calcext:value-type="string">
            <text:p>【公式】株式会社アカツキ YOUTUBE</text:p>
          </table:table-cell>
          <table:table-cell office:value-type="string" calcext:value-type="string">
            <text:p>https://www.youtube.com/channel/UCxj4jLnqcuq8FcLc1gSCNIw</text:p>
          </table:table-cell>
          <table:table-cell office:value-type="string" calcext:value-type="string">
            <text:p>株式会社アカツキの【公式】YOUTUBEチャンネル。</text:p>
            <text:p>アカツキは、人々が心の満足で満たされ、自発的に行動し世界が発展する『感情を報酬に発展する社会』の実現を夢見ております。主力となるモバイルゲーム事業においては、心が動くワクワク体験を届ける様々なゲームの開発・運営を行っております。また感動するリアルな体験を届けるライブエクスペリエンス事業をはじめとし、世界にワクワクとつながりをもたらす様々な事業を展開してまいり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WN0Udxgdp00</text:p>
          </table:table-cell>
          <table:table-cell office:value-type="string" calcext:value-type="string">
            <text:p>アカツキ採用CM『SHINE A LIFE - さあ、世界を色づけよう。』完全版</text:p>
          </table:table-cell>
          <table:table-cell office:value-type="string" calcext:value-type="string">
            <text:p>2018-06-04 12:43:20 UTC</text:p>
          </table:table-cell>
          <table:table-cell office:value-type="string" calcext:value-type="string">
            <text:p>https://www.youtube.com/watch?v=WN0Udxgdp00</text:p>
          </table:table-cell>
          <table:table-cell office:value-type="string" calcext:value-type="string">
            <text:p>SHINE A LIFE</text:p>
            <text:p>この世界を色づけるのは、特別な誰かじゃない。</text:p>
            <text:p>きっと僕らだ。そして、キミだ。</text:p>
            <text:p>いっしょに、どう?</text:p>
            <text:p/>
            <text:p>アカツキは"人の心を動かす力"で世界をカラフルに彩るエクスペリエンス デザイン カンパニーです。</text:p>
            <text:p/>
            <text:p>アカツキ採用サイト</text:p>
            <text:p>https://aktsk.jp/recruit/</text:p>
            <text:p/>
            <text:p/>
            <text:p>アカツキ新CM「SHINE A LIFE – さあ、世界を色づけよう。」公開！制作秘話を語る。</text:p>
            <text:p>https://voice.aktsk.jp/category/event/608/</text:p>
          </table:table-cell>
          <table:table-cell office:value-type="float" office:value="15406" calcext:value-type="float">
            <text:p>15406</text:p>
          </table:table-cell>
          <table:table-cell office:value-type="float" office:value="96" calcext:value-type="float">
            <text:p>96</text:p>
          </table:table-cell>
          <table:table-cell office:value-type="string" calcext:value-type="string">
            <text:p>UCxj4jLnqcuq8FcLc1gSCNIw</text:p>
          </table:table-cell>
          <table:table-cell office:value-type="string" calcext:value-type="string">
            <text:p>【公式】株式会社アカツキ YOUTUBE</text:p>
          </table:table-cell>
          <table:table-cell office:value-type="string" calcext:value-type="string">
            <text:p>https://www.youtube.com/channel/UCxj4jLnqcuq8FcLc1gSCNIw</text:p>
          </table:table-cell>
          <table:table-cell office:value-type="string" calcext:value-type="string">
            <text:p>株式会社アカツキの【公式】YOUTUBEチャンネル。</text:p>
            <text:p>アカツキは、人々が心の満足で満たされ、自発的に行動し世界が発展する『感情を報酬に発展する社会』の実現を夢見ております。主力となるモバイルゲーム事業においては、心が動くワクワク体験を届ける様々なゲームの開発・運営を行っております。また感動するリアルな体験を届けるライブエクスペリエンス事業をはじめとし、世界にワクワクとつながりをもたらす様々な事業を展開してまいります。</text:p>
          </table:table-cell>
          <table:table-cell office:value-type="float" office:value="0" calcext:value-type="float">
            <text:p>0</text:p>
          </table:table-cell>
          <table:table-cell table:number-columns-repeated="1012"/>
        </table:table-row>
        <table:table-row table:style-name="ro2">
          <table:table-cell office:value-type="string" calcext:value-type="string">
            <text:p>g6DNfDouJyA</text:p>
          </table:table-cell>
          <table:table-cell office:value-type="string" calcext:value-type="string">
            <text:p>安室奈美恵、最後のコーセーCM出演で「自分らしく生きること」表現</text:p>
          </table:table-cell>
          <table:table-cell office:value-type="string" calcext:value-type="string">
            <text:p>2018-06-21 01:25:17 UTC</text:p>
          </table:table-cell>
          <table:table-cell office:value-type="string" calcext:value-type="string">
            <text:p>https://www.youtube.com/watch?v=g6DNfDouJyA</text:p>
          </table:table-cell>
          <table:table-cell office:value-type="string" calcext:value-type="string">
            <text:p>「I am I」編は「これから先も自分らしく生きること、 新しい未来に向かって先に進んでいく」というメッセージを込めた映像で、安室は撮影時に自身のアイデアでさまざまなポーズや表情にトライ。撮影終了後も映像と音楽のタイミングについて監督やスタッフと議論を重ねるなど、最後のCMにふさわしく「自分らしさを表現すること」へのこだわりを見せた。なお、CMソングには安室が昨年11月にリリースしたベストアルバム「Finally」に収録の「In Two」が使用されている。</text:p>
          </table:table-cell>
          <table:table-cell office:value-type="float" office:value="97340" calcext:value-type="float">
            <text:p>97340</text:p>
          </table:table-cell>
          <table:table-cell office:value-type="float" office:value="653" calcext:value-type="float">
            <text:p>653</text:p>
          </table:table-cell>
          <table:table-cell office:value-type="string" calcext:value-type="string">
            <text:p>UCXjEkXc82IVP1s84V9NMr0Q</text:p>
          </table:table-cell>
          <table:table-cell office:value-type="string" calcext:value-type="string">
            <text:p>Namie News Network</text:p>
          </table:table-cell>
          <table:table-cell office:value-type="string" calcext:value-type="string">
            <text:p>https://www.youtube.com/channel/UCXjEkXc82IVP1s84V9NMr0Q</text:p>
          </table:table-cell>
          <table:table-cell office:value-type="string" calcext:value-type="string">
            <text:p>'NAMIE NEWS NETWORK' is a fan-site for Japanese singer, Namie Amuro that was started in 2007. Since then, 'NAMIE NEWS NETWORK' had also started up a facebook page and now a youtube channel.</text:p>
          </table:table-cell>
          <table:table-cell office:value-type="float" office:value="1" calcext:value-type="float">
            <text:p>1</text:p>
          </table:table-cell>
          <table:table-cell table:number-columns-repeated="1012"/>
        </table:table-row>
        <table:table-row table:style-name="ro2">
          <table:table-cell office:value-type="string" calcext:value-type="string">
            <text:p>KxgYQaJ8btI</text:p>
          </table:table-cell>
          <table:table-cell office:value-type="string" calcext:value-type="string">
            <text:p>NAMIE AMURO × KOSÉ 「Limited Palette」30秒CM</text:p>
          </table:table-cell>
          <table:table-cell office:value-type="string" calcext:value-type="string">
            <text:p>2018-06-19 16:34:18 UTC</text:p>
          </table:table-cell>
          <table:table-cell office:value-type="string" calcext:value-type="string">
            <text:p>https://www.youtube.com/watch?v=KxgYQaJ8btI</text:p>
          </table:table-cell>
          <table:table-cell office:value-type="string" calcext:value-type="string">
            <text:p>今年9月に引退する安室奈美恵の軌跡を振り返るプロジェクト「NAMIE AMURO × KOSE ALL TIME BEST Project」。この第4弾で最終章となるCM「I am I」編が6月22日（金）より放送される。</text:p>
          </table:table-cell>
          <table:table-cell office:value-type="float" office:value="72202" calcext:value-type="float">
            <text:p>72202</text:p>
          </table:table-cell>
          <table:table-cell office:value-type="float" office:value="1003" calcext:value-type="float">
            <text:p>1003</text:p>
          </table:table-cell>
          <table:table-cell office:value-type="string" calcext:value-type="string">
            <text:p>UCXjEkXc82IVP1s84V9NMr0Q</text:p>
          </table:table-cell>
          <table:table-cell office:value-type="string" calcext:value-type="string">
            <text:p>Namie News Network</text:p>
          </table:table-cell>
          <table:table-cell office:value-type="string" calcext:value-type="string">
            <text:p>https://www.youtube.com/channel/UCXjEkXc82IVP1s84V9NMr0Q</text:p>
          </table:table-cell>
          <table:table-cell office:value-type="string" calcext:value-type="string">
            <text:p>'NAMIE NEWS NETWORK' is a fan-site for Japanese singer, Namie Amuro that was started in 2007. Since then, 'NAMIE NEWS NETWORK' had also started up a facebook page and now a youtube channel.</text:p>
          </table:table-cell>
          <table:table-cell office:value-type="float" office:value="1" calcext:value-type="float">
            <text:p>1</text:p>
          </table:table-cell>
          <table:table-cell table:number-columns-repeated="1012"/>
        </table:table-row>
        <table:table-row table:style-name="ro2">
          <table:table-cell office:value-type="string" calcext:value-type="string">
            <text:p>BgUFNsgdX-Y</text:p>
          </table:table-cell>
          <table:table-cell office:value-type="string" calcext:value-type="string">
            <text:p>BIGLOBEモバイルCM「ビックリ ビッグローブ！」篇 20秒</text:p>
          </table:table-cell>
          <table:table-cell office:value-type="string" calcext:value-type="string">
            <text:p>2018-06-22 01:05:33 UTC</text:p>
          </table:table-cell>
          <table:table-cell office:value-type="string" calcext:value-type="string">
            <text:p>https://www.youtube.com/watch?v=BgUFNsgdX-Y</text:p>
          </table:table-cell>
          <table:table-cell office:value-type="string" calcext:value-type="string">
            <text:p>格安スマホってどうよ？</text:p>
            <text:p>SIMを替えたら「なんて安さだ！」</text:p>
            <text:p>部屋に突然カッパが現れて…ビック～リ ビッグローブ！</text:p>
            <text:p>今度は6カ月間なんと月額400円(税別)からで、もっとビックリ！！</text:p>
            <text:p/>
            <text:p>さあSIM替え、ほら格安。</text:p>
            <text:p/>
            <text:p>Bでいこう。-BIGLOBEモバイル-</text:p>
            <text:p/>
            <text:p>【出演】染谷将太,池松壮亮,山本美月,小峠英二</text:p>
            <text:p/>
            <text:p>詳しくはこちらから↓</text:p>
            <text:p>http://join.biglobe.ne.jp/mobile/special/</text:p>
          </table:table-cell>
          <table:table-cell office:value-type="float" office:value="755" calcext:value-type="float">
            <text:p>755</text:p>
          </table:table-cell>
          <table:table-cell office:value-type="float" office:value="2" calcext:value-type="float">
            <text:p>2</text:p>
          </table:table-cell>
          <table:table-cell office:value-type="string" calcext:value-type="string">
            <text:p>UCXPaPtHCeLflp9W9Wo3zX3A</text:p>
          </table:table-cell>
          <table:table-cell office:value-type="string" calcext:value-type="string">
            <text:p>BIGLOBE channel</text:p>
          </table:table-cell>
          <table:table-cell office:value-type="string" calcext:value-type="string">
            <text:p>https://www.youtube.com/channel/UCXPaPtHCeLflp9W9Wo3zX3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qv-va72l468</text:p>
          </table:table-cell>
          <table:table-cell office:value-type="string" calcext:value-type="string">
            <text:p>BIGLOBEモバイルCM「もっとビックリRemix」篇 15秒</text:p>
          </table:table-cell>
          <table:table-cell office:value-type="string" calcext:value-type="string">
            <text:p>2018-06-22 00:51:54 UTC</text:p>
          </table:table-cell>
          <table:table-cell office:value-type="string" calcext:value-type="string">
            <text:p>https://www.youtube.com/watch?v=qv-va72l468</text:p>
          </table:table-cell>
          <table:table-cell office:value-type="string" calcext:value-type="string">
            <text:p>格安スマホってどうよ？</text:p>
            <text:p>SIMを替えたら「なんて安さだ！」</text:p>
            <text:p>部屋に突然カッパが現れて…ビック～リ ビッグローブ！</text:p>
            <text:p>今度は6カ月間なんと月額400円(税別)からで、もっとビックリ！！</text:p>
            <text:p/>
            <text:p>さあSIM替え、ほら格安。</text:p>
            <text:p/>
            <text:p>Bでいこう。-BIGLOBEモバイル-</text:p>
            <text:p/>
            <text:p>【出演】染谷将太,池松壮亮,山本美月,小峠英二</text:p>
            <text:p/>
            <text:p>詳しくはこちらから↓</text:p>
            <text:p>http://join.biglobe.ne.jp/mobile/special/</text:p>
          </table:table-cell>
          <table:table-cell office:value-type="float" office:value="2417" calcext:value-type="float">
            <text:p>2417</text:p>
          </table:table-cell>
          <table:table-cell office:value-type="float" office:value="9" calcext:value-type="float">
            <text:p>9</text:p>
          </table:table-cell>
          <table:table-cell office:value-type="string" calcext:value-type="string">
            <text:p>UCXPaPtHCeLflp9W9Wo3zX3A</text:p>
          </table:table-cell>
          <table:table-cell office:value-type="string" calcext:value-type="string">
            <text:p>BIGLOBE channel</text:p>
          </table:table-cell>
          <table:table-cell office:value-type="string" calcext:value-type="string">
            <text:p>https://www.youtube.com/channel/UCXPaPtHCeLflp9W9Wo3zX3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hW0kXMwzUzs</text:p>
          </table:table-cell>
          <table:table-cell office:value-type="string" calcext:value-type="string">
            <text:p>TVアニメーション「多田くんは恋をしない」Blu-ray&amp;DVD CM</text:p>
          </table:table-cell>
          <table:table-cell office:value-type="string" calcext:value-type="string">
            <text:p>2018-06-28 06:15:55 UTC</text:p>
          </table:table-cell>
          <table:table-cell office:value-type="string" calcext:value-type="string">
            <text:p>https://www.youtube.com/watch?v=hW0kXMwzUzs</text:p>
          </table:table-cell>
          <table:table-cell office:value-type="string" calcext:value-type="string">
            <text:p>この恋を、一生忘れない</text:p>
            <text:p/>
            <text:p>TVアニメーション「多田くんは恋をしない」</text:p>
            <text:p>４月５日より TVアニメ放送開始！</text:p>
            <text:p/>
            <text:p>【放送情報】</text:p>
            <text:p>AT-X：4月5日から毎週木曜 夜9時00分～</text:p>
            <text:p>　※リピート放送</text:p>
            <text:p>　4月7日 毎週土曜 午後1時00分～</text:p>
            <text:p>　4月8日 毎週日曜 朝8時30分～</text:p>
            <text:p>　4月11日 毎週水曜 朝5時00分～</text:p>
            <text:p>TOKYO MX：4月5日から毎週木曜 夜10時00分～</text:p>
            <text:p>テレビ愛知：4月5日から毎週木曜 深夜2時35分～</text:p>
            <text:p>KBS京都：4月5日から毎週木曜 深夜1時00分～</text:p>
            <text:p>サンテレビ：4月5日から毎週木曜 深夜0時00分～</text:p>
            <text:p>TVQ九州放送：4月5日から毎週木曜 深夜3時00分～</text:p>
            <text:p>BS11：4月5日から毎週木曜 夜11時00分～</text:p>
            <text:p>※放送日時は予告なく変更になる場合がございます。</text:p>
            <text:p/>
            <text:p>【ストーリー】</text:p>
            <text:p>カメラを手に、満開の桜の写真を撮りにきていた多田光良(ただ・みつよし)は、異国から日本にやってきたばかりだという少女・テレサに出会う。ヨーロッパのラルセンブルクという国から日本に留学にやってきたテレサは、日本に着いて早々に、一緒に日本にやってきた連れとはぐれてしまい、迷子になっていた。成り行きからテレサを助けることになった光良は、祖父が営んでいる多田珈琲店へとテレサを連れていくのだが……。</text:p>
            <text:p/>
            <text:p>【スタッフ】</text:p>
            <text:p>監督：山﨑みつえ</text:p>
            <text:p>シリーズ構成・脚本：中村能子</text:p>
            <text:p>キャラクターデザイン・総作画監督：谷口淳一郎</text:p>
            <text:p>副監督：藤原佳幸</text:p>
            <text:p>サブキャラクターデザイン：菊池愛</text:p>
            <text:p>プロップデザイン：中島千明</text:p>
            <text:p>美術監督：中村千恵子</text:p>
            <text:p>色彩設計：石黒けい</text:p>
            <text:p>　　　　　　　伊藤裕香</text:p>
            <text:p>撮影監督：伊藤邦彦</text:p>
            <text:p>編集：武宮むつみ</text:p>
            <text:p>音楽：橋本由香利</text:p>
            <text:p>音響監督：土屋雅紀</text:p>
            <text:p>音響効果：白石唯果（いいな）</text:p>
            <text:p>アニメーション制作：動画工房</text:p>
            <text:p>製作：「多田くんは恋をしない」製作委員会</text:p>
            <text:p/>
            <text:p/>
            <text:p>【キャスト】</text:p>
            <text:p>多田光良：中村悠一</text:p>
            <text:p> テレサ・ワーグナー：石見舞菜香　</text:p>
            <text:p>伊集院 薫：宮野真守　</text:p>
            <text:p>アレクサンドラ・マグリット：下地紫野　</text:p>
            <text:p>杉本 一：梅原裕一郎　</text:p>
            <text:p>長谷川日向子：石上静香　</text:p>
            <text:p>山下研太郎：下野紘　</text:p>
            <text:p>多田ゆい：水瀬いのり　 ほか</text:p>
            <text:p/>
            <text:p>【アニメ公式サイト】http://tadakoi.tv/</text:p>
            <text:p>【公式Twitter】@tadakoi_anime　（推奨ハッシュタグ：#ただこい ＃tadakoi）</text:p>
            <text:p/>
            <text:p>©TADAKOI PARTNERS</text:p>
          </table:table-cell>
          <table:table-cell office:value-type="float" office:value="7644" calcext:value-type="float">
            <text:p>7644</text:p>
          </table:table-cell>
          <table:table-cell office:value-type="float" office:value="245" calcext:value-type="float">
            <text:p>245</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2"/>
        </table:table-row>
        <table:table-row table:style-name="ro2">
          <table:table-cell office:value-type="string" calcext:value-type="string">
            <text:p>LGF6xpj10ig</text:p>
          </table:table-cell>
          <table:table-cell office:value-type="string" calcext:value-type="string">
            <text:p>舞台「文豪ストレイドッグス　黒の時代」スポットCM</text:p>
          </table:table-cell>
          <table:table-cell office:value-type="string" calcext:value-type="string">
            <text:p>2018-06-27 03:00:00 UTC</text:p>
          </table:table-cell>
          <table:table-cell office:value-type="string" calcext:value-type="string">
            <text:p>https://www.youtube.com/watch?v=LGF6xpj10ig</text:p>
          </table:table-cell>
          <table:table-cell office:value-type="string" calcext:value-type="string">
            <text:p>舞台「文豪ストレイドッグス　黒の時代」</text:p>
            <text:p>東京　：　 2018年9月22日（土）～10月8日（月）　サンシャイン劇場</text:p>
            <text:p>大阪　：　 2018年10月13日（土）、10月14日（日）　森ノ宮ピロティホール</text:p>
            <text:p>にて公演決定！</text:p>
            <text:p>チケット情報詳細は以下オフィシャルHPをチェック。</text:p>
            <text:p/>
            <text:p>【オフィシャルHP】</text:p>
            <text:p>http://bungo-stage.com/</text:p>
            <text:p/>
            <text:p>【Twitter】</text:p>
            <text:p>https://twitter.com/bungo_stage</text:p>
            <text:p/>
            <text:p>【STAFF】</text:p>
            <text:p>原作　：　テレビアニメ「文豪ストレイドッグス」</text:p>
            <text:p>演出　：　中屋敷法仁</text:p>
            <text:p>作　：　御笠ノ忠次</text:p>
            <text:p>協力　：　朝霧カフカ・春河35</text:p>
            <text:p/>
            <text:p>【CAST】</text:p>
            <text:p>織田作之助　：　谷口賢志</text:p>
            <text:p>太宰 治　：　多和田秀弥</text:p>
            <text:p>坂口安吾　：　荒木宏文</text:p>
            <text:p>ジイド　：　林野健志</text:p>
            <text:p>森 鴎外　：　窪寺 昭</text:p>
            <text:p>種田山頭火　：　熊野利哉</text:p>
            <text:p>江戸川乱歩　：　長江崚行</text:p>
            <text:p>ほか</text:p>
            <text:p/>
            <text:p>Ⓒ舞台「文豪ストレイドッグス　黒の時代」製作委員会</text:p>
          </table:table-cell>
          <table:table-cell office:value-type="float" office:value="9236" calcext:value-type="float">
            <text:p>9236</text:p>
          </table:table-cell>
          <table:table-cell office:value-type="float" office:value="281" calcext:value-type="float">
            <text:p>281</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2"/>
        </table:table-row>
        <table:table-row table:style-name="ro2">
          <table:table-cell office:value-type="string" calcext:value-type="string">
            <text:p>fSt78AclD-8</text:p>
          </table:table-cell>
          <table:table-cell office:value-type="string" calcext:value-type="string">
            <text:p>角川コミックス・エース「エルメロイ１」ほか発売CM</text:p>
          </table:table-cell>
          <table:table-cell office:value-type="string" calcext:value-type="string">
            <text:p>2018-06-26 01:00:01 UTC</text:p>
          </table:table-cell>
          <table:table-cell office:value-type="string" calcext:value-type="string">
            <text:p>https://www.youtube.com/watch?v=fSt78AclD-8</text:p>
          </table:table-cell>
          <table:table-cell office:value-type="string" calcext:value-type="string">
            <text:p>角川コミックスエース発売！</text:p>
            <text:p/>
            <text:p>2018年6月26日発売</text:p>
            <text:p>女神寮の寮母くん。　（１）</text:p>
            <text:p>https://www.kadokawa.co.jp/product/321802000818/</text:p>
            <text:p/>
            <text:p>ギャル転生　～異世界生活マジだるい～　（１）</text:p>
            <text:p>https://www.kadokawa.co.jp/product/321802000834/</text:p>
            <text:p/>
            <text:p>漫画家接待ごはん　（３）</text:p>
            <text:p>https://www.kadokawa.co.jp/product/321802000817/</text:p>
            <text:p/>
            <text:p>はじめてのギャル　（６）</text:p>
            <text:p>https://www.kadokawa.co.jp/product/321702000778/</text:p>
            <text:p/>
            <text:p>プランダラ　（１０）</text:p>
            <text:p>https://www.kadokawa.co.jp/product/321802000816/</text:p>
            <text:p/>
            <text:p>2018年7月4日発売</text:p>
            <text:p>ロード・エルメロイＩＩ世の事件簿　（１）</text:p>
            <text:p>https://www.kadokawa.co.jp/product/321802000827/</text:p>
            <text:p/>
            <text:p>賢者の孫　（７）</text:p>
            <text:p>https://www.kadokawa.co.jp/product/321801000346/</text:p>
            <text:p/>
            <text:p>ブスに花束を。　（4）</text:p>
            <text:p>https://www.kadokawa.co.jp/product/321802000830/</text:p>
            <text:p/>
            <text:p>2018年7月10日発売</text:p>
            <text:p>蜘蛛ですが、なにか？　（5）</text:p>
            <text:p>https://www.kadokawa.co.jp/product/321802000832/</text:p>
          </table:table-cell>
          <table:table-cell office:value-type="float" office:value="4931" calcext:value-type="float">
            <text:p>4931</text:p>
          </table:table-cell>
          <table:table-cell office:value-type="float" office:value="139" calcext:value-type="float">
            <text:p>139</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2"/>
        </table:table-row>
        <table:table-row table:style-name="ro2">
          <table:table-cell office:value-type="string" calcext:value-type="string">
            <text:p>Tk8XLQ9eqNQ</text:p>
          </table:table-cell>
          <table:table-cell office:value-type="string" calcext:value-type="string">
            <text:p>TVアニメーション「殺戮の天使」番宣CM</text:p>
          </table:table-cell>
          <table:table-cell office:value-type="string" calcext:value-type="string">
            <text:p>2018-06-20 09:00:02 UTC</text:p>
          </table:table-cell>
          <table:table-cell office:value-type="string" calcext:value-type="string">
            <text:p>https://www.youtube.com/watch?v=Tk8XLQ9eqNQ</text:p>
          </table:table-cell>
          <table:table-cell office:value-type="string" calcext:value-type="string">
            <text:p>お願い、私を殺して―</text:p>
            <text:p/>
            <text:p>2018年7月6日よりAT-X、TOKYO MX、テレビ愛知、KBS京都、サンテレビ、TVQ九州放送、BS11にてTVアニメ放送開始！</text:p>
            <text:p/>
            <text:p>【放送情報】</text:p>
            <text:p>AT-X：7月6日より毎週金曜　20：30～21：00</text:p>
            <text:p>※リピート放送あり</text:p>
            <text:p>TOKYO MX：7月6日より毎週金曜　22：30～23：00</text:p>
            <text:p>テレビ愛知：7月6日より毎週金曜　27：05～27：35</text:p>
            <text:p>KBS京都：7月6日より毎週金曜　24：30～25：00</text:p>
            <text:p>サンテレビ：7月6日より毎週金曜　23：30～24：00</text:p>
            <text:p>TVQ九州放送：7月７日より毎週土曜　26：25～26：55</text:p>
            <text:p>BS11：7月6日より毎週金曜　27：00～27：30</text:p>
            <text:p>Amazonプライム・ビデオ：7月6日より毎週金曜日夜10：30頃〜見放題独占配信決定！</text:p>
            <text:p/>
            <text:p>【イントロダクション】</text:p>
            <text:p>ビルの地下の最下層で目を覚ました少女、レイチェル。</text:p>
            <text:p>彼女は記憶を失い、自分がどうしてここにいるかさえ分からずにいた。</text:p>
            <text:p>地上を目指し、ビルの中をさまよう彼女の前に現れたのは、顔を包帯で覆い、死神のような鎌を持った殺人鬼ザック。</text:p>
            <text:p>「お願いがあるの…お願い、私を殺して」</text:p>
            <text:p>「一緒にここから出る手助けをしてくれよ。そしたらお前を、殺してやるよ」</text:p>
            <text:p>二人の奇妙な絆は、その"誓い"をキッカケに深まっていく。</text:p>
            <text:p>果たして、ここはどこなのか。二人は何の目的で閉じこめられたのか。</text:p>
            <text:p>彼らを待ち受ける運命とは。 密閉されたビルから脱出する二人の決死行がはじまった……！</text:p>
            <text:p/>
            <text:p>【スタッフ】</text:p>
            <text:p>原作：真田まこと（ゲームマガジン）</text:p>
            <text:p>監督：鈴木健太郎</text:p>
            <text:p>シリーズ構成：藤岡美暢</text:p>
            <text:p>キャラクターデザイン・総作画監督：松元美季</text:p>
            <text:p>美術監督：魏斯曼（スタジオちゅーりっぷ）</text:p>
            <text:p>色彩設計：田辺香奈</text:p>
            <text:p>撮影監督：高橋昭裕</text:p>
            <text:p>編集：近藤勇二（Real-T）</text:p>
            <text:p>音響監督：岩浪美和</text:p>
            <text:p>音響効果：小山恭正</text:p>
            <text:p>音楽：坂本英城（ノイジークローク）</text:p>
            <text:p>音楽制作：ランティス</text:p>
            <text:p>アニメーション制作：J.C.STAFF</text:p>
            <text:p>製作：「殺戮の天使」製作委員会</text:p>
            <text:p/>
            <text:p>【キャスト】</text:p>
            <text:p>レイチェル　CV：千菅春香</text:p>
            <text:p>ザック　CV：岡本信彦</text:p>
            <text:p>ダニー　CV：櫻井孝宏</text:p>
            <text:p>エディ　CV：藤原夏海</text:p>
            <text:p>キャシー　CV：伊瀬茉莉也</text:p>
            <text:p>グレイ　CV：大塚芳忠</text:p>
            <text:p/>
            <text:p>【アニメ公式サイト】satsuriku.com</text:p>
            <text:p>【公式Twitter】@strk_tenshi　</text:p>
            <text:p/>
            <text:p>ゲームマガジン　好評配信中</text:p>
            <text:p>対応機種：Windows　ジャンル：サイコホラーADV</text:p>
            <text:p>https://gamemaga.denfaminicogamer.jp/satsuriku/</text:p>
            <text:p/>
            <text:p>スマートフォン専用アプリ　好評配信中</text:p>
            <text:p>対応OS：iOS 10.1以降、Android6.0.1以降　対応端末：iPhone5s以上</text:p>
            <text:p>https://gamemaga.denfaminicogamer.jp/satsuriku/lp.html</text:p>
            <text:p/>
            <text:p>©2018 真田まこと／Vaka・DWANGO・KADOKAWA／「殺戮の天使」製作委員会</text:p>
          </table:table-cell>
          <table:table-cell office:value-type="float" office:value="230974" calcext:value-type="float">
            <text:p>230974</text:p>
          </table:table-cell>
          <table:table-cell office:value-type="float" office:value="8168" calcext:value-type="float">
            <text:p>8168</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2"/>
        </table:table-row>
        <table:table-row table:style-name="ro2">
          <table:table-cell office:value-type="string" calcext:value-type="string">
            <text:p>C3wy5KefKCc</text:p>
          </table:table-cell>
          <table:table-cell office:value-type="string" calcext:value-type="string">
            <text:p>『ネクストライフ』コミックス２巻CM</text:p>
          </table:table-cell>
          <table:table-cell office:value-type="string" calcext:value-type="string">
            <text:p>2018-06-19 10:00:02 UTC</text:p>
          </table:table-cell>
          <table:table-cell office:value-type="string" calcext:value-type="string">
            <text:p>https://www.youtube.com/watch?v=C3wy5KefKCc</text:p>
          </table:table-cell>
          <table:table-cell office:value-type="string" calcext:value-type="string">
            <text:p>ナレーション：佐倉綾音</text:p>
            <text:p/>
            <text:p>「小説家になろう」発、大人気異世界転生ファンタジー、ついに開幕！</text:p>
            <text:p>コミックス最新2巻、2018年6月26日発売!!</text:p>
            <text:p/>
            <text:p>原作：相野仁（ヒーロー文庫刊）</text:p>
            <text:p>漫画：市倉とかげ</text:p>
            <text:p>キャラクター原案：鵜飼沙樹・マニャ子</text:p>
            <text:p/>
            <text:p>【2巻あらすじ】</text:p>
            <text:p>マリウスが森で出会った謎の美少女・アネットが人間に追われる理由とは!?</text:p>
            <text:p/>
            <text:p>最強の魔法使いとして異世界に転生した隆司は</text:p>
            <text:p>「マリウス」と名乗り、森で出会った謎の美少女・アネット、</text:p>
            <text:p>オークのデュラン、コボルトのベンの4人で生活していた。</text:p>
            <text:p>しかし、なぜかそこで人間の襲撃を受ける。</text:p>
            <text:p>マリウスの魔法で難を逃れるも、</text:p>
            <text:p>アネットたちとは別れることになってしまった。</text:p>
            <text:p>マリウスはアネットたちが人間に追われる理由を知るため、</text:p>
            <text:p>領主であるシュナイダー公爵家に潜り込むのだが…。</text:p>
            <text:p/>
            <text:p/>
            <text:p>【公式サイト】</text:p>
            <text:p>コミックス『ネクストライフ』作品ページ</text:p>
            <text:p>https://web-ace.jp/shonenace/contents/244/</text:p>
            <text:p/>
            <text:p>少年エース公式サイト</text:p>
            <text:p>https://web-ace.jp/shonenace/</text:p>
          </table:table-cell>
          <table:table-cell office:value-type="float" office:value="12720" calcext:value-type="float">
            <text:p>12720</text:p>
          </table:table-cell>
          <table:table-cell office:value-type="float" office:value="526" calcext:value-type="float">
            <text:p>526</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2"/>
        </table:table-row>
        <table:table-row table:style-name="ro2">
          <table:table-cell office:value-type="string" calcext:value-type="string">
            <text:p>MsDsIt_aiwc</text:p>
          </table:table-cell>
          <table:table-cell office:value-type="string" calcext:value-type="string">
            <text:p>『コンプティーク 2018年7月号』発売CM</text:p>
          </table:table-cell>
          <table:table-cell office:value-type="string" calcext:value-type="string">
            <text:p>2018-06-09 01:00:01 UTC</text:p>
          </table:table-cell>
          <table:table-cell office:value-type="string" calcext:value-type="string">
            <text:p>https://www.youtube.com/watch?v=MsDsIt_aiwc</text:p>
          </table:table-cell>
          <table:table-cell office:value-type="string" calcext:value-type="string">
            <text:p>【コンプティーク2018年7月号】</text:p>
            <text:p/>
            <text:p>26騎の英霊が参戦するハイスピードサーヴァントアクション「Fate/EXTELLA LINK」の表紙＆巻頭特集！</text:p>
            <text:p>序盤のストーリー紹介やプロデューサーインタビューで、新たな月の世界での戦いに迫ります！　</text:p>
            <text:p/>
            <text:p>そして今月のコンプティークもバーチャルYouTuber情報が満載！ </text:p>
            <text:p/>
            <text:p>「キズナアイ」最新情報や、2期生をフィーチャーする「にじさんじ」特集、</text:p>
            <text:p>さらにバーチャル園児「小山内めい」インタビュー＆漫画連載スタートなど、</text:p>
            <text:p>盛りだくさんの内容でお届けします♪</text:p>
            <text:p/>
            <text:p>付録は「消滅都市２」のドラマCD！</text:p>
            <text:p>下田翔大書きおろしのシナリオを杉田智和、花澤香菜、佐倉綾音といった豪華キャストが熱演する45分!!　</text:p>
            <text:p/>
            <text:p>他にも記事だけでなく連載コミックも好調な「艦これ」、「FGO」情報や「ぐだぐだエース（仮）」など、見逃せないコンテンツが満載!!</text:p>
            <text:p/>
            <text:p/>
            <text:p>＊</text:p>
            <text:p/>
            <text:p>【コンプティーク公式HP】　</text:p>
            <text:p>https://web-ace.jp/comptiq/</text:p>
            <text:p/>
            <text:p>【コンプティーク2018年7月号】</text:p>
            <text:p>発売日：2018年6月9日</text:p>
            <text:p>https://www.kadokawa.co.jp/product/321802001309/</text:p>
          </table:table-cell>
          <table:table-cell office:value-type="float" office:value="8443" calcext:value-type="float">
            <text:p>8443</text:p>
          </table:table-cell>
          <table:table-cell office:value-type="float" office:value="243" calcext:value-type="float">
            <text:p>243</text:p>
          </table:table-cell>
          <table:table-cell office:value-type="string" calcext:value-type="string">
            <text:p>UCY5fcqgSrQItPAX_Z5Frmwg</text:p>
          </table:table-cell>
          <table:table-cell office:value-type="string" calcext:value-type="string">
            <text:p>KADOKAWAanime</text:p>
          </table:table-cell>
          <table:table-cell office:value-type="string" calcext:value-type="string">
            <text:p>https://www.youtube.com/channel/UCY5fcqgSrQItPAX_Z5Frmwg</text:p>
          </table:table-cell>
          <table:table-cell office:value-type="string" calcext:value-type="string">
            <text:p>2018年4月、このKADOKAWA Anime Channelでは登録者40万人を達成しました！</text:p>
            <text:p>世界中のすべてのアニメファンの皆様のおかげです。</text:p>
            <text:p/>
            <text:p>これからも、ファンの皆様に楽しんでいただける様々なアニメや、</text:p>
            <text:p>ここでしか見ることのできない限定コンテンツなどをお届けしてまいりますので、ご期待ください。</text:p>
            <text:p/>
            <text:p/>
            <text:p>Dear everyone of anime fans loving KADOKAWA's Animation around the world</text:p>
            <text:p/>
            <text:p>December, 2017, We have achieved 350,000 subscribers in this channel!</text:p>
            <text:p>Thanks to everyone who will support us.</text:p>
            <text:p>We have many attractive works.</text:p>
            <text:p>So we will continue to deliver the various anime and limited contents that can only be viewed here, please stay tuned.</text:p>
          </table:table-cell>
          <table:table-cell office:value-type="float" office:value="0" calcext:value-type="float">
            <text:p>0</text:p>
          </table:table-cell>
          <table:table-cell table:number-columns-repeated="1012"/>
        </table:table-row>
        <table:table-row table:style-name="ro2">
          <table:table-cell office:value-type="string" calcext:value-type="string">
            <text:p>EMN-v48LPww</text:p>
          </table:table-cell>
          <table:table-cell office:value-type="string" calcext:value-type="string">
            <text:p>【清水銀行】創立90周年記念CM（30秒ver.）</text:p>
          </table:table-cell>
          <table:table-cell office:value-type="string" calcext:value-type="string">
            <text:p>2018-06-28 06:40:49 UTC</text:p>
          </table:table-cell>
          <table:table-cell office:value-type="string" calcext:value-type="string">
            <text:p>https://www.youtube.com/watch?v=EMN-v48LPww</text:p>
          </table:table-cell>
          <table:table-cell office:value-type="string" calcext:value-type="string">
            <text:p>平成30年7月1日　清水銀行創立90周年を記念し、イメージCMを製作しました。</text:p>
            <text:p/>
            <text:p>「感謝を胸に 新たな未来へ」</text:p>
            <text:p>来る100周年、110周年に向かって、これからも地域とともにお客さまとともに歩んでまいります。</text:p>
            <text:p/>
            <text:p>挿入歌：ZZ「GoodDay」</text:p>
          </table:table-cell>
          <table:table-cell office:value-type="float" office:value="23897" calcext:value-type="float">
            <text:p>23897</text:p>
          </table:table-cell>
          <table:table-cell office:value-type="float" office:value="34" calcext:value-type="float">
            <text:p>34</text:p>
          </table:table-cell>
          <table:table-cell office:value-type="string" calcext:value-type="string">
            <text:p>UCyaRGIg4KB2m5GMlwJIk1JA</text:p>
          </table:table-cell>
          <table:table-cell office:value-type="string" calcext:value-type="string">
            <text:p>銀行清水</text:p>
          </table:table-cell>
          <table:table-cell office:value-type="string" calcext:value-type="string">
            <text:p>https://www.youtube.com/channel/UCyaRGIg4KB2m5GMlwJIk1JA</text:p>
          </table:table-cell>
          <table:table-cell/>
          <table:table-cell office:value-type="float" office:value="0" calcext:value-type="float">
            <text:p>0</text:p>
          </table:table-cell>
          <table:table-cell table:number-columns-repeated="1012"/>
        </table:table-row>
        <table:table-row table:style-name="ro2">
          <table:table-cell office:value-type="string" calcext:value-type="string">
            <text:p>jRerkm_5neg</text:p>
          </table:table-cell>
          <table:table-cell office:value-type="string" calcext:value-type="string">
            <text:p>ボンカレーＣＭ</text:p>
          </table:table-cell>
          <table:table-cell office:value-type="string" calcext:value-type="string">
            <text:p>2018-06-12 08:59:22 UTC</text:p>
          </table:table-cell>
          <table:table-cell office:value-type="string" calcext:value-type="string">
            <text:p>https://www.youtube.com/watch?v=jRerkm_5neg</text:p>
          </table:table-cell>
          <table:table-cell office:value-type="string" calcext:value-type="string">
            <text:p>松山 容子（当時31歳）が出演（1969）</text:p>
          </table:table-cell>
          <table:table-cell office:value-type="float" office:value="412" calcext:value-type="float">
            <text:p>412</text:p>
          </table:table-cell>
          <table:table-cell office:value-type="float" office:value="1" calcext:value-type="float">
            <text:p>1</text:p>
          </table:table-cell>
          <table:table-cell office:value-type="string" calcext:value-type="string">
            <text:p>UCYceJJ2ElvXM50i0L_DXgiw</text:p>
          </table:table-cell>
          <table:table-cell office:value-type="string" calcext:value-type="string">
            <text:p>video1962 legacy</text:p>
          </table:table-cell>
          <table:table-cell office:value-type="string" calcext:value-type="string">
            <text:p>https://www.youtube.com/channel/UCYceJJ2ElvXM50i0L_DXgi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jaoy3AXHaXI</text:p>
          </table:table-cell>
          <table:table-cell office:value-type="string" calcext:value-type="string">
            <text:p>21.5cm huge silicone dildo,you need it tonight???</text:p>
          </table:table-cell>
          <table:table-cell office:value-type="string" calcext:value-type="string">
            <text:p>2018-06-16 10:48:01 UTC</text:p>
          </table:table-cell>
          <table:table-cell office:value-type="string" calcext:value-type="string">
            <text:p>https://www.youtube.com/watch?v=jaoy3AXHaXI</text:p>
          </table:table-cell>
          <table:table-cell office:value-type="string" calcext:value-type="string">
            <text:p>We are a sexual health care products, adult supplies and other products professional production and processing of private limited liability company.</text:p>
            <text:p>    With an experienced and professional team, we have exported our products to many countries and regions all over the world, especially America, Germany, France, Australia and Britain.Our products enjoy a good reputation among our customers.</text:p>
            <text:p>Product link: www.pjoyer.com</text:p>
            <text:p>Email:service@pjoyer.com</text:p>
          </table:table-cell>
          <table:table-cell office:value-type="float" office:value="78" calcext:value-type="float">
            <text:p>78</text:p>
          </table:table-cell>
          <table:table-cell office:value-type="float" office:value="0" calcext:value-type="float">
            <text:p>0</text:p>
          </table:table-cell>
          <table:table-cell office:value-type="string" calcext:value-type="string">
            <text:p>UCyF0ydGJAXA4CXaqCzgY3DQ</text:p>
          </table:table-cell>
          <table:table-cell office:value-type="string" calcext:value-type="string">
            <text:p>Pjoyer Alex</text:p>
          </table:table-cell>
          <table:table-cell office:value-type="string" calcext:value-type="string">
            <text:p>https://www.youtube.com/channel/UCyF0ydGJAXA4CXaqCzgY3DQ</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ypzEvdyiwF0</text:p>
          </table:table-cell>
          <table:table-cell office:value-type="string" calcext:value-type="string">
            <text:p>オールフリー『氷いれちゃえ』篇 30秒 稲垣吾郎 香取慎吾 サントリー CM</text:p>
          </table:table-cell>
          <table:table-cell office:value-type="string" calcext:value-type="string">
            <text:p>2018-06-20 19:33:40 UTC</text:p>
          </table:table-cell>
          <table:table-cell office:value-type="string" calcext:value-type="string">
            <text:p>https://www.youtube.com/watch?v=ypzEvdyiwF0</text:p>
          </table:table-cell>
          <table:table-cell office:value-type="string" calcext:value-type="string">
            <text:p>商品名：オールフリー</text:p>
            <text:p>出演者：稲垣吾郎／香取慎吾</text:p>
            <text:p>使用楽曲名：THE POWER OF LOVE</text:p>
            <text:p>作詞家：C.Hayes/H.Lewis/J.Colla </text:p>
            <text:p>作曲家：C.Hayes/H.Lewis/J.Colla</text:p>
            <text:p>歌手・演奏者：Huey Lewis &amp; The News</text:p>
            <text:p/>
            <text:p>オールフリー https://www.suntory.co.jp/beer/allfree/</text:p>
            <text:p/>
            <text:p>◆「サントリー公式チャンネル」登録はこちら↓（Subscribe）</text:p>
            <text:p>http://goo.gl/gKsViC</text:p>
          </table:table-cell>
          <table:table-cell office:value-type="float" office:value="783272" calcext:value-type="float">
            <text:p>783272</text:p>
          </table:table-cell>
          <table:table-cell office:value-type="float" office:value="5368" calcext:value-type="float">
            <text:p>5368</text:p>
          </table:table-cell>
          <table:table-cell office:value-type="string" calcext:value-type="string">
            <text:p>UCyhBnB7_27lhyaYgjCf9Z4g</text:p>
          </table:table-cell>
          <table:table-cell office:value-type="string" calcext:value-type="string">
            <text:p>サントリー公式チャンネル （SUNTORY）</text:p>
          </table:table-cell>
          <table:table-cell office:value-type="string" calcext:value-type="string">
            <text:p>https://www.youtube.com/channel/UCyhBnB7_27lhyaYgjCf9Z4g</text:p>
          </table:table-cell>
          <table:table-cell office:value-type="string" calcext:value-type="string">
            <text:p>サントリー公式チャンネルです。</text:p>
            <text:p>テレビCMやメイキング動画、おいしいお酒のつくり方、WEB限定ムービーなど配信中です。</text:p>
            <text:p>「チャンネル登録」していただいた方には、最新の動画情報をお知らせします。</text:p>
            <text:p>チャンネル登録は20歳以上の方限定です。</text:p>
            <text:p>お酒に関する情報の共有は20歳以上の方に限られております。</text:p>
            <text:p/>
            <text:p>※ストップ！未成年飲酒・飲酒運転。妊娠中や授乳期の飲酒はやめましょう。</text:p>
            <text:p>お酒はなによりも適量です。</text:p>
            <text:p>公式アカウント ガイドラインはこちら→　http://suntory.jp/snsguide/</text:p>
            <text:p/>
            <text:p>運営：サントリーホールディングス株式会社</text:p>
          </table:table-cell>
          <table:table-cell office:value-type="float" office:value="0" calcext:value-type="float">
            <text:p>0</text:p>
          </table:table-cell>
          <table:table-cell table:number-columns-repeated="1012"/>
        </table:table-row>
        <table:table-row table:style-name="ro2">
          <table:table-cell office:value-type="string" calcext:value-type="string">
            <text:p>e-mE1V-OO6w</text:p>
          </table:table-cell>
          <table:table-cell office:value-type="string" calcext:value-type="string">
            <text:p>【LINE】 Clova <text:s/>Friends <text:s/>内田珠鈴CM総集編 【全3種】</text:p>
          </table:table-cell>
          <table:table-cell office:value-type="string" calcext:value-type="string">
            <text:p>2018-06-30 12:02:40 UTC</text:p>
          </table:table-cell>
          <table:table-cell office:value-type="string" calcext:value-type="string">
            <text:p>https://www.youtube.com/watch?v=e-mE1V-OO6w</text:p>
          </table:table-cell>
          <table:table-cell office:value-type="string" calcext:value-type="string">
            <text:p>①受験生篇　②デートの約束篇　③双子ダンス篇</text:p>
            <text:p>出演：内田珠鈴・山崎嶺緒</text:p>
          </table:table-cell>
          <table:table-cell office:value-type="float" office:value="904" calcext:value-type="float">
            <text:p>904</text:p>
          </table:table-cell>
          <table:table-cell office:value-type="float" office:value="9" calcext:value-type="float">
            <text:p>9</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LERQweyMnwA</text:p>
          </table:table-cell>
          <table:table-cell office:value-type="string" calcext:value-type="string">
            <text:p>【松本人志】 マルちゃんQTTA（クッタ）CM総集編 【全7種】</text:p>
          </table:table-cell>
          <table:table-cell office:value-type="string" calcext:value-type="string">
            <text:p>2018-06-20 14:12:15 UTC</text:p>
          </table:table-cell>
          <table:table-cell office:value-type="string" calcext:value-type="string">
            <text:p>https://www.youtube.com/watch?v=LERQweyMnwA</text:p>
          </table:table-cell>
          <table:table-cell office:value-type="string" calcext:value-type="string">
            <text:p>①ボルタリング篇　②吹奏楽篇（15秒）　③吹奏楽篇（30秒）　④力士篇</text:p>
            <text:p>⑤卓球篇（差入れ）15秒 ⑥卓球篇（差入れ）30秒 ⑦卓球篇（松本ﾍﾟｱ）</text:p>
          </table:table-cell>
          <table:table-cell office:value-type="float" office:value="2194" calcext:value-type="float">
            <text:p>2194</text:p>
          </table:table-cell>
          <table:table-cell office:value-type="float" office:value="8" calcext:value-type="float">
            <text:p>8</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8uRAm0uFH1Y</text:p>
          </table:table-cell>
          <table:table-cell office:value-type="string" calcext:value-type="string">
            <text:p>【Indeed】 インディードCM総集編2018 千鳥バージョン <text:s/>【全9種】</text:p>
          </table:table-cell>
          <table:table-cell office:value-type="string" calcext:value-type="string">
            <text:p>2018-06-17 05:07:26 UTC</text:p>
          </table:table-cell>
          <table:table-cell office:value-type="string" calcext:value-type="string">
            <text:p>https://www.youtube.com/watch?v=8uRAm0uFH1Y</text:p>
          </table:table-cell>
          <table:table-cell office:value-type="string" calcext:value-type="string">
            <text:p>indeed  CM総集編2018　千鳥バージョン</text:p>
            <text:p>タクシー篇（3種）・寿司篇（3種）・旅館篇（3種）</text:p>
          </table:table-cell>
          <table:table-cell office:value-type="float" office:value="4038" calcext:value-type="float">
            <text:p>4038</text:p>
          </table:table-cell>
          <table:table-cell office:value-type="float" office:value="21" calcext:value-type="float">
            <text:p>21</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dGjOMH-wS7w</text:p>
          </table:table-cell>
          <table:table-cell office:value-type="string" calcext:value-type="string">
            <text:p>【コイケヤ】 PINKYちょ～だい♪ PINKYちょ～だい♪ CM総集編【全10種】</text:p>
          </table:table-cell>
          <table:table-cell office:value-type="string" calcext:value-type="string">
            <text:p>2018-06-05 05:09:01 UTC</text:p>
          </table:table-cell>
          <table:table-cell office:value-type="string" calcext:value-type="string">
            <text:p>https://www.youtube.com/watch?v=dGjOMH-wS7w</text:p>
          </table:table-cell>
          <table:table-cell office:value-type="string" calcext:value-type="string">
            <text:p>コイケヤフレンテ：フルーツミントキャンデーPINKY　CM  全10種</text:p>
            <text:p>「PINKYちょ～だい♪ PINKYちょ～だい♪」でおなじみﾋﾟﾝｷｰﾓﾝｷｰのCM</text:p>
          </table:table-cell>
          <table:table-cell office:value-type="float" office:value="8786" calcext:value-type="float">
            <text:p>8786</text:p>
          </table:table-cell>
          <table:table-cell office:value-type="float" office:value="33" calcext:value-type="float">
            <text:p>33</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U5P0LshJHHU</text:p>
          </table:table-cell>
          <table:table-cell office:value-type="string" calcext:value-type="string">
            <text:p>【コイケヤ】 スコーン&amp;スゴーン CM総集編 【全13種】</text:p>
          </table:table-cell>
          <table:table-cell office:value-type="string" calcext:value-type="string">
            <text:p>2018-06-03 06:14:52 UTC</text:p>
          </table:table-cell>
          <table:table-cell office:value-type="string" calcext:value-type="string">
            <text:p>https://www.youtube.com/watch?v=U5P0LshJHHU</text:p>
          </table:table-cell>
          <table:table-cell office:value-type="string" calcext:value-type="string">
            <text:p>コイケヤ スコーンCM (1983年～1992年)＋スゴーンCM (2017年)</text:p>
            <text:p>ｽｺｰﾝ♪ｽｺｰﾝ♪ｺｲｹﾔｽｺｰﾝ♪　ｽｺｰﾝ♪ｽｺｰﾝ♪ｺｲｹﾔｽｺｰﾝ♪　ｻｸｯと一気見</text:p>
          </table:table-cell>
          <table:table-cell office:value-type="float" office:value="3678" calcext:value-type="float">
            <text:p>3678</text:p>
          </table:table-cell>
          <table:table-cell office:value-type="float" office:value="8" calcext:value-type="float">
            <text:p>8</text:p>
          </table:table-cell>
          <table:table-cell office:value-type="string" calcext:value-type="string">
            <text:p>UCYLQOno3Pc_innyic45B9ww</text:p>
          </table:table-cell>
          <table:table-cell office:value-type="string" calcext:value-type="string">
            <text:p>チューブハンター</text:p>
          </table:table-cell>
          <table:table-cell office:value-type="string" calcext:value-type="string">
            <text:p>https://www.youtube.com/channel/UCYLQOno3Pc_innyic45B9ww</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P7ODX3r46bg</text:p>
          </table:table-cell>
          <table:table-cell office:value-type="string" calcext:value-type="string">
            <text:p>ガッキー【新垣結衣】雪肌精　新CM</text:p>
          </table:table-cell>
          <table:table-cell office:value-type="string" calcext:value-type="string">
            <text:p>2018-06-14 06:00:51 UTC</text:p>
          </table:table-cell>
          <table:table-cell office:value-type="string" calcext:value-type="string">
            <text:p>https://www.youtube.com/watch?v=P7ODX3r46bg</text:p>
          </table:table-cell>
          <table:table-cell/>
          <table:table-cell office:value-type="float" office:value="23430" calcext:value-type="float">
            <text:p>23430</text:p>
          </table:table-cell>
          <table:table-cell office:value-type="float" office:value="190" calcext:value-type="float">
            <text:p>190</text:p>
          </table:table-cell>
          <table:table-cell office:value-type="string" calcext:value-type="string">
            <text:p>UCYmltLxC6J1E26tVVp8K2Zw</text:p>
          </table:table-cell>
          <table:table-cell office:value-type="string" calcext:value-type="string">
            <text:p>gakki_fan</text:p>
          </table:table-cell>
          <table:table-cell office:value-type="string" calcext:value-type="string">
            <text:p>https://www.youtube.com/channel/UCYmltLxC6J1E26tVVp8K2Zw</text:p>
          </table:table-cell>
          <table:table-cell office:value-type="string" calcext:value-type="string">
            <text:p>ガッキー【新垣結衣】ファンのファンによるファンのための。</text:p>
            <text:p>ARAGAKI WILL BE BACK!</text:p>
          </table:table-cell>
          <table:table-cell office:value-type="float" office:value="1" calcext:value-type="float">
            <text:p>1</text:p>
          </table:table-cell>
          <table:table-cell table:number-columns-repeated="1012"/>
        </table:table-row>
        <table:table-row table:style-name="ro2">
          <table:table-cell office:value-type="string" calcext:value-type="string">
            <text:p>CsIt32r9Ls4</text:p>
          </table:table-cell>
          <table:table-cell office:value-type="string" calcext:value-type="string">
            <text:p>DMK MP Levels Corruption Charges Against TN CM E Palaniswami</text:p>
          </table:table-cell>
          <table:table-cell office:value-type="string" calcext:value-type="string">
            <text:p>2018-06-13 13:04:33 UTC</text:p>
          </table:table-cell>
          <table:table-cell office:value-type="string" calcext:value-type="string">
            <text:p>https://www.youtube.com/watch?v=CsIt32r9Ls4</text:p>
          </table:table-cell>
          <table:table-cell office:value-type="string" calcext:value-type="string">
            <text:p>DMK MP, R.S Bharthi has raised corruption charges against Tamil Nadu Chief Minister, E Palaniswami and has written a letter to Directorate of Vigilance and Anti Corruption. In the letter, Bharti has alleged that various government projects were given close relatives of Chief Minister at an inflated rate.</text:p>
            <text:p>___</text:p>
            <text:p>About Channel:</text:p>
            <text:p/>
            <text:p>India Today TV is India's leading English News Channel.</text:p>
            <text:p/>
            <text:p>India Today YouTube channel offers latest news videos on Politics, Business, Cricket, Bollywood, Lifestyle, Auto, Technology, Travel, Entertainment and a lot more.</text:p>
            <text:p/>
            <text:p>Stay tuned for latest updates and in-depth analysis of News from India and around the World!</text:p>
            <text:p/>
            <text:p>___</text:p>
            <text:p>Subscribe To India Today : https://www.youtube.com/channel/UCYPvAwZP8pZhSMW8qs7cVCw</text:p>
            <text:p/>
            <text:p>_</text:p>
            <text:p/>
            <text:p>Follow us:</text:p>
            <text:p/>
            <text:p>Official Website: http://indiatoday.intoday.in/</text:p>
            <text:p>Twitter: https://twitter.com/IndiaToday</text:p>
            <text:p>Facebook: https://www.facebook.com/IndiaToday</text:p>
          </table:table-cell>
          <table:table-cell office:value-type="float" office:value="288" calcext:value-type="float">
            <text:p>288</text:p>
          </table:table-cell>
          <table:table-cell office:value-type="float" office:value="3" calcext:value-type="float">
            <text:p>3</text:p>
          </table:table-cell>
          <table:table-cell office:value-type="string" calcext:value-type="string">
            <text:p>UCYPvAwZP8pZhSMW8qs7cVCw</text:p>
          </table:table-cell>
          <table:table-cell office:value-type="string" calcext:value-type="string">
            <text:p>India Today</text:p>
          </table:table-cell>
          <table:table-cell office:value-type="string" calcext:value-type="string">
            <text:p>https://www.youtube.com/channel/UCYPvAwZP8pZhSMW8qs7cVCw</text:p>
          </table:table-cell>
          <table:table-cell office:value-type="string" calcext:value-type="string">
            <text:p>India Today has been awarded 'News Channel of the Year - English' (News Broadcasting Awards 2016 #enbaAwards)</text:p>
            <text:p/>
            <text:p>India Today is a 24-hour English news television channel run by TV Today Network. India Today news channel covers latest news in politics, entertainment, bollywood, business and sports. </text:p>
            <text:p/>
            <text:p>Stay tuned for all the breaking news in English !</text:p>
          </table:table-cell>
          <table:table-cell office:value-type="float" office:value="1" calcext:value-type="float">
            <text:p>1</text:p>
          </table:table-cell>
          <table:table-cell table:number-columns-repeated="1012"/>
        </table:table-row>
        <table:table-row table:style-name="ro2">
          <table:table-cell office:value-type="string" calcext:value-type="string">
            <text:p>OtC3WRWkGVM</text:p>
          </table:table-cell>
          <table:table-cell office:value-type="string" calcext:value-type="string">
            <text:p>CM Raman speaks to NewsX on Niti Aayog Meet</text:p>
          </table:table-cell>
          <table:table-cell office:value-type="string" calcext:value-type="string">
            <text:p>2018-06-17 08:08:56 UTC</text:p>
          </table:table-cell>
          <table:table-cell office:value-type="string" calcext:value-type="string">
            <text:p>https://www.youtube.com/watch?v=OtC3WRWkGVM</text:p>
          </table:table-cell>
          <table:table-cell office:value-type="string" calcext:value-type="string">
            <text:p>CM Raman speaks to NewsX on Niti Aayog Meet. Listen in.</text:p>
            <text:p/>
            <text:p/>
            <text:p>For More information on this news visit: http://www.newsx.com/</text:p>
            <text:p>Connect with us on Social platform at http://www.facebook.com/newsxonline</text:p>
            <text:p>Subscribe to our YouTube Channel: http://www.youtube.com/newsxlive</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UCytSP0M0Jdnw6qIy3Y-nTig</text:p>
          </table:table-cell>
          <table:table-cell office:value-type="string" calcext:value-type="string">
            <text:p>NewsX</text:p>
          </table:table-cell>
          <table:table-cell office:value-type="string" calcext:value-type="string">
            <text:p>https://www.youtube.com/channel/UCytSP0M0Jdnw6qIy3Y-nTig</text:p>
          </table:table-cell>
          <table:table-cell office:value-type="string" calcext:value-type="string">
            <text:p>NewsX- India's Best English News channel of 2014, has been created as a live news channel for the 21st century global Indian. NewsX truly stands by to its slogan 'News Not Noise' and has achieved a new height. NewsX combines the depth &amp; coverage of print journalism with the quality of international television production. NewsX's editorial philosophy is to present news in a non-biased, non-partisan manner, with an emphasis on facts, not opinions. NewsX focuses on providing Latest Breaking News, Live TV News, World, Business,Sports, Entertainment, IT. Launched on 27 Mar 2008 has already won various National &amp; International Awards.</text:p>
            <text:p/>
            <text:p>Acquired by ITV Network (Information TV Pvt. Ltd) owned by Kartikeya Sharma, young Indian entrepreneur heads several independent business ventures. ITV Network is a National broadcast and Print network that owns India News Channel, NewsX channel, Sunday Guardian and Aaj Samaaj.</text:p>
          </table:table-cell>
          <table:table-cell office:value-type="float" office:value="1" calcext:value-type="float">
            <text:p>1</text:p>
          </table:table-cell>
          <table:table-cell table:number-columns-repeated="1012"/>
        </table:table-row>
        <table:table-row table:style-name="ro2">
          <table:table-cell office:value-type="string" calcext:value-type="string">
            <text:p>Jt9qcmh1-F0</text:p>
          </table:table-cell>
          <table:table-cell office:value-type="string" calcext:value-type="string">
            <text:p>【FGO】ぐだぐだ帝都聖杯奇譚CMスロー再生</text:p>
          </table:table-cell>
          <table:table-cell office:value-type="string" calcext:value-type="string">
            <text:p>2018-06-06 13:34:46 UTC</text:p>
          </table:table-cell>
          <table:table-cell office:value-type="string" calcext:value-type="string">
            <text:p>https://www.youtube.com/watch?v=Jt9qcmh1-F0</text:p>
          </table:table-cell>
          <table:table-cell office:value-type="string" calcext:value-type="string">
            <text:p>Fate/Grand Order</text:p>
            <text:p>ぐだぐだ帝都聖杯奇譚告知CMのスロー再生です</text:p>
          </table:table-cell>
          <table:table-cell office:value-type="float" office:value="34645" calcext:value-type="float">
            <text:p>34645</text:p>
          </table:table-cell>
          <table:table-cell office:value-type="float" office:value="202" calcext:value-type="float">
            <text:p>202</text:p>
          </table:table-cell>
          <table:table-cell office:value-type="string" calcext:value-type="string">
            <text:p>UCYvVh07kj8_6Q9S-3b-bioA</text:p>
          </table:table-cell>
          <table:table-cell office:value-type="string" calcext:value-type="string">
            <text:p>俺達の満足</text:p>
          </table:table-cell>
          <table:table-cell office:value-type="string" calcext:value-type="string">
            <text:p>https://www.youtube.com/channel/UCYvVh07kj8_6Q9S-3b-bioA</text:p>
          </table:table-cell>
          <table:table-cell/>
          <table:table-cell office:value-type="float" office:value="1" calcext:value-type="float">
            <text:p>1</text:p>
          </table:table-cell>
          <table:table-cell table:number-columns-repeated="1012"/>
        </table:table-row>
        <table:table-row table:style-name="ro2">
          <table:table-cell office:value-type="string" calcext:value-type="string">
            <text:p>6gm6wgET_MY</text:p>
          </table:table-cell>
          <table:table-cell office:value-type="string" calcext:value-type="string">
            <text:p>【バイタルEX ファストライン】CMメイキング</text:p>
          </table:table-cell>
          <table:table-cell office:value-type="string" calcext:value-type="string">
            <text:p>2018-06-05 07:13:36 UTC</text:p>
          </table:table-cell>
          <table:table-cell office:value-type="string" calcext:value-type="string">
            <text:p>https://www.youtube.com/watch?v=6gm6wgET_MY</text:p>
          </table:table-cell>
          <table:table-cell office:value-type="string" calcext:value-type="string">
            <text:p>遠藤憲一さん出演のVITAL EXシリーズ最新TV-CMメイキング映像</text:p>
            <text:p>遠藤さんは商品の技術力と進化していくスピードに、いつも感心して下さり</text:p>
            <text:p>商品の魅力についてもたっぷり語ってくれました。</text:p>
            <text:p/>
            <text:p>実際に使用されたモデルさんも率直な感想を伝えてくれました。</text:p>
            <text:p>増毛後のモデルさんからは自然と笑顔が増え、その笑顔がとても素敵です。</text:p>
          </table:table-cell>
          <table:table-cell office:value-type="float" office:value="413" calcext:value-type="float">
            <text:p>413</text:p>
          </table:table-cell>
          <table:table-cell office:value-type="float" office:value="0" calcext:value-type="float">
            <text:p>0</text:p>
          </table:table-cell>
          <table:table-cell office:value-type="string" calcext:value-type="string">
            <text:p>UCyYkWDnEWQQvDfr2-7A-PFw</text:p>
          </table:table-cell>
          <table:table-cell office:value-type="string" calcext:value-type="string">
            <text:p>アデランスTV</text:p>
          </table:table-cell>
          <table:table-cell office:value-type="string" calcext:value-type="string">
            <text:p>https://www.youtube.com/channel/UCyYkWDnEWQQvDfr2-7A-PFw</text:p>
          </table:table-cell>
          <table:table-cell office:value-type="string" calcext:value-type="string">
            <text:p>毛髪関連事業を通じて、より多くの人々に夢と感動を与えるアデランスのYou Tube公式チャンネルです。</text:p>
            <text:p>テレビCMやイベント動画、サービス紹介の動画などを配信しています。</text:p>
          </table:table-cell>
          <table:table-cell office:value-type="float" office:value="1" calcext:value-type="float">
            <text:p>1</text:p>
          </table:table-cell>
          <table:table-cell table:number-columns-repeated="1012"/>
        </table:table-row>
        <table:table-row table:style-name="ro2">
          <table:table-cell office:value-type="string" calcext:value-type="string">
            <text:p>nRxob7gPXyM</text:p>
          </table:table-cell>
          <table:table-cell office:value-type="string" calcext:value-type="string">
            <text:p>Co udělat s odřeným modelem mimo CM?</text:p>
          </table:table-cell>
          <table:table-cell office:value-type="string" calcext:value-type="string">
            <text:p>2018-06-02 11:10:57 UTC</text:p>
          </table:table-cell>
          <table:table-cell office:value-type="string" calcext:value-type="string">
            <text:p>https://www.youtube.com/watch?v=nRxob7gPXyM</text:p>
          </table:table-cell>
          <table:table-cell office:value-type="string" calcext:value-type="string">
            <text:p>Tak tady máte jedno videjko k mému andalusovi Andreasovi, který mi přišel hodně odřený a špinavý, ale nechtěla jsem z něj udělat customa protože to je starý model, který mám jen jednou. Zatím ahoj❤</text:p>
            <text:p>~ Claire ~</text:p>
          </table:table-cell>
          <table:table-cell office:value-type="float" office:value="1496" calcext:value-type="float">
            <text:p>1496</text:p>
          </table:table-cell>
          <table:table-cell office:value-type="float" office:value="138" calcext:value-type="float">
            <text:p>138</text:p>
          </table:table-cell>
          <table:table-cell office:value-type="string" calcext:value-type="string">
            <text:p>UCYYXz1VxyNJiS77G3QfEeuA</text:p>
          </table:table-cell>
          <table:table-cell office:value-type="string" calcext:value-type="string">
            <text:p>Schleich Klisna Claire</text:p>
          </table:table-cell>
          <table:table-cell office:value-type="string" calcext:value-type="string">
            <text:p>https://www.youtube.com/channel/UCYYXz1VxyNJiS77G3QfEeuA</text:p>
          </table:table-cell>
          <table:table-cell office:value-type="string" calcext:value-type="string">
            <text:p>Ahoj! :D pokud jsi klikla na tento kanál určitě tě zajímají schleich koně, no nemám pravdu? :D Tak to jsi správně, protože tady budou tutoriály, série, filmy a další videa s nimi! Užij jsi je naplno! :33</text:p>
          </table:table-cell>
          <table:table-cell office:value-type="float" office:value="1" calcext:value-type="float">
            <text:p>1</text:p>
          </table:table-cell>
          <table:table-cell table:number-columns-repeated="1012"/>
        </table:table-row>
        <table:table-row table:style-name="ro2">
          <table:table-cell office:value-type="string" calcext:value-type="string">
            <text:p>itKQbCf1BAI</text:p>
          </table:table-cell>
          <table:table-cell office:value-type="string" calcext:value-type="string">
            <text:p>MLA Rachamallu sivaprasad reddy setires on CM Ramesh <text:s/>and MPS||Political bench</text:p>
          </table:table-cell>
          <table:table-cell office:value-type="string" calcext:value-type="string">
            <text:p>2018-06-23 12:15:35 UTC</text:p>
          </table:table-cell>
          <table:table-cell office:value-type="string" calcext:value-type="string">
            <text:p>https://www.youtube.com/watch?v=itKQbCf1BAI</text:p>
          </table:table-cell>
          <table:table-cell office:value-type="string" calcext:value-type="string">
            <text:p>MLA Rachamallu sivaprasad reddy setires on CM Ramesh <text:s/>and MPS</text:p>
          </table:table-cell>
          <table:table-cell office:value-type="float" office:value="66153" calcext:value-type="float">
            <text:p>66153</text:p>
          </table:table-cell>
          <table:table-cell office:value-type="float" office:value="1357" calcext:value-type="float">
            <text:p>1357</text:p>
          </table:table-cell>
          <table:table-cell office:value-type="string" calcext:value-type="string">
            <text:p>UCz-KN5xSarGR0sGSSXnj4mw</text:p>
          </table:table-cell>
          <table:table-cell office:value-type="string" calcext:value-type="string">
            <text:p>political bench</text:p>
          </table:table-cell>
          <table:table-cell office:value-type="string" calcext:value-type="string">
            <text:p>https://www.youtube.com/channel/UCz-KN5xSarGR0sGSSXnj4mw</text:p>
          </table:table-cell>
          <table:table-cell office:value-type="string" calcext:value-type="string">
            <text:p>WELCOME TO POLITICAL BENCH. Political bench youtube channel for complete political news , updates,and inside stories. Channel working only on truth.we don't publish any gossips.That is our commitment</text:p>
          </table:table-cell>
          <table:table-cell office:value-type="float" office:value="1" calcext:value-type="float">
            <text:p>1</text:p>
          </table:table-cell>
          <table:table-cell table:number-columns-repeated="1012"/>
        </table:table-row>
        <table:table-row table:style-name="ro2">
          <table:table-cell office:value-type="string" calcext:value-type="string">
            <text:p>Hbgf4_OLbao</text:p>
          </table:table-cell>
          <table:table-cell office:value-type="string" calcext:value-type="string">
            <text:p>【ヤクルト公式】　企業CM　「おどろき工場」篇30秒</text:p>
          </table:table-cell>
          <table:table-cell office:value-type="string" calcext:value-type="string">
            <text:p>2018-06-01 00:30:17 UTC</text:p>
          </table:table-cell>
          <table:table-cell office:value-type="string" calcext:value-type="string">
            <text:p>https://www.youtube.com/watch?v=Hbgf4_OLbao</text:p>
          </table:table-cell>
          <table:table-cell office:value-type="string" calcext:value-type="string">
            <text:p>「150以上も？」大泉洋さんも驚くヤクルトのこだわりを紹介します。</text:p>
            <text:p>ヤクルトの工場見学については、こちら！</text:p>
            <text:p>http://www.yakult.co.jp/knowledge/factory/</text:p>
            <text:p/>
            <text:p>ヤクルト本社ホームページ</text:p>
            <text:p>http://www.yakult.co.jp/</text:p>
            <text:p/>
            <text:p>ヤクルト本社公式チャンネル</text:p>
            <text:p>https://www.youtube.com/channel/UCzK0CSJ6CFk2t2ci2vWZu7A</text:p>
          </table:table-cell>
          <table:table-cell office:value-type="float" office:value="435" calcext:value-type="float">
            <text:p>435</text:p>
          </table:table-cell>
          <table:table-cell/>
          <table:table-cell office:value-type="string" calcext:value-type="string">
            <text:p>UCzK0CSJ6CFk2t2ci2vWZu7A</text:p>
          </table:table-cell>
          <table:table-cell office:value-type="string" calcext:value-type="string">
            <text:p>株式会社ヤクルト本社 公式チャンネル</text:p>
          </table:table-cell>
          <table:table-cell office:value-type="string" calcext:value-type="string">
            <text:p>https://www.youtube.com/channel/UCzK0CSJ6CFk2t2ci2vWZu7A</text:p>
          </table:table-cell>
          <table:table-cell office:value-type="string" calcext:value-type="string">
            <text:p>株式会社ヤクルト本社のYouTube公式チャンネルです。</text:p>
            <text:p>最新のテレビＣＭはもちろん、公式チャンネル限定ムービーも公開しています！</text:p>
            <text:p/>
            <text:p>ヤクルト本社ホームページ</text:p>
            <text:p>http://www.yakult.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p-gsOJvJNb0</text:p>
          </table:table-cell>
          <table:table-cell office:value-type="string" calcext:value-type="string">
            <text:p>【ヤクルト公式】　企業CM　「おどろき工場」篇15秒</text:p>
          </table:table-cell>
          <table:table-cell office:value-type="string" calcext:value-type="string">
            <text:p>2018-06-01 00:30:17 UTC</text:p>
          </table:table-cell>
          <table:table-cell office:value-type="string" calcext:value-type="string">
            <text:p>https://www.youtube.com/watch?v=p-gsOJvJNb0</text:p>
          </table:table-cell>
          <table:table-cell office:value-type="string" calcext:value-type="string">
            <text:p>「150以上も？」大泉洋さんも驚くヤクルトのこだわりを紹介します。</text:p>
            <text:p>ヤクルトの工場見学については、こちら！</text:p>
            <text:p>http://www.yakult.co.jp/knowledge/factory/</text:p>
            <text:p/>
            <text:p>ヤクルト本社ホームページ</text:p>
            <text:p>http://www.yakult.co.jp/</text:p>
            <text:p/>
            <text:p>ヤクルト本社公式チャンネル</text:p>
            <text:p>https://www.youtube.com/channel/UCzK0CSJ6CFk2t2ci2vWZu7A</text:p>
          </table:table-cell>
          <table:table-cell office:value-type="float" office:value="178" calcext:value-type="float">
            <text:p>178</text:p>
          </table:table-cell>
          <table:table-cell/>
          <table:table-cell office:value-type="string" calcext:value-type="string">
            <text:p>UCzK0CSJ6CFk2t2ci2vWZu7A</text:p>
          </table:table-cell>
          <table:table-cell office:value-type="string" calcext:value-type="string">
            <text:p>株式会社ヤクルト本社 公式チャンネル</text:p>
          </table:table-cell>
          <table:table-cell office:value-type="string" calcext:value-type="string">
            <text:p>https://www.youtube.com/channel/UCzK0CSJ6CFk2t2ci2vWZu7A</text:p>
          </table:table-cell>
          <table:table-cell office:value-type="string" calcext:value-type="string">
            <text:p>株式会社ヤクルト本社のYouTube公式チャンネルです。</text:p>
            <text:p>最新のテレビＣＭはもちろん、公式チャンネル限定ムービーも公開しています！</text:p>
            <text:p/>
            <text:p>ヤクルト本社ホームページ</text:p>
            <text:p>http://www.yakult.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x5vAL3jpPzk</text:p>
          </table:table-cell>
          <table:table-cell office:value-type="string" calcext:value-type="string">
            <text:p>【ヤクルト公式】　化粧品CM「乳酸菌スキンケア：リベシィ」篇60秒</text:p>
          </table:table-cell>
          <table:table-cell office:value-type="string" calcext:value-type="string">
            <text:p>2018-06-01 00:30:17 UTC</text:p>
          </table:table-cell>
          <table:table-cell office:value-type="string" calcext:value-type="string">
            <text:p>https://www.youtube.com/watch?v=x5vAL3jpPzk</text:p>
          </table:table-cell>
          <table:table-cell office:value-type="string" calcext:value-type="string">
            <text:p>「乳酸菌のチカラを素肌のチカラに」</text:p>
            <text:p>「リベシィ」のテレビCMです。商品情報については、こちらをチェック！</text:p>
            <text:p>http://www.yakult.co.jp/cosme/revecy/index.html</text:p>
            <text:p/>
            <text:p>ヤクルト本社ホームページ</text:p>
            <text:p>http://www.yakult.co.jp/</text:p>
            <text:p/>
            <text:p>ヤクルト本社公式チャンネル</text:p>
            <text:p>https://www.youtube.com/channel/UCzK0CSJ6CFk2t2ci2vWZu7A</text:p>
          </table:table-cell>
          <table:table-cell office:value-type="float" office:value="384" calcext:value-type="float">
            <text:p>384</text:p>
          </table:table-cell>
          <table:table-cell/>
          <table:table-cell office:value-type="string" calcext:value-type="string">
            <text:p>UCzK0CSJ6CFk2t2ci2vWZu7A</text:p>
          </table:table-cell>
          <table:table-cell office:value-type="string" calcext:value-type="string">
            <text:p>株式会社ヤクルト本社 公式チャンネル</text:p>
          </table:table-cell>
          <table:table-cell office:value-type="string" calcext:value-type="string">
            <text:p>https://www.youtube.com/channel/UCzK0CSJ6CFk2t2ci2vWZu7A</text:p>
          </table:table-cell>
          <table:table-cell office:value-type="string" calcext:value-type="string">
            <text:p>株式会社ヤクルト本社のYouTube公式チャンネルです。</text:p>
            <text:p>最新のテレビＣＭはもちろん、公式チャンネル限定ムービーも公開しています！</text:p>
            <text:p/>
            <text:p>ヤクルト本社ホームページ</text:p>
            <text:p>http://www.yakult.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okawDcuIFb0</text:p>
          </table:table-cell>
          <table:table-cell office:value-type="string" calcext:value-type="string">
            <text:p>【ヤクルト公式】　企業CM　「シロタ株が選ぶ」篇30秒</text:p>
          </table:table-cell>
          <table:table-cell office:value-type="string" calcext:value-type="string">
            <text:p>2018-06-01 00:30:17 UTC</text:p>
          </table:table-cell>
          <table:table-cell office:value-type="string" calcext:value-type="string">
            <text:p>https://www.youtube.com/watch?v=okawDcuIFb0</text:p>
          </table:table-cell>
          <table:table-cell office:value-type="string" calcext:value-type="string">
            <text:p>大泉洋さんも驚きの表情？！「シロタ株が選ぶ」ってどういうこと？</text:p>
            <text:p>乳酸菌 シロタ株についてはこちら！</text:p>
            <text:p>http://www.yakult.co.jp/shirota/</text:p>
            <text:p/>
            <text:p>ヤクルト本社ホームページ</text:p>
            <text:p>http://www.yakult.co.jp/</text:p>
            <text:p/>
            <text:p>ヤクルト本社公式チャンネル</text:p>
            <text:p>https://www.youtube.com/channel/UCzK0CSJ6CFk2t2ci2vWZu7A</text:p>
          </table:table-cell>
          <table:table-cell office:value-type="float" office:value="229" calcext:value-type="float">
            <text:p>229</text:p>
          </table:table-cell>
          <table:table-cell/>
          <table:table-cell office:value-type="string" calcext:value-type="string">
            <text:p>UCzK0CSJ6CFk2t2ci2vWZu7A</text:p>
          </table:table-cell>
          <table:table-cell office:value-type="string" calcext:value-type="string">
            <text:p>株式会社ヤクルト本社 公式チャンネル</text:p>
          </table:table-cell>
          <table:table-cell office:value-type="string" calcext:value-type="string">
            <text:p>https://www.youtube.com/channel/UCzK0CSJ6CFk2t2ci2vWZu7A</text:p>
          </table:table-cell>
          <table:table-cell office:value-type="string" calcext:value-type="string">
            <text:p>株式会社ヤクルト本社のYouTube公式チャンネルです。</text:p>
            <text:p>最新のテレビＣＭはもちろん、公式チャンネル限定ムービーも公開しています！</text:p>
            <text:p/>
            <text:p>ヤクルト本社ホームページ</text:p>
            <text:p>http://www.yakult.co.jp/</text:p>
          </table:table-cell>
          <table:table-cell office:value-type="float" office:value="0" calcext:value-type="float">
            <text:p>0</text:p>
          </table:table-cell>
          <table:table-cell table:number-columns-repeated="1012"/>
        </table:table-row>
        <table:table-row table:style-name="ro2">
          <table:table-cell office:value-type="string" calcext:value-type="string">
            <text:p>u3KhQuuXZQg</text:p>
          </table:table-cell>
          <table:table-cell office:value-type="string" calcext:value-type="string">
            <text:p>【ヤクルト公式】　化粧品CM「乳酸菌スキンケア：パラビオ」篇60秒</text:p>
          </table:table-cell>
          <table:table-cell office:value-type="string" calcext:value-type="string">
            <text:p>2018-06-01 00:30:17 UTC</text:p>
          </table:table-cell>
          <table:table-cell office:value-type="string" calcext:value-type="string">
            <text:p>https://www.youtube.com/watch?v=u3KhQuuXZQg</text:p>
          </table:table-cell>
          <table:table-cell office:value-type="string" calcext:value-type="string">
            <text:p>「乳酸菌のチカラを素肌のチカラに」</text:p>
            <text:p>「パラビオ」のテレビCMです。商品情報については、こちらをチェック！</text:p>
            <text:p>http://www.yakult.co.jp/cosme/parabio/index.html</text:p>
            <text:p/>
            <text:p>ヤクルト本社ホームページ</text:p>
            <text:p>http://www.yakult.co.jp/</text:p>
            <text:p/>
            <text:p>ヤクルト本社公式チャンネル</text:p>
            <text:p>https://www.youtube.com/channel/UCzK0CSJ6CFk2t2ci2vWZu7A</text:p>
          </table:table-cell>
          <table:table-cell office:value-type="float" office:value="407" calcext:value-type="float">
            <text:p>407</text:p>
          </table:table-cell>
          <table:table-cell/>
          <table:table-cell office:value-type="string" calcext:value-type="string">
            <text:p>UCzK0CSJ6CFk2t2ci2vWZu7A</text:p>
          </table:table-cell>
          <table:table-cell office:value-type="string" calcext:value-type="string">
            <text:p>株式会社ヤクルト本社 公式チャンネル</text:p>
          </table:table-cell>
          <table:table-cell office:value-type="string" calcext:value-type="string">
            <text:p>https://www.youtube.com/channel/UCzK0CSJ6CFk2t2ci2vWZu7A</text:p>
          </table:table-cell>
          <table:table-cell office:value-type="string" calcext:value-type="string">
            <text:p>株式会社ヤクルト本社のYouTube公式チャンネルです。</text:p>
            <text:p>最新のテレビＣＭはもちろん、公式チャンネル限定ムービーも公開しています！</text:p>
            <text:p/>
            <text:p>ヤクルト本社ホームページ</text:p>
            <text:p>http://www.yakult.co.jp/</text:p>
          </table:table-cell>
          <table:table-cell office:value-type="float" office:value="0" calcext:value-type="float">
            <text:p>0</text:p>
          </table:table-cell>
          <table:table-cell table:number-columns-repeated="1012"/>
        </table:table-row>
        <table:table-row table:style-name="ro2" table:number-rows-repeated="1048052">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1531925220'.A1:'1531925220'.L523">
          <table:sort>
            <table:sort-by table:field-number="7"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TW" style:font-name-complex="Noto Sans" style:language-complex="hi" style:country-complex="IN"/>
    </style:default-style>
    <number:number-style style:name="N0">
      <number:number number:min-integer-digits="1"/>
    </number:number-style>
    <style:style style:name="Default" style:family="table-cell">
      <style:text-properties style:font-name-asian="Noto Sans" style:font-family-asian="'Noto Sans'" style:font-family-generic-asian="system" style:font-pitch-asian="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9">0000/00/00</text:date>, <text:time style:data-style-name="N2" text:time-value="16:00:37.995654255">00:00:00</text:time></text:p>
        </style:region-right>
      </style:header>
      <style:header-left style:display="false"/>
      <style:footer>
        <text:p>頁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9T16:44:15.960346420</dc:date>
    <meta:editing-duration>PT55M55S</meta:editing-duration>
    <meta:editing-cycles>19</meta:editing-cycles>
    <meta:generator>LibreOffice/5.4.7.2$Linux_X86_64 LibreOffice_project/40m0$Build-2</meta:generator>
    <meta:document-statistic meta:table-count="1" meta:cell-count="5978" meta:object-count="0"/>
  </office:meta>
</office:document-meta>
</file>